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2839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848in" fo:break-before="auto" style:use-optimal-row-height="false"/>
    </style:style>
    <style:style style:name="ro13" style:family="table-row">
      <style:table-row-properties style:row-height="0.7457in" fo:break-before="auto" style:use-optimal-row-height="true"/>
    </style:style>
    <style:style style:name="ro14" style:family="table-row">
      <style:table-row-properties style:row-height="1.2437in" fo:break-before="auto" style:use-optimal-row-height="true"/>
    </style:style>
    <style:style style:name="ro15" style:family="table-row">
      <style:table-row-properties style:row-height="1.3992in" fo:break-before="auto" style:use-optimal-row-height="false"/>
    </style:style>
    <style:style style:name="ro16" style:family="table-row">
      <style:table-row-properties style:row-height="0.498in" fo:break-before="auto" style:use-optimal-row-height="fals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1783in" fo:break-before="auto" style:use-optimal-row-height="false"/>
    </style:style>
    <style:style style:name="ro19" style:family="table-row">
      <style:table-row-properties style:row-height="0.2555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9999" fo:border="0.0008in solid #000000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>
      <style:map style:condition="cell-content()=&quot;Sun&quot;" style:apply-style-name="Không_20_tên4" style:base-cell-address="'Cover Page'.AH1"/>
    </style:style>
    <style:style style:name="ce8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8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9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map style:condition="cell-content()=&quot;Sun&quot;" style:apply-style-name="Không_20_tên4" style:base-cell-address="'Cover Page'.AH1"/>
    </style:style>
    <style:style style:name="ce11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>
      <style:map style:condition="cell-content()=&quot;Sun&quot;" style:apply-style-name="Không_20_tên4" style:base-cell-address="'Cover Page'.AH1"/>
    </style:style>
    <style:style style:name="ce12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>
      <style:map style:condition="cell-content()=&quot;Sun&quot;" style:apply-style-name="Không_20_tên4" style:base-cell-address="'Cover Page'.AH1"/>
    </style:style>
    <style:style style:name="ce14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>
      <style:map style:condition="cell-content()=&quot;Sun&quot;" style:apply-style-name="Không_20_tên4" style:base-cell-address="'Cover Page'.AH1"/>
    </style:style>
    <style:style style:name="ce15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>
      <style:table-cell-properties fo:border="0.0008in solid #000000" fo:padding="0.028in"/>
    </style:style>
    <style:style style:name="ce16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7" style:family="table-cell" style:parent-style-name="Default">
      <style:map style:condition="cell-content()=&quot;Sun&quot;" style:apply-style-name="Không_20_tên4" style:base-cell-address="'Cover Page'.AH1"/>
    </style:style>
    <style:style style:name="ce16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>
      <style:table-cell-properties fo:background-color="#ffcc00" fo:border="0.0008in solid #000000"/>
    </style:style>
    <style:style style:name="ce17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7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1" style:family="table-cell" style:parent-style-name="Default">
      <style:map style:condition="cell-content()=&quot;Sun&quot;" style:apply-style-name="Không_20_tên4" style:base-cell-address="'Cover Page'.AH1"/>
    </style:style>
    <style:style style:name="ce1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2" style:family="table-cell" style:parent-style-name="Default"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4" style:family="table-cell" style:parent-style-name="Default">
      <style:map style:condition="cell-content()=&quot;Sun&quot;" style:apply-style-name="Không_20_tên4" style:base-cell-address="'Cover Page'.AH1"/>
    </style:style>
    <style:style style:name="ce2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2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25" style:family="table-cell" style:parent-style-name="Default">
      <style:map style:condition="cell-content()=&quot;Sun&quot;" style:apply-style-name="Không_20_tên4" style:base-cell-address="'Cover Page'.AH1"/>
    </style:style>
    <style:style style:name="ce2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4">
            <text:p>0.4</text:p>
          </table:table-cell>
          <table:table-cell table:style-name="ce34" office:value-type="string">
            <text:p>Remove HaiPV &amp; HoangNTM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5">
            <text:p>0.5</text:p>
          </table:table-cell>
          <table:table-cell table:style-name="ce34" office:value-type="string">
            <text:p>Remove NganTL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6">
            <text:p>0.6</text:p>
          </table:table-cell>
          <table:table-cell table:style-name="ce34" office:value-type="string">
            <text:p>Remove HieuP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7">
            <text:p>0.7</text:p>
          </table:table-cell>
          <table:table-cell table:style-name="ce34" office:value-type="string">
            <text:p>Remove NamDH &amp; SonL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8">
            <text:p>0.8</text:p>
          </table:table-cell>
          <table:table-cell table:style-name="ce34" office:value-type="string">
            <text:p>Remove TanCX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9">
            <text:p>0.9</text:p>
          </table:table-cell>
          <table:table-cell table:style-name="ce34" office:value-type="string">
            <text:p>Remove AnhDQ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1.0</text:p>
          </table:table-cell>
          <table:table-cell table:style-name="ce34" office:value-type="string">
            <text:p>Remove TuanLA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5">
            <text:p>1.5</text:p>
          </table:table-cell>
          <table:table-cell table:style-name="ce34" office:value-type="string">
            <text:p>Remove NgaT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18">
            <text:p>August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6">
            <text:p>1.6</text:p>
          </table:table-cell>
          <table:table-cell table:style-name="ce34" office:value-type="string">
            <text:p>Remove MinhPN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8-21">
            <text:p>August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7">
            <text:p>1.7</text:p>
          </table:table-cell>
          <table:table-cell table:style-name="ce34" office:value-type="string">
            <text:p>Remove ThoaiVK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08">
            <text:p>September 0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8">
            <text:p>1.8</text:p>
          </table:table-cell>
          <table:table-cell table:style-name="ce34" office:value-type="string">
            <text:p>Remove HungNDT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13">
            <text:p>Sept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1.9">
            <text:p>1.9</text:p>
          </table:table-cell>
          <table:table-cell table:style-name="ce34" office:value-type="string">
            <text:p>Remove PhuocNC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09-29">
            <text:p>September 29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0</text:p>
          </table:table-cell>
          <table:table-cell table:style-name="ce34" office:value-type="string">
            <text:p>Remove TuanTQP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01">
            <text:p>Nov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1</text:p>
          </table:table-cell>
          <table:table-cell table:style-name="ce34" office:value-type="string">
            <text:p>Remove HuyHQ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3">
            <text:p>November 13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2</text:p>
          </table:table-cell>
          <table:table-cell table:style-name="ce34" office:value-type="string">
            <text:p>Remove AnhT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17">
            <text:p>November 1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string">
            <text:p>2.3</text:p>
          </table:table-cell>
          <table:table-cell table:style-name="ce34" office:value-type="string">
            <text:p>Remove DoanLC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1-24">
            <text:p>November 24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string">
            <text:p>2.4</text:p>
          </table:table-cell>
          <table:table-cell table:style-name="ce34" office:value-type="string">
            <text:p>Remove TruyenLVC, PhuongT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01">
            <text:p>December 0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string">
            <text:p>2.5</text:p>
          </table:table-cell>
          <table:table-cell table:style-name="ce34" office:value-type="string">
            <text:p>Remove HaVH</text:p>
          </table:table-cell>
          <table:table-cell table:style-name="ce36" office:value-type="string">
            <text:p>Hang Dang-Thi-Thuy</text:p>
          </table:table-cell>
          <table:table-cell table:style-name="ce37" office:value-type="date" office:date-value="2017-12-19">
            <text:p>December 19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81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ce65"/>
        <table:table-column table:style-name="co20" table:default-cell-style-name="Default"/>
        <table:table-column table:style-name="co21" table:default-cell-style-name="Default"/>
        <table:table-column table:style-name="co7" table:number-columns-repeated="1010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10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10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055in" draw:caption-point-x="-0.7689in" draw:caption-point-y="0.958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031in" draw:caption-point-x="-0.2402in" draw:caption-point-y="0.660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031in" draw:caption-point-x="-0.2622in" draw:caption-point-y="0.660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031in" draw:caption-point-x="-0.2402in" draw:caption-point-y="0.660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031in" draw:caption-point-x="-0.2402in" draw:caption-point-y="0.660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Cộng thêm ngày nghỉ thâm niên (nếu làm việc &gt;= 3 năm)</text:p>
          </table:table-cell>
          <table:table-cell table:style-name="ce47" office:value-type="string">
            <office:annotation office:display="true" draw:style-name="gr5" draw:text-style-name="P1" svg:width="1.9224in" svg:height="1.4787in" svg:x="14.6122in" svg:y="1.0114in" draw:caption-point-x="-1.4484in" draw:caption-point-y="0.35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0"/>
        </table:table-row>
        <table:table-row table:style-name="ro10">
          <table:table-cell table:style-name="ce42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12-22T13:20:53.76">
            <text:p>12/22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2">
            <text:p>12</text:p>
          </table:table-cell>
          <table:table-cell table:style-name="ce55" table:formula="of:=SUMPRODUCT([Thong_Tin_Ngay_Nghi_201701.$B$3:.$B$60]=[.$B7];[Thong_Tin_Ngay_Nghi_201701.$C$3:.$C$60]) +  SUMPRODUCT([Thong_Tin_Ngay_Nghi_201702.$B$3:.$B$61]=[.$B7];[Thong_Tin_Ngay_Nghi_201702.$C$3:.$C$61]) + SUMPRODUCT([Thong_Tin_Ngay_Nghi_201703.$B$3:.$B$62]=[.$B7];[Thong_Tin_Ngay_Nghi_201703.$C$3:.$C$62])" office:value-type="float" office:value="7.5">
            <text:p>7.5</text:p>
          </table:table-cell>
          <table:table-cell table:style-name="ce60" table:formula="of:=SUMPRODUCT([Thong_Tin_Ngay_Nghi_201701.$B$3:.$B$61]=[.$B7];[Thong_Tin_Ngay_Nghi_201701.$C$3:.$C$61])+SUMPRODUCT([Thong_Tin_Ngay_Nghi_201702.$B$3:.$B$62]=[.$B7];[Thong_Tin_Ngay_Nghi_201702.$C$3:.$C$62])+SUMPRODUCT([Thong_Tin_Ngay_Nghi_201703.$B$3:.$B$63]=[.$B7];[Thong_Tin_Ngay_Nghi_201703.$C$3:.$C$63])+SUMPRODUCT([Thong_Tin_Ngay_Nghi_201704.$B$3:.$B$63]=[.$B7];[Thong_Tin_Ngay_Nghi_201704.$C$3:.$C$63])+SUMPRODUCT([Thong_Tin_Ngay_Nghi_201705.$B$3:.$B$62]=[.$B7];[Thong_Tin_Ngay_Nghi_201705.$C$3:.$C$62])+SUMPRODUCT([Thong_Tin_Ngay_Nghi_201706.$B$3:.$B$64]=[.$B7];[Thong_Tin_Ngay_Nghi_201706.$C$3:.$C$64])+SUMPRODUCT([Thong_Tin_Ngay_Nghi_201707.$B$3:.$B$66]=[.$B7];[Thong_Tin_Ngay_Nghi_201707.$C$3:.$C$66])+SUMPRODUCT([Thong_Tin_Ngay_Nghi_201708.$B$3:.$B$66]=[.$B7];[Thong_Tin_Ngay_Nghi_201708.$C$3:.$C$66])+SUMPRODUCT([Thong_Tin_Ngay_Nghi_201709.$B$3:.$B$64]=[.$B7];[Thong_Tin_Ngay_Nghi_201709.$C$3:.$C$64])+SUMPRODUCT([Thong_Tin_Ngay_Nghi_201710.$B$3:.$B$64]=[.$B7];[Thong_Tin_Ngay_Nghi_201710.$C$3:.$C$64])+SUMPRODUCT([Thong_Tin_Ngay_Nghi_201711.$B$3:.$B$66]=[.$B7];[Thong_Tin_Ngay_Nghi_201711.$C$3:.$C$66])+ SUMPRODUCT([Thong_Tin_Ngay_Nghi_201712.$B$3:.$B$68]=[.$B7];[Thong_Tin_Ngay_Nghi_201712.$C$3:.$C$68])" office:value-type="float" office:value="22.5">
            <text:p>22.5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-9.5">
            <text:p>-9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7]+[.K7] +[.J7]+[.L7]" office:value-type="float" office:value="-8.5">
            <text:p>-8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7">
            <text:p>06/27/17</text:p>
          </table:table-cell>
          <table:table-cell table:style-name="ce50" table:formula="of:=IF(YEAR(NOW())&gt;YEAR([.D8]);DATE(YEAR([.D8]);12;31);NOW())" office:value-type="date" office:date-value="2017-12-22T13:20:53.76">
            <text:p>12/22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6" table:formula="of:=SUMPRODUCT([Thong_Tin_Ngay_Nghi_201701.$B$3:.$B$60]=[.$B8];[Thong_Tin_Ngay_Nghi_201701.$C$3:.$C$60]) +  SUMPRODUCT([Thong_Tin_Ngay_Nghi_201702.$B$3:.$B$61]=[.$B8];[Thong_Tin_Ngay_Nghi_201702.$C$3:.$C$61]) + SUMPRODUCT([Thong_Tin_Ngay_Nghi_201703.$B$3:.$B$62]=[.$B8];[Thong_Tin_Ngay_Nghi_201703.$C$3:.$C$62])" office:value-type="float" office:value="0">
            <text:p>0</text:p>
          </table:table-cell>
          <table:table-cell table:style-name="ce61" table:formula="of:=SUMPRODUCT([Thong_Tin_Ngay_Nghi_201701.$B$3:.$B$61]=[.$B8];[Thong_Tin_Ngay_Nghi_201701.$C$3:.$C$61])+SUMPRODUCT([Thong_Tin_Ngay_Nghi_201702.$B$3:.$B$62]=[.$B8];[Thong_Tin_Ngay_Nghi_201702.$C$3:.$C$62])+SUMPRODUCT([Thong_Tin_Ngay_Nghi_201703.$B$3:.$B$63]=[.$B8];[Thong_Tin_Ngay_Nghi_201703.$C$3:.$C$63])+SUMPRODUCT([Thong_Tin_Ngay_Nghi_201704.$B$3:.$B$63]=[.$B8];[Thong_Tin_Ngay_Nghi_201704.$C$3:.$C$63])+SUMPRODUCT([Thong_Tin_Ngay_Nghi_201705.$B$3:.$B$62]=[.$B8];[Thong_Tin_Ngay_Nghi_201705.$C$3:.$C$62])+SUMPRODUCT([Thong_Tin_Ngay_Nghi_201706.$B$3:.$B$64]=[.$B8];[Thong_Tin_Ngay_Nghi_201706.$C$3:.$C$64])+SUMPRODUCT([Thong_Tin_Ngay_Nghi_201707.$B$3:.$B$66]=[.$B8];[Thong_Tin_Ngay_Nghi_201707.$C$3:.$C$66])+SUMPRODUCT([Thong_Tin_Ngay_Nghi_201708.$B$3:.$B$66]=[.$B8];[Thong_Tin_Ngay_Nghi_201708.$C$3:.$C$66])+SUMPRODUCT([Thong_Tin_Ngay_Nghi_201709.$B$3:.$B$64]=[.$B8];[Thong_Tin_Ngay_Nghi_201709.$C$3:.$C$64])+SUMPRODUCT([Thong_Tin_Ngay_Nghi_201710.$B$3:.$B$64]=[.$B8];[Thong_Tin_Ngay_Nghi_201710.$C$3:.$C$64])+SUMPRODUCT([Thong_Tin_Ngay_Nghi_201711.$B$3:.$B$66]=[.$B8];[Thong_Tin_Ngay_Nghi_201711.$C$3:.$C$66])+ SUMPRODUCT([Thong_Tin_Ngay_Nghi_201712.$B$3:.$B$68]=[.$B8];[Thong_Tin_Ngay_Nghi_201712.$C$3:.$C$68])" office:value-type="float" office:value="6">
            <text:p>6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I8]+[.K8] +[.J8]+[.L8]" office:value-type="float" office:value="0">
            <text:p>0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12-22T13:20:53.77">
            <text:p>12/22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2">
            <text:p>12</text:p>
          </table:table-cell>
          <table:table-cell table:style-name="ce56" table:formula="of:=SUMPRODUCT([Thong_Tin_Ngay_Nghi_201701.$B$3:.$B$60]=[.$B9];[Thong_Tin_Ngay_Nghi_201701.$C$3:.$C$60]) +  SUMPRODUCT([Thong_Tin_Ngay_Nghi_201702.$B$3:.$B$61]=[.$B9];[Thong_Tin_Ngay_Nghi_201702.$C$3:.$C$61]) + SUMPRODUCT([Thong_Tin_Ngay_Nghi_201703.$B$3:.$B$62]=[.$B9];[Thong_Tin_Ngay_Nghi_201703.$C$3:.$C$62])" office:value-type="float" office:value="5">
            <text:p>5</text:p>
          </table:table-cell>
          <table:table-cell table:style-name="ce61" table:formula="of:=SUMPRODUCT([Thong_Tin_Ngay_Nghi_201701.$B$3:.$B$61]=[.$B9];[Thong_Tin_Ngay_Nghi_201701.$C$3:.$C$61])+SUMPRODUCT([Thong_Tin_Ngay_Nghi_201702.$B$3:.$B$62]=[.$B9];[Thong_Tin_Ngay_Nghi_201702.$C$3:.$C$62])+SUMPRODUCT([Thong_Tin_Ngay_Nghi_201703.$B$3:.$B$63]=[.$B9];[Thong_Tin_Ngay_Nghi_201703.$C$3:.$C$63])+SUMPRODUCT([Thong_Tin_Ngay_Nghi_201704.$B$3:.$B$63]=[.$B9];[Thong_Tin_Ngay_Nghi_201704.$C$3:.$C$63])+SUMPRODUCT([Thong_Tin_Ngay_Nghi_201705.$B$3:.$B$62]=[.$B9];[Thong_Tin_Ngay_Nghi_201705.$C$3:.$C$62])+SUMPRODUCT([Thong_Tin_Ngay_Nghi_201706.$B$3:.$B$64]=[.$B9];[Thong_Tin_Ngay_Nghi_201706.$C$3:.$C$64])+SUMPRODUCT([Thong_Tin_Ngay_Nghi_201707.$B$3:.$B$66]=[.$B9];[Thong_Tin_Ngay_Nghi_201707.$C$3:.$C$66])+SUMPRODUCT([Thong_Tin_Ngay_Nghi_201708.$B$3:.$B$66]=[.$B9];[Thong_Tin_Ngay_Nghi_201708.$C$3:.$C$66])+SUMPRODUCT([Thong_Tin_Ngay_Nghi_201709.$B$3:.$B$64]=[.$B9];[Thong_Tin_Ngay_Nghi_201709.$C$3:.$C$64])+SUMPRODUCT([Thong_Tin_Ngay_Nghi_201710.$B$3:.$B$64]=[.$B9];[Thong_Tin_Ngay_Nghi_201710.$C$3:.$C$64])+SUMPRODUCT([Thong_Tin_Ngay_Nghi_201711.$B$3:.$B$66]=[.$B9];[Thong_Tin_Ngay_Nghi_201711.$C$3:.$C$66])+ SUMPRODUCT([Thong_Tin_Ngay_Nghi_201712.$B$3:.$B$68]=[.$B9];[Thong_Tin_Ngay_Nghi_201712.$C$3:.$C$68])" office:value-type="float" office:value="13.5">
            <text:p>13.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I9]+[.K9] +[.J9]+[.L9]" office:value-type="float" office:value="2.5">
            <text:p>2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4">
            <text:p>4</text:p>
          </table:table-cell>
          <table:table-cell table:style-name="ce44" office:value-type="string">
            <text:p>Cuong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01">
            <text:p>07/01/17</text:p>
          </table:table-cell>
          <table:table-cell table:style-name="ce50" table:formula="of:=IF(YEAR(NOW())&gt;YEAR([.D10]);DATE(YEAR([.D10]);12;31);NOW())" office:value-type="date" office:date-value="2017-12-22T13:20:53.77">
            <text:p>12/22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6" table:formula="of:=SUMPRODUCT([Thong_Tin_Ngay_Nghi_201701.$B$3:.$B$60]=[.$B10];[Thong_Tin_Ngay_Nghi_201701.$C$3:.$C$60]) +  SUMPRODUCT([Thong_Tin_Ngay_Nghi_201702.$B$3:.$B$61]=[.$B10];[Thong_Tin_Ngay_Nghi_201702.$C$3:.$C$61]) + SUMPRODUCT([Thong_Tin_Ngay_Nghi_201703.$B$3:.$B$62]=[.$B10];[Thong_Tin_Ngay_Nghi_201703.$C$3:.$C$62])" office:value-type="float" office:value="0">
            <text:p>0</text:p>
          </table:table-cell>
          <table:table-cell table:style-name="ce61" table:formula="of:=SUMPRODUCT([Thong_Tin_Ngay_Nghi_201701.$B$3:.$B$61]=[.$B10];[Thong_Tin_Ngay_Nghi_201701.$C$3:.$C$61])+SUMPRODUCT([Thong_Tin_Ngay_Nghi_201702.$B$3:.$B$62]=[.$B10];[Thong_Tin_Ngay_Nghi_201702.$C$3:.$C$62])+SUMPRODUCT([Thong_Tin_Ngay_Nghi_201703.$B$3:.$B$63]=[.$B10];[Thong_Tin_Ngay_Nghi_201703.$C$3:.$C$63])+SUMPRODUCT([Thong_Tin_Ngay_Nghi_201704.$B$3:.$B$63]=[.$B10];[Thong_Tin_Ngay_Nghi_201704.$C$3:.$C$63])+SUMPRODUCT([Thong_Tin_Ngay_Nghi_201705.$B$3:.$B$62]=[.$B10];[Thong_Tin_Ngay_Nghi_201705.$C$3:.$C$62])+SUMPRODUCT([Thong_Tin_Ngay_Nghi_201706.$B$3:.$B$64]=[.$B10];[Thong_Tin_Ngay_Nghi_201706.$C$3:.$C$64])+SUMPRODUCT([Thong_Tin_Ngay_Nghi_201707.$B$3:.$B$66]=[.$B10];[Thong_Tin_Ngay_Nghi_201707.$C$3:.$C$66])+SUMPRODUCT([Thong_Tin_Ngay_Nghi_201708.$B$3:.$B$66]=[.$B10];[Thong_Tin_Ngay_Nghi_201708.$C$3:.$C$66])+SUMPRODUCT([Thong_Tin_Ngay_Nghi_201709.$B$3:.$B$64]=[.$B10];[Thong_Tin_Ngay_Nghi_201709.$C$3:.$C$64])+SUMPRODUCT([Thong_Tin_Ngay_Nghi_201710.$B$3:.$B$64]=[.$B10];[Thong_Tin_Ngay_Nghi_201710.$C$3:.$C$64])+SUMPRODUCT([Thong_Tin_Ngay_Nghi_201711.$B$3:.$B$66]=[.$B10];[Thong_Tin_Ngay_Nghi_201711.$C$3:.$C$66])+ SUMPRODUCT([Thong_Tin_Ngay_Nghi_201712.$B$3:.$B$68]=[.$B10];[Thong_Tin_Ngay_Nghi_201712.$C$3:.$C$68])" office:value-type="float" office:value="14">
            <text:p>14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8">
            <text:p>-8</text:p>
          </table:table-cell>
          <table:table-cell table:number-columns-repeated="2" table:style-name="ce48"/>
          <table:table-cell table:style-name="ce63"/>
          <table:table-cell table:style-name="ce48" table:formula="of:=[.I10]+[.K10] +[.J10]+[.L10]" office:value-type="float" office:value="-8">
            <text:p>-8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12-22T13:20:53.77">
            <text:p>12/22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2">
            <text:p>12</text:p>
          </table:table-cell>
          <table:table-cell table:style-name="ce56" table:formula="of:=SUMPRODUCT([Thong_Tin_Ngay_Nghi_201701.$B$3:.$B$60]=[.$B11];[Thong_Tin_Ngay_Nghi_201701.$C$3:.$C$60]) +  SUMPRODUCT([Thong_Tin_Ngay_Nghi_201702.$B$3:.$B$61]=[.$B11];[Thong_Tin_Ngay_Nghi_201702.$C$3:.$C$61]) + SUMPRODUCT([Thong_Tin_Ngay_Nghi_201703.$B$3:.$B$62]=[.$B11];[Thong_Tin_Ngay_Nghi_201703.$C$3:.$C$62])" office:value-type="float" office:value="5">
            <text:p>5</text:p>
          </table:table-cell>
          <table:table-cell table:style-name="ce61" table:formula="of:=SUMPRODUCT([Thong_Tin_Ngay_Nghi_201701.$B$3:.$B$61]=[.$B11];[Thong_Tin_Ngay_Nghi_201701.$C$3:.$C$61])+SUMPRODUCT([Thong_Tin_Ngay_Nghi_201702.$B$3:.$B$62]=[.$B11];[Thong_Tin_Ngay_Nghi_201702.$C$3:.$C$62])+SUMPRODUCT([Thong_Tin_Ngay_Nghi_201703.$B$3:.$B$63]=[.$B11];[Thong_Tin_Ngay_Nghi_201703.$C$3:.$C$63])+SUMPRODUCT([Thong_Tin_Ngay_Nghi_201704.$B$3:.$B$63]=[.$B11];[Thong_Tin_Ngay_Nghi_201704.$C$3:.$C$63])+SUMPRODUCT([Thong_Tin_Ngay_Nghi_201705.$B$3:.$B$62]=[.$B11];[Thong_Tin_Ngay_Nghi_201705.$C$3:.$C$62])+SUMPRODUCT([Thong_Tin_Ngay_Nghi_201706.$B$3:.$B$64]=[.$B11];[Thong_Tin_Ngay_Nghi_201706.$C$3:.$C$64])+SUMPRODUCT([Thong_Tin_Ngay_Nghi_201707.$B$3:.$B$66]=[.$B11];[Thong_Tin_Ngay_Nghi_201707.$C$3:.$C$66])+SUMPRODUCT([Thong_Tin_Ngay_Nghi_201708.$B$3:.$B$66]=[.$B11];[Thong_Tin_Ngay_Nghi_201708.$C$3:.$C$66])+SUMPRODUCT([Thong_Tin_Ngay_Nghi_201709.$B$3:.$B$64]=[.$B11];[Thong_Tin_Ngay_Nghi_201709.$C$3:.$C$64])+SUMPRODUCT([Thong_Tin_Ngay_Nghi_201710.$B$3:.$B$64]=[.$B11];[Thong_Tin_Ngay_Nghi_201710.$C$3:.$C$64])+SUMPRODUCT([Thong_Tin_Ngay_Nghi_201711.$B$3:.$B$66]=[.$B11];[Thong_Tin_Ngay_Nghi_201711.$C$3:.$C$66])+ SUMPRODUCT([Thong_Tin_Ngay_Nghi_201712.$B$3:.$B$68]=[.$B11];[Thong_Tin_Ngay_Nghi_201712.$C$3:.$C$68])" office:value-type="float" office:value="8">
            <text:p>8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11]+[.K11] +[.J11]+[.L11]" office:value-type="float" office:value="5">
            <text:p>5</text:p>
          </table:table-cell>
          <table:table-cell table:style-name="ce66"/>
          <table:table-cell table:number-columns-repeated="1010"/>
        </table:table-row>
        <table:table-row table:style-name="ro11">
          <table:table-cell table:style-name="ce42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2]);DATE(YEAR([.D12]);12;31);NOW())" office:value-type="date" office:date-value="2017-12-22T13:20:53.77">
            <text:p>12/22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12">
            <text:p>12</text:p>
          </table:table-cell>
          <table:table-cell table:style-name="ce56" table:formula="of:=SUMPRODUCT([Thong_Tin_Ngay_Nghi_201701.$B$3:.$B$60]=[.$B12];[Thong_Tin_Ngay_Nghi_201701.$C$3:.$C$60]) +  SUMPRODUCT([Thong_Tin_Ngay_Nghi_201702.$B$3:.$B$61]=[.$B12];[Thong_Tin_Ngay_Nghi_201702.$C$3:.$C$61]) + SUMPRODUCT([Thong_Tin_Ngay_Nghi_201703.$B$3:.$B$62]=[.$B12];[Thong_Tin_Ngay_Nghi_201703.$C$3:.$C$62])" office:value-type="float" office:value="11.5">
            <text:p>11.5</text:p>
          </table:table-cell>
          <table:table-cell table:style-name="ce61" table:formula="of:=SUMPRODUCT([Thong_Tin_Ngay_Nghi_201701.$B$3:.$B$61]=[.$B12];[Thong_Tin_Ngay_Nghi_201701.$C$3:.$C$61])+SUMPRODUCT([Thong_Tin_Ngay_Nghi_201702.$B$3:.$B$62]=[.$B12];[Thong_Tin_Ngay_Nghi_201702.$C$3:.$C$62])+SUMPRODUCT([Thong_Tin_Ngay_Nghi_201703.$B$3:.$B$63]=[.$B12];[Thong_Tin_Ngay_Nghi_201703.$C$3:.$C$63])+SUMPRODUCT([Thong_Tin_Ngay_Nghi_201704.$B$3:.$B$63]=[.$B12];[Thong_Tin_Ngay_Nghi_201704.$C$3:.$C$63])+SUMPRODUCT([Thong_Tin_Ngay_Nghi_201705.$B$3:.$B$62]=[.$B12];[Thong_Tin_Ngay_Nghi_201705.$C$3:.$C$62])+SUMPRODUCT([Thong_Tin_Ngay_Nghi_201706.$B$3:.$B$64]=[.$B12];[Thong_Tin_Ngay_Nghi_201706.$C$3:.$C$64])+SUMPRODUCT([Thong_Tin_Ngay_Nghi_201707.$B$3:.$B$66]=[.$B12];[Thong_Tin_Ngay_Nghi_201707.$C$3:.$C$66])+SUMPRODUCT([Thong_Tin_Ngay_Nghi_201708.$B$3:.$B$66]=[.$B12];[Thong_Tin_Ngay_Nghi_201708.$C$3:.$C$66])+SUMPRODUCT([Thong_Tin_Ngay_Nghi_201709.$B$3:.$B$64]=[.$B12];[Thong_Tin_Ngay_Nghi_201709.$C$3:.$C$64])+SUMPRODUCT([Thong_Tin_Ngay_Nghi_201710.$B$3:.$B$64]=[.$B12];[Thong_Tin_Ngay_Nghi_201710.$C$3:.$C$64])+SUMPRODUCT([Thong_Tin_Ngay_Nghi_201711.$B$3:.$B$66]=[.$B12];[Thong_Tin_Ngay_Nghi_201711.$C$3:.$C$66])+ SUMPRODUCT([Thong_Tin_Ngay_Nghi_201712.$B$3:.$B$68]=[.$B12];[Thong_Tin_Ngay_Nghi_201712.$C$3:.$C$68])" office:value-type="float" office:value="24.5">
            <text:p>24.5</text:p>
          </table:table-cell>
          <table:table-cell table:style-name="ce48" table:formula="of:=IF(DATE(YEAR([.E12]);MONTH([.E12]);DAY([.E12]))&lt;=DATE(YEAR([.E12]);3;31); [.C12]-[.G12] + [.F12]; IF([.G12]-[.C12]&lt;0;[.G12] + [.F12] -[.H12];[.F12]+[.C12]-[.H12]))" office:value-type="float" office:value="-7.5">
            <text:p>-7.5</text:p>
          </table:table-cell>
          <table:table-cell table:style-name="ce48"/>
          <table:table-cell table:style-name="ce48" table:formula="of:=3+2.5" office:value-type="float" office:value="5.5">
            <text:p>5.5</text:p>
          </table:table-cell>
          <table:table-cell table:style-name="ce63"/>
          <table:table-cell table:style-name="ce48" table:formula="of:=[.I12]+[.K12] +[.J12]+[.L12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12-22T13:20:53.77">
            <text:p>12/22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12">
            <text:p>12</text:p>
          </table:table-cell>
          <table:table-cell table:style-name="ce56" table:formula="of:=SUMPRODUCT([Thong_Tin_Ngay_Nghi_201701.$B$3:.$B$60]=[.$B13];[Thong_Tin_Ngay_Nghi_201701.$C$3:.$C$60]) +  SUMPRODUCT([Thong_Tin_Ngay_Nghi_201702.$B$3:.$B$61]=[.$B13];[Thong_Tin_Ngay_Nghi_201702.$C$3:.$C$61]) + SUMPRODUCT([Thong_Tin_Ngay_Nghi_201703.$B$3:.$B$62]=[.$B13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13];[Thong_Tin_Ngay_Nghi_201701.$C$3:.$C$61])+SUMPRODUCT([Thong_Tin_Ngay_Nghi_201702.$B$3:.$B$62]=[.$B13];[Thong_Tin_Ngay_Nghi_201702.$C$3:.$C$62])+SUMPRODUCT([Thong_Tin_Ngay_Nghi_201703.$B$3:.$B$63]=[.$B13];[Thong_Tin_Ngay_Nghi_201703.$C$3:.$C$63])+SUMPRODUCT([Thong_Tin_Ngay_Nghi_201704.$B$3:.$B$63]=[.$B13];[Thong_Tin_Ngay_Nghi_201704.$C$3:.$C$63])+SUMPRODUCT([Thong_Tin_Ngay_Nghi_201705.$B$3:.$B$62]=[.$B13];[Thong_Tin_Ngay_Nghi_201705.$C$3:.$C$62])+SUMPRODUCT([Thong_Tin_Ngay_Nghi_201706.$B$3:.$B$64]=[.$B13];[Thong_Tin_Ngay_Nghi_201706.$C$3:.$C$64])+SUMPRODUCT([Thong_Tin_Ngay_Nghi_201707.$B$3:.$B$66]=[.$B13];[Thong_Tin_Ngay_Nghi_201707.$C$3:.$C$66])+SUMPRODUCT([Thong_Tin_Ngay_Nghi_201708.$B$3:.$B$66]=[.$B13];[Thong_Tin_Ngay_Nghi_201708.$C$3:.$C$66])+SUMPRODUCT([Thong_Tin_Ngay_Nghi_201709.$B$3:.$B$64]=[.$B13];[Thong_Tin_Ngay_Nghi_201709.$C$3:.$C$64])+SUMPRODUCT([Thong_Tin_Ngay_Nghi_201710.$B$3:.$B$64]=[.$B13];[Thong_Tin_Ngay_Nghi_201710.$C$3:.$C$64])+SUMPRODUCT([Thong_Tin_Ngay_Nghi_201711.$B$3:.$B$66]=[.$B13];[Thong_Tin_Ngay_Nghi_201711.$C$3:.$C$66])+ SUMPRODUCT([Thong_Tin_Ngay_Nghi_201712.$B$3:.$B$68]=[.$B13];[Thong_Tin_Ngay_Nghi_201712.$C$3:.$C$68])" office:value-type="float" office:value="14">
            <text:p>14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2">
            <text:p>-2</text:p>
          </table:table-cell>
          <table:table-cell table:number-columns-repeated="2" table:style-name="ce49"/>
          <table:table-cell table:style-name="ce64"/>
          <table:table-cell table:style-name="ce48" table:formula="of:=[.I13]+[.K13] +[.J13]+[.L13]" office:value-type="float" office:value="-2">
            <text:p>-2</text:p>
          </table:table-cell>
          <table:table-cell table:style-name="ce67"/>
          <table:table-cell table:style-name="ce69" table:number-columns-repeated="1010"/>
        </table:table-row>
        <table:table-row table:style-name="ro10">
          <table:table-cell table:style-name="ce42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4]);DATE(YEAR([.D14]);12;31);NOW())" office:value-type="date" office:date-value="2017-12-22T13:20:53.77">
            <text:p>12/22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2">
            <text:p>12</text:p>
          </table:table-cell>
          <table:table-cell table:style-name="ce56" table:formula="of:=SUMPRODUCT([Thong_Tin_Ngay_Nghi_201701.$B$3:.$B$60]=[.$B14];[Thong_Tin_Ngay_Nghi_201701.$C$3:.$C$60]) +  SUMPRODUCT([Thong_Tin_Ngay_Nghi_201702.$B$3:.$B$61]=[.$B14];[Thong_Tin_Ngay_Nghi_201702.$C$3:.$C$61]) + SUMPRODUCT([Thong_Tin_Ngay_Nghi_201703.$B$3:.$B$62]=[.$B14];[Thong_Tin_Ngay_Nghi_201703.$C$3:.$C$62])" office:value-type="float" office:value="5.5">
            <text:p>5.5</text:p>
          </table:table-cell>
          <table:table-cell table:style-name="ce61" table:formula="of:=SUMPRODUCT([Thong_Tin_Ngay_Nghi_201701.$B$3:.$B$61]=[.$B14];[Thong_Tin_Ngay_Nghi_201701.$C$3:.$C$61])+SUMPRODUCT([Thong_Tin_Ngay_Nghi_201702.$B$3:.$B$62]=[.$B14];[Thong_Tin_Ngay_Nghi_201702.$C$3:.$C$62])+SUMPRODUCT([Thong_Tin_Ngay_Nghi_201703.$B$3:.$B$63]=[.$B14];[Thong_Tin_Ngay_Nghi_201703.$C$3:.$C$63])+SUMPRODUCT([Thong_Tin_Ngay_Nghi_201704.$B$3:.$B$63]=[.$B14];[Thong_Tin_Ngay_Nghi_201704.$C$3:.$C$63])+SUMPRODUCT([Thong_Tin_Ngay_Nghi_201705.$B$3:.$B$62]=[.$B14];[Thong_Tin_Ngay_Nghi_201705.$C$3:.$C$62])+SUMPRODUCT([Thong_Tin_Ngay_Nghi_201706.$B$3:.$B$64]=[.$B14];[Thong_Tin_Ngay_Nghi_201706.$C$3:.$C$64])+SUMPRODUCT([Thong_Tin_Ngay_Nghi_201707.$B$3:.$B$66]=[.$B14];[Thong_Tin_Ngay_Nghi_201707.$C$3:.$C$66])+SUMPRODUCT([Thong_Tin_Ngay_Nghi_201708.$B$3:.$B$66]=[.$B14];[Thong_Tin_Ngay_Nghi_201708.$C$3:.$C$66])+SUMPRODUCT([Thong_Tin_Ngay_Nghi_201709.$B$3:.$B$64]=[.$B14];[Thong_Tin_Ngay_Nghi_201709.$C$3:.$C$64])+SUMPRODUCT([Thong_Tin_Ngay_Nghi_201710.$B$3:.$B$64]=[.$B14];[Thong_Tin_Ngay_Nghi_201710.$C$3:.$C$64])+SUMPRODUCT([Thong_Tin_Ngay_Nghi_201711.$B$3:.$B$66]=[.$B14];[Thong_Tin_Ngay_Nghi_201711.$C$3:.$C$66])+ SUMPRODUCT([Thong_Tin_Ngay_Nghi_201712.$B$3:.$B$68]=[.$B14];[Thong_Tin_Ngay_Nghi_201712.$C$3:.$C$68])" office:value-type="float" office:value="14">
            <text:p>14</text:p>
          </table:table-cell>
          <table:table-cell table:style-name="ce48" table:formula="of:=IF(DATE(YEAR([.E14]);MONTH([.E14]);DAY([.E14]))&lt;=DATE(YEAR([.E14]);3;31); [.C14]-[.G14] + [.F14]; IF([.G14]-[.C14]&lt;0;[.G14] + [.F14] -[.H14];[.F14]+[.C14]-[.H14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I14]+[.K14] +[.J14]+[.L14]" office:value-type="float" office:value="-1">
            <text:p>-1</text:p>
          </table:table-cell>
          <table:table-cell table:style-name="ce66"/>
          <table:table-cell table:number-columns-repeated="1010"/>
        </table:table-row>
        <table:table-row table:style-name="ro12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12-22T13:20:53.78">
            <text:p>12/22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2">
            <text:p>12</text:p>
          </table:table-cell>
          <table:table-cell table:style-name="ce56" table:formula="of:=SUMPRODUCT([Thong_Tin_Ngay_Nghi_201701.$B$3:.$B$60]=[.$B15];[Thong_Tin_Ngay_Nghi_201701.$C$3:.$C$60]) +  SUMPRODUCT([Thong_Tin_Ngay_Nghi_201702.$B$3:.$B$61]=[.$B15];[Thong_Tin_Ngay_Nghi_201702.$C$3:.$C$61]) + SUMPRODUCT([Thong_Tin_Ngay_Nghi_201703.$B$3:.$B$62]=[.$B15];[Thong_Tin_Ngay_Nghi_201703.$C$3:.$C$62])" office:value-type="float" office:value="7.5">
            <text:p>7.5</text:p>
          </table:table-cell>
          <table:table-cell table:style-name="ce61" table:formula="of:=SUMPRODUCT([Thong_Tin_Ngay_Nghi_201701.$B$3:.$B$61]=[.$B15];[Thong_Tin_Ngay_Nghi_201701.$C$3:.$C$61])+SUMPRODUCT([Thong_Tin_Ngay_Nghi_201702.$B$3:.$B$62]=[.$B15];[Thong_Tin_Ngay_Nghi_201702.$C$3:.$C$62])+SUMPRODUCT([Thong_Tin_Ngay_Nghi_201703.$B$3:.$B$63]=[.$B15];[Thong_Tin_Ngay_Nghi_201703.$C$3:.$C$63])+SUMPRODUCT([Thong_Tin_Ngay_Nghi_201704.$B$3:.$B$63]=[.$B15];[Thong_Tin_Ngay_Nghi_201704.$C$3:.$C$63])+SUMPRODUCT([Thong_Tin_Ngay_Nghi_201705.$B$3:.$B$62]=[.$B15];[Thong_Tin_Ngay_Nghi_201705.$C$3:.$C$62])+SUMPRODUCT([Thong_Tin_Ngay_Nghi_201706.$B$3:.$B$64]=[.$B15];[Thong_Tin_Ngay_Nghi_201706.$C$3:.$C$64])+SUMPRODUCT([Thong_Tin_Ngay_Nghi_201707.$B$3:.$B$66]=[.$B15];[Thong_Tin_Ngay_Nghi_201707.$C$3:.$C$66])+SUMPRODUCT([Thong_Tin_Ngay_Nghi_201708.$B$3:.$B$66]=[.$B15];[Thong_Tin_Ngay_Nghi_201708.$C$3:.$C$66])+SUMPRODUCT([Thong_Tin_Ngay_Nghi_201709.$B$3:.$B$64]=[.$B15];[Thong_Tin_Ngay_Nghi_201709.$C$3:.$C$64])+SUMPRODUCT([Thong_Tin_Ngay_Nghi_201710.$B$3:.$B$64]=[.$B15];[Thong_Tin_Ngay_Nghi_201710.$C$3:.$C$64])+SUMPRODUCT([Thong_Tin_Ngay_Nghi_201711.$B$3:.$B$66]=[.$B15];[Thong_Tin_Ngay_Nghi_201711.$C$3:.$C$66])+ SUMPRODUCT([Thong_Tin_Ngay_Nghi_201712.$B$3:.$B$68]=[.$B15];[Thong_Tin_Ngay_Nghi_201712.$C$3:.$C$68])" office:value-type="float" office:value="21.5">
            <text:p>21.5</text:p>
          </table:table-cell>
          <table:table-cell table:style-name="ce48" table:formula="of:=IF(DATE(YEAR([.E15]);MONTH([.E15]);DAY([.E15]))&lt;=DATE(YEAR([.E15]);3;31); [.C15]-[.G15] + [.F15]; IF([.G15]-[.C15]&lt;0;[.G15] + [.F15] -[.H15];[.F15]+[.C15]-[.H15]))" office:value-type="float" office:value="-6.5">
            <text:p>-6.5</text:p>
          </table:table-cell>
          <table:table-cell table:style-name="ce49"/>
          <table:table-cell table:style-name="ce49" table:formula="of:=6" office:value-type="float" office:value="6">
            <text:p>6</text:p>
          </table:table-cell>
          <table:table-cell table:style-name="ce64" office:value-type="float" office:value="1">
            <text:p>1</text:p>
          </table:table-cell>
          <table:table-cell table:style-name="ce48" table:formula="of:=[.I15]+[.K15] +[.J15]+[.L15]" office:value-type="float" office:value="0.5">
            <text:p>0.5</text:p>
          </table:table-cell>
          <table:table-cell table:style-name="ce66" office:value-type="string">
            <text:p>Những ngày nghỉ này đã trừ vào lương → sẽ ko trừ vào phép nữa:</text:p>
            <text:p>- Tháng 7 6 ngày</text:p>
          </table:table-cell>
          <table:table-cell table:style-name="ce69" table:number-columns-repeated="1010"/>
        </table:table-row>
        <table:table-row table:style-name="ro13">
          <table:table-cell table:style-name="ce42" office:value-type="float" office:value="10">
            <text:p>10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12-22T13:20:53.78">
            <text:p>12/22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2">
            <text:p>12</text:p>
          </table:table-cell>
          <table:table-cell table:style-name="ce56" table:formula="of:=SUMPRODUCT([Thong_Tin_Ngay_Nghi_201701.$B$3:.$B$60]=[.$B16];[Thong_Tin_Ngay_Nghi_201701.$C$3:.$C$60]) +  SUMPRODUCT([Thong_Tin_Ngay_Nghi_201702.$B$3:.$B$61]=[.$B16];[Thong_Tin_Ngay_Nghi_201702.$C$3:.$C$61]) + SUMPRODUCT([Thong_Tin_Ngay_Nghi_201703.$B$3:.$B$62]=[.$B16];[Thong_Tin_Ngay_Nghi_201703.$C$3:.$C$62])" office:value-type="float" office:value="3">
            <text:p>3</text:p>
          </table:table-cell>
          <table:table-cell table:style-name="ce61" table:formula="of:=SUMPRODUCT([Thong_Tin_Ngay_Nghi_201701.$B$3:.$B$61]=[.$B16];[Thong_Tin_Ngay_Nghi_201701.$C$3:.$C$61])+SUMPRODUCT([Thong_Tin_Ngay_Nghi_201702.$B$3:.$B$62]=[.$B16];[Thong_Tin_Ngay_Nghi_201702.$C$3:.$C$62])+SUMPRODUCT([Thong_Tin_Ngay_Nghi_201703.$B$3:.$B$63]=[.$B16];[Thong_Tin_Ngay_Nghi_201703.$C$3:.$C$63])+SUMPRODUCT([Thong_Tin_Ngay_Nghi_201704.$B$3:.$B$63]=[.$B16];[Thong_Tin_Ngay_Nghi_201704.$C$3:.$C$63])+SUMPRODUCT([Thong_Tin_Ngay_Nghi_201705.$B$3:.$B$62]=[.$B16];[Thong_Tin_Ngay_Nghi_201705.$C$3:.$C$62])+SUMPRODUCT([Thong_Tin_Ngay_Nghi_201706.$B$3:.$B$64]=[.$B16];[Thong_Tin_Ngay_Nghi_201706.$C$3:.$C$64])+SUMPRODUCT([Thong_Tin_Ngay_Nghi_201707.$B$3:.$B$66]=[.$B16];[Thong_Tin_Ngay_Nghi_201707.$C$3:.$C$66])+SUMPRODUCT([Thong_Tin_Ngay_Nghi_201708.$B$3:.$B$66]=[.$B16];[Thong_Tin_Ngay_Nghi_201708.$C$3:.$C$66])+SUMPRODUCT([Thong_Tin_Ngay_Nghi_201709.$B$3:.$B$64]=[.$B16];[Thong_Tin_Ngay_Nghi_201709.$C$3:.$C$64])+SUMPRODUCT([Thong_Tin_Ngay_Nghi_201710.$B$3:.$B$64]=[.$B16];[Thong_Tin_Ngay_Nghi_201710.$C$3:.$C$64])+SUMPRODUCT([Thong_Tin_Ngay_Nghi_201711.$B$3:.$B$66]=[.$B16];[Thong_Tin_Ngay_Nghi_201711.$C$3:.$C$66])+ SUMPRODUCT([Thong_Tin_Ngay_Nghi_201712.$B$3:.$B$68]=[.$B16];[Thong_Tin_Ngay_Nghi_201712.$C$3:.$C$68])" office:value-type="float" office:value="8.5">
            <text:p>8.5</text:p>
          </table:table-cell>
          <table:table-cell table:style-name="ce48" table:formula="of:=IF(DATE(YEAR([.E16]);MONTH([.E16]);DAY([.E16]))&lt;=DATE(YEAR([.E16]);3;31); [.C16]-[.G16] + [.F16]; IF([.G16]-[.C15]&lt;0;[.G16] + [.F16] -[.H16];[.F16]+[.C16]-[.H16]))" office:value-type="float" office:value="3.5">
            <text:p>3.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63"/>
          <table:table-cell table:style-name="ce48" table:formula="of:=[.I16]+[.K16] +[.J16]+[.L16]" office:value-type="float" office:value="6.5">
            <text:p>6.5</text:p>
          </table:table-cell>
          <table:table-cell table:style-name="ce66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4">
          <table:table-cell table:style-name="ce42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7]);DATE(YEAR([.D17]);12;31);NOW())" office:value-type="date" office:date-value="2017-12-22T13:20:53.78">
            <text:p>12/22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2">
            <text:p>12</text:p>
          </table:table-cell>
          <table:table-cell table:style-name="ce56" table:formula="of:=SUMPRODUCT([Thong_Tin_Ngay_Nghi_201701.$B$3:.$B$60]=[.$B17];[Thong_Tin_Ngay_Nghi_201701.$C$3:.$C$60]) +  SUMPRODUCT([Thong_Tin_Ngay_Nghi_201702.$B$3:.$B$61]=[.$B17];[Thong_Tin_Ngay_Nghi_201702.$C$3:.$C$61]) + SUMPRODUCT([Thong_Tin_Ngay_Nghi_201703.$B$3:.$B$62]=[.$B17];[Thong_Tin_Ngay_Nghi_201703.$C$3:.$C$62])" office:value-type="float" office:value="4">
            <text:p>4</text:p>
          </table:table-cell>
          <table:table-cell table:style-name="ce61" table:formula="of:=SUMPRODUCT([Thong_Tin_Ngay_Nghi_201701.$B$3:.$B$61]=[.$B17];[Thong_Tin_Ngay_Nghi_201701.$C$3:.$C$61])+SUMPRODUCT([Thong_Tin_Ngay_Nghi_201702.$B$3:.$B$62]=[.$B17];[Thong_Tin_Ngay_Nghi_201702.$C$3:.$C$62])+SUMPRODUCT([Thong_Tin_Ngay_Nghi_201703.$B$3:.$B$63]=[.$B17];[Thong_Tin_Ngay_Nghi_201703.$C$3:.$C$63])+SUMPRODUCT([Thong_Tin_Ngay_Nghi_201704.$B$3:.$B$63]=[.$B17];[Thong_Tin_Ngay_Nghi_201704.$C$3:.$C$63])+SUMPRODUCT([Thong_Tin_Ngay_Nghi_201705.$B$3:.$B$62]=[.$B17];[Thong_Tin_Ngay_Nghi_201705.$C$3:.$C$62])+SUMPRODUCT([Thong_Tin_Ngay_Nghi_201706.$B$3:.$B$64]=[.$B17];[Thong_Tin_Ngay_Nghi_201706.$C$3:.$C$64])+SUMPRODUCT([Thong_Tin_Ngay_Nghi_201707.$B$3:.$B$66]=[.$B17];[Thong_Tin_Ngay_Nghi_201707.$C$3:.$C$66])+SUMPRODUCT([Thong_Tin_Ngay_Nghi_201708.$B$3:.$B$66]=[.$B17];[Thong_Tin_Ngay_Nghi_201708.$C$3:.$C$66])+SUMPRODUCT([Thong_Tin_Ngay_Nghi_201709.$B$3:.$B$64]=[.$B17];[Thong_Tin_Ngay_Nghi_201709.$C$3:.$C$64])+SUMPRODUCT([Thong_Tin_Ngay_Nghi_201710.$B$3:.$B$64]=[.$B17];[Thong_Tin_Ngay_Nghi_201710.$C$3:.$C$64])+SUMPRODUCT([Thong_Tin_Ngay_Nghi_201711.$B$3:.$B$66]=[.$B17];[Thong_Tin_Ngay_Nghi_201711.$C$3:.$C$66])+ SUMPRODUCT([Thong_Tin_Ngay_Nghi_201712.$B$3:.$B$68]=[.$B17];[Thong_Tin_Ngay_Nghi_201712.$C$3:.$C$68])" office:value-type="float" office:value="27.5">
            <text:p>27.5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-15.5">
            <text:p>-15.5</text:p>
          </table:table-cell>
          <table:table-cell table:style-name="ce48"/>
          <table:table-cell table:style-name="ce48" table:formula="of:=1.5+3.5+6+5.5" office:value-type="float" office:value="16.5">
            <text:p>16.5</text:p>
          </table:table-cell>
          <table:table-cell table:style-name="ce63"/>
          <table:table-cell table:style-name="ce48" table:formula="of:=[.I17]+[.K17] +[.J17]+[.L17]" office:value-type="float" office:value="1">
            <text:p>1</text:p>
          </table:table-cell>
          <table:table-cell table:style-name="ce66" office:value-type="string">
            <text:p>Những ngày nghỉ này đã trừ vào lương → sẽ ko trừ vào phép nữa:</text:p>
            <text:p>- Tháng 1 1.5 ngày</text:p>
            <text:p>- Tháng 6 3.5 ngày</text:p>
            <text:p>- Tháng 10 6 ngày</text:p>
            <text:p>- Tháng 11 5.5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7-20">
            <text:p>07/20/17</text:p>
          </table:table-cell>
          <table:table-cell table:style-name="ce50" table:formula="of:=IF(YEAR(NOW())&gt;YEAR([.D18]);DATE(YEAR([.D18]);12;31);NOW())" office:value-type="date" office:date-value="2017-12-22T13:20:53.78">
            <text:p>12/22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6" table:formula="of:=SUMPRODUCT([Thong_Tin_Ngay_Nghi_201701.$B$3:.$B$60]=[.$B18];[Thong_Tin_Ngay_Nghi_201701.$C$3:.$C$60]) +  SUMPRODUCT([Thong_Tin_Ngay_Nghi_201702.$B$3:.$B$61]=[.$B18];[Thong_Tin_Ngay_Nghi_201702.$C$3:.$C$61]) + SUMPRODUCT([Thong_Tin_Ngay_Nghi_201703.$B$3:.$B$62]=[.$B18];[Thong_Tin_Ngay_Nghi_201703.$C$3:.$C$62])" office:value-type="float" office:value="0">
            <text:p>0</text:p>
          </table:table-cell>
          <table:table-cell table:style-name="ce61" table:formula="of:=SUMPRODUCT([Thong_Tin_Ngay_Nghi_201701.$B$3:.$B$61]=[.$B18];[Thong_Tin_Ngay_Nghi_201701.$C$3:.$C$61])+SUMPRODUCT([Thong_Tin_Ngay_Nghi_201702.$B$3:.$B$62]=[.$B18];[Thong_Tin_Ngay_Nghi_201702.$C$3:.$C$62])+SUMPRODUCT([Thong_Tin_Ngay_Nghi_201703.$B$3:.$B$63]=[.$B18];[Thong_Tin_Ngay_Nghi_201703.$C$3:.$C$63])+SUMPRODUCT([Thong_Tin_Ngay_Nghi_201704.$B$3:.$B$63]=[.$B18];[Thong_Tin_Ngay_Nghi_201704.$C$3:.$C$63])+SUMPRODUCT([Thong_Tin_Ngay_Nghi_201705.$B$3:.$B$62]=[.$B18];[Thong_Tin_Ngay_Nghi_201705.$C$3:.$C$62])+SUMPRODUCT([Thong_Tin_Ngay_Nghi_201706.$B$3:.$B$64]=[.$B18];[Thong_Tin_Ngay_Nghi_201706.$C$3:.$C$64])+SUMPRODUCT([Thong_Tin_Ngay_Nghi_201707.$B$3:.$B$66]=[.$B18];[Thong_Tin_Ngay_Nghi_201707.$C$3:.$C$66])+SUMPRODUCT([Thong_Tin_Ngay_Nghi_201708.$B$3:.$B$66]=[.$B18];[Thong_Tin_Ngay_Nghi_201708.$C$3:.$C$66])+SUMPRODUCT([Thong_Tin_Ngay_Nghi_201709.$B$3:.$B$64]=[.$B18];[Thong_Tin_Ngay_Nghi_201709.$C$3:.$C$64])+SUMPRODUCT([Thong_Tin_Ngay_Nghi_201710.$B$3:.$B$64]=[.$B18];[Thong_Tin_Ngay_Nghi_201710.$C$3:.$C$64])+SUMPRODUCT([Thong_Tin_Ngay_Nghi_201711.$B$3:.$B$66]=[.$B18];[Thong_Tin_Ngay_Nghi_201711.$C$3:.$C$66])+ SUMPRODUCT([Thong_Tin_Ngay_Nghi_201712.$B$3:.$B$68]=[.$B18];[Thong_Tin_Ngay_Nghi_201712.$C$3:.$C$68])" office:value-type="float" office:value="2">
            <text:p>2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3">
            <text:p>3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I18]+[.K18] +[.J18]+[.L18]" office:value-type="float" office:value="3.5">
            <text:p>3.5</text:p>
          </table:table-cell>
          <table:table-cell table:style-name="ce66" office:value-type="string">
            <text:p>Những ngày nghỉ này đã trừ vào lương → sẽ ko trừ vào phép nữa:</text:p>
            <text:p>- Tháng 8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12-22T13:20:53.78">
            <text:p>12/22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2">
            <text:p>12</text:p>
          </table:table-cell>
          <table:table-cell table:style-name="ce56" table:formula="of:=SUMPRODUCT([Thong_Tin_Ngay_Nghi_201701.$B$3:.$B$60]=[.$B19];[Thong_Tin_Ngay_Nghi_201701.$C$3:.$C$60]) +  SUMPRODUCT([Thong_Tin_Ngay_Nghi_201702.$B$3:.$B$61]=[.$B19];[Thong_Tin_Ngay_Nghi_201702.$C$3:.$C$61]) + SUMPRODUCT([Thong_Tin_Ngay_Nghi_201703.$B$3:.$B$62]=[.$B19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19];[Thong_Tin_Ngay_Nghi_201701.$C$3:.$C$61])+SUMPRODUCT([Thong_Tin_Ngay_Nghi_201702.$B$3:.$B$62]=[.$B19];[Thong_Tin_Ngay_Nghi_201702.$C$3:.$C$62])+SUMPRODUCT([Thong_Tin_Ngay_Nghi_201703.$B$3:.$B$63]=[.$B19];[Thong_Tin_Ngay_Nghi_201703.$C$3:.$C$63])+SUMPRODUCT([Thong_Tin_Ngay_Nghi_201704.$B$3:.$B$63]=[.$B19];[Thong_Tin_Ngay_Nghi_201704.$C$3:.$C$63])+SUMPRODUCT([Thong_Tin_Ngay_Nghi_201705.$B$3:.$B$62]=[.$B19];[Thong_Tin_Ngay_Nghi_201705.$C$3:.$C$62])+SUMPRODUCT([Thong_Tin_Ngay_Nghi_201706.$B$3:.$B$64]=[.$B19];[Thong_Tin_Ngay_Nghi_201706.$C$3:.$C$64])+SUMPRODUCT([Thong_Tin_Ngay_Nghi_201707.$B$3:.$B$66]=[.$B19];[Thong_Tin_Ngay_Nghi_201707.$C$3:.$C$66])+SUMPRODUCT([Thong_Tin_Ngay_Nghi_201708.$B$3:.$B$66]=[.$B19];[Thong_Tin_Ngay_Nghi_201708.$C$3:.$C$66])+SUMPRODUCT([Thong_Tin_Ngay_Nghi_201709.$B$3:.$B$64]=[.$B19];[Thong_Tin_Ngay_Nghi_201709.$C$3:.$C$64])+SUMPRODUCT([Thong_Tin_Ngay_Nghi_201710.$B$3:.$B$64]=[.$B19];[Thong_Tin_Ngay_Nghi_201710.$C$3:.$C$64])+SUMPRODUCT([Thong_Tin_Ngay_Nghi_201711.$B$3:.$B$66]=[.$B19];[Thong_Tin_Ngay_Nghi_201711.$C$3:.$C$66])+ SUMPRODUCT([Thong_Tin_Ngay_Nghi_201712.$B$3:.$B$68]=[.$B19];[Thong_Tin_Ngay_Nghi_201712.$C$3:.$C$68])" office:value-type="float" office:value="62.5">
            <text:p>62.5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-50.5">
            <text:p>-5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19]+[.K19] +[.J19]+[.L19]" office:value-type="float" office:value="-49.5">
            <text:p>-49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0]);DATE(YEAR([.D20]);12;31);NOW())" office:value-type="date" office:date-value="2017-12-22T13:20:53.79">
            <text:p>12/22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2">
            <text:p>12</text:p>
          </table:table-cell>
          <table:table-cell table:style-name="ce56" table:formula="of:=SUMPRODUCT([Thong_Tin_Ngay_Nghi_201701.$B$3:.$B$60]=[.$B20];[Thong_Tin_Ngay_Nghi_201701.$C$3:.$C$60]) +  SUMPRODUCT([Thong_Tin_Ngay_Nghi_201702.$B$3:.$B$61]=[.$B20];[Thong_Tin_Ngay_Nghi_201702.$C$3:.$C$61]) + SUMPRODUCT([Thong_Tin_Ngay_Nghi_201703.$B$3:.$B$62]=[.$B20];[Thong_Tin_Ngay_Nghi_201703.$C$3:.$C$62])" office:value-type="float" office:value="3">
            <text:p>3</text:p>
          </table:table-cell>
          <table:table-cell table:style-name="ce61" table:formula="of:=SUMPRODUCT([Thong_Tin_Ngay_Nghi_201701.$B$3:.$B$61]=[.$B20];[Thong_Tin_Ngay_Nghi_201701.$C$3:.$C$61])+SUMPRODUCT([Thong_Tin_Ngay_Nghi_201702.$B$3:.$B$62]=[.$B20];[Thong_Tin_Ngay_Nghi_201702.$C$3:.$C$62])+SUMPRODUCT([Thong_Tin_Ngay_Nghi_201703.$B$3:.$B$63]=[.$B20];[Thong_Tin_Ngay_Nghi_201703.$C$3:.$C$63])+SUMPRODUCT([Thong_Tin_Ngay_Nghi_201704.$B$3:.$B$63]=[.$B20];[Thong_Tin_Ngay_Nghi_201704.$C$3:.$C$63])+SUMPRODUCT([Thong_Tin_Ngay_Nghi_201705.$B$3:.$B$62]=[.$B20];[Thong_Tin_Ngay_Nghi_201705.$C$3:.$C$62])+SUMPRODUCT([Thong_Tin_Ngay_Nghi_201706.$B$3:.$B$64]=[.$B20];[Thong_Tin_Ngay_Nghi_201706.$C$3:.$C$64])+SUMPRODUCT([Thong_Tin_Ngay_Nghi_201707.$B$3:.$B$66]=[.$B20];[Thong_Tin_Ngay_Nghi_201707.$C$3:.$C$66])+SUMPRODUCT([Thong_Tin_Ngay_Nghi_201708.$B$3:.$B$66]=[.$B20];[Thong_Tin_Ngay_Nghi_201708.$C$3:.$C$66])+SUMPRODUCT([Thong_Tin_Ngay_Nghi_201709.$B$3:.$B$64]=[.$B20];[Thong_Tin_Ngay_Nghi_201709.$C$3:.$C$64])+SUMPRODUCT([Thong_Tin_Ngay_Nghi_201710.$B$3:.$B$64]=[.$B20];[Thong_Tin_Ngay_Nghi_201710.$C$3:.$C$64])+SUMPRODUCT([Thong_Tin_Ngay_Nghi_201711.$B$3:.$B$66]=[.$B20];[Thong_Tin_Ngay_Nghi_201711.$C$3:.$C$66])+ SUMPRODUCT([Thong_Tin_Ngay_Nghi_201712.$B$3:.$B$68]=[.$B20];[Thong_Tin_Ngay_Nghi_201712.$C$3:.$C$68])" office:value-type="float" office:value="11.5">
            <text:p>11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20]+[.K20] +[.J20]+[.L20]" office:value-type="float" office:value="4">
            <text:p>4</text:p>
          </table:table-cell>
          <table:table-cell table:style-name="ce66"/>
          <table:table-cell table:number-columns-repeated="1010"/>
        </table:table-row>
        <table:table-row table:style-name="ro13">
          <table:table-cell table:style-name="ce42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1]);DATE(YEAR([.D21]);12;31);NOW())" office:value-type="date" office:date-value="2017-12-22T13:20:53.79">
            <text:p>12/22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56" table:formula="of:=SUMPRODUCT([Thong_Tin_Ngay_Nghi_201701.$B$3:.$B$60]=[.$B21];[Thong_Tin_Ngay_Nghi_201701.$C$3:.$C$60]) +  SUMPRODUCT([Thong_Tin_Ngay_Nghi_201702.$B$3:.$B$61]=[.$B21];[Thong_Tin_Ngay_Nghi_201702.$C$3:.$C$61]) + SUMPRODUCT([Thong_Tin_Ngay_Nghi_201703.$B$3:.$B$62]=[.$B21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1];[Thong_Tin_Ngay_Nghi_201701.$C$3:.$C$61])+SUMPRODUCT([Thong_Tin_Ngay_Nghi_201702.$B$3:.$B$62]=[.$B21];[Thong_Tin_Ngay_Nghi_201702.$C$3:.$C$62])+SUMPRODUCT([Thong_Tin_Ngay_Nghi_201703.$B$3:.$B$63]=[.$B21];[Thong_Tin_Ngay_Nghi_201703.$C$3:.$C$63])+SUMPRODUCT([Thong_Tin_Ngay_Nghi_201704.$B$3:.$B$63]=[.$B21];[Thong_Tin_Ngay_Nghi_201704.$C$3:.$C$63])+SUMPRODUCT([Thong_Tin_Ngay_Nghi_201705.$B$3:.$B$62]=[.$B21];[Thong_Tin_Ngay_Nghi_201705.$C$3:.$C$62])+SUMPRODUCT([Thong_Tin_Ngay_Nghi_201706.$B$3:.$B$64]=[.$B21];[Thong_Tin_Ngay_Nghi_201706.$C$3:.$C$64])+SUMPRODUCT([Thong_Tin_Ngay_Nghi_201707.$B$3:.$B$66]=[.$B21];[Thong_Tin_Ngay_Nghi_201707.$C$3:.$C$66])+SUMPRODUCT([Thong_Tin_Ngay_Nghi_201708.$B$3:.$B$66]=[.$B21];[Thong_Tin_Ngay_Nghi_201708.$C$3:.$C$66])+SUMPRODUCT([Thong_Tin_Ngay_Nghi_201709.$B$3:.$B$64]=[.$B21];[Thong_Tin_Ngay_Nghi_201709.$C$3:.$C$64])+SUMPRODUCT([Thong_Tin_Ngay_Nghi_201710.$B$3:.$B$64]=[.$B21];[Thong_Tin_Ngay_Nghi_201710.$C$3:.$C$64])+SUMPRODUCT([Thong_Tin_Ngay_Nghi_201711.$B$3:.$B$66]=[.$B21];[Thong_Tin_Ngay_Nghi_201711.$C$3:.$C$66])+ SUMPRODUCT([Thong_Tin_Ngay_Nghi_201712.$B$3:.$B$68]=[.$B21];[Thong_Tin_Ngay_Nghi_201712.$C$3:.$C$68])" office:value-type="float" office:value="7">
            <text:p>7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63"/>
          <table:table-cell table:style-name="ce48" table:formula="of:=[.I21]+[.K21] +[.J21]+[.L21]" office:value-type="float" office:value="4.5">
            <text:p>4.5</text:p>
          </table:table-cell>
          <table:table-cell table:style-name="ce68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2]);DATE(YEAR([.D22]);12;31);NOW())" office:value-type="date" office:date-value="2017-12-22T13:20:53.79">
            <text:p>12/22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2">
            <text:p>12</text:p>
          </table:table-cell>
          <table:table-cell table:style-name="ce56" table:formula="of:=SUMPRODUCT([Thong_Tin_Ngay_Nghi_201701.$B$3:.$B$60]=[.$B22];[Thong_Tin_Ngay_Nghi_201701.$C$3:.$C$60]) +  SUMPRODUCT([Thong_Tin_Ngay_Nghi_201702.$B$3:.$B$61]=[.$B22];[Thong_Tin_Ngay_Nghi_201702.$C$3:.$C$61]) + SUMPRODUCT([Thong_Tin_Ngay_Nghi_201703.$B$3:.$B$62]=[.$B22];[Thong_Tin_Ngay_Nghi_201703.$C$3:.$C$62])" office:value-type="float" office:value="0">
            <text:p>0</text:p>
          </table:table-cell>
          <table:table-cell table:style-name="ce61" table:formula="of:=SUMPRODUCT([Thong_Tin_Ngay_Nghi_201701.$B$3:.$B$61]=[.$B22];[Thong_Tin_Ngay_Nghi_201701.$C$3:.$C$61])+SUMPRODUCT([Thong_Tin_Ngay_Nghi_201702.$B$3:.$B$62]=[.$B22];[Thong_Tin_Ngay_Nghi_201702.$C$3:.$C$62])+SUMPRODUCT([Thong_Tin_Ngay_Nghi_201703.$B$3:.$B$63]=[.$B22];[Thong_Tin_Ngay_Nghi_201703.$C$3:.$C$63])+SUMPRODUCT([Thong_Tin_Ngay_Nghi_201704.$B$3:.$B$63]=[.$B22];[Thong_Tin_Ngay_Nghi_201704.$C$3:.$C$63])+SUMPRODUCT([Thong_Tin_Ngay_Nghi_201705.$B$3:.$B$62]=[.$B22];[Thong_Tin_Ngay_Nghi_201705.$C$3:.$C$62])+SUMPRODUCT([Thong_Tin_Ngay_Nghi_201706.$B$3:.$B$64]=[.$B22];[Thong_Tin_Ngay_Nghi_201706.$C$3:.$C$64])+SUMPRODUCT([Thong_Tin_Ngay_Nghi_201707.$B$3:.$B$66]=[.$B22];[Thong_Tin_Ngay_Nghi_201707.$C$3:.$C$66])+SUMPRODUCT([Thong_Tin_Ngay_Nghi_201708.$B$3:.$B$66]=[.$B22];[Thong_Tin_Ngay_Nghi_201708.$C$3:.$C$66])+SUMPRODUCT([Thong_Tin_Ngay_Nghi_201709.$B$3:.$B$64]=[.$B22];[Thong_Tin_Ngay_Nghi_201709.$C$3:.$C$64])+SUMPRODUCT([Thong_Tin_Ngay_Nghi_201710.$B$3:.$B$64]=[.$B22];[Thong_Tin_Ngay_Nghi_201710.$C$3:.$C$64])+SUMPRODUCT([Thong_Tin_Ngay_Nghi_201711.$B$3:.$B$66]=[.$B22];[Thong_Tin_Ngay_Nghi_201711.$C$3:.$C$66])+ SUMPRODUCT([Thong_Tin_Ngay_Nghi_201712.$B$3:.$B$68]=[.$B22];[Thong_Tin_Ngay_Nghi_201712.$C$3:.$C$68])" office:value-type="float" office:value="8">
            <text:p>8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I22]+[.K22] +[.J22]+[.L22]" office:value-type="float" office:value="4">
            <text:p>4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12-22T13:20:53.79">
            <text:p>12/22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2">
            <text:p>12</text:p>
          </table:table-cell>
          <table:table-cell table:style-name="ce56" table:formula="of:=SUMPRODUCT([Thong_Tin_Ngay_Nghi_201701.$B$3:.$B$60]=[.$B23];[Thong_Tin_Ngay_Nghi_201701.$C$3:.$C$60]) +  SUMPRODUCT([Thong_Tin_Ngay_Nghi_201702.$B$3:.$B$61]=[.$B23];[Thong_Tin_Ngay_Nghi_201702.$C$3:.$C$61]) + SUMPRODUCT([Thong_Tin_Ngay_Nghi_201703.$B$3:.$B$62]=[.$B23];[Thong_Tin_Ngay_Nghi_201703.$C$3:.$C$62])" office:value-type="float" office:value="3">
            <text:p>3</text:p>
          </table:table-cell>
          <table:table-cell table:style-name="ce61" table:formula="of:=SUMPRODUCT([Thong_Tin_Ngay_Nghi_201701.$B$3:.$B$61]=[.$B23];[Thong_Tin_Ngay_Nghi_201701.$C$3:.$C$61])+SUMPRODUCT([Thong_Tin_Ngay_Nghi_201702.$B$3:.$B$62]=[.$B23];[Thong_Tin_Ngay_Nghi_201702.$C$3:.$C$62])+SUMPRODUCT([Thong_Tin_Ngay_Nghi_201703.$B$3:.$B$63]=[.$B23];[Thong_Tin_Ngay_Nghi_201703.$C$3:.$C$63])+SUMPRODUCT([Thong_Tin_Ngay_Nghi_201704.$B$3:.$B$63]=[.$B23];[Thong_Tin_Ngay_Nghi_201704.$C$3:.$C$63])+SUMPRODUCT([Thong_Tin_Ngay_Nghi_201705.$B$3:.$B$62]=[.$B23];[Thong_Tin_Ngay_Nghi_201705.$C$3:.$C$62])+SUMPRODUCT([Thong_Tin_Ngay_Nghi_201706.$B$3:.$B$64]=[.$B23];[Thong_Tin_Ngay_Nghi_201706.$C$3:.$C$64])+SUMPRODUCT([Thong_Tin_Ngay_Nghi_201707.$B$3:.$B$66]=[.$B23];[Thong_Tin_Ngay_Nghi_201707.$C$3:.$C$66])+SUMPRODUCT([Thong_Tin_Ngay_Nghi_201708.$B$3:.$B$66]=[.$B23];[Thong_Tin_Ngay_Nghi_201708.$C$3:.$C$66])+SUMPRODUCT([Thong_Tin_Ngay_Nghi_201709.$B$3:.$B$64]=[.$B23];[Thong_Tin_Ngay_Nghi_201709.$C$3:.$C$64])+SUMPRODUCT([Thong_Tin_Ngay_Nghi_201710.$B$3:.$B$64]=[.$B23];[Thong_Tin_Ngay_Nghi_201710.$C$3:.$C$64])+SUMPRODUCT([Thong_Tin_Ngay_Nghi_201711.$B$3:.$B$66]=[.$B23];[Thong_Tin_Ngay_Nghi_201711.$C$3:.$C$66])+ SUMPRODUCT([Thong_Tin_Ngay_Nghi_201712.$B$3:.$B$68]=[.$B23];[Thong_Tin_Ngay_Nghi_201712.$C$3:.$C$68])" office:value-type="float" office:value="9">
            <text:p>9</text:p>
          </table:table-cell>
          <table:table-cell table:style-name="ce48" table:formula="of:=IF(DATE(YEAR([.E23]);MONTH([.E23]);DAY([.E23]))&lt;=DATE(YEAR([.E23]);3;31); [.C23]-[.G23] + [.F23]; IF([.G23]-[.C23]&lt;0;[.G23] + [.F23] -[.H23];[.F23]+[.C23]-[.H23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I23]+[.K23] +[.J23]+[.L23]" office:value-type="float" office:value="6">
            <text:p>6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12-22T13:20:53.79">
            <text:p>12/22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2">
            <text:p>12</text:p>
          </table:table-cell>
          <table:table-cell table:style-name="ce56" table:formula="of:=SUMPRODUCT([Thong_Tin_Ngay_Nghi_201701.$B$3:.$B$60]=[.$B24];[Thong_Tin_Ngay_Nghi_201701.$C$3:.$C$60]) +  SUMPRODUCT([Thong_Tin_Ngay_Nghi_201702.$B$3:.$B$61]=[.$B24];[Thong_Tin_Ngay_Nghi_201702.$C$3:.$C$61]) + SUMPRODUCT([Thong_Tin_Ngay_Nghi_201703.$B$3:.$B$62]=[.$B24];[Thong_Tin_Ngay_Nghi_201703.$C$3:.$C$62])" office:value-type="float" office:value="6">
            <text:p>6</text:p>
          </table:table-cell>
          <table:table-cell table:style-name="ce61" table:formula="of:=SUMPRODUCT([Thong_Tin_Ngay_Nghi_201701.$B$3:.$B$61]=[.$B24];[Thong_Tin_Ngay_Nghi_201701.$C$3:.$C$61])+SUMPRODUCT([Thong_Tin_Ngay_Nghi_201702.$B$3:.$B$62]=[.$B24];[Thong_Tin_Ngay_Nghi_201702.$C$3:.$C$62])+SUMPRODUCT([Thong_Tin_Ngay_Nghi_201703.$B$3:.$B$63]=[.$B24];[Thong_Tin_Ngay_Nghi_201703.$C$3:.$C$63])+SUMPRODUCT([Thong_Tin_Ngay_Nghi_201704.$B$3:.$B$63]=[.$B24];[Thong_Tin_Ngay_Nghi_201704.$C$3:.$C$63])+SUMPRODUCT([Thong_Tin_Ngay_Nghi_201705.$B$3:.$B$62]=[.$B24];[Thong_Tin_Ngay_Nghi_201705.$C$3:.$C$62])+SUMPRODUCT([Thong_Tin_Ngay_Nghi_201706.$B$3:.$B$64]=[.$B24];[Thong_Tin_Ngay_Nghi_201706.$C$3:.$C$64])+SUMPRODUCT([Thong_Tin_Ngay_Nghi_201707.$B$3:.$B$66]=[.$B24];[Thong_Tin_Ngay_Nghi_201707.$C$3:.$C$66])+SUMPRODUCT([Thong_Tin_Ngay_Nghi_201708.$B$3:.$B$66]=[.$B24];[Thong_Tin_Ngay_Nghi_201708.$C$3:.$C$66])+SUMPRODUCT([Thong_Tin_Ngay_Nghi_201709.$B$3:.$B$64]=[.$B24];[Thong_Tin_Ngay_Nghi_201709.$C$3:.$C$64])+SUMPRODUCT([Thong_Tin_Ngay_Nghi_201710.$B$3:.$B$64]=[.$B24];[Thong_Tin_Ngay_Nghi_201710.$C$3:.$C$64])+SUMPRODUCT([Thong_Tin_Ngay_Nghi_201711.$B$3:.$B$66]=[.$B24];[Thong_Tin_Ngay_Nghi_201711.$C$3:.$C$66])+ SUMPRODUCT([Thong_Tin_Ngay_Nghi_201712.$B$3:.$B$68]=[.$B24];[Thong_Tin_Ngay_Nghi_201712.$C$3:.$C$68])" office:value-type="float" office:value="12.5">
            <text:p>12.5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I24]+[.K24] +[.J24]+[.L24]" office:value-type="float" office:value="-0.5">
            <text:p>-0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12-22T13:20:53.8">
            <text:p>12/22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2">
            <text:p>12</text:p>
          </table:table-cell>
          <table:table-cell table:style-name="ce56" table:formula="of:=SUMPRODUCT([Thong_Tin_Ngay_Nghi_201701.$B$3:.$B$60]=[.$B25];[Thong_Tin_Ngay_Nghi_201701.$C$3:.$C$60]) +  SUMPRODUCT([Thong_Tin_Ngay_Nghi_201702.$B$3:.$B$61]=[.$B25];[Thong_Tin_Ngay_Nghi_201702.$C$3:.$C$61]) + SUMPRODUCT([Thong_Tin_Ngay_Nghi_201703.$B$3:.$B$62]=[.$B25];[Thong_Tin_Ngay_Nghi_201703.$C$3:.$C$62])" office:value-type="float" office:value="0.5">
            <text:p>0.5</text:p>
          </table:table-cell>
          <table:table-cell table:style-name="ce61" table:formula="of:=SUMPRODUCT([Thong_Tin_Ngay_Nghi_201701.$B$3:.$B$61]=[.$B25];[Thong_Tin_Ngay_Nghi_201701.$C$3:.$C$61])+SUMPRODUCT([Thong_Tin_Ngay_Nghi_201702.$B$3:.$B$62]=[.$B25];[Thong_Tin_Ngay_Nghi_201702.$C$3:.$C$62])+SUMPRODUCT([Thong_Tin_Ngay_Nghi_201703.$B$3:.$B$63]=[.$B25];[Thong_Tin_Ngay_Nghi_201703.$C$3:.$C$63])+SUMPRODUCT([Thong_Tin_Ngay_Nghi_201704.$B$3:.$B$63]=[.$B25];[Thong_Tin_Ngay_Nghi_201704.$C$3:.$C$63])+SUMPRODUCT([Thong_Tin_Ngay_Nghi_201705.$B$3:.$B$62]=[.$B25];[Thong_Tin_Ngay_Nghi_201705.$C$3:.$C$62])+SUMPRODUCT([Thong_Tin_Ngay_Nghi_201706.$B$3:.$B$64]=[.$B25];[Thong_Tin_Ngay_Nghi_201706.$C$3:.$C$64])+SUMPRODUCT([Thong_Tin_Ngay_Nghi_201707.$B$3:.$B$66]=[.$B25];[Thong_Tin_Ngay_Nghi_201707.$C$3:.$C$66])+SUMPRODUCT([Thong_Tin_Ngay_Nghi_201708.$B$3:.$B$66]=[.$B25];[Thong_Tin_Ngay_Nghi_201708.$C$3:.$C$66])+SUMPRODUCT([Thong_Tin_Ngay_Nghi_201709.$B$3:.$B$64]=[.$B25];[Thong_Tin_Ngay_Nghi_201709.$C$3:.$C$64])+SUMPRODUCT([Thong_Tin_Ngay_Nghi_201710.$B$3:.$B$64]=[.$B25];[Thong_Tin_Ngay_Nghi_201710.$C$3:.$C$64])+SUMPRODUCT([Thong_Tin_Ngay_Nghi_201711.$B$3:.$B$66]=[.$B25];[Thong_Tin_Ngay_Nghi_201711.$C$3:.$C$66])+ SUMPRODUCT([Thong_Tin_Ngay_Nghi_201712.$B$3:.$B$68]=[.$B25];[Thong_Tin_Ngay_Nghi_201712.$C$3:.$C$68])" office:value-type="float" office:value="15">
            <text:p>15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I25]+[.K25] +[.J25]+[.L25]" office:value-type="float" office:value="-2.5">
            <text:p>-2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0">
            <text:p>20</text:p>
          </table:table-cell>
          <table:table-cell table:style-name="ce44" office:value-type="string">
            <text:p>HuyDNN</text:p>
          </table:table-cell>
          <table:table-cell table:style-name="ce48"/>
          <table:table-cell table:style-name="ce50" office:value-type="date" office:date-value="2017-12-14">
            <text:p>12/14/17</text:p>
          </table:table-cell>
          <table:table-cell table:style-name="ce50" table:formula="of:=IF(YEAR(NOW())&gt;YEAR([.D26]);DATE(YEAR([.D26]);12;31);NOW())" office:value-type="date" office:date-value="2017-12-22T13:20:53.8">
            <text:p>12/22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6" table:formula="of:=SUMPRODUCT([Thong_Tin_Ngay_Nghi_201701.$B$3:.$B$60]=[.$B26];[Thong_Tin_Ngay_Nghi_201701.$C$3:.$C$60]) +  SUMPRODUCT([Thong_Tin_Ngay_Nghi_201702.$B$3:.$B$61]=[.$B26];[Thong_Tin_Ngay_Nghi_201702.$C$3:.$C$61]) + SUMPRODUCT([Thong_Tin_Ngay_Nghi_201703.$B$3:.$B$62]=[.$B26];[Thong_Tin_Ngay_Nghi_201703.$C$3:.$C$62])" office:value-type="float" office:value="0">
            <text:p>0</text:p>
          </table:table-cell>
          <table:table-cell table:style-name="ce61" table:formula="of:=SUMPRODUCT([Thong_Tin_Ngay_Nghi_201701.$B$3:.$B$61]=[.$B26];[Thong_Tin_Ngay_Nghi_201701.$C$3:.$C$61])+SUMPRODUCT([Thong_Tin_Ngay_Nghi_201702.$B$3:.$B$62]=[.$B26];[Thong_Tin_Ngay_Nghi_201702.$C$3:.$C$62])+SUMPRODUCT([Thong_Tin_Ngay_Nghi_201703.$B$3:.$B$63]=[.$B26];[Thong_Tin_Ngay_Nghi_201703.$C$3:.$C$63])+SUMPRODUCT([Thong_Tin_Ngay_Nghi_201704.$B$3:.$B$63]=[.$B26];[Thong_Tin_Ngay_Nghi_201704.$C$3:.$C$63])+SUMPRODUCT([Thong_Tin_Ngay_Nghi_201705.$B$3:.$B$62]=[.$B26];[Thong_Tin_Ngay_Nghi_201705.$C$3:.$C$62])+SUMPRODUCT([Thong_Tin_Ngay_Nghi_201706.$B$3:.$B$64]=[.$B26];[Thong_Tin_Ngay_Nghi_201706.$C$3:.$C$64])+SUMPRODUCT([Thong_Tin_Ngay_Nghi_201707.$B$3:.$B$66]=[.$B26];[Thong_Tin_Ngay_Nghi_201707.$C$3:.$C$66])+SUMPRODUCT([Thong_Tin_Ngay_Nghi_201708.$B$3:.$B$66]=[.$B26];[Thong_Tin_Ngay_Nghi_201708.$C$3:.$C$66])+SUMPRODUCT([Thong_Tin_Ngay_Nghi_201709.$B$3:.$B$64]=[.$B26];[Thong_Tin_Ngay_Nghi_201709.$C$3:.$C$64])+SUMPRODUCT([Thong_Tin_Ngay_Nghi_201710.$B$3:.$B$64]=[.$B26];[Thong_Tin_Ngay_Nghi_201710.$C$3:.$C$64])+SUMPRODUCT([Thong_Tin_Ngay_Nghi_201711.$B$3:.$B$66]=[.$B26];[Thong_Tin_Ngay_Nghi_201711.$C$3:.$C$66])+ SUMPRODUCT([Thong_Tin_Ngay_Nghi_201712.$B$3:.$B$68]=[.$B26];[Thong_Tin_Ngay_Nghi_201712.$C$3:.$C$68])" office:value-type="float" office:value="0">
            <text:p>0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I26]+[.K26] +[.J26]+[.L26]" office:value-type="float" office:value="0">
            <text:p>0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12-22T13:20:53.8">
            <text:p>12/22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2">
            <text:p>12</text:p>
          </table:table-cell>
          <table:table-cell table:style-name="ce56" table:formula="of:=SUMPRODUCT([Thong_Tin_Ngay_Nghi_201701.$B$3:.$B$60]=[.$B27];[Thong_Tin_Ngay_Nghi_201701.$C$3:.$C$60]) +  SUMPRODUCT([Thong_Tin_Ngay_Nghi_201702.$B$3:.$B$61]=[.$B27];[Thong_Tin_Ngay_Nghi_201702.$C$3:.$C$61]) + SUMPRODUCT([Thong_Tin_Ngay_Nghi_201703.$B$3:.$B$62]=[.$B27];[Thong_Tin_Ngay_Nghi_201703.$C$3:.$C$62])" office:value-type="float" office:value="5">
            <text:p>5</text:p>
          </table:table-cell>
          <table:table-cell table:style-name="ce61" table:formula="of:=SUMPRODUCT([Thong_Tin_Ngay_Nghi_201701.$B$3:.$B$61]=[.$B27];[Thong_Tin_Ngay_Nghi_201701.$C$3:.$C$61])+SUMPRODUCT([Thong_Tin_Ngay_Nghi_201702.$B$3:.$B$62]=[.$B27];[Thong_Tin_Ngay_Nghi_201702.$C$3:.$C$62])+SUMPRODUCT([Thong_Tin_Ngay_Nghi_201703.$B$3:.$B$63]=[.$B27];[Thong_Tin_Ngay_Nghi_201703.$C$3:.$C$63])+SUMPRODUCT([Thong_Tin_Ngay_Nghi_201704.$B$3:.$B$63]=[.$B27];[Thong_Tin_Ngay_Nghi_201704.$C$3:.$C$63])+SUMPRODUCT([Thong_Tin_Ngay_Nghi_201705.$B$3:.$B$62]=[.$B27];[Thong_Tin_Ngay_Nghi_201705.$C$3:.$C$62])+SUMPRODUCT([Thong_Tin_Ngay_Nghi_201706.$B$3:.$B$64]=[.$B27];[Thong_Tin_Ngay_Nghi_201706.$C$3:.$C$64])+SUMPRODUCT([Thong_Tin_Ngay_Nghi_201707.$B$3:.$B$66]=[.$B27];[Thong_Tin_Ngay_Nghi_201707.$C$3:.$C$66])+SUMPRODUCT([Thong_Tin_Ngay_Nghi_201708.$B$3:.$B$66]=[.$B27];[Thong_Tin_Ngay_Nghi_201708.$C$3:.$C$66])+SUMPRODUCT([Thong_Tin_Ngay_Nghi_201709.$B$3:.$B$64]=[.$B27];[Thong_Tin_Ngay_Nghi_201709.$C$3:.$C$64])+SUMPRODUCT([Thong_Tin_Ngay_Nghi_201710.$B$3:.$B$64]=[.$B27];[Thong_Tin_Ngay_Nghi_201710.$C$3:.$C$64])+SUMPRODUCT([Thong_Tin_Ngay_Nghi_201711.$B$3:.$B$66]=[.$B27];[Thong_Tin_Ngay_Nghi_201711.$C$3:.$C$66])+ SUMPRODUCT([Thong_Tin_Ngay_Nghi_201712.$B$3:.$B$68]=[.$B27];[Thong_Tin_Ngay_Nghi_201712.$C$3:.$C$68])" office:value-type="float" office:value="13">
            <text:p>13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I27]+[.K27] +[.J27]+[.L27]" office:value-type="float" office:value="0">
            <text:p>0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12-22T13:20:53.8">
            <text:p>12/22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2">
            <text:p>12</text:p>
          </table:table-cell>
          <table:table-cell table:style-name="ce56" table:formula="of:=SUMPRODUCT([Thong_Tin_Ngay_Nghi_201701.$B$3:.$B$60]=[.$B28];[Thong_Tin_Ngay_Nghi_201701.$C$3:.$C$60]) +  SUMPRODUCT([Thong_Tin_Ngay_Nghi_201702.$B$3:.$B$61]=[.$B28];[Thong_Tin_Ngay_Nghi_201702.$C$3:.$C$61]) + SUMPRODUCT([Thong_Tin_Ngay_Nghi_201703.$B$3:.$B$62]=[.$B28];[Thong_Tin_Ngay_Nghi_201703.$C$3:.$C$62])" office:value-type="float" office:value="5">
            <text:p>5</text:p>
          </table:table-cell>
          <table:table-cell table:style-name="ce61" table:formula="of:=SUMPRODUCT([Thong_Tin_Ngay_Nghi_201701.$B$3:.$B$61]=[.$B28];[Thong_Tin_Ngay_Nghi_201701.$C$3:.$C$61])+SUMPRODUCT([Thong_Tin_Ngay_Nghi_201702.$B$3:.$B$62]=[.$B28];[Thong_Tin_Ngay_Nghi_201702.$C$3:.$C$62])+SUMPRODUCT([Thong_Tin_Ngay_Nghi_201703.$B$3:.$B$63]=[.$B28];[Thong_Tin_Ngay_Nghi_201703.$C$3:.$C$63])+SUMPRODUCT([Thong_Tin_Ngay_Nghi_201704.$B$3:.$B$63]=[.$B28];[Thong_Tin_Ngay_Nghi_201704.$C$3:.$C$63])+SUMPRODUCT([Thong_Tin_Ngay_Nghi_201705.$B$3:.$B$62]=[.$B28];[Thong_Tin_Ngay_Nghi_201705.$C$3:.$C$62])+SUMPRODUCT([Thong_Tin_Ngay_Nghi_201706.$B$3:.$B$64]=[.$B28];[Thong_Tin_Ngay_Nghi_201706.$C$3:.$C$64])+SUMPRODUCT([Thong_Tin_Ngay_Nghi_201707.$B$3:.$B$66]=[.$B28];[Thong_Tin_Ngay_Nghi_201707.$C$3:.$C$66])+SUMPRODUCT([Thong_Tin_Ngay_Nghi_201708.$B$3:.$B$66]=[.$B28];[Thong_Tin_Ngay_Nghi_201708.$C$3:.$C$66])+SUMPRODUCT([Thong_Tin_Ngay_Nghi_201709.$B$3:.$B$64]=[.$B28];[Thong_Tin_Ngay_Nghi_201709.$C$3:.$C$64])+SUMPRODUCT([Thong_Tin_Ngay_Nghi_201710.$B$3:.$B$64]=[.$B28];[Thong_Tin_Ngay_Nghi_201710.$C$3:.$C$64])+SUMPRODUCT([Thong_Tin_Ngay_Nghi_201711.$B$3:.$B$66]=[.$B28];[Thong_Tin_Ngay_Nghi_201711.$C$3:.$C$66])+ SUMPRODUCT([Thong_Tin_Ngay_Nghi_201712.$B$3:.$B$68]=[.$B28];[Thong_Tin_Ngay_Nghi_201712.$C$3:.$C$68])" office:value-type="float" office:value="7.5">
            <text:p>7.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I28]+[.K28] +[.J28]+[.L28]" office:value-type="float" office:value="6.5">
            <text:p>6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12-22T13:20:53.8">
            <text:p>12/22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2">
            <text:p>12</text:p>
          </table:table-cell>
          <table:table-cell table:style-name="ce56" table:formula="of:=SUMPRODUCT([Thong_Tin_Ngay_Nghi_201701.$B$3:.$B$60]=[.$B29];[Thong_Tin_Ngay_Nghi_201701.$C$3:.$C$60]) +  SUMPRODUCT([Thong_Tin_Ngay_Nghi_201702.$B$3:.$B$61]=[.$B29];[Thong_Tin_Ngay_Nghi_201702.$C$3:.$C$61]) + SUMPRODUCT([Thong_Tin_Ngay_Nghi_201703.$B$3:.$B$62]=[.$B29];[Thong_Tin_Ngay_Nghi_201703.$C$3:.$C$62])" office:value-type="float" office:value="0">
            <text:p>0</text:p>
          </table:table-cell>
          <table:table-cell table:style-name="ce61" table:formula="of:=SUMPRODUCT([Thong_Tin_Ngay_Nghi_201701.$B$3:.$B$61]=[.$B29];[Thong_Tin_Ngay_Nghi_201701.$C$3:.$C$61])+SUMPRODUCT([Thong_Tin_Ngay_Nghi_201702.$B$3:.$B$62]=[.$B29];[Thong_Tin_Ngay_Nghi_201702.$C$3:.$C$62])+SUMPRODUCT([Thong_Tin_Ngay_Nghi_201703.$B$3:.$B$63]=[.$B29];[Thong_Tin_Ngay_Nghi_201703.$C$3:.$C$63])+SUMPRODUCT([Thong_Tin_Ngay_Nghi_201704.$B$3:.$B$63]=[.$B29];[Thong_Tin_Ngay_Nghi_201704.$C$3:.$C$63])+SUMPRODUCT([Thong_Tin_Ngay_Nghi_201705.$B$3:.$B$62]=[.$B29];[Thong_Tin_Ngay_Nghi_201705.$C$3:.$C$62])+SUMPRODUCT([Thong_Tin_Ngay_Nghi_201706.$B$3:.$B$64]=[.$B29];[Thong_Tin_Ngay_Nghi_201706.$C$3:.$C$64])+SUMPRODUCT([Thong_Tin_Ngay_Nghi_201707.$B$3:.$B$66]=[.$B29];[Thong_Tin_Ngay_Nghi_201707.$C$3:.$C$66])+SUMPRODUCT([Thong_Tin_Ngay_Nghi_201708.$B$3:.$B$66]=[.$B29];[Thong_Tin_Ngay_Nghi_201708.$C$3:.$C$66])+SUMPRODUCT([Thong_Tin_Ngay_Nghi_201709.$B$3:.$B$64]=[.$B29];[Thong_Tin_Ngay_Nghi_201709.$C$3:.$C$64])+SUMPRODUCT([Thong_Tin_Ngay_Nghi_201710.$B$3:.$B$64]=[.$B29];[Thong_Tin_Ngay_Nghi_201710.$C$3:.$C$64])+SUMPRODUCT([Thong_Tin_Ngay_Nghi_201711.$B$3:.$B$66]=[.$B29];[Thong_Tin_Ngay_Nghi_201711.$C$3:.$C$66])+ SUMPRODUCT([Thong_Tin_Ngay_Nghi_201712.$B$3:.$B$68]=[.$B29];[Thong_Tin_Ngay_Nghi_201712.$C$3:.$C$68])" office:value-type="float" office:value="0.5">
            <text:p>0.5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11.5">
            <text:p>11.5</text:p>
          </table:table-cell>
          <table:table-cell table:number-columns-repeated="2" table:style-name="ce48"/>
          <table:table-cell table:style-name="ce63"/>
          <table:table-cell table:style-name="ce48" table:formula="of:=[.I29]+[.K29] +[.J29]+[.L29]" office:value-type="float" office:value="11.5">
            <text:p>11.5</text:p>
          </table:table-cell>
          <table:table-cell table:style-name="ce66"/>
          <table:table-cell table:number-columns-repeated="1010"/>
        </table:table-row>
        <table:table-row table:style-name="ro15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12-22T13:20:53.8">
            <text:p>12/22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2">
            <text:p>12</text:p>
          </table:table-cell>
          <table:table-cell table:style-name="ce56" table:formula="of:=SUMPRODUCT([Thong_Tin_Ngay_Nghi_201701.$B$3:.$B$60]=[.$B30];[Thong_Tin_Ngay_Nghi_201701.$C$3:.$C$60]) +  SUMPRODUCT([Thong_Tin_Ngay_Nghi_201702.$B$3:.$B$61]=[.$B30];[Thong_Tin_Ngay_Nghi_201702.$C$3:.$C$61]) + SUMPRODUCT([Thong_Tin_Ngay_Nghi_201703.$B$3:.$B$62]=[.$B30];[Thong_Tin_Ngay_Nghi_201703.$C$3:.$C$62])" office:value-type="float" office:value="5">
            <text:p>5</text:p>
          </table:table-cell>
          <table:table-cell table:style-name="ce61" table:formula="of:=SUMPRODUCT([Thong_Tin_Ngay_Nghi_201701.$B$3:.$B$61]=[.$B30];[Thong_Tin_Ngay_Nghi_201701.$C$3:.$C$61])+SUMPRODUCT([Thong_Tin_Ngay_Nghi_201702.$B$3:.$B$62]=[.$B30];[Thong_Tin_Ngay_Nghi_201702.$C$3:.$C$62])+SUMPRODUCT([Thong_Tin_Ngay_Nghi_201703.$B$3:.$B$63]=[.$B30];[Thong_Tin_Ngay_Nghi_201703.$C$3:.$C$63])+SUMPRODUCT([Thong_Tin_Ngay_Nghi_201704.$B$3:.$B$63]=[.$B30];[Thong_Tin_Ngay_Nghi_201704.$C$3:.$C$63])+SUMPRODUCT([Thong_Tin_Ngay_Nghi_201705.$B$3:.$B$62]=[.$B30];[Thong_Tin_Ngay_Nghi_201705.$C$3:.$C$62])+SUMPRODUCT([Thong_Tin_Ngay_Nghi_201706.$B$3:.$B$64]=[.$B30];[Thong_Tin_Ngay_Nghi_201706.$C$3:.$C$64])+SUMPRODUCT([Thong_Tin_Ngay_Nghi_201707.$B$3:.$B$66]=[.$B30];[Thong_Tin_Ngay_Nghi_201707.$C$3:.$C$66])+SUMPRODUCT([Thong_Tin_Ngay_Nghi_201708.$B$3:.$B$66]=[.$B30];[Thong_Tin_Ngay_Nghi_201708.$C$3:.$C$66])+SUMPRODUCT([Thong_Tin_Ngay_Nghi_201709.$B$3:.$B$64]=[.$B30];[Thong_Tin_Ngay_Nghi_201709.$C$3:.$C$64])+SUMPRODUCT([Thong_Tin_Ngay_Nghi_201710.$B$3:.$B$64]=[.$B30];[Thong_Tin_Ngay_Nghi_201710.$C$3:.$C$64])+SUMPRODUCT([Thong_Tin_Ngay_Nghi_201711.$B$3:.$B$66]=[.$B30];[Thong_Tin_Ngay_Nghi_201711.$C$3:.$C$66])+ SUMPRODUCT([Thong_Tin_Ngay_Nghi_201712.$B$3:.$B$68]=[.$B30];[Thong_Tin_Ngay_Nghi_201712.$C$3:.$C$68])" office:value-type="float" office:value="24">
            <text:p>24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-7.5">
            <text:p>-7.5</text:p>
          </table:table-cell>
          <table:table-cell table:style-name="ce48"/>
          <table:table-cell table:style-name="ce48" table:formula="of:=5+5.5" office:value-type="float" office:value="10.5">
            <text:p>10.5</text:p>
          </table:table-cell>
          <table:table-cell table:style-name="ce63"/>
          <table:table-cell table:style-name="ce48" table:formula="of:=[.I30]+[.K30] +[.J30]+[.L30]" office:value-type="float" office:value="3">
            <text:p>3</text:p>
          </table:table-cell>
          <table:table-cell table:style-name="ce66" office:value-type="string">
            <text:p>Những ngày nghỉ này đã trừ vào lương → sẽ ko trừ vào phép nữa:</text:p>
            <text:p>- Tháng 6 5 ngày</text:p>
            <text:p>- Tháng 7 5.5 ngày</text:p>
          </table:table-cell>
          <table:table-cell table:number-columns-repeated="1010"/>
        </table:table-row>
        <table:table-row table:style-name="ro16">
          <table:table-cell table:style-name="ce42" office:value-type="float" office:value="25">
            <text:p>25</text:p>
          </table:table-cell>
          <table:table-cell table:style-name="ce44" office:value-type="string">
            <text:p>KienTT</text:p>
          </table:table-cell>
          <table:table-cell table:style-name="ce48"/>
          <table:table-cell table:style-name="ce50" office:value-type="date" office:date-value="2017-12-18">
            <text:p>12/18/17</text:p>
          </table:table-cell>
          <table:table-cell table:style-name="ce50" table:formula="of:=IF(YEAR(NOW())&gt;YEAR([.D31]);DATE(YEAR([.D31]);12;31);NOW())" office:value-type="date" office:date-value="2017-12-22T13:20:53.81">
            <text:p>12/22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0">
            <text:p>0</text:p>
          </table:table-cell>
          <table:table-cell table:style-name="ce56" table:formula="of:=SUMPRODUCT([Thong_Tin_Ngay_Nghi_201701.$B$3:.$B$60]=[.$B31];[Thong_Tin_Ngay_Nghi_201701.$C$3:.$C$60]) +  SUMPRODUCT([Thong_Tin_Ngay_Nghi_201702.$B$3:.$B$61]=[.$B31];[Thong_Tin_Ngay_Nghi_201702.$C$3:.$C$61]) + SUMPRODUCT([Thong_Tin_Ngay_Nghi_201703.$B$3:.$B$62]=[.$B31];[Thong_Tin_Ngay_Nghi_201703.$C$3:.$C$62])" office:value-type="float" office:value="0">
            <text:p>0</text:p>
          </table:table-cell>
          <table:table-cell table:style-name="ce61" table:formula="of:=SUMPRODUCT([Thong_Tin_Ngay_Nghi_201701.$B$3:.$B$61]=[.$B31];[Thong_Tin_Ngay_Nghi_201701.$C$3:.$C$61])+SUMPRODUCT([Thong_Tin_Ngay_Nghi_201702.$B$3:.$B$62]=[.$B31];[Thong_Tin_Ngay_Nghi_201702.$C$3:.$C$62])+SUMPRODUCT([Thong_Tin_Ngay_Nghi_201703.$B$3:.$B$63]=[.$B31];[Thong_Tin_Ngay_Nghi_201703.$C$3:.$C$63])+SUMPRODUCT([Thong_Tin_Ngay_Nghi_201704.$B$3:.$B$63]=[.$B31];[Thong_Tin_Ngay_Nghi_201704.$C$3:.$C$63])+SUMPRODUCT([Thong_Tin_Ngay_Nghi_201705.$B$3:.$B$62]=[.$B31];[Thong_Tin_Ngay_Nghi_201705.$C$3:.$C$62])+SUMPRODUCT([Thong_Tin_Ngay_Nghi_201706.$B$3:.$B$64]=[.$B31];[Thong_Tin_Ngay_Nghi_201706.$C$3:.$C$64])+SUMPRODUCT([Thong_Tin_Ngay_Nghi_201707.$B$3:.$B$66]=[.$B31];[Thong_Tin_Ngay_Nghi_201707.$C$3:.$C$66])+SUMPRODUCT([Thong_Tin_Ngay_Nghi_201708.$B$3:.$B$66]=[.$B31];[Thong_Tin_Ngay_Nghi_201708.$C$3:.$C$66])+SUMPRODUCT([Thong_Tin_Ngay_Nghi_201709.$B$3:.$B$64]=[.$B31];[Thong_Tin_Ngay_Nghi_201709.$C$3:.$C$64])+SUMPRODUCT([Thong_Tin_Ngay_Nghi_201710.$B$3:.$B$64]=[.$B31];[Thong_Tin_Ngay_Nghi_201710.$C$3:.$C$64])+SUMPRODUCT([Thong_Tin_Ngay_Nghi_201711.$B$3:.$B$66]=[.$B31];[Thong_Tin_Ngay_Nghi_201711.$C$3:.$C$66])+ SUMPRODUCT([Thong_Tin_Ngay_Nghi_201712.$B$3:.$B$68]=[.$B31];[Thong_Tin_Ngay_Nghi_201712.$C$3:.$C$68])" office:value-type="float" office:value="0">
            <text:p>0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I31]+[.K31] +[.J31]+[.L31]" office:value-type="float" office:value="0">
            <text:p>0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12-22T13:20:53.81">
            <text:p>12/22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2">
            <text:p>12</text:p>
          </table:table-cell>
          <table:table-cell table:style-name="ce56" table:formula="of:=SUMPRODUCT([Thong_Tin_Ngay_Nghi_201701.$B$3:.$B$60]=[.$B32];[Thong_Tin_Ngay_Nghi_201701.$C$3:.$C$60]) +  SUMPRODUCT([Thong_Tin_Ngay_Nghi_201702.$B$3:.$B$61]=[.$B32];[Thong_Tin_Ngay_Nghi_201702.$C$3:.$C$61]) + SUMPRODUCT([Thong_Tin_Ngay_Nghi_201703.$B$3:.$B$62]=[.$B32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32];[Thong_Tin_Ngay_Nghi_201701.$C$3:.$C$61])+SUMPRODUCT([Thong_Tin_Ngay_Nghi_201702.$B$3:.$B$62]=[.$B32];[Thong_Tin_Ngay_Nghi_201702.$C$3:.$C$62])+SUMPRODUCT([Thong_Tin_Ngay_Nghi_201703.$B$3:.$B$63]=[.$B32];[Thong_Tin_Ngay_Nghi_201703.$C$3:.$C$63])+SUMPRODUCT([Thong_Tin_Ngay_Nghi_201704.$B$3:.$B$63]=[.$B32];[Thong_Tin_Ngay_Nghi_201704.$C$3:.$C$63])+SUMPRODUCT([Thong_Tin_Ngay_Nghi_201705.$B$3:.$B$62]=[.$B32];[Thong_Tin_Ngay_Nghi_201705.$C$3:.$C$62])+SUMPRODUCT([Thong_Tin_Ngay_Nghi_201706.$B$3:.$B$64]=[.$B32];[Thong_Tin_Ngay_Nghi_201706.$C$3:.$C$64])+SUMPRODUCT([Thong_Tin_Ngay_Nghi_201707.$B$3:.$B$66]=[.$B32];[Thong_Tin_Ngay_Nghi_201707.$C$3:.$C$66])+SUMPRODUCT([Thong_Tin_Ngay_Nghi_201708.$B$3:.$B$66]=[.$B32];[Thong_Tin_Ngay_Nghi_201708.$C$3:.$C$66])+SUMPRODUCT([Thong_Tin_Ngay_Nghi_201709.$B$3:.$B$64]=[.$B32];[Thong_Tin_Ngay_Nghi_201709.$C$3:.$C$64])+SUMPRODUCT([Thong_Tin_Ngay_Nghi_201710.$B$3:.$B$64]=[.$B32];[Thong_Tin_Ngay_Nghi_201710.$C$3:.$C$64])+SUMPRODUCT([Thong_Tin_Ngay_Nghi_201711.$B$3:.$B$66]=[.$B32];[Thong_Tin_Ngay_Nghi_201711.$C$3:.$C$66])+ SUMPRODUCT([Thong_Tin_Ngay_Nghi_201712.$B$3:.$B$68]=[.$B32];[Thong_Tin_Ngay_Nghi_201712.$C$3:.$C$68])" office:value-type="float" office:value="16.5">
            <text:p>16.5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I32]+[.K32] +[.J32]+[.L32]" office:value-type="float" office:value="-3">
            <text:p>-3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12-22T13:20:53.81">
            <text:p>12/22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12">
            <text:p>12</text:p>
          </table:table-cell>
          <table:table-cell table:style-name="ce56" table:formula="of:=SUMPRODUCT([Thong_Tin_Ngay_Nghi_201701.$B$3:.$B$60]=[.$B33];[Thong_Tin_Ngay_Nghi_201701.$C$3:.$C$60]) +  SUMPRODUCT([Thong_Tin_Ngay_Nghi_201702.$B$3:.$B$61]=[.$B33];[Thong_Tin_Ngay_Nghi_201702.$C$3:.$C$61]) + SUMPRODUCT([Thong_Tin_Ngay_Nghi_201703.$B$3:.$B$62]=[.$B33];[Thong_Tin_Ngay_Nghi_201703.$C$3:.$C$62])" office:value-type="float" office:value="2">
            <text:p>2</text:p>
          </table:table-cell>
          <table:table-cell table:style-name="ce61" table:formula="of:=SUMPRODUCT([Thong_Tin_Ngay_Nghi_201701.$B$3:.$B$61]=[.$B33];[Thong_Tin_Ngay_Nghi_201701.$C$3:.$C$61])+SUMPRODUCT([Thong_Tin_Ngay_Nghi_201702.$B$3:.$B$62]=[.$B33];[Thong_Tin_Ngay_Nghi_201702.$C$3:.$C$62])+SUMPRODUCT([Thong_Tin_Ngay_Nghi_201703.$B$3:.$B$63]=[.$B33];[Thong_Tin_Ngay_Nghi_201703.$C$3:.$C$63])+SUMPRODUCT([Thong_Tin_Ngay_Nghi_201704.$B$3:.$B$63]=[.$B33];[Thong_Tin_Ngay_Nghi_201704.$C$3:.$C$63])+SUMPRODUCT([Thong_Tin_Ngay_Nghi_201705.$B$3:.$B$62]=[.$B33];[Thong_Tin_Ngay_Nghi_201705.$C$3:.$C$62])+SUMPRODUCT([Thong_Tin_Ngay_Nghi_201706.$B$3:.$B$64]=[.$B33];[Thong_Tin_Ngay_Nghi_201706.$C$3:.$C$64])+SUMPRODUCT([Thong_Tin_Ngay_Nghi_201707.$B$3:.$B$66]=[.$B33];[Thong_Tin_Ngay_Nghi_201707.$C$3:.$C$66])+SUMPRODUCT([Thong_Tin_Ngay_Nghi_201708.$B$3:.$B$66]=[.$B33];[Thong_Tin_Ngay_Nghi_201708.$C$3:.$C$66])+SUMPRODUCT([Thong_Tin_Ngay_Nghi_201709.$B$3:.$B$64]=[.$B33];[Thong_Tin_Ngay_Nghi_201709.$C$3:.$C$64])+SUMPRODUCT([Thong_Tin_Ngay_Nghi_201710.$B$3:.$B$64]=[.$B33];[Thong_Tin_Ngay_Nghi_201710.$C$3:.$C$64])+SUMPRODUCT([Thong_Tin_Ngay_Nghi_201711.$B$3:.$B$66]=[.$B33];[Thong_Tin_Ngay_Nghi_201711.$C$3:.$C$66])+ SUMPRODUCT([Thong_Tin_Ngay_Nghi_201712.$B$3:.$B$68]=[.$B33];[Thong_Tin_Ngay_Nghi_201712.$C$3:.$C$68])" office:value-type="float" office:value="12">
            <text:p>12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I33]+[.K33] +[.J33]+[.L33]" office:value-type="float" office:value="2">
            <text:p>2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4" office:value-type="string">
            <text:p>LyNV</text:p>
          </table:table-cell>
          <table:table-cell table:style-name="ce48"/>
          <table:table-cell table:style-name="ce50" office:value-type="date" office:date-value="2017-12-18">
            <text:p>12/18/17</text:p>
          </table:table-cell>
          <table:table-cell table:style-name="ce50" table:formula="of:=IF(YEAR(NOW())&gt;YEAR([.D34]);DATE(YEAR([.D34]);12;31);NOW())" office:value-type="date" office:date-value="2017-12-22T13:20:53.81">
            <text:p>12/22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56" table:formula="of:=SUMPRODUCT([Thong_Tin_Ngay_Nghi_201701.$B$3:.$B$60]=[.$B34];[Thong_Tin_Ngay_Nghi_201701.$C$3:.$C$60]) +  SUMPRODUCT([Thong_Tin_Ngay_Nghi_201702.$B$3:.$B$61]=[.$B34];[Thong_Tin_Ngay_Nghi_201702.$C$3:.$C$61]) + SUMPRODUCT([Thong_Tin_Ngay_Nghi_201703.$B$3:.$B$62]=[.$B34];[Thong_Tin_Ngay_Nghi_201703.$C$3:.$C$62])" office:value-type="float" office:value="0">
            <text:p>0</text:p>
          </table:table-cell>
          <table:table-cell table:style-name="ce61" table:formula="of:=SUMPRODUCT([Thong_Tin_Ngay_Nghi_201701.$B$3:.$B$61]=[.$B34];[Thong_Tin_Ngay_Nghi_201701.$C$3:.$C$61])+SUMPRODUCT([Thong_Tin_Ngay_Nghi_201702.$B$3:.$B$62]=[.$B34];[Thong_Tin_Ngay_Nghi_201702.$C$3:.$C$62])+SUMPRODUCT([Thong_Tin_Ngay_Nghi_201703.$B$3:.$B$63]=[.$B34];[Thong_Tin_Ngay_Nghi_201703.$C$3:.$C$63])+SUMPRODUCT([Thong_Tin_Ngay_Nghi_201704.$B$3:.$B$63]=[.$B34];[Thong_Tin_Ngay_Nghi_201704.$C$3:.$C$63])+SUMPRODUCT([Thong_Tin_Ngay_Nghi_201705.$B$3:.$B$62]=[.$B34];[Thong_Tin_Ngay_Nghi_201705.$C$3:.$C$62])+SUMPRODUCT([Thong_Tin_Ngay_Nghi_201706.$B$3:.$B$64]=[.$B34];[Thong_Tin_Ngay_Nghi_201706.$C$3:.$C$64])+SUMPRODUCT([Thong_Tin_Ngay_Nghi_201707.$B$3:.$B$66]=[.$B34];[Thong_Tin_Ngay_Nghi_201707.$C$3:.$C$66])+SUMPRODUCT([Thong_Tin_Ngay_Nghi_201708.$B$3:.$B$66]=[.$B34];[Thong_Tin_Ngay_Nghi_201708.$C$3:.$C$66])+SUMPRODUCT([Thong_Tin_Ngay_Nghi_201709.$B$3:.$B$64]=[.$B34];[Thong_Tin_Ngay_Nghi_201709.$C$3:.$C$64])+SUMPRODUCT([Thong_Tin_Ngay_Nghi_201710.$B$3:.$B$64]=[.$B34];[Thong_Tin_Ngay_Nghi_201710.$C$3:.$C$64])+SUMPRODUCT([Thong_Tin_Ngay_Nghi_201711.$B$3:.$B$66]=[.$B34];[Thong_Tin_Ngay_Nghi_201711.$C$3:.$C$66])+ SUMPRODUCT([Thong_Tin_Ngay_Nghi_201712.$B$3:.$B$68]=[.$B34];[Thong_Tin_Ngay_Nghi_201712.$C$3:.$C$68])" office:value-type="float" office:value="1">
            <text:p>1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I34]+[.K34] +[.J34]+[.L34]" office:value-type="float" office:value="-1">
            <text:p>-1</text:p>
          </table:table-cell>
          <table:table-cell table:style-name="ce66"/>
          <table:table-cell table:number-columns-repeated="1010"/>
        </table:table-row>
        <table:table-row table:style-name="ro13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12-22T13:20:53.81">
            <text:p>12/22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2">
            <text:p>12</text:p>
          </table:table-cell>
          <table:table-cell table:style-name="ce56" table:formula="of:=SUMPRODUCT([Thong_Tin_Ngay_Nghi_201701.$B$3:.$B$60]=[.$B35];[Thong_Tin_Ngay_Nghi_201701.$C$3:.$C$60]) +  SUMPRODUCT([Thong_Tin_Ngay_Nghi_201702.$B$3:.$B$61]=[.$B35];[Thong_Tin_Ngay_Nghi_201702.$C$3:.$C$61]) + SUMPRODUCT([Thong_Tin_Ngay_Nghi_201703.$B$3:.$B$62]=[.$B35];[Thong_Tin_Ngay_Nghi_201703.$C$3:.$C$62])" office:value-type="float" office:value="6">
            <text:p>6</text:p>
          </table:table-cell>
          <table:table-cell table:style-name="ce61" table:formula="of:=SUMPRODUCT([Thong_Tin_Ngay_Nghi_201701.$B$3:.$B$61]=[.$B35];[Thong_Tin_Ngay_Nghi_201701.$C$3:.$C$61])+SUMPRODUCT([Thong_Tin_Ngay_Nghi_201702.$B$3:.$B$62]=[.$B35];[Thong_Tin_Ngay_Nghi_201702.$C$3:.$C$62])+SUMPRODUCT([Thong_Tin_Ngay_Nghi_201703.$B$3:.$B$63]=[.$B35];[Thong_Tin_Ngay_Nghi_201703.$C$3:.$C$63])+SUMPRODUCT([Thong_Tin_Ngay_Nghi_201704.$B$3:.$B$63]=[.$B35];[Thong_Tin_Ngay_Nghi_201704.$C$3:.$C$63])+SUMPRODUCT([Thong_Tin_Ngay_Nghi_201705.$B$3:.$B$62]=[.$B35];[Thong_Tin_Ngay_Nghi_201705.$C$3:.$C$62])+SUMPRODUCT([Thong_Tin_Ngay_Nghi_201706.$B$3:.$B$64]=[.$B35];[Thong_Tin_Ngay_Nghi_201706.$C$3:.$C$64])+SUMPRODUCT([Thong_Tin_Ngay_Nghi_201707.$B$3:.$B$66]=[.$B35];[Thong_Tin_Ngay_Nghi_201707.$C$3:.$C$66])+SUMPRODUCT([Thong_Tin_Ngay_Nghi_201708.$B$3:.$B$66]=[.$B35];[Thong_Tin_Ngay_Nghi_201708.$C$3:.$C$66])+SUMPRODUCT([Thong_Tin_Ngay_Nghi_201709.$B$3:.$B$64]=[.$B35];[Thong_Tin_Ngay_Nghi_201709.$C$3:.$C$64])+SUMPRODUCT([Thong_Tin_Ngay_Nghi_201710.$B$3:.$B$64]=[.$B35];[Thong_Tin_Ngay_Nghi_201710.$C$3:.$C$64])+SUMPRODUCT([Thong_Tin_Ngay_Nghi_201711.$B$3:.$B$66]=[.$B35];[Thong_Tin_Ngay_Nghi_201711.$C$3:.$C$66])+ SUMPRODUCT([Thong_Tin_Ngay_Nghi_201712.$B$3:.$B$68]=[.$B35];[Thong_Tin_Ngay_Nghi_201712.$C$3:.$C$68])" office:value-type="float" office:value="15.5">
            <text:p>15.5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-1.5">
            <text:p>-1.5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63"/>
          <table:table-cell table:style-name="ce48" table:formula="of:=[.I35]+[.K35] +[.J35]+[.L35]" office:value-type="float" office:value="1.5">
            <text:p>1.5</text:p>
          </table:table-cell>
          <table:table-cell table:style-name="ce66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0"/>
        </table:table-row>
        <table:table-row table:style-name="ro13">
          <table:table-cell table:style-name="ce42" office:value-type="float" office:value="30">
            <text:p>30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6]);DATE(YEAR([.D36]);12;31);NOW())" office:value-type="date" office:date-value="2017-12-22T13:20:53.81">
            <text:p>12/22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2">
            <text:p>12</text:p>
          </table:table-cell>
          <table:table-cell table:style-name="ce56" table:formula="of:=SUMPRODUCT([Thong_Tin_Ngay_Nghi_201701.$B$3:.$B$60]=[.$B36];[Thong_Tin_Ngay_Nghi_201701.$C$3:.$C$60]) +  SUMPRODUCT([Thong_Tin_Ngay_Nghi_201702.$B$3:.$B$61]=[.$B36];[Thong_Tin_Ngay_Nghi_201702.$C$3:.$C$61]) + SUMPRODUCT([Thong_Tin_Ngay_Nghi_201703.$B$3:.$B$62]=[.$B36];[Thong_Tin_Ngay_Nghi_201703.$C$3:.$C$62])" office:value-type="float" office:value="5">
            <text:p>5</text:p>
          </table:table-cell>
          <table:table-cell table:style-name="ce61" table:formula="of:=SUMPRODUCT([Thong_Tin_Ngay_Nghi_201701.$B$3:.$B$61]=[.$B36];[Thong_Tin_Ngay_Nghi_201701.$C$3:.$C$61])+SUMPRODUCT([Thong_Tin_Ngay_Nghi_201702.$B$3:.$B$62]=[.$B36];[Thong_Tin_Ngay_Nghi_201702.$C$3:.$C$62])+SUMPRODUCT([Thong_Tin_Ngay_Nghi_201703.$B$3:.$B$63]=[.$B36];[Thong_Tin_Ngay_Nghi_201703.$C$3:.$C$63])+SUMPRODUCT([Thong_Tin_Ngay_Nghi_201704.$B$3:.$B$63]=[.$B36];[Thong_Tin_Ngay_Nghi_201704.$C$3:.$C$63])+SUMPRODUCT([Thong_Tin_Ngay_Nghi_201705.$B$3:.$B$62]=[.$B36];[Thong_Tin_Ngay_Nghi_201705.$C$3:.$C$62])+SUMPRODUCT([Thong_Tin_Ngay_Nghi_201706.$B$3:.$B$64]=[.$B36];[Thong_Tin_Ngay_Nghi_201706.$C$3:.$C$64])+SUMPRODUCT([Thong_Tin_Ngay_Nghi_201707.$B$3:.$B$66]=[.$B36];[Thong_Tin_Ngay_Nghi_201707.$C$3:.$C$66])+SUMPRODUCT([Thong_Tin_Ngay_Nghi_201708.$B$3:.$B$66]=[.$B36];[Thong_Tin_Ngay_Nghi_201708.$C$3:.$C$66])+SUMPRODUCT([Thong_Tin_Ngay_Nghi_201709.$B$3:.$B$64]=[.$B36];[Thong_Tin_Ngay_Nghi_201709.$C$3:.$C$64])+SUMPRODUCT([Thong_Tin_Ngay_Nghi_201710.$B$3:.$B$64]=[.$B36];[Thong_Tin_Ngay_Nghi_201710.$C$3:.$C$64])+SUMPRODUCT([Thong_Tin_Ngay_Nghi_201711.$B$3:.$B$66]=[.$B36];[Thong_Tin_Ngay_Nghi_201711.$C$3:.$C$66])+ SUMPRODUCT([Thong_Tin_Ngay_Nghi_201712.$B$3:.$B$68]=[.$B36];[Thong_Tin_Ngay_Nghi_201712.$C$3:.$C$68])" office:value-type="float" office:value="15.5">
            <text:p>15.5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-0.5">
            <text:p>-0.5</text:p>
          </table:table-cell>
          <table:table-cell table:style-name="ce48"/>
          <table:table-cell table:style-name="ce48" office:value-type="float" office:value="5">
            <text:p>5</text:p>
          </table:table-cell>
          <table:table-cell table:style-name="ce63"/>
          <table:table-cell table:style-name="ce48" table:formula="of:=[.I36]+[.K36] +[.J36]+[.L36]" office:value-type="float" office:value="4.5">
            <text:p>4.5</text:p>
          </table:table-cell>
          <table:table-cell table:style-name="ce66" office:value-type="string">
            <text:p>Những ngày nghỉ này đã trừ vào lương → sẽ ko trừ vào phép nữa:</text:p>
            <text:p>- Tháng 7 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12-22T13:20:53.82">
            <text:p>12/22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2">
            <text:p>12</text:p>
          </table:table-cell>
          <table:table-cell table:style-name="ce56" table:formula="of:=SUMPRODUCT([Thong_Tin_Ngay_Nghi_201701.$B$3:.$B$60]=[.$B37];[Thong_Tin_Ngay_Nghi_201701.$C$3:.$C$60]) +  SUMPRODUCT([Thong_Tin_Ngay_Nghi_201702.$B$3:.$B$61]=[.$B37];[Thong_Tin_Ngay_Nghi_201702.$C$3:.$C$61]) + SUMPRODUCT([Thong_Tin_Ngay_Nghi_201703.$B$3:.$B$62]=[.$B37];[Thong_Tin_Ngay_Nghi_201703.$C$3:.$C$62])" office:value-type="float" office:value="3">
            <text:p>3</text:p>
          </table:table-cell>
          <table:table-cell table:style-name="ce61" table:formula="of:=SUMPRODUCT([Thong_Tin_Ngay_Nghi_201701.$B$3:.$B$61]=[.$B37];[Thong_Tin_Ngay_Nghi_201701.$C$3:.$C$61])+SUMPRODUCT([Thong_Tin_Ngay_Nghi_201702.$B$3:.$B$62]=[.$B37];[Thong_Tin_Ngay_Nghi_201702.$C$3:.$C$62])+SUMPRODUCT([Thong_Tin_Ngay_Nghi_201703.$B$3:.$B$63]=[.$B37];[Thong_Tin_Ngay_Nghi_201703.$C$3:.$C$63])+SUMPRODUCT([Thong_Tin_Ngay_Nghi_201704.$B$3:.$B$63]=[.$B37];[Thong_Tin_Ngay_Nghi_201704.$C$3:.$C$63])+SUMPRODUCT([Thong_Tin_Ngay_Nghi_201705.$B$3:.$B$62]=[.$B37];[Thong_Tin_Ngay_Nghi_201705.$C$3:.$C$62])+SUMPRODUCT([Thong_Tin_Ngay_Nghi_201706.$B$3:.$B$64]=[.$B37];[Thong_Tin_Ngay_Nghi_201706.$C$3:.$C$64])+SUMPRODUCT([Thong_Tin_Ngay_Nghi_201707.$B$3:.$B$66]=[.$B37];[Thong_Tin_Ngay_Nghi_201707.$C$3:.$C$66])+SUMPRODUCT([Thong_Tin_Ngay_Nghi_201708.$B$3:.$B$66]=[.$B37];[Thong_Tin_Ngay_Nghi_201708.$C$3:.$C$66])+SUMPRODUCT([Thong_Tin_Ngay_Nghi_201709.$B$3:.$B$64]=[.$B37];[Thong_Tin_Ngay_Nghi_201709.$C$3:.$C$64])+SUMPRODUCT([Thong_Tin_Ngay_Nghi_201710.$B$3:.$B$64]=[.$B37];[Thong_Tin_Ngay_Nghi_201710.$C$3:.$C$64])+SUMPRODUCT([Thong_Tin_Ngay_Nghi_201711.$B$3:.$B$66]=[.$B37];[Thong_Tin_Ngay_Nghi_201711.$C$3:.$C$66])+ SUMPRODUCT([Thong_Tin_Ngay_Nghi_201712.$B$3:.$B$68]=[.$B37];[Thong_Tin_Ngay_Nghi_201712.$C$3:.$C$68])" office:value-type="float" office:value="12.5">
            <text:p>12.5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I37]+[.K37] +[.J37]+[.L37]" office:value-type="float" office:value="1">
            <text:p>1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12-22T13:20:53.82">
            <text:p>12/22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2">
            <text:p>12</text:p>
          </table:table-cell>
          <table:table-cell table:style-name="ce56" table:formula="of:=SUMPRODUCT([Thong_Tin_Ngay_Nghi_201701.$B$3:.$B$60]=[.$B38];[Thong_Tin_Ngay_Nghi_201701.$C$3:.$C$60]) +  SUMPRODUCT([Thong_Tin_Ngay_Nghi_201702.$B$3:.$B$61]=[.$B38];[Thong_Tin_Ngay_Nghi_201702.$C$3:.$C$61]) + SUMPRODUCT([Thong_Tin_Ngay_Nghi_201703.$B$3:.$B$62]=[.$B38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38];[Thong_Tin_Ngay_Nghi_201701.$C$3:.$C$61])+SUMPRODUCT([Thong_Tin_Ngay_Nghi_201702.$B$3:.$B$62]=[.$B38];[Thong_Tin_Ngay_Nghi_201702.$C$3:.$C$62])+SUMPRODUCT([Thong_Tin_Ngay_Nghi_201703.$B$3:.$B$63]=[.$B38];[Thong_Tin_Ngay_Nghi_201703.$C$3:.$C$63])+SUMPRODUCT([Thong_Tin_Ngay_Nghi_201704.$B$3:.$B$63]=[.$B38];[Thong_Tin_Ngay_Nghi_201704.$C$3:.$C$63])+SUMPRODUCT([Thong_Tin_Ngay_Nghi_201705.$B$3:.$B$62]=[.$B38];[Thong_Tin_Ngay_Nghi_201705.$C$3:.$C$62])+SUMPRODUCT([Thong_Tin_Ngay_Nghi_201706.$B$3:.$B$64]=[.$B38];[Thong_Tin_Ngay_Nghi_201706.$C$3:.$C$64])+SUMPRODUCT([Thong_Tin_Ngay_Nghi_201707.$B$3:.$B$66]=[.$B38];[Thong_Tin_Ngay_Nghi_201707.$C$3:.$C$66])+SUMPRODUCT([Thong_Tin_Ngay_Nghi_201708.$B$3:.$B$66]=[.$B38];[Thong_Tin_Ngay_Nghi_201708.$C$3:.$C$66])+SUMPRODUCT([Thong_Tin_Ngay_Nghi_201709.$B$3:.$B$64]=[.$B38];[Thong_Tin_Ngay_Nghi_201709.$C$3:.$C$64])+SUMPRODUCT([Thong_Tin_Ngay_Nghi_201710.$B$3:.$B$64]=[.$B38];[Thong_Tin_Ngay_Nghi_201710.$C$3:.$C$64])+SUMPRODUCT([Thong_Tin_Ngay_Nghi_201711.$B$3:.$B$66]=[.$B38];[Thong_Tin_Ngay_Nghi_201711.$C$3:.$C$66])+ SUMPRODUCT([Thong_Tin_Ngay_Nghi_201712.$B$3:.$B$68]=[.$B38];[Thong_Tin_Ngay_Nghi_201712.$C$3:.$C$68])" office:value-type="float" office:value="12.5">
            <text:p>12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I38]+[.K38] +[.J38]+[.L38]" office:value-type="float" office:value="2.5">
            <text:p>2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12-22T13:20:53.82">
            <text:p>12/22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2">
            <text:p>12</text:p>
          </table:table-cell>
          <table:table-cell table:style-name="ce56" table:formula="of:=SUMPRODUCT([Thong_Tin_Ngay_Nghi_201701.$B$3:.$B$60]=[.$B39];[Thong_Tin_Ngay_Nghi_201701.$C$3:.$C$60]) +  SUMPRODUCT([Thong_Tin_Ngay_Nghi_201702.$B$3:.$B$61]=[.$B39];[Thong_Tin_Ngay_Nghi_201702.$C$3:.$C$61]) + SUMPRODUCT([Thong_Tin_Ngay_Nghi_201703.$B$3:.$B$62]=[.$B39];[Thong_Tin_Ngay_Nghi_201703.$C$3:.$C$62])" office:value-type="float" office:value="5">
            <text:p>5</text:p>
          </table:table-cell>
          <table:table-cell table:style-name="ce61" table:formula="of:=SUMPRODUCT([Thong_Tin_Ngay_Nghi_201701.$B$3:.$B$61]=[.$B39];[Thong_Tin_Ngay_Nghi_201701.$C$3:.$C$61])+SUMPRODUCT([Thong_Tin_Ngay_Nghi_201702.$B$3:.$B$62]=[.$B39];[Thong_Tin_Ngay_Nghi_201702.$C$3:.$C$62])+SUMPRODUCT([Thong_Tin_Ngay_Nghi_201703.$B$3:.$B$63]=[.$B39];[Thong_Tin_Ngay_Nghi_201703.$C$3:.$C$63])+SUMPRODUCT([Thong_Tin_Ngay_Nghi_201704.$B$3:.$B$63]=[.$B39];[Thong_Tin_Ngay_Nghi_201704.$C$3:.$C$63])+SUMPRODUCT([Thong_Tin_Ngay_Nghi_201705.$B$3:.$B$62]=[.$B39];[Thong_Tin_Ngay_Nghi_201705.$C$3:.$C$62])+SUMPRODUCT([Thong_Tin_Ngay_Nghi_201706.$B$3:.$B$64]=[.$B39];[Thong_Tin_Ngay_Nghi_201706.$C$3:.$C$64])+SUMPRODUCT([Thong_Tin_Ngay_Nghi_201707.$B$3:.$B$66]=[.$B39];[Thong_Tin_Ngay_Nghi_201707.$C$3:.$C$66])+SUMPRODUCT([Thong_Tin_Ngay_Nghi_201708.$B$3:.$B$66]=[.$B39];[Thong_Tin_Ngay_Nghi_201708.$C$3:.$C$66])+SUMPRODUCT([Thong_Tin_Ngay_Nghi_201709.$B$3:.$B$64]=[.$B39];[Thong_Tin_Ngay_Nghi_201709.$C$3:.$C$64])+SUMPRODUCT([Thong_Tin_Ngay_Nghi_201710.$B$3:.$B$64]=[.$B39];[Thong_Tin_Ngay_Nghi_201710.$C$3:.$C$64])+SUMPRODUCT([Thong_Tin_Ngay_Nghi_201711.$B$3:.$B$66]=[.$B39];[Thong_Tin_Ngay_Nghi_201711.$C$3:.$C$66])+ SUMPRODUCT([Thong_Tin_Ngay_Nghi_201712.$B$3:.$B$68]=[.$B39];[Thong_Tin_Ngay_Nghi_201712.$C$3:.$C$68])" office:value-type="float" office:value="11.5">
            <text:p>11.5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5.5">
            <text:p>5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39]+[.K39] +[.J39]+[.L39]" office:value-type="float" office:value="6.5">
            <text:p>6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12-22T13:20:53.82">
            <text:p>12/22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2">
            <text:p>12</text:p>
          </table:table-cell>
          <table:table-cell table:style-name="ce56" table:formula="of:=SUMPRODUCT([Thong_Tin_Ngay_Nghi_201701.$B$3:.$B$60]=[.$B40];[Thong_Tin_Ngay_Nghi_201701.$C$3:.$C$60]) +  SUMPRODUCT([Thong_Tin_Ngay_Nghi_201702.$B$3:.$B$61]=[.$B40];[Thong_Tin_Ngay_Nghi_201702.$C$3:.$C$61]) + SUMPRODUCT([Thong_Tin_Ngay_Nghi_201703.$B$3:.$B$62]=[.$B40];[Thong_Tin_Ngay_Nghi_201703.$C$3:.$C$62])" office:value-type="float" office:value="1">
            <text:p>1</text:p>
          </table:table-cell>
          <table:table-cell table:style-name="ce61" table:formula="of:=SUMPRODUCT([Thong_Tin_Ngay_Nghi_201701.$B$3:.$B$61]=[.$B40];[Thong_Tin_Ngay_Nghi_201701.$C$3:.$C$61])+SUMPRODUCT([Thong_Tin_Ngay_Nghi_201702.$B$3:.$B$62]=[.$B40];[Thong_Tin_Ngay_Nghi_201702.$C$3:.$C$62])+SUMPRODUCT([Thong_Tin_Ngay_Nghi_201703.$B$3:.$B$63]=[.$B40];[Thong_Tin_Ngay_Nghi_201703.$C$3:.$C$63])+SUMPRODUCT([Thong_Tin_Ngay_Nghi_201704.$B$3:.$B$63]=[.$B40];[Thong_Tin_Ngay_Nghi_201704.$C$3:.$C$63])+SUMPRODUCT([Thong_Tin_Ngay_Nghi_201705.$B$3:.$B$62]=[.$B40];[Thong_Tin_Ngay_Nghi_201705.$C$3:.$C$62])+SUMPRODUCT([Thong_Tin_Ngay_Nghi_201706.$B$3:.$B$64]=[.$B40];[Thong_Tin_Ngay_Nghi_201706.$C$3:.$C$64])+SUMPRODUCT([Thong_Tin_Ngay_Nghi_201707.$B$3:.$B$66]=[.$B40];[Thong_Tin_Ngay_Nghi_201707.$C$3:.$C$66])+SUMPRODUCT([Thong_Tin_Ngay_Nghi_201708.$B$3:.$B$66]=[.$B40];[Thong_Tin_Ngay_Nghi_201708.$C$3:.$C$66])+SUMPRODUCT([Thong_Tin_Ngay_Nghi_201709.$B$3:.$B$64]=[.$B40];[Thong_Tin_Ngay_Nghi_201709.$C$3:.$C$64])+SUMPRODUCT([Thong_Tin_Ngay_Nghi_201710.$B$3:.$B$64]=[.$B40];[Thong_Tin_Ngay_Nghi_201710.$C$3:.$C$64])+SUMPRODUCT([Thong_Tin_Ngay_Nghi_201711.$B$3:.$B$66]=[.$B40];[Thong_Tin_Ngay_Nghi_201711.$C$3:.$C$66])+ SUMPRODUCT([Thong_Tin_Ngay_Nghi_201712.$B$3:.$B$68]=[.$B40];[Thong_Tin_Ngay_Nghi_201712.$C$3:.$C$68])" office:value-type="float" office:value="3.5">
            <text:p>3.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9.5">
            <text:p>9.5</text:p>
          </table:table-cell>
          <table:table-cell table:number-columns-repeated="2" table:style-name="ce48"/>
          <table:table-cell table:style-name="ce63"/>
          <table:table-cell table:style-name="ce48" table:formula="of:=[.I40]+[.K40] +[.J40]+[.L40]" office:value-type="float" office:value="9.5">
            <text:p>9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12-22T13:20:53.82">
            <text:p>12/22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2">
            <text:p>12</text:p>
          </table:table-cell>
          <table:table-cell table:style-name="ce56" table:formula="of:=SUMPRODUCT([Thong_Tin_Ngay_Nghi_201701.$B$3:.$B$60]=[.$B41];[Thong_Tin_Ngay_Nghi_201701.$C$3:.$C$60]) +  SUMPRODUCT([Thong_Tin_Ngay_Nghi_201702.$B$3:.$B$61]=[.$B41];[Thong_Tin_Ngay_Nghi_201702.$C$3:.$C$61]) + SUMPRODUCT([Thong_Tin_Ngay_Nghi_201703.$B$3:.$B$62]=[.$B41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1];[Thong_Tin_Ngay_Nghi_201701.$C$3:.$C$61])+SUMPRODUCT([Thong_Tin_Ngay_Nghi_201702.$B$3:.$B$62]=[.$B41];[Thong_Tin_Ngay_Nghi_201702.$C$3:.$C$62])+SUMPRODUCT([Thong_Tin_Ngay_Nghi_201703.$B$3:.$B$63]=[.$B41];[Thong_Tin_Ngay_Nghi_201703.$C$3:.$C$63])+SUMPRODUCT([Thong_Tin_Ngay_Nghi_201704.$B$3:.$B$63]=[.$B41];[Thong_Tin_Ngay_Nghi_201704.$C$3:.$C$63])+SUMPRODUCT([Thong_Tin_Ngay_Nghi_201705.$B$3:.$B$62]=[.$B41];[Thong_Tin_Ngay_Nghi_201705.$C$3:.$C$62])+SUMPRODUCT([Thong_Tin_Ngay_Nghi_201706.$B$3:.$B$64]=[.$B41];[Thong_Tin_Ngay_Nghi_201706.$C$3:.$C$64])+SUMPRODUCT([Thong_Tin_Ngay_Nghi_201707.$B$3:.$B$66]=[.$B41];[Thong_Tin_Ngay_Nghi_201707.$C$3:.$C$66])+SUMPRODUCT([Thong_Tin_Ngay_Nghi_201708.$B$3:.$B$66]=[.$B41];[Thong_Tin_Ngay_Nghi_201708.$C$3:.$C$66])+SUMPRODUCT([Thong_Tin_Ngay_Nghi_201709.$B$3:.$B$64]=[.$B41];[Thong_Tin_Ngay_Nghi_201709.$C$3:.$C$64])+SUMPRODUCT([Thong_Tin_Ngay_Nghi_201710.$B$3:.$B$64]=[.$B41];[Thong_Tin_Ngay_Nghi_201710.$C$3:.$C$64])+SUMPRODUCT([Thong_Tin_Ngay_Nghi_201711.$B$3:.$B$66]=[.$B41];[Thong_Tin_Ngay_Nghi_201711.$C$3:.$C$66])+ SUMPRODUCT([Thong_Tin_Ngay_Nghi_201712.$B$3:.$B$68]=[.$B41];[Thong_Tin_Ngay_Nghi_201712.$C$3:.$C$68])" office:value-type="float" office:value="12.5">
            <text:p>12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41]+[.K41] +[.J41]+[.L41]" office:value-type="float" office:value="5">
            <text:p>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12-22T13:20:53.82">
            <text:p>12/22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12">
            <text:p>12</text:p>
          </table:table-cell>
          <table:table-cell table:style-name="ce56" table:formula="of:=SUMPRODUCT([Thong_Tin_Ngay_Nghi_201701.$B$3:.$B$60]=[.$B42];[Thong_Tin_Ngay_Nghi_201701.$C$3:.$C$60]) +  SUMPRODUCT([Thong_Tin_Ngay_Nghi_201702.$B$3:.$B$61]=[.$B42];[Thong_Tin_Ngay_Nghi_201702.$C$3:.$C$61]) + SUMPRODUCT([Thong_Tin_Ngay_Nghi_201703.$B$3:.$B$62]=[.$B42];[Thong_Tin_Ngay_Nghi_201703.$C$3:.$C$62])" office:value-type="float" office:value="1.5">
            <text:p>1.5</text:p>
          </table:table-cell>
          <table:table-cell table:style-name="ce61" table:formula="of:=SUMPRODUCT([Thong_Tin_Ngay_Nghi_201701.$B$3:.$B$61]=[.$B42];[Thong_Tin_Ngay_Nghi_201701.$C$3:.$C$61])+SUMPRODUCT([Thong_Tin_Ngay_Nghi_201702.$B$3:.$B$62]=[.$B42];[Thong_Tin_Ngay_Nghi_201702.$C$3:.$C$62])+SUMPRODUCT([Thong_Tin_Ngay_Nghi_201703.$B$3:.$B$63]=[.$B42];[Thong_Tin_Ngay_Nghi_201703.$C$3:.$C$63])+SUMPRODUCT([Thong_Tin_Ngay_Nghi_201704.$B$3:.$B$63]=[.$B42];[Thong_Tin_Ngay_Nghi_201704.$C$3:.$C$63])+SUMPRODUCT([Thong_Tin_Ngay_Nghi_201705.$B$3:.$B$62]=[.$B42];[Thong_Tin_Ngay_Nghi_201705.$C$3:.$C$62])+SUMPRODUCT([Thong_Tin_Ngay_Nghi_201706.$B$3:.$B$64]=[.$B42];[Thong_Tin_Ngay_Nghi_201706.$C$3:.$C$64])+SUMPRODUCT([Thong_Tin_Ngay_Nghi_201707.$B$3:.$B$66]=[.$B42];[Thong_Tin_Ngay_Nghi_201707.$C$3:.$C$66])+SUMPRODUCT([Thong_Tin_Ngay_Nghi_201708.$B$3:.$B$66]=[.$B42];[Thong_Tin_Ngay_Nghi_201708.$C$3:.$C$66])+SUMPRODUCT([Thong_Tin_Ngay_Nghi_201709.$B$3:.$B$64]=[.$B42];[Thong_Tin_Ngay_Nghi_201709.$C$3:.$C$64])+SUMPRODUCT([Thong_Tin_Ngay_Nghi_201710.$B$3:.$B$64]=[.$B42];[Thong_Tin_Ngay_Nghi_201710.$C$3:.$C$64])+SUMPRODUCT([Thong_Tin_Ngay_Nghi_201711.$B$3:.$B$66]=[.$B42];[Thong_Tin_Ngay_Nghi_201711.$C$3:.$C$66])+ SUMPRODUCT([Thong_Tin_Ngay_Nghi_201712.$B$3:.$B$68]=[.$B42];[Thong_Tin_Ngay_Nghi_201712.$C$3:.$C$68])" office:value-type="float" office:value="13">
            <text:p>13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I42]+[.K42] +[.J42]+[.L42]" office:value-type="float" office:value="0.5">
            <text:p>0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12-22T13:20:53.82">
            <text:p>12/22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2">
            <text:p>12</text:p>
          </table:table-cell>
          <table:table-cell table:style-name="ce56" table:formula="of:=SUMPRODUCT([Thong_Tin_Ngay_Nghi_201701.$B$3:.$B$60]=[.$B43];[Thong_Tin_Ngay_Nghi_201701.$C$3:.$C$60]) +  SUMPRODUCT([Thong_Tin_Ngay_Nghi_201702.$B$3:.$B$61]=[.$B43];[Thong_Tin_Ngay_Nghi_201702.$C$3:.$C$61]) + SUMPRODUCT([Thong_Tin_Ngay_Nghi_201703.$B$3:.$B$62]=[.$B43];[Thong_Tin_Ngay_Nghi_201703.$C$3:.$C$62])" office:value-type="float" office:value="2">
            <text:p>2</text:p>
          </table:table-cell>
          <table:table-cell table:style-name="ce61" table:formula="of:=SUMPRODUCT([Thong_Tin_Ngay_Nghi_201701.$B$3:.$B$61]=[.$B43];[Thong_Tin_Ngay_Nghi_201701.$C$3:.$C$61])+SUMPRODUCT([Thong_Tin_Ngay_Nghi_201702.$B$3:.$B$62]=[.$B43];[Thong_Tin_Ngay_Nghi_201702.$C$3:.$C$62])+SUMPRODUCT([Thong_Tin_Ngay_Nghi_201703.$B$3:.$B$63]=[.$B43];[Thong_Tin_Ngay_Nghi_201703.$C$3:.$C$63])+SUMPRODUCT([Thong_Tin_Ngay_Nghi_201704.$B$3:.$B$63]=[.$B43];[Thong_Tin_Ngay_Nghi_201704.$C$3:.$C$63])+SUMPRODUCT([Thong_Tin_Ngay_Nghi_201705.$B$3:.$B$62]=[.$B43];[Thong_Tin_Ngay_Nghi_201705.$C$3:.$C$62])+SUMPRODUCT([Thong_Tin_Ngay_Nghi_201706.$B$3:.$B$64]=[.$B43];[Thong_Tin_Ngay_Nghi_201706.$C$3:.$C$64])+SUMPRODUCT([Thong_Tin_Ngay_Nghi_201707.$B$3:.$B$66]=[.$B43];[Thong_Tin_Ngay_Nghi_201707.$C$3:.$C$66])+SUMPRODUCT([Thong_Tin_Ngay_Nghi_201708.$B$3:.$B$66]=[.$B43];[Thong_Tin_Ngay_Nghi_201708.$C$3:.$C$66])+SUMPRODUCT([Thong_Tin_Ngay_Nghi_201709.$B$3:.$B$64]=[.$B43];[Thong_Tin_Ngay_Nghi_201709.$C$3:.$C$64])+SUMPRODUCT([Thong_Tin_Ngay_Nghi_201710.$B$3:.$B$64]=[.$B43];[Thong_Tin_Ngay_Nghi_201710.$C$3:.$C$64])+SUMPRODUCT([Thong_Tin_Ngay_Nghi_201711.$B$3:.$B$66]=[.$B43];[Thong_Tin_Ngay_Nghi_201711.$C$3:.$C$66])+ SUMPRODUCT([Thong_Tin_Ngay_Nghi_201712.$B$3:.$B$68]=[.$B43];[Thong_Tin_Ngay_Nghi_201712.$C$3:.$C$68])" office:value-type="float" office:value="6">
            <text:p>6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6.5">
            <text:p>6.5</text:p>
          </table:table-cell>
          <table:table-cell table:number-columns-repeated="2" table:style-name="ce48"/>
          <table:table-cell table:style-name="ce63"/>
          <table:table-cell table:style-name="ce48" table:formula="of:=[.I43]+[.K43] +[.J43]+[.L43]" office:value-type="float" office:value="6.5">
            <text:p>6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8">
            <text:p>38</text:p>
          </table:table-cell>
          <table:table-cell table:style-name="ce44" office:value-type="string">
            <text:p>PhatHDT</text:p>
          </table:table-cell>
          <table:table-cell table:style-name="ce48"/>
          <table:table-cell table:style-name="ce50" office:value-type="date" office:date-value="2017-12-01">
            <text:p>12/01/17</text:p>
          </table:table-cell>
          <table:table-cell table:style-name="ce50" table:formula="of:=IF(YEAR(NOW())&gt;YEAR([.D44]);DATE(YEAR([.D44]);12;31);NOW())" office:value-type="date" office:date-value="2017-12-22T13:20:53.82">
            <text:p>12/22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0">
            <text:p>0</text:p>
          </table:table-cell>
          <table:table-cell table:style-name="ce56" table:formula="of:=SUMPRODUCT([Thong_Tin_Ngay_Nghi_201701.$B$3:.$B$60]=[.$B44];[Thong_Tin_Ngay_Nghi_201701.$C$3:.$C$60]) +  SUMPRODUCT([Thong_Tin_Ngay_Nghi_201702.$B$3:.$B$61]=[.$B44];[Thong_Tin_Ngay_Nghi_201702.$C$3:.$C$61]) + SUMPRODUCT([Thong_Tin_Ngay_Nghi_201703.$B$3:.$B$62]=[.$B44];[Thong_Tin_Ngay_Nghi_201703.$C$3:.$C$62])" office:value-type="float" office:value="0">
            <text:p>0</text:p>
          </table:table-cell>
          <table:table-cell table:style-name="ce61" table:formula="of:=SUMPRODUCT([Thong_Tin_Ngay_Nghi_201701.$B$3:.$B$61]=[.$B44];[Thong_Tin_Ngay_Nghi_201701.$C$3:.$C$61])+SUMPRODUCT([Thong_Tin_Ngay_Nghi_201702.$B$3:.$B$62]=[.$B44];[Thong_Tin_Ngay_Nghi_201702.$C$3:.$C$62])+SUMPRODUCT([Thong_Tin_Ngay_Nghi_201703.$B$3:.$B$63]=[.$B44];[Thong_Tin_Ngay_Nghi_201703.$C$3:.$C$63])+SUMPRODUCT([Thong_Tin_Ngay_Nghi_201704.$B$3:.$B$63]=[.$B44];[Thong_Tin_Ngay_Nghi_201704.$C$3:.$C$63])+SUMPRODUCT([Thong_Tin_Ngay_Nghi_201705.$B$3:.$B$62]=[.$B44];[Thong_Tin_Ngay_Nghi_201705.$C$3:.$C$62])+SUMPRODUCT([Thong_Tin_Ngay_Nghi_201706.$B$3:.$B$64]=[.$B44];[Thong_Tin_Ngay_Nghi_201706.$C$3:.$C$64])+SUMPRODUCT([Thong_Tin_Ngay_Nghi_201707.$B$3:.$B$66]=[.$B44];[Thong_Tin_Ngay_Nghi_201707.$C$3:.$C$66])+SUMPRODUCT([Thong_Tin_Ngay_Nghi_201708.$B$3:.$B$66]=[.$B44];[Thong_Tin_Ngay_Nghi_201708.$C$3:.$C$66])+SUMPRODUCT([Thong_Tin_Ngay_Nghi_201709.$B$3:.$B$64]=[.$B44];[Thong_Tin_Ngay_Nghi_201709.$C$3:.$C$64])+SUMPRODUCT([Thong_Tin_Ngay_Nghi_201710.$B$3:.$B$64]=[.$B44];[Thong_Tin_Ngay_Nghi_201710.$C$3:.$C$64])+SUMPRODUCT([Thong_Tin_Ngay_Nghi_201711.$B$3:.$B$66]=[.$B44];[Thong_Tin_Ngay_Nghi_201711.$C$3:.$C$66])+ SUMPRODUCT([Thong_Tin_Ngay_Nghi_201712.$B$3:.$B$68]=[.$B44];[Thong_Tin_Ngay_Nghi_201712.$C$3:.$C$68])" office:value-type="float" office:value="7">
            <text:p>7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-7">
            <text:p>-7</text:p>
          </table:table-cell>
          <table:table-cell table:number-columns-repeated="2" table:style-name="ce48"/>
          <table:table-cell table:style-name="ce63"/>
          <table:table-cell table:style-name="ce48" table:formula="of:=[.I44]+[.K44] +[.J44]+[.L44]" office:value-type="float" office:value="-7">
            <text:p>-7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39">
            <text:p>39</text:p>
          </table:table-cell>
          <table:table-cell table:style-name="ce44" office:value-type="string">
            <text:p>PhuongPVH</text:p>
          </table:table-cell>
          <table:table-cell table:style-name="ce48"/>
          <table:table-cell table:style-name="ce50" office:value-type="date" office:date-value="2017-12-11">
            <text:p>12/11/17</text:p>
          </table:table-cell>
          <table:table-cell table:style-name="ce50" table:formula="of:=IF(YEAR(NOW())&gt;YEAR([.D45]);DATE(YEAR([.D45]);12;31);NOW())" office:value-type="date" office:date-value="2017-12-22T13:20:53.82">
            <text:p>12/22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0">
            <text:p>0</text:p>
          </table:table-cell>
          <table:table-cell table:style-name="ce56" table:formula="of:=SUMPRODUCT([Thong_Tin_Ngay_Nghi_201701.$B$3:.$B$60]=[.$B45];[Thong_Tin_Ngay_Nghi_201701.$C$3:.$C$60]) +  SUMPRODUCT([Thong_Tin_Ngay_Nghi_201702.$B$3:.$B$61]=[.$B45];[Thong_Tin_Ngay_Nghi_201702.$C$3:.$C$61]) + SUMPRODUCT([Thong_Tin_Ngay_Nghi_201703.$B$3:.$B$62]=[.$B45];[Thong_Tin_Ngay_Nghi_201703.$C$3:.$C$62])" office:value-type="float" office:value="0">
            <text:p>0</text:p>
          </table:table-cell>
          <table:table-cell table:style-name="ce61" table:formula="of:=SUMPRODUCT([Thong_Tin_Ngay_Nghi_201701.$B$3:.$B$61]=[.$B45];[Thong_Tin_Ngay_Nghi_201701.$C$3:.$C$61])+SUMPRODUCT([Thong_Tin_Ngay_Nghi_201702.$B$3:.$B$62]=[.$B45];[Thong_Tin_Ngay_Nghi_201702.$C$3:.$C$62])+SUMPRODUCT([Thong_Tin_Ngay_Nghi_201703.$B$3:.$B$63]=[.$B45];[Thong_Tin_Ngay_Nghi_201703.$C$3:.$C$63])+SUMPRODUCT([Thong_Tin_Ngay_Nghi_201704.$B$3:.$B$63]=[.$B45];[Thong_Tin_Ngay_Nghi_201704.$C$3:.$C$63])+SUMPRODUCT([Thong_Tin_Ngay_Nghi_201705.$B$3:.$B$62]=[.$B45];[Thong_Tin_Ngay_Nghi_201705.$C$3:.$C$62])+SUMPRODUCT([Thong_Tin_Ngay_Nghi_201706.$B$3:.$B$64]=[.$B45];[Thong_Tin_Ngay_Nghi_201706.$C$3:.$C$64])+SUMPRODUCT([Thong_Tin_Ngay_Nghi_201707.$B$3:.$B$66]=[.$B45];[Thong_Tin_Ngay_Nghi_201707.$C$3:.$C$66])+SUMPRODUCT([Thong_Tin_Ngay_Nghi_201708.$B$3:.$B$66]=[.$B45];[Thong_Tin_Ngay_Nghi_201708.$C$3:.$C$66])+SUMPRODUCT([Thong_Tin_Ngay_Nghi_201709.$B$3:.$B$64]=[.$B45];[Thong_Tin_Ngay_Nghi_201709.$C$3:.$C$64])+SUMPRODUCT([Thong_Tin_Ngay_Nghi_201710.$B$3:.$B$64]=[.$B45];[Thong_Tin_Ngay_Nghi_201710.$C$3:.$C$64])+SUMPRODUCT([Thong_Tin_Ngay_Nghi_201711.$B$3:.$B$66]=[.$B45];[Thong_Tin_Ngay_Nghi_201711.$C$3:.$C$66])+ SUMPRODUCT([Thong_Tin_Ngay_Nghi_201712.$B$3:.$B$68]=[.$B45];[Thong_Tin_Ngay_Nghi_201712.$C$3:.$C$68])" office:value-type="float" office:value="0">
            <text:p>0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I45]+[.K45] +[.J45]+[.L45]" office:value-type="float" office:value="0">
            <text:p>0</text:p>
          </table:table-cell>
          <table:table-cell table:style-name="ce66"/>
          <table:table-cell table:number-columns-repeated="1010"/>
        </table:table-row>
        <table:table-row table:style-name="ro11">
          <table:table-cell table:style-name="ce42" office:value-type="float" office:value="40">
            <text:p>40</text:p>
          </table:table-cell>
          <table:table-cell table:style-name="ce44" office:value-type="string">
            <text:p>PhongP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6-22">
            <text:p>06/22/17</text:p>
          </table:table-cell>
          <table:table-cell table:style-name="ce50" table:formula="of:=IF(YEAR(NOW())&gt;YEAR([.D46]);DATE(YEAR([.D46]);12;31);NOW())" office:value-type="date" office:date-value="2017-12-22T13:20:53.82">
            <text:p>12/22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6" table:formula="of:=SUMPRODUCT([Thong_Tin_Ngay_Nghi_201701.$B$3:.$B$60]=[.$B46];[Thong_Tin_Ngay_Nghi_201701.$C$3:.$C$60]) +  SUMPRODUCT([Thong_Tin_Ngay_Nghi_201702.$B$3:.$B$61]=[.$B46];[Thong_Tin_Ngay_Nghi_201702.$C$3:.$C$61]) + SUMPRODUCT([Thong_Tin_Ngay_Nghi_201703.$B$3:.$B$62]=[.$B46];[Thong_Tin_Ngay_Nghi_201703.$C$3:.$C$62])" office:value-type="float" office:value="0">
            <text:p>0</text:p>
          </table:table-cell>
          <table:table-cell table:style-name="ce61" table:formula="of:=SUMPRODUCT([Thong_Tin_Ngay_Nghi_201701.$B$3:.$B$61]=[.$B46];[Thong_Tin_Ngay_Nghi_201701.$C$3:.$C$61])+SUMPRODUCT([Thong_Tin_Ngay_Nghi_201702.$B$3:.$B$62]=[.$B46];[Thong_Tin_Ngay_Nghi_201702.$C$3:.$C$62])+SUMPRODUCT([Thong_Tin_Ngay_Nghi_201703.$B$3:.$B$63]=[.$B46];[Thong_Tin_Ngay_Nghi_201703.$C$3:.$C$63])+SUMPRODUCT([Thong_Tin_Ngay_Nghi_201704.$B$3:.$B$63]=[.$B46];[Thong_Tin_Ngay_Nghi_201704.$C$3:.$C$63])+SUMPRODUCT([Thong_Tin_Ngay_Nghi_201705.$B$3:.$B$62]=[.$B46];[Thong_Tin_Ngay_Nghi_201705.$C$3:.$C$62])+SUMPRODUCT([Thong_Tin_Ngay_Nghi_201706.$B$3:.$B$64]=[.$B46];[Thong_Tin_Ngay_Nghi_201706.$C$3:.$C$64])+SUMPRODUCT([Thong_Tin_Ngay_Nghi_201707.$B$3:.$B$66]=[.$B46];[Thong_Tin_Ngay_Nghi_201707.$C$3:.$C$66])+SUMPRODUCT([Thong_Tin_Ngay_Nghi_201708.$B$3:.$B$66]=[.$B46];[Thong_Tin_Ngay_Nghi_201708.$C$3:.$C$66])+SUMPRODUCT([Thong_Tin_Ngay_Nghi_201709.$B$3:.$B$64]=[.$B46];[Thong_Tin_Ngay_Nghi_201709.$C$3:.$C$64])+SUMPRODUCT([Thong_Tin_Ngay_Nghi_201710.$B$3:.$B$64]=[.$B46];[Thong_Tin_Ngay_Nghi_201710.$C$3:.$C$64])+SUMPRODUCT([Thong_Tin_Ngay_Nghi_201711.$B$3:.$B$66]=[.$B46];[Thong_Tin_Ngay_Nghi_201711.$C$3:.$C$66])+ SUMPRODUCT([Thong_Tin_Ngay_Nghi_201712.$B$3:.$B$68]=[.$B46];[Thong_Tin_Ngay_Nghi_201712.$C$3:.$C$68])" office:value-type="float" office:value="10">
            <text:p>10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-4">
            <text:p>-4</text:p>
          </table:table-cell>
          <table:table-cell table:style-name="ce48"/>
          <table:table-cell table:style-name="ce48" table:formula="of:=1+0.5" office:value-type="float" office:value="1.5">
            <text:p>1.5</text:p>
          </table:table-cell>
          <table:table-cell table:style-name="ce63"/>
          <table:table-cell table:style-name="ce48" table:formula="of:=[.I46]+[.K46] +[.J46]+[.L46]" office:value-type="float" office:value="-2.5">
            <text:p>-2.5</text:p>
          </table:table-cell>
          <table:table-cell table:style-name="ce66" office:value-type="string">
            <text:p>Những ngày nghỉ này đã trừ vào lương → sẽ ko trừ vào phép nữa:</text:p>
            <text:p>- Tháng 6: 1 ngày</text:p>
            <text:p>- Tháng 8: 0.5 ngày</text:p>
          </table:table-cell>
          <table:table-cell table:number-columns-repeated="1010"/>
        </table:table-row>
        <table:table-row table:style-name="ro17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12-22T13:20:53.83">
            <text:p>12/22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2">
            <text:p>12</text:p>
          </table:table-cell>
          <table:table-cell table:style-name="ce56" table:formula="of:=SUMPRODUCT([Thong_Tin_Ngay_Nghi_201701.$B$3:.$B$60]=[.$B47];[Thong_Tin_Ngay_Nghi_201701.$C$3:.$C$60]) +  SUMPRODUCT([Thong_Tin_Ngay_Nghi_201702.$B$3:.$B$61]=[.$B47];[Thong_Tin_Ngay_Nghi_201702.$C$3:.$C$61]) + SUMPRODUCT([Thong_Tin_Ngay_Nghi_201703.$B$3:.$B$62]=[.$B47];[Thong_Tin_Ngay_Nghi_201703.$C$3:.$C$62])" office:value-type="float" office:value="5">
            <text:p>5</text:p>
          </table:table-cell>
          <table:table-cell table:style-name="ce61" table:formula="of:=SUMPRODUCT([Thong_Tin_Ngay_Nghi_201701.$B$3:.$B$61]=[.$B47];[Thong_Tin_Ngay_Nghi_201701.$C$3:.$C$61])+SUMPRODUCT([Thong_Tin_Ngay_Nghi_201702.$B$3:.$B$62]=[.$B47];[Thong_Tin_Ngay_Nghi_201702.$C$3:.$C$62])+SUMPRODUCT([Thong_Tin_Ngay_Nghi_201703.$B$3:.$B$63]=[.$B47];[Thong_Tin_Ngay_Nghi_201703.$C$3:.$C$63])+SUMPRODUCT([Thong_Tin_Ngay_Nghi_201704.$B$3:.$B$63]=[.$B47];[Thong_Tin_Ngay_Nghi_201704.$C$3:.$C$63])+SUMPRODUCT([Thong_Tin_Ngay_Nghi_201705.$B$3:.$B$62]=[.$B47];[Thong_Tin_Ngay_Nghi_201705.$C$3:.$C$62])+SUMPRODUCT([Thong_Tin_Ngay_Nghi_201706.$B$3:.$B$64]=[.$B47];[Thong_Tin_Ngay_Nghi_201706.$C$3:.$C$64])+SUMPRODUCT([Thong_Tin_Ngay_Nghi_201707.$B$3:.$B$66]=[.$B47];[Thong_Tin_Ngay_Nghi_201707.$C$3:.$C$66])+SUMPRODUCT([Thong_Tin_Ngay_Nghi_201708.$B$3:.$B$66]=[.$B47];[Thong_Tin_Ngay_Nghi_201708.$C$3:.$C$66])+SUMPRODUCT([Thong_Tin_Ngay_Nghi_201709.$B$3:.$B$64]=[.$B47];[Thong_Tin_Ngay_Nghi_201709.$C$3:.$C$64])+SUMPRODUCT([Thong_Tin_Ngay_Nghi_201710.$B$3:.$B$64]=[.$B47];[Thong_Tin_Ngay_Nghi_201710.$C$3:.$C$64])+SUMPRODUCT([Thong_Tin_Ngay_Nghi_201711.$B$3:.$B$66]=[.$B47];[Thong_Tin_Ngay_Nghi_201711.$C$3:.$C$66])+ SUMPRODUCT([Thong_Tin_Ngay_Nghi_201712.$B$3:.$B$68]=[.$B47];[Thong_Tin_Ngay_Nghi_201712.$C$3:.$C$68])" office:value-type="float" office:value="20">
            <text:p>20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8">
            <text:p>-8</text:p>
          </table:table-cell>
          <table:table-cell table:style-name="ce48"/>
          <table:table-cell table:style-name="ce48" table:formula="of:=1+1.5+1.5+2+1+1.5" office:value-type="float" office:value="8.5">
            <text:p>8.5</text:p>
          </table:table-cell>
          <table:table-cell table:style-name="ce63"/>
          <table:table-cell table:style-name="ce48" table:formula="of:=[.I47]+[.K47] +[.J47]+[.L47]" office:value-type="float" office:value="0.5">
            <text:p>0.5</text:p>
          </table:table-cell>
          <table:table-cell table:style-name="ce66" office:value-type="string">
            <text:p>Những ngày nghỉ này đã trừ vào lương → sẽ ko trừ vào phép nữa:</text:p>
            <text:p>- Tháng 3: 1 ngày</text:p>
            <text:p>- Tháng 6: 1.5 ngày</text:p>
            <text:p>- Tháng 7: 1.5 ngày</text:p>
            <text:p>- Tháng 8: 2 ngày</text:p>
            <text:p>- Tháng 9: 1 ngày</text:p>
            <text:p>- Tháng 10: 1.5 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42">
            <text:p>42</text:p>
          </table:table-cell>
          <table:table-cell table:style-name="ce44" office:value-type="string">
            <text:p>QuangVD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48]);DATE(YEAR([.D48]);12;31);NOW())" office:value-type="date" office:date-value="2017-12-22T13:20:53.83">
            <text:p>12/22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2">
            <text:p>2</text:p>
          </table:table-cell>
          <table:table-cell table:style-name="ce56" table:formula="of:=SUMPRODUCT([Thong_Tin_Ngay_Nghi_201701.$B$3:.$B$60]=[.$B48];[Thong_Tin_Ngay_Nghi_201701.$C$3:.$C$60]) +  SUMPRODUCT([Thong_Tin_Ngay_Nghi_201702.$B$3:.$B$61]=[.$B48];[Thong_Tin_Ngay_Nghi_201702.$C$3:.$C$61]) + SUMPRODUCT([Thong_Tin_Ngay_Nghi_201703.$B$3:.$B$62]=[.$B48];[Thong_Tin_Ngay_Nghi_201703.$C$3:.$C$62])" office:value-type="float" office:value="0">
            <text:p>0</text:p>
          </table:table-cell>
          <table:table-cell table:style-name="ce61" table:formula="of:=SUMPRODUCT([Thong_Tin_Ngay_Nghi_201701.$B$3:.$B$61]=[.$B48];[Thong_Tin_Ngay_Nghi_201701.$C$3:.$C$61])+SUMPRODUCT([Thong_Tin_Ngay_Nghi_201702.$B$3:.$B$62]=[.$B48];[Thong_Tin_Ngay_Nghi_201702.$C$3:.$C$62])+SUMPRODUCT([Thong_Tin_Ngay_Nghi_201703.$B$3:.$B$63]=[.$B48];[Thong_Tin_Ngay_Nghi_201703.$C$3:.$C$63])+SUMPRODUCT([Thong_Tin_Ngay_Nghi_201704.$B$3:.$B$63]=[.$B48];[Thong_Tin_Ngay_Nghi_201704.$C$3:.$C$63])+SUMPRODUCT([Thong_Tin_Ngay_Nghi_201705.$B$3:.$B$62]=[.$B48];[Thong_Tin_Ngay_Nghi_201705.$C$3:.$C$62])+SUMPRODUCT([Thong_Tin_Ngay_Nghi_201706.$B$3:.$B$64]=[.$B48];[Thong_Tin_Ngay_Nghi_201706.$C$3:.$C$64])+SUMPRODUCT([Thong_Tin_Ngay_Nghi_201707.$B$3:.$B$66]=[.$B48];[Thong_Tin_Ngay_Nghi_201707.$C$3:.$C$66])+SUMPRODUCT([Thong_Tin_Ngay_Nghi_201708.$B$3:.$B$66]=[.$B48];[Thong_Tin_Ngay_Nghi_201708.$C$3:.$C$66])+SUMPRODUCT([Thong_Tin_Ngay_Nghi_201709.$B$3:.$B$64]=[.$B48];[Thong_Tin_Ngay_Nghi_201709.$C$3:.$C$64])+SUMPRODUCT([Thong_Tin_Ngay_Nghi_201710.$B$3:.$B$64]=[.$B48];[Thong_Tin_Ngay_Nghi_201710.$C$3:.$C$64])+SUMPRODUCT([Thong_Tin_Ngay_Nghi_201711.$B$3:.$B$66]=[.$B48];[Thong_Tin_Ngay_Nghi_201711.$C$3:.$C$66])+ SUMPRODUCT([Thong_Tin_Ngay_Nghi_201712.$B$3:.$B$68]=[.$B48];[Thong_Tin_Ngay_Nghi_201712.$C$3:.$C$68])" office:value-type="float" office:value="0.5">
            <text:p>0.5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I48]+[.K48] +[.J48]+[.L48]" office:value-type="float" office:value="1.5">
            <text:p>1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12-22T13:20:53.83">
            <text:p>12/22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12">
            <text:p>12</text:p>
          </table:table-cell>
          <table:table-cell table:style-name="ce56" table:formula="of:=SUMPRODUCT([Thong_Tin_Ngay_Nghi_201701.$B$3:.$B$60]=[.$B49];[Thong_Tin_Ngay_Nghi_201701.$C$3:.$C$60]) +  SUMPRODUCT([Thong_Tin_Ngay_Nghi_201702.$B$3:.$B$61]=[.$B49];[Thong_Tin_Ngay_Nghi_201702.$C$3:.$C$61]) + SUMPRODUCT([Thong_Tin_Ngay_Nghi_201703.$B$3:.$B$62]=[.$B49];[Thong_Tin_Ngay_Nghi_201703.$C$3:.$C$62])" office:value-type="float" office:value="4.5">
            <text:p>4.5</text:p>
          </table:table-cell>
          <table:table-cell table:style-name="ce61" table:formula="of:=SUMPRODUCT([Thong_Tin_Ngay_Nghi_201701.$B$3:.$B$61]=[.$B49];[Thong_Tin_Ngay_Nghi_201701.$C$3:.$C$61])+SUMPRODUCT([Thong_Tin_Ngay_Nghi_201702.$B$3:.$B$62]=[.$B49];[Thong_Tin_Ngay_Nghi_201702.$C$3:.$C$62])+SUMPRODUCT([Thong_Tin_Ngay_Nghi_201703.$B$3:.$B$63]=[.$B49];[Thong_Tin_Ngay_Nghi_201703.$C$3:.$C$63])+SUMPRODUCT([Thong_Tin_Ngay_Nghi_201704.$B$3:.$B$63]=[.$B49];[Thong_Tin_Ngay_Nghi_201704.$C$3:.$C$63])+SUMPRODUCT([Thong_Tin_Ngay_Nghi_201705.$B$3:.$B$62]=[.$B49];[Thong_Tin_Ngay_Nghi_201705.$C$3:.$C$62])+SUMPRODUCT([Thong_Tin_Ngay_Nghi_201706.$B$3:.$B$64]=[.$B49];[Thong_Tin_Ngay_Nghi_201706.$C$3:.$C$64])+SUMPRODUCT([Thong_Tin_Ngay_Nghi_201707.$B$3:.$B$66]=[.$B49];[Thong_Tin_Ngay_Nghi_201707.$C$3:.$C$66])+SUMPRODUCT([Thong_Tin_Ngay_Nghi_201708.$B$3:.$B$66]=[.$B49];[Thong_Tin_Ngay_Nghi_201708.$C$3:.$C$66])+SUMPRODUCT([Thong_Tin_Ngay_Nghi_201709.$B$3:.$B$64]=[.$B49];[Thong_Tin_Ngay_Nghi_201709.$C$3:.$C$64])+SUMPRODUCT([Thong_Tin_Ngay_Nghi_201710.$B$3:.$B$64]=[.$B49];[Thong_Tin_Ngay_Nghi_201710.$C$3:.$C$64])+SUMPRODUCT([Thong_Tin_Ngay_Nghi_201711.$B$3:.$B$66]=[.$B49];[Thong_Tin_Ngay_Nghi_201711.$C$3:.$C$66])+ SUMPRODUCT([Thong_Tin_Ngay_Nghi_201712.$B$3:.$B$68]=[.$B49];[Thong_Tin_Ngay_Nghi_201712.$C$3:.$C$68])" office:value-type="float" office:value="14">
            <text:p>14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I49]+[.K49] +[.J49]+[.L49]" office:value-type="float" office:value="2">
            <text:p>2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48"/>
          <table:table-cell table:style-name="ce50" office:value-type="date" office:date-value="2017-11-17">
            <text:p>11/17/17</text:p>
          </table:table-cell>
          <table:table-cell table:style-name="ce50" table:formula="of:=IF(YEAR(NOW())&gt;YEAR([.D50]);DATE(YEAR([.D50]);12;31);NOW())" office:value-type="date" office:date-value="2017-12-22T13:20:53.83">
            <text:p>12/22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1">
            <text:p>1</text:p>
          </table:table-cell>
          <table:table-cell table:style-name="ce56" table:formula="of:=SUMPRODUCT([Thong_Tin_Ngay_Nghi_201701.$B$3:.$B$60]=[.$B50];[Thong_Tin_Ngay_Nghi_201701.$C$3:.$C$60]) +  SUMPRODUCT([Thong_Tin_Ngay_Nghi_201702.$B$3:.$B$61]=[.$B50];[Thong_Tin_Ngay_Nghi_201702.$C$3:.$C$61]) + SUMPRODUCT([Thong_Tin_Ngay_Nghi_201703.$B$3:.$B$62]=[.$B50];[Thong_Tin_Ngay_Nghi_201703.$C$3:.$C$62])" office:value-type="float" office:value="0">
            <text:p>0</text:p>
          </table:table-cell>
          <table:table-cell table:style-name="ce61" table:formula="of:=SUMPRODUCT([Thong_Tin_Ngay_Nghi_201701.$B$3:.$B$61]=[.$B50];[Thong_Tin_Ngay_Nghi_201701.$C$3:.$C$61])+SUMPRODUCT([Thong_Tin_Ngay_Nghi_201702.$B$3:.$B$62]=[.$B50];[Thong_Tin_Ngay_Nghi_201702.$C$3:.$C$62])+SUMPRODUCT([Thong_Tin_Ngay_Nghi_201703.$B$3:.$B$63]=[.$B50];[Thong_Tin_Ngay_Nghi_201703.$C$3:.$C$63])+SUMPRODUCT([Thong_Tin_Ngay_Nghi_201704.$B$3:.$B$63]=[.$B50];[Thong_Tin_Ngay_Nghi_201704.$C$3:.$C$63])+SUMPRODUCT([Thong_Tin_Ngay_Nghi_201705.$B$3:.$B$62]=[.$B50];[Thong_Tin_Ngay_Nghi_201705.$C$3:.$C$62])+SUMPRODUCT([Thong_Tin_Ngay_Nghi_201706.$B$3:.$B$64]=[.$B50];[Thong_Tin_Ngay_Nghi_201706.$C$3:.$C$64])+SUMPRODUCT([Thong_Tin_Ngay_Nghi_201707.$B$3:.$B$66]=[.$B50];[Thong_Tin_Ngay_Nghi_201707.$C$3:.$C$66])+SUMPRODUCT([Thong_Tin_Ngay_Nghi_201708.$B$3:.$B$66]=[.$B50];[Thong_Tin_Ngay_Nghi_201708.$C$3:.$C$66])+SUMPRODUCT([Thong_Tin_Ngay_Nghi_201709.$B$3:.$B$64]=[.$B50];[Thong_Tin_Ngay_Nghi_201709.$C$3:.$C$64])+SUMPRODUCT([Thong_Tin_Ngay_Nghi_201710.$B$3:.$B$64]=[.$B50];[Thong_Tin_Ngay_Nghi_201710.$C$3:.$C$64])+SUMPRODUCT([Thong_Tin_Ngay_Nghi_201711.$B$3:.$B$66]=[.$B50];[Thong_Tin_Ngay_Nghi_201711.$C$3:.$C$66])+ SUMPRODUCT([Thong_Tin_Ngay_Nghi_201712.$B$3:.$B$68]=[.$B50];[Thong_Tin_Ngay_Nghi_201712.$C$3:.$C$68])" office:value-type="float" office:value="0">
            <text:p>0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I50]+[.K50] +[.J50]+[.L50]" office:value-type="float" office:value="1">
            <text:p>1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12-22T13:20:53.83">
            <text:p>12/22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2">
            <text:p>12</text:p>
          </table:table-cell>
          <table:table-cell table:style-name="ce56" table:formula="of:=SUMPRODUCT([Thong_Tin_Ngay_Nghi_201701.$B$3:.$B$60]=[.$B51];[Thong_Tin_Ngay_Nghi_201701.$C$3:.$C$60]) +  SUMPRODUCT([Thong_Tin_Ngay_Nghi_201702.$B$3:.$B$61]=[.$B51];[Thong_Tin_Ngay_Nghi_201702.$C$3:.$C$61]) + SUMPRODUCT([Thong_Tin_Ngay_Nghi_201703.$B$3:.$B$62]=[.$B51];[Thong_Tin_Ngay_Nghi_201703.$C$3:.$C$62])" office:value-type="float" office:value="8.5">
            <text:p>8.5</text:p>
          </table:table-cell>
          <table:table-cell table:style-name="ce61" table:formula="of:=SUMPRODUCT([Thong_Tin_Ngay_Nghi_201701.$B$3:.$B$61]=[.$B51];[Thong_Tin_Ngay_Nghi_201701.$C$3:.$C$61])+SUMPRODUCT([Thong_Tin_Ngay_Nghi_201702.$B$3:.$B$62]=[.$B51];[Thong_Tin_Ngay_Nghi_201702.$C$3:.$C$62])+SUMPRODUCT([Thong_Tin_Ngay_Nghi_201703.$B$3:.$B$63]=[.$B51];[Thong_Tin_Ngay_Nghi_201703.$C$3:.$C$63])+SUMPRODUCT([Thong_Tin_Ngay_Nghi_201704.$B$3:.$B$63]=[.$B51];[Thong_Tin_Ngay_Nghi_201704.$C$3:.$C$63])+SUMPRODUCT([Thong_Tin_Ngay_Nghi_201705.$B$3:.$B$62]=[.$B51];[Thong_Tin_Ngay_Nghi_201705.$C$3:.$C$62])+SUMPRODUCT([Thong_Tin_Ngay_Nghi_201706.$B$3:.$B$64]=[.$B51];[Thong_Tin_Ngay_Nghi_201706.$C$3:.$C$64])+SUMPRODUCT([Thong_Tin_Ngay_Nghi_201707.$B$3:.$B$66]=[.$B51];[Thong_Tin_Ngay_Nghi_201707.$C$3:.$C$66])+SUMPRODUCT([Thong_Tin_Ngay_Nghi_201708.$B$3:.$B$66]=[.$B51];[Thong_Tin_Ngay_Nghi_201708.$C$3:.$C$66])+SUMPRODUCT([Thong_Tin_Ngay_Nghi_201709.$B$3:.$B$64]=[.$B51];[Thong_Tin_Ngay_Nghi_201709.$C$3:.$C$64])+SUMPRODUCT([Thong_Tin_Ngay_Nghi_201710.$B$3:.$B$64]=[.$B51];[Thong_Tin_Ngay_Nghi_201710.$C$3:.$C$64])+SUMPRODUCT([Thong_Tin_Ngay_Nghi_201711.$B$3:.$B$66]=[.$B51];[Thong_Tin_Ngay_Nghi_201711.$C$3:.$C$66])+ SUMPRODUCT([Thong_Tin_Ngay_Nghi_201712.$B$3:.$B$68]=[.$B51];[Thong_Tin_Ngay_Nghi_201712.$C$3:.$C$68])" office:value-type="float" office:value="24.5">
            <text:p>24.5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10.5">
            <text:p>-1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51]+[.K51] +[.J51]+[.L51]" office:value-type="float" office:value="-9.5">
            <text:p>-9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2]);DATE(YEAR([.D52]);12;31);NOW())" office:value-type="date" office:date-value="2017-12-22T13:20:53.84">
            <text:p>12/22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0">
            <text:p>10</text:p>
          </table:table-cell>
          <table:table-cell table:style-name="ce56" table:formula="of:=SUMPRODUCT([Thong_Tin_Ngay_Nghi_201701.$B$3:.$B$60]=[.$B52];[Thong_Tin_Ngay_Nghi_201701.$C$3:.$C$60]) +  SUMPRODUCT([Thong_Tin_Ngay_Nghi_201702.$B$3:.$B$61]=[.$B52];[Thong_Tin_Ngay_Nghi_201702.$C$3:.$C$61]) + SUMPRODUCT([Thong_Tin_Ngay_Nghi_201703.$B$3:.$B$62]=[.$B52];[Thong_Tin_Ngay_Nghi_201703.$C$3:.$C$62])" office:value-type="float" office:value="0">
            <text:p>0</text:p>
          </table:table-cell>
          <table:table-cell table:style-name="ce61" table:formula="of:=SUMPRODUCT([Thong_Tin_Ngay_Nghi_201701.$B$3:.$B$61]=[.$B52];[Thong_Tin_Ngay_Nghi_201701.$C$3:.$C$61])+SUMPRODUCT([Thong_Tin_Ngay_Nghi_201702.$B$3:.$B$62]=[.$B52];[Thong_Tin_Ngay_Nghi_201702.$C$3:.$C$62])+SUMPRODUCT([Thong_Tin_Ngay_Nghi_201703.$B$3:.$B$63]=[.$B52];[Thong_Tin_Ngay_Nghi_201703.$C$3:.$C$63])+SUMPRODUCT([Thong_Tin_Ngay_Nghi_201704.$B$3:.$B$63]=[.$B52];[Thong_Tin_Ngay_Nghi_201704.$C$3:.$C$63])+SUMPRODUCT([Thong_Tin_Ngay_Nghi_201705.$B$3:.$B$62]=[.$B52];[Thong_Tin_Ngay_Nghi_201705.$C$3:.$C$62])+SUMPRODUCT([Thong_Tin_Ngay_Nghi_201706.$B$3:.$B$64]=[.$B52];[Thong_Tin_Ngay_Nghi_201706.$C$3:.$C$64])+SUMPRODUCT([Thong_Tin_Ngay_Nghi_201707.$B$3:.$B$66]=[.$B52];[Thong_Tin_Ngay_Nghi_201707.$C$3:.$C$66])+SUMPRODUCT([Thong_Tin_Ngay_Nghi_201708.$B$3:.$B$66]=[.$B52];[Thong_Tin_Ngay_Nghi_201708.$C$3:.$C$66])+SUMPRODUCT([Thong_Tin_Ngay_Nghi_201709.$B$3:.$B$64]=[.$B52];[Thong_Tin_Ngay_Nghi_201709.$C$3:.$C$64])+SUMPRODUCT([Thong_Tin_Ngay_Nghi_201710.$B$3:.$B$64]=[.$B52];[Thong_Tin_Ngay_Nghi_201710.$C$3:.$C$64])+SUMPRODUCT([Thong_Tin_Ngay_Nghi_201711.$B$3:.$B$66]=[.$B52];[Thong_Tin_Ngay_Nghi_201711.$C$3:.$C$66])+ SUMPRODUCT([Thong_Tin_Ngay_Nghi_201712.$B$3:.$B$68]=[.$B52];[Thong_Tin_Ngay_Nghi_201712.$C$3:.$C$68])" office:value-type="float" office:value="3">
            <text:p>3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7">
            <text:p>7</text:p>
          </table:table-cell>
          <table:table-cell table:number-columns-repeated="2" table:style-name="ce48"/>
          <table:table-cell table:style-name="ce63"/>
          <table:table-cell table:style-name="ce48" table:formula="of:=[.I52]+[.K52] +[.J52]+[.L52]" office:value-type="float" office:value="7">
            <text:p>7</text:p>
          </table:table-cell>
          <table:table-cell table:style-name="ce66"/>
          <table:table-cell table:number-columns-repeated="1010"/>
        </table:table-row>
        <table:table-row table:style-name="ro13">
          <table:table-cell table:style-name="ce42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3]);DATE(YEAR([.D53]);12;31);NOW())" office:value-type="date" office:date-value="2017-12-22T13:20:53.84">
            <text:p>12/22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2">
            <text:p>12</text:p>
          </table:table-cell>
          <table:table-cell table:style-name="ce56" table:formula="of:=SUMPRODUCT([Thong_Tin_Ngay_Nghi_201701.$B$3:.$B$60]=[.$B53];[Thong_Tin_Ngay_Nghi_201701.$C$3:.$C$60]) +  SUMPRODUCT([Thong_Tin_Ngay_Nghi_201702.$B$3:.$B$61]=[.$B53];[Thong_Tin_Ngay_Nghi_201702.$C$3:.$C$61]) + SUMPRODUCT([Thong_Tin_Ngay_Nghi_201703.$B$3:.$B$62]=[.$B53];[Thong_Tin_Ngay_Nghi_201703.$C$3:.$C$62])" office:value-type="float" office:value="20.5">
            <text:p>20.5</text:p>
          </table:table-cell>
          <table:table-cell table:style-name="ce61" table:formula="of:=SUMPRODUCT([Thong_Tin_Ngay_Nghi_201701.$B$3:.$B$61]=[.$B53];[Thong_Tin_Ngay_Nghi_201701.$C$3:.$C$61])+SUMPRODUCT([Thong_Tin_Ngay_Nghi_201702.$B$3:.$B$62]=[.$B53];[Thong_Tin_Ngay_Nghi_201702.$C$3:.$C$62])+SUMPRODUCT([Thong_Tin_Ngay_Nghi_201703.$B$3:.$B$63]=[.$B53];[Thong_Tin_Ngay_Nghi_201703.$C$3:.$C$63])+SUMPRODUCT([Thong_Tin_Ngay_Nghi_201704.$B$3:.$B$63]=[.$B53];[Thong_Tin_Ngay_Nghi_201704.$C$3:.$C$63])+SUMPRODUCT([Thong_Tin_Ngay_Nghi_201705.$B$3:.$B$62]=[.$B53];[Thong_Tin_Ngay_Nghi_201705.$C$3:.$C$62])+SUMPRODUCT([Thong_Tin_Ngay_Nghi_201706.$B$3:.$B$64]=[.$B53];[Thong_Tin_Ngay_Nghi_201706.$C$3:.$C$64])+SUMPRODUCT([Thong_Tin_Ngay_Nghi_201707.$B$3:.$B$66]=[.$B53];[Thong_Tin_Ngay_Nghi_201707.$C$3:.$C$66])+SUMPRODUCT([Thong_Tin_Ngay_Nghi_201708.$B$3:.$B$66]=[.$B53];[Thong_Tin_Ngay_Nghi_201708.$C$3:.$C$66])+SUMPRODUCT([Thong_Tin_Ngay_Nghi_201709.$B$3:.$B$64]=[.$B53];[Thong_Tin_Ngay_Nghi_201709.$C$3:.$C$64])+SUMPRODUCT([Thong_Tin_Ngay_Nghi_201710.$B$3:.$B$64]=[.$B53];[Thong_Tin_Ngay_Nghi_201710.$C$3:.$C$64])+SUMPRODUCT([Thong_Tin_Ngay_Nghi_201711.$B$3:.$B$66]=[.$B53];[Thong_Tin_Ngay_Nghi_201711.$C$3:.$C$66])+ SUMPRODUCT([Thong_Tin_Ngay_Nghi_201712.$B$3:.$B$68]=[.$B53];[Thong_Tin_Ngay_Nghi_201712.$C$3:.$C$68])" office:value-type="float" office:value="31.5">
            <text:p>31.5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-17">
            <text:p>-17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63"/>
          <table:table-cell table:style-name="ce48" table:formula="of:=[.I53]+[.K53] +[.J53]+[.L53]" office:value-type="float" office:value="-2">
            <text:p>-2</text:p>
          </table:table-cell>
          <table:table-cell table:style-name="ce66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0"/>
        </table:table-row>
        <table:table-row table:style-name="ro11">
          <table:table-cell table:style-name="ce42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4-24">
            <text:p>04/24/17</text:p>
          </table:table-cell>
          <table:table-cell table:style-name="ce50" table:formula="of:=IF(YEAR(NOW())&gt;YEAR([.D54]);DATE(YEAR([.D54]);12;31);NOW())" office:value-type="date" office:date-value="2017-12-22T13:20:53.85">
            <text:p>12/22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8">
            <text:p>8</text:p>
          </table:table-cell>
          <table:table-cell table:style-name="ce56" table:formula="of:=SUMPRODUCT([Thong_Tin_Ngay_Nghi_201701.$B$3:.$B$60]=[.$B54];[Thong_Tin_Ngay_Nghi_201701.$C$3:.$C$60]) +  SUMPRODUCT([Thong_Tin_Ngay_Nghi_201702.$B$3:.$B$61]=[.$B54];[Thong_Tin_Ngay_Nghi_201702.$C$3:.$C$61]) + SUMPRODUCT([Thong_Tin_Ngay_Nghi_201703.$B$3:.$B$62]=[.$B54];[Thong_Tin_Ngay_Nghi_201703.$C$3:.$C$62])" office:value-type="float" office:value="0">
            <text:p>0</text:p>
          </table:table-cell>
          <table:table-cell table:style-name="ce61" table:formula="of:=SUMPRODUCT([Thong_Tin_Ngay_Nghi_201701.$B$3:.$B$61]=[.$B54];[Thong_Tin_Ngay_Nghi_201701.$C$3:.$C$61])+SUMPRODUCT([Thong_Tin_Ngay_Nghi_201702.$B$3:.$B$62]=[.$B54];[Thong_Tin_Ngay_Nghi_201702.$C$3:.$C$62])+SUMPRODUCT([Thong_Tin_Ngay_Nghi_201703.$B$3:.$B$63]=[.$B54];[Thong_Tin_Ngay_Nghi_201703.$C$3:.$C$63])+SUMPRODUCT([Thong_Tin_Ngay_Nghi_201704.$B$3:.$B$63]=[.$B54];[Thong_Tin_Ngay_Nghi_201704.$C$3:.$C$63])+SUMPRODUCT([Thong_Tin_Ngay_Nghi_201705.$B$3:.$B$62]=[.$B54];[Thong_Tin_Ngay_Nghi_201705.$C$3:.$C$62])+SUMPRODUCT([Thong_Tin_Ngay_Nghi_201706.$B$3:.$B$64]=[.$B54];[Thong_Tin_Ngay_Nghi_201706.$C$3:.$C$64])+SUMPRODUCT([Thong_Tin_Ngay_Nghi_201707.$B$3:.$B$66]=[.$B54];[Thong_Tin_Ngay_Nghi_201707.$C$3:.$C$66])+SUMPRODUCT([Thong_Tin_Ngay_Nghi_201708.$B$3:.$B$66]=[.$B54];[Thong_Tin_Ngay_Nghi_201708.$C$3:.$C$66])+SUMPRODUCT([Thong_Tin_Ngay_Nghi_201709.$B$3:.$B$64]=[.$B54];[Thong_Tin_Ngay_Nghi_201709.$C$3:.$C$64])+SUMPRODUCT([Thong_Tin_Ngay_Nghi_201710.$B$3:.$B$64]=[.$B54];[Thong_Tin_Ngay_Nghi_201710.$C$3:.$C$64])+SUMPRODUCT([Thong_Tin_Ngay_Nghi_201711.$B$3:.$B$66]=[.$B54];[Thong_Tin_Ngay_Nghi_201711.$C$3:.$C$66])+ SUMPRODUCT([Thong_Tin_Ngay_Nghi_201712.$B$3:.$B$68]=[.$B54];[Thong_Tin_Ngay_Nghi_201712.$C$3:.$C$68])" office:value-type="float" office:value="6">
            <text:p>6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2">
            <text:p>2</text:p>
          </table:table-cell>
          <table:table-cell table:style-name="ce48"/>
          <table:table-cell table:style-name="ce48" table:formula="of:=0.5+1" office:value-type="float" office:value="1.5">
            <text:p>1.5</text:p>
          </table:table-cell>
          <table:table-cell table:style-name="ce63"/>
          <table:table-cell table:style-name="ce48" table:formula="of:=[.I54]+[.K54] +[.J54]+[.L54]" office:value-type="float" office:value="3.5">
            <text:p>3.5</text:p>
          </table:table-cell>
          <table:table-cell table:style-name="ce66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0"/>
        </table:table-row>
        <table:table-row table:style-name="ro10">
          <table:table-cell table:style-name="ce42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12-22T13:20:53.85">
            <text:p>12/22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12">
            <text:p>12</text:p>
          </table:table-cell>
          <table:table-cell table:style-name="ce56" table:formula="of:=SUMPRODUCT([Thong_Tin_Ngay_Nghi_201701.$B$3:.$B$60]=[.$B55];[Thong_Tin_Ngay_Nghi_201701.$C$3:.$C$60]) +  SUMPRODUCT([Thong_Tin_Ngay_Nghi_201702.$B$3:.$B$61]=[.$B55];[Thong_Tin_Ngay_Nghi_201702.$C$3:.$C$61]) + SUMPRODUCT([Thong_Tin_Ngay_Nghi_201703.$B$3:.$B$62]=[.$B55];[Thong_Tin_Ngay_Nghi_201703.$C$3:.$C$62])" office:value-type="float" office:value="9.5">
            <text:p>9.5</text:p>
          </table:table-cell>
          <table:table-cell table:style-name="ce61" table:formula="of:=SUMPRODUCT([Thong_Tin_Ngay_Nghi_201701.$B$3:.$B$61]=[.$B55];[Thong_Tin_Ngay_Nghi_201701.$C$3:.$C$61])+SUMPRODUCT([Thong_Tin_Ngay_Nghi_201702.$B$3:.$B$62]=[.$B55];[Thong_Tin_Ngay_Nghi_201702.$C$3:.$C$62])+SUMPRODUCT([Thong_Tin_Ngay_Nghi_201703.$B$3:.$B$63]=[.$B55];[Thong_Tin_Ngay_Nghi_201703.$C$3:.$C$63])+SUMPRODUCT([Thong_Tin_Ngay_Nghi_201704.$B$3:.$B$63]=[.$B55];[Thong_Tin_Ngay_Nghi_201704.$C$3:.$C$63])+SUMPRODUCT([Thong_Tin_Ngay_Nghi_201705.$B$3:.$B$62]=[.$B55];[Thong_Tin_Ngay_Nghi_201705.$C$3:.$C$62])+SUMPRODUCT([Thong_Tin_Ngay_Nghi_201706.$B$3:.$B$64]=[.$B55];[Thong_Tin_Ngay_Nghi_201706.$C$3:.$C$64])+SUMPRODUCT([Thong_Tin_Ngay_Nghi_201707.$B$3:.$B$66]=[.$B55];[Thong_Tin_Ngay_Nghi_201707.$C$3:.$C$66])+SUMPRODUCT([Thong_Tin_Ngay_Nghi_201708.$B$3:.$B$66]=[.$B55];[Thong_Tin_Ngay_Nghi_201708.$C$3:.$C$66])+SUMPRODUCT([Thong_Tin_Ngay_Nghi_201709.$B$3:.$B$64]=[.$B55];[Thong_Tin_Ngay_Nghi_201709.$C$3:.$C$64])+SUMPRODUCT([Thong_Tin_Ngay_Nghi_201710.$B$3:.$B$64]=[.$B55];[Thong_Tin_Ngay_Nghi_201710.$C$3:.$C$64])+SUMPRODUCT([Thong_Tin_Ngay_Nghi_201711.$B$3:.$B$66]=[.$B55];[Thong_Tin_Ngay_Nghi_201711.$C$3:.$C$66])+ SUMPRODUCT([Thong_Tin_Ngay_Nghi_201712.$B$3:.$B$68]=[.$B55];[Thong_Tin_Ngay_Nghi_201712.$C$3:.$C$68])" office:value-type="float" office:value="40">
            <text:p>40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-28">
            <text:p>-28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55]+[.K55] +[.J55]+[.L55]" office:value-type="float" office:value="-27">
            <text:p>-27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48"/>
          <table:table-cell table:style-name="ce50" office:value-type="date" office:date-value="2017-11-13">
            <text:p>11/13/17</text:p>
          </table:table-cell>
          <table:table-cell table:style-name="ce50" table:formula="of:=IF(YEAR(NOW())&gt;YEAR([.D56]);DATE(YEAR([.D56]);12;31);NOW())" office:value-type="date" office:date-value="2017-12-22T13:20:53.85">
            <text:p>12/22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2">
            <text:p>2</text:p>
          </table:table-cell>
          <table:table-cell table:style-name="ce56" table:formula="of:=SUMPRODUCT([Thong_Tin_Ngay_Nghi_201701.$B$3:.$B$60]=[.$B56];[Thong_Tin_Ngay_Nghi_201701.$C$3:.$C$60]) +  SUMPRODUCT([Thong_Tin_Ngay_Nghi_201702.$B$3:.$B$61]=[.$B56];[Thong_Tin_Ngay_Nghi_201702.$C$3:.$C$61]) + SUMPRODUCT([Thong_Tin_Ngay_Nghi_201703.$B$3:.$B$62]=[.$B56];[Thong_Tin_Ngay_Nghi_201703.$C$3:.$C$62])" office:value-type="float" office:value="0">
            <text:p>0</text:p>
          </table:table-cell>
          <table:table-cell table:style-name="ce61" table:formula="of:=SUMPRODUCT([Thong_Tin_Ngay_Nghi_201701.$B$3:.$B$61]=[.$B56];[Thong_Tin_Ngay_Nghi_201701.$C$3:.$C$61])+SUMPRODUCT([Thong_Tin_Ngay_Nghi_201702.$B$3:.$B$62]=[.$B56];[Thong_Tin_Ngay_Nghi_201702.$C$3:.$C$62])+SUMPRODUCT([Thong_Tin_Ngay_Nghi_201703.$B$3:.$B$63]=[.$B56];[Thong_Tin_Ngay_Nghi_201703.$C$3:.$C$63])+SUMPRODUCT([Thong_Tin_Ngay_Nghi_201704.$B$3:.$B$63]=[.$B56];[Thong_Tin_Ngay_Nghi_201704.$C$3:.$C$63])+SUMPRODUCT([Thong_Tin_Ngay_Nghi_201705.$B$3:.$B$62]=[.$B56];[Thong_Tin_Ngay_Nghi_201705.$C$3:.$C$62])+SUMPRODUCT([Thong_Tin_Ngay_Nghi_201706.$B$3:.$B$64]=[.$B56];[Thong_Tin_Ngay_Nghi_201706.$C$3:.$C$64])+SUMPRODUCT([Thong_Tin_Ngay_Nghi_201707.$B$3:.$B$66]=[.$B56];[Thong_Tin_Ngay_Nghi_201707.$C$3:.$C$66])+SUMPRODUCT([Thong_Tin_Ngay_Nghi_201708.$B$3:.$B$66]=[.$B56];[Thong_Tin_Ngay_Nghi_201708.$C$3:.$C$66])+SUMPRODUCT([Thong_Tin_Ngay_Nghi_201709.$B$3:.$B$64]=[.$B56];[Thong_Tin_Ngay_Nghi_201709.$C$3:.$C$64])+SUMPRODUCT([Thong_Tin_Ngay_Nghi_201710.$B$3:.$B$64]=[.$B56];[Thong_Tin_Ngay_Nghi_201710.$C$3:.$C$64])+SUMPRODUCT([Thong_Tin_Ngay_Nghi_201711.$B$3:.$B$66]=[.$B56];[Thong_Tin_Ngay_Nghi_201711.$C$3:.$C$66])+ SUMPRODUCT([Thong_Tin_Ngay_Nghi_201712.$B$3:.$B$68]=[.$B56];[Thong_Tin_Ngay_Nghi_201712.$C$3:.$C$68])" office:value-type="float" office:value="0">
            <text:p>0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I56]+[.K56] +[.J56]+[.L56]" office:value-type="float" office:value="2">
            <text:p>2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51">
            <text:p>51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12-22T13:20:53.85">
            <text:p>12/22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12">
            <text:p>12</text:p>
          </table:table-cell>
          <table:table-cell table:style-name="ce56" table:formula="of:=SUMPRODUCT([Thong_Tin_Ngay_Nghi_201701.$B$3:.$B$60]=[.$B57];[Thong_Tin_Ngay_Nghi_201701.$C$3:.$C$60]) +  SUMPRODUCT([Thong_Tin_Ngay_Nghi_201702.$B$3:.$B$61]=[.$B57];[Thong_Tin_Ngay_Nghi_201702.$C$3:.$C$61]) + SUMPRODUCT([Thong_Tin_Ngay_Nghi_201703.$B$3:.$B$62]=[.$B57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7];[Thong_Tin_Ngay_Nghi_201701.$C$3:.$C$61])+SUMPRODUCT([Thong_Tin_Ngay_Nghi_201702.$B$3:.$B$62]=[.$B57];[Thong_Tin_Ngay_Nghi_201702.$C$3:.$C$62])+SUMPRODUCT([Thong_Tin_Ngay_Nghi_201703.$B$3:.$B$63]=[.$B57];[Thong_Tin_Ngay_Nghi_201703.$C$3:.$C$63])+SUMPRODUCT([Thong_Tin_Ngay_Nghi_201704.$B$3:.$B$63]=[.$B57];[Thong_Tin_Ngay_Nghi_201704.$C$3:.$C$63])+SUMPRODUCT([Thong_Tin_Ngay_Nghi_201705.$B$3:.$B$62]=[.$B57];[Thong_Tin_Ngay_Nghi_201705.$C$3:.$C$62])+SUMPRODUCT([Thong_Tin_Ngay_Nghi_201706.$B$3:.$B$64]=[.$B57];[Thong_Tin_Ngay_Nghi_201706.$C$3:.$C$64])+SUMPRODUCT([Thong_Tin_Ngay_Nghi_201707.$B$3:.$B$66]=[.$B57];[Thong_Tin_Ngay_Nghi_201707.$C$3:.$C$66])+SUMPRODUCT([Thong_Tin_Ngay_Nghi_201708.$B$3:.$B$66]=[.$B57];[Thong_Tin_Ngay_Nghi_201708.$C$3:.$C$66])+SUMPRODUCT([Thong_Tin_Ngay_Nghi_201709.$B$3:.$B$64]=[.$B57];[Thong_Tin_Ngay_Nghi_201709.$C$3:.$C$64])+SUMPRODUCT([Thong_Tin_Ngay_Nghi_201710.$B$3:.$B$64]=[.$B57];[Thong_Tin_Ngay_Nghi_201710.$C$3:.$C$64])+SUMPRODUCT([Thong_Tin_Ngay_Nghi_201711.$B$3:.$B$66]=[.$B57];[Thong_Tin_Ngay_Nghi_201711.$C$3:.$C$66])+ SUMPRODUCT([Thong_Tin_Ngay_Nghi_201712.$B$3:.$B$68]=[.$B57];[Thong_Tin_Ngay_Nghi_201712.$C$3:.$C$68])" office:value-type="float" office:value="17">
            <text:p>17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1.5">
            <text:p>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I57]+[.K57] +[.J57]+[.L57]" office:value-type="float" office:value="2.5">
            <text:p>2.5</text:p>
          </table:table-cell>
          <table:table-cell table:style-name="ce66"/>
          <table:table-cell table:number-columns-repeated="1010"/>
        </table:table-row>
        <table:table-row table:style-name="ro10">
          <table:table-cell table:style-name="ce42" office:value-type="float" office:value="52">
            <text:p>52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12-22T13:20:53.85">
            <text:p>12/22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12">
            <text:p>12</text:p>
          </table:table-cell>
          <table:table-cell table:style-name="ce56" table:formula="of:=SUMPRODUCT([Thong_Tin_Ngay_Nghi_201701.$B$3:.$B$60]=[.$B58];[Thong_Tin_Ngay_Nghi_201701.$C$3:.$C$60]) +  SUMPRODUCT([Thong_Tin_Ngay_Nghi_201702.$B$3:.$B$61]=[.$B58];[Thong_Tin_Ngay_Nghi_201702.$C$3:.$C$61]) + SUMPRODUCT([Thong_Tin_Ngay_Nghi_201703.$B$3:.$B$62]=[.$B58];[Thong_Tin_Ngay_Nghi_201703.$C$3:.$C$62])" office:value-type="float" office:value="6.5">
            <text:p>6.5</text:p>
          </table:table-cell>
          <table:table-cell table:style-name="ce61" table:formula="of:=SUMPRODUCT([Thong_Tin_Ngay_Nghi_201701.$B$3:.$B$61]=[.$B58];[Thong_Tin_Ngay_Nghi_201701.$C$3:.$C$61])+SUMPRODUCT([Thong_Tin_Ngay_Nghi_201702.$B$3:.$B$62]=[.$B58];[Thong_Tin_Ngay_Nghi_201702.$C$3:.$C$62])+SUMPRODUCT([Thong_Tin_Ngay_Nghi_201703.$B$3:.$B$63]=[.$B58];[Thong_Tin_Ngay_Nghi_201703.$C$3:.$C$63])+SUMPRODUCT([Thong_Tin_Ngay_Nghi_201704.$B$3:.$B$63]=[.$B58];[Thong_Tin_Ngay_Nghi_201704.$C$3:.$C$63])+SUMPRODUCT([Thong_Tin_Ngay_Nghi_201705.$B$3:.$B$62]=[.$B58];[Thong_Tin_Ngay_Nghi_201705.$C$3:.$C$62])+SUMPRODUCT([Thong_Tin_Ngay_Nghi_201706.$B$3:.$B$64]=[.$B58];[Thong_Tin_Ngay_Nghi_201706.$C$3:.$C$64])+SUMPRODUCT([Thong_Tin_Ngay_Nghi_201707.$B$3:.$B$66]=[.$B58];[Thong_Tin_Ngay_Nghi_201707.$C$3:.$C$66])+SUMPRODUCT([Thong_Tin_Ngay_Nghi_201708.$B$3:.$B$66]=[.$B58];[Thong_Tin_Ngay_Nghi_201708.$C$3:.$C$66])+SUMPRODUCT([Thong_Tin_Ngay_Nghi_201709.$B$3:.$B$64]=[.$B58];[Thong_Tin_Ngay_Nghi_201709.$C$3:.$C$64])+SUMPRODUCT([Thong_Tin_Ngay_Nghi_201710.$B$3:.$B$64]=[.$B58];[Thong_Tin_Ngay_Nghi_201710.$C$3:.$C$64])+SUMPRODUCT([Thong_Tin_Ngay_Nghi_201711.$B$3:.$B$66]=[.$B58];[Thong_Tin_Ngay_Nghi_201711.$C$3:.$C$66])+ SUMPRODUCT([Thong_Tin_Ngay_Nghi_201712.$B$3:.$B$68]=[.$B58];[Thong_Tin_Ngay_Nghi_201712.$C$3:.$C$68])" office:value-type="float" office:value="10">
            <text:p>10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2.5">
            <text:p>2.5</text:p>
          </table:table-cell>
          <table:table-cell table:number-columns-repeated="2" table:style-name="ce48"/>
          <table:table-cell table:style-name="ce63"/>
          <table:table-cell table:style-name="ce48" table:formula="of:=[.I58]+[.K58] +[.J58]+[.L58]" office:value-type="float" office:value="2.5">
            <text:p>2.5</text:p>
          </table:table-cell>
          <table:table-cell table:style-name="ce66"/>
          <table:table-cell table:number-columns-repeated="1010"/>
        </table:table-row>
        <table:table-row table:style-name="ro10">
          <table:table-cell table:number-columns-repeated="4"/>
          <table:table-cell office:value-type="string">
            <text:p><text:s/></text:p>
          </table:table-cell>
          <table:table-cell table:number-columns-repeated="2"/>
          <table:table-cell table:style-name="ce61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80"/>
        <table:table-column table:style-name="co26" table:number-columns-repeated="7" table:default-cell-style-name="ce80"/>
        <table:table-column table:style-name="co25" table:number-columns-repeated="16" table:default-cell-style-name="ce8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75" table:number-columns-repeated="8"/>
          <table:table-cell table:style-name="ce83" office:value-type="string" table:number-columns-spanned="2" table:number-rows-spanned="1">
            <text:p>Month</text:p>
          </table:table-cell>
          <table:covered-table-cell table:style-name="ce84"/>
          <table:table-cell table:style-name="ce85" table:content-validation-name="val1" office:value-type="float" office:value="1" table:number-columns-spanned="2" table:number-rows-spanned="1">
            <text:p>1</text:p>
          </table:table-cell>
          <table:covered-table-cell table:style-name="ce84"/>
          <table:table-cell table:style-name="ce83" office:value-type="string" table:number-columns-spanned="2" table:number-rows-spanned="1">
            <text:p>Year</text:p>
          </table:table-cell>
          <table:covered-table-cell table:style-name="ce84"/>
          <table:table-cell table:style-name="ce83" office:value-type="float" office:value="2017" table:number-columns-spanned="2" table:number-rows-spanned="1">
            <text:p>2017</text:p>
          </table:table-cell>
          <table:covered-table-cell table:style-name="ce86"/>
          <table:table-cell table:style-name="ce75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76" table:formula="of:=DATE([.$R$1];[.N1];1)" office:value-type="date" office:date-value="2017-01-01">
            <text:p>01</text:p>
          </table:table-cell>
          <table:table-cell table:style-name="ce76" table:formula="of:=[.D2]+1" office:value-type="date" office:date-value="2017-01-02">
            <text:p>02</text:p>
          </table:table-cell>
          <table:table-cell table:style-name="ce76" table:formula="of:=[.E2]+1" office:value-type="date" office:date-value="2017-01-03">
            <text:p>03</text:p>
          </table:table-cell>
          <table:table-cell table:style-name="ce76" table:formula="of:=[.F2]+1" office:value-type="date" office:date-value="2017-01-04">
            <text:p>04</text:p>
          </table:table-cell>
          <table:table-cell table:style-name="ce76" table:formula="of:=[.G2]+1" office:value-type="date" office:date-value="2017-01-05">
            <text:p>05</text:p>
          </table:table-cell>
          <table:table-cell table:style-name="ce76" table:formula="of:=[.H2]+1" office:value-type="date" office:date-value="2017-01-06">
            <text:p>06</text:p>
          </table:table-cell>
          <table:table-cell table:style-name="ce76" table:formula="of:=[.I2]+1" office:value-type="date" office:date-value="2017-01-07">
            <text:p>07</text:p>
          </table:table-cell>
          <table:table-cell table:style-name="ce76" table:formula="of:=[.J2]+1" office:value-type="date" office:date-value="2017-01-08">
            <text:p>08</text:p>
          </table:table-cell>
          <table:table-cell table:style-name="ce76" table:formula="of:=[.K2]+1" office:value-type="date" office:date-value="2017-01-09">
            <text:p>09</text:p>
          </table:table-cell>
          <table:table-cell table:style-name="ce76" table:formula="of:=[.L2]+1" office:value-type="date" office:date-value="2017-01-10">
            <text:p>10</text:p>
          </table:table-cell>
          <table:table-cell table:style-name="ce76" table:formula="of:=[.M2]+1" office:value-type="date" office:date-value="2017-01-11">
            <text:p>11</text:p>
          </table:table-cell>
          <table:table-cell table:style-name="ce76" table:formula="of:=[.N2]+1" office:value-type="date" office:date-value="2017-01-12">
            <text:p>12</text:p>
          </table:table-cell>
          <table:table-cell table:style-name="ce76" table:formula="of:=[.O2]+1" office:value-type="date" office:date-value="2017-01-13">
            <text:p>13</text:p>
          </table:table-cell>
          <table:table-cell table:style-name="ce76" table:formula="of:=[.P2]+1" office:value-type="date" office:date-value="2017-01-14">
            <text:p>14</text:p>
          </table:table-cell>
          <table:table-cell table:style-name="ce76" table:formula="of:=[.Q2]+1" office:value-type="date" office:date-value="2017-01-15">
            <text:p>15</text:p>
          </table:table-cell>
          <table:table-cell table:style-name="ce76" table:formula="of:=[.R2]+1" office:value-type="date" office:date-value="2017-01-16">
            <text:p>16</text:p>
          </table:table-cell>
          <table:table-cell table:style-name="ce76" table:formula="of:=[.S2]+1" office:value-type="date" office:date-value="2017-01-17">
            <text:p>17</text:p>
          </table:table-cell>
          <table:table-cell table:style-name="ce76" table:formula="of:=[.T2]+1" office:value-type="date" office:date-value="2017-01-18">
            <text:p>18</text:p>
          </table:table-cell>
          <table:table-cell table:style-name="ce76" table:formula="of:=[.U2]+1" office:value-type="date" office:date-value="2017-01-19">
            <text:p>19</text:p>
          </table:table-cell>
          <table:table-cell table:style-name="ce76" table:formula="of:=[.V2]+1" office:value-type="date" office:date-value="2017-01-20">
            <text:p>20</text:p>
          </table:table-cell>
          <table:table-cell table:style-name="ce76" table:formula="of:=[.W2]+1" office:value-type="date" office:date-value="2017-01-21">
            <text:p>21</text:p>
          </table:table-cell>
          <table:table-cell table:style-name="ce76" table:formula="of:=[.X2]+1" office:value-type="date" office:date-value="2017-01-22">
            <text:p>22</text:p>
          </table:table-cell>
          <table:table-cell table:style-name="ce76" table:formula="of:=[.Y2]+1" office:value-type="date" office:date-value="2017-01-23">
            <text:p>23</text:p>
          </table:table-cell>
          <table:table-cell table:style-name="ce76" table:formula="of:=[.Z2]+1" office:value-type="date" office:date-value="2017-01-24">
            <text:p>24</text:p>
          </table:table-cell>
          <table:table-cell table:style-name="ce76" table:formula="of:=[.AA2]+1" office:value-type="date" office:date-value="2017-01-25">
            <text:p>25</text:p>
          </table:table-cell>
          <table:table-cell table:style-name="ce76" table:formula="of:=[.AB2]+1" office:value-type="date" office:date-value="2017-01-26">
            <text:p>26</text:p>
          </table:table-cell>
          <table:table-cell table:style-name="ce76" table:formula="of:=[.AC2]+1" office:value-type="date" office:date-value="2017-01-27">
            <text:p>27</text:p>
          </table:table-cell>
          <table:table-cell table:style-name="ce76" table:formula="of:=[.AD2]+1" office:value-type="date" office:date-value="2017-01-28">
            <text:p>28</text:p>
          </table:table-cell>
          <table:table-cell table:style-name="ce76" table:formula="of:=[.AE2]+1" office:value-type="date" office:date-value="2017-01-29">
            <text:p>29</text:p>
          </table:table-cell>
          <table:table-cell table:style-name="ce76" table:formula="of:=[.AF2]+1" office:value-type="date" office:date-value="2017-01-30">
            <text:p>30</text:p>
          </table:table-cell>
          <table:table-cell table:style-name="ce76" table:formula="of:=[.AG2]+1" office:value-type="date" office:date-value="2017-01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77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7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7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7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7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7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7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7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7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7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7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53in" draw:caption-point-x="-0.2402in" draw:caption-point-y="0.3752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74" table:formula="of:=SUM([.D4:.AH4])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3.5591in" svg:y="0.1043in" draw:caption-point-x="-0.2402in" draw:caption-point-y="0.6138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0157in" svg:y="0.1047in" draw:caption-point-x="-0.2402in" draw:caption-point-y="0.6134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3" draw:text-style-name="P1" svg:width="1.1413in" svg:height="0.7012in" svg:x="4.9287in" svg:y="0.1055in" draw:caption-point-x="-0.2402in" draw:caption-point-y="0.6126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0.1075in" draw:caption-point-x="-0.2402in" draw:caption-point-y="0.6106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6358in" svg:y="0.1106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3" draw:text-style-name="P1" svg:width="1.1413in" svg:height="0.7012in" svg:x="11.5492in" svg:y="0.1114in" draw:caption-point-x="-0.2402in" draw:caption-point-y="0.6067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0.1654in" draw:caption-point-x="-0.2402in" draw:caption-point-y="0.5528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74" table:formula="of:=SUM([.D5:.AH5])" office:value-type="float" office:value="4.5">
            <text:p>4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7" draw:text-style-name="P1" svg:width="1.1413in" svg:height="1.0122in" svg:x="4.0157in" svg:y="0.3524in" draw:caption-point-x="-0.2402in" draw:caption-point-y="0.6134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8" office:value-type="float" office:value="0">
            <office:annotation draw:style-name="gr2" draw:text-style-name="P1" svg:width="1.1413in" svg:height="0.5457in" svg:x="4.472in" svg:y="0.3528in" draw:caption-point-x="-0.2402in" draw:caption-point-y="0.613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0.3539in" draw:caption-point-x="-0.2402in" draw:caption-point-y="0.6118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2" draw:text-style-name="P1" svg:width="1.1413in" svg:height="0.5457in" svg:x="9.7228in" svg:y="0.3575in" draw:caption-point-x="-0.2402in" draw:caption-point-y="0.6083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6358in" svg:y="0.3583in" draw:caption-point-x="-0.2402in" draw:caption-point-y="0.6075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11.0925in" svg:y="0.3587in" draw:caption-point-x="-0.2402in" draw:caption-point-y="0.6071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0.3591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0.41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74" table:formula="of:=SUM([.D6:.AH6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1.5492in" svg:y="0.6067in" draw:caption-point-x="-0.2402in" draw:caption-point-y="0.6067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3.8323in" svg:y="0.6087in" draw:caption-point-x="-0.2402in" draw:caption-point-y="0.6047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74" table:formula="of:=SUM([.D7:.AH7])" office:value-type="float" office:value="4">
            <text:p>4</text:p>
          </table:table-cell>
          <table:table-cell table:style-name="ce78" table:number-columns-repeated="2"/>
          <table:table-cell table:style-name="ce78" office:value-type="float" office:value="0">
            <office:annotation draw:style-name="gr2" draw:text-style-name="P1" svg:width="1.1413in" svg:height="0.5457in" svg:x="3.5591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0157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472in" svg:y="0.8472in" draw:caption-point-x="-0.2402in" draw:caption-point-y="0.6138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4.9287in" svg:y="0.8484in" draw:caption-point-x="-0.2402in" draw:caption-point-y="0.6126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0.8504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1.5492in" svg:y="0.8543in" draw:caption-point-x="-0.2402in" draw:caption-point-y="0.6067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0.908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74" table:formula="of:=SUM([.D8:.AH8])" office:value-type="float" office:value="3">
            <text:p>3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9287in" svg:y="1.0961in" draw:caption-point-x="-0.2402in" draw:caption-point-y="0.6126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1791in" svg:y="1.1008in" draw:caption-point-x="-0.2402in" draw:caption-point-y="0.6079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1.102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1.155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74" table:formula="of:=SUM([.D9:.AH9])" office:value-type="float" office:value="3">
            <text:p>3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3.5591in" svg:y="1.3429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7.3094in" svg:y="1.3461in" draw:caption-point-x="-0.2402in" draw:caption-point-y="0.6106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6358in" svg:y="1.3492in" draw:caption-point-x="-0.2402in" draw:caption-point-y="0.6075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1.403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74" table:formula="of:=SUM([.D10:.AH10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HaTH</text:p>
          </table:table-cell>
          <table:table-cell table:style-name="ce74" table:formula="of:=SUM([.D11:.AH11])" office:value-type="float" office:value="3">
            <text:p>3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1.841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0925in" svg:y="1.8449in" draw:caption-point-x="-0.2402in" draw:caption-point-y="0.6071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1.5492in" svg:y="1.8453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1.8992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/>
          <table:table-cell table:style-name="ce88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74" table:formula="of:=SUM([.D12:.AH12])" office:value-type="float" office:value="3">
            <text:p>3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2.086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472in" svg:y="2.086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2.091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1791in" svg:y="2.091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0.6358in" svg:y="2.0921in" draw:caption-point-x="-0.2402in" draw:caption-point-y="0.6075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2.146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74" table:formula="of:=SUM([.D13:.AH13])" office:value-type="float" office:value="1.5">
            <text:p>1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0157in" svg:y="2.3339in" draw:caption-point-x="-0.2402in" draw:caption-point-y="0.6134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6.8205in" svg:y="2.3362in" draw:caption-point-x="-0.2402in" draw:caption-point-y="0.611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7.3094in" svg:y="2.337in" draw:caption-point-x="-0.2402in" draw:caption-point-y="0.6102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8" office:value-type="float" office:value="0.5">
            <office:annotation draw:style-name="gr2" draw:text-style-name="P1" svg:width="1.1413in" svg:height="0.5457in" svg:x="7.7988in" svg:y="2.3374in" draw:caption-point-x="-0.2402in" draw:caption-point-y="0.6098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2" draw:text-style-name="P1" svg:width="1.1413in" svg:height="0.5457in" svg:x="9.7228in" svg:y="2.339in" draw:caption-point-x="-0.2402in" draw:caption-point-y="0.6083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10.6358in" svg:y="2.3398in" draw:caption-point-x="-0.2402in" draw:caption-point-y="0.6075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74" table:formula="of:=SUM([.D14:.AH14])" office:value-type="float" office:value="3.5">
            <text:p>3.5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634in" svg:x="4.472in" svg:y="2.5823in" draw:caption-point-x="-0.2402in" draw:caption-point-y="0.6126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634in" svg:x="10.1791in" svg:y="2.5874in" draw:caption-point-x="-0.2402in" draw:caption-point-y="0.6075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634in" svg:x="11.0925in" svg:y="2.5878in" draw:caption-point-x="-0.2402in" draw:caption-point-y="0.6071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74" table:formula="of:=SUM([.D15:.AH15])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2" draw:text-style-name="P1" svg:width="1.1413in" svg:height="0.5457in" svg:x="3.5591in" svg:y="2.8287in" draw:caption-point-x="-0.2402in" draw:caption-point-y="0.6138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47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3" draw:text-style-name="P1" svg:width="1.1413in" svg:height="0.7012in" svg:x="4.9287in" svg:y="2.8299in" draw:caption-point-x="-0.2402in" draw:caption-point-y="0.6126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6.820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798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8.287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1791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6358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0925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12.9189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3.3756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3.8323in" svg:y="2.8291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ungLV</text:p>
          </table:table-cell>
          <table:table-cell table:style-name="ce74" table:formula="of:=SUM([.D16:.AH16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1.5492in" svg:y="3.0835in" draw:caption-point-x="-0.2402in" draw:caption-point-y="0.6067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ungNC</text:p>
          </table:table-cell>
          <table:table-cell table:style-name="ce74" table:formula="of:=SUM([.D17:.AH17])" office:value-type="float" office:value="2">
            <text:p>2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3.3854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PN</text:p>
          </table:table-cell>
          <table:table-cell table:style-name="ce74" table:formula="of:=SUM([.D18:.AH18])" office:value-type="float" office:value="1">
            <text:p>1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0157in" svg:y="3.5724in" draw:caption-point-x="-0.2402in" draw:caption-point-y="0.6134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4.9287in" svg:y="3.5732in" draw:caption-point-x="-0.2402in" draw:caption-point-y="0.6126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7.7988in" svg:y="3.5756in" draw:caption-point-x="-0.2402in" draw:caption-point-y="0.6102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1791in" svg:y="3.578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.5">
            <office:annotation draw:style-name="gr3" draw:text-style-name="P1" svg:width="1.1413in" svg:height="0.7012in" svg:x="13.8323in" svg:y="3.5811in" draw:caption-point-x="-0.2402in" draw:caption-point-y="0.6047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yDH</text:p>
          </table:table-cell>
          <table:table-cell table:style-name="ce74" table:formula="of:=SUM([.D19:.AH19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6.8205in" svg:y="3.8224in" draw:caption-point-x="-0.2402in" draw:caption-point-y="0.611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7.3094in" svg:y="3.8228in" draw:caption-point-x="-0.2402in" draw:caption-point-y="0.6106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6358in" svg:y="3.8264in" draw:caption-point-x="-0.2402in" draw:caption-point-y="0.6071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4" draw:text-style-name="P1" svg:width="1.1413in" svg:height="0.3902in" svg:x="12.9189in" svg:y="3.8276in" draw:caption-point-x="-0.2402in" draw:caption-point-y="0.6059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NG</text:p>
          </table:table-cell>
          <table:table-cell table:style-name="ce74" table:formula="of:=SUM([.D20:.AH20])" office:value-type="float" office:value="1.5">
            <text:p>1.5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3" draw:text-style-name="P1" svg:width="1.1413in" svg:height="0.7012in" svg:x="12.9189in" svg:y="4.1283in" draw:caption-point-x="-0.2402in" draw:caption-point-y="0.5528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3" draw:text-style-name="P1" svg:width="1.1413in" svg:height="0.7012in" svg:x="13.8323in" svg:y="4.0764in" draw:caption-point-x="-0.2402in" draw:caption-point-y="0.6047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KhaiLV</text:p>
          </table:table-cell>
          <table:table-cell table:style-name="ce74" table:formula="of:=SUM([.D21:.AH21])" office:value-type="float" office:value="3">
            <text:p>3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4.37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ngNHH</text:p>
          </table:table-cell>
          <table:table-cell table:style-name="ce74" table:formula="of:=SUM([.D22:.AH22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ienPT</text:p>
          </table:table-cell>
          <table:table-cell table:style-name="ce74" table:formula="of:=SUM([.D23:.AH23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1.0925in" svg:y="4.8173in" draw:caption-point-x="-0.2402in" draw:caption-point-y="0.6067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12.9189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3.3756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3.8323in" svg:y="4.8106in" draw:caption-point-x="-0.2402in" draw:caption-point-y="0.6134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tNVT</text:p>
          </table:table-cell>
          <table:table-cell table:style-name="ce74" table:formula="of:=SUM([.D24:.AH24])" office:value-type="float" office:value="3.5">
            <text:p>3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5.0587in" draw:caption-point-x="-0.2402in" draw:caption-point-y="0.613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7.7988in" svg:y="5.0614in" draw:caption-point-x="-0.2402in" draw:caption-point-y="0.6102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8.2878in" svg:y="5.0626in" draw:caption-point-x="-0.2402in" draw:caption-point-y="0.6091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5.0634in" draw:caption-point-x="-0.2402in" draw:caption-point-y="0.6083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5.065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5.118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LinhBT</text:p>
          </table:table-cell>
          <table:table-cell table:style-name="ce74" table:formula="of:=SUM([.D25:.AH25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MaiLT</text:p>
          </table:table-cell>
          <table:table-cell table:style-name="ce74" table:formula="of:=SUM([.D26:.AH26])" office:value-type="float" office:value="3">
            <text:p>3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7" draw:text-style-name="P1" svg:width="1.1413in" svg:height="1.0122in" svg:x="6.3311in" svg:y="5.5555in" draw:caption-point-x="-0.2402in" draw:caption-point-y="0.6118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8" office:value-type="float" office:value="1">
            <office:annotation draw:style-name="gr4" draw:text-style-name="P1" svg:width="1.1413in" svg:height="0.3902in" svg:x="6.8205in" svg:y="5.5563in" draw:caption-point-x="-0.2402in" draw:caption-point-y="0.611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3902in" svg:x="7.3094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8" office:value-type="float" office:value="1">
            <office:annotation draw:style-name="gr4" draw:text-style-name="P1" svg:width="1.1413in" svg:height="0.3902in" svg:x="7.7988in" svg:y="5.5563in" draw:caption-point-x="-0.2402in" draw:caption-point-y="0.611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iNTT</text:p>
          </table:table-cell>
          <table:table-cell table:style-name="ce74" table:formula="of:=SUM([.D27:.AH27])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3.5591in" svg:y="5.8012in" draw:caption-point-x="-0.2402in" draw:caption-point-y="0.6138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472in" svg:y="5.8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5.8028in" draw:caption-point-x="-0.2402in" draw:caption-point-y="0.6122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6358in" svg:y="5.8075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5.8083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3.8323in" svg:y="5.8102in" draw:caption-point-x="-0.2402in" draw:caption-point-y="0.6047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nhNB</text:p>
          </table:table-cell>
          <table:table-cell table:style-name="ce74" table:formula="of:=SUM([.D28:.AH28])" office:value-type="float" office:value="3">
            <text:p>3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6.0492in" draw:caption-point-x="-0.2402in" draw:caption-point-y="0.6134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472in" svg:y="6.0496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6.0543in" draw:caption-point-x="-0.2402in" draw:caption-point-y="0.6083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1791in" svg:y="6.0547in" draw:caption-point-x="-0.2402in" draw:caption-point-y="0.6079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0.6358in" svg:y="6.0551in" draw:caption-point-x="-0.2402in" draw:caption-point-y="0.6075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1.5492in" svg:y="6.0559in" draw:caption-point-x="-0.2402in" draw:caption-point-y="0.6067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6.109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NamTH</text:p>
          </table:table-cell>
          <table:table-cell table:style-name="ce74" table:formula="of:=SUM([.D29:.AH29])" office:value-type="float" office:value="0.5">
            <text:p>0.5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8.2878in" svg:y="6.3016in" draw:caption-point-x="-0.2402in" draw:caption-point-y="0.6087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V</text:p>
          </table:table-cell>
          <table:table-cell table:style-name="ce74" table:formula="of:=SUM([.D30:.AH30])" office:value-type="float" office:value="1.5">
            <text:p>1.5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3.5591in" svg:y="6.5441in" draw:caption-point-x="-0.2402in" draw:caption-point-y="0.6138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6.5445in" draw:caption-point-x="-0.2402in" draw:caption-point-y="0.6134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9287in" svg:y="6.5453in" draw:caption-point-x="-0.2402in" draw:caption-point-y="0.6126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6.545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6.8205in" svg:y="6.5469in" draw:caption-point-x="-0.2402in" draw:caption-point-y="0.611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7.3094in" svg:y="6.5472in" draw:caption-point-x="-0.2402in" draw:caption-point-y="0.6106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7.7988in" svg:y="6.548in" draw:caption-point-x="-0.2402in" draw:caption-point-y="0.6098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8.2878in" svg:y="6.5492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6.5496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1791in" svg:y="6.55in" draw:caption-point-x="-0.2402in" draw:caption-point-y="0.6079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0.6358in" svg:y="6.5504in" draw:caption-point-x="-0.2402in" draw:caption-point-y="0.6075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6.551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6.6051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gaTN</text:p>
          </table:table-cell>
          <table:table-cell table:style-name="ce74" table:formula="of:=SUM([.D31:.AH31])" office:value-type="float" office:value="3.5">
            <text:p>3.5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office:annotation draw:style-name="gr8" draw:text-style-name="P1" svg:width="1.1413in" svg:height="0.8567in" svg:x="8.2878in" svg:y="6.7965in" draw:caption-point-x="-0.2402in" draw:caption-point-y="0.6091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6.852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hanHTH</text:p>
          </table:table-cell>
          <table:table-cell table:style-name="ce74" table:formula="of:=SUM([.D32:.AH32])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NM</text:p>
          </table:table-cell>
          <table:table-cell table:style-name="ce74" table:formula="of:=SUM([.D33:.AH33])" office:value-type="float" office:value="1"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7.348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ungHTH</text:p>
          </table:table-cell>
          <table:table-cell table:style-name="ce74" table:formula="of:=SUM([.D34:.AH34])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472in" svg:y="7.5354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7.5362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0925in" svg:y="7.5413in" draw:caption-point-x="-0.2402in" draw:caption-point-y="0.6071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PHQ</text:p>
          </table:table-cell>
          <table:table-cell table:style-name="ce74" table:formula="of:=SUM([.D35:.AH35])" office:value-type="float" office:value="2">
            <text:p>2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7988in" svg:y="7.7854in" draw:caption-point-x="-0.2402in" draw:caption-point-y="0.611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7.7882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6358in" svg:y="7.789in" draw:caption-point-x="-0.2402in" draw:caption-point-y="0.6075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7.8437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73" office:value-type="string">
            <text:p>PhuongTH</text:p>
          </table:table-cell>
          <table:table-cell table:style-name="ce74" table:formula="of:=SUM([.D36:.AH36])" office:value-type="float" office:value="6">
            <text:p>6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4.0157in" svg:y="8.0307in" draw:caption-point-x="-0.2402in" draw:caption-point-y="0.6134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4.9287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6.820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7.7988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0.1791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1.0925in" svg:y="8.0315in" draw:caption-point-x="-0.2402in" draw:caption-point-y="0.6126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3.3756in" svg:y="8.0386in" draw:caption-point-x="-0.2402in" draw:caption-point-y="0.6055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PhongTH</text:p>
          </table:table-cell>
          <table:table-cell table:style-name="ce74" table:formula="of:=SUM([.D37:.AH37])" office:value-type="float" office:value="0.5">
            <text:p>0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3902in" svg:x="3.5591in" svg:y="8.278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8.2795in" draw:caption-point-x="-0.2402in" draw:caption-point-y="0.6122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8.285in" draw:caption-point-x="-0.2402in" draw:caption-point-y="0.6067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TienND</text:p>
          </table:table-cell>
          <table:table-cell table:style-name="ce74" table:formula="of:=SUM([.D38:.AH38])" office:value-type="float" office:value="1.5">
            <text:p>1.5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3.5591in" svg:y="8.5256in" draw:caption-point-x="-0.2402in" draw:caption-point-y="0.6138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4.472in" svg:y="8.5264in" draw:caption-point-x="-0.2402in" draw:caption-point-y="0.613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8.5287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.5">
            <office:annotation draw:style-name="gr6" draw:text-style-name="P1" svg:width="1.1413in" svg:height="0.2634in" svg:x="7.7988in" svg:y="8.5295in" draw:caption-point-x="-0.2402in" draw:caption-point-y="0.6098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1.0925in" svg:y="8.5323in" draw:caption-point-x="-0.2402in" draw:caption-point-y="0.6071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8.5866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hamDT</text:p>
          </table:table-cell>
          <table:table-cell table:style-name="ce74" table:formula="of:=SUM([.D39:.AH39])" office:value-type="float" office:value="4.5">
            <text:p>4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4.0157in" svg:y="8.7736in" draw:caption-point-x="-0.2402in" draw:caption-point-y="0.6134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11.0925in" svg:y="8.7799in" draw:caption-point-x="-0.2402in" draw:caption-point-y="0.6071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8" office:value-type="float" office:value="1">
            <office:annotation draw:style-name="gr6" draw:text-style-name="P1" svg:width="1.1413in" svg:height="0.2634in" svg:x="11.5492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8.8343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inhT</text:p>
          </table:table-cell>
          <table:table-cell table:style-name="ce74" table:formula="of:=SUM([.D40:.AH40])" office:value-type="float" office:value="3">
            <text:p>3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9.0819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oaiVK</text:p>
          </table:table-cell>
          <table:table-cell table:style-name="ce74" table:formula="of:=SUM([.D41:.AH41])" office:value-type="float" office:value="3.5">
            <text:p>3.5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3902in" svg:x="3.5591in" svg:y="9.2685in" draw:caption-point-x="-0.2402in" draw:caption-point-y="0.6138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7988in" svg:y="9.2724in" draw:caption-point-x="-0.2402in" draw:caption-point-y="0.6098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8.2878in" svg:y="9.2732in" draw:caption-point-x="-0.2402in" draw:caption-point-y="0.6091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9.329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uyLTT</text:p>
          </table:table-cell>
          <table:table-cell table:style-name="ce74" table:formula="of:=SUM([.D42:.AH42])" office:value-type="float" office:value="2.5">
            <text:p>2.5</text:p>
          </table:table-cell>
          <table:table-cell table:style-name="ce78" table:number-columns-repeated="2"/>
          <table:table-cell table:style-name="ce78" office:value-type="float" office:value="0">
            <office:annotation draw:style-name="gr3" draw:text-style-name="P1" svg:width="1.1413in" svg:height="0.7012in" svg:x="3.5591in" svg:y="9.5161in" draw:caption-point-x="-0.2402in" draw:caption-point-y="0.6138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0157in" svg:y="9.5165in" draw:caption-point-x="-0.2402in" draw:caption-point-y="0.6134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1">
            <office:annotation draw:style-name="gr2" draw:text-style-name="P1" svg:width="1.1413in" svg:height="0.5457in" svg:x="4.9287in" svg:y="9.5173in" draw:caption-point-x="-0.2402in" draw:caption-point-y="0.6126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6.3311in" svg:y="9.5177in" draw:caption-point-x="-0.2402in" draw:caption-point-y="0.6122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6.8205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9.5193in" draw:caption-point-x="-0.2402in" draw:caption-point-y="0.6106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7.7988in" svg:y="9.5189in" draw:caption-point-x="-0.2402in" draw:caption-point-y="0.611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8.2878in" svg:y="9.5213in" draw:caption-point-x="-0.2402in" draw:caption-point-y="0.6087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9.5217in" draw:caption-point-x="-0.2402in" draw:caption-point-y="0.6083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0.1791in" svg:y="9.522in" draw:caption-point-x="-0.2402in" draw:caption-point-y="0.6079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8" office:value-type="float" office:value="0">
            <office:annotation draw:style-name="gr3" draw:text-style-name="P1" svg:width="1.1413in" svg:height="0.7012in" svg:x="10.6358in" svg:y="9.5224in" draw:caption-point-x="-0.2402in" draw:caption-point-y="0.6075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11.0925in" svg:y="9.5228in" draw:caption-point-x="-0.2402in" draw:caption-point-y="0.6071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8" office:value-type="float" office:value="0">
            <office:annotation draw:style-name="gr6" draw:text-style-name="P1" svg:width="1.1413in" svg:height="0.2634in" svg:x="11.5492in" svg:y="9.5232in" draw:caption-point-x="-0.2402in" draw:caption-point-y="0.6067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12.9189in" svg:y="9.524in" draw:caption-point-x="-0.2402in" draw:caption-point-y="0.6059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13.3756in" svg:y="9.5248in" draw:caption-point-x="-0.2402in" draw:caption-point-y="0.6051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ruyenLVC</text:p>
          </table:table-cell>
          <table:table-cell table:style-name="ce74" table:formula="of:=SUM([.D43:.AH43])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3" draw:text-style-name="P1" svg:width="1.1413in" svg:height="0.7012in" svg:x="3.5591in" svg:y="9.7638in" draw:caption-point-x="-0.2402in" draw:caption-point-y="0.6138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3" draw:text-style-name="P1" svg:width="1.1413in" svg:height="0.7012in" svg:x="6.3311in" svg:y="9.7654in" draw:caption-point-x="-0.2402in" draw:caption-point-y="0.6122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7.3094in" svg:y="9.7669in" draw:caption-point-x="-0.2402in" draw:caption-point-y="0.6106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7.7988in" svg:y="9.7677in" draw:caption-point-x="-0.2402in" draw:caption-point-y="0.6098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8" office:value-type="float" office:value="0">
            <office:annotation draw:style-name="gr2" draw:text-style-name="P1" svg:width="1.1413in" svg:height="0.5457in" svg:x="8.2878in" svg:y="9.7685in" draw:caption-point-x="-0.2402in" draw:caption-point-y="0.6091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8" table:number-columns-repeated="2"/>
          <table:table-cell table:style-name="ce78" office:value-type="float" office:value="0">
            <office:annotation draw:style-name="gr6" draw:text-style-name="P1" svg:width="1.1413in" svg:height="0.2634in" svg:x="9.7228in" svg:y="9.7693in" draw:caption-point-x="-0.2402in" draw:caption-point-y="0.6083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10.6358in" svg:y="9.7705in" draw:caption-point-x="-0.2402in" draw:caption-point-y="0.6071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73" office:value-type="string">
            <text:p>VietBA</text:p>
          </table:table-cell>
          <table:table-cell table:style-name="ce74" table:formula="of:=SUM([.D44:.AH44])" office:value-type="float" office:value="6.5">
            <text:p>6.5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634in" svg:x="4.9287in" svg:y="10.013in" draw:caption-point-x="-0.2402in" draw:caption-point-y="0.6126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6.3311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6.8205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7.3094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7.798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8.287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9.7228in" svg:y="10.013in" draw:caption-point-x="-0.2402in" draw:caption-point-y="0.6126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VinhP</text:p>
          </table:table-cell>
          <table:table-cell table:style-name="ce74" table:formula="of:=SUM([.D45:.AH45])" office:value-type="float" office:value="3.5">
            <text:p>3.5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4.0157in" svg:y="10.2598in" draw:caption-point-x="-0.2402in" draw:caption-point-y="0.6134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634in" svg:x="4.9287in" svg:y="10.2602in" draw:caption-point-x="-0.2402in" draw:caption-point-y="0.613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634in" svg:x="12.9189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3756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8" office:value-type="float" office:value="1">
            <office:annotation draw:style-name="gr6" draw:text-style-name="P1" svg:width="1.1413in" svg:height="0.2634in" svg:x="13.8323in" svg:y="10.3205in" draw:caption-point-x="-0.2402in" draw:caption-point-y="0.5528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8" table:number-columns-repeated="2"/>
          <table:table-cell table:style-name="ce78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9" table:number-columns-repeated="4"/>
          <table:table-cell table:style-name="ce81"/>
          <table:table-cell table:style-name="ce7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9" table:number-columns-repeated="4"/>
          <table:table-cell table:style-name="ce82" table:number-columns-repeated="7"/>
          <table:table-cell table:style-name="ce7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9" table:number-columns-repeated="31"/>
          <table:table-cell table:style-name="ce43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7"/>
        <table:table-column table:style-name="co26" table:number-columns-repeated="7" table:default-cell-style-name="ce97"/>
        <table:table-column table:style-name="co25" table:number-columns-repeated="13" table:default-cell-style-name="ce9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92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2" table:number-columns-spanned="2" table:number-rows-spanned="1">
            <text:p>2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7" table:number-columns-spanned="2" table:number-rows-spanned="1">
            <text:p>2017</text:p>
          </table:table-cell>
          <table:covered-table-cell table:style-name="ce103"/>
          <table:table-cell table:style-name="ce92" table:number-columns-repeated="12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93" table:formula="of:=DATE([.$R$1];[.N1];1)" office:value-type="date" office:date-value="2017-02-01">
            <text:p>01</text:p>
          </table:table-cell>
          <table:table-cell table:style-name="ce93" table:formula="of:=[.D2]+1" office:value-type="date" office:date-value="2017-02-02">
            <text:p>02</text:p>
          </table:table-cell>
          <table:table-cell table:style-name="ce93" table:formula="of:=[.E2]+1" office:value-type="date" office:date-value="2017-02-03">
            <text:p>03</text:p>
          </table:table-cell>
          <table:table-cell table:style-name="ce93" table:formula="of:=[.F2]+1" office:value-type="date" office:date-value="2017-02-04">
            <text:p>04</text:p>
          </table:table-cell>
          <table:table-cell table:style-name="ce93" table:formula="of:=[.G2]+1" office:value-type="date" office:date-value="2017-02-05">
            <text:p>05</text:p>
          </table:table-cell>
          <table:table-cell table:style-name="ce93" table:formula="of:=[.H2]+1" office:value-type="date" office:date-value="2017-02-06">
            <text:p>06</text:p>
          </table:table-cell>
          <table:table-cell table:style-name="ce93" table:formula="of:=[.I2]+1" office:value-type="date" office:date-value="2017-02-07">
            <text:p>07</text:p>
          </table:table-cell>
          <table:table-cell table:style-name="ce93" table:formula="of:=[.J2]+1" office:value-type="date" office:date-value="2017-02-08">
            <text:p>08</text:p>
          </table:table-cell>
          <table:table-cell table:style-name="ce93" table:formula="of:=[.K2]+1" office:value-type="date" office:date-value="2017-02-09">
            <text:p>09</text:p>
          </table:table-cell>
          <table:table-cell table:style-name="ce93" table:formula="of:=[.L2]+1" office:value-type="date" office:date-value="2017-02-10">
            <text:p>10</text:p>
          </table:table-cell>
          <table:table-cell table:style-name="ce93" table:formula="of:=[.M2]+1" office:value-type="date" office:date-value="2017-02-11">
            <text:p>11</text:p>
          </table:table-cell>
          <table:table-cell table:style-name="ce93" table:formula="of:=[.N2]+1" office:value-type="date" office:date-value="2017-02-12">
            <text:p>12</text:p>
          </table:table-cell>
          <table:table-cell table:style-name="ce93" table:formula="of:=[.O2]+1" office:value-type="date" office:date-value="2017-02-13">
            <text:p>13</text:p>
          </table:table-cell>
          <table:table-cell table:style-name="ce93" table:formula="of:=[.P2]+1" office:value-type="date" office:date-value="2017-02-14">
            <text:p>14</text:p>
          </table:table-cell>
          <table:table-cell table:style-name="ce93" table:formula="of:=[.Q2]+1" office:value-type="date" office:date-value="2017-02-15">
            <text:p>15</text:p>
          </table:table-cell>
          <table:table-cell table:style-name="ce93" table:formula="of:=[.R2]+1" office:value-type="date" office:date-value="2017-02-16">
            <text:p>16</text:p>
          </table:table-cell>
          <table:table-cell table:style-name="ce93" table:formula="of:=[.S2]+1" office:value-type="date" office:date-value="2017-02-17">
            <text:p>17</text:p>
          </table:table-cell>
          <table:table-cell table:style-name="ce93" table:formula="of:=[.T2]+1" office:value-type="date" office:date-value="2017-02-18">
            <text:p>18</text:p>
          </table:table-cell>
          <table:table-cell table:style-name="ce93" table:formula="of:=[.U2]+1" office:value-type="date" office:date-value="2017-02-19">
            <text:p>19</text:p>
          </table:table-cell>
          <table:table-cell table:style-name="ce93" table:formula="of:=[.V2]+1" office:value-type="date" office:date-value="2017-02-20">
            <text:p>20</text:p>
          </table:table-cell>
          <table:table-cell table:style-name="ce93" table:formula="of:=[.W2]+1" office:value-type="date" office:date-value="2017-02-21">
            <text:p>21</text:p>
          </table:table-cell>
          <table:table-cell table:style-name="ce93" table:formula="of:=[.X2]+1" office:value-type="date" office:date-value="2017-02-22">
            <text:p>22</text:p>
          </table:table-cell>
          <table:table-cell table:style-name="ce93" table:formula="of:=[.Y2]+1" office:value-type="date" office:date-value="2017-02-23">
            <text:p>23</text:p>
          </table:table-cell>
          <table:table-cell table:style-name="ce93" table:formula="of:=[.Z2]+1" office:value-type="date" office:date-value="2017-02-24">
            <text:p>24</text:p>
          </table:table-cell>
          <table:table-cell table:style-name="ce93" table:formula="of:=[.AA2]+1" office:value-type="date" office:date-value="2017-02-25">
            <text:p>25</text:p>
          </table:table-cell>
          <table:table-cell table:style-name="ce93" table:formula="of:=[.AB2]+1" office:value-type="date" office:date-value="2017-02-26">
            <text:p>26</text:p>
          </table:table-cell>
          <table:table-cell table:style-name="ce93" table:formula="of:=[.AC2]+1" office:value-type="date" office:date-value="2017-02-27">
            <text:p>27</text:p>
          </table:table-cell>
          <table:table-cell table:style-name="ce93" table:formula="of:=[.AD2]+1" office:value-type="date" office:date-value="2017-02-28">
            <text:p>28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94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29in" draw:caption-point-x="-0.2402in" draw:caption-point-y="0.377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4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91" table:formula="of:=SUM([.D4:.AE4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0.1055in" draw:caption-point-x="-0.2402in" draw:caption-point-y="0.612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0.16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3311in" svg:y="0.1102in" draw:caption-point-x="-0.2402in" draw:caption-point-y="0.607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9.2661in" svg:y="0.1122in" draw:caption-point-x="-0.2402in" draw:caption-point-y="0.605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9189in" svg:y="0.1154in" draw:caption-point-x="-0.2402in" draw:caption-point-y="0.602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91" table:formula="of:=SUM([.D5:.AE5])" office:value-type="float" office:value="1.5">
            <text:p>1.5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3311in" svg:y="0.3579in" draw:caption-point-x="-0.2402in" draw:caption-point-y="0.607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1" svg:width="1.1413in" svg:height="0.8567in" svg:x="9.2661in" svg:y="0.3598in" draw:caption-point-x="-0.2402in" draw:caption-point-y="0.605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0.1791in" svg:y="0.360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0059in" svg:y="0.3614in" draw:caption-point-x="-0.2402in" draw:caption-point-y="0.6043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13.3756in" svg:y="0.3634in" draw:caption-point-x="-0.2402in" draw:caption-point-y="0.602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.5">
            <office:annotation draw:style-name="gr3" draw:text-style-name="P1" svg:width="1.1413in" svg:height="0.7012in" svg:x="14.7457in" svg:y="0.3638in" draw:caption-point-x="-0.2402in" draw:caption-point-y="0.602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91" table:formula="of:=SUM([.D6:.AE6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0.65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5.3854in" svg:y="0.6039in" draw:caption-point-x="-0.2402in" draw:caption-point-y="0.6094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6.8205in" svg:y="0.6059in" draw:caption-point-x="-0.2402in" draw:caption-point-y="0.607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0.1791in" svg:y="0.6083in" draw:caption-point-x="-0.2402in" draw:caption-point-y="0.605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8" draw:text-style-name="P1" svg:width="1.1413in" svg:height="0.8567in" svg:x="11.5492in" svg:y="0.6087in" draw:caption-point-x="-0.2402in" draw:caption-point-y="0.6047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91" table:formula="of:=SUM([.D7:.AE7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8.7768in" svg:y="0.8543in" draw:caption-point-x="-0.2402in" draw:caption-point-y="0.606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4622in" svg:y="0.8575in" draw:caption-point-x="-0.2402in" draw:caption-point-y="0.6035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13.3756in" svg:y="0.8587in" draw:caption-point-x="-0.2402in" draw:caption-point-y="0.602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2" draw:text-style-name="P1" svg:width="1.1413in" svg:height="0.5457in" svg:x="14.7457in" svg:y="0.8591in" draw:caption-point-x="-0.2402in" draw:caption-point-y="0.602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91" table:formula="of:=SUM([.D8:.AE8])" office:value-type="float" office:value="4.5">
            <text:p>4.5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4.9287in" svg:y="1.153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0">
            <office:annotation draw:style-name="gr4" draw:text-style-name="P1" svg:width="1.1413in" svg:height="0.3902in" svg:x="5.3854in" svg:y="1.0992in" draw:caption-point-x="-0.2402in" draw:caption-point-y="0.6094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8205in" svg:y="1.1012in" draw:caption-point-x="-0.2402in" draw:caption-point-y="0.607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9.7228in" svg:y="1.1031in" draw:caption-point-x="-0.2402in" draw:caption-point-y="0.605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12.4622in" svg:y="1.1047in" draw:caption-point-x="-0.2402in" draw:caption-point-y="0.6039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5" office:value-type="float" office:value="0.5">
            <office:annotation draw:style-name="gr6" draw:text-style-name="P1" svg:width="1.1413in" svg:height="0.2634in" svg:x="12.9189in" svg:y="1.1047in" draw:caption-point-x="-0.2402in" draw:caption-point-y="0.6039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91" table:formula="of:=SUM([.D9:.AE9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.4016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8.7768in" svg:y="1.3508in" draw:caption-point-x="-0.2402in" draw:caption-point-y="0.605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2" draw:text-style-name="P1" svg:width="1.1413in" svg:height="0.5457in" svg:x="11.5492in" svg:y="1.352in" draw:caption-point-x="-0.2402in" draw:caption-point-y="0.6047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91" table:formula="of:=SUM([.D10:.AE10])" office:value-type="float" office:value="5.5">
            <text:p>5.5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.649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8" draw:text-style-name="P1" svg:width="1.1413in" svg:height="0.8567in" svg:x="5.842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5" office:value-type="float" office:value="1">
            <office:annotation draw:style-name="gr8" draw:text-style-name="P1" svg:width="1.1413in" svg:height="0.8567in" svg:x="6.3311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5" office:value-type="float" office:value="1">
            <office:annotation draw:style-name="gr8" draw:text-style-name="P1" svg:width="1.1413in" svg:height="0.8567in" svg:x="6.8205in" svg:y="1.5917in" draw:caption-point-x="-0.2402in" draw:caption-point-y="0.612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/>
          <table:table-cell table:style-name="ce104"/>
          <table:table-cell table:style-name="ce95" office:value-type="float" office:value="0.5">
            <office:annotation draw:style-name="gr4" draw:text-style-name="P1" svg:width="1.1413in" svg:height="0.3902in" svg:x="11.5492in" svg:y="1.6in" draw:caption-point-x="-0.2402in" draw:caption-point-y="0.6043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HaTH</text:p>
          </table:table-cell>
          <table:table-cell table:style-name="ce91" table:formula="of:=SUM([.D11:.AE11])" office:value-type="float" office:value="4">
            <text:p>4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.8969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6.8205in" svg:y="1.8441in" draw:caption-point-x="-0.2402in" draw:caption-point-y="0.607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2" draw:text-style-name="P1" svg:width="1.1413in" svg:height="0.5457in" svg:x="8.2878in" svg:y="1.8449in" draw:caption-point-x="-0.2402in" draw:caption-point-y="0.607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91" table:formula="of:=SUM([.D12:.AE12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2.0898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3311in" svg:y="2.091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8205in" svg:y="2.0921in" draw:caption-point-x="-0.2402in" draw:caption-point-y="0.607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8.2878in" svg:y="2.0925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8.7768in" svg:y="2.0929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91" table:formula="of:=SUM([.D13:.AE13])" office:value-type="float" office:value="1">
            <text:p>1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5.8421in" svg:y="2.339in" draw:caption-point-x="-0.2402in" draw:caption-point-y="0.608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3311in" svg:y="2.3394in" draw:caption-point-x="-0.2402in" draw:caption-point-y="0.607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.5">
            <office:annotation draw:style-name="gr8" draw:text-style-name="P1" svg:width="1.1413in" svg:height="0.8567in" svg:x="8.2878in" svg:y="2.3402in" draw:caption-point-x="-0.2402in" draw:caption-point-y="0.607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4" draw:text-style-name="P1" svg:width="1.1413in" svg:height="0.3902in" svg:x="10.1791in" svg:y="2.3421in" draw:caption-point-x="-0.2402in" draw:caption-point-y="0.605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4622in" svg:y="2.3437in" draw:caption-point-x="-0.2402in" draw:caption-point-y="0.6035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91" table:formula="of:=SUM([.D14:.AE14])" office:value-type="float" office:value="3.5">
            <text:p>3.5</text:p>
          </table:table-cell>
          <table:table-cell table:style-name="ce95"/>
          <table:table-cell table:number-columns-repeated="2" table:style-name="ce95" office:value-type="float" office:value="1">
            <text:p>1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6.3311in" svg:y="2.5874in" draw:caption-point-x="-0.2402in" draw:caption-point-y="0.607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8.7768in" svg:y="2.5886in" draw:caption-point-x="-0.2402in" draw:caption-point-y="0.606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12.9189in" svg:y="2.5925in" draw:caption-point-x="-0.2402in" draw:caption-point-y="0.602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91" table:formula="of:=SUM([.D15:.AE15])" office:value-type="float" office:value="1">
            <text:p>1</text:p>
          </table:table-cell>
          <table:table-cell table:style-name="ce95"/>
          <table:table-cell table:style-name="ce95" office:value-type="float" office:value="0">
            <office:annotation draw:style-name="gr6" draw:text-style-name="P1" svg:width="1.1413in" svg:height="0.2634in" svg:x="3.1024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3.5591in" svg:y="2.8228in" draw:caption-point-x="-0.2402in" draw:caption-point-y="0.619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4" draw:text-style-name="P1" svg:width="1.1413in" svg:height="0.3902in" svg:x="4.9287in" svg:y="2.8339in" draw:caption-point-x="-0.2402in" draw:caption-point-y="0.608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4" draw:text-style-name="P1" svg:width="1.1413in" svg:height="0.3902in" svg:x="8.7768in" svg:y="2.8358in" draw:caption-point-x="-0.2402in" draw:caption-point-y="0.606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9.7228in" svg:y="2.8374in" draw:caption-point-x="-0.2402in" draw:caption-point-y="0.605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5" office:value-type="float" office:value="0.5">
            <office:annotation draw:style-name="gr3" draw:text-style-name="P1" svg:width="1.1413in" svg:height="0.7012in" svg:x="10.1791in" svg:y="2.8374in" draw:caption-point-x="-0.2402in" draw:caption-point-y="0.605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0059in" svg:y="2.8386in" draw:caption-point-x="-0.2402in" draw:caption-point-y="0.6039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9189in" svg:y="2.8402in" draw:caption-point-x="-0.2402in" draw:caption-point-y="0.602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91" table:formula="of:=SUM([.D16:.AE16])" office:value-type="float" office:value="0">
            <text:p>0</text:p>
          </table:table-cell>
          <table:table-cell table:style-name="ce95" table:number-columns-repeated="5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91" table:formula="of:=SUM([.D17:.AE17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91" table:formula="of:=SUM([.D18:.AE18])" office:value-type="float" office:value="1">
            <text:p>1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3.630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91" table:formula="of:=SUM([.D19:.AE19])" office:value-type="float" office:value="5">
            <text:p>5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4.9287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5.3854in" svg:y="3.878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8.2878in" svg:y="3.8264in" draw:caption-point-x="-0.2402in" draw:caption-point-y="0.607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91" table:formula="of:=SUM([.D20:.AE20])" office:value-type="float" office:value="0.5">
            <text:p>0.5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3" draw:text-style-name="P1" svg:width="1.1413in" svg:height="0.7012in" svg:x="3.5591in" svg:y="4.0709in" draw:caption-point-x="-0.2402in" draw:caption-point-y="0.6102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0.1791in" svg:y="4.076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4622in" svg:y="4.0776in" draw:caption-point-x="-0.2402in" draw:caption-point-y="0.6035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4" draw:text-style-name="P1" svg:width="1.1413in" svg:height="0.3902in" svg:x="14.7457in" svg:y="4.0795in" draw:caption-point-x="-0.2402in" draw:caption-point-y="0.601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91" table:formula="of:=SUM([.D21:.AE21])" office:value-type="float" office:value="2.5">
            <text:p>2.5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3" draw:text-style-name="P1" svg:width="1.1413in" svg:height="0.7012in" svg:x="3.5591in" svg:y="4.3185in" draw:caption-point-x="-0.2402in" draw:caption-point-y="0.6102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4" draw:text-style-name="P1" svg:width="1.1413in" svg:height="0.3902in" svg:x="14.7457in" svg:y="4.3268in" draw:caption-point-x="-0.2402in" draw:caption-point-y="0.602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5" office:value-type="float" office:value="0.5">
            <office:annotation draw:style-name="gr2" draw:text-style-name="P1" svg:width="1.1413in" svg:height="0.5457in" svg:x="15.202in" svg:y="4.3272in" draw:caption-point-x="-0.2402in" draw:caption-point-y="0.601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91" table:formula="of:=SUM([.D22:.AE22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4.621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91" table:formula="of:=SUM([.D23:.AE23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13.3756in" svg:y="4.8217in" draw:caption-point-x="-0.2402in" draw:caption-point-y="0.602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91" table:formula="of:=SUM([.D24:.AE24])" office:value-type="float" office:value="5">
            <text:p>5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4.9287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5.3854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5.8421in" svg:y="5.116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0.1791in" svg:y="5.0665in" draw:caption-point-x="-0.2402in" draw:caption-point-y="0.605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91" table:formula="of:=SUM([.D25:.AE25])" office:value-type="float" office:value="3">
            <text:p>3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5.364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3854in" svg:y="5.3098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3311in" svg:y="5.3114in" draw:caption-point-x="-0.2402in" draw:caption-point-y="0.607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8205in" svg:y="5.3118in" draw:caption-point-x="-0.2402in" draw:caption-point-y="0.607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1">
            <office:annotation draw:style-name="gr4" draw:text-style-name="P1" svg:width="1.1413in" svg:height="0.3902in" svg:x="8.2878in" svg:y="5.3122in" draw:caption-point-x="-0.2402in" draw:caption-point-y="0.607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0059in" svg:y="5.315in" draw:caption-point-x="-0.2402in" draw:caption-point-y="0.6043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15.202in" svg:y="5.3177in" draw:caption-point-x="-0.2402in" draw:caption-point-y="0.601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91" table:formula="of:=SUM([.D26:.AE26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5.612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91" table:formula="of:=SUM([.D27:.AE27])" office:value-type="float" office:value="3">
            <text:p>3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5.859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3" draw:text-style-name="P1" svg:width="1.1413in" svg:height="0.7012in" svg:x="8.7768in" svg:y="5.8083in" draw:caption-point-x="-0.2402in" draw:caption-point-y="0.606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12.4622in" svg:y="5.8122in" draw:caption-point-x="-0.2402in" draw:caption-point-y="0.602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13.3756in" svg:y="5.8126in" draw:caption-point-x="-0.2402in" draw:caption-point-y="0.602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91" table:formula="of:=SUM([.D28:.AE28])" office:value-type="float" office:value="4">
            <text:p>4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4.9287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5.3854in" svg:y="6.107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0">
            <office:annotation draw:style-name="gr2" draw:text-style-name="P1" svg:width="1.1413in" svg:height="0.5457in" svg:x="5.8421in" svg:y="6.0543in" draw:caption-point-x="-0.2402in" draw:caption-point-y="0.608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91" table:formula="of:=SUM([.D29:.AE29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6.3004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8421in" svg:y="6.302in" draw:caption-point-x="-0.2402in" draw:caption-point-y="0.608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3311in" svg:y="6.3024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8.2878in" svg:y="6.3031in" draw:caption-point-x="-0.2402in" draw:caption-point-y="0.607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8.7768in" svg:y="6.3035in" draw:caption-point-x="-0.2402in" draw:caption-point-y="0.606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91" table:formula="of:=SUM([.D30:.AE30])" office:value-type="float" office:value="6">
            <text:p>6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6.6028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4" draw:text-style-name="P1" svg:width="1.1413in" svg:height="0.3902in" svg:x="5.3854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5" office:value-type="float" office:value="1">
            <office:annotation draw:style-name="gr4" draw:text-style-name="P1" svg:width="1.1413in" svg:height="0.3902in" svg:x="5.842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5" office:value-type="float" office:value="1">
            <office:annotation draw:style-name="gr4" draw:text-style-name="P1" svg:width="1.1413in" svg:height="0.3902in" svg:x="6.3311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5" office:value-type="float" office:value="1">
            <office:annotation draw:style-name="gr4" draw:text-style-name="P1" svg:width="1.1413in" svg:height="0.3902in" svg:x="6.8205in" svg:y="6.5484in" draw:caption-point-x="-0.2402in" draw:caption-point-y="0.6094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91" table:formula="of:=SUM([.D31:.AE31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6.8504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6.7957in" draw:caption-point-x="-0.2402in" draw:caption-point-y="0.6098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3854in" svg:y="6.7961in" draw:caption-point-x="-0.2402in" draw:caption-point-y="0.6094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3311in" svg:y="6.7976in" draw:caption-point-x="-0.2402in" draw:caption-point-y="0.607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8205in" svg:y="6.798in" draw:caption-point-x="-0.2402in" draw:caption-point-y="0.607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9.7228in" svg:y="6.8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0.1791in" svg:y="6.8004in" draw:caption-point-x="-0.2402in" draw:caption-point-y="0.605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11.5492in" svg:y="6.8008in" draw:caption-point-x="-0.2402in" draw:caption-point-y="0.6047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0059in" svg:y="6.8012in" draw:caption-point-x="-0.2402in" draw:caption-point-y="0.6043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14.7457in" svg:y="6.8035in" draw:caption-point-x="-0.2402in" draw:caption-point-y="0.602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91" table:formula="of:=SUM([.D32:.AE32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91" table:formula="of:=SUM([.D33:.AE33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91" table:formula="of:=SUM([.D34:.AE34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7.5933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2" draw:text-style-name="P1" svg:width="1.1413in" svg:height="0.5457in" svg:x="14.7457in" svg:y="7.5469in" draw:caption-point-x="-0.2402in" draw:caption-point-y="0.601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91" table:formula="of:=SUM([.D35:.AE35])" office:value-type="float" office:value="1.5">
            <text:p>1.5</text:p>
          </table:table-cell>
          <table:table-cell table:style-name="ce95"/>
          <table:table-cell table:style-name="ce95" office:value-type="float" office:value="0">
            <office:annotation draw:style-name="gr2" draw:text-style-name="P1" svg:width="1.1413in" svg:height="0.5457in" svg:x="3.1024in" svg:y="7.798in" draw:caption-point-x="-0.2402in" draw:caption-point-y="0.5984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7.7866in" draw:caption-point-x="-0.2402in" draw:caption-point-y="0.6098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6.3311in" svg:y="7.7886in" draw:caption-point-x="-0.2402in" draw:caption-point-y="0.607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6.8205in" svg:y="7.789in" draw:caption-point-x="-0.2402in" draw:caption-point-y="0.607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9.2661in" svg:y="7.7906in" draw:caption-point-x="-0.2402in" draw:caption-point-y="0.605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9.7228in" svg:y="7.7906in" draw:caption-point-x="-0.2402in" draw:caption-point-y="0.605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5" office:value-type="float" office:value="0.5">
            <office:annotation draw:style-name="gr3" draw:text-style-name="P1" svg:width="1.1413in" svg:height="0.7012in" svg:x="10.1791in" svg:y="7.7913in" draw:caption-point-x="-0.2402in" draw:caption-point-y="0.605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91" table:formula="of:=SUM([.D36:.AE36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3854in" svg:y="8.0346in" draw:caption-point-x="-0.2402in" draw:caption-point-y="0.6094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9.7228in" svg:y="8.0386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73" office:value-type="string">
            <text:p>PhuongTH</text:p>
          </table:table-cell>
          <table:table-cell table:style-name="ce91" table:formula="of:=SUM([.D37:.AE37])" office:value-type="float" office:value="7">
            <text:p>7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3" draw:text-style-name="P1" svg:width="1.1413in" svg:height="0.7012in" svg:x="4.9287in" svg:y="8.2819in" draw:caption-point-x="-0.2402in" draw:caption-point-y="0.6098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5.3854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6.3311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8.776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9.7228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12.005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12.9189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1">
            <office:annotation draw:style-name="gr6" draw:text-style-name="P1" svg:width="1.1413in" svg:height="0.2634in" svg:x="15.202in" svg:y="8.2823in" draw:caption-point-x="-0.2402in" draw:caption-point-y="0.609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91" table:formula="of:=SUM([.D38:.AE38])" office:value-type="float" office:value="2.5">
            <text:p>2.5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3.5591in" svg:y="8.5295in" draw:caption-point-x="-0.2402in" draw:caption-point-y="0.6098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8.5295in" draw:caption-point-x="-0.2402in" draw:caption-point-y="0.6098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5.3854in" svg:y="8.5299in" draw:caption-point-x="-0.2402in" draw:caption-point-y="0.6094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2" draw:text-style-name="P1" svg:width="1.1413in" svg:height="0.5457in" svg:x="6.3311in" svg:y="8.5311in" draw:caption-point-x="-0.2402in" draw:caption-point-y="0.608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5" office:value-type="float" office:value="1">
            <office:annotation draw:style-name="gr6" draw:text-style-name="P1" svg:width="1.1413in" svg:height="0.2634in" svg:x="6.8205in" svg:y="8.5319in" draw:caption-point-x="-0.2402in" draw:caption-point-y="0.607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9.2661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12.4622in" svg:y="8.5335in" draw:caption-point-x="-0.2402in" draw:caption-point-y="0.605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91" table:formula="of:=SUM([.D39:.AE39])" office:value-type="float" office:value="1">
            <text:p>1</text:p>
          </table:table-cell>
          <table:table-cell table:style-name="ce95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3.5591in" svg:y="8.7768in" draw:caption-point-x="-0.2402in" draw:caption-point-y="0.6102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5.3854in" svg:y="8.7776in" draw:caption-point-x="-0.2402in" draw:caption-point-y="0.6094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8.7768in" svg:y="8.7803in" draw:caption-point-x="-0.2402in" draw:caption-point-y="0.606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1">
            <office:annotation draw:style-name="gr4" draw:text-style-name="P1" svg:width="1.1413in" svg:height="0.3902in" svg:x="10.1791in" svg:y="8.7819in" draw:caption-point-x="-0.2402in" draw:caption-point-y="0.605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4622in" svg:y="8.7835in" draw:caption-point-x="-0.2402in" draw:caption-point-y="0.6035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91" table:formula="of:=SUM([.D40:.AE40])" office:value-type="float" office:value="3">
            <text:p>3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1">
            <office:annotation draw:style-name="gr6" draw:text-style-name="P1" svg:width="1.1413in" svg:height="0.2634in" svg:x="4.9287in" svg:y="9.079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4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3.3756in" svg:y="9.0323in" draw:caption-point-x="-0.2402in" draw:caption-point-y="0.602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inhT</text:p>
          </table:table-cell>
          <table:table-cell table:style-name="ce91" table:formula="of:=SUM([.D41:.AE41])" office:value-type="float" office:value="2.5">
            <text:p>2.5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9.3272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9189in" svg:y="9.2795in" draw:caption-point-x="-0.2402in" draw:caption-point-y="0.602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5" office:value-type="float" office:value="0.5">
            <office:annotation draw:style-name="gr6" draw:text-style-name="P1" svg:width="1.1413in" svg:height="0.2634in" svg:x="13.3756in" svg:y="9.2799in" draw:caption-point-x="-0.2402in" draw:caption-point-y="0.602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oaiVK</text:p>
          </table:table-cell>
          <table:table-cell table:style-name="ce91" table:formula="of:=SUM([.D42:.AE42])" office:value-type="float" office:value="0.5">
            <text:p>0.5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3854in" svg:y="9.5205in" draw:caption-point-x="-0.2402in" draw:caption-point-y="0.6094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office:value-type="float" office:value="0.5">
            <office:annotation draw:style-name="gr4" draw:text-style-name="P1" svg:width="1.1413in" svg:height="0.3902in" svg:x="6.3311in" svg:y="9.522in" draw:caption-point-x="-0.2402in" draw:caption-point-y="0.607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9.7228in" svg:y="9.5244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4622in" svg:y="9.5264in" draw:caption-point-x="-0.2402in" draw:caption-point-y="0.6035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5.202in" svg:y="9.5283in" draw:caption-point-x="-0.2402in" draw:caption-point-y="0.601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uyLTT</text:p>
          </table:table-cell>
          <table:table-cell table:style-name="ce91" table:formula="of:=SUM([.D43:.AE43])" office:value-type="float" office:value="2">
            <text:p>2</text:p>
          </table:table-cell>
          <table:table-cell table:style-name="ce95"/>
          <table:table-cell table:style-name="ce95" office:value-type="float" office:value="0">
            <office:annotation draw:style-name="gr6" draw:text-style-name="P1" svg:width="1.1413in" svg:height="0.2634in" svg:x="3.1024in" svg:y="9.7669in" draw:caption-point-x="-0.2402in" draw:caption-point-y="0.6106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4.9287in" svg:y="9.7677in" draw:caption-point-x="-0.2402in" draw:caption-point-y="0.6098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5.3854in" svg:y="9.7681in" draw:caption-point-x="-0.2402in" draw:caption-point-y="0.6094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5.8421in" svg:y="9.7693in" draw:caption-point-x="-0.2402in" draw:caption-point-y="0.608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5" office:value-type="float" office:value="0.5">
            <office:annotation draw:style-name="gr2" draw:text-style-name="P1" svg:width="1.1413in" svg:height="0.5457in" svg:x="6.3311in" svg:y="9.7697in" draw:caption-point-x="-0.2402in" draw:caption-point-y="0.607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5" office:value-type="float" office:value="0">
            <office:annotation draw:style-name="gr8" draw:text-style-name="P1" svg:width="1.1413in" svg:height="0.8567in" svg:x="6.8205in" svg:y="9.7701in" draw:caption-point-x="-0.2402in" draw:caption-point-y="0.607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8.2878in" svg:y="9.7705in" draw:caption-point-x="-0.2402in" draw:caption-point-y="0.607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5" office:value-type="float" office:value="0.5">
            <office:annotation draw:style-name="gr3" draw:text-style-name="P1" svg:width="1.1413in" svg:height="0.7012in" svg:x="8.7768in" svg:y="9.7709in" draw:caption-point-x="-0.2402in" draw:caption-point-y="0.606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5" office:value-type="float" office:value="0">
            <office:annotation draw:style-name="gr6" draw:text-style-name="P1" svg:width="1.1413in" svg:height="0.2634in" svg:x="9.2661in" svg:y="9.7717in" draw:caption-point-x="-0.2402in" draw:caption-point-y="0.605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9.7228in" svg:y="9.772in" draw:caption-point-x="-0.2402in" draw:caption-point-y="0.605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1">
            <office:annotation draw:style-name="gr4" draw:text-style-name="P1" svg:width="1.1413in" svg:height="0.3902in" svg:x="10.1791in" svg:y="9.7724in" draw:caption-point-x="-0.2402in" draw:caption-point-y="0.605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5" table:number-columns-repeated="2"/>
          <table:table-cell table:style-name="ce95" office:value-type="float" office:value="0">
            <office:annotation draw:style-name="gr6" draw:text-style-name="P1" svg:width="1.1413in" svg:height="0.2634in" svg:x="11.5492in" svg:y="9.7728in" draw:caption-point-x="-0.2402in" draw:caption-point-y="0.6047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0059in" svg:y="9.7732in" draw:caption-point-x="-0.2402in" draw:caption-point-y="0.6043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2.4622in" svg:y="9.774in" draw:caption-point-x="-0.2402in" draw:caption-point-y="0.6035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9189in" svg:y="9.7748in" draw:caption-point-x="-0.2402in" draw:caption-point-y="0.602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13.3756in" svg:y="9.7756in" draw:caption-point-x="-0.2402in" draw:caption-point-y="0.602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5" table:number-columns-repeated="2"/>
          <table:table-cell table:style-name="ce95" office:value-type="float" office:value="0">
            <text:p>0</text:p>
          </table:table-cell>
          <table:table-cell table:style-name="ce95" office:value-type="float" office:value="0">
            <office:annotation draw:style-name="gr2" draw:text-style-name="P1" svg:width="1.1413in" svg:height="0.5457in" svg:x="15.202in" svg:y="9.776in" draw:caption-point-x="-0.2402in" draw:caption-point-y="0.601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ruyenLVC</text:p>
          </table:table-cell>
          <table:table-cell table:style-name="ce91" table:formula="of:=SUM([.D44:.AE44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0.0705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6.3311in" svg:y="10.0177in" draw:caption-point-x="-0.2402in" draw:caption-point-y="0.607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6.8205in" svg:y="10.0181in" draw:caption-point-x="-0.2402in" draw:caption-point-y="0.607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3" table:style-name="ce95" office:value-type="float" office:value="0">
            <text:p>0</text:p>
          </table:table-cell>
          <table:table-cell table:style-name="ce95" office:value-type="float" office:value="0">
            <office:annotation draw:style-name="gr4" draw:text-style-name="P1" svg:width="1.1413in" svg:height="0.3902in" svg:x="12.9189in" svg:y="10.0228in" draw:caption-point-x="-0.2402in" draw:caption-point-y="0.602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95" table:number-columns-repeated="2"/>
          <table:table-cell table:style-name="ce95" office:value-type="float" office:value="0">
            <office:annotation draw:style-name="gr2" draw:text-style-name="P1" svg:width="1.1413in" svg:height="0.5457in" svg:x="14.7457in" svg:y="10.0236in" draw:caption-point-x="-0.2402in" draw:caption-point-y="0.602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73" office:value-type="string">
            <text:p>VietBA</text:p>
          </table:table-cell>
          <table:table-cell table:style-name="ce91" table:formula="of:=SUM([.D45:.AE45])" office:value-type="float" office:value="0">
            <text:p>0</text:p>
          </table:table-cell>
          <table:table-cell table:style-name="ce95"/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95" office:value-type="float" office:value="0">
            <office:annotation draw:style-name="gr6" draw:text-style-name="P1" svg:width="1.1413in" svg:height="0.2634in" svg:x="12.4622in" svg:y="10.2697in" draw:caption-point-x="-0.2402in" draw:caption-point-y="0.6035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VinhP</text:p>
          </table:table-cell>
          <table:table-cell table:style-name="ce91" table:formula="of:=SUM([.D46:.AE46])" office:value-type="float" office:value="2">
            <text:p>2</text:p>
          </table:table-cell>
          <table:table-cell table:style-name="ce95"/>
          <table:table-cell table:style-name="ce95" office:value-type="float" office:value="1">
            <office:annotation draw:style-name="gr6" draw:text-style-name="P1" svg:width="1.1413in" svg:height="0.2634in" svg:x="3.1024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office:value-type="float" office:value="1">
            <office:annotation draw:style-name="gr6" draw:text-style-name="P1" svg:width="1.1413in" svg:height="0.2634in" svg:x="3.5591in" svg:y="10.5657in" draw:caption-point-x="-0.2402in" draw:caption-point-y="0.555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5" table:style-name="ce95" office:value-type="float" office:value="0">
            <text:p>0</text:p>
          </table:table-cell>
          <table:table-cell table:style-name="ce95" table:number-columns-repeated="2"/>
          <table:table-cell table:number-columns-repeated="2" table:style-name="ce9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6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8"/>
          <table:table-cell table:style-name="ce96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6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6" table:number-columns-repeated="4"/>
          <table:table-cell table:style-name="ce99" table:number-columns-repeated="7"/>
          <table:table-cell table:style-name="ce96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6" table:number-columns-repeated="28"/>
          <table:table-cell table:style-name="ce43" table:number-columns-repeated="952"/>
        </table:table-row>
        <table:table-row table:style-name="ro2" table:number-rows-repeated="983125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1"/>
        <table:table-column table:style-name="co26" table:number-columns-repeated="7" table:default-cell-style-name="ce111"/>
        <table:table-column table:style-name="co25" table:number-columns-repeated="16" table:default-cell-style-name="ce11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06" table:number-columns-repeated="8"/>
          <table:table-cell table:style-name="ce114" office:value-type="string" table:number-columns-spanned="2" table:number-rows-spanned="1">
            <text:p>Month</text:p>
          </table:table-cell>
          <table:covered-table-cell table:style-name="ce115"/>
          <table:table-cell table:style-name="ce116" table:content-validation-name="val1" office:value-type="float" office:value="3" table:number-columns-spanned="2" table:number-rows-spanned="1">
            <text:p>3</text:p>
          </table:table-cell>
          <table:covered-table-cell table:style-name="ce115"/>
          <table:table-cell table:style-name="ce114" office:value-type="string" table:number-columns-spanned="2" table:number-rows-spanned="1">
            <text:p>Year</text:p>
          </table:table-cell>
          <table:covered-table-cell table:style-name="ce115"/>
          <table:table-cell table:style-name="ce114" office:value-type="float" office:value="2017" table:number-columns-spanned="2" table:number-rows-spanned="1">
            <text:p>2017</text:p>
          </table:table-cell>
          <table:covered-table-cell table:style-name="ce117"/>
          <table:table-cell table:style-name="ce106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07" table:formula="of:=DATE([.$R$1];[.N1];1)" office:value-type="date" office:date-value="2017-03-01">
            <text:p>01</text:p>
          </table:table-cell>
          <table:table-cell table:style-name="ce107" table:formula="of:=[.D2]+1" office:value-type="date" office:date-value="2017-03-02">
            <text:p>02</text:p>
          </table:table-cell>
          <table:table-cell table:style-name="ce107" table:formula="of:=[.E2]+1" office:value-type="date" office:date-value="2017-03-03">
            <text:p>03</text:p>
          </table:table-cell>
          <table:table-cell table:style-name="ce107" table:formula="of:=[.F2]+1" office:value-type="date" office:date-value="2017-03-04">
            <text:p>04</text:p>
          </table:table-cell>
          <table:table-cell table:style-name="ce107" table:formula="of:=[.G2]+1" office:value-type="date" office:date-value="2017-03-05">
            <text:p>05</text:p>
          </table:table-cell>
          <table:table-cell table:style-name="ce107" table:formula="of:=[.H2]+1" office:value-type="date" office:date-value="2017-03-06">
            <text:p>06</text:p>
          </table:table-cell>
          <table:table-cell table:style-name="ce107" table:formula="of:=[.I2]+1" office:value-type="date" office:date-value="2017-03-07">
            <text:p>07</text:p>
          </table:table-cell>
          <table:table-cell table:style-name="ce107" table:formula="of:=[.J2]+1" office:value-type="date" office:date-value="2017-03-08">
            <text:p>08</text:p>
          </table:table-cell>
          <table:table-cell table:style-name="ce107" table:formula="of:=[.K2]+1" office:value-type="date" office:date-value="2017-03-09">
            <text:p>09</text:p>
          </table:table-cell>
          <table:table-cell table:style-name="ce107" table:formula="of:=[.L2]+1" office:value-type="date" office:date-value="2017-03-10">
            <text:p>10</text:p>
          </table:table-cell>
          <table:table-cell table:style-name="ce107" table:formula="of:=[.M2]+1" office:value-type="date" office:date-value="2017-03-11">
            <text:p>11</text:p>
          </table:table-cell>
          <table:table-cell table:style-name="ce107" table:formula="of:=[.N2]+1" office:value-type="date" office:date-value="2017-03-12">
            <text:p>12</text:p>
          </table:table-cell>
          <table:table-cell table:style-name="ce107" table:formula="of:=[.O2]+1" office:value-type="date" office:date-value="2017-03-13">
            <text:p>13</text:p>
          </table:table-cell>
          <table:table-cell table:style-name="ce107" table:formula="of:=[.P2]+1" office:value-type="date" office:date-value="2017-03-14">
            <text:p>14</text:p>
          </table:table-cell>
          <table:table-cell table:style-name="ce107" table:formula="of:=[.Q2]+1" office:value-type="date" office:date-value="2017-03-15">
            <text:p>15</text:p>
          </table:table-cell>
          <table:table-cell table:style-name="ce107" table:formula="of:=[.R2]+1" office:value-type="date" office:date-value="2017-03-16">
            <text:p>16</text:p>
          </table:table-cell>
          <table:table-cell table:style-name="ce107" table:formula="of:=[.S2]+1" office:value-type="date" office:date-value="2017-03-17">
            <text:p>17</text:p>
          </table:table-cell>
          <table:table-cell table:style-name="ce107" table:formula="of:=[.T2]+1" office:value-type="date" office:date-value="2017-03-18">
            <text:p>18</text:p>
          </table:table-cell>
          <table:table-cell table:style-name="ce107" table:formula="of:=[.U2]+1" office:value-type="date" office:date-value="2017-03-19">
            <text:p>19</text:p>
          </table:table-cell>
          <table:table-cell table:style-name="ce107" table:formula="of:=[.V2]+1" office:value-type="date" office:date-value="2017-03-20">
            <text:p>20</text:p>
          </table:table-cell>
          <table:table-cell table:style-name="ce107" table:formula="of:=[.W2]+1" office:value-type="date" office:date-value="2017-03-21">
            <text:p>21</text:p>
          </table:table-cell>
          <table:table-cell table:style-name="ce107" table:formula="of:=[.X2]+1" office:value-type="date" office:date-value="2017-03-22">
            <text:p>22</text:p>
          </table:table-cell>
          <table:table-cell table:style-name="ce107" table:formula="of:=[.Y2]+1" office:value-type="date" office:date-value="2017-03-23">
            <text:p>23</text:p>
          </table:table-cell>
          <table:table-cell table:style-name="ce107" table:formula="of:=[.Z2]+1" office:value-type="date" office:date-value="2017-03-24">
            <text:p>24</text:p>
          </table:table-cell>
          <table:table-cell table:style-name="ce107" table:formula="of:=[.AA2]+1" office:value-type="date" office:date-value="2017-03-25">
            <text:p>25</text:p>
          </table:table-cell>
          <table:table-cell table:style-name="ce107" table:formula="of:=[.AB2]+1" office:value-type="date" office:date-value="2017-03-26">
            <text:p>26</text:p>
          </table:table-cell>
          <table:table-cell table:style-name="ce107" table:formula="of:=[.AC2]+1" office:value-type="date" office:date-value="2017-03-27">
            <text:p>27</text:p>
          </table:table-cell>
          <table:table-cell table:style-name="ce107" table:formula="of:=[.AD2]+1" office:value-type="date" office:date-value="2017-03-28">
            <text:p>28</text:p>
          </table:table-cell>
          <table:table-cell table:style-name="ce107" table:formula="of:=[.AE2]+1" office:value-type="date" office:date-value="2017-03-29">
            <text:p>29</text:p>
          </table:table-cell>
          <table:table-cell table:style-name="ce107" table:formula="of:=[.AF2]+1" office:value-type="date" office:date-value="2017-03-30">
            <text:p>30</text:p>
          </table:table-cell>
          <table:table-cell table:style-name="ce107" table:formula="of:=[.AG2]+1" office:value-type="date" office:date-value="2017-03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05" table:formula="of:=SUM([.D4:.AH4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5.8421in" svg:y="0.1087in" draw:caption-point-x="-0.2402in" draw:caption-point-y="0.6094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6.8205in" svg:y="0.1094in" draw:caption-point-x="-0.2402in" draw:caption-point-y="0.6087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634in" svg:x="8.2878in" svg:y="0.1098in" draw:caption-point-x="-0.2402in" draw:caption-point-y="0.6083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8.7768in" svg:y="0.1102in" draw:caption-point-x="-0.2402in" draw:caption-point-y="0.6079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9.7228in" svg:y="0.111in" draw:caption-point-x="-0.2402in" draw:caption-point-y="0.6071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4" draw:text-style-name="P1" svg:width="1.1413in" svg:height="0.3902in" svg:x="11.5492in" svg:y="0.1122in" draw:caption-point-x="-0.2402in" draw:caption-point-y="0.6059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1154in" svg:y="0.1154in" draw:caption-point-x="-0.2402in" draw:caption-point-y="0.6028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6.572in" svg:y="0.1161in" draw:caption-point-x="-0.2402in" draw:caption-point-y="0.602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05" table:formula="of:=SUM([.D5:.AH5])" office:value-type="float" office:value="1.5">
            <text:p>1.5</text:p>
          </table:table-cell>
          <table:table-cell table:style-name="ce109" office:value-type="float" office:value="0">
            <office:annotation draw:style-name="gr6" draw:text-style-name="P1" svg:width="1.1413in" svg:height="0.2634in" svg:x="2.6457in" svg:y="0.3535in" draw:caption-point-x="-0.2402in" draw:caption-point-y="0.6122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5.3854in" svg:y="0.3555in" draw:caption-point-x="-0.2402in" draw:caption-point-y="0.6102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5.8421in" svg:y="0.3563in" draw:caption-point-x="-0.2402in" draw:caption-point-y="0.6094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0.3571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634in" svg:x="8.2878in" svg:y="0.3575in" draw:caption-point-x="-0.2402in" draw:caption-point-y="0.6083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9.2661in" svg:y="0.3583in" draw:caption-point-x="-0.2402in" draw:caption-point-y="0.6075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9.7228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9" office:value-type="float" office:value="1">
            <office:annotation draw:style-name="gr6" draw:text-style-name="P1" svg:width="1.1413in" svg:height="0.2634in" svg:x="10.1791in" svg:y="0.3571in" draw:caption-point-x="-0.2402in" draw:caption-point-y="0.6087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634in" svg:x="11.5492in" svg:y="0.3598in" draw:caption-point-x="-0.2402in" draw:caption-point-y="0.6059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5.6587in" svg:y="0.4201in" draw:caption-point-x="-0.2402in" draw:caption-point-y="0.5457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05" table:formula="of:=SUM([.D6:.AH6])" office:value-type="float" office:value="3">
            <text:p>3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3.5591in" svg:y="0.6024in" draw:caption-point-x="-0.2402in" draw:caption-point-y="0.611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2" draw:text-style-name="P1" svg:width="1.1413in" svg:height="0.5457in" svg:x="4.9287in" svg:y="0.6028in" draw:caption-point-x="-0.2402in" draw:caption-point-y="0.6106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3854in" svg:y="0.6031in" draw:caption-point-x="-0.2402in" draw:caption-point-y="0.6102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0.6079in" draw:caption-point-x="-0.2402in" draw:caption-point-y="0.6055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3.3756in" svg:y="0.6079in" draw:caption-point-x="-0.2402in" draw:caption-point-y="0.6055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5.202in" svg:y="0.6102in" draw:caption-point-x="-0.2402in" draw:caption-point-y="0.6031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6.572in" svg:y="0.6114in" draw:caption-point-x="-0.2402in" draw:caption-point-y="0.602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05" table:formula="of:=SUM([.D7:.AH7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3.1024in" svg:y="0.8492in" draw:caption-point-x="-0.2402in" draw:caption-point-y="0.6118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5.3854in" svg:y="0.8508in" draw:caption-point-x="-0.2402in" draw:caption-point-y="0.6102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9.7228in" svg:y="0.853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1">
            <office:annotation draw:style-name="gr2" draw:text-style-name="P1" svg:width="1.1413in" svg:height="0.5457in" svg:x="10.1791in" svg:y="0.8539in" draw:caption-point-x="-0.2402in" draw:caption-point-y="0.6071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4622in" svg:y="0.8559in" draw:caption-point-x="-0.2402in" draw:caption-point-y="0.6051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05" table:formula="of:=SUM([.D8:.AH8])" office:value-type="float" office:value="4">
            <text:p>4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3" draw:text-style-name="P1" svg:width="1.1413in" svg:height="0.7012in" svg:x="3.1024in" svg:y="1.0937in" draw:caption-point-x="-0.2402in" draw:caption-point-y="0.615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3854in" svg:y="1.0984in" draw:caption-point-x="-0.2402in" draw:caption-point-y="0.6102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5.8421in" svg:y="1.0992in" draw:caption-point-x="-0.2402in" draw:caption-point-y="0.6094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9" office:value-type="float" office:value="0.5">
            <office:annotation draw:style-name="gr6" draw:text-style-name="P1" svg:width="1.1413in" svg:height="0.2634in" svg:x="6.3311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9.7228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12.4622in" svg:y="1.1035in" draw:caption-point-x="-0.2402in" draw:caption-point-y="0.6051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9" office:value-type="float" office:value="0.5">
            <office:annotation draw:style-name="gr6" draw:text-style-name="P1" svg:width="1.1413in" svg:height="0.2634in" svg:x="12.9189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16.1154in" svg:y="1.0937in" draw:caption-point-x="-0.2402in" draw:caption-point-y="0.615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05" table:formula="of:=SUM([.D9:.AH9])" office:value-type="float" office:value="1.5">
            <text:p>1.5</text:p>
          </table:table-cell>
          <table:table-cell table:style-name="ce109" office:value-type="float" office:value="0">
            <office:annotation draw:style-name="gr4" draw:text-style-name="P1" svg:width="1.1413in" svg:height="0.3902in" svg:x="2.6457in" svg:y="1.3445in" draw:caption-point-x="-0.2402in" draw:caption-point-y="0.6122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3.1024in" svg:y="1.3449in" draw:caption-point-x="-0.2402in" draw:caption-point-y="0.6118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6.3311in" svg:y="1.3472in" draw:caption-point-x="-0.2402in" draw:caption-point-y="0.6094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8.7768in" svg:y="1.3488in" draw:caption-point-x="-0.2402in" draw:caption-point-y="0.6079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9.7228in" svg:y="1.3496in" draw:caption-point-x="-0.2402in" draw:caption-point-y="0.6071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2" draw:text-style-name="P1" svg:width="1.1413in" svg:height="0.5457in" svg:x="14.7457in" svg:y="1.3528in" draw:caption-point-x="-0.2402in" draw:caption-point-y="0.6039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572in" svg:y="1.3547in" draw:caption-point-x="-0.2402in" draw:caption-point-y="0.602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05" table:formula="of:=SUM([.D10:.AH10])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2.6457in" svg:y="1.5921in" draw:caption-point-x="-0.2402in" draw:caption-point-y="0.6122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118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HaTH</text:p>
          </table:table-cell>
          <table:table-cell table:style-name="ce105" table:formula="of:=SUM([.D11:.AH11])" office:value-type="float" office:value="0.5"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0.1791in" svg:y="1.8457in" draw:caption-point-x="-0.2402in" draw:caption-point-y="0.6063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4" draw:text-style-name="P1" svg:width="1.1413in" svg:height="0.3902in" svg:x="14.7457in" svg:y="1.848in" draw:caption-point-x="-0.2402in" draw:caption-point-y="0.6039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05" table:formula="of:=SUM([.D12:.AH12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2.090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8.7768in" svg:y="2.0917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9.7228in" svg:y="2.0925in" draw:caption-point-x="-0.2402in" draw:caption-point-y="0.6071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5.6587in" svg:y="2.0965in" draw:caption-point-x="-0.2402in" draw:caption-point-y="0.6031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6.572in" svg:y="2.0976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05" table:formula="of:=SUM([.D13:.AH13])" office:value-type="float" office:value="1.5">
            <text:p>1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3.5591in" svg:y="2.3362in" draw:caption-point-x="-0.2402in" draw:caption-point-y="0.611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634in" svg:x="8.2878in" svg:y="2.339in" draw:caption-point-x="-0.2402in" draw:caption-point-y="0.6083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12.4622in" svg:y="2.3445in" draw:caption-point-x="-0.2402in" draw:caption-point-y="0.6028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1154in" svg:y="2.3449in" draw:caption-point-x="-0.2402in" draw:caption-point-y="0.6024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05" table:formula="of:=SUM([.D14:.AH14])" office:value-type="float" office:value="2.5">
            <text:p>2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12.0059in" svg:y="2.5894in" draw:caption-point-x="-0.2402in" draw:caption-point-y="0.6055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16.1154in" svg:y="2.5929in" draw:caption-point-x="-0.2402in" draw:caption-point-y="0.602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05" table:formula="of:=SUM([.D15:.AH15])" office:value-type="float" office:value="2">
            <text:p>2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2.8335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6.8205in" svg:y="2.8339in" draw:caption-point-x="-0.2402in" draw:caption-point-y="0.6087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8.7768in" svg:y="2.8346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9.2661in" svg:y="2.835in" draw:caption-point-x="-0.2402in" draw:caption-point-y="0.6075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2.837in" draw:caption-point-x="-0.2402in" draw:caption-point-y="0.6055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2.4622in" svg:y="2.8374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3.3756in" svg:y="2.8398in" draw:caption-point-x="-0.2402in" draw:caption-point-y="0.6028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634in" svg:x="14.7457in" svg:y="2.8343in" draw:caption-point-x="-0.2402in" draw:caption-point-y="0.608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9" office:value-type="float" office:value="1">
            <office:annotation draw:style-name="gr6" draw:text-style-name="P1" svg:width="1.1413in" svg:height="0.2634in" svg:x="15.202in" svg:y="2.8339in" draw:caption-point-x="-0.2402in" draw:caption-point-y="0.6087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9" office:value-type="float" office:value="0">
            <office:annotation draw:style-name="gr2" draw:text-style-name="P1" svg:width="1.1413in" svg:height="0.5457in" svg:x="15.6587in" svg:y="2.8394in" draw:caption-point-x="-0.2402in" draw:caption-point-y="0.6031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05" table:formula="of:=SUM([.D16:.AH16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3.1024in" svg:y="3.0783in" draw:caption-point-x="-0.2402in" draw:caption-point-y="0.6118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05" table:formula="of:=SUM([.D17:.AH17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6.572in" svg:y="3.3362in" draw:caption-point-x="-0.2402in" draw:caption-point-y="0.602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05" table:formula="of:=SUM([.D18:.AH18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3.5768in" draw:caption-point-x="-0.2402in" draw:caption-point-y="0.6091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05" table:formula="of:=SUM([.D19:.AH19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05" table:formula="of:=SUM([.D20:.AH20])" office:value-type="float" office:value="0"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3.5591in" svg:y="4.0701in" draw:caption-point-x="-0.2402in" draw:caption-point-y="0.611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5.3854in" svg:y="4.0709in" draw:caption-point-x="-0.2402in" draw:caption-point-y="0.6102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5.8421in" svg:y="4.0717in" draw:caption-point-x="-0.2402in" draw:caption-point-y="0.6094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4.072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05" table:formula="of:=SUM([.D21:.AH21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2" draw:text-style-name="P1" svg:width="1.1413in" svg:height="0.5457in" svg:x="8.2878in" svg:y="4.3205in" draw:caption-point-x="-0.2402in" draw:caption-point-y="0.6083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05" table:formula="of:=SUM([.D22:.AH22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05" table:formula="of:=SUM([.D23:.AH23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05" table:formula="of:=SUM([.D24:.AH24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05" table:formula="of:=SUM([.D25:.AH25])" office:value-type="float" office:value="3">
            <text:p>3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3.5591in" svg:y="5.3075in" draw:caption-point-x="-0.2402in" draw:caption-point-y="0.6118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1">
            <office:annotation draw:style-name="gr4" draw:text-style-name="P1" svg:width="1.1413in" svg:height="0.3902in" svg:x="4.9287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5.3854in" svg:y="5.3047in" draw:caption-point-x="-0.2402in" draw:caption-point-y="0.6146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9" office:value-type="float" office:value="0">
            <office:annotation draw:style-name="gr6" draw:text-style-name="P1" svg:width="1.1413in" svg:height="0.2634in" svg:x="5.842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5.3047in" draw:caption-point-x="-0.2402in" draw:caption-point-y="0.6146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1154in" svg:y="5.3165in" draw:caption-point-x="-0.2402in" draw:caption-point-y="0.6028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05" table:formula="of:=SUM([.D26:.AH26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05" table:formula="of:=SUM([.D27:.AH27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05" table:formula="of:=SUM([.D28:.AH28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6.8205in" svg:y="6.0535in" draw:caption-point-x="-0.2402in" draw:caption-point-y="0.6091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4622in" svg:y="6.0575in" draw:caption-point-x="-0.2402in" draw:caption-point-y="0.6051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572in" svg:y="6.0606in" draw:caption-point-x="-0.2402in" draw:caption-point-y="0.602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05" table:formula="of:=SUM([.D29:.AH29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6.3016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8.7768in" svg:y="6.3024in" draw:caption-point-x="-0.2402in" draw:caption-point-y="0.6079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9.7228in" svg:y="6.3031in" draw:caption-point-x="-0.2402in" draw:caption-point-y="0.6071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6.3047in" draw:caption-point-x="-0.2402in" draw:caption-point-y="0.6055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9189in" svg:y="6.3055in" draw:caption-point-x="-0.2402in" draw:caption-point-y="0.6047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5.6587in" svg:y="6.3071in" draw:caption-point-x="-0.2402in" draw:caption-point-y="0.6031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6.572in" svg:y="6.3083in" draw:caption-point-x="-0.2402in" draw:caption-point-y="0.602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05" table:formula="of:=SUM([.D30:.AH30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05" table:formula="of:=SUM([.D31:.AH31])" office:value-type="float" office:value="1.5">
            <text:p>1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3.1024in" svg:y="6.793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4" draw:text-style-name="P1" svg:width="1.1413in" svg:height="0.3902in" svg:x="4.9287in" svg:y="6.7937in" draw:caption-point-x="-0.2402in" draw:caption-point-y="0.6118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9" office:value-type="float" office:value="0">
            <office:annotation draw:style-name="gr6" draw:text-style-name="P1" svg:width="1.1413in" svg:height="0.2634in" svg:x="5.3854in" svg:y="6.7957in" draw:caption-point-x="-0.2402in" draw:caption-point-y="0.6098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6.7965in" draw:caption-point-x="-0.2402in" draw:caption-point-y="0.6091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6.796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8.7768in" svg:y="6.7976in" draw:caption-point-x="-0.2402in" draw:caption-point-y="0.6079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9.2661in" svg:y="6.798in" draw:caption-point-x="-0.2402in" draw:caption-point-y="0.6075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0.1791in" svg:y="6.7992in" draw:caption-point-x="-0.2402in" draw:caption-point-y="0.6063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6" draw:text-style-name="P1" svg:width="1.1413in" svg:height="0.2634in" svg:x="11.5492in" svg:y="6.7996in" draw:caption-point-x="-0.2402in" draw:caption-point-y="0.6059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5.6587in" svg:y="6.8024in" draw:caption-point-x="-0.2402in" draw:caption-point-y="0.6031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6.1154in" svg:y="6.8028in" draw:caption-point-x="-0.2402in" draw:caption-point-y="0.6028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6.572in" svg:y="6.8035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05" table:formula="of:=SUM([.D32:.AH32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5.3854in" svg:y="7.0425in" draw:caption-point-x="-0.2402in" draw:caption-point-y="0.6106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05" table:formula="of:=SUM([.D33:.AH33])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3.5591in" svg:y="7.2898in" draw:caption-point-x="-0.2402in" draw:caption-point-y="0.611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05" table:formula="of:=SUM([.D34:.AH34])" office:value-type="float" office:value="1.5">
            <text:p>1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9.7228in" svg:y="7.5413in" draw:caption-point-x="-0.2402in" draw:caption-point-y="0.6071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634in" svg:x="11.5492in" svg:y="7.539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05" table:formula="of:=SUM([.D35:.AH35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0.1791in" svg:y="7.7902in" draw:caption-point-x="-0.2402in" draw:caption-point-y="0.6063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634in" svg:x="11.5492in" svg:y="7.7906in" draw:caption-point-x="-0.2402in" draw:caption-point-y="0.6059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9189in" svg:y="7.7917in" draw:caption-point-x="-0.2402in" draw:caption-point-y="0.6047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05" table:formula="of:=SUM([.D36:.AH36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8.7768in" svg:y="8.0362in" draw:caption-point-x="-0.2402in" draw:caption-point-y="0.6079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9.7228in" svg:y="8.0366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5.202in" svg:y="8.0402in" draw:caption-point-x="-0.2402in" draw:caption-point-y="0.6039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73" office:value-type="string">
            <text:p>PhuongTH</text:p>
          </table:table-cell>
          <table:table-cell table:style-name="ce105" table:formula="of:=SUM([.D37:.AH37])" office:value-type="float" office:value="5.5">
            <text:p>5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3.1024in" svg:y="8.2744in" draw:caption-point-x="-0.2402in" draw:caption-point-y="0.6173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3.5591in" svg:y="8.2807in" draw:caption-point-x="-0.2402in" draw:caption-point-y="0.611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5.38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6.3311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8.7768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9" office:value-type="float" office:value="0">
            <office:annotation draw:style-name="gr4" draw:text-style-name="P1" svg:width="1.1413in" svg:height="0.3902in" svg:x="9.2661in" svg:y="8.2843in" draw:caption-point-x="-0.2402in" draw:caption-point-y="0.6075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2.0059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2" draw:text-style-name="P1" svg:width="1.1413in" svg:height="0.5457in" svg:x="14.7457in" svg:y="8.289in" draw:caption-point-x="-0.2402in" draw:caption-point-y="0.6028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9" office:value-type="float" office:value="0">
            <office:annotation draw:style-name="gr2" draw:text-style-name="P1" svg:width="1.1413in" svg:height="0.5457in" svg:x="15.202in" svg:y="8.2886in" draw:caption-point-x="-0.2402in" draw:caption-point-y="0.6031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6.1154in" svg:y="8.2744in" draw:caption-point-x="-0.2402in" draw:caption-point-y="0.617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05" table:formula="of:=SUM([.D38:.AH38])" office:value-type="float" office:value="2">
            <text:p>2</text:p>
          </table:table-cell>
          <table:table-cell table:style-name="ce109" office:value-type="float" office:value="0.5">
            <office:annotation draw:style-name="gr6" draw:text-style-name="P1" svg:width="1.1413in" svg:height="0.2634in" svg:x="2.6457in" svg:y="8.5224in" draw:caption-point-x="-0.2402in" draw:caption-point-y="0.616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9" office:value-type="float" office:value="0">
            <office:annotation draw:style-name="gr2" draw:text-style-name="P1" svg:width="1.1413in" svg:height="0.5457in" svg:x="3.1024in" svg:y="8.5276in" draw:caption-point-x="-0.2402in" draw:caption-point-y="0.6118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8.7768in" svg:y="8.5315in" draw:caption-point-x="-0.2402in" draw:caption-point-y="0.607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634in" svg:x="11.5492in" svg:y="8.5362in" draw:caption-point-x="-0.2402in" draw:caption-point-y="0.6031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9" office:value-type="float" office:value="0">
            <office:annotation draw:style-name="gr4" draw:text-style-name="P1" svg:width="1.1413in" svg:height="0.3902in" svg:x="12.005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4622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9189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3.3756in" svg:y="8.5339in" draw:caption-point-x="-0.2402in" draw:caption-point-y="0.6055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05" table:formula="of:=SUM([.D39:.AH39])" office:value-type="float" office:value="2">
            <text:p>2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3.1024in" svg:y="8.7752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3.5591in" svg:y="8.776in" draw:caption-point-x="-0.2402in" draw:caption-point-y="0.611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8421in" svg:y="8.7776in" draw:caption-point-x="-0.2402in" draw:caption-point-y="0.6094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6.8205in" svg:y="8.7776in" draw:caption-point-x="-0.2402in" draw:caption-point-y="0.6094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8.7768in" svg:y="8.7791in" draw:caption-point-x="-0.2402in" draw:caption-point-y="0.6079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9.2661in" svg:y="8.7795in" draw:caption-point-x="-0.2402in" draw:caption-point-y="0.6075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6" draw:text-style-name="P1" svg:width="1.1413in" svg:height="0.2634in" svg:x="11.5492in" svg:y="8.7811in" draw:caption-point-x="-0.2402in" draw:caption-point-y="0.6059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6" draw:text-style-name="P1" svg:width="1.1413in" svg:height="0.2634in" svg:x="16.572in" svg:y="8.785in" draw:caption-point-x="-0.2402in" draw:caption-point-y="0.602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05" table:formula="of:=SUM([.D40:.AH40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2" draw:text-style-name="P1" svg:width="1.1413in" svg:height="0.5457in" svg:x="8.2878in" svg:y="9.0264in" draw:caption-point-x="-0.2402in" draw:caption-point-y="0.6083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0.1791in" svg:y="9.0268in" draw:caption-point-x="-0.2402in" draw:caption-point-y="0.6079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2" draw:text-style-name="P1" svg:width="1.1413in" svg:height="0.5457in" svg:x="11.5492in" svg:y="9.0287in" draw:caption-point-x="-0.2402in" draw:caption-point-y="0.6059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05" table:formula="of:=SUM([.D41:.AH41])" office:value-type="float" office:value="0">
            <text:p>0</text:p>
          </table:table-cell>
          <table:table-cell table:style-name="ce109" table:number-columns-repeated="1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05" table:formula="of:=SUM([.D42:.AH42])" office:value-type="float" office:value="15">
            <text:p>1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4" draw:text-style-name="P1" svg:width="1.1413in" svg:height="0.3902in" svg:x="8.287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8.776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9.266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9.7228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0.1791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1">
            <office:annotation draw:style-name="gr4" draw:text-style-name="P1" svg:width="1.1413in" svg:height="0.3902in" svg:x="11.549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2.005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2.462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2.9189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3.3756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1">
            <office:annotation draw:style-name="gr4" draw:text-style-name="P1" svg:width="1.1413in" svg:height="0.3902in" svg:x="14.745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5.202in" svg:y="9.5157in" draw:caption-point-x="-0.2402in" draw:caption-point-y="0.614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5.6587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6.1154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9" office:value-type="float" office:value="1">
            <office:annotation draw:style-name="gr4" draw:text-style-name="P1" svg:width="1.1413in" svg:height="0.3902in" svg:x="16.572in" svg:y="9.5161in" draw:caption-point-x="-0.2402in" draw:caption-point-y="0.613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05" table:formula="of:=SUM([.D43:.AH43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3.1024in" svg:y="9.7657in" draw:caption-point-x="-0.2402in" draw:caption-point-y="0.6118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5.3854in" svg:y="9.7673in" draw:caption-point-x="-0.2402in" draw:caption-point-y="0.6102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5.8421in" svg:y="9.7681in" draw:caption-point-x="-0.2402in" draw:caption-point-y="0.6094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3311in" svg:y="9.7685in" draw:caption-point-x="-0.2402in" draw:caption-point-y="0.6091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9.7689in" draw:caption-point-x="-0.2402in" draw:caption-point-y="0.6087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5.202in" svg:y="9.7736in" draw:caption-point-x="-0.2402in" draw:caption-point-y="0.6039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LTT</text:p>
          </table:table-cell>
          <table:table-cell table:style-name="ce105" table:formula="of:=SUM([.D44:.AH44])" office:value-type="float" office:value="5">
            <text:p>5</text:p>
          </table:table-cell>
          <table:table-cell table:style-name="ce109" office:value-type="float" office:value="0.5">
            <office:annotation draw:style-name="gr3" draw:text-style-name="P1" svg:width="1.1413in" svg:height="0.7012in" svg:x="2.6457in" svg:y="10.0134in" draw:caption-point-x="-0.2402in" draw:caption-point-y="0.6122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9" office:value-type="float" office:value="1">
            <office:annotation draw:style-name="gr4" draw:text-style-name="P1" svg:width="1.1413in" svg:height="0.3902in" svg:x="3.1024in" svg:y="10.0138in" draw:caption-point-x="-0.2402in" draw:caption-point-y="0.6118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6" draw:text-style-name="P1" svg:width="1.1413in" svg:height="0.2634in" svg:x="4.9287in" svg:y="10.015in" draw:caption-point-x="-0.2402in" draw:caption-point-y="0.6106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5.3854in" svg:y="10.0157in" draw:caption-point-x="-0.2402in" draw:caption-point-y="0.6098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6.3311in" svg:y="10.0165in" draw:caption-point-x="-0.2402in" draw:caption-point-y="0.6091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6.8205in" svg:y="10.0169in" draw:caption-point-x="-0.2402in" draw:caption-point-y="0.6087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6" draw:text-style-name="P1" svg:width="1.1413in" svg:height="0.2634in" svg:x="11.5492in" svg:y="10.0161in" draw:caption-point-x="-0.2402in" draw:caption-point-y="0.6094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3" draw:text-style-name="P1" svg:width="1.1413in" svg:height="0.7012in" svg:x="12.4622in" svg:y="10.0205in" draw:caption-point-x="-0.2402in" draw:caption-point-y="0.6051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9" office:value-type="float" office:value="0">
            <office:annotation draw:style-name="gr6" draw:text-style-name="P1" svg:width="1.1413in" svg:height="0.2634in" svg:x="12.9189in" svg:y="10.0209in" draw:caption-point-x="-0.2402in" draw:caption-point-y="0.6047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7" draw:text-style-name="P1" svg:width="1.1413in" svg:height="1.0122in" svg:x="14.7457in" svg:y="10.0217in" draw:caption-point-x="-0.2402in" draw:caption-point-y="0.6039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9" office:value-type="float" office:value="0">
            <office:annotation draw:style-name="gr6" draw:text-style-name="P1" svg:width="1.1413in" svg:height="0.2634in" svg:x="15.202in" svg:y="10.0217in" draw:caption-point-x="-0.2402in" draw:caption-point-y="0.6039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15.6587in" svg:y="10.0224in" draw:caption-point-x="-0.2402in" draw:caption-point-y="0.6031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9" office:value-type="float" office:value="0">
            <office:annotation draw:style-name="gr3" draw:text-style-name="P1" svg:width="1.1413in" svg:height="0.7012in" svg:x="16.1154in" svg:y="10.0228in" draw:caption-point-x="-0.2402in" draw:caption-point-y="0.6028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6.572in" svg:y="10.0236in" draw:caption-point-x="-0.2402in" draw:caption-point-y="0.602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ruyenLVC</text:p>
          </table:table-cell>
          <table:table-cell table:style-name="ce105" table:formula="of:=SUM([.D45:.AH45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5.8421in" svg:y="10.2638in" draw:caption-point-x="-0.2402in" draw:caption-point-y="0.6094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9.7228in" svg:y="10.2661in" draw:caption-point-x="-0.2402in" draw:caption-point-y="0.6071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2.4622in" svg:y="10.2681in" draw:caption-point-x="-0.2402in" draw:caption-point-y="0.6051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6" draw:text-style-name="P1" svg:width="1.1413in" svg:height="0.2634in" svg:x="15.202in" svg:y="10.2693in" draw:caption-point-x="-0.2402in" draw:caption-point-y="0.6039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6" draw:text-style-name="P1" svg:width="1.1413in" svg:height="0.2634in" svg:x="16.572in" svg:y="10.2713in" draw:caption-point-x="-0.2402in" draw:caption-point-y="0.602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73" office:value-type="string">
            <text:p>VietBA</text:p>
          </table:table-cell>
          <table:table-cell table:style-name="ce105" table:formula="of:=SUM([.D46:.AH46])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5.6587in" svg:y="10.5181in" draw:caption-point-x="-0.2402in" draw:caption-point-y="0.6028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VinhP</text:p>
          </table:table-cell>
          <table:table-cell table:style-name="ce105" table:formula="of:=SUM([.D47:.AH47])" office:value-type="float" office:value="1"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8421in" svg:y="10.7591in" draw:caption-point-x="-0.2402in" draw:caption-point-y="0.6094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6" draw:text-style-name="P1" svg:width="1.1413in" svg:height="0.2634in" svg:x="11.5492in" svg:y="10.7626in" draw:caption-point-x="-0.2402in" draw:caption-point-y="0.6059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1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0" table:number-columns-repeated="4"/>
          <table:table-cell table:style-name="ce112"/>
          <table:table-cell table:style-name="ce110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10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0" table:number-columns-repeated="4"/>
          <table:table-cell table:style-name="ce113" table:number-columns-repeated="7"/>
          <table:table-cell table:style-name="ce110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10" table:number-columns-repeated="31"/>
          <table:table-cell table:style-name="ce43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5"/>
        <table:table-column table:style-name="co26" table:number-columns-repeated="7" table:default-cell-style-name="ce125"/>
        <table:table-column table:style-name="co25" table:number-columns-repeated="15" table:default-cell-style-name="ce12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20" table:number-columns-repeated="8"/>
          <table:table-cell table:style-name="ce128" office:value-type="string" table:number-columns-spanned="2" table:number-rows-spanned="1">
            <text:p>Month</text:p>
          </table:table-cell>
          <table:covered-table-cell table:style-name="ce129"/>
          <table:table-cell table:style-name="ce130" table:content-validation-name="val1" office:value-type="float" office:value="4" table:number-columns-spanned="2" table:number-rows-spanned="1">
            <text:p>4</text:p>
          </table:table-cell>
          <table:covered-table-cell table:style-name="ce129"/>
          <table:table-cell table:style-name="ce128" office:value-type="string" table:number-columns-spanned="2" table:number-rows-spanned="1">
            <text:p>Year</text:p>
          </table:table-cell>
          <table:covered-table-cell table:style-name="ce129"/>
          <table:table-cell table:style-name="ce128" office:value-type="float" office:value="2017" table:number-columns-spanned="2" table:number-rows-spanned="1">
            <text:p>2017</text:p>
          </table:table-cell>
          <table:covered-table-cell table:style-name="ce131"/>
          <table:table-cell table:style-name="ce120" table:number-columns-repeated="14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21" table:formula="of:=DATE([.$R$1];[.N1];1)" office:value-type="date" office:date-value="2017-04-01">
            <text:p>01</text:p>
          </table:table-cell>
          <table:table-cell table:style-name="ce121" table:formula="of:=[.D2]+1" office:value-type="date" office:date-value="2017-04-02">
            <text:p>02</text:p>
          </table:table-cell>
          <table:table-cell table:style-name="ce121" table:formula="of:=[.E2]+1" office:value-type="date" office:date-value="2017-04-03">
            <text:p>03</text:p>
          </table:table-cell>
          <table:table-cell table:style-name="ce121" table:formula="of:=[.F2]+1" office:value-type="date" office:date-value="2017-04-04">
            <text:p>04</text:p>
          </table:table-cell>
          <table:table-cell table:style-name="ce121" table:formula="of:=[.G2]+1" office:value-type="date" office:date-value="2017-04-05">
            <text:p>05</text:p>
          </table:table-cell>
          <table:table-cell table:style-name="ce121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21" table:formula="of:=[.I2]+1" office:value-type="date" office:date-value="2017-04-07">
            <text:p>07</text:p>
          </table:table-cell>
          <table:table-cell table:style-name="ce121" table:formula="of:=[.J2]+1" office:value-type="date" office:date-value="2017-04-08">
            <text:p>08</text:p>
          </table:table-cell>
          <table:table-cell table:style-name="ce121" table:formula="of:=[.K2]+1" office:value-type="date" office:date-value="2017-04-09">
            <text:p>09</text:p>
          </table:table-cell>
          <table:table-cell table:style-name="ce121" table:formula="of:=[.L2]+1" office:value-type="date" office:date-value="2017-04-10">
            <text:p>10</text:p>
          </table:table-cell>
          <table:table-cell table:style-name="ce121" table:formula="of:=[.M2]+1" office:value-type="date" office:date-value="2017-04-11">
            <text:p>11</text:p>
          </table:table-cell>
          <table:table-cell table:style-name="ce121" table:formula="of:=[.N2]+1" office:value-type="date" office:date-value="2017-04-12">
            <text:p>12</text:p>
          </table:table-cell>
          <table:table-cell table:style-name="ce121" table:formula="of:=[.O2]+1" office:value-type="date" office:date-value="2017-04-13">
            <text:p>13</text:p>
          </table:table-cell>
          <table:table-cell table:style-name="ce121" table:formula="of:=[.P2]+1" office:value-type="date" office:date-value="2017-04-14">
            <text:p>14</text:p>
          </table:table-cell>
          <table:table-cell table:style-name="ce121" table:formula="of:=[.Q2]+1" office:value-type="date" office:date-value="2017-04-15">
            <text:p>15</text:p>
          </table:table-cell>
          <table:table-cell table:style-name="ce121" table:formula="of:=[.R2]+1" office:value-type="date" office:date-value="2017-04-16">
            <text:p>16</text:p>
          </table:table-cell>
          <table:table-cell table:style-name="ce121" table:formula="of:=[.S2]+1" office:value-type="date" office:date-value="2017-04-17">
            <text:p>17</text:p>
          </table:table-cell>
          <table:table-cell table:style-name="ce121" table:formula="of:=[.T2]+1" office:value-type="date" office:date-value="2017-04-18">
            <text:p>18</text:p>
          </table:table-cell>
          <table:table-cell table:style-name="ce121" table:formula="of:=[.U2]+1" office:value-type="date" office:date-value="2017-04-19">
            <text:p>19</text:p>
          </table:table-cell>
          <table:table-cell table:style-name="ce121" table:formula="of:=[.V2]+1" office:value-type="date" office:date-value="2017-04-20">
            <text:p>20</text:p>
          </table:table-cell>
          <table:table-cell table:style-name="ce121" table:formula="of:=[.W2]+1" office:value-type="date" office:date-value="2017-04-21">
            <text:p>21</text:p>
          </table:table-cell>
          <table:table-cell table:style-name="ce121" table:formula="of:=[.X2]+1" office:value-type="date" office:date-value="2017-04-22">
            <text:p>22</text:p>
          </table:table-cell>
          <table:table-cell table:style-name="ce121" table:formula="of:=[.Y2]+1" office:value-type="date" office:date-value="2017-04-23">
            <text:p>23</text:p>
          </table:table-cell>
          <table:table-cell table:style-name="ce121" table:formula="of:=[.Z2]+1" office:value-type="date" office:date-value="2017-04-24">
            <text:p>24</text:p>
          </table:table-cell>
          <table:table-cell table:style-name="ce121" table:formula="of:=[.AA2]+1" office:value-type="date" office:date-value="2017-04-25">
            <text:p>25</text:p>
          </table:table-cell>
          <table:table-cell table:style-name="ce121" table:formula="of:=[.AB2]+1" office:value-type="date" office:date-value="2017-04-26">
            <text:p>26</text:p>
          </table:table-cell>
          <table:table-cell table:style-name="ce121" table:formula="of:=[.AC2]+1" office:value-type="date" office:date-value="2017-04-27">
            <text:p>27</text:p>
          </table:table-cell>
          <table:table-cell table:style-name="ce121" table:formula="of:=[.AD2]+1" office:value-type="date" office:date-value="2017-04-28">
            <text:p>28</text:p>
          </table:table-cell>
          <table:table-cell table:style-name="ce121" table:formula="of:=[.AE2]+1" office:value-type="date" office:date-value="2017-04-29">
            <text:p>29</text:p>
          </table:table-cell>
          <table:table-cell table:style-name="ce121" table:formula="of:=[.AF2]+1" office:value-type="date" office:date-value="2017-04-30">
            <text:p>30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22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2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2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2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2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2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2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2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2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2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2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2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2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2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2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2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2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2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2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2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2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2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2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2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2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2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2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2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2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2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9" table:formula="of:=SUM([.D4:.AG4])" office:value-type="float" office:value="1">
            <text:p>1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4.0157in" svg:y="0.1059in" draw:caption-point-x="-0.2402in" draw:caption-point-y="0.6122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3" office:value-type="float" office:value="0">
            <office:annotation draw:style-name="gr6" draw:text-style-name="P1" svg:width="1.1413in" svg:height="0.2634in" svg:x="4.472in" svg:y="0.1067in" draw:caption-point-x="-0.2402in" draw:caption-point-y="0.6114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2" draw:text-style-name="P1" svg:width="1.1413in" svg:height="0.5457in" svg:x="6.8205in" svg:y="0.1075in" draw:caption-point-x="-0.2402in" draw:caption-point-y="0.6106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8.2878in" svg:y="0.1087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8.7768in" svg:y="0.1091in" draw:caption-point-x="-0.2402in" draw:caption-point-y="0.6091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1.5492in" svg:y="0.1118in" draw:caption-point-x="-0.2402in" draw:caption-point-y="0.6063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3.8323in" svg:y="0.1142in" draw:caption-point-x="-0.2402in" draw:caption-point-y="0.6039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4.7457in" svg:y="0.1154in" draw:caption-point-x="-0.2402in" draw:caption-point-y="0.6028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3" office:value-type="float" office:value="0">
            <office:annotation draw:style-name="gr6" draw:text-style-name="P1" svg:width="1.1413in" svg:height="0.2634in" svg:x="15.202in" svg:y="0.1154in" draw:caption-point-x="-0.2402in" draw:caption-point-y="0.6028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9" table:formula="of:=SUM([.D5:.AG5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0.6358in" svg:y="0.3587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0925in" svg:y="0.3591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4" draw:text-style-name="P1" svg:width="1.1413in" svg:height="0.3902in" svg:x="13.3756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0.3622in" draw:caption-point-x="-0.2402in" draw:caption-point-y="0.6035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4.7457in" svg:y="0.3626in" draw:caption-point-x="-0.2402in" draw:caption-point-y="0.6031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9" table:formula="of:=SUM([.D6:.AG6])" office:value-type="float" office:value="1">
            <text:p>1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5.202in" svg:y="0.6094in" draw:caption-point-x="-0.2402in" draw:caption-point-y="0.6039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9" table:formula="of:=SUM([.D7:.AG7])" office:value-type="float" office:value="1">
            <text:p>1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4.472in" svg:y="0.8496in" draw:caption-point-x="-0.2402in" draw:caption-point-y="0.6114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office:annotation draw:style-name="gr6" draw:text-style-name="P1" svg:width="1.1413in" svg:height="0.2634in" svg:x="5.3854in" svg:y="0.85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7.7988in" svg:y="0.8508in" draw:caption-point-x="-0.2402in" draw:caption-point-y="0.6102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1.0925in" svg:y="0.8543in" draw:caption-point-x="-0.2402in" draw:caption-point-y="0.6067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13.3756in" svg:y="0.8563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9" table:formula="of:=SUM([.D8:.AG8])" office:value-type="float" office:value="3">
            <text:p>3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4.472in" svg:y="1.0972in" draw:caption-point-x="-0.2402in" draw:caption-point-y="0.6114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8.2878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4" draw:text-style-name="P1" svg:width="1.1413in" svg:height="0.3902in" svg:x="10.1791in" svg:y="1.1016in" draw:caption-point-x="-0.2402in" draw:caption-point-y="0.6071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11.0925in" svg:y="1.0972in" draw:caption-point-x="-0.2402in" draw:caption-point-y="0.6114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3" office:value-type="float" office:value="0.5">
            <office:annotation draw:style-name="gr6" draw:text-style-name="P1" svg:width="1.1413in" svg:height="0.2634in" svg:x="11.5492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3.8323in" svg:y="1.1047in" draw:caption-point-x="-0.2402in" draw:caption-point-y="0.6039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4.289in" svg:y="1.1051in" draw:caption-point-x="-0.2402in" draw:caption-point-y="0.6035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3" office:value-type="float" office:value="0.5">
            <office:annotation draw:style-name="gr6" draw:text-style-name="P1" svg:width="1.1413in" svg:height="0.2634in" svg:x="14.7457in" svg:y="1.0988in" draw:caption-point-x="-0.2402in" draw:caption-point-y="0.6098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9" table:formula="of:=SUM([.D9:.AG9])" office:value-type="float" office:value="3">
            <text:p>3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4.472in" svg:y="1.3453in" draw:caption-point-x="-0.2402in" draw:caption-point-y="0.6114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0.6358in" svg:y="1.3496in" draw:caption-point-x="-0.2402in" draw:caption-point-y="0.6071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1.0925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3" office:value-type="float" office:value="1">
            <office:annotation draw:style-name="gr4" draw:text-style-name="P1" svg:width="1.1413in" svg:height="0.3902in" svg:x="11.5492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3" office:value-type="float" office:value="1">
            <office:annotation draw:style-name="gr4" draw:text-style-name="P1" svg:width="1.1413in" svg:height="0.3902in" svg:x="12.0059in" svg:y="1.3484in" draw:caption-point-x="-0.2402in" draw:caption-point-y="0.6083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1.3528in" draw:caption-point-x="-0.2402in" draw:caption-point-y="0.6039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9" table:formula="of:=SUM([.D10:.AG10])" office:value-type="float" office:value="1.5">
            <text:p>1.5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3" draw:text-style-name="P1" svg:width="1.1413in" svg:height="0.7012in" svg:x="7.3094in" svg:y="1.5941in" draw:caption-point-x="-0.2402in" draw:caption-point-y="0.6102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32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5492in" svg:y="1.598in" draw:caption-point-x="-0.2402in" draw:caption-point-y="0.6063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1">
            <office:annotation draw:style-name="gr6" draw:text-style-name="P1" svg:width="1.1413in" svg:height="0.2634in" svg:x="13.3756in" svg:y="1.6in" draw:caption-point-x="-0.2402in" draw:caption-point-y="0.6043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73" office:value-type="string">
            <text:p>HaTH</text:p>
          </table:table-cell>
          <table:table-cell table:style-name="ce119" table:formula="of:=SUM([.D11:.AG11])" office:value-type="float" office:value="1">
            <text:p>1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4.472in" svg:y="1.8406in" draw:caption-point-x="-0.2402in" draw:caption-point-y="0.6114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8.2878in" svg:y="1.8429in" draw:caption-point-x="-0.2402in" draw:caption-point-y="0.6091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2.0059in" svg:y="1.8465in" draw:caption-point-x="-0.2402in" draw:caption-point-y="0.6055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3" table:number-columns-repeated="2"/>
          <table:table-cell table:style-name="ce123" office:value-type="float" office:value="0">
            <office:annotation draw:style-name="gr2" draw:text-style-name="P1" svg:width="1.1413in" svg:height="0.5457in" svg:x="13.3756in" svg:y="1.8476in" draw:caption-point-x="-0.2402in" draw:caption-point-y="0.6043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3.8323in" svg:y="1.848in" draw:caption-point-x="-0.2402in" draw:caption-point-y="0.6039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3" office:value-type="float" office:value="0">
            <office:annotation draw:style-name="gr6" draw:text-style-name="P1" svg:width="1.1413in" svg:height="0.2634in" svg:x="14.289in" svg:y="1.8484in" draw:caption-point-x="-0.2402in" draw:caption-point-y="0.6035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9"/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4.472in" svg:y="2.0882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6.8205in" svg:y="2.089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7.3094in" svg:y="2.0894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8.2878in" svg:y="2.0902in" draw:caption-point-x="-0.2402in" draw:caption-point-y="0.6094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0925in" svg:y="2.0929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4.7457in" svg:y="2.0965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9" table:formula="of:=SUM([.D13:.AG13])" office:value-type="float" office:value="1.5">
            <text:p>1.5</text:p>
          </table:table-cell>
          <table:table-cell table:style-name="ce123" table:number-columns-repeated="2"/>
          <table:table-cell table:style-name="ce123" office:value-type="float" office:value="0.5">
            <office:annotation draw:style-name="gr2" draw:text-style-name="P1" svg:width="1.1413in" svg:height="0.5457in" svg:x="3.5591in" svg:y="2.3346in" draw:caption-point-x="-0.2402in" draw:caption-point-y="0.6126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4.472in" svg:y="2.3358in" draw:caption-point-x="-0.2402in" draw:caption-point-y="0.6114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2.3433in" draw:caption-point-x="-0.2402in" draw:caption-point-y="0.6039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5.202in" svg:y="2.3445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19" table:formula="of:=SUM([.D14:.AG14])" office:value-type="float" office:value="4">
            <text:p>4</text:p>
          </table:table-cell>
          <table:table-cell table:style-name="ce123" table:number-columns-repeated="2"/>
          <table:table-cell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4.472in" svg:y="2.5835in" draw:caption-point-x="-0.2402in" draw:caption-point-y="0.6114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7.7988in" svg:y="2.5854in" draw:caption-point-x="-0.2402in" draw:caption-point-y="0.6094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11.0925in" svg:y="2.5886in" draw:caption-point-x="-0.2402in" draw:caption-point-y="0.6063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14.289in" svg:y="2.5913in" draw:caption-point-x="-0.2402in" draw:caption-point-y="0.6035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3" office:value-type="float" office:value="0.5">
            <office:annotation draw:style-name="gr6" draw:text-style-name="P1" svg:width="1.1413in" svg:height="0.2634in" svg:x="14.7457in" svg:y="2.5921in" draw:caption-point-x="-0.2402in" draw:caption-point-y="0.6028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3" office:value-type="float" office:value="0.5">
            <office:annotation draw:style-name="gr6" draw:text-style-name="P1" svg:width="1.1413in" svg:height="0.2634in" svg:x="15.202in" svg:y="2.5921in" draw:caption-point-x="-0.2402in" draw:caption-point-y="0.6028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19" table:formula="of:=SUM([.D15:.AG15])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4.0157in" svg:y="2.8303in" draw:caption-point-x="-0.2402in" draw:caption-point-y="0.6122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office:annotation draw:style-name="gr4" draw:text-style-name="P1" svg:width="1.1413in" svg:height="0.3902in" svg:x="5.3854in" svg:y="2.8315in" draw:caption-point-x="-0.2402in" draw:caption-point-y="0.611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7.3094in" svg:y="2.8323in" draw:caption-point-x="-0.2402in" draw:caption-point-y="0.6102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1.0925in" svg:y="2.8362in" draw:caption-point-x="-0.2402in" draw:caption-point-y="0.6063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2.8386in" draw:caption-point-x="-0.2402in" draw:caption-point-y="0.6039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5.202in" svg:y="2.8398in" draw:caption-point-x="-0.2402in" draw:caption-point-y="0.6028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19" table:formula="of:=SUM([.D16:.AG16])" office:value-type="float" office:value="2">
            <text:p>2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4.7457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3" office:value-type="float" office:value="1">
            <office:annotation draw:style-name="gr4" draw:text-style-name="P1" svg:width="1.1413in" svg:height="0.3902in" svg:x="15.202in" svg:y="3.0866in" draw:caption-point-x="-0.2402in" draw:caption-point-y="0.6035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19" table:formula="of:=SUM([.D17:.AG17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19" table:formula="of:=SUM([.D18:.AG18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4.289in" svg:y="3.5823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19" table:formula="of:=SUM([.D19:.AG19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8.7768in" svg:y="3.8244in" draw:caption-point-x="-0.2402in" draw:caption-point-y="0.6091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19" table:formula="of:=SUM([.D20:.AG20])" office:value-type="float" office:value="1">
            <text:p>1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4.0157in" svg:y="4.0689in" draw:caption-point-x="-0.2402in" draw:caption-point-y="0.6122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/>
          <table:table-cell table:style-name="ce123" office:value-type="float" office:value="1">
            <office:annotation draw:style-name="gr6" draw:text-style-name="P1" svg:width="1.1413in" svg:height="0.2634in" svg:x="5.3854in" svg:y="4.0693in" draw:caption-point-x="-0.2402in" draw:caption-point-y="0.6118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8.7768in" svg:y="4.072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3.8323in" svg:y="4.0772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4.7457in" svg:y="4.078in" draw:caption-point-x="-0.2402in" draw:caption-point-y="0.6031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19" table:formula="of:=SUM([.D21:.AG21])" office:value-type="float" office:value="4">
            <text:p>4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1">
            <office:annotation draw:style-name="gr6" draw:text-style-name="P1" svg:width="1.1413in" svg:height="0.2634in" svg:x="6.8205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3" office:value-type="float" office:value="1">
            <office:annotation draw:style-name="gr6" draw:text-style-name="P1" svg:width="1.1413in" svg:height="0.2634in" svg:x="7.3094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3" office:value-type="float" office:value="1">
            <office:annotation draw:style-name="gr6" draw:text-style-name="P1" svg:width="1.1413in" svg:height="0.2634in" svg:x="7.798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3" office:value-type="float" office:value="1">
            <office:annotation draw:style-name="gr6" draw:text-style-name="P1" svg:width="1.1413in" svg:height="0.2634in" svg:x="8.2878in" svg:y="4.3181in" draw:caption-point-x="-0.2402in" draw:caption-point-y="0.6106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19" table:formula="of:=SUM([.D22:.AG22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19" table:formula="of:=SUM([.D23:.AG23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19" table:formula="of:=SUM([.D24:.AG24])" office:value-type="float" office:value="1">
            <text:p>1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4.7457in" svg:y="5.0685in" draw:caption-point-x="-0.2402in" draw:caption-point-y="0.6031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19" table:formula="of:=SUM([.D25:.AG25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0.6358in" svg:y="5.3122in" draw:caption-point-x="-0.2402in" draw:caption-point-y="0.6071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19" table:formula="of:=SUM([.D26:.AG26])" office:value-type="float" office:value="0.5">
            <text:p>0.5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7.7988in" svg:y="5.5571in" draw:caption-point-x="-0.2402in" draw:caption-point-y="0.6102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19" table:formula="of:=SUM([.D27:.AG27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19" table:formula="of:=SUM([.D28:.AG28])" office:value-type="float" office:value="2">
            <text:p>2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office:annotation draw:style-name="gr4" draw:text-style-name="P1" svg:width="1.1413in" svg:height="0.3902in" svg:x="5.3854in" svg:y="6.0516in" draw:caption-point-x="-0.2402in" draw:caption-point-y="0.611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7.7988in" svg:y="6.0528in" draw:caption-point-x="-0.2402in" draw:caption-point-y="0.6098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1.0925in" svg:y="6.0559in" draw:caption-point-x="-0.2402in" draw:caption-point-y="0.6067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4.289in" svg:y="6.0591in" draw:caption-point-x="-0.2402in" draw:caption-point-y="0.6035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3" office:value-type="float" office:value="1">
            <office:annotation draw:style-name="gr4" draw:text-style-name="P1" svg:width="1.1413in" svg:height="0.3902in" svg:x="14.7457in" svg:y="6.0594in" draw:caption-point-x="-0.2402in" draw:caption-point-y="0.6031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19" table:formula="of:=SUM([.D29:.AG29])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4.472in" svg:y="6.2988in" draw:caption-point-x="-0.2402in" draw:caption-point-y="0.6114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office:annotation draw:style-name="gr6" draw:text-style-name="P1" svg:width="1.1413in" svg:height="0.2634in" svg:x="5.3854in" svg:y="6.2992in" draw:caption-point-x="-0.2402in" draw:caption-point-y="0.611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4" draw:text-style-name="P1" svg:width="1.1413in" svg:height="0.3902in" svg:x="6.8205in" svg:y="6.2996in" draw:caption-point-x="-0.2402in" draw:caption-point-y="0.6106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7.3094in" svg:y="6.3in" draw:caption-point-x="-0.2402in" draw:caption-point-y="0.6102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8.2878in" svg:y="6.3008in" draw:caption-point-x="-0.2402in" draw:caption-point-y="0.6094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10.1791in" svg:y="6.3024in" draw:caption-point-x="-0.2402in" draw:caption-point-y="0.6079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0.6358in" svg:y="6.3031in" draw:caption-point-x="-0.2402in" draw:caption-point-y="0.6071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0925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5492in" svg:y="6.3035in" draw:caption-point-x="-0.2402in" draw:caption-point-y="0.6067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3.8323in" svg:y="6.3063in" draw:caption-point-x="-0.2402in" draw:caption-point-y="0.6039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4.289in" svg:y="6.3067in" draw:caption-point-x="-0.2402in" draw:caption-point-y="0.6035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4.7457in" svg:y="6.3071in" draw:caption-point-x="-0.2402in" draw:caption-point-y="0.6031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19" table:formula="of:=SUM([.D30:.AG30])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2" draw:text-style-name="P1" svg:width="1.1413in" svg:height="0.5457in" svg:x="3.5591in" svg:y="6.5453in" draw:caption-point-x="-0.2402in" draw:caption-point-y="0.6126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4" draw:text-style-name="P1" svg:width="1.1413in" svg:height="0.3902in" svg:x="10.1791in" svg:y="6.55in" draw:caption-point-x="-0.2402in" draw:caption-point-y="0.6079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19" table:formula="of:=SUM([.D31:.AG31])" office:value-type="float" office:value="1">
            <text:p>1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3.5591in" svg:y="6.7929in" draw:caption-point-x="-0.2402in" draw:caption-point-y="0.6126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6.8205in" svg:y="6.7949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7.7988in" svg:y="6.7957in" draw:caption-point-x="-0.2402in" draw:caption-point-y="0.6098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5.202in" svg:y="6.8028in" draw:caption-point-x="-0.2402in" draw:caption-point-y="0.6028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19" table:formula="of:=SUM([.D32:.AG32])" office:value-type="float" office:value="1">
            <text:p>1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4" draw:text-style-name="P1" svg:width="1.1413in" svg:height="0.3902in" svg:x="14.7457in" svg:y="7.0465in" draw:caption-point-x="-0.2402in" draw:caption-point-y="0.6067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19" table:formula="of:=SUM([.D33:.AG33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19" table:formula="of:=SUM([.D34:.AG34])" office:value-type="float" office:value="0.5">
            <text:p>0.5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7.7988in" svg:y="7.5386in" draw:caption-point-x="-0.2402in" draw:caption-point-y="0.6098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3" draw:text-style-name="P1" svg:width="1.1413in" svg:height="0.7012in" svg:x="10.1791in" svg:y="7.5406in" draw:caption-point-x="-0.2402in" draw:caption-point-y="0.6079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19" table:formula="of:=SUM([.D35:.AG35])" office:value-type="float" office:value="1.5">
            <text:p>1.5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1">
            <office:annotation draw:style-name="gr6" draw:text-style-name="P1" svg:width="1.1413in" svg:height="0.2634in" svg:x="5.3854in" svg:y="7.7854in" draw:caption-point-x="-0.2402in" draw:caption-point-y="0.611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8.7768in" svg:y="7.7874in" draw:caption-point-x="-0.2402in" draw:caption-point-y="0.6091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13.3756in" svg:y="7.7917in" draw:caption-point-x="-0.2402in" draw:caption-point-y="0.6047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3.8323in" svg:y="7.7925in" draw:caption-point-x="-0.2402in" draw:caption-point-y="0.6039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19" table:formula="of:=SUM([.D36:.AG36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8.7768in" svg:y="8.035in" draw:caption-point-x="-0.2402in" draw:caption-point-y="0.6091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5.202in" svg:y="8.0413in" draw:caption-point-x="-0.2402in" draw:caption-point-y="0.6028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73" office:value-type="string">
            <text:p>PhuongTH</text:p>
          </table:table-cell>
          <table:table-cell table:style-name="ce119" table:formula="of:=SUM([.D37:.AG37])" office:value-type="float" office:value="7.5">
            <text:p>7.5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4.01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.5">
            <office:annotation draw:style-name="gr2" draw:text-style-name="P1" svg:width="1.1413in" svg:height="0.5457in" svg:x="5.3854in" svg:y="8.2807in" draw:caption-point-x="-0.2402in" draw:caption-point-y="0.611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7.3094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8.287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0.6358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office:annotation draw:style-name="gr4" draw:text-style-name="P1" svg:width="1.1413in" svg:height="0.3902in" svg:x="11.0925in" svg:y="8.285in" draw:caption-point-x="-0.2402in" draw:caption-point-y="0.6067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1.5492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3.8323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4.7457in" svg:y="8.2642in" draw:caption-point-x="-0.2402in" draw:caption-point-y="0.627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3" office:value-type="float" office:value="0">
            <office:annotation draw:style-name="gr4" draw:text-style-name="P1" svg:width="1.1413in" svg:height="0.3902in" svg:x="15.202in" svg:y="8.289in" draw:caption-point-x="-0.2402in" draw:caption-point-y="0.6028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19" table:formula="of:=SUM([.D38:.AG38])" office:value-type="float" office:value="0.5">
            <text:p>0.5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6" draw:text-style-name="P1" svg:width="1.1413in" svg:height="0.2634in" svg:x="4.0157in" svg:y="8.5272in" draw:caption-point-x="-0.2402in" draw:caption-point-y="0.6122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6.8205in" svg:y="8.5287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19" table:formula="of:=SUM([.D39:.AG39])" office:value-type="float" office:value="2.5">
            <text:p>2.5</text:p>
          </table:table-cell>
          <table:table-cell table:style-name="ce123" table:number-columns-repeated="2"/>
          <table:table-cell table:style-name="ce123" office:value-type="float" office:value="1">
            <office:annotation draw:style-name="gr6" draw:text-style-name="P1" svg:width="1.1413in" svg:height="0.2634in" svg:x="3.5591in" svg:y="8.7736in" draw:caption-point-x="-0.2402in" draw:caption-point-y="0.6134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8.7768in" svg:y="8.778in" draw:caption-point-x="-0.2402in" draw:caption-point-y="0.6091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1.5492in" svg:y="8.7811in" draw:caption-point-x="-0.2402in" draw:caption-point-y="0.6059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8.7831in" draw:caption-point-x="-0.2402in" draw:caption-point-y="0.6039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2" draw:text-style-name="P1" svg:width="1.1413in" svg:height="0.5457in" svg:x="15.202in" svg:y="8.7839in" draw:caption-point-x="-0.2402in" draw:caption-point-y="0.6031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19" table:formula="of:=SUM([.D40:.AG40])" office:value-type="float" office:value="2.5">
            <text:p>2.5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4.472in" svg:y="9.0232in" draw:caption-point-x="-0.2402in" draw:caption-point-y="0.6114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8.2878in" svg:y="9.0252in" draw:caption-point-x="-0.2402in" draw:caption-point-y="0.6094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3" office:value-type="float" office:value="1">
            <office:annotation draw:style-name="gr6" draw:text-style-name="P1" svg:width="1.1413in" svg:height="0.2634in" svg:x="8.7768in" svg:y="9.0256in" draw:caption-point-x="-0.2402in" draw:caption-point-y="0.6091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3" table:number-columns-repeated="2"/>
          <table:table-cell table:style-name="ce123" office:value-type="float" office:value="0.5">
            <office:annotation draw:style-name="gr4" draw:text-style-name="P1" svg:width="1.1413in" svg:height="0.3902in" svg:x="10.1791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3" office:value-type="float" office:value="0">
            <office:annotation draw:style-name="gr4" draw:text-style-name="P1" svg:width="1.1413in" svg:height="0.3902in" svg:x="10.6358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1.0925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1.5492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2.0059in" svg:y="9.0276in" draw:caption-point-x="-0.2402in" draw:caption-point-y="0.6071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5.202in" svg:y="9.0319in" draw:caption-point-x="-0.2402in" draw:caption-point-y="0.6028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19" table:formula="of:=SUM([.D41:.AG41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7.7988in" svg:y="9.2724in" draw:caption-point-x="-0.2402in" draw:caption-point-y="0.6098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0.6358in" svg:y="9.2752in" draw:caption-point-x="-0.2402in" draw:caption-point-y="0.6071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3.8323in" svg:y="9.2783in" draw:caption-point-x="-0.2402in" draw:caption-point-y="0.6039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19" table:formula="of:=SUM([.D42:.AG42])" office:value-type="float" office:value="1.5">
            <text:p>1.5</text:p>
          </table:table-cell>
          <table:table-cell table:style-name="ce123" table:number-columns-repeated="2"/>
          <table:table-cell table:style-name="ce123" office:value-type="float" office:value="0.5">
            <office:annotation draw:style-name="gr4" draw:text-style-name="P1" svg:width="1.1413in" svg:height="0.3902in" svg:x="3.5591in" svg:y="9.5059in" draw:caption-point-x="-0.2402in" draw:caption-point-y="0.624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1.0925in" svg:y="9.5232in" draw:caption-point-x="-0.2402in" draw:caption-point-y="0.6067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5.202in" svg:y="9.5272in" draw:caption-point-x="-0.2402in" draw:caption-point-y="0.6028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19" table:formula="of:=SUM([.D43:.AG43])" office:value-type="float" office:value="2">
            <text:p>2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4.472in" svg:y="9.7661in" draw:caption-point-x="-0.2402in" draw:caption-point-y="0.6114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3"/>
          <table:table-cell table:style-name="ce123" office:value-type="float" office:value="1">
            <office:annotation draw:style-name="gr6" draw:text-style-name="P1" svg:width="1.1413in" svg:height="0.2634in" svg:x="5.3854in" svg:y="9.7638in" draw:caption-point-x="-0.2402in" draw:caption-point-y="0.6138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3.8323in" svg:y="9.7736in" draw:caption-point-x="-0.2402in" draw:caption-point-y="0.6039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3" office:value-type="float" office:value="1">
            <office:annotation draw:style-name="gr6" draw:text-style-name="P1" svg:width="1.1413in" svg:height="0.2634in" svg:x="14.289in" svg:y="9.7736in" draw:caption-point-x="-0.2402in" draw:caption-point-y="0.6039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3" office:value-type="float" office:value="0"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5.202in" svg:y="9.7748in" draw:caption-point-x="-0.2402in" draw:caption-point-y="0.6028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19" table:formula="of:=SUM([.D44:.AG44])" office:value-type="float" office:value="0">
            <text:p>0</text:p>
          </table:table-cell>
          <table:table-cell table:style-name="ce123" table:number-columns-repeated="23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19" table:formula="of:=SUM([.D45:.AG45])" office:value-type="float" office:value="4">
            <text:p>4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3" draw:text-style-name="P1" svg:width="1.1413in" svg:height="0.7012in" svg:x="4.0157in" svg:y="10.261in" draw:caption-point-x="-0.2402in" draw:caption-point-y="0.6122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3" office:value-type="float" office:value="0.5">
            <office:annotation draw:style-name="gr7" draw:text-style-name="P1" svg:width="1.1413in" svg:height="1.0122in" svg:x="4.472in" svg:y="10.2618in" draw:caption-point-x="-0.2402in" draw:caption-point-y="0.6114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3"/>
          <table:table-cell table:style-name="ce123" office:value-type="float" office:value="0">
            <office:annotation draw:style-name="gr6" draw:text-style-name="P1" svg:width="1.1413in" svg:height="0.2634in" svg:x="5.3854in" svg:y="10.2622in" draw:caption-point-x="-0.2402in" draw:caption-point-y="0.611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6.8205in" svg:y="10.2626in" draw:caption-point-x="-0.2402in" draw:caption-point-y="0.6106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7.3094in" svg:y="10.263in" draw:caption-point-x="-0.2402in" draw:caption-point-y="0.6102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3" office:value-type="float" office:value="0.5">
            <office:annotation draw:style-name="gr2" draw:text-style-name="P1" svg:width="1.1413in" svg:height="0.5457in" svg:x="7.7988in" svg:y="10.2634in" draw:caption-point-x="-0.2402in" draw:caption-point-y="0.6098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3" office:value-type="float" office:value="0.5">
            <office:annotation draw:style-name="gr2" draw:text-style-name="P1" svg:width="1.1413in" svg:height="0.5457in" svg:x="8.2878in" svg:y="10.2638in" draw:caption-point-x="-0.2402in" draw:caption-point-y="0.6094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3" office:value-type="float" office:value="1">
            <office:annotation draw:style-name="gr4" draw:text-style-name="P1" svg:width="1.1413in" svg:height="0.3902in" svg:x="8.7768in" svg:y="10.2642in" draw:caption-point-x="-0.2402in" draw:caption-point-y="0.6091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3" table:number-columns-repeated="2"/>
          <table:table-cell table:style-name="ce123" office:value-type="float" office:value="0">
            <office:annotation draw:style-name="gr2" draw:text-style-name="P1" svg:width="1.1413in" svg:height="0.5457in" svg:x="10.1791in" svg:y="10.2654in" draw:caption-point-x="-0.2402in" draw:caption-point-y="0.6079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0.6358in" svg:y="10.2661in" draw:caption-point-x="-0.2402in" draw:caption-point-y="0.6071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0925in" svg:y="10.2665in" draw:caption-point-x="-0.2402in" draw:caption-point-y="0.6067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3" office:value-type="float" office:value="0">
            <office:annotation draw:style-name="gr2" draw:text-style-name="P1" svg:width="1.1413in" svg:height="0.5457in" svg:x="11.5492in" svg:y="10.2673in" draw:caption-point-x="-0.2402in" draw:caption-point-y="0.6059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2.0059in" svg:y="10.2677in" draw:caption-point-x="-0.2402in" draw:caption-point-y="0.6055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3" table:number-columns-repeated="2"/>
          <table:table-cell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3" draw:text-style-name="P1" svg:width="1.1413in" svg:height="0.7012in" svg:x="13.8323in" svg:y="10.2693in" draw:caption-point-x="-0.2402in" draw:caption-point-y="0.6039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3" office:value-type="float" office:value="0.5">
            <office:annotation draw:style-name="gr4" draw:text-style-name="P1" svg:width="1.1413in" svg:height="0.3902in" svg:x="14.289in" svg:y="10.2697in" draw:caption-point-x="-0.2402in" draw:caption-point-y="0.6035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3" office:value-type="float" office:value="0">
            <office:annotation draw:style-name="gr4" draw:text-style-name="P1" svg:width="1.1413in" svg:height="0.3902in" svg:x="14.7457in" svg:y="10.2701in" draw:caption-point-x="-0.2402in" draw:caption-point-y="0.6031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5.202in" svg:y="10.2705in" draw:caption-point-x="-0.2402in" draw:caption-point-y="0.6028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19" table:formula="of:=SUM([.D46:.AG46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6.8205in" svg:y="10.5102in" draw:caption-point-x="-0.2402in" draw:caption-point-y="0.6106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123" office:value-type="float" office:value="0">
            <office:annotation draw:style-name="gr6" draw:text-style-name="P1" svg:width="1.1413in" svg:height="0.2634in" svg:x="13.3756in" svg:y="10.5161in" draw:caption-point-x="-0.2402in" draw:caption-point-y="0.6047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3" office:value-type="float" office:value="0">
            <text:p>0</text:p>
          </table:table-cell>
          <table:table-cell table:style-name="ce123" office:value-type="float" office:value="0">
            <office:annotation draw:style-name="gr4" draw:text-style-name="P1" svg:width="1.1413in" svg:height="0.3902in" svg:x="15.202in" svg:y="10.5181in" draw:caption-point-x="-0.2402in" draw:caption-point-y="0.6028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73" office:value-type="string">
            <text:p>VietBA</text:p>
          </table:table-cell>
          <table:table-cell table:style-name="ce119" table:formula="of:=SUM([.D47:.AG47])" office:value-type="float" office:value="0">
            <text:p>0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2" table:style-name="ce123" office:value-type="float" office:value="0">
            <text:p>0</text:p>
          </table:table-cell>
          <table:table-cell table:style-name="ce123" office:value-type="float" office:value="0">
            <office:annotation draw:style-name="gr6" draw:text-style-name="P1" svg:width="1.1413in" svg:height="0.2634in" svg:x="11.0925in" svg:y="10.7622in" draw:caption-point-x="-0.2402in" draw:caption-point-y="0.6063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19" table:formula="of:=SUM([.D48:.AG48])" office:value-type="float" office:value="0.5">
            <text:p>0.5</text:p>
          </table:table-cell>
          <table:table-cell table:style-name="ce123" table:number-columns-repeated="2"/>
          <table:table-cell table:number-columns-repeated="3" table:style-name="ce123" office:value-type="float" office:value="0">
            <text:p>0</text:p>
          </table:table-cell>
          <table:table-cell table:style-name="ce123"/>
          <table:table-cell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5" table:style-name="ce123" office:value-type="float" office:value="0">
            <text:p>0</text:p>
          </table:table-cell>
          <table:table-cell table:style-name="ce123" table:number-columns-repeated="2"/>
          <table:table-cell table:number-columns-repeated="4" table:style-name="ce123" office:value-type="float" office:value="0">
            <text:p>0</text:p>
          </table:table-cell>
          <table:table-cell table:style-name="ce123" office:value-type="float" office:value="0.5">
            <office:annotation draw:style-name="gr4" draw:text-style-name="P1" svg:width="1.1413in" svg:height="0.3902in" svg:x="15.202in" svg:y="11.0134in" draw:caption-point-x="-0.2402in" draw:caption-point-y="0.6028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3" table:number-columns-repeated="2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24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4" table:number-columns-repeated="4"/>
          <table:table-cell table:style-name="ce126"/>
          <table:table-cell table:style-name="ce124" table:number-columns-repeated="25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24" table:number-columns-repeated="30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24" table:number-columns-repeated="4"/>
          <table:table-cell table:style-name="ce127" table:number-columns-repeated="7"/>
          <table:table-cell table:style-name="ce124" table:number-columns-repeated="19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24" table:number-columns-repeated="30"/>
          <table:table-cell table:style-name="ce43" table:number-columns-repeated="952"/>
        </table:table-row>
        <table:table-row table:style-name="ro2" table:number-rows-repeated="983123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0"/>
        <table:table-column table:style-name="co26" table:number-columns-repeated="7" table:default-cell-style-name="ce140"/>
        <table:table-column table:style-name="co25" table:number-columns-repeated="16" table:default-cell-style-name="ce140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35" table:number-columns-repeated="8"/>
          <table:table-cell table:style-name="ce143" office:value-type="string" table:number-columns-spanned="2" table:number-rows-spanned="1">
            <text:p>Month</text:p>
          </table:table-cell>
          <table:covered-table-cell table:style-name="ce144"/>
          <table:table-cell table:style-name="ce145" table:content-validation-name="val1" office:value-type="float" office:value="5" table:number-columns-spanned="2" table:number-rows-spanned="1">
            <text:p>5</text:p>
          </table:table-cell>
          <table:covered-table-cell table:style-name="ce144"/>
          <table:table-cell table:style-name="ce143" office:value-type="string" table:number-columns-spanned="2" table:number-rows-spanned="1">
            <text:p>Year</text:p>
          </table:table-cell>
          <table:covered-table-cell table:style-name="ce144"/>
          <table:table-cell table:style-name="ce143" office:value-type="float" office:value="2017" table:number-columns-spanned="2" table:number-rows-spanned="1">
            <text:p>2017</text:p>
          </table:table-cell>
          <table:covered-table-cell table:style-name="ce146"/>
          <table:table-cell table:style-name="ce135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36" table:formula="of:=DATE([.$R$1];[.N1];1)" office:value-type="date" office:date-value="2017-05-01">
            <text:p>01</text:p>
          </table:table-cell>
          <table:table-cell table:style-name="ce136" table:formula="of:=[.D2]+1" office:value-type="date" office:date-value="2017-05-02">
            <text:p>02</text:p>
          </table:table-cell>
          <table:table-cell table:style-name="ce136" table:formula="of:=[.E2]+1" office:value-type="date" office:date-value="2017-05-03">
            <text:p>03</text:p>
          </table:table-cell>
          <table:table-cell table:style-name="ce136" table:formula="of:=[.F2]+1" office:value-type="date" office:date-value="2017-05-04">
            <text:p>04</text:p>
          </table:table-cell>
          <table:table-cell table:style-name="ce136" table:formula="of:=[.G2]+1" office:value-type="date" office:date-value="2017-05-05">
            <text:p>05</text:p>
          </table:table-cell>
          <table:table-cell table:style-name="ce136" table:formula="of:=[.H2]+1" office:value-type="date" office:date-value="2017-05-06">
            <text:p>06</text:p>
          </table:table-cell>
          <table:table-cell table:style-name="ce136" table:formula="of:=[.I2]+1" office:value-type="date" office:date-value="2017-05-07">
            <text:p>07</text:p>
          </table:table-cell>
          <table:table-cell table:style-name="ce136" table:formula="of:=[.J2]+1" office:value-type="date" office:date-value="2017-05-08">
            <text:p>08</text:p>
          </table:table-cell>
          <table:table-cell table:style-name="ce136" table:formula="of:=[.K2]+1" office:value-type="date" office:date-value="2017-05-09">
            <text:p>09</text:p>
          </table:table-cell>
          <table:table-cell table:style-name="ce136" table:formula="of:=[.L2]+1" office:value-type="date" office:date-value="2017-05-10">
            <text:p>10</text:p>
          </table:table-cell>
          <table:table-cell table:style-name="ce136" table:formula="of:=[.M2]+1" office:value-type="date" office:date-value="2017-05-11">
            <text:p>11</text:p>
          </table:table-cell>
          <table:table-cell table:style-name="ce136" table:formula="of:=[.N2]+1" office:value-type="date" office:date-value="2017-05-12">
            <text:p>12</text:p>
          </table:table-cell>
          <table:table-cell table:style-name="ce136" table:formula="of:=[.O2]+1" office:value-type="date" office:date-value="2017-05-13">
            <text:p>13</text:p>
          </table:table-cell>
          <table:table-cell table:style-name="ce136" table:formula="of:=[.P2]+1" office:value-type="date" office:date-value="2017-05-14">
            <text:p>14</text:p>
          </table:table-cell>
          <table:table-cell table:style-name="ce136" table:formula="of:=[.Q2]+1" office:value-type="date" office:date-value="2017-05-15">
            <text:p>15</text:p>
          </table:table-cell>
          <table:table-cell table:style-name="ce136" table:formula="of:=[.R2]+1" office:value-type="date" office:date-value="2017-05-16">
            <text:p>16</text:p>
          </table:table-cell>
          <table:table-cell table:style-name="ce136" table:formula="of:=[.S2]+1" office:value-type="date" office:date-value="2017-05-17">
            <text:p>17</text:p>
          </table:table-cell>
          <table:table-cell table:style-name="ce136" table:formula="of:=[.T2]+1" office:value-type="date" office:date-value="2017-05-18">
            <text:p>18</text:p>
          </table:table-cell>
          <table:table-cell table:style-name="ce136" table:formula="of:=[.U2]+1" office:value-type="date" office:date-value="2017-05-19">
            <text:p>19</text:p>
          </table:table-cell>
          <table:table-cell table:style-name="ce136" table:formula="of:=[.V2]+1" office:value-type="date" office:date-value="2017-05-20">
            <text:p>20</text:p>
          </table:table-cell>
          <table:table-cell table:style-name="ce136" table:formula="of:=[.W2]+1" office:value-type="date" office:date-value="2017-05-21">
            <text:p>21</text:p>
          </table:table-cell>
          <table:table-cell table:style-name="ce136" table:formula="of:=[.X2]+1" office:value-type="date" office:date-value="2017-05-22">
            <text:p>22</text:p>
          </table:table-cell>
          <table:table-cell table:style-name="ce136" table:formula="of:=[.Y2]+1" office:value-type="date" office:date-value="2017-05-23">
            <text:p>23</text:p>
          </table:table-cell>
          <table:table-cell table:style-name="ce136" table:formula="of:=[.Z2]+1" office:value-type="date" office:date-value="2017-05-24">
            <text:p>24</text:p>
          </table:table-cell>
          <table:table-cell table:style-name="ce136" table:formula="of:=[.AA2]+1" office:value-type="date" office:date-value="2017-05-25">
            <text:p>25</text:p>
          </table:table-cell>
          <table:table-cell table:style-name="ce136" table:formula="of:=[.AB2]+1" office:value-type="date" office:date-value="2017-05-26">
            <text:p>26</text:p>
          </table:table-cell>
          <table:table-cell table:style-name="ce136" table:formula="of:=[.AC2]+1" office:value-type="date" office:date-value="2017-05-27">
            <text:p>27</text:p>
          </table:table-cell>
          <table:table-cell table:style-name="ce136" table:formula="of:=[.AD2]+1" office:value-type="date" office:date-value="2017-05-28">
            <text:p>28</text:p>
          </table:table-cell>
          <table:table-cell table:style-name="ce136" table:formula="of:=[.AE2]+1" office:value-type="date" office:date-value="2017-05-29">
            <text:p>29</text:p>
          </table:table-cell>
          <table:table-cell table:style-name="ce136" table:formula="of:=[.AF2]+1" office:value-type="date" office:date-value="2017-05-30">
            <text:p>30</text:p>
          </table:table-cell>
          <table:table-cell table:style-name="ce136" table:formula="of:=[.AG2]+1" office:value-type="date" office:date-value="2017-05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34" table:formula="of:=SUM([.D4:.AH4])" office:value-type="float" office:value="0.5"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0.1091in" draw:caption-point-x="-0.2402in" draw:caption-point-y="0.6091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7.7988in" svg:y="0.1098in" draw:caption-point-x="-0.2402in" draw:caption-point-y="0.6083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0.1142in" draw:caption-point-x="-0.2402in" draw:caption-point-y="0.6039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8323in" svg:y="0.1146in" draw:caption-point-x="-0.2402in" draw:caption-point-y="0.6035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5.6587in" svg:y="0.1154in" draw:caption-point-x="-0.2402in" draw:caption-point-y="0.6028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34" table:formula="of:=SUM([.D5:.AH5])" office:value-type="float" office:value="2.5">
            <text:p>2.5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3.5591in" svg:y="0.3543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2" draw:text-style-name="P1" svg:width="1.1413in" svg:height="0.5457in" svg:x="5.8421in" svg:y="0.3555in" draw:caption-point-x="-0.2402in" draw:caption-point-y="0.6102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7.3094in" svg:y="0.3555in" draw:caption-point-x="-0.2402in" draw:caption-point-y="0.6102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8" office:value-type="float" office:value="0">
            <office:annotation draw:style-name="gr4" draw:text-style-name="P1" svg:width="1.1413in" svg:height="0.3902in" svg:x="7.7988in" svg:y="0.3571in" draw:caption-point-x="-0.2402in" draw:caption-point-y="0.6087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3" draw:text-style-name="P1" svg:width="1.1413in" svg:height="0.7012in" svg:x="9.2661in" svg:y="0.3575in" draw:caption-point-x="-0.2402in" draw:caption-point-y="0.6083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0.3579in" draw:caption-point-x="-0.2402in" draw:caption-point-y="0.6079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1791in" svg:y="0.3587in" draw:caption-point-x="-0.2402in" draw:caption-point-y="0.6071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8" office:value-type="float" office:value="1">
            <office:annotation draw:style-name="gr8" draw:text-style-name="P1" svg:width="1.1413in" svg:height="0.8567in" svg:x="10.6358in" svg:y="0.3591in" draw:caption-point-x="-0.2402in" draw:caption-point-y="0.6067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4.289in" svg:y="0.3626in" draw:caption-point-x="-0.2402in" draw:caption-point-y="0.6031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572in" svg:y="0.3638in" draw:caption-point-x="-0.2402in" draw:caption-point-y="0.602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34" table:formula="of:=SUM([.D6:.AH6])" office:value-type="float" office:value="0.5">
            <text:p>0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4.0157in" svg:y="0.6024in" draw:caption-point-x="-0.2402in" draw:caption-point-y="0.611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8205in" svg:y="0.6043in" draw:caption-point-x="-0.2402in" draw:caption-point-y="0.6091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0.6358in" svg:y="0.6067in" draw:caption-point-x="-0.2402in" draw:caption-point-y="0.6067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8" office:value-type="float" office:value="0">
            <office:annotation draw:style-name="gr9" draw:text-style-name="P1" svg:width="1.1413in" svg:height="1.1677in" svg:x="11.0925in" svg:y="0.6075in" draw:caption-point-x="-0.2402in" draw:caption-point-y="0.6059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3756in" svg:y="0.6094in" draw:caption-point-x="-0.2402in" draw:caption-point-y="0.6039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1154in" svg:y="0.6114in" draw:caption-point-x="-0.2402in" draw:caption-point-y="0.602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34" table:formula="of:=SUM([.D7:.AH7])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4.472in" svg:y="0.8496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1791in" svg:y="0.8539in" draw:caption-point-x="-0.2402in" draw:caption-point-y="0.6071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572in" svg:y="0.8602in" draw:caption-point-x="-0.2402in" draw:caption-point-y="0.6008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34" table:formula="of:=SUM([.D8:.AH8])" office:value-type="float" office:value="3.5">
            <text:p>3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4.0157in" svg:y="1.0898in" draw:caption-point-x="-0.2402in" draw:caption-point-y="0.6189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3756in" svg:y="1.1047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3.8323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4.289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15.6587in" svg:y="1.1008in" draw:caption-point-x="-0.2402in" draw:caption-point-y="0.6079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34" table:formula="of:=SUM([.D9:.AH9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9.7228in" svg:y="1.3488in" draw:caption-point-x="-0.2402in" draw:caption-point-y="0.6079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34" table:formula="of:=SUM([.D10:.AH10])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2" draw:text-style-name="P1" svg:width="1.1413in" svg:height="0.5457in" svg:x="3.5591in" svg:y="1.5929in" draw:caption-point-x="-0.2402in" draw:caption-point-y="0.6114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9.2661in" svg:y="1.5961in" draw:caption-point-x="-0.2402in" draw:caption-point-y="0.6083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2.4622in" svg:y="1.5988in" draw:caption-point-x="-0.2402in" draw:caption-point-y="0.6055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6.572in" svg:y="1.6024in" draw:caption-point-x="-0.2402in" draw:caption-point-y="0.602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8">
            <text:p>8</text:p>
          </table:table-cell>
          <table:table-cell table:style-name="ce73" office:value-type="string">
            <text:p>HaTH</text:p>
          </table:table-cell>
          <table:table-cell table:style-name="ce134" table:formula="of:=SUM([.D11:.AH11])" office:value-type="float" office:value="1">
            <text:p>1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4.472in" svg:y="1.8413in" draw:caption-point-x="-0.2402in" draw:caption-point-y="0.6106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5.8421in" svg:y="1.8417in" draw:caption-point-x="-0.2402in" draw:caption-point-y="0.6102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1.8421in" draw:caption-point-x="-0.2402in" draw:caption-point-y="0.6098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7988in" svg:y="1.8433in" draw:caption-point-x="-0.2402in" draw:caption-point-y="0.6087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9.2661in" svg:y="1.8437in" draw:caption-point-x="-0.2402in" draw:caption-point-y="0.6083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6358in" svg:y="1.8453in" draw:caption-point-x="-0.2402in" draw:caption-point-y="0.6067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2.4622in" svg:y="1.8465in" draw:caption-point-x="-0.2402in" draw:caption-point-y="0.6055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1">
            <office:annotation draw:style-name="gr4" draw:text-style-name="P1" svg:width="1.1413in" svg:height="0.3902in" svg:x="14.289in" svg:y="1.848in" draw:caption-point-x="-0.2402in" draw:caption-point-y="0.6039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5.6587in" svg:y="1.8492in" draw:caption-point-x="-0.2402in" draw:caption-point-y="0.6028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1154in" svg:y="1.8496in" draw:caption-point-x="-0.2402in" draw:caption-point-y="0.6024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572in" svg:y="1.85in" draw:caption-point-x="-0.2402in" draw:caption-point-y="0.602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34"/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8205in" svg:y="2.0902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2.0906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7988in" svg:y="2.0909in" draw:caption-point-x="-0.2402in" draw:caption-point-y="0.6087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9.7228in" svg:y="2.0917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1791in" svg:y="2.0925in" draw:caption-point-x="-0.2402in" draw:caption-point-y="0.6071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572in" svg:y="2.0976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34" table:formula="of:=SUM([.D13:.AH13])" office:value-type="float" office:value="1"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2.3378in" draw:caption-point-x="-0.2402in" draw:caption-point-y="0.6094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4.289in" svg:y="2.3445in" draw:caption-point-x="-0.2402in" draw:caption-point-y="0.6028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6.572in" svg:y="2.3453in" draw:caption-point-x="-0.2402in" draw:caption-point-y="0.602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ienNV</text:p>
          </table:table-cell>
          <table:table-cell table:style-name="ce134" table:formula="of:=SUM([.D14:.AH14])" office:value-type="float" office:value="4.5">
            <text:p>4.5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6.8205in" svg:y="2.5854in" draw:caption-point-x="-0.2402in" draw:caption-point-y="0.6094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8" office:value-type="float" office:value="0.5">
            <office:annotation draw:style-name="gr6" draw:text-style-name="P1" svg:width="1.1413in" svg:height="0.2634in" svg:x="7.3094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6" draw:text-style-name="P1" svg:width="1.1413in" svg:height="0.2634in" svg:x="9.2661in" svg:y="2.5858in" draw:caption-point-x="-0.2402in" draw:caption-point-y="0.6091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10.6358in" svg:y="2.5882in" draw:caption-point-x="-0.2402in" draw:caption-point-y="0.6067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13.3756in" svg:y="2.5917in" draw:caption-point-x="-0.2402in" draw:caption-point-y="0.6031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8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2">
            <text:p>12</text:p>
          </table:table-cell>
          <table:table-cell table:style-name="ce44" office:value-type="string">
            <text:p>HiepNH</text:p>
          </table:table-cell>
          <table:table-cell table:style-name="ce134" table:formula="of:=SUM([.D15:.AH15])" office:value-type="float" office:value="1"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2.8331in" draw:caption-point-x="-0.2402in" draw:caption-point-y="0.6094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7.3094in" svg:y="2.8331in" draw:caption-point-x="-0.2402in" draw:caption-point-y="0.6094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2.8362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4.289in" svg:y="2.8394in" draw:caption-point-x="-0.2402in" draw:caption-point-y="0.6031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6.1154in" svg:y="2.8402in" draw:caption-point-x="-0.2402in" draw:caption-point-y="0.6024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8" office:value-type="float" office:value="0">
            <office:annotation draw:style-name="gr3" draw:text-style-name="P1" svg:width="1.1413in" svg:height="0.7012in" svg:x="16.572in" svg:y="2.8409in" draw:caption-point-x="-0.2402in" draw:caption-point-y="0.6016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uNKT</text:p>
          </table:table-cell>
          <table:table-cell table:style-name="ce134" table:formula="of:=SUM([.D16:.AH16])" office:value-type="float" office:value="0.5"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Default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9.7228in" svg:y="3.0823in" draw:caption-point-x="-0.2402in" draw:caption-point-y="0.6079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4">
            <text:p>14</text:p>
          </table:table-cell>
          <table:table-cell table:style-name="ce44" office:value-type="string">
            <text:p>HungLV</text:p>
          </table:table-cell>
          <table:table-cell table:style-name="ce134" table:formula="of:=SUM([.D17:.AH17])" office:value-type="float" office:value="2">
            <text:p>2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5.8421in" svg:y="3.328in" draw:caption-point-x="-0.2402in" draw:caption-point-y="0.6102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3.8323in" svg:y="3.3346in" draw:caption-point-x="-0.2402in" draw:caption-point-y="0.6035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NC</text:p>
          </table:table-cell>
          <table:table-cell table:style-name="ce134" table:formula="of:=SUM([.D18:.AH18])" office:value-type="float" office:value="3">
            <text:p>3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3.5591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4.0157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4.472in" svg:y="3.5744in" draw:caption-point-x="-0.2402in" draw:caption-point-y="0.6114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6">
            <text:p>16</text:p>
          </table:table-cell>
          <table:table-cell table:style-name="ce44" office:value-type="string">
            <text:p>HungPN</text:p>
          </table:table-cell>
          <table:table-cell table:style-name="ce134" table:formula="of:=SUM([.D19:.AH19])" office:value-type="float" office:value="3">
            <text:p>3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4" draw:text-style-name="P1" svg:width="1.1413in" svg:height="0.3902in" svg:x="15.6587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8" office:value-type="float" office:value="1">
            <office:annotation draw:style-name="gr4" draw:text-style-name="P1" svg:width="1.1413in" svg:height="0.3902in" svg:x="16.1154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8" office:value-type="float" office:value="1">
            <office:annotation draw:style-name="gr4" draw:text-style-name="P1" svg:width="1.1413in" svg:height="0.3902in" svg:x="16.572in" svg:y="3.8307in" draw:caption-point-x="-0.2402in" draw:caption-point-y="0.6028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yDH</text:p>
          </table:table-cell>
          <table:table-cell table:style-name="ce134" table:formula="of:=SUM([.D20:.AH20])" office:value-type="float" office:value="0.5"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3311in" svg:y="4.0713in" draw:caption-point-x="-0.2402in" draw:caption-point-y="0.6098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9.2661in" svg:y="4.0728in" draw:caption-point-x="-0.2402in" draw:caption-point-y="0.6083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0.1791in" svg:y="4.074in" draw:caption-point-x="-0.2402in" draw:caption-point-y="0.6071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4.074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3756in" svg:y="4.0772in" draw:caption-point-x="-0.2402in" draw:caption-point-y="0.6039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4.289in" svg:y="4.078in" draw:caption-point-x="-0.2402in" draw:caption-point-y="0.6031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5.6587in" svg:y="4.0783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8">
            <text:p>18</text:p>
          </table:table-cell>
          <table:table-cell table:style-name="ce44" office:value-type="string">
            <text:p>HuyNG</text:p>
          </table:table-cell>
          <table:table-cell table:style-name="ce134" table:formula="of:=SUM([.D21:.AH21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6358in" svg:y="4.322in" draw:caption-point-x="-0.2402in" draw:caption-point-y="0.6067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12.4622in" svg:y="4.3232in" draw:caption-point-x="-0.2402in" draw:caption-point-y="0.6055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KhaiLV</text:p>
          </table:table-cell>
          <table:table-cell table:style-name="ce134" table:formula="of:=SUM([.D22:.AH22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0">
            <text:p>20</text:p>
          </table:table-cell>
          <table:table-cell table:style-name="ce44" office:value-type="string">
            <text:p>KhangNHH</text:p>
          </table:table-cell>
          <table:table-cell table:style-name="ce134" table:formula="of:=SUM([.D23:.AH23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ienPT</text:p>
          </table:table-cell>
          <table:table-cell table:style-name="ce134" table:formula="of:=SUM([.D24:.AH24])" office:value-type="float" office:value="2">
            <text:p>2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1.0925in" svg:y="5.0654in" draw:caption-point-x="-0.2402in" draw:caption-point-y="0.6063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3.8323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4.289in" svg:y="5.0646in" draw:caption-point-x="-0.2402in" draw:caption-point-y="0.607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2">
            <text:p>22</text:p>
          </table:table-cell>
          <table:table-cell table:style-name="ce44" office:value-type="string">
            <text:p>KietNVT</text:p>
          </table:table-cell>
          <table:table-cell table:style-name="ce134" table:formula="of:=SUM([.D25:.AH25])" office:value-type="float" office:value="1"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4" draw:text-style-name="P1" svg:width="1.1413in" svg:height="0.3902in" svg:x="5.8421in" svg:y="5.3087in" draw:caption-point-x="-0.2402in" draw:caption-point-y="0.6106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LinhBT</text:p>
          </table:table-cell>
          <table:table-cell table:style-name="ce134" table:formula="of:=SUM([.D26:.AH26])" office:value-type="float" office:value="5">
            <text:p>5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3.5591in" svg:y="5.5559in" draw:caption-point-x="-0.2402in" draw:caption-point-y="0.6114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4.0157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3311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5.5559in" draw:caption-point-x="-0.2402in" draw:caption-point-y="0.6114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7.3094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9.7228in" svg:y="5.5559in" draw:caption-point-x="-0.2402in" draw:caption-point-y="0.6114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0.6358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1.0925in" svg:y="5.5594in" draw:caption-point-x="-0.2402in" draw:caption-point-y="0.6079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4">
            <text:p>24</text:p>
          </table:table-cell>
          <table:table-cell table:style-name="ce44" office:value-type="string">
            <text:p>MaiLT</text:p>
          </table:table-cell>
          <table:table-cell table:style-name="ce134" table:formula="of:=SUM([.D27:.AH27])" office:value-type="float" office:value="1"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7.3094in" svg:y="5.8059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NTT</text:p>
          </table:table-cell>
          <table:table-cell table:style-name="ce134" table:formula="of:=SUM([.D28:.AH28])" office:value-type="float" office:value="0.5"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7.7988in" svg:y="6.0539in" draw:caption-point-x="-0.2402in" draw:caption-point-y="0.6087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1791in" svg:y="6.0555in" draw:caption-point-x="-0.2402in" draw:caption-point-y="0.6071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2" draw:text-style-name="P1" svg:width="1.1413in" svg:height="0.5457in" svg:x="12.9189in" svg:y="6.0587in" draw:caption-point-x="-0.2402in" draw:caption-point-y="0.6039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1154in" svg:y="6.0602in" draw:caption-point-x="-0.2402in" draw:caption-point-y="0.6024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572in" svg:y="6.0606in" draw:caption-point-x="-0.2402in" draw:caption-point-y="0.602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6">
            <text:p>26</text:p>
          </table:table-cell>
          <table:table-cell table:style-name="ce44" office:value-type="string">
            <text:p>ManhNB</text:p>
          </table:table-cell>
          <table:table-cell table:style-name="ce134" table:formula="of:=SUM([.D29:.AH29])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3.5591in" svg:y="6.2988in" draw:caption-point-x="-0.2402in" draw:caption-point-y="0.6114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4.472in" svg:y="6.2996in" draw:caption-point-x="-0.2402in" draw:caption-point-y="0.6106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8205in" svg:y="6.3008in" draw:caption-point-x="-0.2402in" draw:caption-point-y="0.6094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6.3012in" draw:caption-point-x="-0.2402in" draw:caption-point-y="0.6091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7.7988in" svg:y="6.3012in" draw:caption-point-x="-0.2402in" draw:caption-point-y="0.6091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9.2661in" svg:y="6.302in" draw:caption-point-x="-0.2402in" draw:caption-point-y="0.6083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9.7228in" svg:y="6.3024in" draw:caption-point-x="-0.2402in" draw:caption-point-y="0.6079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1791in" svg:y="6.3031in" draw:caption-point-x="-0.2402in" draw:caption-point-y="0.6071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2.9189in" svg:y="6.3055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8323in" svg:y="6.3067in" draw:caption-point-x="-0.2402in" draw:caption-point-y="0.6035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572in" svg:y="6.3083in" draw:caption-point-x="-0.2402in" draw:caption-point-y="0.602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NamTH</text:p>
          </table:table-cell>
          <table:table-cell table:style-name="ce134" table:formula="of:=SUM([.D30:.AH30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8">
            <text:p>28</text:p>
          </table:table-cell>
          <table:table-cell table:style-name="ce44" office:value-type="string">
            <text:p>NamTV</text:p>
          </table:table-cell>
          <table:table-cell table:style-name="ce134" table:formula="of:=SUM([.D31:.AH31])" office:value-type="float" office:value="1.5">
            <text:p>1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7.3094in" svg:y="6.7965in" draw:caption-point-x="-0.2402in" draw:caption-point-y="0.6091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9.2661in" svg:y="6.7929in" draw:caption-point-x="-0.2402in" draw:caption-point-y="0.6126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1.0925in" svg:y="6.7996in" draw:caption-point-x="-0.2402in" draw:caption-point-y="0.6059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13.3756in" svg:y="6.7929in" draw:caption-point-x="-0.2402in" draw:caption-point-y="0.6126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1154in" svg:y="6.8031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gaTN</text:p>
          </table:table-cell>
          <table:table-cell table:style-name="ce134" table:formula="of:=SUM([.D32:.AH32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9.2661in" svg:y="7.0449in" draw:caption-point-x="-0.2402in" draw:caption-point-y="0.6083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2.4622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2.9189in" svg:y="7.0386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8323in" svg:y="7.0496in" draw:caption-point-x="-0.2402in" draw:caption-point-y="0.6035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0">
            <text:p>30</text:p>
          </table:table-cell>
          <table:table-cell table:style-name="ce44" office:value-type="string">
            <text:p>NhanHTH</text:p>
          </table:table-cell>
          <table:table-cell table:style-name="ce134" table:formula="of:=SUM([.D33:.AH33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NM</text:p>
          </table:table-cell>
          <table:table-cell table:style-name="ce134" table:formula="of:=SUM([.D34:.AH34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7.5394in" draw:caption-point-x="-0.2402in" draw:caption-point-y="0.6091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0.6358in" svg:y="7.5417in" draw:caption-point-x="-0.2402in" draw:caption-point-y="0.6067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4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4.289in" svg:y="7.5453in" draw:caption-point-x="-0.2402in" draw:caption-point-y="0.6031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2">
            <text:p>32</text:p>
          </table:table-cell>
          <table:table-cell table:style-name="ce44" office:value-type="string">
            <text:p>NhungHTH</text:p>
          </table:table-cell>
          <table:table-cell table:style-name="ce134" table:formula="of:=SUM([.D35:.AH35])" office:value-type="float" office:value="3">
            <text:p>3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9.7228in" svg:y="7.7886in" draw:caption-point-x="-0.2402in" draw:caption-point-y="0.6079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0.6358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1.0925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12.4622in" svg:y="7.7862in" draw:caption-point-x="-0.2402in" draw:caption-point-y="0.61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12.9189in" svg:y="7.7917in" draw:caption-point-x="-0.2402in" draw:caption-point-y="0.6047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3.3756in" svg:y="7.7925in" draw:caption-point-x="-0.2402in" draw:caption-point-y="0.6039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4.289in" svg:y="7.7933in" draw:caption-point-x="-0.2402in" draw:caption-point-y="0.6031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PHQ</text:p>
          </table:table-cell>
          <table:table-cell table:style-name="ce134" table:formula="of:=SUM([.D36:.AH36])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3.5591in" svg:y="8.0327in" draw:caption-point-x="-0.2402in" draw:caption-point-y="0.6114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7.3094in" svg:y="8.035in" draw:caption-point-x="-0.2402in" draw:caption-point-y="0.6091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9.2661in" svg:y="8.0358in" draw:caption-point-x="-0.2402in" draw:caption-point-y="0.6083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6358in" svg:y="8.0374in" draw:caption-point-x="-0.2402in" draw:caption-point-y="0.6067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8.0378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3756in" svg:y="8.0402in" draw:caption-point-x="-0.2402in" draw:caption-point-y="0.6039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4.289in" svg:y="8.0409in" draw:caption-point-x="-0.2402in" draw:caption-point-y="0.6031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15.6587in" svg:y="8.0413in" draw:caption-point-x="-0.2402in" draw:caption-point-y="0.6028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4">
            <text:p>34</text:p>
          </table:table-cell>
          <table:table-cell table:style-name="ce73" office:value-type="string">
            <text:p>PhuongTH</text:p>
          </table:table-cell>
          <table:table-cell table:style-name="ce134" table:formula="of:=SUM([.D37:.AH37])" office:value-type="float" office:value="9.5">
            <text:p>9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4.0157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.5">
            <office:annotation draw:style-name="gr4" draw:text-style-name="P1" svg:width="1.1413in" svg:height="0.3902in" svg:x="4.472in" svg:y="8.2811in" draw:caption-point-x="-0.2402in" draw:caption-point-y="0.6106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6.3311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7.3094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7.7988in" svg:y="8.2831in" draw:caption-point-x="-0.2402in" draw:caption-point-y="0.6087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9.722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0.6358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8.2854in" draw:caption-point-x="-0.2402in" draw:caption-point-y="0.6063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office:annotation draw:style-name="gr6" draw:text-style-name="P1" svg:width="1.1413in" svg:height="0.2634in" svg:x="12.4622in" svg:y="8.285in" draw:caption-point-x="-0.2402in" draw:caption-point-y="0.6067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2.9189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3.8323in" svg:y="8.2598in" draw:caption-point-x="-0.2402in" draw:caption-point-y="0.6319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14.289in" svg:y="8.2886in" draw:caption-point-x="-0.2402in" draw:caption-point-y="0.6031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3" draw:text-style-name="P1" svg:width="1.1413in" svg:height="0.7012in" svg:x="16.1154in" svg:y="8.2894in" draw:caption-point-x="-0.2402in" draw:caption-point-y="0.6024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6.572in" svg:y="8.289in" draw:caption-point-x="-0.2402in" draw:caption-point-y="0.6028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PhongTH</text:p>
          </table:table-cell>
          <table:table-cell table:style-name="ce134" table:formula="of:=SUM([.D38:.AH38])" office:value-type="float" office:value="0.5">
            <text:p>0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8205in" svg:y="8.5299in" draw:caption-point-x="-0.2402in" draw:caption-point-y="0.6094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8.5303in" draw:caption-point-x="-0.2402in" draw:caption-point-y="0.6091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6" draw:text-style-name="P1" svg:width="1.1413in" svg:height="0.2634in" svg:x="10.1791in" svg:y="8.5224in" draw:caption-point-x="-0.2402in" draw:caption-point-y="0.6169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8" office:value-type="float" office:value="0">
            <office:annotation draw:style-name="gr2" draw:text-style-name="P1" svg:width="1.1413in" svg:height="0.5457in" svg:x="10.6358in" svg:y="8.5327in" draw:caption-point-x="-0.2402in" draw:caption-point-y="0.6067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6">
            <text:p>36</text:p>
          </table:table-cell>
          <table:table-cell table:style-name="ce44" office:value-type="string">
            <text:p>TienND</text:p>
          </table:table-cell>
          <table:table-cell table:style-name="ce134" table:formula="of:=SUM([.D39:.AH39])" office:value-type="float" office:value="1.5">
            <text:p>1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6.3311in" svg:y="8.7772in" draw:caption-point-x="-0.2402in" draw:caption-point-y="0.6098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8205in" svg:y="8.7776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9.2661in" svg:y="8.7791in" draw:caption-point-x="-0.2402in" draw:caption-point-y="0.6079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15.6587in" svg:y="8.7843in" draw:caption-point-x="-0.2402in" draw:caption-point-y="0.6028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6.572in" svg:y="8.7854in" draw:caption-point-x="-0.2402in" draw:caption-point-y="0.6016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ThamDT</text:p>
          </table:table-cell>
          <table:table-cell table:style-name="ce134" table:formula="of:=SUM([.D40:.AH40])" office:value-type="float" office:value="6">
            <text:p>6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4.472in" svg:y="9.024in" draw:caption-point-x="-0.2402in" draw:caption-point-y="0.6106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4" draw:text-style-name="P1" svg:width="1.1413in" svg:height="0.3902in" svg:x="6.8205in" svg:y="9.0201in" draw:caption-point-x="-0.2402in" draw:caption-point-y="0.6146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7.3094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7.798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9.266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9.722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0.1791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0.6358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8" office:value-type="float" office:value="1">
            <office:annotation draw:style-name="gr6" draw:text-style-name="P1" svg:width="1.1413in" svg:height="0.2634in" svg:x="11.0925in" svg:y="9.0201in" draw:caption-point-x="-0.2402in" draw:caption-point-y="0.6146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1">
            <office:annotation draw:style-name="gr8" draw:text-style-name="P1" svg:width="1.1413in" svg:height="0.8567in" svg:x="13.3756in" svg:y="9.0307in" draw:caption-point-x="-0.2402in" draw:caption-point-y="0.6039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15.6587in" svg:y="9.0319in" draw:caption-point-x="-0.2402in" draw:caption-point-y="0.6028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8">
            <text:p>38</text:p>
          </table:table-cell>
          <table:table-cell table:style-name="ce44" office:value-type="string">
            <text:p>ThaoDTN</text:p>
          </table:table-cell>
          <table:table-cell table:style-name="ce134" table:formula="of:=SUM([.D41:.AH41])" office:value-type="float" office:value="1"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2" draw:text-style-name="P1" svg:width="1.1413in" svg:height="0.5457in" svg:x="5.8421in" svg:y="9.272in" draw:caption-point-x="-0.2402in" draw:caption-point-y="0.6102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9.2661in" svg:y="9.274in" draw:caption-point-x="-0.2402in" draw:caption-point-y="0.6083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1.0925in" svg:y="9.276in" draw:caption-point-x="-0.2402in" draw:caption-point-y="0.6063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2.9189in" svg:y="9.2776in" draw:caption-point-x="-0.2402in" draw:caption-point-y="0.6047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3756in" svg:y="9.2783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4.289in" svg:y="9.2787in" draw:caption-point-x="-0.2402in" draw:caption-point-y="0.6035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inhT</text:p>
          </table:table-cell>
          <table:table-cell table:style-name="ce134" table:formula="of:=SUM([.D42:.AH42])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office:annotation draw:style-name="gr4" draw:text-style-name="P1" svg:width="1.1413in" svg:height="0.3902in" svg:x="3.5591in" svg:y="9.5161in" draw:caption-point-x="-0.2402in" draw:caption-point-y="0.6138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3756in" svg:y="9.5252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0">
            <text:p>40</text:p>
          </table:table-cell>
          <table:table-cell table:style-name="ce44" office:value-type="string">
            <text:p>ThoaiVK</text:p>
          </table:table-cell>
          <table:table-cell table:style-name="ce134" table:formula="of:=SUM([.D43:.AH43])" office:value-type="float" office:value="1.5">
            <text:p>1.5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3.559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5.8421in" svg:y="9.7661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8205in" svg:y="9.7681in" draw:caption-point-x="-0.2402in" draw:caption-point-y="0.6094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0.6358in" svg:y="9.7709in" draw:caption-point-x="-0.2402in" draw:caption-point-y="0.6067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1.0925in" svg:y="9.7709in" draw:caption-point-x="-0.2402in" draw:caption-point-y="0.6067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2.9189in" svg:y="9.7728in" draw:caption-point-x="-0.2402in" draw:caption-point-y="0.6047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3.3756in" svg:y="9.7736in" draw:caption-point-x="-0.2402in" draw:caption-point-y="0.6039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1154in" svg:y="9.7752in" draw:caption-point-x="-0.2402in" draw:caption-point-y="0.6024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.5">
            <office:annotation draw:style-name="gr3" draw:text-style-name="P1" svg:width="1.1413in" svg:height="0.7012in" svg:x="16.572in" svg:y="9.7756in" draw:caption-point-x="-0.2402in" draw:caption-point-y="0.602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uyCNTA</text:p>
          </table:table-cell>
          <table:table-cell table:style-name="ce134" table:formula="of:=SUM([.D44:.AH44])" office:value-type="float" office:value="1.5">
            <text:p>1.5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.5">
            <office:annotation draw:style-name="gr4" draw:text-style-name="P1" svg:width="1.1413in" svg:height="0.3902in" svg:x="9.2661in" svg:y="10.0173in" draw:caption-point-x="-0.2402in" draw:caption-point-y="0.6083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1">
            <office:annotation draw:style-name="gr6" draw:text-style-name="P1" svg:width="1.1413in" svg:height="0.2634in" svg:x="16.1154in" svg:y="10.0232in" draw:caption-point-x="-0.2402in" draw:caption-point-y="0.6024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2">
            <text:p>42</text:p>
          </table:table-cell>
          <table:table-cell table:style-name="ce44" office:value-type="string">
            <text:p>ThuyLTT</text:p>
          </table:table-cell>
          <table:table-cell table:style-name="ce134" table:formula="of:=SUM([.D45:.AH45])" office:value-type="float" office:value="3">
            <text:p>3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3.5591in" svg:y="10.2618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4.0157in" svg:y="10.2622in" draw:caption-point-x="-0.2402in" draw:caption-point-y="0.611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8" office:value-type="float" office:value="0.5">
            <office:annotation draw:style-name="gr3" draw:text-style-name="P1" svg:width="1.1413in" svg:height="0.7012in" svg:x="4.472in" svg:y="10.2626in" draw:caption-point-x="-0.2402in" draw:caption-point-y="0.6106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5.8421in" svg:y="10.263in" draw:caption-point-x="-0.2402in" draw:caption-point-y="0.6102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6.3311in" svg:y="10.2634in" draw:caption-point-x="-0.2402in" draw:caption-point-y="0.6098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6.8205in" svg:y="10.2638in" draw:caption-point-x="-0.2402in" draw:caption-point-y="0.6094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8" office:value-type="float" office:value="0">
            <office:annotation draw:style-name="gr4" draw:text-style-name="P1" svg:width="1.1413in" svg:height="0.3902in" svg:x="7.3094in" svg:y="10.2642in" draw:caption-point-x="-0.2402in" draw:caption-point-y="0.6091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7.7988in" svg:y="10.2646in" draw:caption-point-x="-0.2402in" draw:caption-point-y="0.6087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2" draw:text-style-name="P1" svg:width="1.1413in" svg:height="0.5457in" svg:x="9.2661in" svg:y="10.265in" draw:caption-point-x="-0.2402in" draw:caption-point-y="0.6083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8" office:value-type="float" office:value="1">
            <office:annotation draw:style-name="gr3" draw:text-style-name="P1" svg:width="1.1413in" svg:height="0.7012in" svg:x="9.7228in" svg:y="10.2657in" draw:caption-point-x="-0.2402in" draw:caption-point-y="0.6075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8" office:value-type="float" office:value="0">
            <office:annotation draw:style-name="gr6" draw:text-style-name="P1" svg:width="1.1413in" svg:height="0.2634in" svg:x="10.1791in" svg:y="10.2661in" draw:caption-point-x="-0.2402in" draw:caption-point-y="0.6071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8" office:value-type="float" office:value="0.5">
            <office:annotation draw:style-name="gr8" draw:text-style-name="P1" svg:width="1.1413in" svg:height="0.8567in" svg:x="10.6358in" svg:y="10.2665in" draw:caption-point-x="-0.2402in" draw:caption-point-y="0.6067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2.4622in" svg:y="10.2677in" draw:caption-point-x="-0.2402in" draw:caption-point-y="0.6055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2" draw:text-style-name="P1" svg:width="1.1413in" svg:height="0.5457in" svg:x="13.3756in" svg:y="10.2693in" draw:caption-point-x="-0.2402in" draw:caption-point-y="0.6039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8" office:value-type="float" office:value="0.5">
            <office:annotation draw:style-name="gr2" draw:text-style-name="P1" svg:width="1.1413in" svg:height="0.5457in" svg:x="13.8323in" svg:y="10.2697in" draw:caption-point-x="-0.2402in" draw:caption-point-y="0.6035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8" office:value-type="float" office:value="0">
            <office:annotation draw:style-name="gr2" draw:text-style-name="P1" svg:width="1.1413in" svg:height="0.5457in" svg:x="14.289in" svg:y="10.2701in" draw:caption-point-x="-0.2402in" draw:caption-point-y="0.6031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0">
            <office:annotation draw:style-name="gr6" draw:text-style-name="P1" svg:width="1.1413in" svg:height="0.2634in" svg:x="15.6587in" svg:y="10.2705in" draw:caption-point-x="-0.2402in" draw:caption-point-y="0.6028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1154in" svg:y="10.2709in" draw:caption-point-x="-0.2402in" draw:caption-point-y="0.6024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16.572in" svg:y="10.2713in" draw:caption-point-x="-0.2402in" draw:caption-point-y="0.602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ruyenLVC</text:p>
          </table:table-cell>
          <table:table-cell table:style-name="ce134" table:formula="of:=SUM([.D46:.AH46])" office:value-type="float" office:value="0.5">
            <text:p>0.5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6" draw:text-style-name="P1" svg:width="1.1413in" svg:height="0.2634in" svg:x="4.0157in" svg:y="10.5094in" draw:caption-point-x="-0.2402in" draw:caption-point-y="0.6114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9.7228in" svg:y="10.513in" draw:caption-point-x="-0.2402in" draw:caption-point-y="0.6079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2" table:style-name="ce138" office:value-type="float" office:value="0"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6.572in" svg:y="10.5189in" draw:caption-point-x="-0.2402in" draw:caption-point-y="0.602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4">
            <text:p>44</text:p>
          </table:table-cell>
          <table:table-cell table:style-name="ce73" office:value-type="string">
            <text:p>VietBA</text:p>
          </table:table-cell>
          <table:table-cell table:style-name="ce134" table:formula="of:=SUM([.D47:.AH47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office:value-type="float" office:value="0">
            <office:annotation draw:style-name="gr3" draw:text-style-name="P1" svg:width="1.1413in" svg:height="0.7012in" svg:x="9.7228in" svg:y="10.761in" draw:caption-point-x="-0.2402in" draw:caption-point-y="0.6075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8" office:value-type="float" office:value="0">
            <office:annotation draw:style-name="gr4" draw:text-style-name="P1" svg:width="1.1413in" svg:height="0.3902in" svg:x="10.1791in" svg:y="10.7614in" draw:caption-point-x="-0.2402in" draw:caption-point-y="0.6071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VinhP</text:p>
          </table:table-cell>
          <table:table-cell table:style-name="ce134" table:formula="of:=SUM([.D48:.AH48])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5" table:style-name="ce138" office:value-type="float" office:value="0">
            <text:p>0</text:p>
          </table:table-cell>
          <table:table-cell table:style-name="ce138" table:number-columns-repeated="2"/>
          <table:table-cell table:number-columns-repeated="3" table:style-name="ce138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9" table:number-columns-repeated="4"/>
          <table:table-cell table:style-name="ce141"/>
          <table:table-cell table:style-name="ce139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9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9" table:number-columns-repeated="4"/>
          <table:table-cell table:style-name="ce142" table:number-columns-repeated="7"/>
          <table:table-cell table:style-name="ce139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9" table:number-columns-repeated="31"/>
          <table:table-cell table:style-name="ce43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53"/>
        <table:table-column table:style-name="co26" table:number-columns-repeated="7" table:default-cell-style-name="ce153"/>
        <table:table-column table:style-name="co25" table:number-columns-repeated="16" table:default-cell-style-name="ce15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48" table:number-columns-repeated="8"/>
          <table:table-cell table:style-name="ce156" office:value-type="string" table:number-columns-spanned="2" table:number-rows-spanned="1">
            <text:p>Month</text:p>
          </table:table-cell>
          <table:covered-table-cell table:style-name="ce157"/>
          <table:table-cell table:style-name="ce158" table:content-validation-name="val1" office:value-type="float" office:value="6" table:number-columns-spanned="2" table:number-rows-spanned="1">
            <text:p>6</text:p>
          </table:table-cell>
          <table:covered-table-cell table:style-name="ce157"/>
          <table:table-cell table:style-name="ce156" office:value-type="string" table:number-columns-spanned="2" table:number-rows-spanned="1">
            <text:p>Year</text:p>
          </table:table-cell>
          <table:covered-table-cell table:style-name="ce157"/>
          <table:table-cell table:style-name="ce156" office:value-type="float" office:value="2017" table:number-columns-spanned="2" table:number-rows-spanned="1">
            <text:p>2017</text:p>
          </table:table-cell>
          <table:covered-table-cell table:style-name="ce159"/>
          <table:table-cell table:style-name="ce148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49" table:formula="of:=DATE([.$R$1];[.N1];1)" office:value-type="date" office:date-value="2017-06-01">
            <text:p>01</text:p>
          </table:table-cell>
          <table:table-cell table:style-name="ce149" table:formula="of:=[.D2]+1" office:value-type="date" office:date-value="2017-06-02">
            <text:p>02</text:p>
          </table:table-cell>
          <table:table-cell table:style-name="ce149" table:formula="of:=[.E2]+1" office:value-type="date" office:date-value="2017-06-03">
            <text:p>03</text:p>
          </table:table-cell>
          <table:table-cell table:style-name="ce149" table:formula="of:=[.F2]+1" office:value-type="date" office:date-value="2017-06-04">
            <text:p>04</text:p>
          </table:table-cell>
          <table:table-cell table:style-name="ce149" table:formula="of:=[.G2]+1" office:value-type="date" office:date-value="2017-06-05">
            <text:p>05</text:p>
          </table:table-cell>
          <table:table-cell table:style-name="ce149" table:formula="of:=[.H2]+1" office:value-type="date" office:date-value="2017-06-06">
            <text:p>06</text:p>
          </table:table-cell>
          <table:table-cell table:style-name="ce149" table:formula="of:=[.I2]+1" office:value-type="date" office:date-value="2017-06-07">
            <text:p>07</text:p>
          </table:table-cell>
          <table:table-cell table:style-name="ce149" table:formula="of:=[.J2]+1" office:value-type="date" office:date-value="2017-06-08">
            <text:p>08</text:p>
          </table:table-cell>
          <table:table-cell table:style-name="ce149" table:formula="of:=[.K2]+1" office:value-type="date" office:date-value="2017-06-09">
            <text:p>09</text:p>
          </table:table-cell>
          <table:table-cell table:style-name="ce149" table:formula="of:=[.L2]+1" office:value-type="date" office:date-value="2017-06-10">
            <text:p>10</text:p>
          </table:table-cell>
          <table:table-cell table:style-name="ce149" table:formula="of:=[.M2]+1" office:value-type="date" office:date-value="2017-06-11">
            <text:p>11</text:p>
          </table:table-cell>
          <table:table-cell table:style-name="ce149" table:formula="of:=[.N2]+1" office:value-type="date" office:date-value="2017-06-12">
            <text:p>12</text:p>
          </table:table-cell>
          <table:table-cell table:style-name="ce149" table:formula="of:=[.O2]+1" office:value-type="date" office:date-value="2017-06-13">
            <text:p>13</text:p>
          </table:table-cell>
          <table:table-cell table:style-name="ce149" table:formula="of:=[.P2]+1" office:value-type="date" office:date-value="2017-06-14">
            <text:p>14</text:p>
          </table:table-cell>
          <table:table-cell table:style-name="ce149" table:formula="of:=[.Q2]+1" office:value-type="date" office:date-value="2017-06-15">
            <text:p>15</text:p>
          </table:table-cell>
          <table:table-cell table:style-name="ce149" table:formula="of:=[.R2]+1" office:value-type="date" office:date-value="2017-06-16">
            <text:p>16</text:p>
          </table:table-cell>
          <table:table-cell table:style-name="ce149" table:formula="of:=[.S2]+1" office:value-type="date" office:date-value="2017-06-17">
            <text:p>17</text:p>
          </table:table-cell>
          <table:table-cell table:style-name="ce149" table:formula="of:=[.T2]+1" office:value-type="date" office:date-value="2017-06-18">
            <text:p>18</text:p>
          </table:table-cell>
          <table:table-cell table:style-name="ce149" table:formula="of:=[.U2]+1" office:value-type="date" office:date-value="2017-06-19">
            <text:p>19</text:p>
          </table:table-cell>
          <table:table-cell table:style-name="ce149" table:formula="of:=[.V2]+1" office:value-type="date" office:date-value="2017-06-20">
            <text:p>20</text:p>
          </table:table-cell>
          <table:table-cell table:style-name="ce149" table:formula="of:=[.W2]+1" office:value-type="date" office:date-value="2017-06-21">
            <text:p>21</text:p>
          </table:table-cell>
          <table:table-cell table:style-name="ce149" table:formula="of:=[.X2]+1" office:value-type="date" office:date-value="2017-06-22">
            <text:p>22</text:p>
          </table:table-cell>
          <table:table-cell table:style-name="ce149" table:formula="of:=[.Y2]+1" office:value-type="date" office:date-value="2017-06-23">
            <text:p>23</text:p>
          </table:table-cell>
          <table:table-cell table:style-name="ce149" table:formula="of:=[.Z2]+1" office:value-type="date" office:date-value="2017-06-24">
            <text:p>24</text:p>
          </table:table-cell>
          <table:table-cell table:style-name="ce149" table:formula="of:=[.AA2]+1" office:value-type="date" office:date-value="2017-06-25">
            <text:p>25</text:p>
          </table:table-cell>
          <table:table-cell table:style-name="ce149" table:formula="of:=[.AB2]+1" office:value-type="date" office:date-value="2017-06-26">
            <text:p>26</text:p>
          </table:table-cell>
          <table:table-cell table:style-name="ce149" table:formula="of:=[.AC2]+1" office:value-type="date" office:date-value="2017-06-27">
            <text:p>27</text:p>
          </table:table-cell>
          <table:table-cell table:style-name="ce149" table:formula="of:=[.AD2]+1" office:value-type="date" office:date-value="2017-06-28">
            <text:p>28</text:p>
          </table:table-cell>
          <table:table-cell table:style-name="ce149" table:formula="of:=[.AE2]+1" office:value-type="date" office:date-value="2017-06-29">
            <text:p>29</text:p>
          </table:table-cell>
          <table:table-cell table:style-name="ce149" table:formula="of:=[.AF2]+1" office:value-type="date" office:date-value="2017-06-30">
            <text:p>30</text:p>
          </table:table-cell>
          <table:table-cell table:style-name="ce149" table:formula="of:=[.AG2]+1" office:value-type="date" office:date-value="2017-07-01">
            <text:p>0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50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47" table:formula="of:=SUM([.D4:.AH4])" office:value-type="float" office:value="1">
            <text:p>1</text:p>
          </table:table-cell>
          <table:table-cell table:style-name="ce151" office:value-type="float" office:value="0">
            <office:annotation draw:style-name="gr2" draw:text-style-name="P1" svg:width="1.1413in" svg:height="0.5457in" svg:x="2.6457in" svg:y="0.1102in" draw:caption-point-x="-0.2402in" draw:caption-point-y="0.6079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3.1024in" svg:y="0.1106in" draw:caption-point-x="-0.2402in" draw:caption-point-y="0.6075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0.1114in" draw:caption-point-x="-0.2402in" draw:caption-point-y="0.6067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0.1122in" draw:caption-point-x="-0.2402in" draw:caption-point-y="0.6059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8.7768in" svg:y="0.1142in" draw:caption-point-x="-0.2402in" draw:caption-point-y="0.6039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9.2661in" svg:y="0.1146in" draw:caption-point-x="-0.2402in" draw:caption-point-y="0.6035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2.0059in" svg:y="0.1161in" draw:caption-point-x="-0.2402in" draw:caption-point-y="0.602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6.1154in" svg:y="0.1193in" draw:caption-point-x="-0.2402in" draw:caption-point-y="0.5988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47" table:formula="of:=SUM([.D5:.AH5])" office:value-type="float" office:value="1">
            <text:p>1</text:p>
          </table:table-cell>
          <table:table-cell table:style-name="ce151" office:value-type="float" office:value="0">
            <office:annotation draw:style-name="gr4" draw:text-style-name="P1" svg:width="1.1413in" svg:height="0.3902in" svg:x="2.6457in" svg:y="0.3579in" draw:caption-point-x="-0.2402in" draw:caption-point-y="0.6079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3.1024in" svg:y="0.3583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3" draw:text-style-name="P1" svg:width="1.1413in" svg:height="0.7012in" svg:x="4.472in" svg:y="0.3587in" draw:caption-point-x="-0.2402in" draw:caption-point-y="0.6071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51" office:value-type="float" office:value="0">
            <office:annotation draw:style-name="gr4" draw:text-style-name="P1" svg:width="1.1413in" svg:height="0.3902in" svg:x="4.9287in" svg:y="0.3591in" draw:caption-point-x="-0.2402in" draw:caption-point-y="0.6067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3" draw:text-style-name="P1" svg:width="1.1413in" svg:height="0.7012in" svg:x="5.8421in" svg:y="0.3602in" draw:caption-point-x="-0.2402in" draw:caption-point-y="0.6055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1" office:value-type="float" office:value="0">
            <office:annotation draw:style-name="gr6" draw:text-style-name="P1" svg:width="1.1413in" svg:height="0.2634in" svg:x="6.3311in" svg:y="0.3606in" draw:caption-point-x="-0.2402in" draw:caption-point-y="0.6051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2878in" svg:y="0.361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0.3618in" draw:caption-point-x="-0.2402in" draw:caption-point-y="0.6039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51" office:value-type="float" office:value="0">
            <office:annotation draw:style-name="gr3" draw:text-style-name="P1" svg:width="1.1413in" svg:height="0.7012in" svg:x="9.2661in" svg:y="0.3622in" draw:caption-point-x="-0.2402in" draw:caption-point-y="0.6035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1.0925in" svg:y="0.363in" draw:caption-point-x="-0.2402in" draw:caption-point-y="0.6028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4622in" svg:y="0.3642in" draw:caption-point-x="-0.2402in" draw:caption-point-y="0.6016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0.3646in" draw:caption-point-x="-0.2402in" draw:caption-point-y="0.6012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14.289in" svg:y="0.365in" draw:caption-point-x="-0.2402in" draw:caption-point-y="0.6008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202in" svg:y="0.3661in" draw:caption-point-x="-0.2402in" draw:caption-point-y="0.5996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6587in" svg:y="0.3665in" draw:caption-point-x="-0.2402in" draw:caption-point-y="0.5992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47" table:formula="of:=SUM([.D6:.AH6])" office:value-type="float" office:value="0">
            <text:p>0</text:p>
          </table:table-cell>
          <table:table-cell table:style-name="ce151" table:number-columns-repeated="26"/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47" table:formula="of:=SUM([.D7:.AH7])" office:value-type="float" office:value="3">
            <text:p>3</text:p>
          </table:table-cell>
          <table:table-cell table:style-name="ce151" office:value-type="float" office:value="0">
            <office:annotation draw:style-name="gr4" draw:text-style-name="P1" svg:width="1.1413in" svg:height="0.3902in" svg:x="2.6457in" svg:y="0.8535in" draw:caption-point-x="-0.2402in" draw:caption-point-y="0.6075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3.102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4.472in" svg:y="0.8539in" draw:caption-point-x="-0.2402in" draw:caption-point-y="0.6071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8421in" svg:y="0.8555in" draw:caption-point-x="-0.2402in" draw:caption-point-y="0.6055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6.3311in" svg:y="0.8559in" draw:caption-point-x="-0.2402in" draw:caption-point-y="0.6051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9.7228in" svg:y="0.8575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5.202in" svg:y="0.8614in" draw:caption-point-x="-0.2402in" draw:caption-point-y="0.5996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0.8524in" draw:caption-point-x="-0.2402in" draw:caption-point-y="0.6087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147" table:formula="of:=SUM([.D8:.AH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1.1028in" draw:caption-point-x="-0.2402in" draw:caption-point-y="0.6059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6.3311in" svg:y="1.1035in" draw:caption-point-x="-0.2402in" draw:caption-point-y="0.6051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8.7768in" svg:y="1.1047in" draw:caption-point-x="-0.2402in" draw:caption-point-y="0.6039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9.7228in" svg:y="1.1055in" draw:caption-point-x="-0.2402in" draw:caption-point-y="0.6031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1.1075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147" table:formula="of:=SUM([.D9:.AH9])" office:value-type="float" office:value="1.5">
            <text:p>1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2" draw:text-style-name="P1" svg:width="1.1413in" svg:height="0.5457in" svg:x="7.7988in" svg:y="1.352in" draw:caption-point-x="-0.2402in" draw:caption-point-y="0.6047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1.3547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5.202in" svg:y="1.3571in" draw:caption-point-x="-0.2402in" draw:caption-point-y="0.5996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147" table:formula="of:=SUM([.D10:.AH10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4.9287in" svg:y="1.5976in" draw:caption-point-x="-0.2402in" draw:caption-point-y="0.6067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6.3311in" svg:y="1.5992in" draw:caption-point-x="-0.2402in" draw:caption-point-y="0.6051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7.7988in" svg:y="1.6in" draw:caption-point-x="-0.2402in" draw:caption-point-y="0.6043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5.6587in" svg:y="1.6051in" draw:caption-point-x="-0.2402in" draw:caption-point-y="0.5992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147" table:formula="of:=SUM([.D11:.AH11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1.85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1.8504in" draw:caption-point-x="-0.2402in" draw:caption-point-y="0.6016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147" table:formula="of:=SUM([.D12:.AH12])" office:value-type="float" office:value="10">
            <text:p>1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3.1024in" svg:y="2.0921in" draw:caption-point-x="-0.2402in" draw:caption-point-y="0.6075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4.472in" svg:y="2.0925in" draw:caption-point-x="-0.2402in" draw:caption-point-y="0.6071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2.0929in" draw:caption-point-x="-0.2402in" draw:caption-point-y="0.6067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8421in" svg:y="2.0941in" draw:caption-point-x="-0.2402in" draw:caption-point-y="0.6055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6.3311in" svg:y="2.0945in" draw:caption-point-x="-0.2402in" draw:caption-point-y="0.6051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9.2661in" svg:y="2.0961in" draw:caption-point-x="-0.2402in" draw:caption-point-y="0.6035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9.7228in" svg:y="2.0965in" draw:caption-point-x="-0.2402in" draw:caption-point-y="0.6031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6" draw:text-style-name="P1" svg:width="1.1413in" svg:height="0.2634in" svg:x="11.0925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1.549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2.005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2.462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2.91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1">
            <office:annotation draw:style-name="gr6" draw:text-style-name="P1" svg:width="1.1413in" svg:height="0.2634in" svg:x="14.289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4.745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5.202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5.6587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2.0969in" draw:caption-point-x="-0.2402in" draw:caption-point-y="0.6028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47"/>
          <table:table-cell table:style-name="ce151" office:value-type="float" office:value="0">
            <office:annotation draw:style-name="gr6" draw:text-style-name="P1" svg:width="1.1413in" svg:height="0.2634in" svg:x="2.6457in" svg:y="2.3394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2.3406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2.3417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2878in" svg:y="2.3429in" draw:caption-point-x="-0.2402in" draw:caption-point-y="0.6043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2.3433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9.2661in" svg:y="2.3437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1.5492in" svg:y="2.3449in" draw:caption-point-x="-0.2402in" draw:caption-point-y="0.6024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2.3453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2.3457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2.3461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15.6587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51" office:value-type="float" office:value="1">
            <office:annotation draw:style-name="gr4" draw:text-style-name="P1" svg:width="1.1413in" svg:height="0.3902in" svg:x="16.1154in" svg:y="2.3441in" draw:caption-point-x="-0.2402in" draw:caption-point-y="0.6031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147" table:formula="of:=SUM([.D14:.AH14])" office:value-type="float" office:value="4.5">
            <text:p>4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4.9287in" svg:y="2.589in" draw:caption-point-x="-0.2402in" draw:caption-point-y="0.6059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5.3854in" svg:y="2.589in" draw:caption-point-x="-0.2402in" draw:caption-point-y="0.6059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8421in" svg:y="2.5894in" draw:caption-point-x="-0.2402in" draw:caption-point-y="0.6055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7.7988in" svg:y="2.5902in" draw:caption-point-x="-0.2402in" draw:caption-point-y="0.6047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8.7768in" svg:y="2.5909in" draw:caption-point-x="-0.2402in" draw:caption-point-y="0.6039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9.7228in" svg:y="2.5913in" draw:caption-point-x="-0.2402in" draw:caption-point-y="0.6035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11.0925in" svg:y="2.5925in" draw:caption-point-x="-0.2402in" draw:caption-point-y="0.6024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2.0059in" svg:y="2.5925in" draw:caption-point-x="-0.2402in" draw:caption-point-y="0.6024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51" office:value-type="float" office:value="1">
            <office:annotation draw:style-name="gr6" draw:text-style-name="P1" svg:width="1.1413in" svg:height="0.2634in" svg:x="12.4622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2.9189in" svg:y="2.5925in" draw:caption-point-x="-0.2402in" draw:caption-point-y="0.6024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6.1154in" svg:y="2.5961in" draw:caption-point-x="-0.2402in" draw:caption-point-y="0.5988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47" table:formula="of:=SUM([.D15:.AH15])" office:value-type="float" office:value="4">
            <text:p>4</text:p>
          </table:table-cell>
          <table:table-cell table:style-name="ce151" office:value-type="float" office:value="0.5">
            <office:annotation draw:style-name="gr6" draw:text-style-name="P1" svg:width="1.1413in" svg:height="0.2634in" svg:x="2.6457in" svg:y="2.8346in" draw:caption-point-x="-0.2402in" draw:caption-point-y="0.6079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5.8421in" svg:y="2.837in" draw:caption-point-x="-0.2402in" draw:caption-point-y="0.6055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51" office:value-type="float" office:value="0.5">
            <text:p>0.5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9.2661in" svg:y="2.8394in" draw:caption-point-x="-0.2402in" draw:caption-point-y="0.6031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51" office:value-type="float" office:value="0.5">
            <office:annotation draw:style-name="gr6" draw:text-style-name="P1" svg:width="1.1413in" svg:height="0.2634in" svg:x="9.7228in" svg:y="2.8394in" draw:caption-point-x="-0.2402in" draw:caption-point-y="0.6031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15.6587in" svg:y="2.8437in" draw:caption-point-x="-0.2402in" draw:caption-point-y="0.5988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47" table:formula="of:=SUM([.D16:.AH16])" office:value-type="float" office:value="2">
            <text:p>2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4.472in" svg:y="3.0835in" draw:caption-point-x="-0.2402in" draw:caption-point-y="0.6067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8.2878in" svg:y="3.0858in" draw:caption-point-x="-0.2402in" draw:caption-point-y="0.6043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1.0925in" svg:y="3.087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9189in" svg:y="3.089in" draw:caption-point-x="-0.2402in" draw:caption-point-y="0.6012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5.6587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3.09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47" table:formula="of:=SUM([.D17:.AH17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ungLV</text:p>
          </table:table-cell>
          <table:table-cell table:style-name="ce147" table:formula="of:=SUM([.D18:.AH18])" office:value-type="float" office:value="2.5">
            <text:p>2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6" draw:text-style-name="P1" svg:width="1.1413in" svg:height="0.2634in" svg:x="7.7988in" svg:y="3.5811in" draw:caption-point-x="-0.2402in" draw:caption-point-y="0.6047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51" office:value-type="float" office:value="0">
            <office:annotation draw:style-name="gr4" draw:text-style-name="P1" svg:width="1.1413in" svg:height="0.3902in" svg:x="8.2878in" svg:y="3.5815in" draw:caption-point-x="-0.2402in" draw:caption-point-y="0.6043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9.2661in" svg:y="3.5823in" draw:caption-point-x="-0.2402in" draw:caption-point-y="0.6035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4" draw:text-style-name="P1" svg:width="1.1413in" svg:height="0.3902in" svg:x="14.289in" svg:y="3.585in" draw:caption-point-x="-0.2402in" draw:caption-point-y="0.6008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16">
            <text:p>16</text:p>
          </table:table-cell>
          <table:table-cell table:style-name="ce44" office:value-type="string">
            <text:p>HungNC</text:p>
          </table:table-cell>
          <table:table-cell table:style-name="ce147" table:formula="of:=SUM([.D19:.AH19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3.828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PN</text:p>
          </table:table-cell>
          <table:table-cell table:style-name="ce147" table:formula="of:=SUM([.D20:.AH20])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2.6457in" svg:y="4.0732in" draw:caption-point-x="-0.2402in" draw:caption-point-y="0.6079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4.0744in" draw:caption-point-x="-0.2402in" draw:caption-point-y="0.6067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11.0925in" svg:y="4.0783in" draw:caption-point-x="-0.2402in" draw:caption-point-y="0.6028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18">
            <text:p>18</text:p>
          </table:table-cell>
          <table:table-cell table:style-name="ce44" office:value-type="string">
            <text:p>HuyDH</text:p>
          </table:table-cell>
          <table:table-cell table:style-name="ce147" table:formula="of:=SUM([.D21:.AH21])" office:value-type="float" office:value="2.5">
            <text:p>2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4.3228in" draw:caption-point-x="-0.2402in" draw:caption-point-y="0.6059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6.3311in" svg:y="4.3236in" draw:caption-point-x="-0.2402in" draw:caption-point-y="0.6051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8.7768in" svg:y="4.3248in" draw:caption-point-x="-0.2402in" draw:caption-point-y="0.6039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9.7228in" svg:y="4.3256in" draw:caption-point-x="-0.2402in" draw:caption-point-y="0.6031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2.0059in" svg:y="4.3268in" draw:caption-point-x="-0.2402in" draw:caption-point-y="0.602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4.3272in" draw:caption-point-x="-0.2402in" draw:caption-point-y="0.6016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9189in" svg:y="4.3276in" draw:caption-point-x="-0.2402in" draw:caption-point-y="0.6012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4.289in" svg:y="4.328in" draw:caption-point-x="-0.2402in" draw:caption-point-y="0.6008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5.202in" svg:y="4.3291in" draw:caption-point-x="-0.2402in" draw:caption-point-y="0.5996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15.6587in" svg:y="4.3295in" draw:caption-point-x="-0.2402in" draw:caption-point-y="0.5992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51" office:value-type="float" office:value="0">
            <office:annotation draw:style-name="gr6" draw:text-style-name="P1" svg:width="1.1413in" svg:height="0.2634in" svg:x="16.1154in" svg:y="4.3299in" draw:caption-point-x="-0.2402in" draw:caption-point-y="0.5988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yNG</text:p>
          </table:table-cell>
          <table:table-cell table:style-name="ce147" table:formula="of:=SUM([.D22:.AH22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4.9287in" svg:y="4.5697in" draw:caption-point-x="-0.2402in" draw:caption-point-y="0.6067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0">
            <text:p>20</text:p>
          </table:table-cell>
          <table:table-cell table:style-name="ce44" office:value-type="string">
            <text:p>KhaiLV</text:p>
          </table:table-cell>
          <table:table-cell table:style-name="ce147" table:formula="of:=SUM([.D23:.AH23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hangNHH</text:p>
          </table:table-cell>
          <table:table-cell table:style-name="ce147" table:formula="of:=SUM([.D24:.AH24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2">
            <text:p>22</text:p>
          </table:table-cell>
          <table:table-cell table:style-name="ce44" office:value-type="string">
            <text:p>KienPT</text:p>
          </table:table-cell>
          <table:table-cell table:style-name="ce147" table:formula="of:=SUM([.D25:.AH25])" office:value-type="float" office:value="7.5">
            <text:p>7.5</text:p>
          </table:table-cell>
          <table:table-cell table:style-name="ce151" office:value-type="float" office:value="1">
            <office:annotation draw:style-name="gr6" draw:text-style-name="P1" svg:width="1.1413in" svg:height="0.2634in" svg:x="2.6457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3.102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5.842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 office:value-type="float" office:value="0.5">
            <office:annotation draw:style-name="gr6" draw:text-style-name="P1" svg:width="1.1413in" svg:height="0.2634in" svg:x="6.3311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9.2661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1" office:value-type="float" office:value="0.5">
            <office:annotation draw:style-name="gr4" draw:text-style-name="P1" svg:width="1.1413in" svg:height="0.3902in" svg:x="9.7228in" svg:y="5.3055in" draw:caption-point-x="-0.2402in" draw:caption-point-y="0.6138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2.4622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2.9189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5.3055in" draw:caption-point-x="-0.2402in" draw:caption-point-y="0.613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tNVT</text:p>
          </table:table-cell>
          <table:table-cell table:style-name="ce147" table:formula="of:=SUM([.D26:.AH26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6" draw:text-style-name="P1" svg:width="1.1413in" svg:height="0.2634in" svg:x="4.472in" svg:y="5.5594in" draw:caption-point-x="-0.2402in" draw:caption-point-y="0.6079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8.7768in" svg:y="5.5638in" draw:caption-point-x="-0.2402in" draw:caption-point-y="0.6035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5.202in" svg:y="5.5677in" draw:caption-point-x="-0.2402in" draw:caption-point-y="0.5996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4">
            <text:p>24</text:p>
          </table:table-cell>
          <table:table-cell table:style-name="ce44" office:value-type="string">
            <text:p>LinhBT</text:p>
          </table:table-cell>
          <table:table-cell table:style-name="ce147" table:formula="of:=SUM([.D27:.AH27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MaiLT</text:p>
          </table:table-cell>
          <table:table-cell table:style-name="ce147" table:formula="of:=SUM([.D28:.AH2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6">
            <text:p>26</text:p>
          </table:table-cell>
          <table:table-cell table:style-name="ce44" office:value-type="string">
            <text:p>MaiNTT</text:p>
          </table:table-cell>
          <table:table-cell table:style-name="ce147" table:formula="of:=SUM([.D29:.AH29])" office:value-type="float" office:value="3">
            <text:p>3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6.3311in" svg:y="6.3051in" draw:caption-point-x="-0.2402in" draw:caption-point-y="0.6051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4.289in" svg:y="6.3094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5.202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5.6587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6.3106in" draw:caption-point-x="-0.2402in" draw:caption-point-y="0.599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nhNB</text:p>
          </table:table-cell>
          <table:table-cell table:style-name="ce147" table:formula="of:=SUM([.D30:.AH30])" office:value-type="float" office:value="1">
            <text:p>1</text:p>
          </table:table-cell>
          <table:table-cell table:style-name="ce151" office:value-type="float" office:value="0">
            <office:annotation draw:style-name="gr6" draw:text-style-name="P1" svg:width="1.1413in" svg:height="0.2634in" svg:x="2.6457in" svg:y="6.55in" draw:caption-point-x="-0.2402in" draw:caption-point-y="0.6079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6.5512in" draw:caption-point-x="-0.2402in" draw:caption-point-y="0.6067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3854in" svg:y="6.552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6.5524in" draw:caption-point-x="-0.2402in" draw:caption-point-y="0.6055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8.2878in" svg:y="6.5535in" draw:caption-point-x="-0.2402in" draw:caption-point-y="0.6043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6.5539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9.2661in" svg:y="6.5543in" draw:caption-point-x="-0.2402in" draw:caption-point-y="0.6035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1.5492in" svg:y="6.5555in" draw:caption-point-x="-0.2402in" draw:caption-point-y="0.6024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6.5559in" draw:caption-point-x="-0.2402in" draw:caption-point-y="0.602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6.5563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6.5567in" draw:caption-point-x="-0.2402in" draw:caption-point-y="0.6012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6.1154in" svg:y="6.5583in" draw:caption-point-x="-0.2402in" draw:caption-point-y="0.5996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28">
            <text:p>28</text:p>
          </table:table-cell>
          <table:table-cell table:style-name="ce44" office:value-type="string">
            <text:p>NamTH</text:p>
          </table:table-cell>
          <table:table-cell table:style-name="ce147" table:formula="of:=SUM([.D31:.AH31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16.1154in" svg:y="6.8067in" draw:caption-point-x="-0.2402in" draw:caption-point-y="0.5988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V</text:p>
          </table:table-cell>
          <table:table-cell table:style-name="ce147" table:formula="of:=SUM([.D32:.AH32])" office:value-type="float" office:value="1.5">
            <text:p>1.5</text:p>
          </table:table-cell>
          <table:table-cell table:style-name="ce151" office:value-type="float" office:value="0">
            <office:annotation draw:style-name="gr4" draw:text-style-name="P1" svg:width="1.1413in" svg:height="0.3902in" svg:x="2.6457in" svg:y="7.0453in" draw:caption-point-x="-0.2402in" draw:caption-point-y="0.6079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3.1024in" svg:y="7.0457in" draw:caption-point-x="-0.2402in" draw:caption-point-y="0.6075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7.0465in" draw:caption-point-x="-0.2402in" draw:caption-point-y="0.6067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5.3854in" svg:y="7.0472in" draw:caption-point-x="-0.2402in" draw:caption-point-y="0.6059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7.0476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6.3311in" svg:y="7.048in" draw:caption-point-x="-0.2402in" draw:caption-point-y="0.6051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4" draw:text-style-name="P1" svg:width="1.1413in" svg:height="0.3902in" svg:x="7.7988in" svg:y="7.0457in" draw:caption-point-x="-0.2402in" draw:caption-point-y="0.6075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7.0492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9.7228in" svg:y="7.0492in" draw:caption-point-x="-0.2402in" draw:caption-point-y="0.6039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1.0925in" svg:y="7.0504in" draw:caption-point-x="-0.2402in" draw:caption-point-y="0.6028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4.7457in" svg:y="7.0528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30">
            <text:p>30</text:p>
          </table:table-cell>
          <table:table-cell table:style-name="ce44" office:value-type="string">
            <text:p>NgaTN</text:p>
          </table:table-cell>
          <table:table-cell table:style-name="ce147" table:formula="of:=SUM([.D33:.AH33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4.9287in" svg:y="7.2913in" draw:caption-point-x="-0.2402in" draw:caption-point-y="0.6094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4622in" svg:y="7.2992in" draw:caption-point-x="-0.2402in" draw:caption-point-y="0.6016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14.289in" svg:y="7.3in" draw:caption-point-x="-0.2402in" draw:caption-point-y="0.6008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147" table:formula="of:=SUM([.D34:.AH34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147" table:formula="of:=SUM([.D35:.AH35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4622in" svg:y="7.7949in" draw:caption-point-x="-0.2402in" draw:caption-point-y="0.6016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147" table:formula="of:=SUM([.D36:.AH36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4.9287in" svg:y="8.0374in" draw:caption-point-x="-0.2402in" draw:caption-point-y="0.6067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8.0382in" draw:caption-point-x="-0.2402in" draw:caption-point-y="0.6059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8.0386in" draw:caption-point-x="-0.2402in" draw:caption-point-y="0.6055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8.7768in" svg:y="8.0402in" draw:caption-point-x="-0.2402in" draw:caption-point-y="0.6039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1.0925in" svg:y="8.0413in" draw:caption-point-x="-0.2402in" draw:caption-point-y="0.6028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4.289in" svg:y="8.0433in" draw:caption-point-x="-0.2402in" draw:caption-point-y="0.600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4.7457in" svg:y="8.0437in" draw:caption-point-x="-0.2402in" draw:caption-point-y="0.6004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202in" svg:y="8.0445in" draw:caption-point-x="-0.2402in" draw:caption-point-y="0.5996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6.1154in" svg:y="8.0453in" draw:caption-point-x="-0.2402in" draw:caption-point-y="0.5988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147" table:formula="of:=SUM([.D37:.AH37])" office:value-type="float" office:value="0"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3.1024in" svg:y="8.2843in" draw:caption-point-x="-0.2402in" draw:caption-point-y="0.6075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8.2862in" draw:caption-point-x="-0.2402in" draw:caption-point-y="0.6055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7.7988in" svg:y="8.287in" draw:caption-point-x="-0.2402in" draw:caption-point-y="0.6047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2878in" svg:y="8.2874in" draw:caption-point-x="-0.2402in" draw:caption-point-y="0.6043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uongTH</text:p>
          </table:table-cell>
          <table:table-cell table:style-name="ce147" table:formula="of:=SUM([.D38:.AH3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8.5335in" draw:caption-point-x="-0.2402in" draw:caption-point-y="0.6059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2.9189in" svg:y="8.5382in" draw:caption-point-x="-0.2402in" draw:caption-point-y="0.6012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4.7457in" svg:y="8.539in" draw:caption-point-x="-0.2402in" draw:caption-point-y="0.6004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202in" svg:y="8.5398in" draw:caption-point-x="-0.2402in" draw:caption-point-y="0.5996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147" table:formula="of:=SUM([.D39:.AH39])" office:value-type="float" office:value="1">
            <text:p>1</text:p>
          </table:table-cell>
          <table:table-cell table:style-name="ce151" table:number-columns-repeated="21"/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6" draw:text-style-name="P1" svg:width="1.1413in" svg:height="0.2634in" svg:x="14.289in" svg:y="8.7862in" draw:caption-point-x="-0.2402in" draw:caption-point-y="0.6008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147" table:formula="of:=SUM([.D40:.AH40])" office:value-type="float" office:value="2.5">
            <text:p>2.5</text:p>
          </table:table-cell>
          <table:table-cell table:style-name="ce151" office:value-type="float" office:value="0.5">
            <office:annotation draw:style-name="gr2" draw:text-style-name="P1" svg:width="1.1413in" svg:height="0.5457in" svg:x="2.6457in" svg:y="9.0264in" draw:caption-point-x="-0.2402in" draw:caption-point-y="0.6083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.5">
            <office:annotation draw:style-name="gr6" draw:text-style-name="P1" svg:width="1.1413in" svg:height="0.2634in" svg:x="7.7988in" svg:y="9.0299in" draw:caption-point-x="-0.2402in" draw:caption-point-y="0.6047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1.5492in" svg:y="9.0323in" draw:caption-point-x="-0.2402in" draw:caption-point-y="0.6024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51" office:value-type="float" office:value="1">
            <office:annotation draw:style-name="gr4" draw:text-style-name="P1" svg:width="1.1413in" svg:height="0.3902in" svg:x="12.0059in" svg:y="9.0327in" draw:caption-point-x="-0.2402in" draw:caption-point-y="0.602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38">
            <text:p>38</text:p>
          </table:table-cell>
          <table:table-cell table:style-name="ce44" office:value-type="string">
            <text:p>TienND</text:p>
          </table:table-cell>
          <table:table-cell table:style-name="ce147" table:formula="of:=SUM([.D41:.AH41])" office:value-type="float" office:value="2">
            <text:p>2</text:p>
          </table:table-cell>
          <table:table-cell table:style-name="ce151" office:value-type="float" office:value="0.5">
            <office:annotation draw:style-name="gr6" draw:text-style-name="P1" svg:width="1.1413in" svg:height="0.2634in" svg:x="2.6457in" svg:y="9.2736in" draw:caption-point-x="-0.2402in" draw:caption-point-y="0.6087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51" office:value-type="float" office:value="1">
            <office:annotation draw:style-name="gr4" draw:text-style-name="P1" svg:width="1.1413in" svg:height="0.3902in" svg:x="3.1024in" svg:y="9.2728in" draw:caption-point-x="-0.2402in" draw:caption-point-y="0.6094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4.472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4.9287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5.3854in" svg:y="9.2752in" draw:caption-point-x="-0.2402in" draw:caption-point-y="0.6071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9.7228in" svg:y="9.2791in" draw:caption-point-x="-0.2402in" draw:caption-point-y="0.6031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1.5492in" svg:y="9.2799in" draw:caption-point-x="-0.2402in" draw:caption-point-y="0.6024in">
              <dc:date>2017-08-01T00:00:00</dc:date>
              <text:p text:style-name="P1"><text:span text:style-name="T1">Đưa ba đi bv</text:span></text:p>
              <text:p text:style-name="P1"><text:span text:style-name="T1">Đã làm bù đủ giờ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hamDT</text:p>
          </table:table-cell>
          <table:table-cell table:style-name="ce147" table:formula="of:=SUM([.D42:.AH42])" office:value-type="float" office:value="4">
            <text:p>4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3.1024in" svg:y="9.5224in" draw:caption-point-x="-0.2402in" draw:caption-point-y="0.6075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5.3854in" svg:y="9.524in" draw:caption-point-x="-0.2402in" draw:caption-point-y="0.6059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6.3311in" svg:y="9.5252in" draw:caption-point-x="-0.2402in" draw:caption-point-y="0.6047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7.7988in" svg:y="9.5252in" draw:caption-point-x="-0.2402in" draw:caption-point-y="0.6047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8.2878in" svg:y="9.5256in" draw:caption-point-x="-0.2402in" draw:caption-point-y="0.6043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51" office:value-type="float" office:value="1">
            <office:annotation draw:style-name="gr2" draw:text-style-name="P1" svg:width="1.1413in" svg:height="0.5457in" svg:x="8.7768in" svg:y="9.5256in" draw:caption-point-x="-0.2402in" draw:caption-point-y="0.6043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9.2661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51" office:value-type="float" office:value="1">
            <office:annotation draw:style-name="gr6" draw:text-style-name="P1" svg:width="1.1413in" svg:height="0.2634in" svg:x="9.7228in" svg:y="9.5264in" draw:caption-point-x="-0.2402in" draw:caption-point-y="0.6035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6" draw:text-style-name="P1" svg:width="1.1413in" svg:height="0.2634in" svg:x="11.0925in" svg:y="9.5272in" draw:caption-point-x="-0.2402in" draw:caption-point-y="0.6028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9.5287in" draw:caption-point-x="-0.2402in" draw:caption-point-y="0.6012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6.1154in" svg:y="9.5311in" draw:caption-point-x="-0.2402in" draw:caption-point-y="0.5988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40">
            <text:p>40</text:p>
          </table:table-cell>
          <table:table-cell table:style-name="ce44" office:value-type="string">
            <text:p>ThaoDTN</text:p>
          </table:table-cell>
          <table:table-cell table:style-name="ce147" table:formula="of:=SUM([.D43:.AH43])" office:value-type="float" office:value="1"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4.472in" svg:y="9.7705in" draw:caption-point-x="-0.2402in" draw:caption-point-y="0.6071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3854in" svg:y="9.7717in" draw:caption-point-x="-0.2402in" draw:caption-point-y="0.6059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9.772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6.3311in" svg:y="9.7724in" draw:caption-point-x="-0.2402in" draw:caption-point-y="0.6051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9.7736in" draw:caption-point-x="-0.2402in" draw:caption-point-y="0.6039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9.2661in" svg:y="9.774in" draw:caption-point-x="-0.2402in" draw:caption-point-y="0.6035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9.775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9.776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9.7764in" draw:caption-point-x="-0.2402in" draw:caption-point-y="0.6012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1">
            <office:annotation draw:style-name="gr6" draw:text-style-name="P1" svg:width="1.1413in" svg:height="0.2634in" svg:x="14.289in" svg:y="9.7768in" draw:caption-point-x="-0.2402in" draw:caption-point-y="0.6008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51" office:value-type="float" office:value="0">
            <office:annotation draw:style-name="gr6" draw:text-style-name="P1" svg:width="1.1413in" svg:height="0.2634in" svg:x="14.7457in" svg:y="9.7772in" draw:caption-point-x="-0.2402in" draw:caption-point-y="0.6004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202in" svg:y="9.778in" draw:caption-point-x="-0.2402in" draw:caption-point-y="0.5996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6587in" svg:y="9.7783in" draw:caption-point-x="-0.2402in" draw:caption-point-y="0.5992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inhT</text:p>
          </table:table-cell>
          <table:table-cell table:style-name="ce147" table:formula="of:=SUM([.D44:.AH44])" office:value-type="float" office:value="3">
            <text:p>3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3.1024in" svg:y="10.0181in" draw:caption-point-x="-0.2402in" draw:caption-point-y="0.6075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8.7768in" svg:y="10.0217in" draw:caption-point-x="-0.2402in" draw:caption-point-y="0.6039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10.0236in" draw:caption-point-x="-0.2402in" draw:caption-point-y="0.60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1">
            <office:annotation draw:style-name="gr4" draw:text-style-name="P1" svg:width="1.1413in" svg:height="0.3902in" svg:x="12.4622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51" office:value-type="float" office:value="1">
            <office:annotation draw:style-name="gr4" draw:text-style-name="P1" svg:width="1.1413in" svg:height="0.3902in" svg:x="12.9189in" svg:y="10.024in" draw:caption-point-x="-0.2402in" draw:caption-point-y="0.6016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42">
            <text:p>42</text:p>
          </table:table-cell>
          <table:table-cell table:style-name="ce44" office:value-type="string">
            <text:p>ThoaiVK</text:p>
          </table:table-cell>
          <table:table-cell table:style-name="ce147" table:formula="of:=SUM([.D45:.AH45])" office:value-type="float" office:value="3">
            <text:p>3</text:p>
          </table:table-cell>
          <table:table-cell table:style-name="ce151" office:value-type="float" office:value="0">
            <office:annotation draw:style-name="gr6" draw:text-style-name="P1" svg:width="1.1413in" svg:height="0.2634in" svg:x="2.6457in" svg:y="10.2654in" draw:caption-point-x="-0.2402in" draw:caption-point-y="0.6079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3.1024in" svg:y="10.2657in" draw:caption-point-x="-0.2402in" draw:caption-point-y="0.6075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4.9287in" svg:y="10.2665in" draw:caption-point-x="-0.2402in" draw:caption-point-y="0.6067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51" office:value-type="float" office:value="0">
            <office:annotation draw:style-name="gr3" draw:text-style-name="P1" svg:width="1.1413in" svg:height="0.7012in" svg:x="5.3854in" svg:y="10.2673in" draw:caption-point-x="-0.2402in" draw:caption-point-y="0.6059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8421in" svg:y="10.2677in" draw:caption-point-x="-0.2402in" draw:caption-point-y="0.6055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6.3311in" svg:y="10.2681in" draw:caption-point-x="-0.2402in" draw:caption-point-y="0.6051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7.7988in" svg:y="10.2685in" draw:caption-point-x="-0.2402in" draw:caption-point-y="0.6047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1.5492in" svg:y="10.2709in" draw:caption-point-x="-0.2402in" draw:caption-point-y="0.6024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2.0059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15.202in" svg:y="10.2709in" draw:caption-point-x="-0.2402in" draw:caption-point-y="0.6024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47" table:formula="of:=SUM([.D46:.AH46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47" table:formula="of:=SUM([.D47:.AH47])" office:value-type="float" office:value="2.5">
            <text:p>2.5</text:p>
          </table:table-cell>
          <table:table-cell table:style-name="ce151" office:value-type="float" office:value="0.5">
            <office:annotation draw:style-name="gr4" draw:text-style-name="P1" svg:width="1.1413in" svg:height="0.3902in" svg:x="2.645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1" office:value-type="float" office:value="0">
            <office:annotation draw:style-name="gr4" draw:text-style-name="P1" svg:width="1.1413in" svg:height="0.3902in" svg:x="3.1024in" svg:y="10.761in" draw:caption-point-x="-0.2402in" draw:caption-point-y="0.6075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4.472in" svg:y="10.7614in" draw:caption-point-x="-0.2402in" draw:caption-point-y="0.6071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4.9287in" svg:y="10.7622in" draw:caption-point-x="-0.2402in" draw:caption-point-y="0.6063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5.3854in" svg:y="10.7626in" draw:caption-point-x="-0.2402in" draw:caption-point-y="0.6059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6.3311in" svg:y="10.7634in" draw:caption-point-x="-0.2402in" draw:caption-point-y="0.6051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2878in" svg:y="10.7642in" draw:caption-point-x="-0.2402in" draw:caption-point-y="0.6043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10.7646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9.7228in" svg:y="10.7654in" draw:caption-point-x="-0.2402in" draw:caption-point-y="0.6031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7012in" svg:x="11.0925in" svg:y="10.7657in" draw:caption-point-x="-0.2402in" draw:caption-point-y="0.6028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11.5492in" svg:y="10.7661in" draw:caption-point-x="-0.2402in" draw:caption-point-y="0.6024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0059in" svg:y="10.7665in" draw:caption-point-x="-0.2402in" draw:caption-point-y="0.602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2.4622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1" office:value-type="float" office:value="0.5">
            <office:annotation draw:style-name="gr4" draw:text-style-name="P1" svg:width="1.1413in" svg:height="0.3902in" svg:x="12.9189in" svg:y="10.7673in" draw:caption-point-x="-0.2402in" draw:caption-point-y="0.6012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1" table:number-columns-repeated="2"/>
          <table:table-cell table:style-name="ce151" office:value-type="float" office:value="0">
            <office:annotation draw:style-name="gr2" draw:text-style-name="P1" svg:width="1.1413in" svg:height="0.5457in" svg:x="14.289in" svg:y="10.7677in" draw:caption-point-x="-0.2402in" draw:caption-point-y="0.6008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4.7457in" svg:y="10.7681in" draw:caption-point-x="-0.2402in" draw:caption-point-y="0.6004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51" office:value-type="float" office:value="0">
            <office:annotation draw:style-name="gr8" draw:text-style-name="P1" svg:width="1.1413in" svg:height="0.8567in" svg:x="15.202in" svg:y="10.7689in" draw:caption-point-x="-0.2402in" draw:caption-point-y="0.5996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5.6587in" svg:y="10.761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51" office:value-type="float" office:value="0">
            <office:annotation draw:style-name="gr2" draw:text-style-name="P1" svg:width="1.1413in" svg:height="0.5457in" svg:x="16.1154in" svg:y="10.7689in" draw:caption-point-x="-0.2402in" draw:caption-point-y="0.5996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47" table:formula="of:=SUM([.D48:.AH48])" office:value-type="float" office:value="0"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2" draw:text-style-name="P1" svg:width="1.1413in" svg:height="0.5457in" svg:x="6.3311in" svg:y="11.011in" draw:caption-point-x="-0.2402in" draw:caption-point-y="0.6051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11.0122in" draw:caption-point-x="-0.2402in" draw:caption-point-y="0.6039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2.9189in" svg:y="11.015in" draw:caption-point-x="-0.2402in" draw:caption-point-y="0.6012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15.6587in" svg:y="11.0169in" draw:caption-point-x="-0.2402in" draw:caption-point-y="0.5992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133" office:value-type="float" office:value="46">
            <text:p>46</text:p>
          </table:table-cell>
          <table:table-cell table:style-name="ce73" office:value-type="string">
            <text:p>VietBA</text:p>
          </table:table-cell>
          <table:table-cell table:style-name="ce147" table:formula="of:=SUM([.D49:.AH49])" office:value-type="float" office:value="2.5">
            <text:p>2.5</text:p>
          </table:table-cell>
          <table:table-cell table:style-name="ce151" office:value-type="float" office:value="0.5">
            <office:annotation draw:style-name="gr4" draw:text-style-name="P1" svg:width="1.1413in" svg:height="0.3902in" svg:x="2.6457in" svg:y="11.2559in" draw:caption-point-x="-0.2402in" draw:caption-point-y="0.6079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2"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6" draw:text-style-name="P1" svg:width="1.1413in" svg:height="0.2634in" svg:x="5.3854in" svg:y="11.2579in" draw:caption-point-x="-0.2402in" draw:caption-point-y="0.6059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51" office:value-type="float" office:value="0">
            <office:annotation draw:style-name="gr4" draw:text-style-name="P1" svg:width="1.1413in" svg:height="0.3902in" svg:x="5.8421in" svg:y="11.2583in" draw:caption-point-x="-0.2402in" draw:caption-point-y="0.6055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4" draw:text-style-name="P1" svg:width="1.1413in" svg:height="0.3902in" svg:x="7.7988in" svg:y="11.2591in" draw:caption-point-x="-0.2402in" draw:caption-point-y="0.6047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2878in" svg:y="11.2594in" draw:caption-point-x="-0.2402in" draw:caption-point-y="0.6043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51" office:value-type="float" office:value="0">
            <office:annotation draw:style-name="gr6" draw:text-style-name="P1" svg:width="1.1413in" svg:height="0.2634in" svg:x="8.7768in" svg:y="11.2598in" draw:caption-point-x="-0.2402in" draw:caption-point-y="0.6039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51" office:value-type="float" office:value="0">
            <text:p>0</text:p>
          </table:table-cell>
          <table:table-cell table:style-name="ce151" office:value-type="float" office:value="1">
            <office:annotation draw:style-name="gr6" draw:text-style-name="P1" svg:width="1.1413in" svg:height="0.2634in" svg:x="9.7228in" svg:y="11.2606in" draw:caption-point-x="-0.2402in" draw:caption-point-y="0.6031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51" table:number-columns-repeated="2"/>
          <table:table-cell table:number-columns-repeated="4" table:style-name="ce151" office:value-type="float" office:value="0">
            <text:p>0</text:p>
          </table:table-cell>
          <table:table-cell table:style-name="ce151" office:value-type="float" office:value="0">
            <office:annotation draw:style-name="gr4" draw:text-style-name="P1" svg:width="1.1413in" svg:height="0.3902in" svg:x="12.9189in" svg:y="11.2626in" draw:caption-point-x="-0.2402in" draw:caption-point-y="0.6012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text:p>0</text:p>
          </table:table-cell>
          <table:table-cell table:style-name="ce151" office:value-type="float" office:value="0.5">
            <office:annotation draw:style-name="gr4" draw:text-style-name="P1" svg:width="1.1413in" svg:height="0.3902in" svg:x="14.7457in" svg:y="11.2634in" draw:caption-point-x="-0.2402in" draw:caption-point-y="0.6004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VinhP</text:p>
          </table:table-cell>
          <table:table-cell table:style-name="ce147" table:formula="of:=SUM([.D50:.AH50])" office:value-type="float" office:value="0.5">
            <text:p>0.5</text:p>
          </table:table-cell>
          <table:table-cell table:style-name="ce151" office:value-type="float" office:value="0.5">
            <office:annotation draw:style-name="gr4" draw:text-style-name="P1" svg:width="1.1413in" svg:height="0.3902in" svg:x="2.6457in" svg:y="11.5035in" draw:caption-point-x="-0.2402in" draw:caption-point-y="0.6079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>
            <text:p>0</text:p>
          </table:table-cell>
          <table:table-cell table:style-name="ce15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5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52" table:number-columns-repeated="4"/>
          <table:table-cell table:style-name="ce154"/>
          <table:table-cell table:style-name="ce15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5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52" table:number-columns-repeated="4"/>
          <table:table-cell table:style-name="ce155" table:number-columns-repeated="7"/>
          <table:table-cell table:style-name="ce15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52" table:number-columns-repeated="31"/>
          <table:table-cell table:style-name="ce43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7"/>
        <table:table-column table:style-name="co26" table:number-columns-repeated="7" table:default-cell-style-name="ce167"/>
        <table:table-column table:style-name="co25" table:number-columns-repeated="16" table:default-cell-style-name="ce167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62" table:number-columns-repeated="8"/>
          <table:table-cell table:style-name="ce170" office:value-type="string" table:number-columns-spanned="2" table:number-rows-spanned="1">
            <text:p>Month</text:p>
          </table:table-cell>
          <table:covered-table-cell table:style-name="ce171"/>
          <table:table-cell table:style-name="ce172" table:content-validation-name="val1" office:value-type="float" office:value="7" table:number-columns-spanned="2" table:number-rows-spanned="1">
            <text:p>7</text:p>
          </table:table-cell>
          <table:covered-table-cell table:style-name="ce171"/>
          <table:table-cell table:style-name="ce170" office:value-type="string" table:number-columns-spanned="2" table:number-rows-spanned="1">
            <text:p>Year</text:p>
          </table:table-cell>
          <table:covered-table-cell table:style-name="ce171"/>
          <table:table-cell table:style-name="ce170" office:value-type="float" office:value="2017" table:number-columns-spanned="2" table:number-rows-spanned="1">
            <text:p>2017</text:p>
          </table:table-cell>
          <table:covered-table-cell table:style-name="ce173"/>
          <table:table-cell table:style-name="ce162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63" table:formula="of:=DATE([.$R$1];[.N1];1)" office:value-type="date" office:date-value="2017-07-01">
            <text:p>01</text:p>
          </table:table-cell>
          <table:table-cell table:style-name="ce163" table:formula="of:=[.D2]+1" office:value-type="date" office:date-value="2017-07-02">
            <text:p>02</text:p>
          </table:table-cell>
          <table:table-cell table:style-name="ce163" table:formula="of:=[.E2]+1" office:value-type="date" office:date-value="2017-07-03">
            <text:p>03</text:p>
          </table:table-cell>
          <table:table-cell table:style-name="ce163" table:formula="of:=[.F2]+1" office:value-type="date" office:date-value="2017-07-04">
            <text:p>04</text:p>
          </table:table-cell>
          <table:table-cell table:style-name="ce163" table:formula="of:=[.G2]+1" office:value-type="date" office:date-value="2017-07-05">
            <text:p>05</text:p>
          </table:table-cell>
          <table:table-cell table:style-name="ce163" table:formula="of:=[.H2]+1" office:value-type="date" office:date-value="2017-07-06">
            <text:p>06</text:p>
          </table:table-cell>
          <table:table-cell table:style-name="ce163" table:formula="of:=[.I2]+1" office:value-type="date" office:date-value="2017-07-07">
            <text:p>07</text:p>
          </table:table-cell>
          <table:table-cell table:style-name="ce163" table:formula="of:=[.J2]+1" office:value-type="date" office:date-value="2017-07-08">
            <text:p>08</text:p>
          </table:table-cell>
          <table:table-cell table:style-name="ce163" table:formula="of:=[.K2]+1" office:value-type="date" office:date-value="2017-07-09">
            <text:p>09</text:p>
          </table:table-cell>
          <table:table-cell table:style-name="ce163" table:formula="of:=[.L2]+1" office:value-type="date" office:date-value="2017-07-10">
            <text:p>10</text:p>
          </table:table-cell>
          <table:table-cell table:style-name="ce163" table:formula="of:=[.M2]+1" office:value-type="date" office:date-value="2017-07-11">
            <text:p>11</text:p>
          </table:table-cell>
          <table:table-cell table:style-name="ce163" table:formula="of:=[.N2]+1" office:value-type="date" office:date-value="2017-07-12">
            <text:p>12</text:p>
          </table:table-cell>
          <table:table-cell table:style-name="ce163" table:formula="of:=[.O2]+1" office:value-type="date" office:date-value="2017-07-13">
            <text:p>13</text:p>
          </table:table-cell>
          <table:table-cell table:style-name="ce163" table:formula="of:=[.P2]+1" office:value-type="date" office:date-value="2017-07-14">
            <text:p>14</text:p>
          </table:table-cell>
          <table:table-cell table:style-name="ce163" table:formula="of:=[.Q2]+1" office:value-type="date" office:date-value="2017-07-15">
            <text:p>15</text:p>
          </table:table-cell>
          <table:table-cell table:style-name="ce163" table:formula="of:=[.R2]+1" office:value-type="date" office:date-value="2017-07-16">
            <text:p>16</text:p>
          </table:table-cell>
          <table:table-cell table:style-name="ce163" table:formula="of:=[.S2]+1" office:value-type="date" office:date-value="2017-07-17">
            <text:p>17</text:p>
          </table:table-cell>
          <table:table-cell table:style-name="ce163" table:formula="of:=[.T2]+1" office:value-type="date" office:date-value="2017-07-18">
            <text:p>18</text:p>
          </table:table-cell>
          <table:table-cell table:style-name="ce163" table:formula="of:=[.U2]+1" office:value-type="date" office:date-value="2017-07-19">
            <text:p>19</text:p>
          </table:table-cell>
          <table:table-cell table:style-name="ce163" table:formula="of:=[.V2]+1" office:value-type="date" office:date-value="2017-07-20">
            <text:p>20</text:p>
          </table:table-cell>
          <table:table-cell table:style-name="ce163" table:formula="of:=[.W2]+1" office:value-type="date" office:date-value="2017-07-21">
            <text:p>21</text:p>
          </table:table-cell>
          <table:table-cell table:style-name="ce163" table:formula="of:=[.X2]+1" office:value-type="date" office:date-value="2017-07-22">
            <text:p>22</text:p>
          </table:table-cell>
          <table:table-cell table:style-name="ce163" table:formula="of:=[.Y2]+1" office:value-type="date" office:date-value="2017-07-23">
            <text:p>23</text:p>
          </table:table-cell>
          <table:table-cell table:style-name="ce163" table:formula="of:=[.Z2]+1" office:value-type="date" office:date-value="2017-07-24">
            <text:p>24</text:p>
          </table:table-cell>
          <table:table-cell table:style-name="ce163" table:formula="of:=[.AA2]+1" office:value-type="date" office:date-value="2017-07-25">
            <text:p>25</text:p>
          </table:table-cell>
          <table:table-cell table:style-name="ce163" table:formula="of:=[.AB2]+1" office:value-type="date" office:date-value="2017-07-26">
            <text:p>26</text:p>
          </table:table-cell>
          <table:table-cell table:style-name="ce163" table:formula="of:=[.AC2]+1" office:value-type="date" office:date-value="2017-07-27">
            <text:p>27</text:p>
          </table:table-cell>
          <table:table-cell table:style-name="ce163" table:formula="of:=[.AD2]+1" office:value-type="date" office:date-value="2017-07-28">
            <text:p>28</text:p>
          </table:table-cell>
          <table:table-cell table:style-name="ce163" table:formula="of:=[.AE2]+1" office:value-type="date" office:date-value="2017-07-29">
            <text:p>29</text:p>
          </table:table-cell>
          <table:table-cell table:style-name="ce163" table:formula="of:=[.AF2]+1" office:value-type="date" office:date-value="2017-07-30">
            <text:p>30</text:p>
          </table:table-cell>
          <table:table-cell table:style-name="ce163" table:formula="of:=[.AG2]+1" office:value-type="date" office:date-value="2017-07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64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61" table:formula="of:=SUM([.D4:.AH4])" office:value-type="float" office:value="2">
            <text:p>2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3.5591in" svg:y="0.1122in" draw:caption-point-x="-0.2402in" draw:caption-point-y="0.6059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0157in" svg:y="0.11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4.472in" svg:y="0.1709in" draw:caption-point-x="-0.2402in" draw:caption-point-y="0.547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5.3854in" svg:y="0.1138in" draw:caption-point-x="-0.2402in" draw:caption-point-y="0.6043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0.1142in" draw:caption-point-x="-0.2402in" draw:caption-point-y="0.603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7.3094in" svg:y="0.1146in" draw:caption-point-x="-0.2402in" draw:caption-point-y="0.603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8.7768in" svg:y="0.1157in" draw:caption-point-x="-0.2402in" draw:caption-point-y="0.6024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10.1791in" svg:y="0.1161in" draw:caption-point-x="-0.2402in" draw:caption-point-y="0.602in">
              <dc:date>2017-07-17T00:00:00</dc:date>
              <text:p text:style-name="P1"><text:span text:style-name="T1">Xe hư, xin đi trễ, 9h09 vào cty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2.0059in" svg:y="0.1185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4.289in" svg:y="0.1201in" draw:caption-point-x="-0.2402in" draw:caption-point-y="0.598in">
              <dc:date>2017-07-26T00:00:00</dc:date>
              <text:p text:style-name="P1"><text:span text:style-name="T1">Có việc nhà, xin đi trễ, 9h3 vào cty</text:span></text:p>
            </office:annotation>
            <text:p>0</text:p>
          </table:table-cell>
          <table:table-cell table:style-name="ce165" office:value-type="float" office:value="0.5">
            <office:annotation draw:style-name="gr3" draw:text-style-name="P1" svg:width="1.1413in" svg:height="0.7012in" svg:x="14.7457in" svg:y="0.1205in" draw:caption-point-x="-0.2402in" draw:caption-point-y="0.5976in">
              <dc:date>2017-07-27T00:00:00</dc:date>
              <text:p text:style-name="P1"><text:span text:style-name="T1">Đi khám <text:s/>sức khỏe, xin off chiều, sáng 8h34 đến cty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5.202in" svg:y="0.121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61" table:formula="of:=SUM([.D5:.AH5])" office:value-type="float" office:value="4.5">
            <text:p>4.5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3.55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1">
            <office:annotation draw:style-name="gr6" draw:text-style-name="P1" svg:width="1.1413in" svg:height="0.2634in" svg:x="4.0157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0.3602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9287in" svg:y="0.3606in" draw:caption-point-x="-0.2402in" draw:caption-point-y="0.6051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5.3854in" svg:y="0.3614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6.8205in" svg:y="0.3602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10.1791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0925in" svg:y="0.3646in" draw:caption-point-x="-0.2402in" draw:caption-point-y="0.6012in">
              <dc:date>2017-07-19T00:00:00</dc:date>
              <text:p text:style-name="P1"><text:span text:style-name="T1">Dậy trễ, 8h41 vào cty</text:span></text:p>
            </office:annotation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11.5492in" svg:y="0.3642in" draw:caption-point-x="-0.2402in" draw:caption-point-y="0.6016in">
              <dc:date>2017-07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2.0059in" svg:y="0.3661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draw:style-name="gr2" draw:text-style-name="P1" svg:width="1.1413in" svg:height="0.5457in" svg:x="13.3756in" svg:y="0.3665in" draw:caption-point-x="-0.2402in" draw:caption-point-y="0.5992in">
              <dc:date>2017-07-24T00:00:00</dc:date>
              <text:p text:style-name="P1"><text:span text:style-name="T1">Bận việc riêng, xin đi trễ, 10h30 vào công ty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0.3669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4.7457in" svg:y="0.351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7-28T00:00:00</dc:date>
              <text:p text:style-name="P1"><text:span text:style-name="T1">8h36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61" table:formula="of:=SUM([.D6:.AH6])" office:value-type="float" office:value="5">
            <text:p>5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3.5591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0157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472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9287in" svg:y="0.6071in" draw:caption-point-x="-0.2402in" draw:caption-point-y="0.6063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5.3854in" svg:y="0.6079in" draw:caption-point-x="-0.2402in" draw:caption-point-y="0.6055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61" table:formula="of:=SUM([.D7:.AH7])" office:value-type="float" office:value="1"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0925in" svg:y="0.8598in" draw:caption-point-x="-0.2402in" draw:caption-point-y="0.6012in">
              <dc:date>2017-07-19T00:00:00</dc:date>
              <text:p text:style-name="P1"><text:span text:style-name="T1">Kẹt xe, 8h19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1.5492in" svg:y="0.8606in" draw:caption-point-x="-0.2402in" draw:caption-point-y="0.6004in">
              <dc:date>2017-07-20T00:00:00</dc:date>
              <text:p text:style-name="P1"><text:span text:style-name="T1">Có việc đột xuất, xin đi trễ, 8h37 vào cty</text:span></text:p>
            </office:annotation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2.0059in" svg:y="0.8591in" draw:caption-point-x="-0.2402in" draw:caption-point-y="0.602in">
              <dc:date>2017-07-17T00:00:00</dc:date>
              <text:p text:style-name="P1"><text:span text:style-name="T1">Về quê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0.8622in" draw:caption-point-x="-0.2402in" draw:caption-point-y="0.5988in">
              <dc:date>2017-07-25T00:00:00</dc:date>
              <text:p text:style-name="P1"><text:span text:style-name="T1">Co viec dot xuat, xin di tre, 9h19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5.202in" svg:y="0.8646in" draw:caption-point-x="-0.2402in" draw:caption-point-y="0.5965in">
              <dc:date>2017-07-28T00:00:00</dc:date>
              <text:p text:style-name="P1"><text:span text:style-name="T1">Xin về sớm 5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160" office:value-type="string">
            <text:p>CuongNM</text:p>
          </table:table-cell>
          <table:table-cell table:style-name="ce161" table:formula="of:=SUM([.D8:.AH8])" office:value-type="float" office:value="4.5">
            <text:p>4.5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2" draw:text-style-name="P1" svg:width="1.1413in" svg:height="0.5457in" svg:x="4.0157in" svg:y="1.1055in" draw:caption-point-x="-0.2402in" draw:caption-point-y="0.603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1">
            <office:annotation draw:style-name="gr4" draw:text-style-name="P1" svg:width="1.1413in" svg:height="0.3902in" svg:x="10.1791in" svg:y="1.1067in" draw:caption-point-x="-0.2402in" draw:caption-point-y="0.602in">
              <dc:date>2017-07-17T00:00:00</dc:date>
              <text:p text:style-name="P1"><text:span text:style-name="T1">Gặp giáo viên hướng dẫn</text:span></text:p>
            </office:annotation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2.0059in" svg:y="1.1091in" draw:caption-point-x="-0.2402in" draw:caption-point-y="0.5996in">
              <dc:date>2017-07-21T00:00:00</dc:date>
              <text:p text:style-name="P1"><text:span text:style-name="T1">Xin off chiều, lên trường</text:span></text:p>
            </office:annotation>
            <text:p>0.5</text:p>
          </table:table-cell>
          <table:table-cell table:style-name="ce165" table:number-columns-repeated="2"/>
          <table:table-cell table:style-name="ce165" office:value-type="float" office:value="1">
            <office:annotation draw:style-name="gr2" draw:text-style-name="P1" svg:width="1.1413in" svg:height="0.5457in" svg:x="13.3756in" svg:y="1.1094in" draw:caption-point-x="-0.2402in" draw:caption-point-y="0.5992in">
              <dc:date>2017-07-24T00:00:00</dc:date>
              <text:p text:style-name="P1"><text:span text:style-name="T1">Gặp Thầy phản biện khóa luận</text:span></text:p>
              <text:p text:style-name="P1"><text:span text:style-name="T1"/></text:p>
            </office:annotation>
            <text:p>1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1.1098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5" office:value-type="float" office:value="1">
            <office:annotation draw:style-name="gr4" draw:text-style-name="P1" svg:width="1.1413in" svg:height="0.3902in" svg:x="14.289in" svg:y="1.1106in" draw:caption-point-x="-0.2402in" draw:caption-point-y="0.598in">
              <dc:date>2017-07-25T00:00:00</dc:date>
              <text:p text:style-name="P1"><text:span text:style-name="T1">Bảo vệ khóa luận</text:span></text:p>
            </office:annotation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office:display="true" draw:style-name="gr2" draw:text-style-name="P1" svg:width="1.1413in" svg:height="0.5457in" svg:x="16.572in" svg:y="1.2094in" draw:caption-point-x="-0.2402in" draw:caption-point-y="0.4988in">
              <dc:date>2017-08-07T00:00:00</dc:date>
              <text:p text:style-name="P2"><text:span text:style-name="T1">Bị sốt, làm remote 4h theo yêu cầu dự án</text:span></text:p>
            </office:annotation>
            <text:p>0.5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133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61" table:formula="of:=SUM([.D9:.AH9])" office:value-type="float" office:value="0"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9287in" svg:y="1.3516in" draw:caption-point-x="-0.2402in" draw:caption-point-y="0.6051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5.3854in" svg:y="1.3524in" draw:caption-point-x="-0.2402in" draw:caption-point-y="0.6043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1.354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1.3563in" draw:caption-point-x="-0.2402in" draw:caption-point-y="0.6004in">
              <dc:date>2017-07-20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1.3579in" draw:caption-point-x="-0.2402in" draw:caption-point-y="0.5988in">
              <dc:date>2017-07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61" table:formula="of:=SUM([.D10:.AH10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1.6024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1.6031in" draw:caption-point-x="-0.2402in" draw:caption-point-y="0.6012in">
              <dc:date>2017-07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1.6055in" draw:caption-point-x="-0.2402in" draw:caption-point-y="0.5988in">
              <dc:date>2017-07-25T00:00:00</dc:date>
              <text:p text:style-name="P1"><text:span text:style-name="T1">Có việc bận, xin đi trễ, 8h42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61" table:formula="of:=SUM([.D11:.AH11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1.848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8.2878in" svg:y="1.8492in" draw:caption-point-x="-0.2402in" draw:caption-point-y="0.6028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1.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61" table:formula="of:=SUM([.D12:.AH12])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3.5591in" svg:y="2.0937in" draw:caption-point-x="-0.2402in" draw:caption-point-y="0.6059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0157in" svg:y="2.0945in" draw:caption-point-x="-0.2402in" draw:caption-point-y="0.6051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2.099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2.1008in" draw:caption-point-x="-0.2402in" draw:caption-point-y="0.5988in">
              <dc:date>2017-07-25T00:00:00</dc:date>
              <text:p text:style-name="P1"><text:span text:style-name="T1">Có việc bận, xin đi trễ, 8h51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0">
            <text:p>10</text:p>
          </table:table-cell>
          <table:table-cell table:style-name="ce73" office:value-type="string">
            <text:p>HaTH</text:p>
          </table:table-cell>
          <table:table-cell table:style-name="ce161" table:formula="of:=SUM([.D13:.AH13])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0157in" svg:y="2.3421in" draw:caption-point-x="-0.2402in" draw:caption-point-y="0.6051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5.3854in" svg:y="2.3429in" draw:caption-point-x="-0.2402in" draw:caption-point-y="0.6043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2.4008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2.3437in" draw:caption-point-x="-0.2402in" draw:caption-point-y="0.603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7988in" svg:y="2.3441in" draw:caption-point-x="-0.2402in" draw:caption-point-y="0.603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2878in" svg:y="2.402in" draw:caption-point-x="-0.2402in" draw:caption-point-y="0.5453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0.1791in" svg:y="2.3453in" draw:caption-point-x="-0.2402in" draw:caption-point-y="0.602in">
              <dc:date>2017-07-17T00:00:00</dc:date>
              <text:p text:style-name="P1"><text:span text:style-name="T1">Bị kẹt xe, 8h55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0.6358in" svg:y="2.3457in" draw:caption-point-x="-0.2402in" draw:caption-point-y="0.6016in">
              <dc:date>2017-07-18T00:00:00</dc:date>
              <text:p text:style-name="P1"><text:span text:style-name="T1">Kẹt xe, 8h52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0925in" svg:y="2.3461in" draw:caption-point-x="-0.2402in" draw:caption-point-y="0.6012in">
              <dc:date>2017-07-19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2.3469in" draw:caption-point-x="-0.2402in" draw:caption-point-y="0.6004in">
              <dc:date>2017-07-2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style-name="ce165" office:value-type="float" office:value="1">
            <office:annotation draw:style-name="gr4" draw:text-style-name="P1" svg:width="1.1413in" svg:height="0.3902in" svg:x="12.0059in" svg:y="2.3453in" draw:caption-point-x="-0.2402in" draw:caption-point-y="0.602in">
              <dc:date>2017-07-17T00:00:00</dc:date>
              <text:p text:style-name="P1"><text:span text:style-name="T1">Có việc gia đình cần giải quyết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7-25T00:00:00</dc:date>
              <text:p text:style-name="P1"><text:span text:style-name="T1">Bị kẹt xe, 8h4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7457in" svg:y="2.35in" draw:caption-point-x="-0.2402in" draw:caption-point-y="0.5972in">
              <dc:date>2017-07-27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61" table:formula="of:=SUM([.D14:.AH14])" office:value-type="float" office:value="1.5">
            <text:p>1.5</text:p>
          </table:table-cell>
          <table:table-cell table:style-name="ce165" table:number-columns-repeated="2"/>
          <table:table-cell table:style-name="ce165" office:value-type="float" office:value="1">
            <office:annotation draw:style-name="gr4" draw:text-style-name="P1" svg:width="1.1413in" svg:height="0.3902in" svg:x="3.5591in" svg:y="2.5866in" draw:caption-point-x="-0.2402in" draw:caption-point-y="0.6083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7988in" svg:y="2.5917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2.5925in" draw:caption-point-x="-0.2402in" draw:caption-point-y="0.6024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0.6358in" svg:y="2.5933in" draw:caption-point-x="-0.2402in" draw:caption-point-y="0.6016in">
              <dc:date>2017-07-18T00:00:00</dc:date>
              <text:p text:style-name="P1"><text:span text:style-name="T1">8h38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2.5937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11.5492in" svg:y="2.5945in" draw:caption-point-x="-0.2402in" draw:caption-point-y="0.6004in">
              <dc:date>2017-07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2.5957in" draw:caption-point-x="-0.2402in" draw:caption-point-y="0.5992in">
              <dc:date>2017-07-24T00:00:00</dc:date>
              <text:p text:style-name="P1"><text:span text:style-name="T1">8h38 va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2.5961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2.5969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5.202in" svg:y="2.598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61" table:formula="of:=SUM([.D15:.AH15])" office:value-type="float" office:value="2">
            <text:p>2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3.5591in" svg:y="2.837in" draw:caption-point-x="-0.2402in" draw:caption-point-y="0.6055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4.9287in" svg:y="2.8382in" draw:caption-point-x="-0.2402in" draw:caption-point-y="0.6043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6.8205in" svg:y="2.839in" draw:caption-point-x="-0.2402in" draw:caption-point-y="0.603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2.839in" draw:caption-point-x="-0.2402in" draw:caption-point-y="0.603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8.7768in" svg:y="2.8402in" draw:caption-point-x="-0.2402in" draw:caption-point-y="0.6024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2.8413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1">
            <office:annotation draw:style-name="gr4" draw:text-style-name="P1" svg:width="1.1413in" svg:height="0.3902in" svg:x="13.8323in" svg:y="2.8437in" draw:caption-point-x="-0.2402in" draw:caption-point-y="0.5988in">
              <dc:date>2017-07-25T00:00:00</dc:date>
              <text:p text:style-name="P1"><text:span text:style-name="T1">Mệt, xin off cả ngày</text:span></text:p>
            </office:annotation>
            <text:p>1</text:p>
          </table:table-cell>
          <table:table-cell table:style-name="ce165" office:value-type="float" office:value="0">
            <office:annotation draw:style-name="gr8" draw:text-style-name="P1" svg:width="1.1413in" svg:height="0.8567in" svg:x="14.289in" svg:y="2.8453in" draw:caption-point-x="-0.2402in" draw:caption-point-y="0.5972in">
              <dc:date>2017-07-27T00:00:00</dc:date>
              <text:p text:style-name="P1"><text:span text:style-name="T1">Đi công chứng giấy tờ nhà, xin ra ngoài lúc 2h48, 4h45 về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16.572in" svg:y="2.8461in" draw:caption-point-x="-0.2402in" draw:caption-point-y="0.5965in">
              <dc:date>2017-07-31T00:00:00</dc:date>
              <text:p text:style-name="P1"><text:span text:style-name="T1">Nhà có việc, xin đi trẽ, 8h4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61" table:formula="of:=SUM([.D16:.AH16])" office:value-type="float" office:value="0">
            <text:p>0</text:p>
          </table:table-cell>
          <table:table-cell table:style-name="ce165" table:number-columns-repeated="19"/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61" table:formula="of:=SUM([.D17:.AH17])" office:value-type="float" office:value="4">
            <text:p>4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11.5492in" svg:y="3.339in" draw:caption-point-x="-0.2402in" draw:caption-point-y="0.5992in">
              <dc:date>2017-07-24T00:00:00</dc:date>
              <text:p text:style-name="P1"><text:span text:style-name="T1">Off chiều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1"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15.202in" svg:y="3.3417in" draw:caption-point-x="-0.2402in" draw:caption-point-y="0.5965in">
              <dc:date>2017-07-28T00:00:00</dc:date>
              <text:p text:style-name="P1"><text:span text:style-name="T1">Off sáng</text:span></text:p>
            </office:annotation>
            <text:p>0.5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61" table:formula="of:=SUM([.D18:.AH18])" office:value-type="float" office:value="0.5">
            <text:p>0.5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5.3854in" svg:y="3.5815in" draw:caption-point-x="-0.2402in" draw:caption-point-y="0.6043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7.7988in" svg:y="3.5827in" draw:caption-point-x="-0.2402in" draw:caption-point-y="0.603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3.5835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3.5866in" draw:caption-point-x="-0.2402in" draw:caption-point-y="0.5992in">
              <dc:date>2017-07-24T00:00:00</dc:date>
              <text:p text:style-name="P1"><text:span text:style-name="T1">Xin về sớm, lúc 5h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61" table:formula="of:=SUM([.D19:.AH19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61" table:formula="of:=SUM([.D20:.AH20])" office:value-type="float" office:value="1"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13.3756in" svg:y="4.0819in" draw:caption-point-x="-0.2402in" draw:caption-point-y="0.5992in">
              <dc:date>2017-07-24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61" table:formula="of:=SUM([.D21:.AH21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4.3283in" draw:caption-point-x="-0.2402in" draw:caption-point-y="0.6004in">
              <dc:date>2017-07-20T00:00:00</dc:date>
              <text:p text:style-name="P1"><text:span text:style-name="T1">8h34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4.3299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61" table:formula="of:=SUM([.D22:.AH22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61" table:formula="of:=SUM([.D23:.AH23])" office:value-type="float" office:value="0.5">
            <text:p>0.5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4.0157in" svg:y="4.8189in" draw:caption-point-x="-0.2402in" draw:caption-point-y="0.6051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4.8185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5.3854in" svg:y="4.8772in" draw:caption-point-x="-0.2402in" draw:caption-point-y="0.5469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4.821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4.822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10.6358in" svg:y="4.8224in" draw:caption-point-x="-0.2402in" draw:caption-point-y="0.6016in">
              <dc:date>2017-07-18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4.8236in" draw:caption-point-x="-0.2402in" draw:caption-point-y="0.6004in">
              <dc:date>2017-07-20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2.0059in" svg:y="4.8244in" draw:caption-point-x="-0.2402in" draw:caption-point-y="0.5996in">
              <dc:date>2017-07-21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4.8248in" draw:caption-point-x="-0.2402in" draw:caption-point-y="0.5992in">
              <dc:date>2017-07-24T00:00:00</dc:date>
              <text:p text:style-name="P1"><text:span text:style-name="T1">8h37 và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4.8252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4.826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7457in" svg:y="4.8268in" draw:caption-point-x="-0.2402in" draw:caption-point-y="0.5972in">
              <dc:date>2017-07-27T00:00:00</dc:date>
              <text:p text:style-name="P1"><text:span text:style-name="T1">8h34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61" table:formula="of:=SUM([.D24:.AH24])" office:value-type="float" office:value="1">
            <text:p>1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4.472in" svg:y="5.0661in" draw:caption-point-x="-0.2402in" draw:caption-point-y="0.6055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1">
            <office:annotation draw:style-name="gr2" draw:text-style-name="P1" svg:width="1.1413in" svg:height="0.5457in" svg:x="13.3756in" svg:y="5.0724in" draw:caption-point-x="-0.2402in" draw:caption-point-y="0.5992in">
              <dc:date>2017-07-24T00:00:00</dc:date>
              <text:p text:style-name="P1"><text:span text:style-name="T1">Chở Mẹ đi tái khám</text:span></text:p>
              <text:p text:style-name="P1"><text:span text:style-name="T1"/></text:p>
            </office:annotation>
            <text:p>1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5.0728in" draw:caption-point-x="-0.2402in" draw:caption-point-y="0.5988in">
              <dc:date>2017-07-25T00:00:00</dc:date>
              <text:p text:style-name="P1"><text:span text:style-name="T1">Chở mẹ ra ga, xin đi trễ, 8h42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61" table:formula="of:=SUM([.D25:.AH25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1" table:formula="of:=SUM([.D26:.AH26])" office:value-type="float" office:value="0.5">
            <text:p>0.5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0.6358in" svg:y="5.5657in" draw:caption-point-x="-0.2402in" draw:caption-point-y="0.6016in">
              <dc:date>2017-07-18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61" table:formula="of:=SUM([.D27:.AH27])" office:value-type="float" office:value="5.5">
            <text:p>5.5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4.9287in" svg:y="5.7953in" draw:caption-point-x="-0.2402in" draw:caption-point-y="0.6197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5.3854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8.287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5" office:value-type="float" office:value="0.5">
            <office:annotation draw:style-name="gr4" draw:text-style-name="P1" svg:width="1.1413in" svg:height="0.3902in" svg:x="8.7768in" svg:y="5.7961in" draw:caption-point-x="-0.2402in" draw:caption-point-y="0.6189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1.5492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2.0059in" svg:y="5.7961in" draw:caption-point-x="-0.2402in" draw:caption-point-y="0.6189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4.7457in" svg:y="5.7961in" draw:caption-point-x="-0.2402in" draw:caption-point-y="0.6189in">
              <dc:date>2017-07-27T00:00:00</dc:date>
              <text:p text:style-name="P1"><text:span text:style-name="T1">Off sáng, nghỉ chữa bệnh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61" table:formula="of:=SUM([.D28:.AH28])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3.5591in" svg:y="6.0559in" draw:caption-point-x="-0.2402in" draw:caption-point-y="0.6067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4.472in" svg:y="6.0571in" draw:caption-point-x="-0.2402in" draw:caption-point-y="0.6055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6.0622in" draw:caption-point-x="-0.2402in" draw:caption-point-y="0.6004in">
              <dc:date>2017-07-20T00:00:00</dc:date>
              <text:p text:style-name="P1"><text:span text:style-name="T1">8h31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4.7457in" svg:y="6.0657in" draw:caption-point-x="-0.2402in" draw:caption-point-y="0.5969in">
              <dc:date>2017-07-27T00:00:00</dc:date>
              <text:p text:style-name="P1"><text:span text:style-name="T1">Đưa vợ đi khám thai, 4h về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61" table:formula="of:=SUM([.D29:.AH29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61" table:formula="of:=SUM([.D30:.AH30])" office:value-type="float" office:value="1"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61" table:formula="of:=SUM([.D31:.AH31])" office:value-type="float" office:value="5">
            <text:p>5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3.5591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0157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472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4.9287in" svg:y="6.7976in" draw:caption-point-x="-0.2402in" draw:caption-point-y="0.607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5.3854in" svg:y="6.7984in" draw:caption-point-x="-0.2402in" draw:caption-point-y="0.6071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6.801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7.7988in" svg:y="6.8024in" draw:caption-point-x="-0.2402in" draw:caption-point-y="0.603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8.7768in" svg:y="6.8031in" draw:caption-point-x="-0.2402in" draw:caption-point-y="0.6024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6.803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6.8043in" draw:caption-point-x="-0.2402in" draw:caption-point-y="0.6012in">
              <dc:date>2017-07-19T00:00:00</dc:date>
              <text:p text:style-name="P1"><text:span text:style-name="T1">8h39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6.8051in" draw:caption-point-x="-0.2402in" draw:caption-point-y="0.6004in">
              <dc:date>2017-07-20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2.0059in" svg:y="6.8059in" draw:caption-point-x="-0.2402in" draw:caption-point-y="0.5996in">
              <dc:date>2017-07-21T00:00:00</dc:date>
              <text:p text:style-name="P1"><text:span text:style-name="T1">Bị đau bụng, xin đi trễ, 8h47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6.8063in" draw:caption-point-x="-0.2402in" draw:caption-point-y="0.5992in">
              <dc:date>2017-07-24T00:00:00</dc:date>
              <text:p text:style-name="P1"><text:span text:style-name="T1">8h35 và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6.8067in" draw:caption-point-x="-0.2402in" draw:caption-point-y="0.5988in">
              <dc:date>2017-07-25T00:00:00</dc:date>
              <text:p text:style-name="P1"><text:span text:style-name="T1">Có việc bận, xin đi trễ, 9h03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6.8075in" draw:caption-point-x="-0.2402in" draw:caption-point-y="0.598in">
              <dc:date>2017-07-26T00:00:00</dc:date>
              <text:p text:style-name="P1"><text:span text:style-name="T1">8h37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4.7457in" svg:y="6.8083in" draw:caption-point-x="-0.2402in" draw:caption-point-y="0.5972in">
              <dc:date>2017-07-27T00:00:00</dc:date>
              <text:p text:style-name="P1"><text:span text:style-name="T1">Bị lủng lốp xe, xin đi trễ, 8h49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61" table:formula="of:=SUM([.D32:.AH32])" office:value-type="float" office:value="5.5">
            <text:p>5.5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7988in" svg:y="7.05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10.1791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0.6358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1.0925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1.5492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2.0059in" svg:y="7.0492in" draw:caption-point-x="-0.2402in" draw:caption-point-y="0.603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.5">
            <office:annotation draw:style-name="gr6" draw:text-style-name="P1" svg:width="1.1413in" svg:height="0.2634in" svg:x="13.3756in" svg:y="7.0539in" draw:caption-point-x="-0.2402in" draw:caption-point-y="0.5992in">
              <dc:date>2017-07-24T00:00:00</dc:date>
              <text:p text:style-name="P1"><text:span text:style-name="T1">Off sáng</text:span></text:p>
            </office:annotation>
            <text:p>0.5</text:p>
          </table:table-cell>
          <table:table-cell table:style-name="ce165" office:value-type="float" office:value="0">
            <office:annotation draw:style-name="gr4" draw:text-style-name="P1" svg:width="1.1413in" svg:height="0.3902in" svg:x="13.8323in" svg:y="7.0543in" draw:caption-point-x="-0.2402in" draw:caption-point-y="0.5988in">
              <dc:date>2017-07-25T00:00:00</dc:date>
              <text:p text:style-name="P1"><text:span text:style-name="T1">Có việc xin đi trễ, 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5.202in" svg:y="7.0563in" draw:caption-point-x="-0.2402in" draw:caption-point-y="0.5969in">
              <dc:date>2017-07-28T00:00:00</dc:date>
              <text:p text:style-name="P1"><text:span text:style-name="T1">8h31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61" table:formula="of:=SUM([.D33:.AH33])" office:value-type="float" office:value="2">
            <text:p>2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7.7988in" svg:y="7.2976in" draw:caption-point-x="-0.2402in" draw:caption-point-y="0.603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61" table:formula="of:=SUM([.D34:.AH34])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3.5591in" svg:y="7.5429in" draw:caption-point-x="-0.2402in" draw:caption-point-y="0.6055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5" office:value-type="float" office:value="0">
            <office:annotation draw:style-name="gr6" draw:text-style-name="P1" svg:width="1.1413in" svg:height="0.2634in" svg:x="4.0157in" svg:y="7.5433in" draw:caption-point-x="-0.2402in" draw:caption-point-y="0.6051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7.5445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7988in" svg:y="7.5453in" draw:caption-point-x="-0.2402in" draw:caption-point-y="0.603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7.5461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7.5465in" draw:caption-point-x="-0.2402in" draw:caption-point-y="0.602in">
              <dc:date>2017-07-17T00:00:00</dc:date>
              <text:p text:style-name="P1"><text:span text:style-name="T1">8h39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0.6358in" svg:y="7.5469in" draw:caption-point-x="-0.2402in" draw:caption-point-y="0.6016in">
              <dc:date>2017-07-18T00:00:00</dc:date>
              <text:p text:style-name="P1"><text:span text:style-name="T1">Ngủ quên, xin đi trễ, 8h59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7.54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7.548in" draw:caption-point-x="-0.2402in" draw:caption-point-y="0.6004in">
              <dc:date>2017-07-20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7.5492in" draw:caption-point-x="-0.2402in" draw:caption-point-y="0.5992in">
              <dc:date>2017-07-24T00:00:00</dc:date>
              <text:p text:style-name="P1"><text:span text:style-name="T1">8h33 và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3.8323in" svg:y="7.5496in" draw:caption-point-x="-0.2402in" draw:caption-point-y="0.5988in">
              <dc:date>2017-07-25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7.5504in" draw:caption-point-x="-0.2402in" draw:caption-point-y="0.598in">
              <dc:date>2017-07-2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161" table:formula="of:=SUM([.D35:.AH35])" office:value-type="float" office:value="1"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1">
            <text:p>1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4.7457in" svg:y="7.7992in" draw:caption-point-x="-0.2402in" draw:caption-point-y="0.5972in">
              <dc:date>2017-07-27T00:00:00</dc:date>
              <text:p text:style-name="P1"><text:span text:style-name="T1">Mệt do làm trễ hqua, xin đi trễ, 8h57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61" table:formula="of:=SUM([.D36:.AH36])" office:value-type="float" office:value="0.5">
            <text:p>0.5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4.472in" svg:y="8.0386in" draw:caption-point-x="-0.2402in" draw:caption-point-y="0.6055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61" table:formula="of:=SUM([.D37:.AH37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61" table:formula="of:=SUM([.D38:.AH38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7.7988in" svg:y="8.5362in" draw:caption-point-x="-0.2402in" draw:caption-point-y="0.603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8.537in" draw:caption-point-x="-0.2402in" draw:caption-point-y="0.6024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2.0059in" svg:y="8.5398in" draw:caption-point-x="-0.2402in" draw:caption-point-y="0.5996in">
              <dc:date>2017-07-21T00:00:00</dc:date>
              <text:p text:style-name="P1"><text:span text:style-name="T1">8h32 va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8.5406in" draw:caption-point-x="-0.2402in" draw:caption-point-y="0.5988in">
              <dc:date>2017-07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5.202in" svg:y="8.5425in" draw:caption-point-x="-0.2402in" draw:caption-point-y="0.5969in">
              <dc:date>2017-07-28T00:00:00</dc:date>
              <text:p text:style-name="P1"><text:span text:style-name="T1">Ngủ quên, xin đi trễ, 8h45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61" table:formula="of:=SUM([.D39:.AH39])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4.0157in" svg:y="8.7819in" draw:caption-point-x="-0.2402in" draw:caption-point-y="0.6051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8.7815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8.8406in" draw:caption-point-x="-0.2402in" draw:caption-point-y="0.5465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0.6358in" svg:y="8.785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1.5492in" svg:y="8.7866in" draw:caption-point-x="-0.2402in" draw:caption-point-y="0.6004in">
              <dc:date>2017-07-20T00:00:00</dc:date>
              <text:p text:style-name="P1"><text:span text:style-name="T1">Chở mẹ đi bv, xin vào trễ, 8h44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8.7878in" draw:caption-point-x="-0.2402in" draw:caption-point-y="0.5992in">
              <dc:date>2017-07-24T00:00:00</dc:date>
              <text:p text:style-name="P1"><text:span text:style-name="T1">8h34 và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8.7882in" draw:caption-point-x="-0.2402in" draw:caption-point-y="0.5988in">
              <dc:date>2017-07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uongTH</text:p>
          </table:table-cell>
          <table:table-cell table:style-name="ce161" table:formula="of:=SUM([.D40:.AH40])" office:value-type="float" office:value="0.5">
            <text:p>0.5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4.9287in" svg:y="9.0295in" draw:caption-point-x="-0.2402in" draw:caption-point-y="0.6051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9.0323in" draw:caption-point-x="-0.2402in" draw:caption-point-y="0.6024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9.0335in" draw:caption-point-x="-0.2402in" draw:caption-point-y="0.6012in">
              <dc:date>2017-07-19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9.0343in" draw:caption-point-x="-0.2402in" draw:caption-point-y="0.6004in">
              <dc:date>2017-07-20T00:00:00</dc:date>
              <text:p text:style-name="P1"><text:span text:style-name="T1">Đau bụng, xin đi trễ, 9h vào cty 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2.0059in" svg:y="9.035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3.8323in" svg:y="9.0358in" draw:caption-point-x="-0.2402in" draw:caption-point-y="0.5988in">
              <dc:date>2017-07-25T00:00:00</dc:date>
              <text:p text:style-name="P1"><text:span text:style-name="T1">Đi ngân hàng, xin đi trễ, 9h03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4.7457in" svg:y="9.0374in" draw:caption-point-x="-0.2402in" draw:caption-point-y="0.5972in">
              <dc:date>2017-07-27T00:00:00</dc:date>
              <text:p text:style-name="P1"><text:span text:style-name="T1">Off sáng, đau bụng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6.572in" svg:y="9.0382in" draw:caption-point-x="-0.2402in" draw:caption-point-y="0.5965in">
              <dc:date>2017-07-31T00:00:00</dc:date>
              <text:p text:style-name="P1"><text:span text:style-name="T1">8h3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61" table:formula="of:=SUM([.D41:.AH41])" office:value-type="float" office:value="0.5">
            <text:p>0.5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office:display="true" draw:style-name="gr2" draw:text-style-name="P1" svg:width="1.1413in" svg:height="0.5457in" svg:x="16.572in" svg:y="9.3831in" draw:caption-point-x="-0.2402in" draw:caption-point-y="0.4988in">
              <dc:date>2017-08-07T00:00:00</dc:date>
              <text:p text:style-name="P2"><text:span text:style-name="T1">Khám mắt, làm remote 4h theo yêu cầu dự án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61" table:formula="of:=SUM([.D42:.AH42])" office:value-type="float" office:value="2.5">
            <text:p>2.5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4.9287in" svg:y="9.5248in" draw:caption-point-x="-0.2402in" draw:caption-point-y="0.6051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6.8205in" svg:y="9.526in" draw:caption-point-x="-0.2402in" draw:caption-point-y="0.603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7.7988in" svg:y="9.5268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1.0925in" svg:y="9.5283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4.289in" svg:y="9.5319in" draw:caption-point-x="-0.2402in" draw:caption-point-y="0.598in">
              <dc:date>2017-07-26T00:00:00</dc:date>
              <text:p text:style-name="P1"><text:span text:style-name="T1">Lên trường học</text:span></text:p>
            </office:annotation>
            <text:p>1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16.572in" svg:y="9.5335in" draw:caption-point-x="-0.2402in" draw:caption-point-y="0.5965in">
              <dc:date>2017-07-31T00:00:00</dc:date>
              <text:p text:style-name="P1"><text:span text:style-name="T1">Xe lủng bánh, xin đi trễ, 8h4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61" table:formula="of:=SUM([.D43:.AH43])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3.5591in" svg:y="9.7717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5.3854in" svg:y="9.7732in" draw:caption-point-x="-0.2402in" draw:caption-point-y="0.6043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9.7736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13.3756in" svg:y="9.7823in" draw:caption-point-x="-0.2402in" draw:caption-point-y="0.5953in">
              <dc:date>2017-07-25T00:00:00</dc:date>
              <text:p text:style-name="P1"><text:span text:style-name="T1">Xe hư, làm remote buổi sáng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6.572in" svg:y="9.7823in" draw:caption-point-x="-0.2402in" draw:caption-point-y="0.5953in">
              <dc:date>2017-08-14T00:00:00</dc:date>
              <text:p text:style-name="P1"><text:span text:style-name="T1">Bận việc nhà, xin về sớm 3h45 về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61" table:formula="of:=SUM([.D44:.AH44])" office:value-type="float" office:value="0.5">
            <text:p>0.5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3.5591in" svg:y="10.0201in" draw:caption-point-x="-0.2402in" draw:caption-point-y="0.6055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4.472in" svg:y="10.0484in" draw:caption-point-x="-0.2402in" draw:caption-point-y="0.5772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10.1791in" svg:y="10.0236in" draw:caption-point-x="-0.2402in" draw:caption-point-y="0.602in">
              <dc:date>2017-07-17T00:00:00</dc:date>
              <text:p text:style-name="P1"><text:span text:style-name="T1">Bị đau bụng, off sáng</text:span></text:p>
            </office:annotation>
            <text:p>0.5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10.0268in" draw:caption-point-x="-0.2402in" draw:caption-point-y="0.5988in">
              <dc:date>2017-07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6.572in" svg:y="10.0291in" draw:caption-point-x="-0.2402in" draw:caption-point-y="0.5965in">
              <dc:date>2017-07-31T00:00:00</dc:date>
              <text:p text:style-name="P1"><text:span text:style-name="T1">Đi ngân hàng, 8h2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161" table:formula="of:=SUM([.D45:.AH45])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3.5591in" svg:y="10.2673in" draw:caption-point-x="-0.2402in" draw:caption-point-y="0.6059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10.2677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6.8205in" svg:y="10.2693in" draw:caption-point-x="-0.2402in" draw:caption-point-y="0.603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10.2713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0.6358in" svg:y="10.2713in" draw:caption-point-x="-0.2402in" draw:caption-point-y="0.602in">
              <dc:date>2017-07-17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1.0925in" svg:y="10.272in" draw:caption-point-x="-0.2402in" draw:caption-point-y="0.6012in">
              <dc:date>2017-07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3.8323in" svg:y="10.2744in" draw:caption-point-x="-0.2402in" draw:caption-point-y="0.5988in">
              <dc:date>2017-07-25T00:00:00</dc:date>
              <text:p text:style-name="P1"><text:span text:style-name="T1">8h32 va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10.2752in" draw:caption-point-x="-0.2402in" draw:caption-point-y="0.598in">
              <dc:date>2017-07-2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61" table:formula="of:=SUM([.D46:.AH46])" office:value-type="float" office:value="0.5">
            <text:p>0.5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10.5169in" draw:caption-point-x="-0.2402in" draw:caption-point-y="0.603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2" draw:text-style-name="P1" svg:width="1.1413in" svg:height="0.5457in" svg:x="14.289in" svg:y="10.5217in" draw:caption-point-x="-0.2402in" draw:caption-point-y="0.5992in">
              <dc:date>2017-07-24T00:00:00</dc:date>
              <text:p text:style-name="P1"><text:span text:style-name="T1">Xin off chiều, đi đón em ở sân bay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5.202in" svg:y="10.524in" draw:caption-point-x="-0.2402in" draw:caption-point-y="0.5969in">
              <dc:date>2017-07-28T00:00:00</dc:date>
              <text:p text:style-name="P1"><text:span text:style-name="T1">Lủng lốp xe, xin đi trễ, 8h57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oaiVK</text:p>
          </table:table-cell>
          <table:table-cell table:style-name="ce161" table:formula="of:=SUM([.D47:.AH47])" office:value-type="float" office:value="7.5">
            <text:p>7.5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10.763in" draw:caption-point-x="-0.2402in" draw:caption-point-y="0.6055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9287in" svg:y="10.7634in" draw:caption-point-x="-0.2402in" draw:caption-point-y="0.6051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5.3854in" svg:y="10.7642in" draw:caption-point-x="-0.2402in" draw:caption-point-y="0.6043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7.3094in" svg:y="10.765in" draw:caption-point-x="-0.2402in" draw:caption-point-y="0.603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.5">
            <office:annotation draw:style-name="gr6" draw:text-style-name="P1" svg:width="1.1413in" svg:height="0.2634in" svg:x="7.7988in" svg:y="10.7654in" draw:caption-point-x="-0.2402in" draw:caption-point-y="0.603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10.7665in" draw:caption-point-x="-0.2402in" draw:caption-point-y="0.602in">
              <dc:date>2017-07-17T00:00:00</dc:date>
              <text:p text:style-name="P1"><text:span text:style-name="T1">8h38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1.0925in" svg:y="10.7669in" draw:caption-point-x="-0.2402in" draw:caption-point-y="0.6016in">
              <dc:date>2017-07-18T00:00:00</dc:date>
              <text:p text:style-name="P1"><text:span text:style-name="T1">Đi học</text:span></text:p>
            </office:annotation>
            <text:p>1</text:p>
          </table:table-cell>
          <table:table-cell table:style-name="ce165" office:value-type="float" office:value="0">
            <office:annotation draw:style-name="gr6" draw:text-style-name="P1" svg:width="1.1413in" svg:height="0.2634in" svg:x="11.5492in" svg:y="10.7681in" draw:caption-point-x="-0.2402in" draw:caption-point-y="0.6004in">
              <dc:date>2017-07-20T00:00:00</dc:date>
              <text:p text:style-name="P1"><text:span text:style-name="T1">8h38 vào cty</text:span></text:p>
            </office:annotation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2.0059in" svg:y="10.7689in" draw:caption-point-x="-0.2402in" draw:caption-point-y="0.5996in">
              <dc:date>2017-07-21T00:00:00</dc:date>
              <text:p text:style-name="P1"><text:span text:style-name="T1">Bà vào bv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13.3756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3.8323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4.289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4.7457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5.202in" svg:y="10.7693in" draw:caption-point-x="-0.2402in" draw:caption-point-y="0.5992in">
              <dc:date>2017-07-24T00:00:00</dc:date>
              <text:p text:style-name="P1"><text:span text:style-name="T1">Đưa bà về quê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5">
            <text:p>45</text:p>
          </table:table-cell>
          <table:table-cell table:style-name="ce44" office:value-type="string">
            <text:p>ThuyCNTA</text:p>
          </table:table-cell>
          <table:table-cell table:style-name="ce161" table:formula="of:=SUM([.D48:.AH48])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3.3756in" svg:y="11.0169in" draw:caption-point-x="-0.2402in" draw:caption-point-y="0.5992in">
              <dc:date>2017-07-2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161" table:formula="of:=SUM([.D49:.AH49])" office:value-type="float" office:value="4">
            <text:p>4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3.5591in" svg:y="11.2492in" draw:caption-point-x="-0.2402in" draw:caption-point-y="0.6146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">
            <office:annotation draw:style-name="gr2" draw:text-style-name="P1" svg:width="1.1413in" svg:height="0.5457in" svg:x="4.0157in" svg:y="11.2567in" draw:caption-point-x="-0.2402in" draw:caption-point-y="0.6071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4.472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">
            <office:annotation draw:style-name="gr2" draw:text-style-name="P1" svg:width="1.1413in" svg:height="0.5457in" svg:x="4.9287in" svg:y="11.2559in" draw:caption-point-x="-0.2402in" draw:caption-point-y="0.6079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5.385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table:number-columns-repeated="2"/>
          <table:table-cell table:style-name="ce165" office:value-type="float" office:value="0">
            <office:annotation draw:style-name="gr2" draw:text-style-name="P1" svg:width="1.1413in" svg:height="0.5457in" svg:x="6.8205in" svg:y="11.2559in" draw:caption-point-x="-0.2402in" draw:caption-point-y="0.6079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7.3094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.5">
            <office:annotation draw:style-name="gr4" draw:text-style-name="P1" svg:width="1.1413in" svg:height="0.3902in" svg:x="7.7988in" svg:y="11.2484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office:value-type="float" office:value="0">
            <office:annotation draw:style-name="gr2" draw:text-style-name="P1" svg:width="1.1413in" svg:height="0.5457in" svg:x="8.2878in" svg:y="11.2559in" draw:caption-point-x="-0.2402in" draw:caption-point-y="0.6079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8.7768in" svg:y="11.2614in" draw:caption-point-x="-0.2402in" draw:caption-point-y="0.6024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6" draw:text-style-name="P1" svg:width="1.1413in" svg:height="0.2634in" svg:x="10.1791in" svg:y="11.2618in" draw:caption-point-x="-0.2402in" draw:caption-point-y="0.602in">
              <dc:date>2017-07-17T00:00:00</dc:date>
              <text:p text:style-name="P1"><text:span text:style-name="T1">8h32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0.6358in" svg:y="11.2622in" draw:caption-point-x="-0.2402in" draw:caption-point-y="0.6016in">
              <dc:date>2017-07-18T00:00:00</dc:date>
              <text:p text:style-name="P1"><text:span text:style-name="T1">Bị chóng mặt, xin đi trễ, 9h57 vào cty</text:span></text:p>
            </office:annotation>
            <text:p>0</text:p>
          </table:table-cell>
          <table:table-cell table:style-name="ce165" office:value-type="float" office:value="0">
            <office:annotation draw:style-name="gr2" draw:text-style-name="P1" svg:width="1.1413in" svg:height="0.5457in" svg:x="11.0925in" svg:y="11.2626in" draw:caption-point-x="-0.2402in" draw:caption-point-y="0.6012in">
              <dc:date>2017-07-19T00:00:00</dc:date>
              <text:p text:style-name="P1"><text:span text:style-name="T1">Xe bị bể bánh, xin đi trễ, 9h15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11.2634in" draw:caption-point-x="-0.2402in" draw:caption-point-y="0.6004in">
              <dc:date>2017-07-21T00:00:00</dc:date>
              <text:p text:style-name="P1"><text:span text:style-name="T1">Ghé cô kế toán, 9h27 va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2.0059in" svg:y="11.2642in" draw:caption-point-x="-0.2402in" draw:caption-point-y="0.5996in">
              <dc:date>2017-07-21T00:00:00</dc:date>
              <text:p text:style-name="P1"><text:span text:style-name="T1">8h37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3.3756in" svg:y="11.2646in" draw:caption-point-x="-0.2402in" draw:caption-point-y="0.5992in">
              <dc:date>2017-07-24T00:00:00</dc:date>
              <text:p text:style-name="P1"><text:span text:style-name="T1">8h32 vào cty</text:span></text:p>
              <text:p text:style-name="P1"><text:span text:style-name="T1"/></text:p>
            </office:annotation>
            <text:p>0</text:p>
          </table:table-cell>
          <table:table-cell table:style-name="ce165" office:value-type="float" office:value="0.5">
            <office:annotation draw:style-name="gr3" draw:text-style-name="P1" svg:width="1.1413in" svg:height="0.7012in" svg:x="13.8323in" svg:y="11.265in" draw:caption-point-x="-0.2402in" draw:caption-point-y="0.5988in">
              <dc:date>2017-07-25T00:00:00</dc:date>
              <text:p text:style-name="P1"><text:span text:style-name="T1">Bị chóng mặt, xin đi trễ, vắng quá 2h, tính off sáng</text:span></text:p>
            </office:annotation>
            <text:p>0.5</text:p>
          </table:table-cell>
          <table:table-cell table:style-name="ce165" office:value-type="float" office:value="0">
            <office:annotation draw:style-name="gr6" draw:text-style-name="P1" svg:width="1.1413in" svg:height="0.2634in" svg:x="14.289in" svg:y="11.2657in" draw:caption-point-x="-0.2402in" draw:caption-point-y="0.598in">
              <dc:date>2017-07-26T00:00:00</dc:date>
              <text:p text:style-name="P1"><text:span text:style-name="T1">8h40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4.7457in" svg:y="11.2665in" draw:caption-point-x="-0.2402in" draw:caption-point-y="0.5972in">
              <dc:date>2017-07-27T00:00:00</dc:date>
              <text:p text:style-name="P1"><text:span text:style-name="T1">8h36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15.202in" svg:y="11.2669in" draw:caption-point-x="-0.2402in" draw:caption-point-y="0.5969in">
              <dc:date>2017-07-2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6.572in" svg:y="11.2673in" draw:caption-point-x="-0.2402in" draw:caption-point-y="0.5965in">
              <dc:date>2017-07-31T00:00:00</dc:date>
              <text:p text:style-name="P1"><text:span text:style-name="T1">Bị té xe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161" table:formula="of:=SUM([.D50:.AH50])" office:value-type="float" office:value="2">
            <text:p>2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0157in" svg:y="11.5063in" draw:caption-point-x="-0.2402in" draw:caption-point-y="0.6051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472in" svg:y="11.5059in" draw:caption-point-x="-0.2402in" draw:caption-point-y="0.6055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.5">
            <office:annotation draw:style-name="gr4" draw:text-style-name="P1" svg:width="1.1413in" svg:height="0.3902in" svg:x="6.8205in" svg:y="11.5075in" draw:caption-point-x="-0.2402in" draw:caption-point-y="0.603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1.0925in" svg:y="11.5102in" draw:caption-point-x="-0.2402in" draw:caption-point-y="0.6012in">
              <dc:date>2017-07-19T00:00:00</dc:date>
              <text:p text:style-name="P1"><text:span text:style-name="T1">Có việc bận, off sáng</text:span></text:p>
            </office:annotation>
            <text:p>0.5</text:p>
          </table:table-cell>
          <table:table-cell table:style-name="ce165" office:value-type="float" office:value="0">
            <office:annotation draw:style-name="gr4" draw:text-style-name="P1" svg:width="1.1413in" svg:height="0.3902in" svg:x="11.5492in" svg:y="11.511in" draw:caption-point-x="-0.2402in" draw:caption-point-y="0.6004in">
              <dc:date>2017-07-20T00:00:00</dc:date>
              <text:p text:style-name="P1"><text:span text:style-name="T1">Ngủ quên, xin đi trễ, 8h46 vào cty</text:span></text:p>
            </office:annotation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12.0059in" svg:y="11.5118in" draw:caption-point-x="-0.2402in" draw:caption-point-y="0.5996in">
              <dc:date>2017-07-21T00:00:00</dc:date>
              <text:p text:style-name="P1"><text:span text:style-name="T1">8h33 vao cty</text:span></text:p>
            </office:annotation>
            <text:p>0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4.7457in" svg:y="11.5142in" draw:caption-point-x="-0.2402in" draw:caption-point-y="0.5972in">
              <dc:date>2017-07-27T00:00:00</dc:date>
              <text:p text:style-name="P1"><text:span text:style-name="T1">Bị nhức đầu</text:span></text:p>
            </office:annotation>
            <text:p>1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133" office:value-type="float" office:value="48">
            <text:p>48</text:p>
          </table:table-cell>
          <table:table-cell table:style-name="ce73" office:value-type="string">
            <text:p>VietBA</text:p>
          </table:table-cell>
          <table:table-cell table:style-name="ce161" table:formula="of:=SUM([.D51:.AH51])" office:value-type="float" office:value="7">
            <text:p>7</text:p>
          </table:table-cell>
          <table:table-cell table:style-name="ce165" table:number-columns-repeated="2"/>
          <table:table-cell table:number-columns-repeated="3" table:style-name="ce165" office:value-type="float" office:value="0">
            <text:p>0</text:p>
          </table:table-cell>
          <table:table-cell table:style-name="ce165" office:value-type="float" office:value="0">
            <office:annotation draw:style-name="gr6" draw:text-style-name="P1" svg:width="1.1413in" svg:height="0.2634in" svg:x="4.9287in" svg:y="11.7539in" draw:caption-point-x="-0.2402in" draw:caption-point-y="0.6051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5" office:value-type="float" office:value="0">
            <text:p>0</text:p>
          </table:table-cell>
          <table:table-cell table:style-name="ce165" table:number-columns-repeated="2"/>
          <table:table-cell table:number-columns-repeated="2" table:style-name="ce165" office:value-type="float" office:value="0"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7.7988in" svg:y="11.7559in" draw:caption-point-x="-0.2402in" draw:caption-point-y="0.603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8.2878in" svg:y="11.7563in" draw:caption-point-x="-0.2402in" draw:caption-point-y="0.6028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5" office:value-type="float" office:value="0">
            <office:annotation draw:style-name="gr4" draw:text-style-name="P1" svg:width="1.1413in" svg:height="0.3902in" svg:x="8.7768in" svg:y="11.7567in" draw:caption-point-x="-0.2402in" draw:caption-point-y="0.6024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1">
            <office:annotation draw:style-name="gr6" draw:text-style-name="P1" svg:width="1.1413in" svg:height="0.2634in" svg:x="12.005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13.3756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3.8323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4.289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4.7457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office:value-type="float" office:value="1">
            <office:annotation draw:style-name="gr6" draw:text-style-name="P1" svg:width="1.1413in" svg:height="0.2634in" svg:x="15.202in" svg:y="11.7524in" draw:caption-point-x="-0.2402in" draw:caption-point-y="0.6067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5" table:number-columns-repeated="2"/>
          <table:table-cell table:style-name="ce165" office:value-type="float" office:value="1">
            <office:annotation draw:style-name="gr6" draw:text-style-name="P1" svg:width="1.1413in" svg:height="0.2634in" svg:x="16.572in" svg:y="11.7524in" draw:caption-point-x="-0.2402in" draw:caption-point-y="0.6067in">
              <dc:date>2017-07-31T00:00:00</dc:date>
              <text:p text:style-name="P1"><text:span text:style-name="T1">Về quê thăm gđ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61" table:formula="of:=SUM([.D52:.AH52])" office:value-type="float" office:value="1">
            <text:p>1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8.7768in" svg:y="11.9913in" draw:caption-point-x="-0.2402in" draw:caption-point-y="0.6154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5" table:number-columns-repeated="2"/>
          <table:table-cell table:number-columns-repeated="5" table:style-name="ce165" office:value-type="float" office:value="0">
            <text:p>0</text:p>
          </table:table-cell>
          <table:table-cell table:style-name="ce165" table:number-columns-repeated="2"/>
          <table:table-cell table:number-columns-repeated="4" table:style-name="ce165" office:value-type="float" office:value="0">
            <text:p>0</text:p>
          </table:table-cell>
          <table:table-cell table:style-name="ce165" office:value-type="float" office:value="0.5">
            <office:annotation draw:style-name="gr4" draw:text-style-name="P1" svg:width="1.1413in" svg:height="0.3902in" svg:x="15.202in" svg:y="12.0079in" draw:caption-point-x="-0.2402in" draw:caption-point-y="0.5988in">
              <dc:date>2017-07-25T00:00:00</dc:date>
              <text:p text:style-name="P1"><text:span text:style-name="T1">Bận việc, xin off chiều</text:span></text:p>
            </office:annotation>
            <text:p>0.5</text:p>
          </table:table-cell>
          <table:table-cell table:style-name="ce165" table:number-columns-repeated="2"/>
          <table:table-cell table:style-name="ce165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6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6" table:number-columns-repeated="4"/>
          <table:table-cell table:style-name="ce168"/>
          <table:table-cell table:style-name="ce166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66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66" table:number-columns-repeated="4"/>
          <table:table-cell table:style-name="ce169" table:number-columns-repeated="7"/>
          <table:table-cell table:style-name="ce166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66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8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81"/>
        <table:table-column table:style-name="co26" table:number-columns-repeated="7" table:default-cell-style-name="ce181"/>
        <table:table-column table:style-name="co25" table:number-columns-repeated="16" table:default-cell-style-name="ce181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76" table:number-columns-repeated="8"/>
          <table:table-cell table:style-name="ce182" office:value-type="string" table:number-columns-spanned="2" table:number-rows-spanned="1">
            <text:p>Month</text:p>
          </table:table-cell>
          <table:covered-table-cell table:style-name="ce183"/>
          <table:table-cell table:style-name="ce184" table:content-validation-name="val1" office:value-type="float" office:value="8" table:number-columns-spanned="2" table:number-rows-spanned="1">
            <text:p>8</text:p>
          </table:table-cell>
          <table:covered-table-cell table:style-name="ce183"/>
          <table:table-cell table:style-name="ce182" office:value-type="string" table:number-columns-spanned="2" table:number-rows-spanned="1">
            <text:p>Year</text:p>
          </table:table-cell>
          <table:covered-table-cell table:style-name="ce183"/>
          <table:table-cell table:style-name="ce182" office:value-type="float" office:value="2017" table:number-columns-spanned="2" table:number-rows-spanned="1">
            <text:p>2017</text:p>
          </table:table-cell>
          <table:covered-table-cell table:style-name="ce185"/>
          <table:table-cell table:style-name="ce176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77" table:formula="of:=DATE([.$R$1];[.N1];1)" office:value-type="date" office:date-value="2017-08-01">
            <text:p>01</text:p>
          </table:table-cell>
          <table:table-cell table:style-name="ce177" table:formula="of:=[.D2]+1" office:value-type="date" office:date-value="2017-08-02">
            <text:p>02</text:p>
          </table:table-cell>
          <table:table-cell table:style-name="ce177" table:formula="of:=[.E2]+1" office:value-type="date" office:date-value="2017-08-03">
            <text:p>03</text:p>
          </table:table-cell>
          <table:table-cell table:style-name="ce177" table:formula="of:=[.F2]+1" office:value-type="date" office:date-value="2017-08-04">
            <text:p>04</text:p>
          </table:table-cell>
          <table:table-cell table:style-name="ce177" table:formula="of:=[.G2]+1" office:value-type="date" office:date-value="2017-08-05">
            <text:p>05</text:p>
          </table:table-cell>
          <table:table-cell table:style-name="ce177" table:formula="of:=[.H2]+1" office:value-type="date" office:date-value="2017-08-06">
            <text:p>06</text:p>
          </table:table-cell>
          <table:table-cell table:style-name="ce177" table:formula="of:=[.I2]+1" office:value-type="date" office:date-value="2017-08-07">
            <text:p>07</text:p>
          </table:table-cell>
          <table:table-cell table:style-name="ce177" table:formula="of:=[.J2]+1" office:value-type="date" office:date-value="2017-08-08">
            <text:p>08</text:p>
          </table:table-cell>
          <table:table-cell table:style-name="ce177" table:formula="of:=[.K2]+1" office:value-type="date" office:date-value="2017-08-09">
            <text:p>09</text:p>
          </table:table-cell>
          <table:table-cell table:style-name="ce177" table:formula="of:=[.L2]+1" office:value-type="date" office:date-value="2017-08-10">
            <text:p>10</text:p>
          </table:table-cell>
          <table:table-cell table:style-name="ce177" table:formula="of:=[.M2]+1" office:value-type="date" office:date-value="2017-08-11">
            <text:p>11</text:p>
          </table:table-cell>
          <table:table-cell table:style-name="ce177" table:formula="of:=[.N2]+1" office:value-type="date" office:date-value="2017-08-12">
            <text:p>12</text:p>
          </table:table-cell>
          <table:table-cell table:style-name="ce177" table:formula="of:=[.O2]+1" office:value-type="date" office:date-value="2017-08-13">
            <text:p>13</text:p>
          </table:table-cell>
          <table:table-cell table:style-name="ce177" table:formula="of:=[.P2]+1" office:value-type="date" office:date-value="2017-08-14">
            <text:p>14</text:p>
          </table:table-cell>
          <table:table-cell table:style-name="ce177" table:formula="of:=[.Q2]+1" office:value-type="date" office:date-value="2017-08-15">
            <text:p>15</text:p>
          </table:table-cell>
          <table:table-cell table:style-name="ce177" table:formula="of:=[.R2]+1" office:value-type="date" office:date-value="2017-08-16">
            <text:p>16</text:p>
          </table:table-cell>
          <table:table-cell table:style-name="ce177" table:formula="of:=[.S2]+1" office:value-type="date" office:date-value="2017-08-17">
            <text:p>17</text:p>
          </table:table-cell>
          <table:table-cell table:style-name="ce177" table:formula="of:=[.T2]+1" office:value-type="date" office:date-value="2017-08-18">
            <text:p>18</text:p>
          </table:table-cell>
          <table:table-cell table:style-name="ce177" table:formula="of:=[.U2]+1" office:value-type="date" office:date-value="2017-08-19">
            <text:p>19</text:p>
          </table:table-cell>
          <table:table-cell table:style-name="ce177" table:formula="of:=[.V2]+1" office:value-type="date" office:date-value="2017-08-20">
            <text:p>20</text:p>
          </table:table-cell>
          <table:table-cell table:style-name="ce177" table:formula="of:=[.W2]+1" office:value-type="date" office:date-value="2017-08-21">
            <text:p>21</text:p>
          </table:table-cell>
          <table:table-cell table:style-name="ce177" table:formula="of:=[.X2]+1" office:value-type="date" office:date-value="2017-08-22">
            <text:p>22</text:p>
          </table:table-cell>
          <table:table-cell table:style-name="ce177" table:formula="of:=[.Y2]+1" office:value-type="date" office:date-value="2017-08-23">
            <text:p>23</text:p>
          </table:table-cell>
          <table:table-cell table:style-name="ce177" table:formula="of:=[.Z2]+1" office:value-type="date" office:date-value="2017-08-24">
            <text:p>24</text:p>
          </table:table-cell>
          <table:table-cell table:style-name="ce177" table:formula="of:=[.AA2]+1" office:value-type="date" office:date-value="2017-08-25">
            <text:p>25</text:p>
          </table:table-cell>
          <table:table-cell table:style-name="ce177" table:formula="of:=[.AB2]+1" office:value-type="date" office:date-value="2017-08-26">
            <text:p>26</text:p>
          </table:table-cell>
          <table:table-cell table:style-name="ce177" table:formula="of:=[.AC2]+1" office:value-type="date" office:date-value="2017-08-27">
            <text:p>27</text:p>
          </table:table-cell>
          <table:table-cell table:style-name="ce177" table:formula="of:=[.AD2]+1" office:value-type="date" office:date-value="2017-08-28">
            <text:p>28</text:p>
          </table:table-cell>
          <table:table-cell table:style-name="ce177" table:formula="of:=[.AE2]+1" office:value-type="date" office:date-value="2017-08-29">
            <text:p>29</text:p>
          </table:table-cell>
          <table:table-cell table:style-name="ce177" table:formula="of:=[.AF2]+1" office:value-type="date" office:date-value="2017-08-30">
            <text:p>30</text:p>
          </table:table-cell>
          <table:table-cell table:style-name="ce177" table:formula="of:=[.AG2]+1" office:value-type="date" office:date-value="2017-08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78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8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8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8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8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8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8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8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75" table:formula="of:=SUM([.D4:.AH4])" office:value-type="float" office:value="0"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3.5591in" svg:y="0.1071in" draw:caption-point-x="-0.2402in" draw:caption-point-y="0.611in">
              <dc:date>2017-08-03T00:00:00</dc:date>
              <text:p text:style-name="P1"><text:span text:style-name="T1">Bận việc nhà, xin đi trễ, 9h9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0.1075in" draw:caption-point-x="-0.2402in" draw:caption-point-y="0.6106in">
              <dc:date>2017-08-04T00:00:00</dc:date>
              <text:p text:style-name="P1"><text:span text:style-name="T1">8h30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5.8421in" svg:y="0.1083in" draw:caption-point-x="-0.2402in" draw:caption-point-y="0.6098in">
              <dc:date>2017-08-08T00:00:00</dc:date>
              <text:p text:style-name="P1"><text:span text:style-name="T1">Tối qua làm trễ, xin đi trễ, 9h30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7.3094in" svg:y="0.1106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8.7768in" svg:y="0.1114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8-16T00:00:00</dc:date>
              <text:p text:style-name="P1"><text:span text:style-name="T1">Đi ngân hàng, 9h6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1791in" svg:y="0.113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0.1138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2.0059in" svg:y="0.1154in" draw:caption-point-x="-0.2402in" draw:caption-point-y="0.6028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2.4622in" svg:y="0.1169in" draw:caption-point-x="-0.2402in" draw:caption-point-y="0.6012in">
              <dc:date>2017-08-22T00:00:00</dc:date>
              <text:p text:style-name="P1"><text:span text:style-name="T1">Ngủ quên, 8h34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5.6587in" svg:y="0.1201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6.572in" svg:y="0.1213in" draw:caption-point-x="-0.2402in" draw:caption-point-y="0.5969in">
              <dc:date>2017-08-31T00:00:00</dc:date>
              <text:p text:style-name="P1"><text:span text:style-name="T1">Nhà có việc, xin đi trễ, 9h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75" table:formula="of:=SUM([.D5:.AH5])" office:value-type="float" office:value="1.5">
            <text:p>1.5</text:p>
          </table:table-cell>
          <table:table-cell table:style-name="ce179" office:value-type="float" office:value="0">
            <office:annotation draw:style-name="gr6" draw:text-style-name="P1" svg:width="1.1413in" svg:height="0.2634in" svg:x="2.6457in" svg:y="0.352in" draw:caption-point-x="-0.2402in" draw:caption-point-y="0.6138in">
              <dc:date>2017-08-01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1024in" svg:y="0.3543in" draw:caption-point-x="-0.2402in" draw:caption-point-y="0.6114in">
              <dc:date>2017-08-02T00:00:00</dc:date>
              <text:p text:style-name="P1"><text:span text:style-name="T1">8h36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0.3547in" draw:caption-point-x="-0.2402in" draw:caption-point-y="0.611in">
              <dc:date>2017-08-03T00:00:00</dc:date>
              <text:p text:style-name="P1"><text:span text:style-name="T1">8h33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2" draw:text-style-name="P1" svg:width="1.1413in" svg:height="0.5457in" svg:x="5.3854in" svg:y="0.3555in" draw:caption-point-x="-0.2402in" draw:caption-point-y="0.6102in">
              <dc:date>2017-09-01T00:00:00</dc:date>
              <text:p text:style-name="P1"><text:span text:style-name="T1">8h44 vào cty, </text:span></text:p>
              <text:p text:style-name="P1"><text:span text:style-name="T1">Nhà có khách, 4h về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5.8421in" svg:y="0.3559in" draw:caption-point-x="-0.2402in" draw:caption-point-y="0.6098in">
              <dc:date>2017-08-08T00:00:00</dc:date>
              <text:p text:style-name="P1"><text:span text:style-name="T1">8h30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6.3311in" svg:y="0.3575in" draw:caption-point-x="-0.2402in" draw:caption-point-y="0.6083in">
              <dc:date>2017-08-09T00:00:00</dc:date>
              <text:p text:style-name="P1"><text:span text:style-name="T1">Bận việc nhà, xin đi trễ, 9h28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6.8205in" svg:y="0.3579in" draw:caption-point-x="-0.2402in" draw:caption-point-y="0.6079in">
              <dc:date>2017-08-10T00:00:00</dc:date>
              <text:p text:style-name="P1"><text:span text:style-name="T1">Bận việc nhà, xin đi trễ, 9h26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0.3594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7228in" svg:y="0.3602in" draw:caption-point-x="-0.2402in" draw:caption-point-y="0.6055in">
              <dc:date>2017-08-16T00:00:00</dc:date>
              <text:p text:style-name="P1"><text:span text:style-name="T1">8h32 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2" draw:text-style-name="P1" svg:width="1.1413in" svg:height="0.5457in" svg:x="10.6358in" svg:y="0.3614in" draw:caption-point-x="-0.2402in" draw:caption-point-y="0.6043in">
              <dc:date>2017-09-01T00:00:00</dc:date>
              <text:p text:style-name="P1"><text:span text:style-name="T1">4h40 vào cty, tính off nguyên ngày</text:span></text:p>
            </office:annotation>
            <text:p>1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2.0059in" svg:y="0.4205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9189in" svg:y="0.365in" draw:caption-point-x="-0.2402in" draw:caption-point-y="0.6008in">
              <dc:date>2017-08-23T00:00:00</dc:date>
              <text:p text:style-name="P1"><text:span text:style-name="T1">8h34 vào cty</text:span></text:p>
            </office:annotation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13.3756in" svg:y="0.3657in" draw:caption-point-x="-0.2402in" draw:caption-point-y="0.6in">
              <dc:date>2017-09-01T00:00:00</dc:date>
              <text:p text:style-name="P1"><text:span text:style-name="T1">Bận việc nhà, off sáng, </text:span></text:p>
              <text:p text:style-name="P1"><text:span text:style-name="T1">2h10 vào cty</text:span></text:p>
            </office:annotation>
            <text:p>0.5</text:p>
          </table:table-cell>
          <table:table-cell table:style-name="ce179" office:value-type="float" office:value="0">
            <office:annotation draw:style-name="gr4" draw:text-style-name="P1" svg:width="1.1413in" svg:height="0.3902in" svg:x="13.8323in" svg:y="0.3661in" draw:caption-point-x="-0.2402in" draw:caption-point-y="0.5996in">
              <dc:date>2017-08-25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4" draw:text-style-name="P1" svg:width="1.1413in" svg:height="0.3902in" svg:x="15.202in" svg:y="0.3677in" draw:caption-point-x="-0.2402in" draw:caption-point-y="0.598in">
              <dc:date>2017-08-28T00:00:00</dc:date>
              <text:p text:style-name="P1"><text:span text:style-name="T1">Bận việc nhà, xin đi trễ, 9h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5.6587in" svg:y="0.3681in" draw:caption-point-x="-0.2402in" draw:caption-point-y="0.5976in">
              <dc:date>2017-08-2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75" table:formula="of:=SUM([.D6:.AH6])" office:value-type="float" office:value="1"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0.6024in" draw:caption-point-x="-0.2402in" draw:caption-point-y="0.611in">
              <dc:date>2017-08-03T00:00:00</dc:date>
              <text:p text:style-name="P1"><text:span text:style-name="T1">8h4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1">
            <office:annotation draw:style-name="gr3" draw:text-style-name="P1" svg:width="1.1413in" svg:height="0.7012in" svg:x="6.8205in" svg:y="0.6055in" draw:caption-point-x="-0.2402in" draw:caption-point-y="0.6079in">
              <dc:date>2017-09-01T00:00:00</dc:date>
              <text:p text:style-name="P1"><text:span text:style-name="T1">Bận việc riêng, 3h30 vào cty, tính off nguyên ngày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75" table:formula="of:=SUM([.D7:.AH7])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1024in" svg:y="0.8508in" draw:caption-point-x="-0.2402in" draw:caption-point-y="0.6102in">
              <dc:date>2017-08-02T00:00:00</dc:date>
              <text:p text:style-name="P1"><text:span text:style-name="T1">8h14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0.85in" draw:caption-point-x="-0.2402in" draw:caption-point-y="0.611in">
              <dc:date>2017-08-03T00:00:00</dc:date>
              <text:p text:style-name="P1"><text:span text:style-name="T1">8h1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0.8598in" draw:caption-point-x="-0.2402in" draw:caption-point-y="0.6012in">
              <dc:date>2017-08-22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160" office:value-type="string">
            <text:p>CuongNM</text:p>
          </table:table-cell>
          <table:table-cell table:style-name="ce175" table:formula="of:=SUM([.D8:.AH8])" office:value-type="float" office:value="1">
            <text:p>1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12.9189in" svg:y="1.1122in" draw:caption-point-x="-0.2402in" draw:caption-point-y="0.5965in">
              <dc:date>2017-08-17T00:00:00</dc:date>
              <text:p text:style-name="P1"><text:span text:style-name="T1">Đám cưới em 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3.8323in" svg:y="1.1091in" draw:caption-point-x="-0.2402in" draw:caption-point-y="0.5996in">
              <dc:date>2017-08-25T00:00:00</dc:date>
              <text:p text:style-name="P1"><text:span text:style-name="T1">8h33 vào cty</text:span></text:p>
            </office:annotation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75" table:formula="of:=SUM([.D9:.AH9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1.3524in" draw:caption-point-x="-0.2402in" draw:caption-point-y="0.6043in">
              <dc:date>2017-08-18T00:00:00</dc:date>
              <text:p text:style-name="P1"><text:span text:style-name="T1">8h35 vào cty</text:span></text:p>
            </office:annotation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2.9189in" svg:y="1.3559in" draw:caption-point-x="-0.2402in" draw:caption-point-y="0.6008in">
              <dc:date>2017-08-23T00:00:00</dc:date>
              <text:p text:style-name="P1"><text:span text:style-name="T1">Ngủ quên, xin đi trễ, 9h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5.6587in" svg:y="1.3591in" draw:caption-point-x="-0.2402in" draw:caption-point-y="0.5976in">
              <dc:date>2017-08-29T00:00:00</dc:date>
              <text:p text:style-name="P1"><text:span text:style-name="T1">Chở vợ đi khám bệnh, 9h19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75" table:formula="of:=SUM([.D10:.AH10])" office:value-type="float" office:value="2.5">
            <text:p>2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1">
            <office:annotation draw:style-name="gr4" draw:text-style-name="P1" svg:width="1.1413in" svg:height="0.3902in" svg:x="5.3854in" svg:y="1.5941in" draw:caption-point-x="-0.2402in" draw:caption-point-y="0.6102in">
              <dc:date>2017-08-07T00:00:00</dc:date>
              <text:p text:style-name="P1"><text:span text:style-name="T1">Đi đón người thân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6.8205in" svg:y="1.5969in" draw:caption-point-x="-0.2402in" draw:caption-point-y="0.6075in">
              <dc:date>2017-08-10T00:00:00</dc:date>
              <text:p text:style-name="P1"><text:span text:style-name="T1">Off sáng, đón người thân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10.6358in" svg:y="1.6028in" draw:caption-point-x="-0.2402in" draw:caption-point-y="0.6016in">
              <dc:date>2017-08-18T00:00:00</dc:date>
              <text:p text:style-name="P1"><text:span text:style-name="T1">Đám cưới bạn</text:span></text:p>
            </office:annotation>
            <text:p>1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75" table:formula="of:=SUM([.D11:.AH11])" office:value-type="float" office:value="1">
            <text:p>1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1">
            <office:annotation draw:style-name="gr6" draw:text-style-name="P1" svg:width="1.1413in" svg:height="0.2634in" svg:x="8.7768in" svg:y="1.8457in" draw:caption-point-x="-0.2402in" draw:caption-point-y="0.6063in">
              <dc:date>2017-08-14T00:00:00</dc:date>
              <text:p text:style-name="P1"><text:span text:style-name="T1">Chú mất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9.7228in" svg:y="1.8465in" draw:caption-point-x="-0.2402in" draw:caption-point-y="0.6055in">
              <dc:date>2017-08-16T00:00:00</dc:date>
              <text:p text:style-name="P1"><text:span text:style-name="T1">Làm thủ tục nhập học cho em, xin đi trễ, 9h23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75" table:formula="of:=SUM([.D12:.AH12])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2.6457in" svg:y="2.0858in" draw:caption-point-x="-0.2402in" draw:caption-point-y="0.6138in">
              <dc:date>2017-08-30T00:00:00</dc:date>
              <text:p text:style-name="P1"><text:span text:style-name="T1">Đi ngân hàng, xin đi trễ, 8h42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1024in" svg:y="2.0882in" draw:caption-point-x="-0.2402in" draw:caption-point-y="0.6114in">
              <dc:date>2017-08-02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3" office:value-type="string">
            <text:p>HaTH</text:p>
          </table:table-cell>
          <table:table-cell table:style-name="ce175" table:formula="of:=SUM([.D13:.AH13])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3.1024in" svg:y="2.3358in" draw:caption-point-x="-0.2402in" draw:caption-point-y="0.6114in">
              <dc:date>2017-09-01T00:00:00</dc:date>
              <text:p text:style-name="P1"><text:span text:style-name="T1">Kẹt xe, 8h40 vào cty. </text:span></text:p>
              <text:p text:style-name="P1"><text:span text:style-name="T1">Có viêc cá nhân, về sớm 4h50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2" draw:text-style-name="P1" svg:width="1.1413in" svg:height="0.5457in" svg:x="5.3854in" svg:y="2.337in" draw:caption-point-x="-0.2402in" draw:caption-point-y="0.6102in">
              <dc:date>2017-08-07T00:00:00</dc:date>
              <text:p text:style-name="P1"><text:span text:style-name="T1">Đi bệnh viện, xin đi trễ, 9h6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6.3311in" svg:y="2.3382in" draw:caption-point-x="-0.2402in" draw:caption-point-y="0.6091in">
              <dc:date>2017-08-09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8.7768in" svg:y="2.3406in" draw:caption-point-x="-0.2402in" draw:caption-point-y="0.6067in">
              <dc:date>2017-08-14T00:00:00</dc:date>
              <text:p text:style-name="P1"><text:span text:style-name="T1">8h39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9.2661in" svg:y="2.3409in" draw:caption-point-x="-0.2402in" draw:caption-point-y="0.6063in">
              <dc:date>2017-09-01T00:00:00</dc:date>
              <text:p text:style-name="P1"><text:span text:style-name="T1">8h32 vào cty.</text:span></text:p>
              <text:p text:style-name="P1"><text:span text:style-name="T1">Đi lễ, xin về sớm 4h30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7228in" svg:y="2.3417in" draw:caption-point-x="-0.2402in" draw:caption-point-y="0.6055in">
              <dc:date>2017-08-16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1791in" svg:y="2.3421in" draw:caption-point-x="-0.2402in" draw:caption-point-y="0.6051in">
              <dc:date>2017-08-17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2.3461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9189in" svg:y="2.3465in" draw:caption-point-x="-0.2402in" draw:caption-point-y="0.6008in">
              <dc:date>2017-08-23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3.3756in" svg:y="2.3469in" draw:caption-point-x="-0.2402in" draw:caption-point-y="0.6004in">
              <dc:date>2017-08-24T00:00:00</dc:date>
              <text:p text:style-name="P1"><text:span text:style-name="T1">Ghé bv lấy thuốc, 8h40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5.202in" svg:y="2.3488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2.3496in" draw:caption-point-x="-0.2402in" draw:caption-point-y="0.5976in">
              <dc:date>2017-08-30T00:00:00</dc:date>
              <text:p text:style-name="P1"><text:span text:style-name="T1">8h37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75" table:formula="of:=SUM([.D14:.AH14])" office:value-type="float" office:value="0"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08-04T00:00:00</dc:date>
              <text:p text:style-name="P1"><text:span text:style-name="T1">8h38 vào cty</text:span></text:p>
            </office:annotation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2.5886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2.5937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2.5972in" draw:caption-point-x="-0.2402in" draw:caption-point-y="0.5976in">
              <dc:date>2017-08-30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2.598in" draw:caption-point-x="-0.2402in" draw:caption-point-y="0.5969in">
              <dc:date>2017-08-31T00:00:00</dc:date>
              <text:p text:style-name="P1"><text:span text:style-name="T1">8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75" table:formula="of:=SUM([.D15:.AH15])" office:value-type="float" office:value="2">
            <text:p>2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8" draw:text-style-name="P1" svg:width="1.1413in" svg:height="0.8567in" svg:x="5.8421in" svg:y="2.8339in" draw:caption-point-x="-0.2402in" draw:caption-point-y="0.6087in">
              <dc:date>2017-08-08T00:00:00</dc:date>
              <text:p text:style-name="P1"><text:span text:style-name="T1">Đi công chứng giấy tờ, xin đi trễ, 8h43 vào cty</text:span></text:p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7.3094in" svg:y="2.8382in" draw:caption-point-x="-0.2402in" draw:caption-point-y="0.6043in">
              <dc:date>2017-08-07T00:00:00</dc:date>
              <text:p text:style-name="P1"><text:span text:style-name="T1">Đi du lịch</text:span></text:p>
            </office:annotation>
            <text:p>1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2.4622in" svg:y="2.8421in" draw:caption-point-x="-0.2402in" draw:caption-point-y="0.6004in">
              <dc:date>2017-08-22T00:00:00</dc:date>
              <text:p text:style-name="P1"><text:span text:style-name="T1">Họp ở trường, xi n đi trễ, 9h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4" draw:text-style-name="P1" svg:width="1.1413in" svg:height="0.3902in" svg:x="15.202in" svg:y="2.8441in" draw:caption-point-x="-0.2402in" draw:caption-point-y="0.5984in">
              <dc:date>2017-08-28T00:00:00</dc:date>
              <text:p text:style-name="P1"><text:span text:style-name="T1">Có việc, xin đi trễ,8h42 vào cty</text:span></text:p>
            </office:annotation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15.6587in" svg:y="2.8453in" draw:caption-point-x="-0.2402in" draw:caption-point-y="0.5972in">
              <dc:date>2017-08-30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79" office:value-type="float" office:value="0">
            <office:annotation draw:style-name="gr2" draw:text-style-name="P1" svg:width="1.1413in" svg:height="0.5457in" svg:x="16.1154in" svg:y="2.8457in" draw:caption-point-x="-0.2402in" draw:caption-point-y="0.5969in">
              <dc:date>2017-08-30T00:00:00</dc:date>
              <text:p text:style-name="P1"><text:span text:style-name="T1">Họp ở trường, xin ra ngoài 2h-3h40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75" table:formula="of:=SUM([.D16:.AH16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3" draw:text-style-name="P1" svg:width="1.1413in" svg:height="0.7012in" svg:x="5.8421in" svg:y="3.0803in" draw:caption-point-x="-0.2402in" draw:caption-point-y="0.6098in">
              <dc:date>2017-08-30T00:00:00</dc:date>
              <text:p text:style-name="P1"><text:span text:style-name="T1">Đi tái khám mắt, xin đi trễ</text:span></text:p>
              <text:p text:style-name="P1"><text:span text:style-name="T1">Vắng quá 2h, tính off sáng</text:span></text:p>
            </office:annotation>
            <text:p>0.5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75" table:formula="of:=SUM([.D17:.AH17])" office:value-type="float" office:value="5.5">
            <text:p>5.5</text:p>
          </table:table-cell>
          <table:table-cell table:style-name="ce179" office:value-type="float" office:value="1"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text:p>0.5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5.8421in" svg:y="3.3429in" draw:caption-point-x="-0.2402in" draw:caption-point-y="0.5953in">
              <dc:date>2017-09-01T00:00:00</dc:date>
              <text:p text:style-name="P1"><text:span text:style-name="T1">Off sáng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6.8205in" svg:y="3.3303in" draw:caption-point-x="-0.2402in" draw:caption-point-y="0.6079in">
              <dc:date>2017-08-10T00:00:00</dc:date>
              <text:p text:style-name="P1"><text:span text:style-name="T1">Off chiều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10.1791in" svg:y="3.3335in" draw:caption-point-x="-0.2402in" draw:caption-point-y="0.6047in">
              <dc:date>2017-08-17T00:00:00</dc:date>
              <text:p text:style-name="P1"><text:span text:style-name="T1">Off chiều</text:span></text:p>
            </office:annotation>
            <text:p>0.5</text:p>
          </table:table-cell>
          <table:table-cell table:style-name="ce179" office:value-type="float" office:value="0.5">
            <office:annotation draw:style-name="gr6" draw:text-style-name="P1" svg:width="1.1413in" svg:height="0.2634in" svg:x="10.6358in" svg:y="3.3343in" draw:caption-point-x="-0.2402in" draw:caption-point-y="0.6039in">
              <dc:date>2017-08-18T00:00:00</dc:date>
              <text:p text:style-name="P1"><text:span text:style-name="T1">Off sáng</text:span></text:p>
            </office:annotation>
            <text:p>0.5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08-24T00:00:00</dc:date>
              <text:p text:style-name="P1"><text:span text:style-name="T1">Off chiều</text:span></text:p>
            </office:annotation>
            <text:p>0.5</text:p>
          </table:table-cell>
          <table:table-cell table:style-name="ce179" office:value-type="float" office:value="1">
            <text:p>1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16.572in" svg:y="3.3425in" draw:caption-point-x="-0.2402in" draw:caption-point-y="0.5957in">
              <dc:date>2017-08-31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75" table:formula="of:=SUM([.D18:.AH18])" office:value-type="float" office:value="0.5">
            <text:p>0.5</text:p>
          </table:table-cell>
          <table:table-cell table:style-name="ce179" office:value-type="float" office:value="0">
            <office:annotation draw:style-name="gr2" draw:text-style-name="P1" svg:width="1.1413in" svg:height="0.5457in" svg:x="2.6457in" svg:y="3.572in" draw:caption-point-x="-0.2402in" draw:caption-point-y="0.6138in">
              <dc:date>2017-08-01T00:00:00</dc:date>
              <text:p text:style-name="P1"><text:span text:style-name="T1">Đi ngân hàng, xin đi trễ, 9h5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1024in" svg:y="3.5744in" draw:caption-point-x="-0.2402in" draw:caption-point-y="0.6114in">
              <dc:date>2017-08-02T00:00:00</dc:date>
              <text:p text:style-name="P1"><text:span text:style-name="T1">8h59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6.3311in" svg:y="3.5776in" draw:caption-point-x="-0.2402in" draw:caption-point-y="0.6083in">
              <dc:date>2017-08-0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79" office:value-type="float" office:value="0">
            <office:annotation draw:style-name="gr4" draw:text-style-name="P1" svg:width="1.1413in" svg:height="0.3902in" svg:x="6.8205in" svg:y="3.578in" draw:caption-point-x="-0.2402in" draw:caption-point-y="0.6079in">
              <dc:date>2017-08-10T00:00:00</dc:date>
              <text:p text:style-name="P1"><text:span text:style-name="T1">Ngủ quên, 8h42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7.3094in" svg:y="3.5783in" draw:caption-point-x="-0.2402in" draw:caption-point-y="0.6075in">
              <dc:date>2017-08-11T00:00:00</dc:date>
              <text:p text:style-name="P1"><text:span text:style-name="T1">Đi bưu điện, xin đi trễ, 9h11 vào cty</text:span></text:p>
            </office:annotation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0.6358in" svg:y="3.5815in" draw:caption-point-x="-0.2402in" draw:caption-point-y="0.6043in">
              <dc:date>2017-08-18T00:00:00</dc:date>
              <text:p text:style-name="P1"><text:span text:style-name="T1">Đi lấy đồ, xin đi trễ, 9h49 vào cty</text:span></text:p>
            </office:annotation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2.9189in" svg:y="3.585in" draw:caption-point-x="-0.2402in" draw:caption-point-y="0.6008in">
              <dc:date>2017-08-23T00:00:00</dc:date>
              <text:p text:style-name="P1"><text:span text:style-name="T1">Xin đi trễ, 9h51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3.8323in" svg:y="3.5862in" draw:caption-point-x="-0.2402in" draw:caption-point-y="0.5996in">
              <dc:date>2017-08-25T00:00:00</dc:date>
              <text:p text:style-name="P1"><text:span text:style-name="T1">Đi mua thuốc, xin đi trễ, 9h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5.6587in" svg:y="3.5878in" draw:caption-point-x="-0.2402in" draw:caption-point-y="0.598in">
              <dc:date>2017-08-29T00:00:00</dc:date>
              <text:p text:style-name="P1"><text:span text:style-name="T1">Ngủ quên, 8h34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6.572in" svg:y="3.5902in" draw:caption-point-x="-0.2402in" draw:caption-point-y="0.5957in">
              <dc:date>2017-08-31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75" table:formula="of:=SUM([.D19:.AH19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75" table:formula="of:=SUM([.D20:.AH20])" office:value-type="float" office:value="0.5">
            <text:p>0.5</text:p>
          </table:table-cell>
          <table:table-cell table:style-name="ce179" office:value-type="float" office:value="0.5">
            <office:annotation draw:style-name="gr4" draw:text-style-name="P1" svg:width="1.1413in" svg:height="0.3902in" svg:x="2.6457in" svg:y="4.0681in" draw:caption-point-x="-0.2402in" draw:caption-point-y="0.613in">
              <dc:date>2017-08-01T00:00:00</dc:date>
              <text:p text:style-name="P1"><text:span text:style-name="T1">Khám bao tử, off sáng</text:span></text:p>
            </office:annotation>
            <text:p>0.5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75" table:formula="of:=SUM([.D21:.AH21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NDT</text:p>
          </table:table-cell>
          <table:table-cell table:style-name="ce175" table:formula="of:=SUM([.D22:.AH22])" office:value-type="float" office:value="0">
            <text:p>0</text:p>
          </table:table-cell>
          <table:table-cell table:style-name="ce179" table:number-columns-repeated="20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ngPN</text:p>
          </table:table-cell>
          <table:table-cell table:style-name="ce175" table:formula="of:=SUM([.D23:.AH23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.5">
            <office:annotation draw:style-name="gr2" draw:text-style-name="P1" svg:width="1.1413in" svg:height="0.5457in" svg:x="12.0059in" svg:y="4.8228in" draw:caption-point-x="-0.2402in" draw:caption-point-y="0.6012in">
              <dc:date>2017-08-23T00:00:00</dc:date>
              <text:p text:style-name="P1"><text:span text:style-name="T1">Khám chân, 11h vào cty, tính off sáng</text:span></text:p>
            </office:annotation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73" office:value-type="string">
            <text:p>HuyDH</text:p>
          </table:table-cell>
          <table:table-cell table:style-name="ce175" table:formula="of:=SUM([.D24:.AH24])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2.6457in" svg:y="5.0579in" draw:caption-point-x="-0.2402in" draw:caption-point-y="0.6138in">
              <dc:date>2017-08-01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5.061in" draw:caption-point-x="-0.2402in" draw:caption-point-y="0.6106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4" draw:text-style-name="P1" svg:width="1.1413in" svg:height="0.3902in" svg:x="5.3854in" svg:y="5.0614in" draw:caption-point-x="-0.2402in" draw:caption-point-y="0.6102in">
              <dc:date>2017-08-07T00:00:00</dc:date>
              <text:p text:style-name="P1"><text:span text:style-name="T1">Xe hết xăng, 8h38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7.3094in" svg:y="5.0642in" draw:caption-point-x="-0.2402in" draw:caption-point-y="0.6075in">
              <dc:date>2017-08-11T00:00:00</dc:date>
              <text:p text:style-name="P1"><text:span text:style-name="T1">8h35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8.7768in" svg:y="5.065in" draw:caption-point-x="-0.2402in" draw:caption-point-y="0.6067in">
              <dc:date>2017-08-14T00:00:00</dc:date>
              <text:p text:style-name="P1"><text:span text:style-name="T1">8h40 vào cty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2661in" svg:y="5.0654in" draw:caption-point-x="-0.2402in" draw:caption-point-y="0.6063in">
              <dc:date>2017-08-15T00:00:00</dc:date>
              <text:p text:style-name="P1"><text:span text:style-name="T1">Kẹt xe, 8h46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0.1791in" svg:y="5.0669in" draw:caption-point-x="-0.2402in" draw:caption-point-y="0.6047in">
              <dc:date>2017-08-17T00:00:00</dc:date>
              <text:p text:style-name="P1"><text:span text:style-name="T1">Ngủ quên, 8h51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5.0673in" draw:caption-point-x="-0.2402in" draw:caption-point-y="0.6043in">
              <dc:date>2017-08-18T00:00:00</dc:date>
              <text:p text:style-name="P1"><text:span text:style-name="T1">8h37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5.0705in" draw:caption-point-x="-0.2402in" draw:caption-point-y="0.6012in">
              <dc:date>2017-08-22T00:00:00</dc:date>
              <text:p text:style-name="P1"><text:span text:style-name="T1">8h55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2.9189in" svg:y="5.0709in" draw:caption-point-x="-0.2402in" draw:caption-point-y="0.6008in">
              <dc:date>2017-08-23T00:00:00</dc:date>
              <text:p text:style-name="P1"><text:span text:style-name="T1">Nhà có việc, xin đi trễ, 9h30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3.3756in" svg:y="5.0713in" draw:caption-point-x="-0.2402in" draw:caption-point-y="0.6004in">
              <dc:date>2017-08-24T00:00:00</dc:date>
              <text:p text:style-name="P1"><text:span text:style-name="T1">8h40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3.8323in" svg:y="5.072in" draw:caption-point-x="-0.2402in" draw:caption-point-y="0.5996in">
              <dc:date>2017-08-25T00:00:00</dc:date>
              <text:p text:style-name="P1"><text:span text:style-name="T1">8h44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4" draw:text-style-name="P1" svg:width="1.1413in" svg:height="0.3902in" svg:x="15.202in" svg:y="5.0732in" draw:caption-point-x="-0.2402in" draw:caption-point-y="0.5984in">
              <dc:date>2017-08-29T00:00:00</dc:date>
              <text:p text:style-name="P1"><text:span text:style-name="T1">Kẹt xe, 8h44 vào cty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5.6587in" svg:y="5.0736in" draw:caption-point-x="-0.2402in" draw:caption-point-y="0.598in">
              <dc:date>2017-08-2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5.074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5.0748in" draw:caption-point-x="-0.2402in" draw:caption-point-y="0.5969in">
              <dc:date>2017-08-31T00:00:00</dc:date>
              <text:p text:style-name="P1"><text:span text:style-name="T1">8h3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75" table:formula="of:=SUM([.D25:.AH25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6.3311in" svg:y="5.3114in" draw:caption-point-x="-0.2402in" draw:caption-point-y="0.6079in">
              <dc:date>2017-08-08T00:00:00</dc:date>
              <text:p text:style-name="P1"><text:span text:style-name="T1">Làm thủ tục nhập học cho em, off sáng</text:span></text:p>
            </office:annotation>
            <text:p>0.5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iLV</text:p>
          </table:table-cell>
          <table:table-cell table:style-name="ce175" table:formula="of:=SUM([.D26:.AH26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hangNHH</text:p>
          </table:table-cell>
          <table:table-cell table:style-name="ce175" table:formula="of:=SUM([.D27:.AH27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nPT</text:p>
          </table:table-cell>
          <table:table-cell table:style-name="ce175" table:formula="of:=SUM([.D28:.AH28])" office:value-type="float" office:value="2.5">
            <text:p>2.5</text:p>
          </table:table-cell>
          <table:table-cell table:style-name="ce179" office:value-type="float" office:value="0">
            <office:annotation draw:style-name="gr4" draw:text-style-name="P1" svg:width="1.1413in" svg:height="0.3902in" svg:x="2.6457in" svg:y="6.0488in" draw:caption-point-x="-0.2402in" draw:caption-point-y="0.6138in">
              <dc:date>2017-08-01T00:00:00</dc:date>
              <text:p text:style-name="P1"><text:span text:style-name="T1">Tập yoga, xin đi trẽ, 8h30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6.8205in" svg:y="6.0547in" draw:caption-point-x="-0.2402in" draw:caption-point-y="0.6079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9" office:value-type="float" office:value="1">
            <office:annotation draw:style-name="gr6" draw:text-style-name="P1" svg:width="1.1413in" svg:height="0.2634in" svg:x="7.3094in" svg:y="6.0567in" draw:caption-point-x="-0.2402in" draw:caption-point-y="0.6059in">
              <dc:date>2017-08-11T00:00:00</dc:date>
              <text:p text:style-name="P1"><text:span text:style-name="T1">Chữa bệnh</text:span></text:p>
            </office:annotation>
            <text:p>1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2661in" svg:y="6.0563in" draw:caption-point-x="-0.2402in" draw:caption-point-y="0.6063in">
              <dc:date>2017-08-15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6" draw:text-style-name="P1" svg:width="1.1413in" svg:height="0.2634in" svg:x="10.1791in" svg:y="6.0594in" draw:caption-point-x="-0.2402in" draw:caption-point-y="0.6031in">
              <dc:date>2017-08-10T00:00:00</dc:date>
              <text:p text:style-name="P1"><text:span text:style-name="T1">Chữa bệnh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3.3756in" svg:y="6.0638in" draw:caption-point-x="-0.2402in" draw:caption-point-y="0.5988in">
              <dc:date>2017-08-24T00:00:00</dc:date>
              <text:p text:style-name="P1"><text:span text:style-name="T1">Tập yoga, xin đi trễ, 9h30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5.6587in" svg:y="6.0646in" draw:caption-point-x="-0.2402in" draw:caption-point-y="0.598in">
              <dc:date>2017-08-29T00:00:00</dc:date>
              <text:p text:style-name="P1"><text:span text:style-name="T1">Tập yoga, xin đi trẽ, 8h31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16.572in" svg:y="6.0657in" draw:caption-point-x="-0.2402in" draw:caption-point-y="0.5969in">
              <dc:date>2017-08-31T00:00:00</dc:date>
              <text:p text:style-name="P1"><text:span text:style-name="T1">Chữa bệnh,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75" table:formula="of:=SUM([.D29:.AH29])" office:value-type="float" office:value="2">
            <text:p>2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1">
            <office:annotation draw:style-name="gr6" draw:text-style-name="P1" svg:width="1.1413in" svg:height="0.2634in" svg:x="8.7768in" svg:y="6.3087in" draw:caption-point-x="-0.2402in" draw:caption-point-y="0.6016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style-name="ce179" office:value-type="float" office:value="1">
            <office:annotation draw:style-name="gr6" draw:text-style-name="P1" svg:width="1.1413in" svg:height="0.2634in" svg:x="9.2661in" svg:y="6.3008in" draw:caption-point-x="-0.2402in" draw:caption-point-y="0.6094in">
              <dc:date>2017-08-08T00:00:00</dc:date>
              <text:p text:style-name="P1"><text:span text:style-name="T1">Đám cưới chị </text:span></text:p>
            </office:annotation>
            <text:p>1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75" table:formula="of:=SUM([.D30:.AH30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iLT</text:p>
          </table:table-cell>
          <table:table-cell table:style-name="ce175" table:formula="of:=SUM([.D31:.AH31])" office:value-type="float" office:value="2">
            <text:p>2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3.5591in" svg:y="6.7925in" draw:caption-point-x="-0.2402in" draw:caption-point-y="0.613in">
              <dc:date>2017-07-31T00:00:00</dc:date>
              <text:p text:style-name="P1"><text:span text:style-name="T1">Dự lễ tốt nghiệp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1">
            <office:annotation draw:style-name="gr4" draw:text-style-name="P1" svg:width="1.1413in" svg:height="0.3902in" svg:x="6.3311in" svg:y="6.7972in" draw:caption-point-x="-0.2402in" draw:caption-point-y="0.6083in">
              <dc:date>2017-08-09T00:00:00</dc:date>
              <text:p text:style-name="P1"><text:span text:style-name="T1">Ba bệnh nặng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3" draw:text-style-name="P1" svg:width="1.1413in" svg:height="0.7012in" svg:x="12.005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12.4622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12.9189in" svg:y="6.8043in" draw:caption-point-x="-0.2402in" draw:caption-point-y="0.6012in">
              <dc:date>2017-09-01T00:00:00</dc:date>
              <text:p text:style-name="P1"><text:span text:style-name="T1">Ba mất, 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174" office:value-type="string">
            <text:p>MaiNTT</text:p>
          </table:table-cell>
          <table:table-cell table:style-name="ce175" table:formula="of:=SUM([.D32:.AH32])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3.1024in" svg:y="7.0417in" draw:caption-point-x="-0.2402in" draw:caption-point-y="0.6114in">
              <dc:date>2017-08-02T00:00:00</dc:date>
              <text:p text:style-name="P1"><text:span text:style-name="T1">Đi ngân hàng, xin đi trễ, <text:s/>8h54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6.3311in" svg:y="7.0441in" draw:caption-point-x="-0.2402in" draw:caption-point-y="0.6091in">
              <dc:date>2017-08-09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1791in" svg:y="7.048in" draw:caption-point-x="-0.2402in" draw:caption-point-y="0.6051in">
              <dc:date>2017-08-17T00:00:00</dc:date>
              <text:p text:style-name="P1"><text:span text:style-name="T1">8h33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2.9189in" svg:y="7.0524in" draw:caption-point-x="-0.2402in" draw:caption-point-y="0.6008in">
              <dc:date>2017-08-23T00:00:00</dc:date>
              <text:p text:style-name="P1"><text:span text:style-name="T1">Đi ngân hàng, xin đi trễ, 8h45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75" table:formula="of:=SUM([.D33:.AH33])" office:value-type="float" office:value="0"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7.2898in" draw:caption-point-x="-0.2402in" draw:caption-point-y="0.611in">
              <dc:date>2017-08-03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7.2906in" draw:caption-point-x="-0.2402in" draw:caption-point-y="0.6102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7.2945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7.2996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7.3031in" draw:caption-point-x="-0.2402in" draw:caption-point-y="0.5976in">
              <dc:date>2017-08-30T00:00:00</dc:date>
              <text:p text:style-name="P1"><text:span text:style-name="T1">8h34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7.3039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75" table:formula="of:=SUM([.D34:.AH34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75" table:formula="of:=SUM([.D35:.AH35])" office:value-type="float" office:value="1">
            <text:p>1</text:p>
          </table:table-cell>
          <table:table-cell table:style-name="ce179" office:value-type="float" office:value="0">
            <office:annotation draw:style-name="gr6" draw:text-style-name="P1" svg:width="1.1413in" svg:height="0.2634in" svg:x="2.6457in" svg:y="7.7827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5.3854in" svg:y="7.7862in" draw:caption-point-x="-0.2402in" draw:caption-point-y="0.6102in">
              <dc:date>2017-08-0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6.8205in" svg:y="7.7902in" draw:caption-point-x="-0.2402in" draw:caption-point-y="0.6063in">
              <dc:date>2017-08-10T00:00:00</dc:date>
              <text:p text:style-name="P1"><text:span text:style-name="T1">Xin làm remote, off chiều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8.7768in" svg:y="7.7898in" draw:caption-point-x="-0.2402in" draw:caption-point-y="0.6067in">
              <dc:date>2017-08-14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7.7902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7228in" svg:y="7.7909in" draw:caption-point-x="-0.2402in" draw:caption-point-y="0.6055in">
              <dc:date>2017-08-16T00:00:00</dc:date>
              <text:p text:style-name="P1"><text:span text:style-name="T1">Con bệnh, xin đi trễ, 9h6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1">
            <office:annotation draw:style-name="gr6" draw:text-style-name="P1" svg:width="1.1413in" svg:height="0.2634in" svg:x="12.0059in" svg:y="7.7937in" draw:caption-point-x="-0.2402in" draw:caption-point-y="0.6028in">
              <dc:date>2017-08-21T00:00:00</dc:date>
              <text:p text:style-name="P1"><text:span text:style-name="T1">Đau đầu, sốt</text:span></text:p>
            </office:annotation>
            <text:p>1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75" table:formula="of:=SUM([.D36:.AH36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2661in" svg:y="8.0378in" draw:caption-point-x="-0.2402in" draw:caption-point-y="0.6063in">
              <dc:date>2017-08-15T00:00:00</dc:date>
              <text:p text:style-name="P1"><text:span text:style-name="T1">Xe hư, xin đi trễ, 9h30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75" table:formula="of:=SUM([.D37:.AH37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9.7228in" svg:y="8.2866in" draw:caption-point-x="-0.2402in" draw:caption-point-y="0.6051in">
              <dc:date>2017-08-16T00:00:00</dc:date>
              <text:p text:style-name="P1"><text:span text:style-name="T1">Việc cá nhân, xin đi trễ, 8h45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15.6587in" svg:y="8.2961in" draw:caption-point-x="-0.2402in" draw:caption-point-y="0.5957in">
              <dc:date>2017-08-25T00:00:00</dc:date>
              <text:p text:style-name="P1"><text:span text:style-name="T1">Dự Lễ tốt nghiệp, off sáng</text:span></text:p>
            </office:annotation>
            <text:p>0.5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ngHTH</text:p>
          </table:table-cell>
          <table:table-cell table:style-name="ce175" table:formula="of:=SUM([.D38:.AH38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8.535in" draw:caption-point-x="-0.2402in" draw:caption-point-y="0.6043in">
              <dc:date>2017-08-18T00:00:00</dc:date>
              <text:p text:style-name="P1"><text:span text:style-name="T1">8h31 vào cty</text:span></text:p>
            </office:annotation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3.3756in" svg:y="8.539in" draw:caption-point-x="-0.2402in" draw:caption-point-y="0.6004in">
              <dc:date>2017-08-24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08-31T00:00:00</dc:date>
              <text:p text:style-name="P1"><text:span text:style-name="T1">8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PHQ</text:p>
          </table:table-cell>
          <table:table-cell table:style-name="ce175" table:formula="of:=SUM([.D39:.AH39])" office:value-type="float" office:value="2">
            <text:p>2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08-03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5.8421in" svg:y="8.7772in" draw:caption-point-x="-0.2402in" draw:caption-point-y="0.6098in">
              <dc:date>2017-08-08T00:00:00</dc:date>
              <text:p text:style-name="P1"><text:span text:style-name="T1">8h33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6.8205in" svg:y="8.7807in" draw:caption-point-x="-0.2402in" draw:caption-point-y="0.6063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9" office:value-type="float" office:value="1">
            <office:annotation draw:style-name="gr6" draw:text-style-name="P1" svg:width="1.1413in" svg:height="0.2634in" svg:x="7.3094in" svg:y="8.7776in" draw:caption-point-x="-0.2402in" draw:caption-point-y="0.6094in">
              <dc:date>2017-08-08T00:00:00</dc:date>
              <text:p text:style-name="P1"><text:span text:style-name="T1">Về quê</text:span></text:p>
            </office:annotation>
            <text:p>1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8.7807in" draw:caption-point-x="-0.2402in" draw:caption-point-y="0.6063in">
              <dc:date>2017-08-15T00:00:00</dc:date>
              <text:p text:style-name="P1"><text:span text:style-name="T1">8h46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2.4622in" svg:y="8.7858in" draw:caption-point-x="-0.2402in" draw:caption-point-y="0.6012in">
              <dc:date>2017-08-22T00:00:00</dc:date>
              <text:p text:style-name="P1"><text:span text:style-name="T1">Làm việc muộn, 8h37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73" office:value-type="string">
            <text:p>PhuongTH</text:p>
          </table:table-cell>
          <table:table-cell table:style-name="ce175" table:formula="of:=SUM([.D40:.AH40])" office:value-type="float" office:value="0.5">
            <text:p>0.5</text:p>
          </table:table-cell>
          <table:table-cell table:style-name="ce179" office:value-type="float" office:value="0">
            <office:annotation draw:style-name="gr4" draw:text-style-name="P1" svg:width="1.1413in" svg:height="0.3902in" svg:x="2.6457in" svg:y="9.0209in" draw:caption-point-x="-0.2402in" draw:caption-point-y="0.6138in">
              <dc:date>2017-08-01T00:00:00</dc:date>
              <text:p text:style-name="P1"><text:span text:style-name="T1">Ngủ quên, 8h33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9.0248in" draw:caption-point-x="-0.2402in" draw:caption-point-y="0.6098in">
              <dc:date>2017-08-04T00:00:00</dc:date>
              <text:p text:style-name="P1"><text:span text:style-name="T1">8h3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5.3854in" svg:y="9.0244in" draw:caption-point-x="-0.2402in" draw:caption-point-y="0.6102in">
              <dc:date>2017-08-07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.5">
            <office:annotation draw:style-name="gr3" draw:text-style-name="P1" svg:width="1.1413in" svg:height="0.7012in" svg:x="5.8421in" svg:y="9.0248in" draw:caption-point-x="-0.2402in" draw:caption-point-y="0.6098in">
              <dc:date>2017-08-08T00:00:00</dc:date>
              <text:p text:style-name="P1"><text:span text:style-name="T1">Bị đau cổ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6.8205in" svg:y="9.0268in" draw:caption-point-x="-0.2402in" draw:caption-point-y="0.6079in">
              <dc:date>2017-08-10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8.7768in" svg:y="9.028in" draw:caption-point-x="-0.2402in" draw:caption-point-y="0.6067in">
              <dc:date>2017-08-14T00:00:00</dc:date>
              <text:p text:style-name="P1"><text:span text:style-name="T1">8h31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9.0283in" draw:caption-point-x="-0.2402in" draw:caption-point-y="0.6063in">
              <dc:date>2017-08-15T00:00:00</dc:date>
              <text:p text:style-name="P1"><text:span text:style-name="T1">8h31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7228in" svg:y="9.0291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3.3756in" svg:y="9.0362in" draw:caption-point-x="-0.2402in" draw:caption-point-y="0.5984in">
              <dc:date>2017-08-24T00:00:00</dc:date>
              <text:p text:style-name="P1"><text:span text:style-name="T1">Làm thủ tục cá nhân, xin về sớm 3h30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3.8323in" svg:y="9.0346in" draw:caption-point-x="-0.2402in" draw:caption-point-y="0.6in">
              <dc:date>2017-08-24T00:00:00</dc:date>
              <text:p text:style-name="P1"><text:span text:style-name="T1">Làm thủ tục cá nhân, xin về sớm, 4h30</text:span></text:p>
            </office:annotation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08-31T00:00:00</dc:date>
              <text:p text:style-name="P1"><text:span text:style-name="T1">8h3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5" office:value-type="string">
            <text:p>PhongPT</text:p>
          </table:table-cell>
          <table:table-cell table:style-name="ce175" table:formula="of:=SUM([.D41:.AH41])" office:value-type="float" office:value="1">
            <text:p>1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7228in" svg:y="9.2768in" draw:caption-point-x="-0.2402in" draw:caption-point-y="0.6055in">
              <dc:date>2017-08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4" draw:text-style-name="P1" svg:width="1.1413in" svg:height="0.3902in" svg:x="15.6587in" svg:y="9.2843in" draw:caption-point-x="-0.2402in" draw:caption-point-y="0.598in">
              <dc:date>2017-08-29T00:00:00</dc:date>
              <text:p text:style-name="P1"><text:span text:style-name="T1">Sinh hoạt công dân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175" table:formula="of:=SUM([.D42:.AH42])" office:value-type="float" office:value="4">
            <text:p>4</text:p>
          </table:table-cell>
          <table:table-cell table:style-name="ce179" office:value-type="float" office:value="0">
            <office:annotation draw:style-name="gr4" draw:text-style-name="P1" svg:width="1.1413in" svg:height="0.3902in" svg:x="2.6457in" svg:y="9.5161in" draw:caption-point-x="-0.2402in" draw:caption-point-y="0.6138in">
              <dc:date>2017-08-01T00:00:00</dc:date>
              <text:p text:style-name="P1"><text:span text:style-name="T1">Ngủ quên, 8h43 vào cty</text:span></text:p>
            </office:annotation>
            <text:p>0</text:p>
          </table:table-cell>
          <table:table-cell table:style-name="ce179" office:value-type="float" office:value="1">
            <office:annotation draw:style-name="gr4" draw:text-style-name="P1" svg:width="1.1413in" svg:height="0.3902in" svg:x="3.1024in" svg:y="9.5197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6.8205in" svg:y="9.522in" draw:caption-point-x="-0.2402in" draw:caption-point-y="0.6079in">
              <dc:date>2017-08-10T00:00:00</dc:date>
              <text:p text:style-name="P1"><text:span text:style-name="T1">Bị sốt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2" draw:text-style-name="P1" svg:width="1.1413in" svg:height="0.5457in" svg:x="12.4622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style-name="ce179" office:value-type="float" office:value="1">
            <office:annotation draw:style-name="gr2" draw:text-style-name="P1" svg:width="1.1413in" svg:height="0.5457in" svg:x="12.9189in" svg:y="9.5287in" draw:caption-point-x="-0.2402in" draw:caption-point-y="0.6012in">
              <dc:date>2017-08-22T00:00:00</dc:date>
              <text:p text:style-name="P1"><text:span text:style-name="T1">Làm đồ án và báo cáo môn học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PhuocNCH</text:p>
          </table:table-cell>
          <table:table-cell table:style-name="ce175" table:formula="of:=SUM([.D43:.AH43])" office:value-type="float" office:value="0">
            <text:p>0</text:p>
          </table:table-cell>
          <table:table-cell table:style-name="ce179" table:number-columns-repeated="9"/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175" table:formula="of:=SUM([.D44:.AH44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9.7228in" svg:y="10.0232in" draw:caption-point-x="-0.2402in" draw:caption-point-y="0.6024in">
              <dc:date>2017-08-10T00:00:00</dc:date>
              <text:p text:style-name="P1"><text:span text:style-name="T1">Bận việc gia đình, off chiều</text:span></text:p>
            </office:annotation>
            <text:p>0.5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13.8323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3" draw:text-style-name="P1" svg:width="1.1413in" svg:height="0.7012in" svg:x="15.202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15.6587in" svg:y="10.024in" draw:caption-point-x="-0.2402in" draw:caption-point-y="0.6016in">
              <dc:date>2017-09-01T00:00:00</dc:date>
              <text:p text:style-name="P1"><text:span text:style-name="T1">Đám cưới</text:span></text:p>
              <text:p text:style-name="P1"><text:span text:style-name="T1">Được nghỉ 3 ngày, không trừ lương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175" table:formula="of:=SUM([.D45:.AH45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179" office:value-type="float" office:value="0">
            <office:annotation office:display="true" draw:style-name="gr2" draw:text-style-name="P1" svg:width="1.1413in" svg:height="0.5457in" svg:x="7.3094in" svg:y="10.3713in" draw:caption-point-x="-0.2402in" draw:caption-point-y="0.5016in">
              <dc:date>2017-08-08T00:00:00</dc:date>
              <text:p text:style-name="P2"><text:span text:style-name="T1">Đi khám thai lần 2</text:span></text:p>
              <text:p text:style-name="P2"><text:span text:style-name="T1">Có hưởng BHXH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4" draw:text-style-name="P1" svg:width="1.1413in" svg:height="0.3902in" svg:x="8.7768in" svg:y="10.2665in" draw:caption-point-x="-0.2402in" draw:caption-point-y="0.6067in">
              <dc:date>2017-08-14T00:00:00</dc:date>
              <text:p text:style-name="P1"><text:span text:style-name="T1">Đau bụng, xin đi trễ, 8h59 vào cty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10.2689in" draw:caption-point-x="-0.2402in" draw:caption-point-y="0.6043in">
              <dc:date>2017-08-18T00:00:00</dc:date>
              <text:p text:style-name="P1"><text:span text:style-name="T1">8h29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2.0059in" svg:y="10.2705in" draw:caption-point-x="-0.2402in" draw:caption-point-y="0.6028in">
              <dc:date>2017-08-2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3" draw:text-style-name="P1" svg:width="1.1413in" svg:height="0.7012in" svg:x="16.572in" svg:y="10.2764in" draw:caption-point-x="-0.2402in" draw:caption-point-y="0.5969in">
              <dc:date>2017-08-31T00:00:00</dc:date>
              <text:p text:style-name="P1"><text:span text:style-name="T1">8h13 vào cty</text:span></text:p>
              <text:p text:style-name="P1"><text:span text:style-name="T1">Xin ra ngoài đi ngân hàng 1h20 - 1h58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174" office:value-type="string">
            <text:p>ThaoDTN</text:p>
          </table:table-cell>
          <table:table-cell table:style-name="ce175" table:formula="of:=SUM([.D46:.AH46])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style-name="ce179">
            <office:annotation draw:style-name="gr6" draw:text-style-name="P1" svg:width="1.1413in" svg:height="0.2634in" svg:x="3.1024in" svg:y="10.5106in" draw:caption-point-x="-0.2402in" draw:caption-point-y="0.6102in">
              <dc:date>2017-08-02T00:00:00</dc:date>
              <text:p text:style-name="P1"><text:span text:style-name="T1">Nghỉ 3 tháng</text:span></text:p>
            </office:annotation>
          </table:table-cell>
          <table:table-cell table:style-name="ce179" table:number-columns-repeated="29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175" table:formula="of:=SUM([.D47:.AH47])" office:value-type="float" office:value="0"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4.0157in" svg:y="10.7587in" draw:caption-point-x="-0.2402in" draw:caption-point-y="0.6098in">
              <dc:date>2017-08-07T00:00:00</dc:date>
              <text:p text:style-name="P1"><text:span text:style-name="T1">Xe hư, xin đi trễ, 9h va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2" draw:text-style-name="P1" svg:width="1.1413in" svg:height="0.5457in" svg:x="5.3854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5.8421in" svg:y="10.7535in" draw:caption-point-x="-0.2402in" draw:caption-point-y="0.615in">
              <dc:date>2017-08-09T00:00:00</dc:date>
              <text:p text:style-name="P1"><text:span text:style-name="T1">Về quê gq việc nhà, làm remote theo yc dự án</text:span></text:p>
            </office:annotation>
            <text:p>0</text:p>
          </table:table-cell>
          <table:table-cell table:number-columns-repeated="3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175" table:formula="of:=SUM([.D48:.AH48])" office:value-type="float" office:value="2">
            <text:p>2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4" draw:text-style-name="P1" svg:width="1.1413in" svg:height="0.3902in" svg:x="3.1024in" svg:y="11.0059in" draw:caption-point-x="-0.2402in" draw:caption-point-y="0.6102in">
              <dc:date>2017-08-01T00:00:00</dc:date>
              <text:p text:style-name="P1"><text:span text:style-name="T1">Có lịch học ở trường</text:span></text:p>
            </office:annotation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2" draw:text-style-name="P1" svg:width="1.1413in" svg:height="0.5457in" svg:x="8.7768in" svg:y="11.0094in" draw:caption-point-x="-0.2402in" draw:caption-point-y="0.6067in">
              <dc:date>2017-08-14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11.0098in" draw:caption-point-x="-0.2402in" draw:caption-point-y="0.6063in">
              <dc:date>2017-08-15T00:00:00</dc:date>
              <text:p text:style-name="P1"><text:span text:style-name="T1">8h37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9.7228in" svg:y="11.0106in" draw:caption-point-x="-0.2402in" draw:caption-point-y="0.6055in">
              <dc:date>2017-08-16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0.1791in" svg:y="11.011in" draw:caption-point-x="-0.2402in" draw:caption-point-y="0.6051in">
              <dc:date>2017-08-17T00:00:00</dc:date>
              <text:p text:style-name="P1"><text:span text:style-name="T1">Bị lủng bánh xe, xin đi trễ, 9h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2.0059in" svg:y="11.0138in" draw:caption-point-x="-0.2402in" draw:caption-point-y="0.6024in">
              <dc:date>2017-08-21T00:00:00</dc:date>
              <text:p text:style-name="P1"><text:span text:style-name="T1">8h38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1">
            <office:annotation draw:style-name="gr6" draw:text-style-name="P1" svg:width="1.1413in" svg:height="0.2634in" svg:x="12.9189in" svg:y="11.0154in" draw:caption-point-x="-0.2402in" draw:caption-point-y="0.6008in">
              <dc:date>2017-08-23T00:00:00</dc:date>
              <text:p text:style-name="P1"><text:span text:style-name="T1">Báo cáo đồ án</text:span></text:p>
            </office:annotation>
            <text:p>1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3.8323in" svg:y="11.0165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11.0185in" draw:caption-point-x="-0.2402in" draw:caption-point-y="0.5976in">
              <dc:date>2017-08-30T00:00:00</dc:date>
              <text:p text:style-name="P1"><text:span text:style-name="T1">8h40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6.572in" svg:y="11.0193in" draw:caption-point-x="-0.2402in" draw:caption-point-y="0.5969in">
              <dc:date>2017-08-31T00:00:00</dc:date>
              <text:p text:style-name="P1"><text:span text:style-name="T1">Chở Mẹ đi khám bệnh, xin đi trễ, 9h4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uyCNTA</text:p>
          </table:table-cell>
          <table:table-cell table:style-name="ce175" table:formula="of:=SUM([.D49:.AH49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175" table:formula="of:=SUM([.D50:.AH50])" office:value-type="float" office:value="2.5">
            <text:p>2.5</text:p>
          </table:table-cell>
          <table:table-cell table:style-name="ce179" office:value-type="float" office:value="0">
            <office:annotation draw:style-name="gr6" draw:text-style-name="P1" svg:width="1.1413in" svg:height="0.2634in" svg:x="2.6457in" svg:y="11.4976in" draw:caption-point-x="-0.2402in" draw:caption-point-y="0.6138in">
              <dc:date>2017-08-01T00:00:00</dc:date>
              <text:p text:style-name="P1"><text:span text:style-name="T1">8h42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3.5591in" svg:y="11.5016in" draw:caption-point-x="-0.2402in" draw:caption-point-y="0.6098in">
              <dc:date>2017-08-03T00:00:00</dc:date>
              <text:p text:style-name="P1"><text:span text:style-name="T1">Bị mệt, xin đi trễ, 10h29 vào cty, tính off sáng </text:span></text:p>
            </office:annotation>
            <text:p>0.5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11.5008in" draw:caption-point-x="-0.2402in" draw:caption-point-y="0.6106in">
              <dc:date>2017-08-04T00:00:00</dc:date>
              <text:p text:style-name="P1"><text:span text:style-name="T1">8h4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5.8421in" svg:y="11.5016in" draw:caption-point-x="-0.2402in" draw:caption-point-y="0.6098in">
              <dc:date>2017-08-08T00:00:00</dc:date>
              <text:p text:style-name="P1"><text:span text:style-name="T1">8h36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6.3311in" svg:y="11.5024in" draw:caption-point-x="-0.2402in" draw:caption-point-y="0.6091in">
              <dc:date>2017-08-09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7.3094in" svg:y="11.5039in" draw:caption-point-x="-0.2402in" draw:caption-point-y="0.6075in">
              <dc:date>2017-08-11T00:00:00</dc:date>
              <text:p text:style-name="P1"><text:span text:style-name="T1">8h32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1">
            <office:annotation draw:style-name="gr2" draw:text-style-name="P1" svg:width="1.1413in" svg:height="0.5457in" svg:x="8.7768in" svg:y="11.5055in" draw:caption-point-x="-0.2402in" draw:caption-point-y="0.6059in">
              <dc:date>2017-08-15T00:00:00</dc:date>
              <text:p text:style-name="P1"><text:span text:style-name="T1">Bị sốt, off sáng, vắng quá 2h, off chiều</text:span></text:p>
            </office:annotation>
            <text:p>1</text:p>
          </table:table-cell>
          <table:table-cell table:style-name="ce179" office:value-type="float" office:value="0">
            <office:annotation draw:style-name="gr6" draw:text-style-name="P1" svg:width="1.1413in" svg:height="0.2634in" svg:x="9.2661in" svg:y="11.5051in" draw:caption-point-x="-0.2402in" draw:caption-point-y="0.6063in">
              <dc:date>2017-08-15T00:00:00</dc:date>
              <text:p text:style-name="P1"><text:span text:style-name="T1">8h39 vào cty</text:span></text:p>
            </office:annotation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9.7228in" svg:y="11.5063in" draw:caption-point-x="-0.2402in" draw:caption-point-y="0.6051in">
              <dc:date>2017-08-16T00:00:00</dc:date>
              <text:p text:style-name="P1"><text:span text:style-name="T1">Xe hư, xin đi trễ, 9h58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1791in" svg:y="11.5063in" draw:caption-point-x="-0.2402in" draw:caption-point-y="0.6051in">
              <dc:date>2017-08-17T00:00:00</dc:date>
              <text:p text:style-name="P1"><text:span text:style-name="T1">8h37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0.6358in" svg:y="11.5071in" draw:caption-point-x="-0.2402in" draw:caption-point-y="0.6043in">
              <dc:date>2017-08-18T00:00:00</dc:date>
              <text:p text:style-name="P1"><text:span text:style-name="T1">8h33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11.5102in" draw:caption-point-x="-0.2402in" draw:caption-point-y="0.6012in">
              <dc:date>2017-08-22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12.9189in" svg:y="11.5106in" draw:caption-point-x="-0.2402in" draw:caption-point-y="0.6008in">
              <dc:date>2017-08-23T00:00:00</dc:date>
              <text:p text:style-name="P1"><text:span text:style-name="T1">Bị sốt, mệt, off sáng</text:span></text:p>
            </office:annotation>
            <text:p>0.5</text:p>
          </table:table-cell>
          <table:table-cell table:style-name="ce179" office:value-type="float" office:value="0.5">
            <office:annotation draw:style-name="gr2" draw:text-style-name="P1" svg:width="1.1413in" svg:height="0.5457in" svg:x="13.3756in" svg:y="11.511in" draw:caption-point-x="-0.2402in" draw:caption-point-y="0.6004in">
              <dc:date>2017-08-24T00:00:00</dc:date>
              <text:p text:style-name="P1"><text:span text:style-name="T1">Khám bệnh, 11h20 vào cty, tính off sáng</text:span></text:p>
            </office:annotation>
            <text:p>0.5</text:p>
          </table:table-cell>
          <table:table-cell table:style-name="ce179" office:value-type="float" office:value="0">
            <office:annotation draw:style-name="gr6" draw:text-style-name="P1" svg:width="1.1413in" svg:height="0.2634in" svg:x="13.8323in" svg:y="11.5118in" draw:caption-point-x="-0.2402in" draw:caption-point-y="0.5996in">
              <dc:date>2017-08-25T00:00:00</dc:date>
              <text:p text:style-name="P1"><text:span text:style-name="T1">8h43 vào cty</text:span></text:p>
            </office:annotation>
            <text:p>0</text:p>
          </table:table-cell>
          <table:table-cell table:style-name="ce179" table:number-columns-repeated="2"/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5.6587in" svg:y="11.5157in" draw:caption-point-x="-0.2402in" draw:caption-point-y="0.5957in">
              <dc:date>2017-08-30T00:00:00</dc:date>
              <text:p text:style-name="P1"><text:span text:style-name="T1">8h37 vào cty</text:span></text:p>
              <text:p text:style-name="P1"><text:span text:style-name="T1">Xin ra ngoài 10h10 – 12h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6.572in" svg:y="11.5154in" draw:caption-point-x="-0.2402in" draw:caption-point-y="0.5961in">
              <dc:date>2017-08-31T00:00:00</dc:date>
              <text:p text:style-name="P1"><text:span text:style-name="T1">Đi UB phường, xin đi trễ, 9h30 đi ngân hàng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175" table:formula="of:=SUM([.D51:.AH51])" office:value-type="float" office:value="0">
            <text:p>0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160" office:value-type="string">
            <text:p>TuanTQP</text:p>
          </table:table-cell>
          <table:table-cell table:style-name="ce175" table:formula="of:=SUM([.D52:.AH52])" office:value-type="float" office:value="1">
            <text:p>1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3.5591in" svg:y="11.9976in" draw:caption-point-x="-0.2402in" draw:caption-point-y="0.6091in">
              <dc:date>2017-08-03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6.3311in" svg:y="11.998in" draw:caption-point-x="-0.2402in" draw:caption-point-y="0.6087in">
              <dc:date>2017-08-09T00:00:00</dc:date>
              <text:p text:style-name="P1"><text:span text:style-name="T1">Kẹt xe, 8h40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0.1791in" svg:y="12.0016in" draw:caption-point-x="-0.2402in" draw:caption-point-y="0.6051in">
              <dc:date>2017-08-17T00:00:00</dc:date>
              <text:p text:style-name="P1"><text:span text:style-name="T1">Trời mưa, 8h41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2.0059in" svg:y="12.0614in" draw:caption-point-x="-0.2402in" draw:caption-point-y="0.5453in">
              <dc:date>2017-08-21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2.4622in" svg:y="12.0055in" draw:caption-point-x="-0.2402in" draw:caption-point-y="0.6012in">
              <dc:date>2017-08-22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.5">
            <office:annotation draw:style-name="gr4" draw:text-style-name="P1" svg:width="1.1413in" svg:height="0.3902in" svg:x="12.9189in" svg:y="12.0059in" draw:caption-point-x="-0.2402in" draw:caption-point-y="0.6008in">
              <dc:date>2017-08-23T00:00:00</dc:date>
              <text:p text:style-name="P1"><text:span text:style-name="T1">10h25 vào cty, tính off sáng</text:span></text:p>
            </office:annotation>
            <text:p>0.5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73" office:value-type="string">
            <text:p>VietBA</text:p>
          </table:table-cell>
          <table:table-cell table:style-name="ce175" table:formula="of:=SUM([.D53:.AH53])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2.6457in" svg:y="12.2409in" draw:caption-point-x="-0.2402in" draw:caption-point-y="0.6138in">
              <dc:date>2017-08-01T00:00:00</dc:date>
              <text:p text:style-name="P1"><text:span text:style-name="T1">8h34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1024in" svg:y="12.2433in" draw:caption-point-x="-0.2402in" draw:caption-point-y="0.6114in">
              <dc:date>2017-08-02T00:00:00</dc:date>
              <text:p text:style-name="P1"><text:span text:style-name="T1">8h32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3.5591in" svg:y="12.2437in" draw:caption-point-x="-0.2402in" draw:caption-point-y="0.611in">
              <dc:date>2017-08-03T00:00:00</dc:date>
              <text:p text:style-name="P1"><text:span text:style-name="T1">8h31 vào cty</text:span></text:p>
            </office:annotation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4.0157in" svg:y="12.2449in" draw:caption-point-x="-0.2402in" draw:caption-point-y="0.6098in">
              <dc:date>2017-08-04T00:00:00</dc:date>
              <text:p text:style-name="P1"><text:span text:style-name="T1">8h31 vào cty</text:span></text:p>
            </office:annotation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6.3311in" svg:y="12.2457in" draw:caption-point-x="-0.2402in" draw:caption-point-y="0.6091in">
              <dc:date>2017-08-09T00:00:00</dc:date>
              <text:p text:style-name="P1"><text:span text:style-name="T1">Chở Mẹ đi cv, xin đi trễ, 8h54 vào cty</text:span></text:p>
            </office:annotation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6.8205in" svg:y="12.2469in" draw:caption-point-x="-0.2402in" draw:caption-point-y="0.6079in">
              <dc:date>2017-09-01T00:00:00</dc:date>
              <text:p text:style-name="P1"><text:span text:style-name="T1">Chở em ra bến xe, xin đi trễ, 8h46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5" table:style-name="ce179" office:value-type="float" office:value="0">
            <text:p>0</text:p>
          </table:table-cell>
          <table:table-cell table:style-name="ce179" table:number-columns-repeated="2"/>
          <table:table-cell table:style-name="ce179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8-28T00:00:00</dc:date>
              <text:p text:style-name="P1"><text:span text:style-name="T1">8h35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0">
            <office:annotation draw:style-name="gr6" draw:text-style-name="P1" svg:width="1.1413in" svg:height="0.2634in" svg:x="16.1154in" svg:y="12.2571in" draw:caption-point-x="-0.2402in" draw:caption-point-y="0.5976in">
              <dc:date>2017-08-30T00:00:00</dc:date>
              <text:p text:style-name="P1"><text:span text:style-name="T1">8h33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44" office:value-type="string">
            <text:p>VinhP</text:p>
          </table:table-cell>
          <table:table-cell table:style-name="ce175" table:formula="of:=SUM([.D54:.AH54])" office:value-type="float" office:value="0.5">
            <text:p>0.5</text:p>
          </table:table-cell>
          <table:table-cell table:number-columns-repeated="4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2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6.3311in" svg:y="12.4933in" draw:caption-point-x="-0.2402in" draw:caption-point-y="0.6091in">
              <dc:date>2017-08-09T00:00:00</dc:date>
              <text:p text:style-name="P1"><text:span text:style-name="T1">Bị mệt, xin đi trễ, 8h42 vào cty</text:span></text:p>
            </office:annotation>
            <text:p>0</text:p>
          </table:table-cell>
          <table:table-cell table:number-columns-repeated="2" table:style-name="ce179" office:value-type="float" office:value="0">
            <text:p>0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2" draw:text-style-name="P1" svg:width="1.1413in" svg:height="0.5457in" svg:x="10.1791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</text:p>
          </table:table-cell>
          <table:table-cell table:style-name="ce179" office:value-type="float" office:value="0.5">
            <office:annotation draw:style-name="gr2" draw:text-style-name="P1" svg:width="1.1413in" svg:height="0.5457in" svg:x="10.6358in" svg:y="12.4972in" draw:caption-point-x="-0.2402in" draw:caption-point-y="0.6051in">
              <dc:date>2017-08-23T00:00:00</dc:date>
              <text:p text:style-name="P1"><text:span text:style-name="T1">Đi khám chân</text:span></text:p>
              <text:p text:style-name="P1"><text:span text:style-name="T1">Có hường BHXH 75%</text:span></text:p>
            </office:annotation>
            <text:p>0.5</text:p>
          </table:table-cell>
          <table:table-cell table:style-name="ce179" table:number-columns-repeated="2"/>
          <table:table-cell table:number-columns-repeated="3" table:style-name="ce179" office:value-type="float" office:value="0">
            <text:p>0</text:p>
          </table:table-cell>
          <table:table-cell table:style-name="ce179" office:value-type="float" office:value="0">
            <office:annotation draw:style-name="gr4" draw:text-style-name="P1" svg:width="1.1413in" svg:height="0.3902in" svg:x="13.3756in" svg:y="12.502in" draw:caption-point-x="-0.2402in" draw:caption-point-y="0.6004in">
              <dc:date>2017-08-24T00:00:00</dc:date>
              <text:p text:style-name="P1"><text:span text:style-name="T1">Xin đi trễ, 8h36 vào cty</text:span></text:p>
            </office:annotation>
            <text:p>0</text:p>
          </table:table-cell>
          <table:table-cell table:style-name="ce179" office:value-type="float" office:value="0">
            <text:p>0</text:p>
          </table:table-cell>
          <table:table-cell table:style-name="ce179" table:number-columns-repeated="2"/>
          <table:table-cell table:number-columns-repeated="4" table:style-name="ce17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80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80"/>
          <table:table-cell table:number-columns-repeated="27"/>
          <table:table-cell table:style-name="ce180" table:number-columns-repeated="3"/>
          <table:table-cell table:style-name="ce43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9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92"/>
        <table:table-column table:style-name="co26" table:number-columns-repeated="7" table:default-cell-style-name="ce192"/>
        <table:table-column table:style-name="co25" table:number-columns-repeated="16" table:default-cell-style-name="ce192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87" table:number-columns-repeated="8"/>
          <table:table-cell table:style-name="ce193" office:value-type="string" table:number-columns-spanned="2" table:number-rows-spanned="1">
            <text:p>Month</text:p>
          </table:table-cell>
          <table:covered-table-cell table:style-name="ce194"/>
          <table:table-cell table:style-name="ce195" table:content-validation-name="val1" office:value-type="float" office:value="9" table:number-columns-spanned="2" table:number-rows-spanned="1">
            <text:p>9</text:p>
          </table:table-cell>
          <table:covered-table-cell table:style-name="ce194"/>
          <table:table-cell table:style-name="ce193" office:value-type="string" table:number-columns-spanned="2" table:number-rows-spanned="1">
            <text:p>Year</text:p>
          </table:table-cell>
          <table:covered-table-cell table:style-name="ce194"/>
          <table:table-cell table:style-name="ce193" office:value-type="float" office:value="2017" table:number-columns-spanned="2" table:number-rows-spanned="1">
            <text:p>2017</text:p>
          </table:table-cell>
          <table:covered-table-cell table:style-name="ce196"/>
          <table:table-cell table:style-name="ce187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88" table:formula="of:=DATE([.$R$1];[.N1];1)" office:value-type="date" office:date-value="2017-09-01">
            <text:p>01</text:p>
          </table:table-cell>
          <table:table-cell table:style-name="ce188" table:formula="of:=[.D2]+1" office:value-type="date" office:date-value="2017-09-02">
            <text:p>02</text:p>
          </table:table-cell>
          <table:table-cell table:style-name="ce188" table:formula="of:=[.E2]+1" office:value-type="date" office:date-value="2017-09-03">
            <text:p>03</text:p>
          </table:table-cell>
          <table:table-cell table:style-name="ce188" table:formula="of:=[.F2]+1" office:value-type="date" office:date-value="2017-09-04">
            <text:p>04</text:p>
          </table:table-cell>
          <table:table-cell table:style-name="ce188" table:formula="of:=[.G2]+1" office:value-type="date" office:date-value="2017-09-05">
            <text:p>05</text:p>
          </table:table-cell>
          <table:table-cell table:style-name="ce188" table:formula="of:=[.H2]+1" office:value-type="date" office:date-value="2017-09-06">
            <text:p>06</text:p>
          </table:table-cell>
          <table:table-cell table:style-name="ce188" table:formula="of:=[.I2]+1" office:value-type="date" office:date-value="2017-09-07">
            <text:p>07</text:p>
          </table:table-cell>
          <table:table-cell table:style-name="ce188" table:formula="of:=[.J2]+1" office:value-type="date" office:date-value="2017-09-08">
            <text:p>08</text:p>
          </table:table-cell>
          <table:table-cell table:style-name="ce188" table:formula="of:=[.K2]+1" office:value-type="date" office:date-value="2017-09-09">
            <text:p>09</text:p>
          </table:table-cell>
          <table:table-cell table:style-name="ce188" table:formula="of:=[.L2]+1" office:value-type="date" office:date-value="2017-09-10">
            <text:p>10</text:p>
          </table:table-cell>
          <table:table-cell table:style-name="ce188" table:formula="of:=[.M2]+1" office:value-type="date" office:date-value="2017-09-11">
            <text:p>11</text:p>
          </table:table-cell>
          <table:table-cell table:style-name="ce188" table:formula="of:=[.N2]+1" office:value-type="date" office:date-value="2017-09-12">
            <text:p>12</text:p>
          </table:table-cell>
          <table:table-cell table:style-name="ce188" table:formula="of:=[.O2]+1" office:value-type="date" office:date-value="2017-09-13">
            <text:p>13</text:p>
          </table:table-cell>
          <table:table-cell table:style-name="ce188" table:formula="of:=[.P2]+1" office:value-type="date" office:date-value="2017-09-14">
            <text:p>14</text:p>
          </table:table-cell>
          <table:table-cell table:style-name="ce188" table:formula="of:=[.Q2]+1" office:value-type="date" office:date-value="2017-09-15">
            <text:p>15</text:p>
          </table:table-cell>
          <table:table-cell table:style-name="ce188" table:formula="of:=[.R2]+1" office:value-type="date" office:date-value="2017-09-16">
            <text:p>16</text:p>
          </table:table-cell>
          <table:table-cell table:style-name="ce188" table:formula="of:=[.S2]+1" office:value-type="date" office:date-value="2017-09-17">
            <text:p>17</text:p>
          </table:table-cell>
          <table:table-cell table:style-name="ce188" table:formula="of:=[.T2]+1" office:value-type="date" office:date-value="2017-09-18">
            <text:p>18</text:p>
          </table:table-cell>
          <table:table-cell table:style-name="ce188" table:formula="of:=[.U2]+1" office:value-type="date" office:date-value="2017-09-19">
            <text:p>19</text:p>
          </table:table-cell>
          <table:table-cell table:style-name="ce188" table:formula="of:=[.V2]+1" office:value-type="date" office:date-value="2017-09-20">
            <text:p>20</text:p>
          </table:table-cell>
          <table:table-cell table:style-name="ce188" table:formula="of:=[.W2]+1" office:value-type="date" office:date-value="2017-09-21">
            <text:p>21</text:p>
          </table:table-cell>
          <table:table-cell table:style-name="ce188" table:formula="of:=[.X2]+1" office:value-type="date" office:date-value="2017-09-22">
            <text:p>22</text:p>
          </table:table-cell>
          <table:table-cell table:style-name="ce188" table:formula="of:=[.Y2]+1" office:value-type="date" office:date-value="2017-09-23">
            <text:p>23</text:p>
          </table:table-cell>
          <table:table-cell table:style-name="ce188" table:formula="of:=[.Z2]+1" office:value-type="date" office:date-value="2017-09-24">
            <text:p>24</text:p>
          </table:table-cell>
          <table:table-cell table:style-name="ce188" table:formula="of:=[.AA2]+1" office:value-type="date" office:date-value="2017-09-25">
            <text:p>25</text:p>
          </table:table-cell>
          <table:table-cell table:style-name="ce188" table:formula="of:=[.AB2]+1" office:value-type="date" office:date-value="2017-09-26">
            <text:p>26</text:p>
          </table:table-cell>
          <table:table-cell table:style-name="ce188" table:formula="of:=[.AC2]+1" office:value-type="date" office:date-value="2017-09-27">
            <text:p>27</text:p>
          </table:table-cell>
          <table:table-cell table:style-name="ce188" table:formula="of:=[.AD2]+1" office:value-type="date" office:date-value="2017-09-28">
            <text:p>28</text:p>
          </table:table-cell>
          <table:table-cell table:style-name="ce188" table:formula="of:=[.AE2]+1" office:value-type="date" office:date-value="2017-09-29">
            <text:p>29</text:p>
          </table:table-cell>
          <table:table-cell table:style-name="ce188" table:formula="of:=[.AF2]+1" office:value-type="date" office:date-value="2017-09-30">
            <text:p>30</text:p>
          </table:table-cell>
          <table:table-cell table:style-name="ce188" table:formula="of:=[.AG2]+1" office:value-type="date" office:date-value="2017-10-01">
            <text:p>0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18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86" table:formula="of:=SUM([.D4:.AH4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>
            <office:annotation office:display="true" draw:style-name="gr6" draw:text-style-name="P1" svg:width="1.1413in" svg:height="0.2634in" svg:x="4.0157in" svg:y="0.2465in" draw:caption-point-x="-0.2402in" draw:caption-point-y="0.4713in">
              <dc:date>2017-09-01T00:00:00</dc:date>
              <text:p text:style-name="P2"><text:span text:style-name="T1">Nghỉ bù lễ 02/09</text:span></text:p>
            </office:annotation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5.3854in" svg:y="0.1791in" draw:caption-point-x="-0.2402in" draw:caption-point-y="0.539in">
              <dc:date>2017-09-07T00:00:00</dc:date>
              <text:p text:style-name="P1"><text:span text:style-name="T1">Bị ói đêm qua, xin đi trễ, 9h25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0.1791in" draw:caption-point-x="-0.2402in" draw:caption-point-y="0.539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6" draw:text-style-name="P1" svg:width="1.1413in" svg:height="0.2634in" svg:x="7.7988in" svg:y="0.1791in" draw:caption-point-x="-0.2402in" draw:caption-point-y="0.539in">
              <dc:date>2017-09-1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1.0925in" svg:y="0.1791in" draw:caption-point-x="-0.2402in" draw:caption-point-y="0.539in">
              <dc:date>2017-09-19T00:00:00</dc:date>
              <text:p text:style-name="P1"><text:span text:style-name="T1">Nhà có việc, xin đi trễ, 9h44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1.5492in" svg:y="0.1791in" draw:caption-point-x="-0.2402in" draw:caption-point-y="0.539in">
              <dc:date>2017-09-20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0.1791in" draw:caption-point-x="-0.2402in" draw:caption-point-y="0.539in">
              <dc:date>2017-09-21T00:00:00</dc:date>
              <text:p text:style-name="P1"><text:span text:style-name="T1">8h35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2.4622in" svg:y="0.1791in" draw:caption-point-x="-0.2402in" draw:caption-point-y="0.539in">
              <dc:date>2017-09-22T00:00:00</dc:date>
              <text:p text:style-name="P1"><text:span text:style-name="T1">Khám NVQS, off chiều</text:span></text:p>
            </office:annotation>
            <text:p>0.5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3" svg:width="1.1413in" svg:height="0.5457in" svg:x="15.202in" svg:y="0.1791in" draw:caption-point-x="-0.2402in" draw:caption-point-y="0.539in">
              <dc:date>2017-09-28T00:00:00</dc:date>
              <text:p text:style-name="P3"><text:span text:style-name="T3">Nhà ngập nước, xin đi trễ, 9h19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5.6587in" svg:y="0.12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86" table:formula="of:=SUM([.D5:.AH5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.5">
            <office:annotation draw:style-name="gr4" draw:text-style-name="P1" svg:width="1.1413in" svg:height="0.3902in" svg:x="4.472in" svg:y="0.3559in" draw:caption-point-x="-0.2402in" draw:caption-point-y="0.6098in">
              <dc:date>2017-09-05T00:00:00</dc:date>
              <text:p text:style-name="P1"><text:span text:style-name="T1">Nhà có việc, off sáng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5.8421in" svg:y="0.3591in" draw:caption-point-x="-0.2402in" draw:caption-point-y="0.6067in">
              <dc:date>2017-09-08T00:00:00</dc:date>
              <text:p text:style-name="P1"><text:span text:style-name="T1">Xin đi trễ, 9h41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7.3094in" svg:y="0.3598in" draw:caption-point-x="-0.2402in" draw:caption-point-y="0.6059in">
              <dc:date>2017-09-11T00:00:00</dc:date>
              <text:p text:style-name="P1"><text:span text:style-name="T1">8h36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0.3606in" draw:caption-point-x="-0.2402in" draw:caption-point-y="0.6051in">
              <dc:date>2017-09-12T00:00:00</dc:date>
              <text:p text:style-name="P1"><text:span text:style-name="T1">8h38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8.2878in" svg:y="0.361in" draw:caption-point-x="-0.2402in" draw:caption-point-y="0.6047in">
              <dc:date>2017-09-13T00:00:00</dc:date>
              <text:p text:style-name="P1"><text:span text:style-name="T1">8h40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0.363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86" table:formula="of:=SUM([.D6:.AH6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1.5492in" svg:y="0.6126in" draw:caption-point-x="-0.2402in" draw:caption-point-y="0.6008in">
              <dc:date>2017-09-20T00:00:00</dc:date>
              <text:p text:style-name="P1"><text:span text:style-name="T1">Có việc riêng, xin ra ngoài 3-4h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86" table:formula="of:=SUM([.D7:.AH7])" office:value-type="float" office:value="1"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2.6457in" svg:y="0.8484in" draw:caption-point-x="-0.2402in" draw:caption-point-y="0.6126in">
              <dc:date>2017-08-28T00:00:00</dc:date>
              <text:p text:style-name="P1"><text:span text:style-name="T1">Khám bệnh</text:span></text:p>
            </office:annotation>
            <text:p>1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2.4622in" svg:y="0.8618in" draw:caption-point-x="-0.2402in" draw:caption-point-y="0.5992in">
              <dc:date>2017-09-22T00:00:00</dc:date>
              <text:p text:style-name="P1"><text:span text:style-name="T1">Về quê, xin về sớm 4h45</text:span></text:p>
            </office:annotation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0.863in" draw:caption-point-x="-0.2402in" draw:caption-point-y="0.598in">
              <dc:date>2017-09-27T00:00:00</dc:date>
              <text:p text:style-name="P1"><text:span text:style-name="T1">8h16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0.8642in" draw:caption-point-x="-0.2402in" draw:caption-point-y="0.5969in">
              <dc:date>2017-09-28T00:00:00</dc:date>
              <text:p text:style-name="P3"><text:span text:style-name="T3">8h19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160" office:value-type="string">
            <text:p>CuongNM</text:p>
          </table:table-cell>
          <table:table-cell table:style-name="ce186" table:formula="of:=SUM([.D8:.AH8])" office:value-type="float" office:value="3">
            <text:p>3</text:p>
          </table:table-cell>
          <table:table-cell table:style-name="ce190" office:value-type="float" office:value="0">
            <office:annotation draw:style-name="gr2" draw:text-style-name="P1" svg:width="1.1413in" svg:height="0.5457in" svg:x="2.6457in" svg:y="1.0972in" draw:caption-point-x="-0.2402in" draw:caption-point-y="0.6114in">
              <dc:date>2017-09-01T00:00:00</dc:date>
              <text:p text:style-name="P1"><text:span text:style-name="T1">Tối qua làm việc muộn, xin đi trễ, 9h2 vào cty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1">
            <office:annotation draw:style-name="gr4" draw:text-style-name="P1" svg:width="1.1413in" svg:height="0.3902in" svg:x="4.472in" svg:y="1.0988in" draw:caption-point-x="-0.2402in" draw:caption-point-y="0.6098in">
              <dc:date>2017-09-05T00:00:00</dc:date>
              <text:p text:style-name="P1"><text:span text:style-name="T1">Trễ xe vào sài gòn</text:span></text:p>
            </office:annotation>
            <text:p>1</text:p>
          </table:table-cell>
          <table:table-cell table:style-name="ce190" office:value-type="float" office:value="0">
            <office:annotation draw:style-name="gr6" draw:text-style-name="P1" svg:width="1.1413in" svg:height="0.2634in" svg:x="4.9287in" svg:y="1.0996in" draw:caption-point-x="-0.2402in" draw:caption-point-y="0.6091in">
              <dc:date>2017-09-06T00:00:00</dc:date>
              <text:p text:style-name="P1"><text:span text:style-name="T1">8h35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3854in" svg:y="1.1004in" draw:caption-point-x="-0.2402in" draw:caption-point-y="0.6083in">
              <dc:date>2017-09-07T00:00:00</dc:date>
              <text:p text:style-name="P1"><text:span text:style-name="T1">8h32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1.102in" draw:caption-point-x="-0.2402in" draw:caption-point-y="0.6067in">
              <dc:date>2017-09-08T00:00:00</dc:date>
              <text:p text:style-name="P1"><text:span text:style-name="T1">8h34 vào cty)</text:span></text:p>
            </office:annotation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4" draw:text-style-name="P1" svg:width="1.1413in" svg:height="0.3902in" svg:x="11.0925in" svg:y="1.1063in" draw:caption-point-x="-0.2402in" draw:caption-point-y="0.6024in">
              <dc:date>2017-09-18T00:00:00</dc:date>
              <text:p text:style-name="P1"><text:span text:style-name="T1">Khám nghĩa vụ quân sự</text:span></text:p>
            </office:annotation>
            <text:p>1</text:p>
          </table:table-cell>
          <table:table-cell table:style-name="ce190" office:value-type="float" office:value="0">
            <office:annotation draw:style-name="gr6" draw:text-style-name="P1" svg:width="1.1413in" svg:height="0.2634in" svg:x="11.5492in" svg:y="1.1071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2.4622in" svg:y="1.1087in" draw:caption-point-x="-0.2402in" draw:caption-point-y="0.6in">
              <dc:date>2017-09-22T00:00:00</dc:date>
              <text:p text:style-name="P1"><text:span text:style-name="T1">Ngủ quên, 8h36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1.1094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1.1118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86" table:formula="of:=SUM([.D9:.AH9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3" svg:width="1.1413in" svg:height="0.5457in" svg:x="9.2661in" svg:y="1.3602in" draw:caption-point-x="-0.2402in" draw:caption-point-y="0.5965in">
              <dc:date>2017-09-28T00:00:00</dc:date>
              <text:p text:style-name="P3"><text:span text:style-name="T3">Qua nhà cậu, xin ra ngoài 10h15-13h42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1.0925in" svg:y="1.3559in" draw:caption-point-x="-0.2402in" draw:caption-point-y="0.6008in">
              <dc:date>2017-09-20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1.5492in" svg:y="1.3551in" draw:caption-point-x="-0.2402in" draw:caption-point-y="0.6016in">
              <dc:date>2017-09-20T00:00:00</dc:date>
              <text:p text:style-name="P1"><text:span text:style-name="T1">Tối qua release muộn, xin đi trễ, 8h39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3" svg:width="1.1413in" svg:height="0.3902in" svg:x="15.202in" svg:y="1.3598in" draw:caption-point-x="-0.2402in" draw:caption-point-y="0.5969in">
              <dc:date>2017-09-28T00:00:00</dc:date>
              <text:p text:style-name="P3"><text:span text:style-name="T3">Có việc, xin đi trễ, 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86" table:formula="of:=SUM([.D10:.AH10])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2.6457in" svg:y="1.6004in" draw:caption-point-x="-0.2402in" draw:caption-point-y="0.6039in">
              <dc:date>2017-08-30T00:00:00</dc:date>
              <text:p text:style-name="P1"><text:span text:style-name="T1">Về quê, xin làm remote</text:span></text:p>
            </office:annotation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2.0059in" svg:y="1.6035in" draw:caption-point-x="-0.2402in" draw:caption-point-y="0.6008in">
              <dc:date>2017-09-21T00:00:00</dc:date>
              <text:p text:style-name="P1"><text:span text:style-name="T1">Lên trường nộp giấy tờ, 9h15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5.6587in" svg:y="1.6083in" draw:caption-point-x="-0.2402in" draw:caption-point-y="0.5961in">
              <dc:date>2017-09-29T00:00:00</dc:date>
              <text:p text:style-name="P1"><text:span text:style-name="T1">8h34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86" table:formula="of:=SUM([.D11:.AH11])" office:value-type="float" office:value="1.5">
            <text:p>1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.5">
            <office:annotation draw:style-name="gr2" draw:text-style-name="P1" svg:width="1.1413in" svg:height="0.5457in" svg:x="4.472in" svg:y="1.8421in" draw:caption-point-x="-0.2402in" draw:caption-point-y="0.6098in">
              <dc:date>2017-09-05T00:00:00</dc:date>
              <text:p text:style-name="P1"><text:span text:style-name="T1">Bị trúng gió, off sáng</text:span></text:p>
            </office:annotation>
            <text:p>0.5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1.8528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15.6587in" svg:y="1.8547in" draw:caption-point-x="-0.2402in" draw:caption-point-y="0.5972in">
              <dc:date>2017-09-27T00:00:00</dc:date>
              <text:p text:style-name="P1"><text:span text:style-name="T1">Khám bệnh</text:span></text:p>
            </office:annotation>
            <text:p>1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86" table:formula="of:=SUM([.D12:.AH12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10.6358in" svg:y="2.0972in" draw:caption-point-x="-0.2402in" draw:caption-point-y="0.6024in">
              <dc:date>2017-09-18T00:00:00</dc:date>
              <text:p text:style-name="P1"><text:span text:style-name="T1">Việc cá nhân</text:span></text:p>
            </office:annotation>
            <text:p>1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2.1028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3" office:value-type="string">
            <text:p>HaTH</text:p>
          </table:table-cell>
          <table:table-cell table:style-name="ce186" table:formula="of:=SUM([.D13:.AH13])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2.6457in" svg:y="2.3358in" draw:caption-point-x="-0.2402in" draw:caption-point-y="0.6114in">
              <dc:date>2017-09-01T00:00:00</dc:date>
              <text:p text:style-name="P1"><text:span text:style-name="T1">8h35 vào cty</text:span></text:p>
              <text:p text:style-name="P1"><text:span text:style-name="T1">Việc cá nhân, xin về sớm 4h15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2" draw:text-style-name="P1" svg:width="1.1413in" svg:height="0.5457in" svg:x="4.472in" svg:y="2.3374in" draw:caption-point-x="-0.2402in" draw:caption-point-y="0.6098in">
              <dc:date>2017-09-05T00:00:00</dc:date>
              <text:p text:style-name="P1"><text:span text:style-name="T1">Đi bệnh viện lấy thuốc, 8h52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4.9287in" svg:y="2.3382in" draw:caption-point-x="-0.2402in" draw:caption-point-y="0.6091in">
              <dc:date>2017-09-06T00:00:00</dc:date>
              <text:p text:style-name="P1"><text:span text:style-name="T1">8h39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3854in" svg:y="2.339in" draw:caption-point-x="-0.2402in" draw:caption-point-y="0.6083in">
              <dc:date>2017-09-07T00:00:00</dc:date>
              <text:p text:style-name="P1"><text:span text:style-name="T1">8h35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7.3094in" svg:y="2.3413in" draw:caption-point-x="-0.2402in" draw:caption-point-y="0.6059in">
              <dc:date>2017-09-11T00:00:00</dc:date>
              <text:p text:style-name="P1"><text:span text:style-name="T1">8h38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8.2878in" svg:y="2.3425in" draw:caption-point-x="-0.2402in" draw:caption-point-y="0.6047in">
              <dc:date>2017-09-1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2.3453in" draw:caption-point-x="-0.2402in" draw:caption-point-y="0.602in">
              <dc:date>2017-09-19T00:00:00</dc:date>
              <text:p text:style-name="P1"><text:span text:style-name="T1">8h41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5492in" svg:y="2.3457in" draw:caption-point-x="-0.2402in" draw:caption-point-y="0.6016in">
              <dc:date>2017-09-20T00:00:00</dc:date>
              <text:p text:style-name="P1"><text:span text:style-name="T1">8h39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2.3465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4622in" svg:y="2.3472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2.348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5.6587in" svg:y="2.3512in" draw:caption-point-x="-0.2402in" draw:caption-point-y="0.5961in">
              <dc:date>2017-09-29T00:00:00</dc:date>
              <text:p text:style-name="P1"><text:span text:style-name="T1">8h31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86" table:formula="of:=SUM([.D14:.AH14])" office:value-type="float" office:value="4">
            <text:p>4</text:p>
          </table:table-cell>
          <table:table-cell table:style-name="ce190" office:value-type="float" office:value="0">
            <office:annotation draw:style-name="gr4" draw:text-style-name="P1" svg:width="1.1413in" svg:height="0.3902in" svg:x="2.6457in" svg:y="2.5846in" draw:caption-point-x="-0.2402in" draw:caption-point-y="0.6102in">
              <dc:date>2017-09-01T00:00:00</dc:date>
              <text:p text:style-name="P1"><text:span text:style-name="T1">Khám cổ, xin về sớm 3h30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1">
            <office:annotation draw:style-name="gr6" draw:text-style-name="P1" svg:width="1.1413in" svg:height="0.2634in" svg:x="4.472in" svg:y="2.5898in" draw:caption-point-x="-0.2402in" draw:caption-point-y="0.6051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4.9287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5.3854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5.8421in" svg:y="2.5827in" draw:caption-point-x="-0.2402in" draw:caption-point-y="0.6122in">
              <dc:date>2017-08-30T00:00:00</dc:date>
              <text:p text:style-name="P1"><text:span text:style-name="T1">Việc cá nhân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2.5898in" draw:caption-point-x="-0.2402in" draw:caption-point-y="0.6051in">
              <dc:date>2017-09-12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2.5929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2.5941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2.598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86" table:formula="of:=SUM([.D15:.AH15])" office:value-type="float" office:value="2">
            <text:p>2</text:p>
          </table:table-cell>
          <table:table-cell table:style-name="ce190" office:value-type="float" office:value="0">
            <office:annotation draw:style-name="gr2" draw:text-style-name="P1" svg:width="1.1413in" svg:height="0.5457in" svg:x="2.6457in" svg:y="2.8323in" draw:caption-point-x="-0.2402in" draw:caption-point-y="0.6102in">
              <dc:date>2017-09-01T00:00:00</dc:date>
              <text:p text:style-name="P1"><text:span text:style-name="T1">Họp ở trường, xin ra ngoài 2h-3h6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2" draw:text-style-name="P1" svg:width="1.1413in" svg:height="0.5457in" svg:x="4.472in" svg:y="2.8327in" draw:caption-point-x="-0.2402in" draw:caption-point-y="0.6098in">
              <dc:date>2017-09-05T00:00:00</dc:date>
              <text:p text:style-name="P1"><text:span text:style-name="T1">Đưa con đi khai giảng, xin đi trễ, 9h5 vào cty</text:span></text:p>
            </office:annotation>
            <text:p>0</text:p>
          </table:table-cell>
          <table:table-cell table:style-name="ce190" office:value-type="float" office:value="0">
            <office:annotation draw:style-name="gr3" draw:text-style-name="P1" svg:width="1.1413in" svg:height="0.7012in" svg:x="4.9287in" svg:y="2.8343in" draw:caption-point-x="-0.2402in" draw:caption-point-y="0.6083in">
              <dc:date>2017-10-11T00:00:00</dc:date>
              <text:p text:style-name="P1"><text:span text:style-name="T1">Dạy ở trường, xin ra ngoài 1h15-2h3, đã làm bù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5.3854in" svg:y="2.8354in" draw:caption-point-x="-0.2402in" draw:caption-point-y="0.6071in">
              <dc:date>2017-09-07T00:00:00</dc:date>
              <text:p text:style-name="P1"><text:span text:style-name="T1">Dạy, họp ở trường, off chiều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3" draw:text-style-name="P1" svg:width="1.1413in" svg:height="0.7012in" svg:x="7.3094in" svg:y="2.8374in" draw:caption-point-x="-0.2402in" draw:caption-point-y="0.6051in">
              <dc:date>2017-10-11T00:00:00</dc:date>
              <text:p text:style-name="P1"><text:span text:style-name="T1">Dạy ở trường, xin đi trễ, 10h13 vào cty, đã làm bù</text:span></text:p>
            </office:annotation>
            <text:p>0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2" draw:text-style-name="P1" svg:width="1.1413in" svg:height="0.5457in" svg:x="10.6358in" svg:y="2.8402in" draw:caption-point-x="-0.2402in" draw:caption-point-y="0.6024in">
              <dc:date>2017-10-11T00:00:00</dc:date>
              <text:p text:style-name="P1"><text:span text:style-name="T1">Đi dạy ở trường, 10h vào cty, đã làm bù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1.0925in" svg:y="2.8413in" draw:caption-point-x="-0.2402in" draw:caption-point-y="0.6012in">
              <dc:date>2017-09-20T00:00:00</dc:date>
              <text:p text:style-name="P1"><text:span text:style-name="T1">Bận việc riêng, off chiều</text:span></text:p>
            </office:annotation>
            <text:p>0.5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4" draw:text-style-name="P1" svg:width="1.1413in" svg:height="0.3902in" svg:x="13.8323in" svg:y="2.8441in" draw:caption-point-x="-0.2402in" draw:caption-point-y="0.5984in">
              <dc:date>2017-09-25T00:00:00</dc:date>
              <text:p text:style-name="P1"><text:span text:style-name="T1">Họp ở trường, off sáng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4.7457in" svg:y="2.8449in" draw:caption-point-x="-0.2402in" draw:caption-point-y="0.5976in">
              <dc:date>2017-09-27T00:00:00</dc:date>
              <text:p text:style-name="P1"><text:span text:style-name="T1">Đi dạy + họp ở trường, off chiều</text:span></text:p>
            </office:annotation>
            <text:p>0.5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86" table:formula="of:=SUM([.D16:.AH16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3" svg:width="1.1413in" svg:height="0.3902in" svg:x="15.202in" svg:y="3.0933in" draw:caption-point-x="-0.2402in" draw:caption-point-y="0.5969in">
              <dc:date>2017-09-28T00:00:00</dc:date>
              <text:p text:style-name="P3"><text:span text:style-name="T3">Kẹt xe, 8h15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86" table:formula="of:=SUM([.D17:.AH17])" office:value-type="float" office:value="12">
            <text:p>12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3"/>
          <table:table-cell table:style-name="ce190" office:value-type="float" office:value="0.5">
            <office:annotation draw:style-name="gr4" draw:text-style-name="P1" svg:width="1.1413in" svg:height="0.3902in" svg:x="4.472in" svg:y="3.3291in" draw:caption-point-x="-0.2402in" draw:caption-point-y="0.6091in">
              <dc:date>2017-09-05T00:00:00</dc:date>
              <text:p text:style-name="P1"><text:span text:style-name="T1">10h50 vào cty, tính off sáng</text:span></text:p>
            </office:annotation>
            <text:p>0.5</text:p>
          </table:table-cell>
          <table:table-cell table:style-name="ce190" office:value-type="float" office:value="0.5">
            <office:annotation draw:style-name="gr6" draw:text-style-name="P1" svg:width="1.1413in" svg:height="0.2634in" svg:x="4.9287in" svg:y="3.3299in" draw:caption-point-x="-0.2402in" draw:caption-point-y="0.6083in">
              <dc:date>2017-09-06T00:00:00</dc:date>
              <text:p text:style-name="P1"><text:span text:style-name="T1">Off sáng</text:span></text:p>
            </office:annotation>
            <text:p>0.5</text:p>
          </table:table-cell>
          <table:table-cell table:style-name="ce190" office:value-type="float" office:value="0.5">
            <office:annotation draw:style-name="gr6" draw:text-style-name="P1" svg:width="1.1413in" svg:height="0.2634in" svg:x="5.3854in" svg:y="3.3311in" draw:caption-point-x="-0.2402in" draw:caption-point-y="0.6071in">
              <dc:date>2017-09-07T00:00:00</dc:date>
              <text:p text:style-name="P1"><text:span text:style-name="T1">Off chiều</text:span></text:p>
            </office:annotation>
            <text:p>0.5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1">
            <text:p>1</text:p>
          </table:table-cell>
          <table:table-cell table:number-columns-repeated="2" table:style-name="ce190" office:value-type="float" office:value="0">
            <text:p>0</text:p>
          </table:table-cell>
          <table:table-cell table:number-columns-repeated="2" table:style-name="ce190" office:value-type="float" office:value="1">
            <text:p>1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0.5">
            <office:annotation draw:style-name="gr6" draw:text-style-name="P1" svg:width="1.1413in" svg:height="0.2634in" svg:x="12.0059in" svg:y="3.3382in" draw:caption-point-x="-0.2402in" draw:caption-point-y="0.6in">
              <dc:date>2017-09-21T00:00:00</dc:date>
              <text:p text:style-name="P1"><text:span text:style-name="T1">Off chiều</text:span></text:p>
            </office:annotation>
            <text:p>0.5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14.7457in" svg:y="3.3406in" draw:caption-point-x="-0.2402in" draw:caption-point-y="0.5976in">
              <dc:date>2017-09-27T00:00:00</dc:date>
              <text:p text:style-name="P1"><text:span text:style-name="T1">Off sáng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1">
            <text:p>1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86" table:formula="of:=SUM([.D18:.AH18])" office:value-type="float" office:value="2.5">
            <text:p>2.5</text:p>
          </table:table-cell>
          <table:table-cell table:style-name="ce190" office:value-type="float" office:value="1">
            <office:annotation draw:style-name="gr6" draw:text-style-name="P1" svg:width="1.1413in" svg:height="0.2634in" svg:x="2.6457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style-name="ce190" table:number-columns-repeated="3"/>
          <table:table-cell table:style-name="ce190" office:value-type="float" office:value="1">
            <office:annotation draw:style-name="gr6" draw:text-style-name="P1" svg:width="1.1413in" svg:height="0.2634in" svg:x="4.472in" svg:y="3.5732in" draw:caption-point-x="-0.2402in" draw:caption-point-y="0.6126in">
              <dc:date>2017-08-2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5457in" svg:x="9.2661in" svg:y="3.5831in" draw:caption-point-x="-0.2402in" draw:caption-point-y="0.6028in">
              <dc:date>2017-09-15T00:00:00</dc:date>
              <text:p text:style-name="P1"><text:span text:style-name="T1">Chở người quen ra ga, 10h16 vào cty, tính off sáng</text:span></text:p>
            </office:annotation>
            <text:p>0.5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86" table:formula="of:=SUM([.D19:.AH19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86" table:formula="of:=SUM([.D20:.AH20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8.7768in" svg:y="4.078in" draw:caption-point-x="-0.2402in" draw:caption-point-y="0.6031in">
              <dc:date>2017-09-14T00:00:00</dc:date>
              <text:p text:style-name="P1"><text:span text:style-name="T1">Bị cảm sốt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86" table:formula="of:=SUM([.D21:.AH21])" office:value-type="float" office:value="3">
            <text:p>3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5.8421in" svg:y="4.3213in" draw:caption-point-x="-0.2402in" draw:caption-point-y="0.6075in">
              <dc:date>2017-09-07T00:00:00</dc:date>
              <text:p text:style-name="P1"><text:span text:style-name="T1">Khám bệnh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7.3094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7.7988in" svg:y="4.3228in" draw:caption-point-x="-0.2402in" draw:caption-point-y="0.6059in">
              <dc:date>2017-09-11T00:00:00</dc:date>
              <text:p text:style-name="P1"><text:span text:style-name="T1">Dưỡng bệnh</text:span></text:p>
            </office:annotation>
            <text:p>1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4.3319in" draw:caption-point-x="-0.2402in" draw:caption-point-y="0.5969in">
              <dc:date>2017-09-28T00:00:00</dc:date>
              <text:p text:style-name="P3"><text:span text:style-name="T3">8h32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86" table:formula="of:=SUM([.D22:.AH22])" office:value-type="float" office:value="1">
            <text:p>1</text:p>
          </table:table-cell>
          <table:table-cell table:style-name="ce190" office:value-type="float" office:value="0">
            <office:annotation draw:style-name="gr4" draw:text-style-name="P1" svg:width="1.1413in" svg:height="0.3902in" svg:x="2.6457in" svg:y="4.572in" draw:caption-point-x="-0.2402in" draw:caption-point-y="0.6043in">
              <dc:date>2017-08-28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1">
            <office:annotation draw:style-name="gr4" draw:text-style-name="P1" svg:width="1.1413in" svg:height="0.3902in" svg:x="4.472in" svg:y="4.5665in" draw:caption-point-x="-0.2402in" draw:caption-point-y="0.6098in">
              <dc:date>2017-09-05T00:00:00</dc:date>
              <text:p text:style-name="P1"><text:span text:style-name="T1">Nhà có việc</text:span></text:p>
            </office:annotation>
            <text:p>1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4.5795in" draw:caption-point-x="-0.2402in" draw:caption-point-y="0.5969in">
              <dc:date>2017-09-28T00:00:00</dc:date>
              <text:p text:style-name="P3"><text:span text:style-name="T3">8h36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73" office:value-type="string">
            <text:p>HuyDH</text:p>
          </table:table-cell>
          <table:table-cell table:style-name="ce186" table:formula="of:=SUM([.D23:.AH23])" office:value-type="float" office:value="2">
            <text:p>2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1">
            <office:annotation draw:style-name="gr6" draw:text-style-name="P1" svg:width="1.1413in" svg:height="0.2634in" svg:x="4.472in" svg:y="4.8142in" draw:caption-point-x="-0.2402in" draw:caption-point-y="0.6098in">
              <dc:date>2017-09-05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90" office:value-type="float" office:value="0">
            <office:annotation draw:style-name="gr4" draw:text-style-name="P1" svg:width="1.1413in" svg:height="0.3902in" svg:x="4.9287in" svg:y="4.8154in" draw:caption-point-x="-0.2402in" draw:caption-point-y="0.6087in">
              <dc:date>2017-09-06T00:00:00</dc:date>
              <text:p text:style-name="P1"><text:span text:style-name="T1">Xe hư, 8h59 vào cty</text:span></text:p>
            </office:annotation>
            <text:p>0</text:p>
          </table:table-cell>
          <table:table-cell table:style-name="ce190" office:value-type="float" office:value="0.5">
            <office:annotation draw:style-name="gr2" draw:text-style-name="P1" svg:width="1.1413in" svg:height="0.5457in" svg:x="5.3854in" svg:y="4.8173in" draw:caption-point-x="-0.2402in" draw:caption-point-y="0.6067in">
              <dc:date>2017-09-07T00:00:00</dc:date>
              <text:p text:style-name="P1"><text:span text:style-name="T1">Bị ngộ độc thực phẩm, 11h5 vào cty. Tính off sáng</text:span></text:p>
            </office:annotation>
            <text:p>0.5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4.8173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4" draw:text-style-name="P1" svg:width="1.1413in" svg:height="0.3902in" svg:x="7.3094in" svg:y="4.8181in" draw:caption-point-x="-0.2402in" draw:caption-point-y="0.6059in">
              <dc:date>2017-09-11T00:00:00</dc:date>
              <text:p text:style-name="P1"><text:span text:style-name="T1">Kẹt xe, 9h05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7.7988in" svg:y="4.8189in" draw:caption-point-x="-0.2402in" draw:caption-point-y="0.6051in">
              <dc:date>2017-09-12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8.2878in" svg:y="4.8193in" draw:caption-point-x="-0.2402in" draw:caption-point-y="0.6047in">
              <dc:date>2017-09-13T00:00:00</dc:date>
              <text:p text:style-name="P1"><text:span text:style-name="T1">8h36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4.8213in" draw:caption-point-x="-0.2402in" draw:caption-point-y="0.6028in">
              <dc:date>2017-09-15T00:00:00</dc:date>
              <text:p text:style-name="P1"><text:span text:style-name="T1">8h48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4" draw:text-style-name="P1" svg:width="1.1413in" svg:height="0.3902in" svg:x="10.6358in" svg:y="4.8217in" draw:caption-point-x="-0.2402in" draw:caption-point-y="0.6024in">
              <dc:date>2017-09-19T00:00:00</dc:date>
              <text:p text:style-name="P1"><text:span text:style-name="T1">Kẹt xe, 8h51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1.0925in" svg:y="4.822in" draw:caption-point-x="-0.2402in" draw:caption-point-y="0.602in">
              <dc:date>2017-09-19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1.5492in" svg:y="4.8224in" draw:caption-point-x="-0.2402in" draw:caption-point-y="0.6016in">
              <dc:date>2017-09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4.8232in" draw:caption-point-x="-0.2402in" draw:caption-point-y="0.6008in">
              <dc:date>2017-09-21T00:00:00</dc:date>
              <text:p text:style-name="P1"><text:span text:style-name="T1">8h50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4622in" svg:y="4.8244in" draw:caption-point-x="-0.2402in" draw:caption-point-y="0.5996in">
              <dc:date>2017-09-22T00:00:00</dc:date>
              <text:p text:style-name="P1"><text:span text:style-name="T1">8h50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4" draw:text-style-name="P1" svg:width="1.1413in" svg:height="0.3902in" svg:x="13.8323in" svg:y="4.8248in" draw:caption-point-x="-0.2402in" draw:caption-point-y="0.5992in">
              <dc:date>2017-09-25T00:00:00</dc:date>
              <text:p text:style-name="P1"><text:span text:style-name="T1">Kẹt xe, 8h50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4.826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3" svg:width="1.1413in" svg:height="0.3902in" svg:x="15.202in" svg:y="4.8272in" draw:caption-point-x="-0.2402in" draw:caption-point-y="0.5969in">
              <dc:date>2017-09-28T00:00:00</dc:date>
              <text:p text:style-name="P3"><text:span text:style-name="T3">Đau bụng, off sáng</text:span></text:p>
            </office:annotation>
            <text:p>0.5</text:p>
          </table:table-cell>
          <table:table-cell table:style-name="ce190" office:value-type="float" office:value="0">
            <office:annotation draw:style-name="gr6" draw:text-style-name="P1" svg:width="1.1413in" svg:height="0.2634in" svg:x="15.6587in" svg:y="4.828in" draw:caption-point-x="-0.2402in" draw:caption-point-y="0.5961in">
              <dc:date>2017-09-29T00:00:00</dc:date>
              <text:p text:style-name="P1"><text:span text:style-name="T1">8h44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86" table:formula="of:=SUM([.D24:.AH24])" office:value-type="float" office:value="1"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2.6457in" svg:y="5.0602in" draw:caption-point-x="-0.2402in" draw:caption-point-y="0.6114in">
              <dc:date>2017-09-01T00:00:00</dc:date>
              <text:p text:style-name="P1"><text:span text:style-name="T1">Bị sốt</text:span></text:p>
            </office:annotation>
            <text:p>1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86" table:formula="of:=SUM([.D25:.AH25])" office:value-type="float" office:value="0.5">
            <text:p>0.5</text:p>
          </table:table-cell>
          <table:table-cell table:style-name="ce190" office:value-type="float" office:value="0.5">
            <office:annotation draw:style-name="gr2" draw:text-style-name="P1" svg:width="1.1413in" svg:height="0.5457in" svg:x="2.6457in" svg:y="5.3102in" draw:caption-point-x="-0.2402in" draw:caption-point-y="0.6091in">
              <dc:date>2017-09-05T00:00:00</dc:date>
              <text:p text:style-name="P1"><text:span text:style-name="T1">Chuyển hàng cho em,</text:span></text:p>
              <text:p text:style-name="P1"><text:span text:style-name="T1">Off chiều</text:span></text:p>
            </office:annotation>
            <text:p>0.5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6" table:formula="of:=SUM([.D26:.AH26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86" table:formula="of:=SUM([.D27:.AH27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4" draw:text-style-name="P1" svg:width="1.1413in" svg:height="0.3902in" svg:x="4.472in" svg:y="5.8051in" draw:caption-point-x="-0.2402in" draw:caption-point-y="0.6098in">
              <dc:date>2017-09-05T00:00:00</dc:date>
              <text:p text:style-name="P1"><text:span text:style-name="T1">Tập yoga xin đi trễ, 8h32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7.7988in" svg:y="5.8098in" draw:caption-point-x="-0.2402in" draw:caption-point-y="0.6051in">
              <dc:date>2017-09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2.0059in" svg:y="5.8142in" draw:caption-point-x="-0.2402in" draw:caption-point-y="0.6008in">
              <dc:date>2017-09-21T00:00:00</dc:date>
              <text:p text:style-name="P1"><text:span text:style-name="T1">Tập yoga, xin đi trễ, 8h31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3" svg:width="1.1413in" svg:height="0.3902in" svg:x="15.202in" svg:y="5.8181in" draw:caption-point-x="-0.2402in" draw:caption-point-y="0.5969in">
              <dc:date>2017-09-28T00:00:00</dc:date>
              <text:p text:style-name="P3"><text:span text:style-name="T3">Tập yoga, xin đi trễ, 8h32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86" table:formula="of:=SUM([.D28:.AH28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4" draw:text-style-name="P3" svg:width="1.1413in" svg:height="0.3902in" svg:x="4.472in" svg:y="6.0661in" draw:caption-point-x="-0.2402in" draw:caption-point-y="0.5965in">
              <dc:date>2017-09-28T00:00:00</dc:date>
              <text:p text:style-name="P3"><text:span text:style-name="T3">Có việc, xin về sớm 4h10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6.0575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6.0598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12.0059in" svg:y="6.0622in" draw:caption-point-x="-0.2402in" draw:caption-point-y="0.6004in">
              <dc:date>2017-09-2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86" table:formula="of:=SUM([.D29:.AH29])" office:value-type="float" office:value="3.5">
            <text:p>3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1">
            <office:annotation draw:style-name="gr4" draw:text-style-name="P1" svg:width="1.1413in" svg:height="0.3902in" svg:x="8.7768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90" office:value-type="float" office:value="1">
            <office:annotation draw:style-name="gr4" draw:text-style-name="P1" svg:width="1.1413in" svg:height="0.3902in" svg:x="9.2661in" svg:y="6.3051in" draw:caption-point-x="-0.2402in" draw:caption-point-y="0.6051in">
              <dc:date>2017-09-12T00:00:00</dc:date>
              <text:p text:style-name="P1"><text:span text:style-name="T1">Gia đinh vào thăm</text:span></text:p>
            </office:annotation>
            <text:p>1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6" draw:text-style-name="P3" svg:width="1.1413in" svg:height="0.2634in" svg:x="15.202in" svg:y="6.3138in" draw:caption-point-x="-0.2402in" draw:caption-point-y="0.5965in">
              <dc:date>2017-09-28T00:00:00</dc:date>
              <text:p text:style-name="P3"><text:span text:style-name="T3">Bà mất, off chiều</text:span></text:p>
            </office:annotation>
            <text:p>0.5</text:p>
          </table:table-cell>
          <table:table-cell table:style-name="ce190" office:value-type="float" office:value="1">
            <office:annotation draw:style-name="gr6" draw:text-style-name="P3" svg:width="1.1413in" svg:height="0.2634in" svg:x="15.6587in" svg:y="6.3138in" draw:caption-point-x="-0.2402in" draw:caption-point-y="0.5965in">
              <dc:date>2017-09-28T00:00:00</dc:date>
              <text:p text:style-name="P3"><text:span text:style-name="T3">Bà mất</text:span></text:p>
            </office:annotation>
            <text:p>1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86" table:formula="of:=SUM([.D30:.AH30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13.8323in" svg:y="6.5563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174" office:value-type="string">
            <text:p>MaiNTT</text:p>
          </table:table-cell>
          <table:table-cell table:style-name="ce186" table:formula="of:=SUM([.D31:.AH31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86" table:formula="of:=SUM([.D32:.AH32])" office:value-type="float" office:value="2">
            <text:p>2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4.9287in" svg:y="7.0441in" draw:caption-point-x="-0.2402in" draw:caption-point-y="0.6091in">
              <dc:date>2017-09-06T00:00:00</dc:date>
              <text:p text:style-name="P1"><text:span text:style-name="T1">8h35 vào cty</text:span></text:p>
              <text:p text:style-name="P1"><text:span text:style-name="T1">Lấy passport, xin về sớm 4h</text:span></text:p>
            </office:annotation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5.3854in" svg:y="7.0488in" draw:caption-point-x="-0.2402in" draw:caption-point-y="0.6043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90" office:value-type="float" office:value="1">
            <office:annotation draw:style-name="gr6" draw:text-style-name="P1" svg:width="1.1413in" svg:height="0.2634in" svg:x="5.8421in" svg:y="7.0409in" draw:caption-point-x="-0.2402in" draw:caption-point-y="0.6122in">
              <dc:date>2017-08-30T00:00:00</dc:date>
              <text:p text:style-name="P1"><text:span text:style-name="T1">Du lịch</text:span></text:p>
            </office:annotation>
            <text:p>1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7.048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7.0512in" draw:caption-point-x="-0.2402in" draw:caption-point-y="0.602in">
              <dc:date>2017-09-19T00:00:00</dc:date>
              <text:p text:style-name="P1"><text:span text:style-name="T1">8h42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7.0524in" draw:caption-point-x="-0.2402in" draw:caption-point-y="0.6008in">
              <dc:date>2017-09-21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7.0551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7.0563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86" table:formula="of:=SUM([.D33:.AH33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86" table:formula="of:=SUM([.D34:.AH34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4" draw:text-style-name="P3" svg:width="1.1413in" svg:height="0.3902in" svg:x="4.472in" svg:y="7.552in" draw:caption-point-x="-0.2402in" draw:caption-point-y="0.5965in">
              <dc:date>2017-09-28T00:00:00</dc:date>
              <text:p text:style-name="P3"><text:span text:style-name="T3">Có việc, xin về sớm 4h25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2" draw:text-style-name="P1" svg:width="1.1413in" svg:height="0.5457in" svg:x="7.3094in" svg:y="7.5425in" draw:caption-point-x="-0.2402in" draw:caption-point-y="0.6059in">
              <dc:date>2017-09-11T00:00:00</dc:date>
              <text:p text:style-name="P1"><text:span text:style-name="T1">Đưa con nhập học, xin đi trễ, 8h40 vào cty</text:span></text:p>
            </office:annotation>
            <text:p>0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0.6358in" svg:y="7.5461in" draw:caption-point-x="-0.2402in" draw:caption-point-y="0.6024in">
              <dc:date>2017-09-18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1.0925in" svg:y="7.5476in" draw:caption-point-x="-0.2402in" draw:caption-point-y="0.6008in">
              <dc:date>2017-09-19T00:00:00</dc:date>
              <text:p text:style-name="P1"><text:span text:style-name="T1">Bị cảm sốt, off chiều</text:span></text:p>
            </office:annotation>
            <text:p>0.5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86" table:formula="of:=SUM([.D35:.AH35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86" table:formula="of:=SUM([.D36:.AH36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86" table:formula="of:=SUM([.D37:.AH37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8.2878in" svg:y="8.287in" draw:caption-point-x="-0.2402in" draw:caption-point-y="0.6047in">
              <dc:date>2017-09-13T00:00:00</dc:date>
              <text:p text:style-name="P1"><text:span text:style-name="T1">8h39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8.289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8.2898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5492in" svg:y="8.2902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4.7457in" svg:y="8.2937in" draw:caption-point-x="-0.2402in" draw:caption-point-y="0.598in">
              <dc:date>2017-09-27T00:00:00</dc:date>
              <text:p text:style-name="P1"><text:span text:style-name="T1">8h33 vào cty.</text:span></text:p>
              <text:p text:style-name="P1"><text:span text:style-name="T1">Khám bênh, xin về sớm 3h33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8.2949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5.6587in" svg:y="8.2957in" draw:caption-point-x="-0.2402in" draw:caption-point-y="0.5961in">
              <dc:date>2017-09-29T00:00:00</dc:date>
              <text:p text:style-name="P1"><text:span text:style-name="T1">8h49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86" table:formula="of:=SUM([.D38:.AH38])" office:value-type="float" office:value="0"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8.5374in" draw:caption-point-x="-0.2402in" draw:caption-point-y="0.602in">
              <dc:date>2017-09-1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8.5402in" draw:caption-point-x="-0.2402in" draw:caption-point-y="0.5992in">
              <dc:date>2017-09-25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8.5425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uongTH</text:p>
          </table:table-cell>
          <table:table-cell table:style-name="ce186" table:formula="of:=SUM([.D39:.AH39])" office:value-type="float" office:value="0.5">
            <text:p>0.5</text:p>
          </table:table-cell>
          <table:table-cell table:style-name="ce190" office:value-type="float" office:value="0">
            <office:annotation draw:style-name="gr6" draw:text-style-name="P1" svg:width="1.1413in" svg:height="0.2634in" svg:x="2.6457in" svg:y="8.775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6" draw:text-style-name="P1" svg:width="1.1413in" svg:height="0.2634in" svg:x="4.472in" svg:y="8.7772in" draw:caption-point-x="-0.2402in" draw:caption-point-y="0.6098in">
              <dc:date>2017-09-05T00:00:00</dc:date>
              <text:p text:style-name="P1"><text:span text:style-name="T1">8h32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4.9287in" svg:y="8.778in" draw:caption-point-x="-0.2402in" draw:caption-point-y="0.6091in">
              <dc:date>2017-09-06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8.7803in" draw:caption-point-x="-0.2402in" draw:caption-point-y="0.6067in">
              <dc:date>2017-09-08T00:00:00</dc:date>
              <text:p text:style-name="P1"><text:span text:style-name="T1">8h32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8.7819in" draw:caption-point-x="-0.2402in" draw:caption-point-y="0.6051in">
              <dc:date>2017-09-12T00:00:00</dc:date>
              <text:p text:style-name="P1"><text:span text:style-name="T1">8h32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8.2878in" svg:y="8.7823in" draw:caption-point-x="-0.2402in" draw:caption-point-y="0.6047in">
              <dc:date>2017-09-13T00:00:00</dc:date>
              <text:p text:style-name="P1"><text:span text:style-name="T1">Đau bụng, xin đi trễ, 8h37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8.7843in" draw:caption-point-x="-0.2402in" draw:caption-point-y="0.6028in">
              <dc:date>2017-09-15T00:00:00</dc:date>
              <text:p text:style-name="P1"><text:span text:style-name="T1">8h36 vào cty</text:span></text:p>
            </office:annotation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8.7862in" draw:caption-point-x="-0.2402in" draw:caption-point-y="0.6008in">
              <dc:date>2017-09-21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2" draw:text-style-name="P1" svg:width="1.1413in" svg:height="0.5457in" svg:x="13.8323in" svg:y="8.7886in" draw:caption-point-x="-0.2402in" draw:caption-point-y="0.5984in">
              <dc:date>2017-09-25T00:00:00</dc:date>
              <text:p text:style-name="P1"><text:span text:style-name="T1">Đi ngân hàng, 10h59 vào cty, tính off sáng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8.789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8.7902in" draw:caption-point-x="-0.2402in" draw:caption-point-y="0.5969in">
              <dc:date>2017-09-28T00:00:00</dc:date>
              <text:p text:style-name="P3"><text:span text:style-name="T3">8h38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86" table:formula="of:=SUM([.D40:.AH40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2" draw:text-style-name="P1" svg:width="1.1413in" svg:height="0.5457in" svg:x="10.6358in" svg:y="9.0323in" draw:caption-point-x="-0.2402in" draw:caption-point-y="0.6024in">
              <dc:date>2017-09-18T00:00:00</dc:date>
              <text:p text:style-name="P1"><text:span text:style-name="T1">Thi bằng lái xe, Xin đi trễ, 9h33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2" draw:text-style-name="P1" svg:width="1.1413in" svg:height="0.5457in" svg:x="11.3614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3" svg:width="1.1413in" svg:height="0.3902in" svg:x="15.202in" svg:y="9.0378in" draw:caption-point-x="-0.2402in" draw:caption-point-y="0.5969in">
              <dc:date>2017-09-28T00:00:00</dc:date>
              <text:p text:style-name="P3"><text:span text:style-name="T3">Kẹt xe, 8h48 vào cty</text:span></text:p>
            </office:annotation>
            <text:p>0</text:p>
          </table:table-cell>
          <table:table-cell table:style-name="ce190" office:value-type="float" office:value="0.5">
            <office:annotation draw:style-name="gr2" draw:text-style-name="P1" svg:width="1.1413in" svg:height="0.5457in" svg:x="14.5579in" svg:y="8.9531in" draw:caption-point-x="0.8606in" draw:caption-point-y="0.6815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86" table:formula="of:=SUM([.D41:.AH41])" office:value-type="float" office:value="2.5">
            <text:p>2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.5">
            <office:annotation draw:style-name="gr4" draw:text-style-name="P1" svg:width="1.1413in" svg:height="0.3902in" svg:x="10.6358in" svg:y="9.2799in" draw:caption-point-x="-0.2402in" draw:caption-point-y="0.6024in">
              <dc:date>2017-09-18T00:00:00</dc:date>
              <text:p text:style-name="P1"><text:span text:style-name="T1">Lên trường, off chiều</text:span></text:p>
            </office:annotation>
            <text:p>0.5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13.8323in" svg:y="9.2807in" draw:caption-point-x="-0.2402in" draw:caption-point-y="0.6016in">
              <dc:date>2017-09-20T00:00:00</dc:date>
              <text:p text:style-name="P1"><text:span text:style-name="T1">Du lịch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4.7457in" svg:y="9.2843in" draw:caption-point-x="-0.2402in" draw:caption-point-y="0.598in">
              <dc:date>2017-09-27T00:00:00</dc:date>
              <text:p text:style-name="P1"><text:span text:style-name="T1">Lên trường, off sáng</text:span></text:p>
            </office:annotation>
            <text:p>0.5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9.2854in" draw:caption-point-x="-0.2402in" draw:caption-point-y="0.5969in">
              <dc:date>2017-09-28T00:00:00</dc:date>
              <text:p text:style-name="P3"><text:span text:style-name="T3">8h39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5.6587in" svg:y="9.287in" draw:caption-point-x="-0.2402in" draw:caption-point-y="0.5953in">
              <dc:date>2017-09-29T00:00:00</dc:date>
              <text:p text:style-name="P1"><text:span text:style-name="T1">Lên trường, off chiều</text:span></text:p>
            </office:annotation>
            <text:p>0.5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ocNCH</text:p>
          </table:table-cell>
          <table:table-cell table:style-name="ce186" table:formula="of:=SUM([.D42:.AH42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5.3854in" svg:y="9.5232in" draw:caption-point-x="-0.2402in" draw:caption-point-y="0.6067in">
              <dc:date>2017-09-07T00:00:00</dc:date>
              <text:p text:style-name="P1"><text:span text:style-name="T1">Việc nhà đột xuất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ienND</text:p>
          </table:table-cell>
          <table:table-cell table:style-name="ce186" table:formula="of:=SUM([.D43:.AH43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5.8421in" svg:y="9.7744in" draw:caption-point-x="-0.2402in" draw:caption-point-y="0.6031in">
              <dc:date>2017-09-08T00:00:00</dc:date>
              <text:p text:style-name="P1"><text:span text:style-name="T1">Bị bệnh, xin làm remote</text:span></text:p>
            </office:annotation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11.0925in" svg:y="9.7685in" draw:caption-point-x="-0.2402in" draw:caption-point-y="0.6091in">
              <dc:date>2017-09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3" svg:width="1.1413in" svg:height="0.5457in" svg:x="15.3303in" svg:y="10.0744in" draw:caption-point-x="-0.3685in" draw:caption-point-y="0.3031in">
              <dc:date>2017-10-02T00:00:00</dc:date>
              <text:p text:style-name="P3"><text:span text:style-name="T3">Có việc nhà, làm remote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186" table:formula="of:=SUM([.D44:.AH44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10.0189in" draw:caption-point-x="-0.2402in" draw:caption-point-y="0.6067in">
              <dc:date>2017-09-08T00:00:00</dc:date>
              <text:p text:style-name="P1"><text:span text:style-name="T1">8h19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office:display="true" draw:style-name="gr2" draw:text-style-name="P1" svg:width="1.1413in" svg:height="0.5457in" svg:x="7.3094in" svg:y="10.1244in" draw:caption-point-x="-0.2402in" draw:caption-point-y="0.5008in">
              <dc:date>2017-09-11T00:00:00</dc:date>
              <text:p text:style-name="P2"><text:span text:style-name="T1">Đi khám thai lần 3</text:span></text:p>
              <text:p text:style-name="P2"><text:span text:style-name="T1">Có hưởng BHXH</text:span></text:p>
            </office:annotation>
            <text:p>1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4" draw:text-style-name="P3" svg:width="1.1413in" svg:height="0.3902in" svg:x="15.202in" svg:y="10.0287in" draw:caption-point-x="-0.2402in" draw:caption-point-y="0.5969in">
              <dc:date>2017-09-29T00:00:00</dc:date>
              <text:p text:style-name="P3"><text:span text:style-name="T3">Kẹt xe, 8h26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174" office:value-type="string">
            <text:p>ThaoDTN</text:p>
          </table:table-cell>
          <table:table-cell table:style-name="ce186" table:formula="of:=SUM([.D45:.AH45])" office:value-type="float" office:value="0">
            <text:p>0</text:p>
          </table:table-cell>
          <table:table-cell table:style-name="ce190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186" table:formula="of:=SUM([.D46:.AH46])" office:value-type="float" office:value="1.5">
            <text:p>1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5492in" svg:y="10.5193in" draw:caption-point-x="-0.2402in" draw:caption-point-y="0.6016in">
              <dc:date>2017-09-20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13.8323in" svg:y="10.5157in" draw:caption-point-x="-0.2402in" draw:caption-point-y="0.6051in">
              <dc:date>2017-09-12T00:00:00</dc:date>
              <text:p text:style-name="P1"><text:span text:style-name="T1">Đám cưới ở quê</text:span></text:p>
            </office:annotation>
            <text:p>1</text:p>
          </table:table-cell>
          <table:table-cell table:style-name="ce190" office:value-type="float" office:value="0.5">
            <office:annotation draw:style-name="gr4" draw:text-style-name="P1" svg:width="1.1413in" svg:height="0.3902in" svg:x="14.289in" svg:y="10.5157in" draw:caption-point-x="-0.2402in" draw:caption-point-y="0.6051in">
              <dc:date>2017-09-12T00:00:00</dc:date>
              <text:p text:style-name="P1"><text:span text:style-name="T1">Off sáng</text:span></text:p>
              <text:p text:style-name="P1"><text:span text:style-name="T1">Đám cưới ở quê</text:span></text:p>
            </office:annotation>
            <text:p>0.5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186" table:formula="of:=SUM([.D47:.AH47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1">
            <office:annotation draw:style-name="gr6" draw:text-style-name="P1" svg:width="1.1413in" svg:height="0.2634in" svg:x="12.4622in" svg:y="10.7685in" draw:caption-point-x="-0.2402in" draw:caption-point-y="0.6in">
              <dc:date>2017-09-22T00:00:00</dc:date>
              <text:p text:style-name="P1"><text:span text:style-name="T1">Đau bụng</text:span></text:p>
            </office:annotation>
            <text:p>1</text:p>
          </table:table-cell>
          <table:table-cell table:style-name="ce190" table:number-columns-repeated="2"/>
          <table:table-cell table:number-columns-repeated="4" table:style-name="ce190" office:value-type="float" office:value="0"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5.6587in" svg:y="10.7752in" draw:caption-point-x="-0.2402in" draw:caption-point-y="0.5933in">
              <dc:date>2017-09-29T00:00:00</dc:date>
              <text:p text:style-name="P1"><text:span text:style-name="T1">Đau bụng, xin về sớm 3h15, tuần sau làm bù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186" table:formula="of:=SUM([.D48:.AH48])" office:value-type="float" office:value="1">
            <text:p>1</text:p>
          </table:table-cell>
          <table:table-cell table:style-name="ce190" office:value-type="float" office:value="0.5">
            <office:annotation draw:style-name="gr3" draw:text-style-name="P1" svg:width="1.1413in" svg:height="0.7012in" svg:x="2.6457in" svg:y="11.0087in" draw:caption-point-x="-0.2402in" draw:caption-point-y="0.6075in">
              <dc:date>2017-09-01T00:00:00</dc:date>
              <text:p text:style-name="P1"><text:span text:style-name="T1">Ngủ quên, xin đi trễ, </text:span></text:p>
              <text:p text:style-name="P1"><text:span text:style-name="T1">10h05 vào cty, tính off sáng</text:span></text:p>
            </office:annotation>
            <text:p>0.5</text:p>
          </table:table-cell>
          <table:table-cell table:style-name="ce190" table:number-columns-repeated="3"/>
          <table:table-cell table:style-name="ce190" office:value-type="float" office:value="0">
            <office:annotation draw:style-name="gr6" draw:text-style-name="P1" svg:width="1.1413in" svg:height="0.2634in" svg:x="4.472in" svg:y="11.0063in" draw:caption-point-x="-0.2402in" draw:caption-point-y="0.6098in">
              <dc:date>2017-09-05T00:00:00</dc:date>
              <text:p text:style-name="P1"><text:span text:style-name="T1">8h39 vào cty</text:span></text:p>
            </office:annotation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4.9287in" svg:y="11.0079in" draw:caption-point-x="-0.2402in" draw:caption-point-y="0.6083in">
              <dc:date>2017-09-06T00:00:00</dc:date>
              <text:p text:style-name="P1"><text:span text:style-name="T1">Ra bến xe lấy đồ, xin đi trễ, 9h22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3854in" svg:y="11.0079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9-08T00:00:00</dc:date>
              <text:p text:style-name="P1"><text:span text:style-name="T1">8h36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4" draw:text-style-name="P1" svg:width="1.1413in" svg:height="0.3902in" svg:x="7.3094in" svg:y="11.011in" draw:caption-point-x="-0.2402in" draw:caption-point-y="0.6051in">
              <dc:date>2017-09-11T00:00:00</dc:date>
              <text:p text:style-name="P1"><text:span text:style-name="T1">Đau bụng, xin đi trễ, 9h54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11.011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style-name="ce190" office:value-type="float" office:value="0">
            <office:annotation draw:style-name="gr4" draw:text-style-name="P1" svg:width="1.1413in" svg:height="0.3902in" svg:x="8.2878in" svg:y="11.0118in" draw:caption-point-x="-0.2402in" draw:caption-point-y="0.6043in">
              <dc:date>2017-09-13T00:00:00</dc:date>
              <text:p text:style-name="P1"><text:span text:style-name="T1">Mệt, chóng mặt, 10h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11.0134in" draw:caption-point-x="-0.2402in" draw:caption-point-y="0.6028in">
              <dc:date>2017-09-15T00:00:00</dc:date>
              <text:p text:style-name="P1"><text:span text:style-name="T1">8h38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0.6358in" svg:y="11.0142in" draw:caption-point-x="-0.2402in" draw:caption-point-y="0.602in">
              <dc:date>2017-09-18T00:00:00</dc:date>
              <text:p text:style-name="P1"><text:span text:style-name="T1">8h36 vào cty</text:span></text:p>
            </office:annotation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1.0925in" svg:y="11.0142in" draw:caption-point-x="-0.2402in" draw:caption-point-y="0.602in">
              <dc:date>2017-09-19T00:00:00</dc:date>
              <text:p text:style-name="P1"><text:span text:style-name="T1">Nhà có việc, xin đi trễ, 9h58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1.5492in" svg:y="11.015in" draw:caption-point-x="-0.2402in" draw:caption-point-y="0.6012in">
              <dc:date>2017-09-20T00:00:00</dc:date>
              <text:p text:style-name="P1"><text:span text:style-name="T1">Bị mệt, 10h4 vào cty, tính off sáng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4622in" svg:y="11.0161in" draw:caption-point-x="-0.2402in" draw:caption-point-y="0.6in">
              <dc:date>2017-09-22T00:00:00</dc:date>
              <text:p text:style-name="P1"><text:span text:style-name="T1">8h40 vào cty</text:span></text:p>
            </office:annotation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11.0169in" draw:caption-point-x="-0.2402in" draw:caption-point-y="0.5992in">
              <dc:date>2017-09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11.0193in" draw:caption-point-x="-0.2402in" draw:caption-point-y="0.5969in">
              <dc:date>2017-09-28T00:00:00</dc:date>
              <text:p text:style-name="P3"><text:span text:style-name="T3">8h34 vào cty</text:span></text:p>
            </office:annotation>
            <text:p>0</text:p>
          </table:table-cell>
          <table:table-cell table:style-name="ce190" office:value-type="float" office:value="0">
            <office:annotation draw:style-name="gr2" draw:text-style-name="P1" svg:width="1.1413in" svg:height="0.5457in" svg:x="15.6587in" svg:y="11.0201in" draw:caption-point-x="-0.2402in" draw:caption-point-y="0.5961in">
              <dc:date>2017-09-29T00:00:00</dc:date>
              <text:p text:style-name="P1"><text:span text:style-name="T1">Chóng mặt, xin đi trễ, 9h45 vào cty</text:span></text:p>
            </office:annotation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ruyenLVC</text:p>
          </table:table-cell>
          <table:table-cell table:style-name="ce186" table:formula="of:=SUM([.D49:.AH49])" office:value-type="float" office:value="1">
            <text:p>1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4.9287in" svg:y="11.2547in" draw:caption-point-x="-0.2402in" draw:caption-point-y="0.6091in">
              <dc:date>2017-09-06T00:00:00</dc:date>
              <text:p text:style-name="P1"><text:span text:style-name="T1">8h45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3854in" svg:y="11.2555in" draw:caption-point-x="-0.2402in" draw:caption-point-y="0.6083in">
              <dc:date>2017-09-07T00:00:00</dc:date>
              <text:p text:style-name="P1"><text:span text:style-name="T1">8h31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1">
            <office:annotation draw:style-name="gr6" draw:text-style-name="P1" svg:width="1.1413in" svg:height="0.2634in" svg:x="7.3094in" svg:y="11.2579in" draw:caption-point-x="-0.2402in" draw:caption-point-y="0.6059in">
              <dc:date>2017-09-11T00:00:00</dc:date>
              <text:p text:style-name="P1"><text:span text:style-name="T1">Bị sốt</text:span></text:p>
            </office:annotation>
            <text:p>1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8.2878in" svg:y="11.2591in" draw:caption-point-x="-0.2402in" draw:caption-point-y="0.6047in">
              <dc:date>2017-09-13T00:00:00</dc:date>
              <text:p text:style-name="P1"><text:span text:style-name="T1">8h31 va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9.2661in" svg:y="11.261in" draw:caption-point-x="-0.2402in" draw:caption-point-y="0.6028in">
              <dc:date>2017-09-15T00:00:00</dc:date>
              <text:p text:style-name="P1"><text:span text:style-name="T1">8h35 vào cty</text:span></text:p>
            </office:annotation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11.263in" draw:caption-point-x="-0.2402in" draw:caption-point-y="0.6008in">
              <dc:date>2017-09-21T00:00:00</dc:date>
              <text:p text:style-name="P1"><text:span text:style-name="T1">8h32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2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11.2657in" draw:caption-point-x="-0.2402in" draw:caption-point-y="0.598in">
              <dc:date>2017-09-27T00:00:00</dc:date>
              <text:p text:style-name="P1"><text:span text:style-name="T1">8h31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11.2669in" draw:caption-point-x="-0.2402in" draw:caption-point-y="0.5969in">
              <dc:date>2017-09-28T00:00:00</dc:date>
              <text:p text:style-name="P3"><text:span text:style-name="T3">8h31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160" office:value-type="string">
            <text:p>TuanTQP</text:p>
          </table:table-cell>
          <table:table-cell table:style-name="ce186" table:formula="of:=SUM([.D50:.AH50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2.0059in" svg:y="11.5106in" draw:caption-point-x="-0.2402in" draw:caption-point-y="0.6008in">
              <dc:date>2017-09-21T00:00:00</dc:date>
              <text:p text:style-name="P1"><text:span text:style-name="T1">8h31 vào cty</text:span></text:p>
            </office:annotation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12.4622in" svg:y="11.5122in" draw:caption-point-x="-0.2402in" draw:caption-point-y="0.5992in">
              <dc:date>2017-09-22T00:00:00</dc:date>
              <text:p text:style-name="P1"><text:span text:style-name="T1">Xe hư, off sáng</text:span></text:p>
            </office:annotation>
            <text:p>0.5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11.5146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73" office:value-type="string">
            <text:p>VietBA</text:p>
          </table:table-cell>
          <table:table-cell table:style-name="ce186" table:formula="of:=SUM([.D51:.AH51])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2.6457in" svg:y="11.7476in" draw:caption-point-x="-0.2402in" draw:caption-point-y="0.6114in">
              <dc:date>2017-09-01T00:00:00</dc:date>
              <text:p text:style-name="P1"><text:span text:style-name="T1">8h32 vào cty</text:span></text:p>
            </office:annotation>
            <text:p>0</text:p>
          </table:table-cell>
          <table:table-cell table:style-name="ce190" table:number-columns-repeated="3"/>
          <table:table-cell table:style-name="ce190" office:value-type="float" office:value="0">
            <office:annotation draw:style-name="gr6" draw:text-style-name="P1" svg:width="1.1413in" svg:height="0.2634in" svg:x="4.472in" svg:y="11.7492in" draw:caption-point-x="-0.2402in" draw:caption-point-y="0.6098in">
              <dc:date>2017-09-05T00:00:00</dc:date>
              <text:p text:style-name="P1"><text:span text:style-name="T1">8h37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5.3854in" svg:y="11.7508in" draw:caption-point-x="-0.2402in" draw:caption-point-y="0.6083in">
              <dc:date>2017-09-07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7.3094in" svg:y="11.7531in" draw:caption-point-x="-0.2402in" draw:caption-point-y="0.6059in">
              <dc:date>2017-09-11T00:00:00</dc:date>
              <text:p text:style-name="P1"><text:span text:style-name="T1">8h34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7.7988in" svg:y="11.7539in" draw:caption-point-x="-0.2402in" draw:caption-point-y="0.6051in">
              <dc:date>2017-09-1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0925in" svg:y="11.7571in" draw:caption-point-x="-0.2402in" draw:caption-point-y="0.602in">
              <dc:date>2017-09-19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1.5492in" svg:y="11.7575in" draw:caption-point-x="-0.2402in" draw:caption-point-y="0.6016in">
              <dc:date>2017-09-20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11.7598in" draw:caption-point-x="-0.2402in" draw:caption-point-y="0.5992in">
              <dc:date>2017-09-25T00:00:00</dc:date>
              <text:p text:style-name="P1"><text:span text:style-name="T1">8h36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office:value-type="float" office:value="0">
            <office:annotation draw:style-name="gr6" draw:text-style-name="P1" svg:width="1.1413in" svg:height="0.2634in" svg:x="14.7457in" svg:y="11.761in" draw:caption-point-x="-0.2402in" draw:caption-point-y="0.598in">
              <dc:date>2017-09-27T00:00:00</dc:date>
              <text:p text:style-name="P1"><text:span text:style-name="T1">8h33 vào cty</text:span></text:p>
            </office:annotation>
            <text:p>0</text:p>
          </table:table-cell>
          <table:table-cell table:style-name="ce190" office:value-type="float" office:value="0">
            <office:annotation draw:style-name="gr6" draw:text-style-name="P3" svg:width="1.1413in" svg:height="0.2634in" svg:x="15.202in" svg:y="11.7622in" draw:caption-point-x="-0.2402in" draw:caption-point-y="0.5969in">
              <dc:date>2017-09-28T00:00:00</dc:date>
              <text:p text:style-name="P3"><text:span text:style-name="T3">8h37 vào cty</text:span></text:p>
            </office:annotation>
            <text:p>0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186" table:formula="of:=SUM([.D52:.AH52])" office:value-type="float" office:value="0.5"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3"/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number-columns-repeated="3" table:style-name="ce190" office:value-type="float" office:value="0">
            <text:p>0</text:p>
          </table:table-cell>
          <table:table-cell table:style-name="ce190" office:value-type="float" office:value="0.5">
            <office:annotation draw:style-name="gr4" draw:text-style-name="P1" svg:width="1.1413in" svg:height="0.3902in" svg:x="8.7768in" svg:y="12.0028in" draw:caption-point-x="-0.2402in" draw:caption-point-y="0.6039in">
              <dc:date>2017-09-13T00:00:00</dc:date>
              <text:p text:style-name="P1"><text:span text:style-name="T1">Thi toiec, off chiều</text:span></text:p>
            </office:annotation>
            <text:p>0.5</text:p>
          </table:table-cell>
          <table:table-cell table:style-name="ce190" office:value-type="float" office:value="0">
            <text:p>0</text:p>
          </table:table-cell>
          <table:table-cell table:style-name="ce190" table:number-columns-repeated="2"/>
          <table:table-cell table:number-columns-repeated="5" table:style-name="ce190" office:value-type="float" office:value="0">
            <text:p>0</text:p>
          </table:table-cell>
          <table:table-cell table:style-name="ce190" table:number-columns-repeated="2"/>
          <table:table-cell table:style-name="ce190" office:value-type="float" office:value="0">
            <office:annotation draw:style-name="gr6" draw:text-style-name="P1" svg:width="1.1413in" svg:height="0.2634in" svg:x="13.8323in" svg:y="12.0075in" draw:caption-point-x="-0.2402in" draw:caption-point-y="0.5992in">
              <dc:date>2017-09-25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90" office:value-type="float" office:value="0">
            <text:p>0</text:p>
          </table:table-cell>
          <table:table-cell table:style-name="ce190" table:number-columns-repeated="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191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191"/>
          <table:table-cell table:number-columns-repeated="27"/>
          <table:table-cell table:style-name="ce191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0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03"/>
        <table:table-column table:style-name="co26" table:number-columns-repeated="7" table:default-cell-style-name="ce203"/>
        <table:table-column table:style-name="co25" table:number-columns-repeated="16" table:default-cell-style-name="ce203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198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10" table:number-columns-spanned="2" table:number-rows-spanned="1">
            <text:p>10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7" table:number-columns-spanned="2" table:number-rows-spanned="1">
            <text:p>2017</text:p>
          </table:table-cell>
          <table:covered-table-cell table:style-name="ce207"/>
          <table:table-cell table:style-name="ce198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199" table:formula="of:=DATE([.$R$1];[.N1];1)" office:value-type="date" office:date-value="2017-10-01">
            <text:p>01</text:p>
          </table:table-cell>
          <table:table-cell table:style-name="ce199" table:formula="of:=[.D2]+1" office:value-type="date" office:date-value="2017-10-02">
            <text:p>02</text:p>
          </table:table-cell>
          <table:table-cell table:style-name="ce199" table:formula="of:=[.E2]+1" office:value-type="date" office:date-value="2017-10-03">
            <text:p>03</text:p>
          </table:table-cell>
          <table:table-cell table:style-name="ce199" table:formula="of:=[.F2]+1" office:value-type="date" office:date-value="2017-10-04">
            <text:p>04</text:p>
          </table:table-cell>
          <table:table-cell table:style-name="ce199" table:formula="of:=[.G2]+1" office:value-type="date" office:date-value="2017-10-05">
            <text:p>05</text:p>
          </table:table-cell>
          <table:table-cell table:style-name="ce199" table:formula="of:=[.H2]+1" office:value-type="date" office:date-value="2017-10-06">
            <text:p>06</text:p>
          </table:table-cell>
          <table:table-cell table:style-name="ce199" table:formula="of:=[.I2]+1" office:value-type="date" office:date-value="2017-10-07">
            <text:p>07</text:p>
          </table:table-cell>
          <table:table-cell table:style-name="ce199" table:formula="of:=[.J2]+1" office:value-type="date" office:date-value="2017-10-08">
            <text:p>08</text:p>
          </table:table-cell>
          <table:table-cell table:style-name="ce199" table:formula="of:=[.K2]+1" office:value-type="date" office:date-value="2017-10-09">
            <text:p>09</text:p>
          </table:table-cell>
          <table:table-cell table:style-name="ce199" table:formula="of:=[.L2]+1" office:value-type="date" office:date-value="2017-10-10">
            <text:p>10</text:p>
          </table:table-cell>
          <table:table-cell table:style-name="ce199" table:formula="of:=[.M2]+1" office:value-type="date" office:date-value="2017-10-11">
            <text:p>11</text:p>
          </table:table-cell>
          <table:table-cell table:style-name="ce199" table:formula="of:=[.N2]+1" office:value-type="date" office:date-value="2017-10-12">
            <text:p>12</text:p>
          </table:table-cell>
          <table:table-cell table:style-name="ce199" table:formula="of:=[.O2]+1" office:value-type="date" office:date-value="2017-10-13">
            <text:p>13</text:p>
          </table:table-cell>
          <table:table-cell table:style-name="ce199" table:formula="of:=[.P2]+1" office:value-type="date" office:date-value="2017-10-14">
            <text:p>14</text:p>
          </table:table-cell>
          <table:table-cell table:style-name="ce199" table:formula="of:=[.Q2]+1" office:value-type="date" office:date-value="2017-10-15">
            <text:p>15</text:p>
          </table:table-cell>
          <table:table-cell table:style-name="ce199" table:formula="of:=[.R2]+1" office:value-type="date" office:date-value="2017-10-16">
            <text:p>16</text:p>
          </table:table-cell>
          <table:table-cell table:style-name="ce199" table:formula="of:=[.S2]+1" office:value-type="date" office:date-value="2017-10-17">
            <text:p>17</text:p>
          </table:table-cell>
          <table:table-cell table:style-name="ce199" table:formula="of:=[.T2]+1" office:value-type="date" office:date-value="2017-10-18">
            <text:p>18</text:p>
          </table:table-cell>
          <table:table-cell table:style-name="ce199" table:formula="of:=[.U2]+1" office:value-type="date" office:date-value="2017-10-19">
            <text:p>19</text:p>
          </table:table-cell>
          <table:table-cell table:style-name="ce199" table:formula="of:=[.V2]+1" office:value-type="date" office:date-value="2017-10-20">
            <text:p>20</text:p>
          </table:table-cell>
          <table:table-cell table:style-name="ce199" table:formula="of:=[.W2]+1" office:value-type="date" office:date-value="2017-10-21">
            <text:p>21</text:p>
          </table:table-cell>
          <table:table-cell table:style-name="ce199" table:formula="of:=[.X2]+1" office:value-type="date" office:date-value="2017-10-22">
            <text:p>22</text:p>
          </table:table-cell>
          <table:table-cell table:style-name="ce199" table:formula="of:=[.Y2]+1" office:value-type="date" office:date-value="2017-10-23">
            <text:p>23</text:p>
          </table:table-cell>
          <table:table-cell table:style-name="ce199" table:formula="of:=[.Z2]+1" office:value-type="date" office:date-value="2017-10-24">
            <text:p>24</text:p>
          </table:table-cell>
          <table:table-cell table:style-name="ce199" table:formula="of:=[.AA2]+1" office:value-type="date" office:date-value="2017-10-25">
            <text:p>25</text:p>
          </table:table-cell>
          <table:table-cell table:style-name="ce199" table:formula="of:=[.AB2]+1" office:value-type="date" office:date-value="2017-10-26">
            <text:p>26</text:p>
          </table:table-cell>
          <table:table-cell table:style-name="ce199" table:formula="of:=[.AC2]+1" office:value-type="date" office:date-value="2017-10-27">
            <text:p>27</text:p>
          </table:table-cell>
          <table:table-cell table:style-name="ce199" table:formula="of:=[.AD2]+1" office:value-type="date" office:date-value="2017-10-28">
            <text:p>28</text:p>
          </table:table-cell>
          <table:table-cell table:style-name="ce199" table:formula="of:=[.AE2]+1" office:value-type="date" office:date-value="2017-10-29">
            <text:p>29</text:p>
          </table:table-cell>
          <table:table-cell table:style-name="ce199" table:formula="of:=[.AF2]+1" office:value-type="date" office:date-value="2017-10-30">
            <text:p>30</text:p>
          </table:table-cell>
          <table:table-cell table:style-name="ce199" table:formula="of:=[.AG2]+1" office:value-type="date" office:date-value="2017-10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00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00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00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00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00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00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00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00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97" table:formula="of:=SUM([.D4:.AH4])" office:value-type="float" office:value="1.5">
            <text:p>1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0.1756in" draw:caption-point-x="-0.2402in" draw:caption-point-y="0.5425in">
              <dc:date>2017-10-02T00:00:00</dc:date>
              <text:p text:style-name="P1"><text:span text:style-name="T1">8h37 vào cty</text:span></text:p>
            </office:annotation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3.5591in" svg:y="0.1756in" draw:caption-point-x="-0.2402in" draw:caption-point-y="0.5425in">
              <dc:date>2017-10-03T00:00:00</dc:date>
              <text:p text:style-name="P1"><text:span text:style-name="T1">Khám tay, off sáng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472in" svg:y="0.1756in" draw:caption-point-x="-0.2402in" draw:caption-point-y="0.5425in">
              <dc:date>2017-10-05T00:00:00</dc:date>
              <text:p text:style-name="P1"><text:span text:style-name="T1">8h35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0.1756in" draw:caption-point-x="-0.2402in" draw:caption-point-y="0.5425in">
              <dc:date>2017-10-06T00:00:00</dc:date>
              <text:p text:style-name="P1"><text:span text:style-name="T1">8h31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6.8205in" svg:y="0.1756in" draw:caption-point-x="-0.2402in" draw:caption-point-y="0.5425in">
              <dc:date>2017-10-10T00:00:00</dc:date>
              <text:p text:style-name="P1"><text:span text:style-name="T1">Bận việc, xin đi trễ, 8h50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0.1756in" draw:caption-point-x="-0.2402in" draw:caption-point-y="0.5425in">
              <dc:date>2017-10-12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8.2878in" svg:y="0.1756in" draw:caption-point-x="-0.2402in" draw:caption-point-y="0.5425in">
              <dc:date>2017-10-13T00:00:00</dc:date>
              <text:p text:style-name="P1"><text:span text:style-name="T1">Nhà ngập, xin đi trễ, 9h34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1">
            <office:annotation draw:style-name="gr4" draw:text-style-name="P1" svg:width="1.1413in" svg:height="0.3902in" svg:x="10.1791in" svg:y="0.1756in" draw:caption-point-x="-0.2402in" draw:caption-point-y="0.5425in">
              <dc:date>2017-10-16T00:00:00</dc:date>
              <text:p text:style-name="P1"><text:span text:style-name="T1">Nhà có việc</text:span></text:p>
            </office:annotation>
            <text:p>1</text:p>
          </table:table-cell>
          <table:table-cell table:style-name="ce201" office:value-type="float" office:value="0">
            <office:annotation draw:style-name="gr4" draw:text-style-name="P1" svg:width="1.1413in" svg:height="0.3902in" svg:x="10.6358in" svg:y="0.1756in" draw:caption-point-x="-0.2402in" draw:caption-point-y="0.5425in">
              <dc:date>2017-10-18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0.1756in" draw:caption-point-x="-0.2402in" draw:caption-point-y="0.5425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5492in" svg:y="0.1756in" draw:caption-point-x="-0.2402in" draw:caption-point-y="0.5425in">
              <dc:date>2017-10-20T00:00:00</dc:date>
              <text:p text:style-name="P1"><text:span text:style-name="T1">8h31 vào cty</text:span></text:p>
            </office:annotation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8323in" svg:y="0.1177in" draw:caption-point-x="-0.2402in" draw:caption-point-y="0.6004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7457in" svg:y="0.1197in" draw:caption-point-x="-0.2402in" draw:caption-point-y="0.5984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6.1154in" svg:y="0.1201in" draw:caption-point-x="-0.2402in" draw:caption-point-y="0.598in">
              <dc:date>2017-10-30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6.572in" svg:y="0.1213in" draw:caption-point-x="-0.2402in" draw:caption-point-y="0.5969in">
              <dc:date>2017-10-31T00:00:00</dc:date>
              <text:p text:style-name="P1"><text:span text:style-name="T1">Đón bà, xin đi trễ, 8h5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97" table:formula="of:=SUM([.D5:.AH5])" office:value-type="float" office:value="1.5">
            <text:p>1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0.352in" draw:caption-point-x="-0.2402in" draw:caption-point-y="0.6138in">
              <dc:date>2017-10-02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0.3551in" draw:caption-point-x="-0.2402in" draw:caption-point-y="0.6106in">
              <dc:date>2017-10-04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0.3598in" draw:caption-point-x="-0.2402in" draw:caption-point-y="0.6059in">
              <dc:date>2017-10-12T00:00:00</dc:date>
              <text:p text:style-name="P1"><text:span text:style-name="T1">8h5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0.3606in" draw:caption-point-x="-0.2402in" draw:caption-point-y="0.6051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2" draw:text-style-name="P1" svg:width="1.1413in" svg:height="0.5457in" svg:x="9.7228in" svg:y="0.361in" draw:caption-point-x="-0.2402in" draw:caption-point-y="0.6047in">
              <dc:date>2017-10-16T00:00:00</dc:date>
              <text:p text:style-name="P1"><text:span text:style-name="T1">Mệt, xin đi trễ, 10h58 vào cty, tính off sáng</text:span></text:p>
            </office:annotation>
            <text:p>0.5</text:p>
          </table:table-cell>
          <table:table-cell table:style-name="ce201" office:value-type="float" office:value="0">
            <office:annotation draw:style-name="gr6" draw:text-style-name="P1" svg:width="1.1413in" svg:height="0.2634in" svg:x="10.1791in" svg:y="0.3622in" draw:caption-point-x="-0.2402in" draw:caption-point-y="0.6035in">
              <dc:date>2017-10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5492in" svg:y="0.3642in" draw:caption-point-x="-0.2402in" draw:caption-point-y="0.6016in">
              <dc:date>2017-10-20T00:00:00</dc:date>
              <text:p text:style-name="P1"><text:span text:style-name="T1">8h42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2" draw:text-style-name="P1" svg:width="1.1413in" svg:height="0.5457in" svg:x="12.9189in" svg:y="0.3654in" draw:caption-point-x="-0.2402in" draw:caption-point-y="0.6004in">
              <dc:date>2017-10-23T00:00:00</dc:date>
              <text:p text:style-name="P1"><text:span text:style-name="T1">Bận việc, xin đi trễ 11h45 vào cty, tính off sáng</text:span></text:p>
            </office:annotation>
            <text:p>0.5</text:p>
          </table:table-cell>
          <table:table-cell table:style-name="ce201" office:value-type="float" office:value="0">
            <office:annotation draw:style-name="gr6" draw:text-style-name="P1" svg:width="1.1413in" svg:height="0.2634in" svg:x="13.3756in" svg:y="0.3654in" draw:caption-point-x="-0.2402in" draw:caption-point-y="0.6004in">
              <dc:date>2017-10-24T00:00:00</dc:date>
              <text:p text:style-name="P1"><text:span text:style-name="T1">8h47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4.9894in" svg:y="0.8228in" draw:caption-point-x="-0.9406in" draw:caption-point-y="0.1429in">
              <dc:date>2017-10-27T00:00:00</dc:date>
              <text:p text:style-name="P1"><text:span text:style-name="T1">Nhức đầu, xin đi trễ, 10h30 vào cty, tính off sáng</text:span></text:p>
            </office:annotation>
            <text:p>0.5</text:p>
          </table:table-cell>
          <table:table-cell table:style-name="ce201" office:value-type="float" office:value="0">
            <office:annotation draw:style-name="gr6" draw:text-style-name="P1" svg:width="1.1413in" svg:height="0.2634in" svg:x="14.7457in" svg:y="0.3673in" draw:caption-point-x="-0.2402in" draw:caption-point-y="0.5984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6.1154in" svg:y="0.3677in" draw:caption-point-x="-0.2402in" draw:caption-point-y="0.598in">
              <dc:date>2017-10-30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0.3689in" draw:caption-point-x="-0.2402in" draw:caption-point-y="0.5969in">
              <dc:date>2017-10-31T00:00:00</dc:date>
              <text:p text:style-name="P1"><text:span text:style-name="T1">8h5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hienTX</text:p>
          </table:table-cell>
          <table:table-cell table:style-name="ce197" table:formula="of:=SUM([.D6:.AH6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0.6358in" svg:y="0.6118in" draw:caption-point-x="-0.2402in" draw:caption-point-y="0.6016in">
              <dc:date>2017-10-19T00:00:00</dc:date>
              <text:p text:style-name="P1"><text:span text:style-name="T1">Tiêm vắc-xin, ra ngoài 1h15 - 2h30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10.3752in" svg:y="0.8681in" draw:caption-point-x="2.3035in" draw:caption-point-y="0.3453in">
              <dc:date>2017-10-27T00:00:00</dc:date>
              <text:p text:style-name="P1"><text:span text:style-name="T1">Gặp bạn, Off sáng, đã làm bù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44" office:value-type="string">
            <text:p>CuongNH</text:p>
          </table:table-cell>
          <table:table-cell table:style-name="ce197" table:formula="of:=SUM([.D7:.AH7])" office:value-type="float" office:value="1">
            <text:p>1</text:p>
          </table:table-cell>
          <table:table-cell table:style-name="ce201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4.9287in" svg:y="0.85in" draw:caption-point-x="-0.2402in" draw:caption-point-y="0.611in">
              <dc:date>2017-10-03T00:00:00</dc:date>
              <text:p text:style-name="P1"><text:span text:style-name="T1">Khám bệnh, off chiều</text:span></text:p>
            </office:annotation>
            <text:p>0.5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2.9189in" svg:y="0.8598in" draw:caption-point-x="-0.2402in" draw:caption-point-y="0.6012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4.289in" svg:y="0.863in" draw:caption-point-x="-0.2402in" draw:caption-point-y="0.598in">
              <dc:date>2017-10-26T00:00:00</dc:date>
              <text:p text:style-name="P1"><text:span text:style-name="T1">Bị tiêu hóa, off sáng, 2h20 vào cty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0.8642in" draw:caption-point-x="-0.2402in" draw:caption-point-y="0.5969in">
              <dc:date>2017-10-31T00:00:00</dc:date>
              <text:p text:style-name="P1"><text:span text:style-name="T1">8h1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160" office:value-type="string">
            <text:p>CuongNM</text:p>
          </table:table-cell>
          <table:table-cell table:style-name="ce197" table:formula="of:=SUM([.D8:.AH8])" office:value-type="float" office:value="3.5">
            <text:p>3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1.0957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1">
            <office:annotation draw:style-name="gr4" draw:text-style-name="P1" svg:width="1.1413in" svg:height="0.3902in" svg:x="4.9287in" svg:y="1.1in" draw:caption-point-x="-0.2402in" draw:caption-point-y="0.6087in">
              <dc:date>2017-10-05T00:00:00</dc:date>
              <text:p text:style-name="P1"><text:span text:style-name="T1">Về quê liên quan đến NVQS</text:span></text:p>
            </office:annotation>
            <text:p>1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7.7988in" svg:y="1.1028in" draw:caption-point-x="-0.2402in" draw:caption-point-y="0.6059in">
              <dc:date>2017-10-12T00:00:00</dc:date>
              <text:p text:style-name="P1"><text:span text:style-name="T1">Xe xẹp lốp, xin đi trễ, 8h49 vào cty</text:span></text:p>
            </office:annotation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8.2878in" svg:y="1.1004in" draw:caption-point-x="-0.2402in" draw:caption-point-y="0.6083in">
              <dc:date>2017-10-05T00:00:00</dc:date>
              <text:p text:style-name="P1"><text:span text:style-name="T1">Nộp hồ sơ xét tốt nghiệp, off sáng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1.1039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935in" svg:y="1.0343in" draw:caption-point-x="2.0039in" draw:caption-point-y="0.6744in">
              <dc:date>2017-10-17T00:00:00</dc:date>
              <text:p text:style-name="P1"><text:span text:style-name="T1">Tối qua làm muộn, xin đi trễ, 1h22 vào cty</text:span></text:p>
            </office:annotation>
            <text:p>0</text:p>
          </table:table-cell>
          <table:table-cell table:style-name="ce201" office:value-type="float" office:value="1">
            <office:annotation draw:style-name="gr4" draw:text-style-name="P1" svg:width="1.1413in" svg:height="0.3902in" svg:x="10.6358in" svg:y="1.1055in" draw:caption-point-x="-0.2402in" draw:caption-point-y="0.6031in">
              <dc:date>2017-10-18T00:00:00</dc:date>
              <text:p text:style-name="P1"><text:span text:style-name="T1">Chở mẹ khám bệnh</text:span></text:p>
            </office:annotation>
            <text:p>1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12.9189in" svg:y="1.1075in" draw:caption-point-x="-0.2402in" draw:caption-point-y="0.6012in">
              <dc:date>2017-10-23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3756in" svg:y="1.1083in" draw:caption-point-x="-0.2402in" draw:caption-point-y="0.6004in">
              <dc:date>2017-10-24T00:00:00</dc:date>
              <text:p text:style-name="P1"><text:span text:style-name="T1">Đi ngân hàng, xin đi trễ, 8h34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1">
            <office:annotation draw:style-name="gr4" draw:text-style-name="P1" svg:width="1.1413in" svg:height="0.3902in" svg:x="16.572in" svg:y="1.1118in" draw:caption-point-x="-0.2402in" draw:caption-point-y="0.5969in">
              <dc:date>2017-10-31T00:00:00</dc:date>
              <text:p text:style-name="P1"><text:span text:style-name="T1">Bị sốt, đi khám bệnh</text:span></text:p>
            </office:annotation>
            <text:p>1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ongDN</text:p>
          </table:table-cell>
          <table:table-cell table:style-name="ce197" table:formula="of:=SUM([.D9:.AH9])" office:value-type="float" office:value="0">
            <text:p>0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1.3437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0157in" svg:y="1.3461in" draw:caption-point-x="-0.2402in" draw:caption-point-y="0.6106in">
              <dc:date>2017-10-04T00:00:00</dc:date>
              <text:p text:style-name="P1"><text:span text:style-name="T1">Xe hư, xin đi trễ, 8h39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3094in" svg:y="1.35in" draw:caption-point-x="-0.2402in" draw:caption-point-y="0.6067in">
              <dc:date>2017-10-11T00:00:00</dc:date>
              <text:p text:style-name="P1"><text:span text:style-name="T1">Bận việc nhà, xin đi trễ, 8h34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1.3516in" draw:caption-point-x="-0.2402in" draw:caption-point-y="0.6051in">
              <dc:date>2017-10-13T00:00:00</dc:date>
              <text:p text:style-name="P1"><text:span text:style-name="T1">8h41 vào cty</text:span></text:p>
            </office:annotation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1.0925in" svg:y="1.3543in" draw:caption-point-x="-0.2402in" draw:caption-point-y="0.6024in">
              <dc:date>2017-10-19T00:00:00</dc:date>
              <text:p text:style-name="P1"><text:span text:style-name="T1">Meeting với KH 7h30, xin đi trễ, 9h7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3756in" svg:y="1.3563in" draw:caption-point-x="-0.2402in" draw:caption-point-y="0.6004in">
              <dc:date>2017-10-24T00:00:00</dc:date>
              <text:p text:style-name="P1"><text:span text:style-name="T1">Meeting với KH 7h30, 8h5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8323in" svg:y="1.4138in" draw:caption-point-x="-0.2402in" draw:caption-point-y="0.5429in">
              <dc:date>2017-10-25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6.572in" svg:y="1.3598in" draw:caption-point-x="-0.2402in" draw:caption-point-y="0.5969in">
              <dc:date>2017-10-31T00:00:00</dc:date>
              <text:p text:style-name="P1"><text:span text:style-name="T1">Meeting với KH 7h30, xin đi trễ, 9h1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NM</text:p>
          </table:table-cell>
          <table:table-cell table:style-name="ce197" table:formula="of:=SUM([.D10:.AH10])" office:value-type="float" office:value="2">
            <text:p>2</text:p>
          </table:table-cell>
          <table:table-cell table:style-name="ce201"/>
          <table:table-cell table:style-name="ce201" office:value-type="float" office:value="0">
            <office:annotation draw:style-name="gr2" draw:text-style-name="P1" svg:width="1.1413in" svg:height="0.5457in" svg:x="3.1024in" svg:y="1.5921in" draw:caption-point-x="-0.2402in" draw:caption-point-y="0.6122in">
              <dc:date>2017-10-02T00:00:00</dc:date>
              <text:p text:style-name="P1"><text:span text:style-name="T1">Xe bị lủng lốp, xin đi trễ, 9h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1.5961in" draw:caption-point-x="-0.2402in" draw:caption-point-y="0.6083in">
              <dc:date>2017-10-06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1.5965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1.5992in" draw:caption-point-x="-0.2402in" draw:caption-point-y="0.6051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1.5996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1791in" svg:y="1.6008in" draw:caption-point-x="-0.2402in" draw:caption-point-y="0.6035in">
              <dc:date>2017-10-17T00:00:00</dc:date>
              <text:p text:style-name="P1"><text:span text:style-name="T1">8h41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1.6012in" draw:caption-point-x="-0.2402in" draw:caption-point-y="0.6031in">
              <dc:date>2017-10-18T00:00:00</dc:date>
              <text:p text:style-name="P1"><text:span text:style-name="T1">8h36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5492in" svg:y="1.6028in" draw:caption-point-x="-0.2402in" draw:caption-point-y="0.6016in">
              <dc:date>2017-10-20T00:00:00</dc:date>
              <text:p text:style-name="P1"><text:span text:style-name="T1">8h36 vào cty</text:span></text:p>
            </office:annotation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DuyenLT</text:p>
          </table:table-cell>
          <table:table-cell table:style-name="ce197" table:formula="of:=SUM([.D11:.AH11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6.8205in" svg:y="1.8445in" draw:caption-point-x="-0.2402in" draw:caption-point-y="0.6075in">
              <dc:date>2017-10-10T00:00:00</dc:date>
              <text:p text:style-name="P1"><text:span text:style-name="T1">Có việc, xin đi trễ, 9h13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1.8488in" draw:caption-point-x="-0.2402in" draw:caption-point-y="0.6031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44" office:value-type="string">
            <text:p>GiauNV</text:p>
          </table:table-cell>
          <table:table-cell table:style-name="ce197" table:formula="of:=SUM([.D12:.AH12])" office:value-type="float" office:value="1">
            <text:p>1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2.0866in" draw:caption-point-x="-0.2402in" draw:caption-point-y="0.613in">
              <dc:date>2017-10-0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10-16T00:00:00</dc:date>
              <text:p text:style-name="P1"><text:span text:style-name="T1">Đi ngân hàng, xin đi trễ, 8h38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12.9189in" svg:y="2.0992in" draw:caption-point-x="-0.2402in" draw:caption-point-y="0.6004in">
              <dc:date>2017-10-23T00:00:00</dc:date>
              <text:p text:style-name="P1"><text:span text:style-name="T1">Bận việc, xin về sớm 4h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3.8323in" svg:y="2.1in" draw:caption-point-x="-0.2402in" draw:caption-point-y="0.5996in">
              <dc:date>2017-10-25T00:00:00</dc:date>
              <text:p text:style-name="P1"><text:span text:style-name="T1">Bận việc riêng, off chiều</text:span></text:p>
            </office:annotation>
            <text:p>0.5</text:p>
          </table:table-cell>
          <table:table-cell table:style-name="ce201" office:value-type="float" office:value="0.5">
            <office:annotation draw:style-name="gr6" draw:text-style-name="P1" svg:width="1.1413in" svg:height="0.2634in" svg:x="14.289in" svg:y="2.1008in" draw:caption-point-x="-0.2402in" draw:caption-point-y="0.5988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73" office:value-type="string">
            <text:p>HaTH</text:p>
          </table:table-cell>
          <table:table-cell table:style-name="ce197" table:formula="of:=SUM([.D13:.AH13])" office:value-type="float" office:value="0">
            <text:p>0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2.3343in" draw:caption-point-x="-0.2402in" draw:caption-point-y="0.613in">
              <dc:date>2017-10-02T00:00:00</dc:date>
              <text:p text:style-name="P1"><text:span text:style-name="T1">8h36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3.5591in" svg:y="2.3346in" draw:caption-point-x="-0.2402in" draw:caption-point-y="0.6126in">
              <dc:date>2017-10-03T00:00:00</dc:date>
              <text:p text:style-name="P1"><text:span text:style-name="T1">8h37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4.472in" svg:y="2.3394in" draw:caption-point-x="-0.2402in" draw:caption-point-y="0.6079in">
              <dc:date>2017-10-05T00:00:00</dc:date>
              <text:p text:style-name="P1"><text:span text:style-name="T1">Ghé bv lấy thuốc xin đi trễ, 8h59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2.339in" draw:caption-point-x="-0.2402in" draw:caption-point-y="0.6083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2.3394in" draw:caption-point-x="-0.2402in" draw:caption-point-y="0.6079in">
              <dc:date>2017-10-09T00:00:00</dc:date>
              <text:p text:style-name="P1"><text:span text:style-name="T1">8h45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6.8205in" svg:y="2.3398in" draw:caption-point-x="-0.2402in" draw:caption-point-y="0.6075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2.3421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9.7228in" svg:y="2.3425in" draw:caption-point-x="-0.2402in" draw:caption-point-y="0.6047in">
              <dc:date>2017-10-16T00:00:00</dc:date>
              <text:p text:style-name="P1"><text:span text:style-name="T1">Xe lủng lốp, 9h1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2.3441in" draw:caption-point-x="-0.2402in" draw:caption-point-y="0.6031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3756in" svg:y="2.3469in" draw:caption-point-x="-0.2402in" draw:caption-point-y="0.6004in">
              <dc:date>2017-10-24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4.289in" svg:y="2.3488in" draw:caption-point-x="-0.2402in" draw:caption-point-y="0.5984in">
              <dc:date>2017-10-26T00:00:00</dc:date>
              <text:p text:style-name="P1"><text:span text:style-name="T1">Có việc bận, xin về sớm 4h45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2.3504in" draw:caption-point-x="-0.2402in" draw:caption-point-y="0.5969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197" table:formula="of:=SUM([.D14:.AH14])" office:value-type="float" office:value="0">
            <text:p>0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2.5819in" draw:caption-point-x="-0.2402in" draw:caption-point-y="0.613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2.5843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3094in" svg:y="2.5882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2.589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2.5898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2.5917in" draw:caption-point-x="-0.2402in" draw:caption-point-y="0.6031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2.5925in" draw:caption-point-x="-0.2402in" draw:caption-point-y="0.6024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3756in" svg:y="2.5945in" draw:caption-point-x="-0.2402in" draw:caption-point-y="0.6004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8323in" svg:y="2.5945in" draw:caption-point-x="-0.2402in" draw:caption-point-y="0.6004in">
              <dc:date>2017-10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iNM</text:p>
          </table:table-cell>
          <table:table-cell table:style-name="ce197" table:formula="of:=SUM([.D15:.AH15])" office:value-type="float" office:value="4">
            <text:p>4</text:p>
          </table:table-cell>
          <table:table-cell table:style-name="ce201"/>
          <table:table-cell table:style-name="ce201" office:value-type="float" office:value="0.5">
            <office:annotation draw:style-name="gr4" draw:text-style-name="P1" svg:width="1.1413in" svg:height="0.3902in" svg:x="3.1024in" svg:y="2.8303in" draw:caption-point-x="-0.2402in" draw:caption-point-y="0.6122in">
              <dc:date>2017-10-02T00:00:00</dc:date>
              <text:p text:style-name="P1"><text:span text:style-name="T1">Đi dạy ở trường, <text:s/>off sáng</text:span></text:p>
            </office:annotation>
            <text:p>0.5</text:p>
          </table:table-cell>
          <table:table-cell table:style-name="ce201" office:value-type="float" office:value="0">
            <office:annotation draw:style-name="gr2" draw:text-style-name="P1" svg:width="1.1413in" svg:height="0.5457in" svg:x="3.5591in" svg:y="2.8299in" draw:caption-point-x="-0.2402in" draw:caption-point-y="0.6126in">
              <dc:date>2017-10-03T00:00:00</dc:date>
              <text:p text:style-name="P1"><text:span text:style-name="T1">Nộp giấy cho BQL tòa nhà, 9h57 vào cty</text:span></text:p>
            </office:annotation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4.0157in" svg:y="2.8323in" draw:caption-point-x="-0.2402in" draw:caption-point-y="0.6102in">
              <dc:date>2017-10-09T00:00:00</dc:date>
              <text:p text:style-name="P1"><text:span text:style-name="T1">Đi dạy + công chứng giấy tờ, off chiều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9287in" svg:y="2.8346in" draw:caption-point-x="-0.2402in" draw:caption-point-y="0.6079in">
              <dc:date>2017-10-09T00:00:00</dc:date>
              <text:p text:style-name="P1"><text:span text:style-name="T1">Có việc riêng, xin về sớm 5h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6.7028in" svg:y="3.1811in" draw:caption-point-x="-0.6118in" draw:caption-point-y="0.2614in">
              <dc:date>2017-10-11T00:00:00</dc:date>
              <text:p text:style-name="P1"><text:span text:style-name="T1">Dạy ở trường, 9h15 vào cty, đã làm bù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8.2878in" svg:y="2.8374in" draw:caption-point-x="-0.2402in" draw:caption-point-y="0.6051in">
              <dc:date>2017-10-13T00:00:00</dc:date>
              <text:p text:style-name="P1"><text:span text:style-name="T1">Có việc, xin đi trễ, 8h50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1">
            <office:annotation draw:style-name="gr4" draw:text-style-name="P1" svg:width="1.1413in" svg:height="0.3902in" svg:x="9.7228in" svg:y="2.8378in" draw:caption-point-x="-0.2402in" draw:caption-point-y="0.6047in">
              <dc:date>2017-10-16T00:00:00</dc:date>
              <text:p text:style-name="P1"><text:span text:style-name="T1">Dạy + họp ở trường</text:span></text:p>
            </office:annotation>
            <text:p>1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0.6358in" svg:y="2.839in" draw:caption-point-x="-0.2402in" draw:caption-point-y="0.6035in">
              <dc:date>2017-10-17T00:00:00</dc:date>
              <text:p text:style-name="P1"><text:span text:style-name="T1">Họp ở trường, off chiều</text:span></text:p>
            </office:annotation>
            <text:p>0.5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4" draw:text-style-name="P1" svg:width="1.1413in" svg:height="0.3902in" svg:x="12.9189in" svg:y="2.8421in" draw:caption-point-x="-0.2402in" draw:caption-point-y="0.6004in">
              <dc:date>2017-10-23T00:00:00</dc:date>
              <text:p text:style-name="P1"><text:span text:style-name="T1">Dạy ở trường về trễ, off sáng </text:span></text:p>
            </office:annotation>
            <text:p>0.5</text:p>
          </table:table-cell>
          <table:table-cell table:style-name="ce201" office:value-type="float" office:value="1">
            <office:annotation draw:style-name="gr6" draw:text-style-name="P1" svg:width="1.1413in" svg:height="0.2634in" svg:x="13.3756in" svg:y="2.8421in" draw:caption-point-x="-0.2402in" draw:caption-point-y="0.6004in">
              <dc:date>2017-10-24T00:00:00</dc:date>
              <text:p text:style-name="P1"><text:span text:style-name="T1">Lên trường</text:span></text:p>
            </office:annotation>
            <text:p>1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4.289in" svg:y="2.8441in" draw:caption-point-x="-0.2402in" draw:caption-point-y="0.5984in">
              <dc:date>2017-10-26T00:00:00</dc:date>
              <text:p text:style-name="P1"><text:span text:style-name="T1">Bận việc, xin về sớm 4h30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4.2315in" svg:y="3.5063in" draw:caption-point-x="0.274in" draw:caption-point-y="-0.0638in">
              <dc:date>2017-10-27T00:00:00</dc:date>
              <text:p text:style-name="P1"><text:span text:style-name="T1">Lê trường, xin đi trễ, 9h45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16.1154in" svg:y="2.8457in" draw:caption-point-x="-0.2402in" draw:caption-point-y="0.5969in">
              <dc:date>2017-10-31T00:00:00</dc:date>
              <text:p text:style-name="P1"><text:span text:style-name="T1">Đi dạy, 10h22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angDTT</text:p>
          </table:table-cell>
          <table:table-cell table:style-name="ce197" table:formula="of:=SUM([.D16:.AH16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3.3756in" svg:y="3.0898in" draw:caption-point-x="-0.2402in" draw:caption-point-y="0.6004in">
              <dc:date>2017-10-24T00:00:00</dc:date>
              <text:p text:style-name="P1"><text:span text:style-name="T1">Ngủ quên, xin đi trễ, 8h15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nNV</text:p>
          </table:table-cell>
          <table:table-cell table:style-name="ce197" table:formula="of:=SUM([.D17:.AH17])" office:value-type="float" office:value="9">
            <text:p>9</text:p>
          </table:table-cell>
          <table:table-cell table:style-name="ce201"/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3.5591in" svg:y="3.326in" draw:caption-point-x="-0.2402in" draw:caption-point-y="0.6122in">
              <dc:date>2017-10-03T00:00:00</dc:date>
              <text:p text:style-name="P1"><text:span text:style-name="T1">Off sáng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4.472in" svg:y="3.3287in" draw:caption-point-x="-0.2402in" draw:caption-point-y="0.6094in">
              <dc:date>2017-10-05T00:00:00</dc:date>
              <text:p text:style-name="P1"><text:span text:style-name="T1">Off chiều</text:span></text:p>
            </office:annotation>
            <text:p>0.5</text:p>
          </table:table-cell>
          <table:table-cell table:style-name="ce201" office:value-type="float" office:value="1">
            <text:p>1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number-columns-repeated="2"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1">
            <text:p>1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11.0925in" svg:y="3.3366in" draw:caption-point-x="-0.2402in" draw:caption-point-y="0.6016in">
              <dc:date>2017-10-20T00:00:00</dc:date>
              <text:p text:style-name="P1"><text:span text:style-name="T1">Off chiều</text:span></text:p>
            </office:annotation>
            <text:p>0.5</text:p>
          </table:table-cell>
          <table:table-cell table:style-name="ce201" office:value-type="float" office:value="1">
            <text:p>1</text:p>
          </table:table-cell>
          <table:table-cell table:style-name="ce201" table:number-columns-repeated="2"/>
          <table:table-cell table:style-name="ce201" office:value-type="float" office:value="0.5">
            <office:annotation draw:style-name="gr6" draw:text-style-name="P1" svg:width="1.1413in" svg:height="0.2634in" svg:x="12.9189in" svg:y="3.3374in" draw:caption-point-x="-0.2402in" draw:caption-point-y="0.6008in">
              <dc:date>2017-10-23T00:00:00</dc:date>
              <text:p text:style-name="P1"><text:span text:style-name="T1">Off chiều</text:span></text:p>
            </office:annotation>
            <text:p>0.5</text:p>
          </table:table-cell>
          <table:table-cell table:style-name="ce201" office:value-type="float" office:value="0.5">
            <office:annotation draw:style-name="gr6" draw:text-style-name="P1" svg:width="1.1413in" svg:height="0.2634in" svg:x="13.3756in" svg:y="3.3378in" draw:caption-point-x="-0.2402in" draw:caption-point-y="0.6004in">
              <dc:date>2017-10-24T00:00:00</dc:date>
              <text:p text:style-name="P1"><text:span text:style-name="T1">Off sáng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14.289in" svg:y="3.3394in" draw:caption-point-x="-0.2402in" draw:caption-point-y="0.5988in">
              <dc:date>2017-10-26T00:00:00</dc:date>
              <text:p text:style-name="P1"><text:span text:style-name="T1">Off chiều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4" draw:text-style-name="P1" svg:width="1.1413in" svg:height="0.3902in" svg:x="16.1154in" svg:y="3.3413in" draw:caption-point-x="-0.2402in" draw:caption-point-y="0.5969in">
              <dc:date>2017-10-30T00:00:00</dc:date>
              <text:p text:style-name="P1"><text:span text:style-name="T1">10h42 vào cty, tính off sáng</text:span></text:p>
            </office:annotation>
            <text:p>0.5</text:p>
          </table:table-cell>
          <table:table-cell table:style-name="ce201" office:value-type="float" office:value="0.5">
            <office:annotation draw:style-name="gr4" draw:text-style-name="P1" svg:width="1.1413in" svg:height="0.3902in" svg:x="16.572in" svg:y="3.3413in" draw:caption-point-x="-0.2402in" draw:caption-point-y="0.5969in">
              <dc:date>2017-10-31T00:00:00</dc:date>
              <text:p text:style-name="P1"><text:span text:style-name="T1">11h vào cty, tính Off sáng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pNH</text:p>
          </table:table-cell>
          <table:table-cell table:style-name="ce197" table:formula="of:=SUM([.D18:.AH18])" office:value-type="float" office:value="1.5">
            <text:p>1.5</text:p>
          </table:table-cell>
          <table:table-cell table:style-name="ce201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472in" svg:y="3.5764in" draw:caption-point-x="-0.2402in" draw:caption-point-y="0.6094in">
              <dc:date>2017-10-05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9287in" svg:y="3.578in" draw:caption-point-x="-0.2402in" draw:caption-point-y="0.6079in">
              <dc:date>2017-10-09T00:00:00</dc:date>
              <text:p text:style-name="P1"><text:span text:style-name="T1">Về quê, xin về sớm 4h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6.3311in" svg:y="3.5713in" draw:caption-point-x="-0.2402in" draw:caption-point-y="0.6146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6.8205in" svg:y="3.5713in" draw:caption-point-x="-0.2402in" draw:caption-point-y="0.6146in">
              <dc:date>2017-10-13T00:00:00</dc:date>
              <text:p text:style-name="P1"><text:span text:style-name="T1">Đám cưới ở quê, đã làm remote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3.5799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1">
            <office:annotation draw:style-name="gr6" draw:text-style-name="P1" svg:width="1.1413in" svg:height="0.2634in" svg:x="10.6358in" svg:y="3.5827in" draw:caption-point-x="-0.2402in" draw:caption-point-y="0.6031in">
              <dc:date>2017-10-18T00:00:00</dc:date>
              <text:p text:style-name="P1"><text:span text:style-name="T1">Bị sốt</text:span></text:p>
            </office:annotation>
            <text:p>1</text:p>
          </table:table-cell>
          <table:table-cell table:style-name="ce201" office:value-type="float" office:value="0.5">
            <office:annotation draw:style-name="gr6" draw:text-style-name="P1" svg:width="1.1413in" svg:height="0.2634in" svg:x="11.0925in" svg:y="3.5835in" draw:caption-point-x="-0.2402in" draw:caption-point-y="0.6024in">
              <dc:date>2017-10-19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201" office:value-type="float" office:value="0">
            <office:annotation draw:style-name="gr6" draw:text-style-name="P1" svg:width="1.1413in" svg:height="0.2634in" svg:x="11.5492in" svg:y="3.5843in" draw:caption-point-x="-0.2402in" draw:caption-point-y="0.6016in">
              <dc:date>2017-10-20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2.9189in" svg:y="3.5846in" draw:caption-point-x="-0.2402in" draw:caption-point-y="0.6012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3756in" svg:y="3.5854in" draw:caption-point-x="-0.2402in" draw:caption-point-y="0.6004in">
              <dc:date>2017-10-24T00:00:00</dc:date>
              <text:p text:style-name="P1"><text:span text:style-name="T1">Đi bưu điện, xin đi trễ, 9h20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ieuNKT</text:p>
          </table:table-cell>
          <table:table-cell table:style-name="ce197" table:formula="of:=SUM([.D19:.AH19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97" table:formula="of:=SUM([.D20:.AH20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3094in" svg:y="4.0748in" draw:caption-point-x="-0.2402in" draw:caption-point-y="0.6063in">
              <dc:date>2017-10-11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4.076in" draw:caption-point-x="-0.2402in" draw:caption-point-y="0.6051in">
              <dc:date>2017-10-13T00:00:00</dc:date>
              <text:p text:style-name="P1"><text:span text:style-name="T1">8h39 vào cty</text:span></text:p>
            </office:annotation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97" table:formula="of:=SUM([.D21:.AH21])" office:value-type="float" office:value="0">
            <text:p>0</text:p>
          </table:table-cell>
          <table:table-cell table:style-name="ce201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4.3205in" draw:caption-point-x="-0.2402in" draw:caption-point-y="0.6083in">
              <dc:date>2017-10-06T00:00:00</dc:date>
              <text:p text:style-name="P1"><text:span text:style-name="T1">8h39 vào cty</text:span></text:p>
            </office:annotation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4.3256in" draw:caption-point-x="-0.2402in" draw:caption-point-y="0.6031in">
              <dc:date>2017-10-18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97" table:formula="of:=SUM([.D22:.AH22])" office:value-type="float" office:value="0">
            <text:p>0</text:p>
          </table:table-cell>
          <table:table-cell table:style-name="ce201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4.5681in" draw:caption-point-x="-0.2402in" draw:caption-point-y="0.6083in">
              <dc:date>2017-10-06T00:00:00</dc:date>
              <text:p text:style-name="P1"><text:span text:style-name="T1">8h57 vào cty</text:span></text:p>
            </office:annotation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174" office:value-type="string">
            <text:p>HuyDH</text:p>
          </table:table-cell>
          <table:table-cell table:style-name="ce197" table:formula="of:=SUM([.D23:.AH23])" office:value-type="float" office:value="0">
            <text:p>0</text:p>
          </table:table-cell>
          <table:table-cell table:style-name="ce20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97" table:formula="of:=SUM([.D24:.AH24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5.0669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16.1154in" svg:y="5.0736in" draw:caption-point-x="-0.2402in" draw:caption-point-y="0.598in">
              <dc:date>2017-10-30T00:00:00</dc:date>
              <text:p text:style-name="P1"><text:span text:style-name="T1">Xe hư, 8h39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6.572in" svg:y="5.0748in" draw:caption-point-x="-0.2402in" draw:caption-point-y="0.5969in">
              <dc:date>2017-10-31T00:00:00</dc:date>
              <text:p text:style-name="P1"><text:span text:style-name="T1">Chở mẹ ra ga, xin đi trễ, 9h25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97" table:formula="of:=SUM([.D25:.AH25])" office:value-type="float" office:value="0">
            <text:p>0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7" table:formula="of:=SUM([.D26:.AH26])" office:value-type="float" office:value="0">
            <text:p>0</text:p>
          </table:table-cell>
          <table:table-cell table:style-name="ce201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0157in" svg:y="5.5567in" draw:caption-point-x="-0.2402in" draw:caption-point-y="0.6106in">
              <dc:date>2017-10-04T00:00:00</dc:date>
              <text:p text:style-name="P1"><text:span text:style-name="T1">Đi ngân hàng, 8h44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97" table:formula="of:=SUM([.D27:.AH27])" office:value-type="float" office:value="0.5">
            <text:p>0.5</text:p>
          </table:table-cell>
          <table:table-cell table:style-name="ce201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472in" svg:y="5.8055in" draw:caption-point-x="-0.2402in" draw:caption-point-y="0.6094in">
              <dc:date>2017-10-05T00:00:00</dc:date>
              <text:p text:style-name="P1"><text:span text:style-name="T1">Tập yoga xin đi trễ, 8h3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7.7988in" svg:y="5.8091in" draw:caption-point-x="-0.2402in" draw:caption-point-y="0.6059in">
              <dc:date>2017-10-12T00:00:00</dc:date>
              <text:p text:style-name="P1"><text:span text:style-name="T1">Tập yoga, xin đi trễ, 8h5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5.8102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1.0925in" svg:y="5.8126in" draw:caption-point-x="-0.2402in" draw:caption-point-y="0.6024in">
              <dc:date>2017-10-19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3.3756in" svg:y="5.8146in" draw:caption-point-x="-0.2402in" draw:caption-point-y="0.6004in">
              <dc:date>2017-10-24T00:00:00</dc:date>
              <text:p text:style-name="P1"><text:span text:style-name="T1">Tập yoga, xin đi trễ, 8h39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4.289in" svg:y="5.8154in" draw:caption-point-x="-0.2402in" draw:caption-point-y="0.5996in">
              <dc:date>2017-10-26T00:00:00</dc:date>
              <text:p text:style-name="P1"><text:span text:style-name="T1">Tập yoga xin đi trễ, 8h36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3" draw:text-style-name="P1" svg:width="1.1413in" svg:height="0.7012in" svg:x="16.572in" svg:y="5.8181in" draw:caption-point-x="-0.2402in" draw:caption-point-y="0.5969in">
              <dc:date>2017-11-01T00:00:00</dc:date>
              <text:p text:style-name="P1"><text:span text:style-name="T1">Tập yoga, xin đi trễ, 8h39 vào cty</text:span></text:p>
              <text:p text:style-name="P1"><text:span text:style-name="T1">Đón mẹ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97" table:formula="of:=SUM([.D28:.AH28])" office:value-type="float" office:value="2">
            <text:p>2</text:p>
          </table:table-cell>
          <table:table-cell table:style-name="ce201"/>
          <table:table-cell table:style-name="ce201" office:value-type="float" office:value="1">
            <office:annotation draw:style-name="gr2" draw:text-style-name="P1" svg:width="1.1413in" svg:height="0.5457in" svg:x="3.1024in" svg:y="6.0488in" draw:caption-point-x="-0.2402in" draw:caption-point-y="0.6138in">
              <dc:date>2017-09-29T00:00:00</dc:date>
              <text:p text:style-name="P1"><text:span text:style-name="T1">Làm thủ tục nhập học cho em</text:span></text:p>
            </office:annotation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6.0547in" draw:caption-point-x="-0.2402in" draw:caption-point-y="0.6079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1">
            <office:annotation draw:style-name="gr4" draw:text-style-name="P1" svg:width="1.1413in" svg:height="0.3902in" svg:x="9.7228in" svg:y="6.0571in" draw:caption-point-x="-0.2402in" draw:caption-point-y="0.6055in">
              <dc:date>2017-10-12T00:00:00</dc:date>
              <text:p text:style-name="P1"><text:span text:style-name="T1">Về nhà vợ có việc</text:span></text:p>
            </office:annotation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8323in" svg:y="6.0622in" draw:caption-point-x="-0.2402in" draw:caption-point-y="0.6004in">
              <dc:date>2017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97" table:formula="of:=SUM([.D29:.AH29])" office:value-type="float" office:value="1">
            <text:p>1</text:p>
          </table:table-cell>
          <table:table-cell table:style-name="ce201"/>
          <table:table-cell table:style-name="ce201" office:value-type="float" office:value="1">
            <office:annotation draw:style-name="gr6" draw:text-style-name="P1" svg:width="1.1413in" svg:height="0.2634in" svg:x="3.1024in" svg:y="6.2965in" draw:caption-point-x="-0.2402in" draw:caption-point-y="0.6138in">
              <dc:date>2017-10-02T00:00:00</dc:date>
              <text:p text:style-name="P1"><text:span text:style-name="T1">Bà mất ở quê</text:span></text:p>
            </office:annotation>
            <text:p>1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97" table:formula="of:=SUM([.D30:.AH30])" office:value-type="float" office:value="2">
            <text:p>2</text:p>
          </table:table-cell>
          <table:table-cell table:style-name="ce201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1">
            <office:annotation draw:style-name="gr6" draw:text-style-name="P1" svg:width="1.1413in" svg:height="0.2634in" svg:x="4.0157in" svg:y="6.5449in" draw:caption-point-x="-0.2402in" draw:caption-point-y="0.613in">
              <dc:date>2017-10-02T00:00:00</dc:date>
              <text:p text:style-name="P1"><text:span text:style-name="T1">Việc gia đình</text:span></text:p>
            </office:annotation>
            <text:p>1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6.5528in" draw:caption-point-x="-0.2402in" draw:caption-point-y="0.6051in">
              <dc:date>2017-10-13T00:00:00</dc:date>
              <text:p text:style-name="P1"><text:span text:style-name="T1">8h35 vào cty</text:span></text:p>
            </office:annotation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1.0925in" svg:y="6.5571in" draw:caption-point-x="-0.2402in" draw:caption-point-y="0.6008in">
              <dc:date>2017-10-20T00:00:00</dc:date>
              <text:p text:style-name="P1"><text:span text:style-name="T1">Off sáng, dự lễ tốt nghiệp bạn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4.7457in" svg:y="6.5587in" draw:caption-point-x="-0.2402in" draw:caption-point-y="0.5992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174" office:value-type="string">
            <text:p>MaiNTT</text:p>
          </table:table-cell>
          <table:table-cell table:style-name="ce197" table:formula="of:=SUM([.D31:.AH31])" office:value-type="float" office:value="0">
            <text:p>0</text:p>
          </table:table-cell>
          <table:table-cell table:style-name="ce20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97" table:formula="of:=SUM([.D32:.AH32])" office:value-type="float" office:value="0">
            <text:p>0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7.0402in" draw:caption-point-x="-0.2402in" draw:caption-point-y="0.613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7.0425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7.0449in" draw:caption-point-x="-0.2402in" draw:caption-point-y="0.6083in">
              <dc:date>2017-10-06T00:00:00</dc:date>
              <text:p text:style-name="P1"><text:span text:style-name="T1">8h36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7.0453in" draw:caption-point-x="-0.2402in" draw:caption-point-y="0.6079in">
              <dc:date>2017-10-09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3094in" svg:y="7.0465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7.0472in" draw:caption-point-x="-0.2402in" draw:caption-point-y="0.6059in">
              <dc:date>2017-10-12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7.048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7.05in" draw:caption-point-x="-0.2402in" draw:caption-point-y="0.6031in">
              <dc:date>2017-10-18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7.0508in" draw:caption-point-x="-0.2402in" draw:caption-point-y="0.6024in">
              <dc:date>2017-10-19T00:00:00</dc:date>
              <text:p text:style-name="P1"><text:span text:style-name="T1">8h36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3.3756in" svg:y="7.0528in" draw:caption-point-x="-0.2402in" draw:caption-point-y="0.6004in">
              <dc:date>2017-10-24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3" draw:text-style-name="P1" svg:width="1.1413in" svg:height="0.7012in" svg:x="13.8323in" svg:y="7.0528in" draw:caption-point-x="-0.2402in" draw:caption-point-y="0.6004in">
              <dc:date>2017-10-25T00:00:00</dc:date>
              <text:p text:style-name="P1"><text:span text:style-name="T1">8h43 vào cty</text:span></text:p>
              <text:p text:style-name="P1"><text:span text:style-name="T1"/></text:p>
              <text:p text:style-name="P1"><text:span text:style-name="T1">Bận việc, xin về sớm 3h30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289in" svg:y="7.0535in" draw:caption-point-x="-0.2402in" draw:caption-point-y="0.599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7457in" svg:y="7.1122in" draw:caption-point-x="-0.2402in" draw:caption-point-y="0.5409in">
              <dc:date>2017-10-27T00:00:00</dc:date>
              <text:p text:style-name="P1"><text:span text:style-name="T1">8h35 vào cty</text:span></text:p>
            </office:annotation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197" table:formula="of:=SUM([.D33:.AH33])" office:value-type="float" office:value="1">
            <text:p>1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1">
            <office:annotation draw:style-name="gr6" draw:text-style-name="P1" svg:width="1.1413in" svg:height="0.2634in" svg:x="16.572in" svg:y="7.3039in" draw:caption-point-x="-0.2402in" draw:caption-point-y="0.5969in">
              <dc:date>2017-10-31T00:00:00</dc:date>
              <text:p text:style-name="P1"><text:span text:style-name="T1">Nhức đầu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197" table:formula="of:=SUM([.D34:.AH34])" office:value-type="float" office:value="0">
            <text:p>0</text:p>
          </table:table-cell>
          <table:table-cell table:style-name="ce201"/>
          <table:table-cell table:style-name="ce201" office:value-type="float" office:value="0">
            <office:annotation draw:style-name="gr4" draw:text-style-name="P1" svg:width="1.1413in" svg:height="0.3902in" svg:x="3.1024in" svg:y="7.5346in" draw:caption-point-x="-0.2402in" draw:caption-point-y="0.6138in">
              <dc:date>2017-10-02T00:00:00</dc:date>
              <text:p text:style-name="P1"><text:span text:style-name="T1">Ngủ quên, xin đi trễ, 9h26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5.2626in" svg:y="7.7937in" draw:caption-point-x="1.3177in" draw:caption-point-y="0.3547in">
              <dc:date>2017-10-16T00:00:00</dc:date>
              <text:p text:style-name="P1"><text:span text:style-name="T1">Bà ngoại vợ mất, xin về sớm 4h, đã làm remote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3094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7988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8.2878in" svg:y="7.5421in" draw:caption-point-x="-0.2402in" draw:caption-point-y="0.6063in">
              <dc:date>2017-10-16T00:00:00</dc:date>
              <text:p text:style-name="P1"><text:span text:style-name="T1">Bà ngoại vợ mất, đã làm remote đủ</text:span></text:p>
            </office:annotation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2.9189in" svg:y="7.5472in" draw:caption-point-x="-0.2402in" draw:caption-point-y="0.6012in">
              <dc:date>2017-10-23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HTH</text:p>
          </table:table-cell>
          <table:table-cell table:style-name="ce197" table:formula="of:=SUM([.D35:.AH35])" office:value-type="float" office:value="1">
            <text:p>1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0.1791in" svg:y="7.7929in" draw:caption-point-x="-0.2402in" draw:caption-point-y="0.6035in">
              <dc:date>2017-10-17T00:00:00</dc:date>
              <text:p text:style-name="P1"><text:span text:style-name="T1">Đi sửa xe, off sáng, 10h44 vào cty</text:span></text:p>
            </office:annotation>
            <text:p>0.5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6.572in" svg:y="7.7976in" draw:caption-point-x="-0.2402in" draw:caption-point-y="0.5988in">
              <dc:date>2017-10-26T00:00:00</dc:date>
              <text:p text:style-name="P1"><text:span text:style-name="T1">Xả tang cậu, 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anNM</text:p>
          </table:table-cell>
          <table:table-cell table:style-name="ce197" table:formula="of:=SUM([.D36:.AH36])" office:value-type="float" office:value="1.5">
            <text:p>1.5</text:p>
          </table:table-cell>
          <table:table-cell table:style-name="ce201"/>
          <table:table-cell table:style-name="ce201" office:value-type="float" office:value="1">
            <office:annotation draw:style-name="gr6" draw:text-style-name="P1" svg:width="1.1413in" svg:height="0.2634in" svg:x="3.1024in" svg:y="8.0287in" draw:caption-point-x="-0.2402in" draw:caption-point-y="0.615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472in" svg:y="8.0354in" draw:caption-point-x="-0.2402in" draw:caption-point-y="0.6087in">
              <dc:date>2017-10-05T00:00:00</dc:date>
              <text:p text:style-name="P1"><text:span text:style-name="T1">Bận việc, xin đi trễ, 9h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0.6358in" svg:y="8.0429in" draw:caption-point-x="-0.2402in" draw:caption-point-y="0.6012in">
              <dc:date>2017-10-18T00:00:00</dc:date>
              <text:p text:style-name="P1"><text:span text:style-name="T1">Xin đi trễ, 9h02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4" draw:text-style-name="P1" svg:width="1.1413in" svg:height="0.3902in" svg:x="12.9189in" svg:y="8.0433in" draw:caption-point-x="-0.2402in" draw:caption-point-y="0.6008in">
              <dc:date>2017-10-23T00:00:00</dc:date>
              <text:p text:style-name="P1"><text:span text:style-name="T1">Không khỏe, off chiều</text:span></text:p>
            </office:annotation>
            <text:p>0.5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ngHTH</text:p>
          </table:table-cell>
          <table:table-cell table:style-name="ce197" table:formula="of:=SUM([.D37:.AH37])" office:value-type="float" office:value="2">
            <text:p>2</text:p>
          </table:table-cell>
          <table:table-cell table:style-name="ce201"/>
          <table:table-cell table:style-name="ce201" office:value-type="float" office:value="0">
            <office:annotation draw:style-name="gr4" draw:text-style-name="P1" svg:width="1.1413in" svg:height="0.3902in" svg:x="3.1024in" svg:y="8.2795in" draw:caption-point-x="-0.2402in" draw:caption-point-y="0.6122in">
              <dc:date>2017-10-02T00:00:00</dc:date>
              <text:p text:style-name="P1"><text:span text:style-name="T1">Mưa lớn, xin đi trễ, 8h55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472in" svg:y="8.2823in" draw:caption-point-x="-0.2402in" draw:caption-point-y="0.6094in">
              <dc:date>2017-10-05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8.2839in" draw:caption-point-x="-0.2402in" draw:caption-point-y="0.6079in">
              <dc:date>2017-10-06T00:00:00</dc:date>
              <text:p text:style-name="P1"><text:span text:style-name="T1">8h38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4" draw:text-style-name="P1" svg:width="1.1413in" svg:height="0.3902in" svg:x="6.3311in" svg:y="8.2839in" draw:caption-point-x="-0.2402in" draw:caption-point-y="0.6079in">
              <dc:date>2017-10-09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8.2866in" draw:caption-point-x="-0.2402in" draw:caption-point-y="0.6051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8.2894in" draw:caption-point-x="-0.2402in" draw:caption-point-y="0.6024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1"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uPHQ</text:p>
          </table:table-cell>
          <table:table-cell table:style-name="ce197" table:formula="of:=SUM([.D38:.AH38])" office:value-type="float" office:value="0.5">
            <text:p>0.5</text:p>
          </table:table-cell>
          <table:table-cell table:style-name="ce201"/>
          <table:table-cell table:style-name="ce201" office:value-type="float" office:value="0.5">
            <office:annotation draw:style-name="gr6" draw:text-style-name="P1" svg:width="1.1413in" svg:height="0.2634in" svg:x="3.1024in" svg:y="8.5256in" draw:caption-point-x="-0.2402in" draw:caption-point-y="0.6138in">
              <dc:date>2017-10-02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6.3311in" svg:y="8.5315in" draw:caption-point-x="-0.2402in" draw:caption-point-y="0.6079in">
              <dc:date>2017-10-09T00:00:00</dc:date>
              <text:p text:style-name="P1"><text:span text:style-name="T1">Đi ngân hàng, xin đi trễ, 9h11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8.5425in" draw:caption-point-x="-0.2402in" draw:caption-point-y="0.5969in">
              <dc:date>2017-10-31T00:00:00</dc:date>
              <text:p text:style-name="P1"><text:span text:style-name="T1">8h39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73" office:value-type="string">
            <text:p>PhuongTH</text:p>
          </table:table-cell>
          <table:table-cell table:style-name="ce197" table:formula="of:=SUM([.D39:.AH39])" office:value-type="float" office:value="0.5">
            <text:p>0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8.774in" draw:caption-point-x="-0.2402in" draw:caption-point-y="0.613in">
              <dc:date>2017-10-02T00:00:00</dc:date>
              <text:p text:style-name="P1"><text:span text:style-name="T1">8h35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3.5591in" svg:y="8.7744in" draw:caption-point-x="-0.2402in" draw:caption-point-y="0.6126in">
              <dc:date>2017-10-03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3094in" svg:y="8.7803in" draw:caption-point-x="-0.2402in" draw:caption-point-y="0.6067in">
              <dc:date>2017-10-11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8.2878in" svg:y="8.7819in" draw:caption-point-x="-0.2402in" draw:caption-point-y="0.6051in">
              <dc:date>2017-10-13T00:00:00</dc:date>
              <text:p text:style-name="P1"><text:span text:style-name="T1">Xin đi trễ, 10h35 vào cty, tính off sáng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9638in" svg:y="8.589in" draw:caption-point-x="1.9752in" draw:caption-point-y="0.798in">
              <dc:date>2017-10-17T00:00:00</dc:date>
              <text:p text:style-name="P1"><text:span text:style-name="T1">Tối qua làm muộn, xin đi trễ, 10h3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8.7839in" draw:caption-point-x="-0.2402in" draw:caption-point-y="0.6031in">
              <dc:date>2017-10-18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8.8421in" draw:caption-point-x="-0.2402in" draw:caption-point-y="0.5449in">
              <dc:date>2017-10-19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11.5492in" svg:y="8.7854in" draw:caption-point-x="-0.2402in" draw:caption-point-y="0.6016in">
              <dc:date>2017-10-20T00:00:00</dc:date>
              <text:p text:style-name="P1"><text:span text:style-name="T1">Ngủ quên, 9h30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2.9189in" svg:y="8.7858in" draw:caption-point-x="-0.2402in" draw:caption-point-y="0.6012in">
              <dc:date>2017-10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289in" svg:y="8.7874in" draw:caption-point-x="-0.2402in" draw:caption-point-y="0.5996in">
              <dc:date>2017-10-26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8.7902in" draw:caption-point-x="-0.2402in" draw:caption-point-y="0.5969in">
              <dc:date>2017-10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197" table:formula="of:=SUM([.D40:.AH40])" office:value-type="float" office:value="2.5">
            <text:p>2.5</text:p>
          </table:table-cell>
          <table:table-cell table:style-name="ce201"/>
          <table:table-cell table:style-name="ce201" office:value-type="float" office:value="0.5">
            <office:annotation draw:style-name="gr6" draw:text-style-name="P1" svg:width="1.1413in" svg:height="0.2634in" svg:x="3.1024in" svg:y="9.0209in" draw:caption-point-x="-0.2402in" draw:caption-point-y="0.6138in">
              <dc:date>2017-10-02T00:00:00</dc:date>
              <text:p text:style-name="P1"><text:span text:style-name="T1">Chở bạn đi bv</text:span></text:p>
            </office:annotation>
            <text:p>0.5</text:p>
          </table:table-cell>
          <table:table-cell table:style-name="ce201" office:value-type="float" office:value="0">
            <office:annotation draw:style-name="gr4" draw:text-style-name="P1" svg:width="1.1413in" svg:height="0.3902in" svg:x="3.5591in" svg:y="9.0224in" draw:caption-point-x="-0.2402in" draw:caption-point-y="0.6122in">
              <dc:date>2017-10-03T00:00:00</dc:date>
              <text:p text:style-name="P1"><text:span text:style-name="T1">Xe hư, 9h02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9.024in" draw:caption-point-x="-0.2402in" draw:caption-point-y="0.6106in">
              <dc:date>2017-10-04T00:00:00</dc:date>
              <text:p text:style-name="P1"><text:span text:style-name="T1">8h36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472in" svg:y="9.0252in" draw:caption-point-x="-0.2402in" draw:caption-point-y="0.6094in">
              <dc:date>2017-10-0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4.6425in" svg:y="8.5228in" draw:caption-point-x="0.0461in" draw:caption-point-y="1.111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9.0268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7.7016in" svg:y="8.8913in" draw:caption-point-x="0.3461in" draw:caption-point-y="0.7433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9.0299in" draw:caption-point-x="-0.2402in" draw:caption-point-y="0.6047in">
              <dc:date>2017-10-16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7.9783in" svg:y="9.3319in" draw:caption-point-x="1.9606in" draw:caption-point-y="0.3028in">
              <dc:date>2017-10-17T00:00:00</dc:date>
              <text:p text:style-name="P1"><text:span text:style-name="T1">Tối qua làm muộn, xin đi trễ, 10h38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1.2772in" svg:y="9.7598in" draw:caption-point-x="0.0319in" draw:caption-point-y="-0.1252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6.1028in" svg:y="9.1425in" draw:caption-point-x="-1.5972in" draw:caption-point-y="0.4921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6.572in" svg:y="9.0378in" draw:caption-point-x="-0.2402in" draw:caption-point-y="0.5969in">
              <dc:date>2017-10-31T00:00:00</dc:date>
              <text:p text:style-name="P1"><text:span text:style-name="T1">8h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PhongTH</text:p>
          </table:table-cell>
          <table:table-cell table:style-name="ce197" table:formula="of:=SUM([.D41:.AH41])" office:value-type="float" office:value="1">
            <text:p>1</text:p>
          </table:table-cell>
          <table:table-cell table:style-name="ce201"/>
          <table:table-cell table:style-name="ce201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4.472in" svg:y="9.2732in" draw:caption-point-x="-0.2402in" draw:caption-point-y="0.6091in">
              <dc:date>2017-10-05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9.2791in" draw:caption-point-x="-0.2402in" draw:caption-point-y="0.6031in">
              <dc:date>2017-10-18T00:00:00</dc:date>
              <text:p text:style-name="P1"><text:span text:style-name="T1">8h37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9.2799in" draw:caption-point-x="-0.2402in" draw:caption-point-y="0.6024in">
              <dc:date>2017-10-19T00:00:00</dc:date>
              <text:p text:style-name="P1"><text:span text:style-name="T1">8h4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4.7457in" svg:y="9.2835in" draw:caption-point-x="-0.2402in" draw:caption-point-y="0.5988in">
              <dc:date>2017-10-26T00:00:00</dc:date>
              <text:p text:style-name="P1"><text:span text:style-name="T1">Có việc, off chiều</text:span></text:p>
            </office:annotation>
            <text:p>0.5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197" table:formula="of:=SUM([.D42:.AH42])" office:value-type="float" office:value="0">
            <text:p>0</text:p>
          </table:table-cell>
          <table:table-cell table:style-name="ce201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10" draw:text-style-name="P1" svg:width="1.1413in" svg:height="1.0697in" svg:x="4.5724in" svg:y="10.1976in" draw:caption-point-x="-0.3406in" draw:caption-point-y="-0.0677in">
              <dc:date>2017-10-09T00:00:00</dc:date>
              <text:p text:style-name="P1"><text:span text:style-name="T1">Chở ba đi khám bênh, xin về sớm 2h, sẽ làm bù vào t7</text:span></text:p>
              <text:p text:style-name="P1"><text:span text:style-name="T1"/></text:p>
              <text:p text:style-name="P1"><text:span text:style-name="T1">Đã làm bù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3" draw:text-style-name="P1" svg:width="1.1413in" svg:height="0.7012in" svg:x="5.6768in" svg:y="9.0898in" draw:caption-point-x="0.9035in" draw:caption-point-y="1.0402in">
              <dc:date>2017-10-16T00:00:00</dc:date>
              <text:p text:style-name="P1"><text:span text:style-name="T1">Bận việc riêng, xin ra ngoài 2h30-3h30, đã làm bù 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9.5248in" draw:caption-point-x="-0.2402in" draw:caption-point-y="0.6051in">
              <dc:date>2017-10-13T00:00:00</dc:date>
              <text:p text:style-name="P1"><text:span text:style-name="T1">8h32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1791in" svg:y="9.5264in" draw:caption-point-x="-0.2402in" draw:caption-point-y="0.6035in">
              <dc:date>2017-10-17T00:00:00</dc:date>
              <text:p text:style-name="P1"><text:span text:style-name="T1">8h31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9.5276in" draw:caption-point-x="-0.2402in" draw:caption-point-y="0.6024in">
              <dc:date>2017-10-19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3" draw:text-style-name="P1" svg:width="1.1413in" svg:height="0.7012in" svg:x="17.4591in" svg:y="9.9547in" draw:caption-point-x="-1.5839in" draw:caption-point-y="0.1752in">
              <dc:date>2017-11-06T00:00:00</dc:date>
              <text:p text:style-name="P1"><text:span text:style-name="T1">Rói loạn tiêu hóa, làm remote đủ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mDT</text:p>
          </table:table-cell>
          <table:table-cell table:style-name="ce197" table:formula="of:=SUM([.D43:.AH43])" office:value-type="float" office:value="1">
            <text:p>1</text:p>
          </table:table-cell>
          <table:table-cell table:style-name="ce201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9287in" svg:y="9.7693in" draw:caption-point-x="-0.2402in" draw:caption-point-y="0.6083in">
              <dc:date>2017-10-06T00:00:00</dc:date>
              <text:p text:style-name="P1"><text:span text:style-name="T1">8h32 vào cty</text:span></text:p>
            </office:annotation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1">
            <office:annotation draw:style-name="gr2" draw:text-style-name="P1" svg:width="1.1413in" svg:height="0.5457in" svg:x="7.9169in" svg:y="10.0697in" draw:caption-point-x="0.1307in" draw:caption-point-y="0.3079in">
              <dc:date>2017-10-13T00:00:00</dc:date>
              <text:p text:style-name="P1"><text:span text:style-name="T1">Đi khám thai lần 4</text:span></text:p>
              <text:p text:style-name="P1"><text:span text:style-name="T1">Có hưởng BHXH</text:span></text:p>
            </office:annotation>
            <text:p>1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3" draw:text-style-name="P1" svg:width="1.1413in" svg:height="0.7012in" svg:x="11.0925in" svg:y="9.7756in" draw:caption-point-x="-0.2402in" draw:caption-point-y="0.602in">
              <dc:date>2017-10-19T00:00:00</dc:date>
              <text:p text:style-name="P1"><text:span text:style-name="T1">Tham gia hội thảo ở trường Bách Khoa (1h15-5h)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3756in" svg:y="9.7772in" draw:caption-point-x="-0.2402in" draw:caption-point-y="0.6004in">
              <dc:date>2017-10-24T00:00:00</dc:date>
              <text:p text:style-name="P1"><text:span text:style-name="T1">Bận việc nhà, xin đi trễ, 9h10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174" office:value-type="string">
            <text:p>ThaoDTN</text:p>
          </table:table-cell>
          <table:table-cell table:style-name="ce197" table:formula="of:=SUM([.D44:.AH44])" office:value-type="float" office:value="0">
            <text:p>0</text:p>
          </table:table-cell>
          <table:table-cell table:style-name="ce201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inhT</text:p>
          </table:table-cell>
          <table:table-cell table:style-name="ce197" table:formula="of:=SUM([.D45:.AH45])" office:value-type="float" office:value="0.5">
            <text:p>0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10.2602in" draw:caption-point-x="-0.2402in" draw:caption-point-y="0.613in">
              <dc:date>2017-10-02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0157in" svg:y="10.2657in" draw:caption-point-x="-0.2402in" draw:caption-point-y="0.6075in">
              <dc:date>2017-10-04T00:00:00</dc:date>
              <text:p text:style-name="P1"><text:span text:style-name="T1">Sửa máy, xin đi trễ, 8h56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6" draw:text-style-name="P1" svg:width="1.1413in" svg:height="0.2634in" svg:x="11.5492in" svg:y="10.2717in" draw:caption-point-x="-0.2402in" draw:caption-point-y="0.6016in">
              <dc:date>2017-10-20T00:00:00</dc:date>
              <text:p text:style-name="P1"><text:span text:style-name="T1">Mệt, xin off sáng</text:span></text:p>
            </office:annotation>
            <text:p>0.5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uyCNTA</text:p>
          </table:table-cell>
          <table:table-cell table:style-name="ce197" table:formula="of:=SUM([.D46:.AH46])" office:value-type="float" office:value="0.5">
            <text:p>0.5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.5">
            <office:annotation draw:style-name="gr4" draw:text-style-name="P1" svg:width="1.1413in" svg:height="0.3902in" svg:x="6.3311in" svg:y="10.513in" draw:caption-point-x="-0.2402in" draw:caption-point-y="0.6079in">
              <dc:date>2017-10-09T00:00:00</dc:date>
              <text:p text:style-name="P1"><text:span text:style-name="T1">Đi bệnh viện lấy kết quả, off sáng</text:span></text:p>
            </office:annotation>
            <text:p>0.5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LTT</text:p>
          </table:table-cell>
          <table:table-cell table:style-name="ce197" table:formula="of:=SUM([.D47:.AH47])" office:value-type="float" office:value="3">
            <text:p>3</text:p>
          </table:table-cell>
          <table:table-cell table:style-name="ce201"/>
          <table:table-cell table:style-name="ce201" office:value-type="float" office:value="1">
            <office:annotation draw:style-name="gr6" draw:text-style-name="P1" svg:width="1.1413in" svg:height="0.2634in" svg:x="3.1024in" svg:y="10.7531in" draw:caption-point-x="-0.2402in" draw:caption-point-y="0.6154in">
              <dc:date>2017-09-20T00:00:00</dc:date>
              <text:p text:style-name="P1"><text:span text:style-name="T1">Chụp hình cưới</text:span></text:p>
            </office:annotation>
            <text:p>1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10.7579in" draw:caption-point-x="-0.2402in" draw:caption-point-y="0.6106in">
              <dc:date>2017-10-04T00:00:00</dc:date>
              <text:p text:style-name="P1"><text:span text:style-name="T1">8h33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472in" svg:y="10.7598in" draw:caption-point-x="-0.2402in" draw:caption-point-y="0.6087in">
              <dc:date>2017-10-05T00:00:00</dc:date>
              <text:p text:style-name="P1"><text:span text:style-name="T1">Bị mệt, xin đi trễ 9h59 vào cty</text:span></text:p>
            </office:annotation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4.9287in" svg:y="10.761in" draw:caption-point-x="-0.2402in" draw:caption-point-y="0.6075in">
              <dc:date>2017-10-09T00:00:00</dc:date>
              <text:p text:style-name="P1"><text:span text:style-name="T1">Bị té, đi khám, 2h55 vào cty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6.3311in" svg:y="10.7606in" draw:caption-point-x="-0.2402in" draw:caption-point-y="0.6079in">
              <dc:date>2017-10-09T00:00:00</dc:date>
              <text:p text:style-name="P1"><text:span text:style-name="T1">Bận việc nhà, xin đi trễ, 9h25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6.8205in" svg:y="10.761in" draw:caption-point-x="-0.2402in" draw:caption-point-y="0.6075in">
              <dc:date>2017-10-10T00:00:00</dc:date>
              <text:p text:style-name="P1"><text:span text:style-name="T1">8h37 vào cty</text:span></text:p>
            </office:annotation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7.3094in" svg:y="10.7622in" draw:caption-point-x="-0.2402in" draw:caption-point-y="0.6063in">
              <dc:date>2017-10-11T00:00:00</dc:date>
              <text:p text:style-name="P1"><text:span text:style-name="T1">Mệt, ngủ quên, 10h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7.7988in" svg:y="10.7626in" draw:caption-point-x="-0.2402in" draw:caption-point-y="0.6059in">
              <dc:date>2017-10-12T00:00:00</dc:date>
              <text:p text:style-name="P1"><text:span text:style-name="T1">8h43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8.2878in" svg:y="10.7634in" draw:caption-point-x="-0.2402in" draw:caption-point-y="0.6051in">
              <dc:date>2017-10-13T00:00:00</dc:date>
              <text:p text:style-name="P1"><text:span text:style-name="T1">Chở Mẹ đi cv, xin đi trễ, 9h59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9.7228in" svg:y="10.7638in" draw:caption-point-x="-0.2402in" draw:caption-point-y="0.6047in">
              <dc:date>2017-10-16T00:00:00</dc:date>
              <text:p text:style-name="P1"><text:span text:style-name="T1">Nhà có việc, xin đi trễ, 9h55 vào cty</text:span></text:p>
            </office:annotation>
            <text:p>0</text:p>
          </table:table-cell>
          <table:table-cell table:style-name="ce201" office:value-type="float" office:value="1">
            <office:annotation draw:style-name="gr6" draw:text-style-name="P1" svg:width="1.1413in" svg:height="0.2634in" svg:x="10.1791in" svg:y="10.765in" draw:caption-point-x="-0.2402in" draw:caption-point-y="0.6035in">
              <dc:date>2017-10-17T00:00:00</dc:date>
              <text:p text:style-name="P1"><text:span text:style-name="T1">Bị mệt</text:span></text:p>
            </office:annotation>
            <text:p>1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10.7654in" draw:caption-point-x="-0.2402in" draw:caption-point-y="0.6031in">
              <dc:date>2017-10-18T00:00:00</dc:date>
              <text:p text:style-name="P1"><text:span text:style-name="T1">8h42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10.7661in" draw:caption-point-x="-0.2402in" draw:caption-point-y="0.6024in">
              <dc:date>2017-10-19T00:00:00</dc:date>
              <text:p text:style-name="P1"><text:span text:style-name="T1">8h40 vào cty</text:span></text:p>
            </office:annotation>
            <text:p>0</text:p>
          </table:table-cell>
          <table:table-cell table:style-name="ce201" office:value-type="float" office:value="0.5">
            <office:annotation draw:style-name="gr2" draw:text-style-name="P1" svg:width="1.1413in" svg:height="0.5457in" svg:x="11.5492in" svg:y="10.7669in" draw:caption-point-x="-0.2402in" draw:caption-point-y="0.6016in">
              <dc:date>2017-10-20T00:00:00</dc:date>
              <text:p text:style-name="P1"><text:span text:style-name="T1">Ngủ quên, xin đi trễ, 10h59 vào cty</text:span></text:p>
            </office:annotation>
            <text:p>0.5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2.9189in" svg:y="10.7673in" draw:caption-point-x="-0.2402in" draw:caption-point-y="0.6012in">
              <dc:date>2017-10-23T00:00:00</dc:date>
              <text:p text:style-name="P1"><text:span text:style-name="T1">8h45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3756in" svg:y="10.7681in" draw:caption-point-x="-0.2402in" draw:caption-point-y="0.6004in">
              <dc:date>2017-10-24T00:00:00</dc:date>
              <text:p text:style-name="P1"><text:span text:style-name="T1">Bị chóng mặt, xin đi trễ, 10j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3.8323in" svg:y="10.7681in" draw:caption-point-x="-0.2402in" draw:caption-point-y="0.6004in">
              <dc:date>2017-10-25T00:00:00</dc:date>
              <text:p text:style-name="P1"><text:span text:style-name="T1">Đi ngân hàng, xin vào trễ, 9h30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289in" svg:y="10.7689in" draw:caption-point-x="-0.2402in" draw:caption-point-y="0.5996in">
              <dc:date>2017-10-26T00:00:00</dc:date>
              <text:p text:style-name="P1"><text:span text:style-name="T1">8h41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7457in" svg:y="10.7701in" draw:caption-point-x="-0.2402in" draw:caption-point-y="0.5984in">
              <dc:date>2017-10-27T00:00:00</dc:date>
              <text:p text:style-name="P1"><text:span text:style-name="T1">8h39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16.1154in" svg:y="10.7709in" draw:caption-point-x="-0.2402in" draw:caption-point-y="0.5976in">
              <dc:date>2017-10-30T00:00:00</dc:date>
              <text:p text:style-name="P1"><text:span text:style-name="T1">8h41 vào cty</text:span></text:p>
            </office:annotation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16.572in" svg:y="10.7717in" draw:caption-point-x="-0.2402in" draw:caption-point-y="0.5969in">
              <dc:date>2017-10-31T00:00:00</dc:date>
              <text:p text:style-name="P1"><text:span text:style-name="T1">Chở mẹ đi cv, xin đi trễ, 9h30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ruyenLVC</text:p>
          </table:table-cell>
          <table:table-cell table:style-name="ce197" table:formula="of:=SUM([.D48:.AH48])" office:value-type="float" office:value="0.5">
            <text:p>0.5</text:p>
          </table:table-cell>
          <table:table-cell table:style-name="ce201"/>
          <table:table-cell table:style-name="ce201" office:value-type="float" office:value="0.5">
            <office:annotation draw:style-name="gr6" draw:text-style-name="P1" svg:width="1.1413in" svg:height="0.2634in" svg:x="3.1024in" svg:y="11.0024in" draw:caption-point-x="-0.2402in" draw:caption-point-y="0.6138in">
              <dc:date>2017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201" office:value-type="float" office:value="0">
            <office:annotation draw:style-name="gr6" draw:text-style-name="P1" svg:width="1.1413in" svg:height="0.2634in" svg:x="3.5591in" svg:y="11.0035in" draw:caption-point-x="-0.2402in" draw:caption-point-y="0.6126in">
              <dc:date>2017-10-03T00:00:00</dc:date>
              <text:p text:style-name="P1"><text:span text:style-name="T1">8h46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4.0157in" svg:y="11.0055in" draw:caption-point-x="-0.2402in" draw:caption-point-y="0.6106in">
              <dc:date>2017-10-0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11.0083in" draw:caption-point-x="-0.2402in" draw:caption-point-y="0.6079in">
              <dc:date>2017-10-09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1.0925in" svg:y="11.0138in" draw:caption-point-x="-0.2402in" draw:caption-point-y="0.6024in">
              <dc:date>2017-10-19T00:00:00</dc:date>
              <text:p text:style-name="P1"><text:span text:style-name="T1">8h35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2" draw:text-style-name="P1" svg:width="1.1413in" svg:height="0.5457in" svg:x="12.8634in" svg:y="11.5858in" draw:caption-point-x="-0.1846in" draw:caption-point-y="0.0303in">
              <dc:date>2017-10-27T00:00:00</dc:date>
              <text:p text:style-name="P1"><text:span text:style-name="T1">Bận việc, xin về sớm 3h30, sẽ làm bù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7457in" svg:y="11.0177in" draw:caption-point-x="-0.2402in" draw:caption-point-y="0.5984in">
              <dc:date>2017-10-27T00:00:00</dc:date>
              <text:p text:style-name="P1"><text:span text:style-name="T1">8h49 vào cty</text:span></text:p>
            </office:annotation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160" office:value-type="string">
            <text:p>TuanTQP</text:p>
          </table:table-cell>
          <table:table-cell table:style-name="ce197" table:formula="of:=SUM([.D49:.AH49])" office:value-type="float" office:value="1.5">
            <text:p>1.5</text:p>
          </table:table-cell>
          <table:table-cell table:style-name="ce201"/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3.5591in" svg:y="11.252in" draw:caption-point-x="-0.2402in" draw:caption-point-y="0.6118in">
              <dc:date>2017-10-03T00:00:00</dc:date>
              <text:p text:style-name="P1"><text:span text:style-name="T1">Xin ra ngoài 11h30-12h</text:span></text:p>
            </office:annotation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4.0157in" svg:y="11.2504in" draw:caption-point-x="-0.2402in" draw:caption-point-y="0.6134in">
              <dc:date>2017-10-04T00:00:00</dc:date>
              <text:p text:style-name="P1"><text:span text:style-name="T1">Lên trường nộp giấy, off sáng</text:span></text:p>
            </office:annotation>
            <text:p>0.5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4.9287in" svg:y="11.2563in" draw:caption-point-x="-0.2402in" draw:caption-point-y="0.6075in">
              <dc:date>2017-10-09T00:00:00</dc:date>
              <text:p text:style-name="P1"><text:span text:style-name="T1">Xe hư, xin đi trễ, 9h25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11.2555in" draw:caption-point-x="-0.2402in" draw:caption-point-y="0.6083in">
              <dc:date>2017-10-09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4" draw:text-style-name="P1" svg:width="1.1413in" svg:height="0.3902in" svg:x="8.2878in" svg:y="11.2583in" draw:caption-point-x="-0.2402in" draw:caption-point-y="0.6055in">
              <dc:date>2017-10-13T00:00:00</dc:date>
              <text:p text:style-name="P1"><text:span text:style-name="T1">Kẹt xe, 9h02 vào cty</text:span></text:p>
            </office:annotation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1">
            <office:annotation draw:style-name="gr4" draw:text-style-name="P1" svg:width="1.1413in" svg:height="0.3902in" svg:x="11.0925in" svg:y="11.261in" draw:caption-point-x="-0.2402in" draw:caption-point-y="0.6028in">
              <dc:date>2017-10-18T00:00:00</dc:date>
              <text:p text:style-name="P1"><text:span text:style-name="T1">Làm lại một số giấy tờ bị mất</text:span></text:p>
            </office:annotation>
            <text:p>1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73" office:value-type="string">
            <text:p>VietBA</text:p>
          </table:table-cell>
          <table:table-cell table:style-name="ce197" table:formula="of:=SUM([.D50:.AH50])" office:value-type="float" office:value="0.5">
            <text:p>0.5</text:p>
          </table:table-cell>
          <table:table-cell table:style-name="ce201"/>
          <table:table-cell table:style-name="ce201" office:value-type="float" office:value="0">
            <office:annotation draw:style-name="gr6" draw:text-style-name="P1" svg:width="1.1413in" svg:height="0.2634in" svg:x="3.1024in" svg:y="11.4984in" draw:caption-point-x="-0.2402in" draw:caption-point-y="0.613in">
              <dc:date>2017-10-02T00:00:00</dc:date>
              <text:p text:style-name="P1"><text:span text:style-name="T1">8h38 vào cty</text:span></text:p>
            </office:annotation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3.5591in" svg:y="11.4988in" draw:caption-point-x="-0.2402in" draw:caption-point-y="0.6126in">
              <dc:date>2017-10-03T00:00:00</dc:date>
              <text:p text:style-name="P1"><text:span text:style-name="T1">8h32 vào cty</text:span></text:p>
            </office:annotation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4.0157in" svg:y="11.5008in" draw:caption-point-x="-0.2402in" draw:caption-point-y="0.6106in">
              <dc:date>2017-10-03T00:00:00</dc:date>
              <text:p text:style-name="P1"><text:span text:style-name="T1">Việc cá nhân, off chiều</text:span></text:p>
            </office:annotation>
            <text:p>0.5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6.3311in" svg:y="11.5035in" draw:caption-point-x="-0.2402in" draw:caption-point-y="0.6079in">
              <dc:date>2017-10-09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8.2878in" svg:y="11.5063in" draw:caption-point-x="-0.2402in" draw:caption-point-y="0.6051in">
              <dc:date>2017-10-13T00:00:00</dc:date>
              <text:p text:style-name="P1"><text:span text:style-name="T1">8h33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office:annotation draw:style-name="gr6" draw:text-style-name="P1" svg:width="1.1413in" svg:height="0.2634in" svg:x="9.7228in" svg:y="11.5067in" draw:caption-point-x="-0.2402in" draw:caption-point-y="0.6047in">
              <dc:date>2017-10-16T00:00:00</dc:date>
              <text:p text:style-name="P1"><text:span text:style-name="T1">8h34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0.6358in" svg:y="11.5083in" draw:caption-point-x="-0.2402in" draw:caption-point-y="0.6031in">
              <dc:date>2017-10-18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3" table:style-name="ce201" office:value-type="float" office:value="0">
            <text:p>0</text:p>
          </table:table-cell>
          <table:table-cell table:style-name="ce201" office:value-type="float" office:value="0">
            <office:annotation draw:style-name="gr6" draw:text-style-name="P1" svg:width="1.1413in" svg:height="0.2634in" svg:x="14.289in" svg:y="11.5118in" draw:caption-point-x="-0.2402in" draw:caption-point-y="0.5996in">
              <dc:date>2017-10-26T00:00:00</dc:date>
              <text:p text:style-name="P1"><text:span text:style-name="T1">8h37 vào cty</text:span></text:p>
            </office:annotation>
            <text:p>0</text:p>
          </table:table-cell>
          <table:table-cell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VinhP</text:p>
          </table:table-cell>
          <table:table-cell table:style-name="ce197" table:formula="of:=SUM([.D51:.AH51])" office:value-type="float" office:value="0.5">
            <text:p>0.5</text:p>
          </table:table-cell>
          <table:table-cell table:style-name="ce201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4" table:style-name="ce201" office:value-type="float" office:value="0">
            <text:p>0</text:p>
          </table:table-cell>
          <table:table-cell table:style-name="ce201" office:value-type="float" office:value="0">
            <office:annotation draw:style-name="gr2" draw:text-style-name="P1" svg:width="1.1413in" svg:height="0.5457in" svg:x="8.2878in" svg:y="11.7539in" draw:caption-point-x="-0.2402in" draw:caption-point-y="0.6051in">
              <dc:date>2017-10-13T00:00:00</dc:date>
              <text:p text:style-name="P1"><text:span text:style-name="T1">Lên trường nộp giấy. Xin đi trễ, 8h54 vào cty</text:span></text:p>
            </office:annotation>
            <text:p>0</text:p>
          </table:table-cell>
          <table:table-cell table:style-name="ce201" table:number-columns-repeated="2"/>
          <table:table-cell table:style-name="ce201" office:value-type="float" office:value="0">
            <text:p>0</text:p>
          </table:table-cell>
          <table:table-cell table:style-name="ce201" office:value-type="float" office:value="0.5">
            <office:annotation draw:style-name="gr4" draw:text-style-name="P1" svg:width="1.1413in" svg:height="0.3902in" svg:x="10.1791in" svg:y="11.7555in" draw:caption-point-x="-0.2402in" draw:caption-point-y="0.6035in">
              <dc:date>2017-10-17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3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5" table:style-name="ce201" office:value-type="float" office:value="0">
            <text:p>0</text:p>
          </table:table-cell>
          <table:table-cell table:style-name="ce201" table:number-columns-repeated="2"/>
          <table:table-cell table:number-columns-repeated="2" table:style-name="ce201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02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02"/>
          <table:table-cell table:number-columns-repeated="27"/>
          <table:table-cell table:style-name="ce202" table:number-columns-repeated="3"/>
          <table:table-cell table:style-name="ce43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14"/>
        <table:table-column table:style-name="co26" table:number-columns-repeated="7" table:default-cell-style-name="ce214"/>
        <table:table-column table:style-name="co25" table:number-columns-repeated="16" table:default-cell-style-name="ce214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09" table:number-columns-repeated="8"/>
          <table:table-cell table:style-name="ce215" office:value-type="string" table:number-columns-spanned="2" table:number-rows-spanned="1">
            <text:p>Month</text:p>
          </table:table-cell>
          <table:covered-table-cell table:style-name="ce216"/>
          <table:table-cell table:style-name="ce217" table:content-validation-name="val1" office:value-type="float" office:value="11" table:number-columns-spanned="2" table:number-rows-spanned="1">
            <text:p>11</text:p>
          </table:table-cell>
          <table:covered-table-cell table:style-name="ce216"/>
          <table:table-cell table:style-name="ce215" office:value-type="string" table:number-columns-spanned="2" table:number-rows-spanned="1">
            <text:p>Year</text:p>
          </table:table-cell>
          <table:covered-table-cell table:style-name="ce216"/>
          <table:table-cell table:style-name="ce215" office:value-type="float" office:value="2017" table:number-columns-spanned="2" table:number-rows-spanned="1">
            <text:p>2017</text:p>
          </table:table-cell>
          <table:covered-table-cell table:style-name="ce218"/>
          <table:table-cell table:style-name="ce209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210" table:formula="of:=DATE([.$R$1];[.N1];1)" office:value-type="date" office:date-value="2017-11-01">
            <text:p>01</text:p>
          </table:table-cell>
          <table:table-cell table:style-name="ce210" table:formula="of:=[.D2]+1" office:value-type="date" office:date-value="2017-11-02">
            <text:p>02</text:p>
          </table:table-cell>
          <table:table-cell table:style-name="ce210" table:formula="of:=[.E2]+1" office:value-type="date" office:date-value="2017-11-03">
            <text:p>03</text:p>
          </table:table-cell>
          <table:table-cell table:style-name="ce210" table:formula="of:=[.F2]+1" office:value-type="date" office:date-value="2017-11-04">
            <text:p>04</text:p>
          </table:table-cell>
          <table:table-cell table:style-name="ce210" table:formula="of:=[.G2]+1" office:value-type="date" office:date-value="2017-11-05">
            <text:p>05</text:p>
          </table:table-cell>
          <table:table-cell table:style-name="ce210" table:formula="of:=[.H2]+1" office:value-type="date" office:date-value="2017-11-06">
            <text:p>06</text:p>
          </table:table-cell>
          <table:table-cell table:style-name="ce210" table:formula="of:=[.I2]+1" office:value-type="date" office:date-value="2017-11-07">
            <text:p>07</text:p>
          </table:table-cell>
          <table:table-cell table:style-name="ce210" table:formula="of:=[.J2]+1" office:value-type="date" office:date-value="2017-11-08">
            <text:p>08</text:p>
          </table:table-cell>
          <table:table-cell table:style-name="ce210" table:formula="of:=[.K2]+1" office:value-type="date" office:date-value="2017-11-09">
            <text:p>09</text:p>
          </table:table-cell>
          <table:table-cell table:style-name="ce210" table:formula="of:=[.L2]+1" office:value-type="date" office:date-value="2017-11-10">
            <text:p>10</text:p>
          </table:table-cell>
          <table:table-cell table:style-name="ce210" table:formula="of:=[.M2]+1" office:value-type="date" office:date-value="2017-11-11">
            <text:p>11</text:p>
          </table:table-cell>
          <table:table-cell table:style-name="ce210" table:formula="of:=[.N2]+1" office:value-type="date" office:date-value="2017-11-12">
            <text:p>12</text:p>
          </table:table-cell>
          <table:table-cell table:style-name="ce210" table:formula="of:=[.O2]+1" office:value-type="date" office:date-value="2017-11-13">
            <text:p>13</text:p>
          </table:table-cell>
          <table:table-cell table:style-name="ce210" table:formula="of:=[.P2]+1" office:value-type="date" office:date-value="2017-11-14">
            <text:p>14</text:p>
          </table:table-cell>
          <table:table-cell table:style-name="ce210" table:formula="of:=[.Q2]+1" office:value-type="date" office:date-value="2017-11-15">
            <text:p>15</text:p>
          </table:table-cell>
          <table:table-cell table:style-name="ce210" table:formula="of:=[.R2]+1" office:value-type="date" office:date-value="2017-11-16">
            <text:p>16</text:p>
          </table:table-cell>
          <table:table-cell table:style-name="ce210" table:formula="of:=[.S2]+1" office:value-type="date" office:date-value="2017-11-17">
            <text:p>17</text:p>
          </table:table-cell>
          <table:table-cell table:style-name="ce210" table:formula="of:=[.T2]+1" office:value-type="date" office:date-value="2017-11-18">
            <text:p>18</text:p>
          </table:table-cell>
          <table:table-cell table:style-name="ce210" table:formula="of:=[.U2]+1" office:value-type="date" office:date-value="2017-11-19">
            <text:p>19</text:p>
          </table:table-cell>
          <table:table-cell table:style-name="ce210" table:formula="of:=[.V2]+1" office:value-type="date" office:date-value="2017-11-20">
            <text:p>20</text:p>
          </table:table-cell>
          <table:table-cell table:style-name="ce210" table:formula="of:=[.W2]+1" office:value-type="date" office:date-value="2017-11-21">
            <text:p>21</text:p>
          </table:table-cell>
          <table:table-cell table:style-name="ce210" table:formula="of:=[.X2]+1" office:value-type="date" office:date-value="2017-11-22">
            <text:p>22</text:p>
          </table:table-cell>
          <table:table-cell table:style-name="ce210" table:formula="of:=[.Y2]+1" office:value-type="date" office:date-value="2017-11-23">
            <text:p>23</text:p>
          </table:table-cell>
          <table:table-cell table:style-name="ce210" table:formula="of:=[.Z2]+1" office:value-type="date" office:date-value="2017-11-24">
            <text:p>24</text:p>
          </table:table-cell>
          <table:table-cell table:style-name="ce210" table:formula="of:=[.AA2]+1" office:value-type="date" office:date-value="2017-11-25">
            <text:p>25</text:p>
          </table:table-cell>
          <table:table-cell table:style-name="ce210" table:formula="of:=[.AB2]+1" office:value-type="date" office:date-value="2017-11-26">
            <text:p>26</text:p>
          </table:table-cell>
          <table:table-cell table:style-name="ce210" table:formula="of:=[.AC2]+1" office:value-type="date" office:date-value="2017-11-27">
            <text:p>27</text:p>
          </table:table-cell>
          <table:table-cell table:style-name="ce210" table:formula="of:=[.AD2]+1" office:value-type="date" office:date-value="2017-11-28">
            <text:p>28</text:p>
          </table:table-cell>
          <table:table-cell table:style-name="ce210" table:formula="of:=[.AE2]+1" office:value-type="date" office:date-value="2017-11-29">
            <text:p>29</text:p>
          </table:table-cell>
          <table:table-cell table:style-name="ce210" table:formula="of:=[.AF2]+1" office:value-type="date" office:date-value="2017-11-30">
            <text:p>30</text:p>
          </table:table-cell>
          <table:table-cell table:style-name="ce210" table:formula="of:=[.AG2]+1" office:value-type="date" office:date-value="2017-12-01">
            <text:p>0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11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08" table:formula="of:=SUM([.D4:.AH4])" office:value-type="float" office:value="2">
            <text:p>2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2" draw:text-style-name="P1" svg:width="1.1413in" svg:height="0.5457in" svg:x="4.9287in" svg:y="0.1102in" draw:caption-point-x="-0.2402in" draw:caption-point-y="0.6079in">
              <dc:date>2017-11-07T00:00:00</dc:date>
              <text:p text:style-name="P1"><text:span text:style-name="T1">Bận việc, xin đi trễ, 11h34 vào cty, tính off sáng</text:span></text:p>
            </office:annotation>
            <text:p>0.5</text:p>
          </table:table-cell>
          <table:table-cell table:style-name="ce212" office:value-type="float" office:value="0">
            <office:annotation draw:style-name="gr6" draw:text-style-name="P1" svg:width="1.1413in" svg:height="0.2634in" svg:x="5.3854in" svg:y="0.1091in" draw:caption-point-x="-0.2402in" draw:caption-point-y="0.6091in">
              <dc:date>2017-11-07T00:00:00</dc:date>
              <text:p text:style-name="P1"><text:span text:style-name="T1">8h44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0.1098in" draw:caption-point-x="-0.2402in" draw:caption-point-y="0.6083in">
              <dc:date>2017-11-08T00:00:00</dc:date>
              <text:p text:style-name="P1"><text:span text:style-name="T1">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.5">
            <office:annotation draw:style-name="gr8" draw:text-style-name="P1" svg:width="1.1413in" svg:height="0.8567in" svg:x="8.2878in" svg:y="0.1122in" draw:caption-point-x="-0.2402in" draw:caption-point-y="0.6059in">
              <dc:date>2017-11-14T00:00:00</dc:date>
              <text:p text:style-name="P1"><text:span text:style-name="T1">Vào ngân hàng, xin đi trễ, </text:span></text:p>
              <text:p text:style-name="P1"><text:span text:style-name="T1"/></text:p>
              <text:p text:style-name="P1"><text:span text:style-name="T1">11h30 vào cty, tính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9.2661in" svg:y="0.1126in" draw:caption-point-x="-0.2402in" draw:caption-point-y="0.6055in">
              <dc:date>2017-11-15T00:00:00</dc:date>
              <text:p text:style-name="P1"><text:span text:style-name="T1">Không khỏe</text:span></text:p>
            </office:annotation>
            <text:p>1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0.1295in" draw:caption-point-x="-0.2402in" draw:caption-point-y="0.5886in">
              <dc:date>2017-11-16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11.5492in" svg:y="0.1311in" draw:caption-point-x="-0.2402in" draw:caption-point-y="0.587in">
              <dc:date>2017-11-20T00:00:00</dc:date>
              <text:p text:style-name="P1"><text:span text:style-name="T1">Dậy trễ, 8h34 vào cty</text:span></text:p>
              <text:p text:style-name="P1"><text:span text:style-name="T1"/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4622in" svg:y="0.1327in" draw:caption-point-x="-0.2402in" draw:caption-point-y="0.5854in">
              <dc:date>2017-11-22T00:00:00</dc:date>
              <text:p text:style-name="P1"><text:span text:style-name="T1">Có việc riêng, 8h35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08" table:formula="of:=SUM([.D5:.AH5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0059in" svg:y="0.3642in" draw:caption-point-x="-0.2402in" draw:caption-point-y="0.6016in">
              <dc:date>2017-11-21T00:00:00</dc:date>
              <text:p text:style-name="P1"><text:span text:style-name="T1">Bị đau bụng, xin đi trễ, 9h31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08" table:formula="of:=SUM([.D6:.AH6])" office:value-type="float" office:value="1">
            <text:p>1</text:p>
          </table:table-cell>
          <table:table-cell table:style-name="ce212" office:value-type="float" office:value="0">
            <office:annotation draw:style-name="gr6" draw:text-style-name="P1" svg:width="1.1413in" svg:height="0.2634in" svg:x="2.6457in" svg:y="0.6012in" draw:caption-point-x="-0.2402in" draw:caption-point-y="0.6122in">
              <dc:date>2017-11-01T00:00:00</dc:date>
              <text:p text:style-name="P1"><text:span text:style-name="T1">8h14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5.8421in" svg:y="0.6004in" draw:caption-point-x="-0.2402in" draw:caption-point-y="0.613in">
              <dc:date>2017-10-30T00:00:00</dc:date>
              <text:p text:style-name="P1"><text:span text:style-name="T1">Đám cưới người thân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0.6118in" draw:caption-point-x="-0.2402in" draw:caption-point-y="0.6016in">
              <dc:date>2017-11-22T00:00:00</dc:date>
              <text:p text:style-name="P1"><text:span text:style-name="T1">Đi ngân hàng, xin đi trễ, 9h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160" office:value-type="string">
            <text:p>CuongNM</text:p>
          </table:table-cell>
          <table:table-cell table:style-name="ce208" table:formula="of:=SUM([.D7:.AH7])" office:value-type="float" office:value="1"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5.8421in" svg:y="0.8528in" draw:caption-point-x="-0.2402in" draw:caption-point-y="0.6083in">
              <dc:date>2017-11-08T00:00:00</dc:date>
              <text:p text:style-name="P1"><text:span text:style-name="T1">Xe hư, xin đi trễ, 9h2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0.8555in" draw:caption-point-x="-0.2402in" draw:caption-point-y="0.6055in">
              <dc:date>2017-11-15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9.7228in" svg:y="0.8563in" draw:caption-point-x="-0.2402in" draw:caption-point-y="0.6047in">
              <dc:date>2017-11-16T00:00:00</dc:date>
              <text:p text:style-name="P1"><text:span text:style-name="T1">Bị sốt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1.576in" svg:y="0.7795in" draw:caption-point-x="0.6461in" draw:caption-point-y="0.6815in">
              <dc:date>2017-11-27T00:00:00</dc:date>
              <text:p text:style-name="P1"><text:span text:style-name="T1">Bị bong gân, xin làm remote, 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1.7752in" svg:y="1.9823in" draw:caption-point-x="0.9035in" draw:caption-point-y="-0.5213in">
              <dc:date>2017-11-22T00:00:00</dc:date>
              <text:p text:style-name="P1"><text:span text:style-name="T1"><text:s/></text:span><text:span text:style-name="T1">bị bong gân, xin làm remote, 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08" table:formula="of:=SUM([.D8:.AH8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3.5591in" svg:y="1.0976in" draw:caption-point-x="-0.2402in" draw:caption-point-y="0.611in">
              <dc:date>2017-11-03T00:00:00</dc:date>
              <text:p text:style-name="P1"><text:span text:style-name="T1">Mệt ngủ quên, xin đi trễ, 8h54 vào cty</text:span></text:p>
            </office:annotation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1">
            <office:annotation draw:style-name="gr2" draw:text-style-name="P1" svg:width="1.1413in" svg:height="0.5457in" svg:x="8.2878in" svg:y="1.0988in" draw:caption-point-x="-0.2402in" draw:caption-point-y="0.6098in">
              <dc:date>2017-11-06T00:00:00</dc:date>
              <text:p text:style-name="P1"><text:span text:style-name="T1">Về quê đám cưới và thăm nhà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1.1039in" draw:caption-point-x="-0.2402in" draw:caption-point-y="0.6047in">
              <dc:date>2017-11-16T00:00:00</dc:date>
              <text:p text:style-name="P1"><text:span text:style-name="T1">Kẹt xe, xin đi trễ, 8h32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0.1791in" svg:y="1.1051in" draw:caption-point-x="-0.2402in" draw:caption-point-y="0.6035in">
              <dc:date>2017-11-17T00:00:00</dc:date>
              <text:p text:style-name="P1"><text:span text:style-name="T1">Meeting với khách hàng 8h30, xin đi trễ, 10h15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08" table:formula="of:=SUM([.D9:.AH9])" office:value-type="float" office:value="0.5"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12.4622in" svg:y="1.3551in" draw:caption-point-x="-0.2402in" draw:caption-point-y="0.6016in">
              <dc:date>2017-11-22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15.202in" svg:y="1.3587in" draw:caption-point-x="-0.2402in" draw:caption-point-y="0.598in">
              <dc:date>2017-11-28T00:00:00</dc:date>
              <text:p text:style-name="P1"><text:span text:style-name="T1">Bị sốt, 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08" table:formula="of:=SUM([.D10:.AH10])" office:value-type="float" office:value="1">
            <text:p>1</text:p>
          </table:table-cell>
          <table:table-cell table:style-name="ce212" office:value-type="float" office:value="0.5">
            <office:annotation draw:style-name="gr4" draw:text-style-name="P1" svg:width="1.1413in" svg:height="0.3902in" svg:x="2.6457in" svg:y="1.5921in" draw:caption-point-x="-0.2402in" draw:caption-point-y="0.6122in">
              <dc:date>2017-11-01T00:00:00</dc:date>
              <text:p text:style-name="P1"><text:span text:style-name="T1">Khám bệnh, 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9.2661in" svg:y="1.5988in" draw:caption-point-x="-0.2402in" draw:caption-point-y="0.6055in">
              <dc:date>2017-11-15T00:00:00</dc:date>
              <text:p text:style-name="P1"><text:span text:style-name="T1">Khám bệnh. 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08" table:formula="of:=SUM([.D11:.AH11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3.5591in" svg:y="1.8409in" draw:caption-point-x="-0.2402in" draw:caption-point-y="0.611in">
              <dc:date>2017-11-03T00:00:00</dc:date>
              <text:p text:style-name="P1"><text:span text:style-name="T1">Việc cá nhân</text:span></text:p>
            </office:annotation>
            <text:p>1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1.8437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208" table:formula="of:=SUM([.D12:.AH12])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2.6457in" svg:y="2.0878in" draw:caption-point-x="-0.2402in" draw:caption-point-y="0.6118in">
              <dc:date>2017-11-01T00:00:00</dc:date>
              <text:p text:style-name="P1"><text:span text:style-name="T1">Bận việc, xin về sớm 10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3.1024in" svg:y="2.0878in" draw:caption-point-x="-0.2402in" draw:caption-point-y="0.6118in">
              <dc:date>2017-11-03T00:00:00</dc:date>
              <text:p text:style-name="P1"><text:span text:style-name="T1">Bận việc nhà xin về sớm, 4h15 về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2.0886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2.0913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office:annotation draw:style-name="gr2" draw:text-style-name="P1" svg:width="1.1413in" svg:height="0.5457in" svg:x="8.2878in" svg:y="2.0945in" draw:caption-point-x="-0.2402in" draw:caption-point-y="0.6051in">
              <dc:date>2017-11-14T00:00:00</dc:date>
              <text:p text:style-name="P1"><text:span text:style-name="T1">Bị kiến 3 khoan cắn, xin đi trễ, 10h5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8.7768in" svg:y="2.0937in" draw:caption-point-x="-0.2402in" draw:caption-point-y="0.6059in">
              <dc:date>2017-11-14T00:00:00</dc:date>
              <text:p text:style-name="P1"><text:span text:style-name="T1">Kẹt xe, 8h48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2.0941in" draw:caption-point-x="-0.2402in" draw:caption-point-y="0.6055in">
              <dc:date>2017-11-15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2.0949in" draw:caption-point-x="-0.2402in" draw:caption-point-y="0.6047in">
              <dc:date>2017-11-16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9189in" svg:y="2.111in" draw:caption-point-x="-0.2402in" draw:caption-point-y="0.5886in">
              <dc:date>2017-11-23T00:00:00</dc:date>
              <text:p text:style-name="P1"><text:span text:style-name="T1">Khám bệnh, 9h16 đến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08" table:formula="of:=SUM([.D13:.AH13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3854in" svg:y="2.3382in" draw:caption-point-x="-0.2402in" draw:caption-point-y="0.6091in">
              <dc:date>2017-11-07T00:00:00</dc:date>
              <text:p text:style-name="P1"><text:span text:style-name="T1">8h47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2.339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9.7228in" svg:y="2.3425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2.3429in" draw:caption-point-x="-0.2402in" draw:caption-point-y="0.6043in">
              <dc:date>2017-11-1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08" table:formula="of:=SUM([.D14:.AH14])" office:value-type="float" office:value="6.5">
            <text:p>6.5</text:p>
          </table:table-cell>
          <table:table-cell table:style-name="ce212" office:value-type="float" office:value="0">
            <office:annotation draw:style-name="gr3" draw:text-style-name="P1" svg:width="1.1413in" svg:height="0.7012in" svg:x="2.6457in" svg:y="2.585in" draw:caption-point-x="-0.2402in" draw:caption-point-y="0.6098in">
              <dc:date>2017-11-01T00:00:00</dc:date>
              <text:p text:style-name="P1"><text:span text:style-name="T1">Dạy ở trường, xin đi trễ, 2h30, sẽ làm bù, 3h vào cty</text:span></text:p>
            </office:annotation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3.1024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12" office:value-type="float" office:value="0.5">
            <office:annotation draw:style-name="gr4" draw:text-style-name="P1" svg:width="1.1413in" svg:height="0.3902in" svg:x="3.5591in" svg:y="2.5835in" draw:caption-point-x="-0.2402in" draw:caption-point-y="0.6114in">
              <dc:date>2017-11-03T00:00:00</dc:date>
              <text:p text:style-name="P1"><text:span text:style-name="T1">Nghỉ chiều họp bên trường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4.9287in" svg:y="2.587in" draw:caption-point-x="-0.2402in" draw:caption-point-y="0.6079in">
              <dc:date>2017-11-07T00:00:00</dc:date>
              <text:p text:style-name="P1"><text:span text:style-name="T1">Dạy ở trường, 10h23 vào cty, đã làm bù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5.8421in" svg:y="2.5878in" draw:caption-point-x="-0.2402in" draw:caption-point-y="0.6071in">
              <dc:date>2017-11-08T00:00:00</dc:date>
              <text:p text:style-name="P1"><text:span text:style-name="T1">Dạy ở trường, off chiều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1">
            <office:annotation draw:style-name="gr6" draw:text-style-name="P1" svg:width="1.1413in" svg:height="0.2634in" svg:x="8.287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8.7768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9.2661in" svg:y="2.589in" draw:caption-point-x="-0.2402in" draw:caption-point-y="0.6059in">
              <dc:date>2017-11-14T00:00:00</dc:date>
              <text:p text:style-name="P1"><text:span text:style-name="T1">Dọn nhà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0.1791in" svg:y="2.5913in" draw:caption-point-x="-0.2402in" draw:caption-point-y="0.6035in">
              <dc:date>2017-11-17T00:00:00</dc:date>
              <text:p text:style-name="P1"><text:span text:style-name="T1">Có việc, xin về sớm 4h, sẽ làm bù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4" draw:text-style-name="P1" svg:width="1.1413in" svg:height="0.3902in" svg:x="11.5492in" svg:y="2.5917in" draw:caption-point-x="-0.2402in" draw:caption-point-y="0.6031in">
              <dc:date>2017-11-20T00:00:00</dc:date>
              <text:p text:style-name="P1"><text:span text:style-name="T1">Dự lễ ở trường</text:span></text:p>
            </office:annotation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2.4622in" svg:y="2.5937in" draw:caption-point-x="-0.2402in" draw:caption-point-y="0.6012in">
              <dc:date>2017-11-22T00:00:00</dc:date>
              <text:p text:style-name="P1"><text:span text:style-name="T1">Trông thợ sửa nhà, off chiều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4.7457in" svg:y="2.5961in" draw:caption-point-x="-0.2402in" draw:caption-point-y="0.5988in">
              <dc:date>2017-11-27T00:00:00</dc:date>
              <text:p text:style-name="P1"><text:span text:style-name="T1">Đi dạy ở trường, 9h58 đến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5.6587in" svg:y="2.5988in" draw:caption-point-x="-0.2402in" draw:caption-point-y="0.5961in">
              <dc:date>2017-11-29T00:00:00</dc:date>
              <text:p text:style-name="P1"><text:span text:style-name="T1">Đi dạy và họp ở trường, xin off chiều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08" table:formula="of:=SUM([.D15:.AH15])" office:value-type="float" office:value="1">
            <text:p>1</text:p>
          </table:table-cell>
          <table:table-cell table:style-name="ce212" office:value-type="float" office:value="0">
            <office:annotation draw:style-name="gr4" draw:text-style-name="P1" svg:width="1.1413in" svg:height="0.3902in" svg:x="2.6457in" svg:y="2.8307in" draw:caption-point-x="-0.2402in" draw:caption-point-y="0.6118in">
              <dc:date>2017-11-01T00:00:00</dc:date>
              <text:p text:style-name="P1"><text:span text:style-name="T1">Có việc, xin về sớm 4h</text:span></text:p>
            </office:annotation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3.1024in" svg:y="2.8307in" draw:caption-point-x="-0.2402in" draw:caption-point-y="0.6118in">
              <dc:date>2017-11-02T00:00:00</dc:date>
              <text:p text:style-name="P1"><text:span text:style-name="T1">Mệt, đau đầu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8" draw:text-style-name="P1" svg:width="1.1413in" svg:height="0.8567in" svg:x="12.9189in" svg:y="2.8417in" draw:caption-point-x="-0.2402in" draw:caption-point-y="0.6008in">
              <dc:date>2017-11-23T00:00:00</dc:date>
              <text:p text:style-name="P1"><text:span text:style-name="T1">- Sáng: đến ủy ban, 8h35 vào cty</text:span></text:p>
              <text:p text:style-name="P1"><text:span text:style-name="T1">- Chiều: off đi khám mắt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08" table:formula="of:=SUM([.D16:.AH16])" office:value-type="float" office:value="4.5">
            <text:p>4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3.1024in" svg:y="3.0791in" draw:caption-point-x="-0.2402in" draw:caption-point-y="0.611in">
              <dc:date>2017-11-03T00:00:00</dc:date>
              <text:p text:style-name="P1"><text:span text:style-name="T1">Off chiều</text:span></text:p>
            </office:annotation>
            <text:p>0.5</text:p>
          </table:table-cell>
          <table:table-cell table:style-name="ce212" table:number-columns-repeated="3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5.3854in" svg:y="3.0815in" draw:caption-point-x="-0.2402in" draw:caption-point-y="0.6087in">
              <dc:date>2017-11-07T00:00:00</dc:date>
              <text:p text:style-name="P1"><text:span text:style-name="T1">Off chiều</text:span></text:p>
            </office:annotation>
            <text:p>0.5</text:p>
          </table:table-cell>
          <table:table-cell table:style-name="ce212" office:value-type="float" office:value="0.5">
            <office:annotation draw:style-name="gr4" draw:text-style-name="P1" svg:width="1.1413in" svg:height="0.3902in" svg:x="5.8421in" svg:y="3.0823in" draw:caption-point-x="-0.2402in" draw:caption-point-y="0.6079in">
              <dc:date>2017-11-08T00:00:00</dc:date>
              <text:p text:style-name="P1"><text:span text:style-name="T1">10h15 vào cty, tính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text:p>1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12.0059in" svg:y="3.0882in" draw:caption-point-x="-0.2402in" draw:caption-point-y="0.602in">
              <dc:date>2017-11-2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text:p>1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text:p>0.5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08" table:formula="of:=SUM([.D17:.AH17])" office:value-type="float" office:value="0.5">
            <text:p>0.5</text:p>
          </table:table-cell>
          <table:table-cell table:style-name="ce212" office:value-type="float" office:value="0.5">
            <office:annotation draw:style-name="gr7" draw:text-style-name="P1" svg:width="1.1413in" svg:height="1.0122in" svg:x="2.6457in" svg:y="3.3311in" draw:caption-point-x="-0.2402in" draw:caption-point-y="0.6071in">
              <dc:date>2017-11-07T00:00:00</dc:date>
              <text:p text:style-name="P1"><text:span text:style-name="T1">Ngủ quên, 9h11 vào cty</text:span></text:p>
              <text:p text:style-name="P1"><text:span text:style-name="T1"/></text:p>
              <text:p text:style-name="P1"><text:span text:style-name="T1">Buổi chiều, xin vào trễ 4h30 vào cty, tính off chiều</text:span></text:p>
            </office:annotation>
            <text:p>0.5</text:p>
          </table:table-cell>
          <table:table-cell table:style-name="ce212" office:value-type="float" office:value="0">
            <office:annotation draw:style-name="gr6" draw:text-style-name="P1" svg:width="1.1413in" svg:height="0.2634in" svg:x="3.1024in" svg:y="3.3264in" draw:caption-point-x="-0.2402in" draw:caption-point-y="0.6118in">
              <dc:date>2017-11-02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3.3496in" draw:caption-point-x="-0.2402in" draw:caption-point-y="0.5886in">
              <dc:date>2017-12-01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5492in" svg:y="3.335in" draw:caption-point-x="-0.2402in" draw:caption-point-y="0.6031in">
              <dc:date>2017-11-20T00:00:00</dc:date>
              <text:p text:style-name="P1"><text:span text:style-name="T1">Dậy trễ, 8h31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6.1154in" svg:y="3.3421in" draw:caption-point-x="-0.2402in" draw:caption-point-y="0.5961in">
              <dc:date>2017-11-30T00:00:00</dc:date>
              <text:p text:style-name="P1"><text:span text:style-name="T1">Đi lấy đồ, xin đi trễ, 9h13 đến cty</text:span></text:p>
            </office:annotation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08" table:formula="of:=SUM([.D18:.AH18])" office:value-type="float" office:value="4">
            <text:p>4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12.9189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13.3756in" svg:y="3.5972in" draw:caption-point-x="-0.2402in" draw:caption-point-y="0.5886in">
              <dc:date>2017-11-23T00:00:00</dc:date>
              <text:p text:style-name="P1"><text:span text:style-name="T1">Mẹ nhập viện</text:span></text:p>
            </office:annotation>
            <text:p>1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15.6587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16.1154in" svg:y="3.5874in" draw:caption-point-x="-0.2402in" draw:caption-point-y="0.5984in">
              <dc:date>2017-11-27T00:00:00</dc:date>
              <text:p text:style-name="P1"><text:span text:style-name="T1">Chăm bệnh mẹ</text:span></text:p>
            </office:annotation>
            <text:p>1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08" table:formula="of:=SUM([.D19:.AH19])" office:value-type="float" office:value="1"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5.8421in" svg:y="3.8268in" draw:caption-point-x="-0.2402in" draw:caption-point-y="0.6067in">
              <dc:date>2017-11-09T00:00:00</dc:date>
              <text:p text:style-name="P1"><text:span text:style-name="T1">Bị bệnh, off chiều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3" draw:text-style-name="P1" svg:width="1.1413in" svg:height="0.7012in" svg:x="7.865in" svg:y="3.5945in" draw:caption-point-x="1.6177in" draw:caption-point-y="0.839in">
              <dc:date>2017-11-16T00:00:00</dc:date>
              <text:p text:style-name="P1"><text:span text:style-name="T1">Đón Ba Mẹ, xin về sớm 2h57</text:span></text:p>
              <text:p text:style-name="P1"><text:span text:style-name="T1"/></text:p>
              <text:p text:style-name="P1"><text:span text:style-name="T1">Tính off chiều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08" table:formula="of:=SUM([.D20:.AH20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6" draw:text-style-name="P1" svg:width="1.1413in" svg:height="0.2634in" svg:x="4.9287in" svg:y="4.0709in" draw:caption-point-x="-0.2402in" draw:caption-point-y="0.6102in">
              <dc:date>2017-11-06T00:00:00</dc:date>
              <text:p text:style-name="P1"><text:span text:style-name="T1">8h31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4.072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08" table:formula="of:=SUM([.D21:.AH21])" office:value-type="float" office:value="2">
            <text:p>2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1">
            <office:annotation draw:style-name="gr6" draw:text-style-name="P1" svg:width="1.1413in" svg:height="0.2634in" svg:x="8.2878in" svg:y="4.3185in" draw:caption-point-x="-0.2402in" draw:caption-point-y="0.6102in">
              <dc:date>2017-11-03T00:00:00</dc:date>
              <text:p text:style-name="P1"><text:span text:style-name="T1">Về thăm nhà</text:span></text:p>
            </office:annotation>
            <text:p>1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5492in" svg:y="4.3256in" draw:caption-point-x="-0.2402in" draw:caption-point-y="0.6031in">
              <dc:date>2017-11-20T00:00:00</dc:date>
              <text:p text:style-name="P1"><text:span text:style-name="T1">Lấy laptop, xin đi trễ, 8h53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3.3756in" svg:y="4.3295in" draw:caption-point-x="-0.2402in" draw:caption-point-y="0.5992in">
              <dc:date>2017-11-24T00:00:00</dc:date>
              <text:p text:style-name="P1"><text:span text:style-name="T1">Xin về sớm lúc 4h để về quê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4" draw:text-style-name="P1" svg:width="1.1413in" svg:height="0.3902in" svg:x="14.7457in" svg:y="4.3299in" draw:caption-point-x="-0.2402in" draw:caption-point-y="0.5988in">
              <dc:date>2017-11-27T00:00:00</dc:date>
              <text:p text:style-name="P1"><text:span text:style-name="T1">Chở mẹ đi khám chân</text:span></text:p>
            </office:annotation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208" table:formula="of:=SUM([.D22:.AH22])" office:value-type="float" office:value="6">
            <text:p>6</text:p>
          </table:table-cell>
          <table:table-cell table:style-name="ce212" table:number-columns-repeated="5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1">
            <office:annotation draw:style-name="gr4" draw:text-style-name="P1" svg:width="1.1413in" svg:height="0.3902in" svg:x="8.2878in" svg:y="4.5705in" draw:caption-point-x="-0.2402in" draw:caption-point-y="0.6059in">
              <dc:date>2017-11-14T00:00:00</dc:date>
              <text:p text:style-name="P1"><text:span text:style-name="T1">Bị đổi tàu, không về sg kịp</text:span></text:p>
            </office:annotation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4.572in" draw:caption-point-x="-0.2402in" draw:caption-point-y="0.6043in">
              <dc:date>2017-11-17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5492in" svg:y="4.5732in" draw:caption-point-x="-0.2402in" draw:caption-point-y="0.6031in">
              <dc:date>2017-11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4622in" svg:y="4.5748in" draw:caption-point-x="-0.2402in" draw:caption-point-y="0.6016in">
              <dc:date>2017-11-22T00:00:00</dc:date>
              <text:p text:style-name="P1"><text:span text:style-name="T1">Kẹt xe, 8h35 vào <text:s/>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3.3756in" svg:y="4.5764in" draw:caption-point-x="-0.2402in" draw:caption-point-y="0.6in">
              <dc:date>2017-11-24T00:00:00</dc:date>
              <text:p text:style-name="P1"><text:span text:style-name="T1">Kẹt xe, 8h31 vào cty</text:span></text:p>
              <text:p text:style-name="P1"><text:span text:style-name="T1"/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4" draw:text-style-name="P1" svg:width="1.1413in" svg:height="0.3902in" svg:x="14.745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15.20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15.6587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16.1154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16.572in" svg:y="4.5776in" draw:caption-point-x="-0.2402in" draw:caption-point-y="0.5988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208" table:formula="of:=SUM([.D23:.AH23])" office:value-type="float" office:value="0.5"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4.8193in" draw:caption-point-x="-0.2402in" draw:caption-point-y="0.6047in">
              <dc:date>2017-11-16T00:00:00</dc:date>
              <text:p text:style-name="P1"><text:span text:style-name="T1">Đau bụng, 8h41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2.0059in" svg:y="4.8217in" draw:caption-point-x="-0.2402in" draw:caption-point-y="0.6024in">
              <dc:date>2017-11-21T00:00:00</dc:date>
              <text:p text:style-name="P1"><text:span text:style-name="T1">Bị sốt, tiêu chảy,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9189in" svg:y="4.8228in" draw:caption-point-x="-0.2402in" draw:caption-point-y="0.6012in">
              <dc:date>2017-11-23T00:00:00</dc:date>
              <text:p text:style-name="P1"><text:span text:style-name="T1">Hư thẻ xe, 8h3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208" table:formula="of:=SUM([.D24:.AH24])" office:value-type="float" office:value="2">
            <text:p>2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1">
            <office:annotation draw:style-name="gr6" draw:text-style-name="P1" svg:width="1.1413in" svg:height="0.2634in" svg:x="8.287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8.7768in" svg:y="5.0575in" draw:caption-point-x="-0.2402in" draw:caption-point-y="0.6142in">
              <dc:date>2017-10-24T00:00:00</dc:date>
              <text:p text:style-name="P1"><text:span text:style-name="T1">Về quê thăm nhà</text:span></text:p>
            </office:annotation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6" draw:text-style-name="P1" svg:width="1.1413in" svg:height="0.2634in" svg:x="11.5492in" svg:y="5.0685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208" table:formula="of:=SUM([.D25:.AH25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5.3146in" draw:caption-point-x="-0.2402in" draw:caption-point-y="0.6047in">
              <dc:date>2017-11-16T00:00:00</dc:date>
              <text:p text:style-name="P1"><text:span text:style-name="T1">Bận việc nhà, xin về sớm 3h55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208" table:formula="of:=SUM([.D26:.AH26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1024in" svg:y="5.5555in" draw:caption-point-x="-0.2402in" draw:caption-point-y="0.6118in">
              <dc:date>2017-11-02T00:00:00</dc:date>
              <text:p text:style-name="P1"><text:span text:style-name="T1">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5.3854in" svg:y="5.5587in" draw:caption-point-x="-0.2402in" draw:caption-point-y="0.6087in">
              <dc:date>2017-11-07T00:00:00</dc:date>
              <text:p text:style-name="P1"><text:span text:style-name="T1">Tập yoga, xin đi trễ, 8h36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5.5626in" draw:caption-point-x="-0.2402in" draw:caption-point-y="0.6047in">
              <dc:date>2017-11-16T00:00:00</dc:date>
              <text:p text:style-name="P1"><text:span text:style-name="T1">Tập yoga, xin đi trễ, 8h3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208" table:formula="of:=SUM([.D27:.AH27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7228in" svg:y="5.8102in" draw:caption-point-x="-0.2402in" draw:caption-point-y="0.6047in">
              <dc:date>2017-11-16T00:00:00</dc:date>
              <text:p text:style-name="P1"><text:span text:style-name="T1">Chở vợ đi khám thai, xin về sớm 4h11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208" table:formula="of:=SUM([.D28:.AH28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208" table:formula="of:=SUM([.D29:.AH29])" office:value-type="float" office:value="2">
            <text:p>2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6.3311in" svg:y="6.3035in" draw:caption-point-x="-0.2402in" draw:caption-point-y="0.6067in">
              <dc:date>2017-11-09T00:00:00</dc:date>
              <text:p text:style-name="P1"><text:span text:style-name="T1">Bị bệnh</text:span></text:p>
            </office:annotation>
            <text:p>1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3.3756in" svg:y="6.3102in" draw:caption-point-x="-0.2402in" draw:caption-point-y="0.6in">
              <dc:date>2017-11-24T00:00:00</dc:date>
              <text:p text:style-name="P1"><text:span text:style-name="T1">Khám bệnh, off sáng</text:span></text:p>
            </office:annotation>
            <text:p>0.5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15.6587in" svg:y="6.3134in" draw:caption-point-x="-0.2402in" draw:caption-point-y="0.5969in">
              <dc:date>2017-11-29T00:00:00</dc:date>
              <text:p text:style-name="P1"><text:span text:style-name="T1">Đi tái khám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174" office:value-type="string">
            <text:p>MaiNTT</text:p>
          </table:table-cell>
          <table:table-cell table:style-name="ce208" table:formula="of:=SUM([.D30:.AH30])" office:value-type="float" office:value="0">
            <text:p>0</text:p>
          </table:table-cell>
          <table:table-cell table:style-name="ce212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208" table:formula="of:=SUM([.D31:.AH31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6.7945in" draw:caption-point-x="-0.2402in" draw:caption-point-y="0.611in">
              <dc:date>2017-11-03T00:00:00</dc:date>
              <text:p text:style-name="P1"><text:span text:style-name="T1">8h34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3854in" svg:y="6.7965in" draw:caption-point-x="-0.2402in" draw:caption-point-y="0.6091in">
              <dc:date>2017-11-07T00:00:00</dc:date>
              <text:p text:style-name="P1"><text:span text:style-name="T1">8h49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6.7972in" draw:caption-point-x="-0.2402in" draw:caption-point-y="0.6083in">
              <dc:date>2017-11-08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9.7228in" svg:y="6.8008in" draw:caption-point-x="-0.2402in" draw:caption-point-y="0.6047in">
              <dc:date>2017-11-16T00:00:00</dc:date>
              <text:p text:style-name="P1"><text:span text:style-name="T1">8h3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6" draw:text-style-name="P1" svg:width="1.1413in" svg:height="0.2634in" svg:x="11.5492in" svg:y="6.8024in" draw:caption-point-x="-0.2402in" draw:caption-point-y="0.6031in">
              <dc:date>2017-11-20T00:00:00</dc:date>
              <text:p text:style-name="P1"><text:span text:style-name="T1">8h34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6.8039in" draw:caption-point-x="-0.2402in" draw:caption-point-y="0.6016in">
              <dc:date>2017-11-22T00:00:00</dc:date>
              <text:p text:style-name="P1"><text:span text:style-name="T1">Đi ngân hàng, xin đi trễ, 8h56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NamTH</text:p>
          </table:table-cell>
          <table:table-cell table:style-name="ce208" table:formula="of:=SUM([.D32:.AH32])" office:value-type="float" office:value="2">
            <text:p>2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7.0488in" draw:caption-point-x="-0.2402in" draw:caption-point-y="0.6043in">
              <dc:date>2017-11-17T00:00:00</dc:date>
              <text:p text:style-name="P1"><text:span text:style-name="T1">Đau bụng,xin đi trễ, 8h36 vào cty</text:span></text:p>
            </office:annotation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13.3756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1">
            <office:annotation draw:style-name="gr6" draw:text-style-name="P1" svg:width="1.1413in" svg:height="0.2634in" svg:x="14.7457in" svg:y="7.0535in" draw:caption-point-x="-0.2402in" draw:caption-point-y="0.5996in">
              <dc:date>2017-11-24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44" office:value-type="string">
            <text:p>NamTV</text:p>
          </table:table-cell>
          <table:table-cell table:style-name="ce208" table:formula="of:=SUM([.D33:.AH33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7.2925in" draw:caption-point-x="-0.2402in" draw:caption-point-y="0.6083in">
              <dc:date>2017-11-08T00:00:00</dc:date>
              <text:p text:style-name="P1"><text:span text:style-name="T1">8h4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NhanHTH</text:p>
          </table:table-cell>
          <table:table-cell table:style-name="ce208" table:formula="of:=SUM([.D34:.AH34])" office:value-type="float" office:value="1"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2.6457in" svg:y="7.535in" draw:caption-point-x="-0.2402in" draw:caption-point-y="0.6134in">
              <dc:date>2017-10-26T00:00:00</dc:date>
              <text:p text:style-name="P1"><text:span text:style-name="T1">Xả tang cậu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9.7228in" svg:y="7.5437in" draw:caption-point-x="-0.2402in" draw:caption-point-y="0.6047in">
              <dc:date>2017-11-16T00:00:00</dc:date>
              <text:p text:style-name="P1"><text:span text:style-name="T1">Chích ngừa, xin đi trễ, 8h32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hanNM</text:p>
          </table:table-cell>
          <table:table-cell table:style-name="ce208" table:formula="of:=SUM([.D35:.AH35])" office:value-type="float" office:value="0.5">
            <text:p>0.5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office:annotation draw:style-name="gr4" draw:text-style-name="P1" svg:width="1.1413in" svg:height="0.3902in" svg:x="8.2878in" svg:y="7.7913in" draw:caption-point-x="-0.2402in" draw:caption-point-y="0.6051in">
              <dc:date>2017-11-14T00:00:00</dc:date>
              <text:p text:style-name="P1"><text:span text:style-name="T1">Vào bvien, xin đi trễ, 9h vào cty</text:span></text:p>
            </office:annotation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8.7768in" svg:y="7.7913in" draw:caption-point-x="-0.2402in" draw:caption-point-y="0.6051in">
              <dc:date>2017-11-14T00:00:00</dc:date>
              <text:p text:style-name="P1"><text:span text:style-name="T1">Không khỏe, xin off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0.1791in" svg:y="7.7921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hungHTH</text:p>
          </table:table-cell>
          <table:table-cell table:style-name="ce208" table:formula="of:=SUM([.D36:.AH36])" office:value-type="float" office:value="5">
            <text:p>5</text:p>
          </table:table-cell>
          <table:table-cell table:style-name="ce212" office:value-type="float" office:value="1">
            <office:annotation draw:style-name="gr6" draw:text-style-name="P1" svg:width="1.1413in" svg:height="0.2634in" svg:x="2.645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3.102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3.5591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1">
            <office:annotation draw:style-name="gr6" draw:text-style-name="P1" svg:width="1.1413in" svg:height="0.2634in" svg:x="4.9287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2" office:value-type="float" office:value="1">
            <office:annotation draw:style-name="gr6" draw:text-style-name="P1" svg:width="1.1413in" svg:height="0.2634in" svg:x="5.3854in" svg:y="8.0154in" draw:caption-point-x="-0.2402in" draw:caption-point-y="0.6287in">
              <dc:date>2017-09-29T00:00:00</dc:date>
              <text:p text:style-name="P1"><text:span text:style-name="T1">Đi du lịch</text:span></text:p>
            </office:annotation>
            <text:p>1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8.0358in" draw:caption-point-x="-0.2402in" draw:caption-point-y="0.6083in">
              <dc:date>2017-11-08T00:00:00</dc:date>
              <text:p text:style-name="P1"><text:span text:style-name="T1">Vừa xuống sân bay, xin đi trễ, 9h1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8.0398in" draw:caption-point-x="-0.2402in" draw:caption-point-y="0.6043in">
              <dc:date>2017-11-16T00:00:00</dc:date>
              <text:p text:style-name="P1"><text:span text:style-name="T1">Nhà có việc, xin về sớm 5h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8.0398in" draw:caption-point-x="-0.2402in" draw:caption-point-y="0.6043in">
              <dc:date>2017-11-17T00:00:00</dc:date>
              <text:p text:style-name="P1"><text:span text:style-name="T1">Dậy muộn, xin đi trễ, 8h43 vào cty</text:span></text:p>
            </office:annotation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9189in" svg:y="8.0441in" draw:caption-point-x="-0.2402in" draw:caption-point-y="0.6in">
              <dc:date>2017-11-23T00:00:00</dc:date>
              <text:p text:style-name="P1"><text:span text:style-name="T1">Xin về sớm khám bệnh, 4h về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4.7457in" svg:y="8.0453in" draw:caption-point-x="-0.2402in" draw:caption-point-y="0.5988in">
              <dc:date>2017-11-27T00:00:00</dc:date>
              <text:p text:style-name="P1"><text:span text:style-name="T1">Dậy muộn, xin đi trễ, 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7-11-29T00:00:00</dc:date>
              <text:p text:style-name="P1"><text:span text:style-name="T1">Dậy muộn, 8h46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uPHQ</text:p>
          </table:table-cell>
          <table:table-cell table:style-name="ce208" table:formula="of:=SUM([.D37:.AH37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3" draw:text-style-name="P1" svg:width="1.1413in" svg:height="0.7012in" svg:x="3.1024in" svg:y="8.2799in" draw:caption-point-x="-0.2402in" draw:caption-point-y="0.6118in">
              <dc:date>2017-11-02T00:00:00</dc:date>
              <text:p text:style-name="P1"><text:span text:style-name="T1">Mẹ bi tăng huyết áp, chở mẹ đi khám bệnh,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8.2949in" draw:caption-point-x="-0.2402in" draw:caption-point-y="0.5969in">
              <dc:date>2017-11-29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6.1154in" svg:y="8.2957in" draw:caption-point-x="-0.2402in" draw:caption-point-y="0.5961in">
              <dc:date>2017-11-30T00:00:00</dc:date>
              <text:p text:style-name="P1"><text:span text:style-name="T1">Hqua dự án release, 9h đến cty</text:span></text:p>
            </office:annotation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73" office:value-type="string">
            <text:p>PhuongTH</text:p>
          </table:table-cell>
          <table:table-cell table:style-name="ce208" table:formula="of:=SUM([.D38:.AH38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8.5283in" draw:caption-point-x="-0.2402in" draw:caption-point-y="0.611in">
              <dc:date>2017-11-03T00:00:00</dc:date>
              <text:p text:style-name="P1"><text:span text:style-name="T1">8h3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2" draw:text-style-name="P1" svg:width="1.1413in" svg:height="0.5457in" svg:x="4.8858in" svg:y="8.6945in" draw:caption-point-x="-0.1972in" draw:caption-point-y="0.4449in">
              <dc:date>2017-11-06T00:00:00</dc:date>
              <text:p text:style-name="P1"><text:span text:style-name="T1">Xin đi trễ, 10h19 vào cty, tính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8.5311in" draw:caption-point-x="-0.2402in" draw:caption-point-y="0.6083in">
              <dc:date>2017-11-08T00:00:00</dc:date>
              <text:p text:style-name="P1"><text:span text:style-name="T1">Đi vệ sinh máy ảnh, 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8.7768in" svg:y="8.5335in" draw:caption-point-x="-0.2402in" draw:caption-point-y="0.6059in">
              <dc:date>2017-11-14T00:00:00</dc:date>
              <text:p text:style-name="P1"><text:span text:style-name="T1">Sửa xe, xin đi trễ, 10h15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8.5339in" draw:caption-point-x="-0.2402in" draw:caption-point-y="0.6055in">
              <dc:date>2017-11-15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6" draw:text-style-name="P1" svg:width="1.1413in" svg:height="0.2634in" svg:x="11.5492in" svg:y="8.5362in" draw:caption-point-x="-0.2402in" draw:caption-point-y="0.6031in">
              <dc:date>2017-11-20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12.9189in" svg:y="8.5382in" draw:caption-point-x="-0.2402in" draw:caption-point-y="0.6012in">
              <dc:date>2017-11-23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1.6465in" svg:y="8.2437in" draw:caption-point-x="1.489in" draw:caption-point-y="0.8957in">
              <dc:date>2017-11-24T00:00:00</dc:date>
              <text:p text:style-name="P1"><text:span text:style-name="T1">Checkup xe ở đại lý, xin đi trễ, 10h12 đến cty</text:span></text:p>
              <text:p text:style-name="P1"><text:span text:style-name="T1"/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4.7457in" svg:y="8.5406in" draw:caption-point-x="-0.2402in" draw:caption-point-y="0.5988in">
              <dc:date>2017-11-27T00:00:00</dc:date>
              <text:p text:style-name="P1"><text:span text:style-name="T1">Dậy muộn, xin đi trễ, 9h24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202in" svg:y="8.5413in" draw:caption-point-x="-0.2402in" draw:caption-point-y="0.598in">
              <dc:date>2017-11-28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8.5425in" draw:caption-point-x="-0.2402in" draw:caption-point-y="0.5969in">
              <dc:date>2017-11-29T00:00:00</dc:date>
              <text:p text:style-name="P1"><text:span text:style-name="T1">Dậy muộn, 8h33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6.1154in" svg:y="8.5433in" draw:caption-point-x="-0.2402in" draw:caption-point-y="0.5961in">
              <dc:date>2017-11-30T00:00:00</dc:date>
              <text:p text:style-name="P1"><text:span text:style-name="T1">Dậy muộn, 8h32 đến cty</text:span></text:p>
              <text:p text:style-name="P1"><text:span text:style-name="T1">Mệt, off chiều</text:span></text:p>
            </office:annotation>
            <text:p>0.5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5" office:value-type="string">
            <text:p>PhongPT</text:p>
          </table:table-cell>
          <table:table-cell table:style-name="ce208" table:formula="of:=SUM([.D39:.AH39])" office:value-type="float" office:value="2.5">
            <text:p>2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8.776in" draw:caption-point-x="-0.2402in" draw:caption-point-y="0.611in">
              <dc:date>2017-11-03T00:00:00</dc:date>
              <text:p text:style-name="P1"><text:span text:style-name="T1">8h31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5.3854in" svg:y="8.7772in" draw:caption-point-x="-0.2402in" draw:caption-point-y="0.6098in">
              <dc:date>2017-11-06T00:00:00</dc:date>
              <text:p text:style-name="P1"><text:span text:style-name="T1">Thi giữa kì, off chiều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.5">
            <office:annotation draw:style-name="gr2" draw:text-style-name="P1" svg:width="1.1413in" svg:height="0.5457in" svg:x="8.2878in" svg:y="8.7807in" draw:caption-point-x="-0.2402in" draw:caption-point-y="0.6063in">
              <dc:date>2017-11-13T00:00:00</dc:date>
              <text:p text:style-name="P1"><text:span text:style-name="T1">Xe hư, 11h15 vào cty, tính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8.7815in" draw:caption-point-x="-0.2402in" draw:caption-point-y="0.6055in">
              <dc:date>2017-11-15T00:00:00</dc:date>
              <text:p text:style-name="P1"><text:span text:style-name="T1">Xe hư, 9h5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1.5362in" svg:y="8.889in" draw:caption-point-x="-1.5972in" draw:caption-point-y="0.498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3.3606in" svg:y="9.0831in" draw:caption-point-x="-0.2252in" draw:caption-point-y="0.3039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6" draw:text-style-name="P1" svg:width="1.1413in" svg:height="0.2634in" svg:x="15.202in" svg:y="8.7846in" draw:caption-point-x="-0.2402in" draw:caption-point-y="0.6024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PhongTH</text:p>
          </table:table-cell>
          <table:table-cell table:style-name="ce208" table:formula="of:=SUM([.D40:.AH4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3.5591in" svg:y="9.024in" draw:caption-point-x="-0.2402in" draw:caption-point-y="0.6106in">
              <dc:date>2017-11-03T00:00:00</dc:date>
              <text:p text:style-name="P1"><text:span text:style-name="T1">Ngủ quên, 9h vào cty</text:span></text:p>
            </office:annotation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44" office:value-type="string">
            <text:p>QuangVD</text:p>
          </table:table-cell>
          <table:table-cell table:style-name="ce208" table:formula="of:=SUM([.D41:.AH41])" office:value-type="float" office:value="0">
            <text:p>0</text:p>
          </table:table-cell>
          <table:table-cell table:style-name="ce212" table:number-columns-repeated="1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9.7228in" svg:y="9.2776in" draw:caption-point-x="-0.2402in" draw:caption-point-y="0.6047in">
              <dc:date>2017-11-16T00:00:00</dc:date>
              <text:p text:style-name="P1"><text:span text:style-name="T1">8h2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5.6587in" svg:y="9.2854in" draw:caption-point-x="-0.2402in" draw:caption-point-y="0.5969in">
              <dc:date>2017-11-29T00:00:00</dc:date>
              <text:p text:style-name="P1"><text:span text:style-name="T1">Xin đi trễ, đi thăm thầy mới xuất viện, 9h15 đến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TienND</text:p>
          </table:table-cell>
          <table:table-cell table:style-name="ce208" table:formula="of:=SUM([.D42:.AH42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3.1024in" svg:y="9.5209in" draw:caption-point-x="-0.2402in" draw:caption-point-y="0.6091in">
              <dc:date>2017-11-06T00:00:00</dc:date>
              <text:p text:style-name="P1"><text:span text:style-name="T1">Xin off chiều, nhưng sắp xếp được, nên vẫn đi làm</text:span></text:p>
            </office:annotation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3.5591in" svg:y="9.5157in" draw:caption-point-x="-0.2402in" draw:caption-point-y="0.6142in">
              <dc:date>2017-10-24T00:00:00</dc:date>
              <text:p text:style-name="P1"><text:span text:style-name="T1">Bận việc riêng</text:span></text:p>
            </office:annotation>
            <text:p>1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6.3311in" svg:y="9.5488in" draw:caption-point-x="-0.2402in" draw:caption-point-y="0.5811in">
              <dc:date>2017-11-08T00:00:00</dc:date>
              <text:p text:style-name="P1"><text:span text:style-name="T1">Làm remote buổi chiêu, vì chuẩn bị company trip</text:span></text:p>
            </office:annotation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4" office:value-type="string">
            <text:p>ThaiNHQ</text:p>
          </table:table-cell>
          <table:table-cell table:style-name="ce208"/>
          <table:table-cell table:style-name="ce212" table:number-columns-repeated="16"/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ThamDT</text:p>
          </table:table-cell>
          <table:table-cell table:style-name="ce208" table:formula="of:=SUM([.D44:.AH44])" office:value-type="float" office:value="1"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13.3756in" svg:y="10.026in" draw:caption-point-x="-0.2402in" draw:caption-point-y="0.5996in">
              <dc:date>2017-11-24T00:00:00</dc:date>
              <text:p text:style-name="P1"><text:span text:style-name="T1">Đi khám thai</text:span></text:p>
            </office:annotation>
            <text:p>1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ThaoDTN</text:p>
          </table:table-cell>
          <table:table-cell table:style-name="ce208" table:formula="of:=SUM([.D45:.AH45])" office:value-type="float" office:value="1"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8.7768in" svg:y="10.2673in" draw:caption-point-x="-0.2402in" draw:caption-point-y="0.6059in">
              <dc:date>2017-11-14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10.2689in" draw:caption-point-x="-0.2402in" draw:caption-point-y="0.6043in">
              <dc:date>2017-11-17T00:00:00</dc:date>
              <text:p text:style-name="P1"><text:span text:style-name="T1">Kẹt xe, 8h31 vào cty</text:span></text:p>
            </office:annotation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6" draw:text-style-name="P1" svg:width="1.1413in" svg:height="0.2634in" svg:x="14.7457in" svg:y="10.2744in" draw:caption-point-x="-0.2402in" draw:caption-point-y="0.5988in">
              <dc:date>2017-11-27T00:00:00</dc:date>
              <text:p text:style-name="P1"><text:span text:style-name="T1">Ghé trường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16.1154in" svg:y="10.2772in" draw:caption-point-x="-0.2402in" draw:caption-point-y="0.5961in">
              <dc:date>2017-11-30T00:00:00</dc:date>
              <text:p text:style-name="P1"><text:span text:style-name="T1">, 8h34 đến cty</text:span></text:p>
            </office:annotation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hinhT</text:p>
          </table:table-cell>
          <table:table-cell table:style-name="ce208" table:formula="of:=SUM([.D46:.AH46])" office:value-type="float" office:value="1"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6.3311in" svg:y="10.5106in" draw:caption-point-x="-0.2402in" draw:caption-point-y="0.6102in">
              <dc:date>2017-11-06T00:00:00</dc:date>
              <text:p text:style-name="P1"><text:span text:style-name="T1">Đón bạn gái</text:span></text:p>
            </office:annotation>
            <text:p>1</text:p>
          </table:table-cell>
          <table:table-cell table:style-name="ce212" table:number-columns-repeated="3"/>
          <table:table-cell table:style-name="ce212" office:value-type="float" office:value="0">
            <office:annotation draw:style-name="gr6" draw:text-style-name="P1" svg:width="1.1413in" svg:height="0.2634in" svg:x="8.2878in" svg:y="10.5142in" draw:caption-point-x="-0.2402in" draw:caption-point-y="0.6067in">
              <dc:date>2017-11-1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9189in" svg:y="10.5197in" draw:caption-point-x="-0.2402in" draw:caption-point-y="0.6012in">
              <dc:date>2017-11-23T00:00:00</dc:date>
              <text:p text:style-name="P1"><text:span text:style-name="T1">Kẹt xe, 8h3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202in" svg:y="10.5228in" draw:caption-point-x="-0.2402in" draw:caption-point-y="0.598in">
              <dc:date>2017-11-28T00:00:00</dc:date>
              <text:p text:style-name="P1"><text:span text:style-name="T1">Kẹt xe, 8h33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uyCNTA</text:p>
          </table:table-cell>
          <table:table-cell table:style-name="ce208" table:formula="of:=SUM([.D47:.AH47])" office:value-type="float" office:value="1">
            <text:p>1</text:p>
          </table:table-cell>
          <table:table-cell table:style-name="ce212" office:value-type="float" office:value="0.5">
            <office:annotation draw:style-name="gr4" draw:text-style-name="P1" svg:width="1.1413in" svg:height="0.3902in" svg:x="2.6457in" svg:y="10.7559in" draw:caption-point-x="-0.2402in" draw:caption-point-y="0.6126in">
              <dc:date>2017-10-31T00:00:00</dc:date>
              <text:p text:style-name="P1"><text:span text:style-name="T1">Lấy kết quả xét nghiệm, off chiều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3" draw:text-style-name="P1" svg:width="1.1413in" svg:height="0.7012in" svg:x="11.5492in" svg:y="10.7669in" draw:caption-point-x="-0.2402in" draw:caption-point-y="0.6016in">
              <dc:date>2017-11-20T00:00:00</dc:date>
              <text:p text:style-name="P1"><text:span text:style-name="T1">Xin đi trễ, 10h18 vào cty</text:span></text:p>
              <text:p text:style-name="P1"><text:span text:style-name="T1"/></text:p>
              <text:p text:style-name="P1"><text:span text:style-name="T1">Tính off sáng</text:span></text:p>
            </office:annotation>
            <text:p>0.5</text:p>
          </table:table-cell>
          <table:table-cell table:number-columns-repeated="4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uyLTT</text:p>
          </table:table-cell>
          <table:table-cell table:style-name="ce208" table:formula="of:=SUM([.D48:.AH48])" office:value-type="float" office:value="2.5">
            <text:p>2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3.1024in" svg:y="11.0043in" draw:caption-point-x="-0.2402in" draw:caption-point-y="0.6118in">
              <dc:date>2017-11-02T00:00:00</dc:date>
              <text:p text:style-name="P1"><text:span text:style-name="T1">10h5' vào cty, tính off sáng</text:span></text:p>
            </office:annotation>
            <text:p>0.5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11.0051in" draw:caption-point-x="-0.2402in" draw:caption-point-y="0.611in">
              <dc:date>2017-11-03T00:00:00</dc:date>
              <text:p text:style-name="P1"><text:span text:style-name="T1">8h37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4" draw:text-style-name="P1" svg:width="1.1413in" svg:height="0.3902in" svg:x="4.9287in" svg:y="11.0063in" draw:caption-point-x="-0.2402in" draw:caption-point-y="0.6098in">
              <dc:date>2017-11-06T00:00:00</dc:date>
              <text:p text:style-name="P1"><text:span text:style-name="T1">10h31 vào cty, tính off sáng</text:span></text:p>
            </office:annotation>
            <text:p>0.5</text:p>
          </table:table-cell>
          <table:table-cell table:style-name="ce212" office:value-type="float" office:value="0">
            <office:annotation draw:style-name="gr6" draw:text-style-name="P1" svg:width="1.1413in" svg:height="0.2634in" svg:x="5.3854in" svg:y="11.0071in" draw:caption-point-x="-0.2402in" draw:caption-point-y="0.6091in">
              <dc:date>2017-11-07T00:00:00</dc:date>
              <text:p text:style-name="P1"><text:span text:style-name="T1">8h42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5.8421in" svg:y="11.0079in" draw:caption-point-x="-0.2402in" draw:caption-point-y="0.6083in">
              <dc:date>2017-11-08T00:00:00</dc:date>
              <text:p text:style-name="P1"><text:span text:style-name="T1">Bận việc, xin đi trễ, 10h03 vào cty, tính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office:annotation draw:style-name="gr2" draw:text-style-name="P1" svg:width="1.1413in" svg:height="0.5457in" svg:x="6.2295in" svg:y="11.1496in" draw:caption-point-x="1.8181in" draw:caption-point-y="0.4665in">
              <dc:date>2017-11-15T00:00:00</dc:date>
              <text:p text:style-name="P1"><text:span text:style-name="T1">Quên laptop, xin đi trễ, 8h57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8.7768in" svg:y="11.0106in" draw:caption-point-x="-0.2402in" draw:caption-point-y="0.6055in">
              <dc:date>2017-11-14T00:00:00</dc:date>
              <text:p text:style-name="P1"><text:span text:style-name="T1">Bị mệt, chóng mặt, 2h20 vào cty</text:span></text:p>
            </office:annotation>
            <text:p>0.5</text:p>
          </table:table-cell>
          <table:table-cell table:style-name="ce212" office:value-type="float" office:value="0">
            <office:annotation draw:style-name="gr4" draw:text-style-name="P1" svg:width="1.1413in" svg:height="0.3902in" svg:x="9.2661in" svg:y="11.0106in" draw:caption-point-x="-0.2402in" draw:caption-point-y="0.6055in">
              <dc:date>2017-11-15T00:00:00</dc:date>
              <text:p text:style-name="P1"><text:span text:style-name="T1">Dậy muộn, 8h35 vào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11-16T00:00:00</dc:date>
              <text:p text:style-name="P1"><text:span text:style-name="T1">Đi ủy ban, xin đi trễ, 9h47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0.1791in" svg:y="11.0118in" draw:caption-point-x="-0.2402in" draw:caption-point-y="0.6043in">
              <dc:date>2017-11-17T00:00:00</dc:date>
              <text:p text:style-name="P1"><text:span text:style-name="T1">Có việc riêng, xin đi trễ, 9h35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5492in" svg:y="11.013in" draw:caption-point-x="-0.2402in" draw:caption-point-y="0.6031in">
              <dc:date>2017-11-20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0059in" svg:y="11.0138in" draw:caption-point-x="-0.2402in" draw:caption-point-y="0.6024in">
              <dc:date>2017-11-21T00:00:00</dc:date>
              <text:p text:style-name="P1"><text:span text:style-name="T1">Qua nhà cô kế toán, 10h24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2.4622in" svg:y="11.0146in" draw:caption-point-x="-0.2402in" draw:caption-point-y="0.6016in">
              <dc:date>2017-11-22T00:00:00</dc:date>
              <text:p text:style-name="P1"><text:span text:style-name="T1">Bận việc nhà, xin đi trễ, 9h58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1.561in" svg:y="10.5185in" draw:caption-point-x="1.1177in" draw:caption-point-y="1.0976in">
              <dc:date>2017-11-24T00:00:00</dc:date>
              <text:p text:style-name="P1"><text:span text:style-name="T1">Chóng mặt, xin đi trễ, 9h08 đến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3.3756in" svg:y="11.0264in" draw:caption-point-x="-0.2402in" draw:caption-point-y="0.5898in">
              <dc:date>2017-11-24T00:00:00</dc:date>
              <text:p text:style-name="P1"><text:span text:style-name="T1">Dậy muộn, xin đi trễ, 9h25 đến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5.202in" svg:y="11.0189in" draw:caption-point-x="-0.2402in" draw:caption-point-y="0.5972in">
              <dc:date>2017-11-28T00:00:00</dc:date>
              <text:p text:style-name="P1"><text:span text:style-name="T1">Nhà có việc đột xuất, xin đi trễ, 9h58 đến cty</text:span></text:p>
            </office:annotation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5.6587in" svg:y="11.0193in" draw:caption-point-x="-0.2402in" draw:caption-point-y="0.5969in">
              <dc:date>2017-11-29T00:00:00</dc:date>
              <text:p text:style-name="P1"><text:span text:style-name="T1">Dậy muộn, 8h32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16.1154in" svg:y="11.0201in" draw:caption-point-x="-0.2402in" draw:caption-point-y="0.5961in">
              <dc:date>2017-12-01T00:00:00</dc:date>
              <text:p text:style-name="P1"><text:span text:style-name="T1">Chóng mặt, xin đi trễ, 10h02 đến cty tinh of sáng</text:span></text:p>
            </office:annotation>
            <text:p>0.5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uyenTTN</text:p>
          </table:table-cell>
          <table:table-cell table:style-name="ce208" table:formula="of:=SUM([.D49:.AH49])" office:value-type="float" office:value="0">
            <text:p>0</text:p>
          </table:table-cell>
          <table:table-cell table:style-name="ce212" table:number-columns-repeated="1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208" table:formula="of:=SUM([.D50:.AH50])" office:value-type="float" office:value="3">
            <text:p>3</text:p>
          </table:table-cell>
          <table:table-cell table:style-name="ce212" office:value-type="float" office:value="0">
            <office:annotation draw:style-name="gr6" draw:text-style-name="P1" svg:width="1.1413in" svg:height="0.2634in" svg:x="2.6457in" svg:y="11.4992in" draw:caption-point-x="-0.2402in" draw:caption-point-y="0.6122in">
              <dc:date>2017-11-01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3.5591in" svg:y="11.5004in" draw:caption-point-x="-0.2402in" draw:caption-point-y="0.611in">
              <dc:date>2017-11-03T00:00:00</dc:date>
              <text:p text:style-name="P1"><text:span text:style-name="T1">8h32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5.3854in" svg:y="11.5024in" draw:caption-point-x="-0.2402in" draw:caption-point-y="0.6091in">
              <dc:date>2017-11-07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11.5031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1">
            <office:annotation draw:style-name="gr6" draw:text-style-name="P1" svg:width="1.1413in" svg:height="0.2634in" svg:x="9.2661in" svg:y="11.5059in" draw:caption-point-x="-0.2402in" draw:caption-point-y="0.6055in">
              <dc:date>2017-11-15T00:00:00</dc:date>
              <text:p text:style-name="P1"><text:span text:style-name="T1">Bị sốt</text:span></text:p>
            </office:annotation>
            <text:p>1</text:p>
          </table:table-cell>
          <table:table-cell table:style-name="ce212" office:value-type="float" office:value="0.5">
            <office:annotation draw:style-name="gr2" draw:text-style-name="P1" svg:width="1.1413in" svg:height="0.5457in" svg:x="10.4516in" svg:y="11.7744in" draw:caption-point-x="-0.9689in" draw:caption-point-y="0.337in">
              <dc:date>2017-11-17T00:00:00</dc:date>
              <text:p text:style-name="P1"><text:span text:style-name="T1">Bận việc cá nhân, xin off chiều, 3h19 về</text:span></text:p>
            </office:annotation>
            <text:p>0.5</text:p>
          </table:table-cell>
          <table:table-cell table:style-name="ce212" office:value-type="float" office:value="0">
            <office:annotation draw:style-name="gr4" draw:text-style-name="P1" svg:width="1.1413in" svg:height="0.3902in" svg:x="10.1791in" svg:y="11.5075in" draw:caption-point-x="-0.2402in" draw:caption-point-y="0.6039in">
              <dc:date>2017-11-17T00:00:00</dc:date>
              <text:p text:style-name="P1"><text:span text:style-name="T1">Có việc, xin về sớm, 4h30</text:span></text:p>
            </office:annotation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2.4622in" svg:y="11.5098in" draw:caption-point-x="-0.2402in" draw:caption-point-y="0.6016in">
              <dc:date>2017-11-22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13.3756in" svg:y="11.5091in" draw:caption-point-x="-0.2402in" draw:caption-point-y="0.6024in">
              <dc:date>2017-11-21T00:00:00</dc:date>
              <text:p text:style-name="P1"><text:span text:style-name="T1">Bận việc riêng, xin off sáng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4.7457in" svg:y="11.5126in" draw:caption-point-x="-0.2402in" draw:caption-point-y="0.5988in">
              <dc:date>2017-11-27T00:00:00</dc:date>
              <text:p text:style-name="P1"><text:span text:style-name="T1">Xe hư, 9h08 đến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15.6587in" svg:y="11.5146in" draw:caption-point-x="-0.2402in" draw:caption-point-y="0.5969in">
              <dc:date>2017-11-29T00:00:00</dc:date>
              <text:p text:style-name="P1"><text:span text:style-name="T1">Đi ngân hàng, xin đi trễ, 9h43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16.1154in" svg:y="11.5161in" draw:caption-point-x="-0.2402in" draw:caption-point-y="0.5953in">
              <dc:date>2017-11-30T00:00:00</dc:date>
              <text:p text:style-name="P1"><text:span text:style-name="T1">Tìm giấy tờ, xin đi trễ, 9h02 đến cty</text:span></text:p>
              <text:p text:style-name="P1"><text:span text:style-name="T1"/></text:p>
            </office:annotation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73" office:value-type="string">
            <text:p>VietBA</text:p>
          </table:table-cell>
          <table:table-cell table:style-name="ce208" table:formula="of:=SUM([.D51:.AH51])" office:value-type="float" office:value="0"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2.6457in" svg:y="11.7469in" draw:caption-point-x="-0.2402in" draw:caption-point-y="0.6122in">
              <dc:date>2017-11-01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6" draw:text-style-name="P1" svg:width="1.1413in" svg:height="0.2634in" svg:x="4.9287in" svg:y="11.7488in" draw:caption-point-x="-0.2402in" draw:caption-point-y="0.6102in">
              <dc:date>2017-11-06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3854in" svg:y="11.75in" draw:caption-point-x="-0.2402in" draw:caption-point-y="0.6091in">
              <dc:date>2017-11-07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5.8421in" svg:y="11.7508in" draw:caption-point-x="-0.2402in" draw:caption-point-y="0.6083in">
              <dc:date>2017-11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3"/>
          <table:table-cell table:style-name="ce212" office:value-type="float" office:value="0">
            <office:annotation draw:style-name="gr6" draw:text-style-name="P1" svg:width="1.1413in" svg:height="0.2634in" svg:x="8.2878in" svg:y="11.7524in" draw:caption-point-x="-0.2402in" draw:caption-point-y="0.6067in">
              <dc:date>2017-11-13T00:00:00</dc:date>
              <text:p text:style-name="P1"><text:span text:style-name="T1">8h33 vào cty</text:span></text:p>
            </office:annotation>
            <text:p>0</text:p>
          </table:table-cell>
          <table:table-cell table:style-name="ce212" office:value-type="float" office:value="0">
            <office:annotation draw:style-name="gr6" draw:text-style-name="P1" svg:width="1.1413in" svg:height="0.2634in" svg:x="8.7768in" svg:y="11.7531in" draw:caption-point-x="-0.2402in" draw:caption-point-y="0.6059in">
              <dc:date>2017-11-14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11.5492in" svg:y="11.7559in" draw:caption-point-x="-0.2402in" draw:caption-point-y="0.6031in">
              <dc:date>2017-11-20T00:00:00</dc:date>
              <text:p text:style-name="P1"><text:span text:style-name="T1">Bận việc nhà, 8h41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12.9189in" svg:y="11.7583in" draw:caption-point-x="-0.2402in" draw:caption-point-y="0.6008in">
              <dc:date>2017-11-23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208" table:formula="of:=SUM([.D52:.AH52])" office:value-type="float" office:value="0"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4" draw:text-style-name="P1" svg:width="1.1413in" svg:height="0.3902in" svg:x="5.3854in" svg:y="11.998in" draw:caption-point-x="-0.2402in" draw:caption-point-y="0.6087in">
              <dc:date>2017-11-07T00:00:00</dc:date>
              <text:p text:style-name="P1"><text:span text:style-name="T1">Xe hư, 8h50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3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5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13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13"/>
          <table:table-cell table:number-columns-repeated="27"/>
          <table:table-cell table:style-name="ce213" table:number-columns-repeated="3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12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225"/>
        <table:table-column table:style-name="co26" table:number-columns-repeated="7" table:default-cell-style-name="ce225"/>
        <table:table-column table:style-name="co25" table:number-columns-repeated="16" table:default-cell-style-name="ce225"/>
        <table:table-column table:style-name="co7" table:number-columns-repeated="952" table:default-cell-style-name="Default"/>
        <table:table-row table:style-name="ro2">
          <table:table-cell table:style-name="ce70"/>
          <table:table-cell table:style-name="ce72" table:number-columns-repeated="2"/>
          <table:table-cell table:style-name="ce220" table:number-columns-repeated="8"/>
          <table:table-cell table:style-name="ce226" office:value-type="string" table:number-columns-spanned="2" table:number-rows-spanned="1">
            <text:p>Month</text:p>
          </table:table-cell>
          <table:covered-table-cell table:style-name="ce227"/>
          <table:table-cell table:style-name="ce228" table:content-validation-name="val1" office:value-type="float" office:value="12" table:number-columns-spanned="2" table:number-rows-spanned="1">
            <text:p>12</text:p>
          </table:table-cell>
          <table:covered-table-cell table:style-name="ce227"/>
          <table:table-cell table:style-name="ce226" office:value-type="string" table:number-columns-spanned="2" table:number-rows-spanned="1">
            <text:p>Year</text:p>
          </table:table-cell>
          <table:covered-table-cell table:style-name="ce227"/>
          <table:table-cell table:style-name="ce226" office:value-type="float" office:value="2017" table:number-columns-spanned="2" table:number-rows-spanned="1">
            <text:p>2017</text:p>
          </table:table-cell>
          <table:covered-table-cell table:style-name="ce229"/>
          <table:table-cell table:style-name="ce220" table:number-columns-repeated="15"/>
          <table:table-cell table:style-name="ce90" table:number-columns-repeated="952"/>
        </table:table-row>
        <table:table-row table:style-name="ro2">
          <table:table-cell table:style-name="ce70" table:number-columns-repeated="3"/>
          <table:table-cell table:style-name="ce221" table:formula="of:=DATE([.$R$1];[.N1];1)" office:value-type="date" office:date-value="2017-12-01">
            <text:p>01</text:p>
          </table:table-cell>
          <table:table-cell table:style-name="ce221" table:formula="of:=[.D2]+1" office:value-type="date" office:date-value="2017-12-02">
            <text:p>02</text:p>
          </table:table-cell>
          <table:table-cell table:style-name="ce221" table:formula="of:=[.E2]+1" office:value-type="date" office:date-value="2017-12-03">
            <text:p>03</text:p>
          </table:table-cell>
          <table:table-cell table:style-name="ce221" table:formula="of:=[.F2]+1" office:value-type="date" office:date-value="2017-12-04">
            <text:p>04</text:p>
          </table:table-cell>
          <table:table-cell table:style-name="ce221" table:formula="of:=[.G2]+1" office:value-type="date" office:date-value="2017-12-05">
            <text:p>05</text:p>
          </table:table-cell>
          <table:table-cell table:style-name="ce221" table:formula="of:=[.H2]+1" office:value-type="date" office:date-value="2017-12-06">
            <text:p>06</text:p>
          </table:table-cell>
          <table:table-cell table:style-name="ce221" table:formula="of:=[.I2]+1" office:value-type="date" office:date-value="2017-12-07">
            <text:p>07</text:p>
          </table:table-cell>
          <table:table-cell table:style-name="ce221" table:formula="of:=[.J2]+1" office:value-type="date" office:date-value="2017-12-08">
            <text:p>08</text:p>
          </table:table-cell>
          <table:table-cell table:style-name="ce221" table:formula="of:=[.K2]+1" office:value-type="date" office:date-value="2017-12-09">
            <text:p>09</text:p>
          </table:table-cell>
          <table:table-cell table:style-name="ce221" table:formula="of:=[.L2]+1" office:value-type="date" office:date-value="2017-12-10">
            <text:p>10</text:p>
          </table:table-cell>
          <table:table-cell table:style-name="ce221" table:formula="of:=[.M2]+1" office:value-type="date" office:date-value="2017-12-11">
            <text:p>11</text:p>
          </table:table-cell>
          <table:table-cell table:style-name="ce221" table:formula="of:=[.N2]+1" office:value-type="date" office:date-value="2017-12-12">
            <text:p>12</text:p>
          </table:table-cell>
          <table:table-cell table:style-name="ce221" table:formula="of:=[.O2]+1" office:value-type="date" office:date-value="2017-12-13">
            <text:p>13</text:p>
          </table:table-cell>
          <table:table-cell table:style-name="ce221" table:formula="of:=[.P2]+1" office:value-type="date" office:date-value="2017-12-14">
            <text:p>14</text:p>
          </table:table-cell>
          <table:table-cell table:style-name="ce221" table:formula="of:=[.Q2]+1" office:value-type="date" office:date-value="2017-12-15">
            <text:p>15</text:p>
          </table:table-cell>
          <table:table-cell table:style-name="ce221" table:formula="of:=[.R2]+1" office:value-type="date" office:date-value="2017-12-16">
            <text:p>16</text:p>
          </table:table-cell>
          <table:table-cell table:style-name="ce221" table:formula="of:=[.S2]+1" office:value-type="date" office:date-value="2017-12-17">
            <text:p>17</text:p>
          </table:table-cell>
          <table:table-cell table:style-name="ce221" table:formula="of:=[.T2]+1" office:value-type="date" office:date-value="2017-12-18">
            <text:p>18</text:p>
          </table:table-cell>
          <table:table-cell table:style-name="ce221" table:formula="of:=[.U2]+1" office:value-type="date" office:date-value="2017-12-19">
            <text:p>19</text:p>
          </table:table-cell>
          <table:table-cell table:style-name="ce221" table:formula="of:=[.V2]+1" office:value-type="date" office:date-value="2017-12-20">
            <text:p>20</text:p>
          </table:table-cell>
          <table:table-cell table:style-name="ce221" table:formula="of:=[.W2]+1" office:value-type="date" office:date-value="2017-12-21">
            <text:p>21</text:p>
          </table:table-cell>
          <table:table-cell table:style-name="ce221" table:formula="of:=[.X2]+1" office:value-type="date" office:date-value="2017-12-22">
            <text:p>22</text:p>
          </table:table-cell>
          <table:table-cell table:style-name="ce221" table:formula="of:=[.Y2]+1" office:value-type="date" office:date-value="2017-12-23">
            <text:p>23</text:p>
          </table:table-cell>
          <table:table-cell table:style-name="ce221" table:formula="of:=[.Z2]+1" office:value-type="date" office:date-value="2017-12-24">
            <text:p>24</text:p>
          </table:table-cell>
          <table:table-cell table:style-name="ce221" table:formula="of:=[.AA2]+1" office:value-type="date" office:date-value="2017-12-25">
            <text:p>25</text:p>
          </table:table-cell>
          <table:table-cell table:style-name="ce221" table:formula="of:=[.AB2]+1" office:value-type="date" office:date-value="2017-12-26">
            <text:p>26</text:p>
          </table:table-cell>
          <table:table-cell table:style-name="ce221" table:formula="of:=[.AC2]+1" office:value-type="date" office:date-value="2017-12-27">
            <text:p>27</text:p>
          </table:table-cell>
          <table:table-cell table:style-name="ce221" table:formula="of:=[.AD2]+1" office:value-type="date" office:date-value="2017-12-28">
            <text:p>28</text:p>
          </table:table-cell>
          <table:table-cell table:style-name="ce221" table:formula="of:=[.AE2]+1" office:value-type="date" office:date-value="2017-12-29">
            <text:p>29</text:p>
          </table:table-cell>
          <table:table-cell table:style-name="ce221" table:formula="of:=[.AF2]+1" office:value-type="date" office:date-value="2017-12-30">
            <text:p>30</text:p>
          </table:table-cell>
          <table:table-cell table:style-name="ce221" table:formula="of:=[.AG2]+1" office:value-type="date" office:date-value="2017-12-31">
            <text:p>31</text:p>
          </table:table-cell>
          <table:table-cell table:style-name="ce90" table:number-columns-repeated="952"/>
        </table:table-row>
        <table:table-row table:style-name="ro6">
          <table:table-cell table:style-name="ce70" office:value-type="string">
            <text:p>No.</text:p>
          </table:table-cell>
          <table:table-cell table:style-name="ce70" office:value-type="string">
            <text:p>Name</text:p>
          </table:table-cell>
          <table:table-cell table:style-name="ce70" office:value-type="string">
            <text:p>Absent</text:p>
          </table:table-cell>
          <table:table-cell table:style-name="ce222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2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2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2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2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2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2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2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2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2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2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2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2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2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2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2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2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2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2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2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2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2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2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2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2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2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2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2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2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2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2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0" table:number-columns-repeated="952"/>
        </table:table-row>
        <table:table-row table:style-name="ro6">
          <table:table-cell table:style-name="ce71" office:value-type="float" office:value="1">
            <text:p>1</text:p>
          </table:table-cell>
          <table:table-cell table:style-name="ce44" office:value-type="string">
            <text:p>BinhNT</text:p>
          </table:table-cell>
          <table:table-cell table:style-name="ce219" table:formula="of:=SUM([.D4:.AH4])" office:value-type="float" office:value="1.5">
            <text:p>1.5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0.1079in" draw:caption-point-x="-0.2402in" draw:caption-point-y="0.6098in">
              <dc:date>2017-12-01T00:00:00</dc:date>
              <text:p text:style-name="P1"><text:span text:style-name="T1">Chạy chậm, 8h40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.5">
            <office:annotation draw:style-name="gr2" draw:text-style-name="P1" svg:width="1.1413in" svg:height="0.5457in" svg:x="4.0157in" svg:y="0.1102in" draw:caption-point-x="-0.2402in" draw:caption-point-y="0.6075in">
              <dc:date>2017-12-04T00:00:00</dc:date>
              <text:p text:style-name="P1"><text:span text:style-name="T1">Cảm+ đau đầu, off chiều</text:span></text:p>
              <text:p text:style-name="P1"><text:span text:style-name="T1"/></text:p>
            </office:annotation>
            <text:p>0.5</text:p>
          </table:table-cell>
          <table:table-cell table:style-name="ce223" office:value-type="float" office:value="0.5">
            <office:annotation draw:style-name="gr4" draw:text-style-name="P1" svg:width="1.1413in" svg:height="0.3902in" svg:x="4.472in" svg:y="0.1106in" draw:caption-point-x="-0.2402in" draw:caption-point-y="0.6071in">
              <dc:date>2017-12-04T00:00:00</dc:date>
              <text:p text:style-name="P1"><text:span text:style-name="T1">Đi lấy thuốc với má, off sáng</text:span></text:p>
            </office:annotation>
            <text:p>0.5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7.3094in" svg:y="0.1138in" draw:caption-point-x="-0.2402in" draw:caption-point-y="0.6039in">
              <dc:date>2017-12-11T00:00:00</dc:date>
              <text:p text:style-name="P1"><text:span text:style-name="T1">Chạy chậm, 8h32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.5">
            <office:annotation draw:style-name="gr2" draw:text-style-name="P1" svg:width="1.1413in" svg:height="0.5457in" svg:x="9.2661in" svg:y="0.1185in" draw:caption-point-x="-0.2402in" draw:caption-point-y="0.5992in">
              <dc:date>2017-12-15T00:00:00</dc:date>
              <text:p text:style-name="P1"><text:span text:style-name="T1">Bận việc nhà, xin đi trễ, 13h17 đến cty</text:span></text:p>
            </office:annotation>
            <text:p>0.5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0.1189in" draw:caption-point-x="-0.2402in" draw:caption-point-y="0.5988in">
              <dc:date>2017-12-18T00:00:00</dc:date>
              <text:p text:style-name="P1"><text:span text:style-name="T1">Dậy muộn, 8h34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0059in" svg:y="0.1217in" draw:caption-point-x="-0.2402in" draw:caption-point-y="0.5961in">
              <dc:date>2017-12-21T00:00:00</dc:date>
              <text:p text:style-name="P1"><text:span text:style-name="T1">Bị mắc mưa, 8h45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4622in" svg:y="0.122in" draw:caption-point-x="-0.2402in" draw:caption-point-y="0.5957in">
              <dc:date>2017-12-22T00:00:00</dc:date>
              <text:p text:style-name="P1"><text:span text:style-name="T1">Hư xe, 9h đến cty</text:span></text:p>
            </office:annotation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">
            <text:p>2</text:p>
          </table:table-cell>
          <table:table-cell table:style-name="ce44" office:value-type="string">
            <text:p>ChienTX</text:p>
          </table:table-cell>
          <table:table-cell table:style-name="ce219" table:formula="of:=SUM([.D5:.AH5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0.3693in" draw:caption-point-x="-0.2402in" draw:caption-point-y="0.5961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219" table:formula="of:=SUM([.D6:.AH6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">
            <text:p>4</text:p>
          </table:table-cell>
          <table:table-cell table:style-name="ce160" office:value-type="string">
            <text:p>CuongNM</text:p>
          </table:table-cell>
          <table:table-cell table:style-name="ce219" table:formula="of:=SUM([.D7:.AH7])" office:value-type="float" office:value="1">
            <text:p>1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0.8508in" draw:caption-point-x="-0.2402in" draw:caption-point-y="0.6098in">
              <dc:date>2017-12-01T00:00:00</dc:date>
              <text:p text:style-name="P1"><text:span text:style-name="T1">Xe hư, xin đi trễ, 8h54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7.7988in" svg:y="0.8583in" draw:caption-point-x="-0.2402in" draw:caption-point-y="0.6024in">
              <dc:date>2017-12-12T00:00:00</dc:date>
              <text:p text:style-name="P1"><text:span text:style-name="T1">Ra ngân hàng, xin đi trễ, 9h03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0.8591in" draw:caption-point-x="-0.2402in" draw:caption-point-y="0.6016in">
              <dc:date>2017-12-13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4" draw:text-style-name="P1" svg:width="1.1413in" svg:height="0.3902in" svg:x="9.2661in" svg:y="0.8602in" draw:caption-point-x="-0.2402in" draw:caption-point-y="0.6004in">
              <dc:date>2017-12-15T00:00:00</dc:date>
              <text:p text:style-name="P1"><text:span text:style-name="T1">Làm thủ tục dự lễ TN + về quê</text:span></text:p>
            </office:annotation>
            <text:p>1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0.8618in" draw:caption-point-x="-0.2402in" draw:caption-point-y="0.5988in">
              <dc:date>2017-12-18T00:00:00</dc:date>
              <text:p text:style-name="P1"><text:span text:style-name="T1">Chạy xe chậm, 8h32 đến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11.0925in" svg:y="0.8638in" draw:caption-point-x="-0.2402in" draw:caption-point-y="0.5969in">
              <dc:date>2017-12-19T00:00:00</dc:date>
              <text:p text:style-name="P1"><text:span text:style-name="T1">Hqua release, xin đi trễ, 9h39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5">
            <text:p>5</text:p>
          </table:table-cell>
          <table:table-cell table:style-name="ce44" office:value-type="string">
            <text:p>DuongDN</text:p>
          </table:table-cell>
          <table:table-cell table:style-name="ce219" table:formula="of:=SUM([.D8:.AH8])" office:value-type="float" office:value="1">
            <text:p>1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1.0984in" draw:caption-point-x="-0.2402in" draw:caption-point-y="0.6098in">
              <dc:date>2017-12-01T00:00:00</dc:date>
              <text:p text:style-name="P1"><text:span text:style-name="T1">Kẹt xe, 8h40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6" draw:text-style-name="P1" svg:width="1.1413in" svg:height="0.2634in" svg:x="4.472in" svg:y="1.1012in" draw:caption-point-x="-0.2402in" draw:caption-point-y="0.6071in">
              <dc:date>2017-12-05T00:00:00</dc:date>
              <text:p text:style-name="P1"><text:span text:style-name="T1">8h32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1.1067in" draw:caption-point-x="-0.2402in" draw:caption-point-y="0.6016in">
              <dc:date>2017-12-13T00:00:00</dc:date>
              <text:p text:style-name="P1"><text:span text:style-name="T1">Kẹt xe, 8h36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1.1079in" draw:caption-point-x="-0.2402in" draw:caption-point-y="0.6004in">
              <dc:date>2017-12-15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1.1118in" draw:caption-point-x="-0.2402in" draw:caption-point-y="0.5965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4" draw:text-style-name="P1" svg:width="1.1413in" svg:height="0.3902in" svg:x="12.4622in" svg:y="1.1098in" draw:caption-point-x="-0.2402in" draw:caption-point-y="0.5984in">
              <dc:date>2017-12-18T00:00:00</dc:date>
              <text:p text:style-name="P1"><text:span text:style-name="T1">Về quê giáp năm ba</text:span></text:p>
            </office:annotation>
            <text:p>1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6">
            <text:p>6</text:p>
          </table:table-cell>
          <table:table-cell table:style-name="ce44" office:value-type="string">
            <text:p>DuyNM</text:p>
          </table:table-cell>
          <table:table-cell table:style-name="ce219" table:formula="of:=SUM([.D9:.AH9])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1.3465in" draw:caption-point-x="-0.2402in" draw:caption-point-y="0.6098in">
              <dc:date>2017-12-01T00:00:00</dc:date>
              <text:p text:style-name="P1"><text:span text:style-name="T1">Kẹt xe, 8h35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4.472in" svg:y="1.3492in" draw:caption-point-x="-0.2402in" draw:caption-point-y="0.6071in">
              <dc:date>2017-12-05T00:00:00</dc:date>
              <text:p text:style-name="P1"><text:span text:style-name="T1">Dậy muộn, 8h38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7">
            <text:p>7</text:p>
          </table:table-cell>
          <table:table-cell table:style-name="ce44" office:value-type="string">
            <text:p>DuyenLT</text:p>
          </table:table-cell>
          <table:table-cell table:style-name="ce219" table:formula="of:=SUM([.D10:.AH10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8">
            <text:p>8</text:p>
          </table:table-cell>
          <table:table-cell table:style-name="ce44" office:value-type="string">
            <text:p>GiauNV</text:p>
          </table:table-cell>
          <table:table-cell table:style-name="ce219" table:formula="of:=SUM([.D11:.AH11])" office:value-type="float" office:value="3">
            <text:p>3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1">
            <office:annotation draw:style-name="gr6" draw:text-style-name="P1" svg:width="1.1413in" svg:height="0.2634in" svg:x="10.6358in" svg:y="1.8528in" draw:caption-point-x="-0.2402in" draw:caption-point-y="0.5988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23" office:value-type="float" office:value="1">
            <office:annotation draw:style-name="gr6" draw:text-style-name="P1" svg:width="1.1413in" svg:height="0.2634in" svg:x="11.0925in" svg:y="1.8528in" draw:caption-point-x="-0.2402in" draw:caption-point-y="0.5988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style-name="ce223" office:value-type="float" office:value="1">
            <office:annotation draw:style-name="gr6" draw:text-style-name="P1" svg:width="1.1413in" svg:height="0.2634in" svg:x="11.5492in" svg:y="1.8528in" draw:caption-point-x="-0.2402in" draw:caption-point-y="0.5988in">
              <dc:date>2017-12-1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9">
            <text:p>9</text:p>
          </table:table-cell>
          <table:table-cell table:style-name="ce73" office:value-type="string">
            <text:p>HaTH</text:p>
          </table:table-cell>
          <table:table-cell table:style-name="ce219" table:formula="of:=SUM([.D12:.AH12])" office:value-type="float" office:value="1">
            <text:p>1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8421in" svg:y="2.0949in" draw:caption-point-x="-0.2402in" draw:caption-point-y="0.6043in">
              <dc:date>2017-12-0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7.3094in" svg:y="2.0953in" draw:caption-point-x="-0.2402in" draw:caption-point-y="0.6039in">
              <dc:date>2017-12-11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2.0976in" draw:caption-point-x="-0.2402in" draw:caption-point-y="0.6016in">
              <dc:date>2017-12-13T00:00:00</dc:date>
              <text:p text:style-name="P1"><text:span text:style-name="T1">Kẹt xe, 8h38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2.1004in" draw:caption-point-x="-0.2402in" draw:caption-point-y="0.5988in">
              <dc:date>2017-12-18T00:00:00</dc:date>
              <text:p text:style-name="P1"><text:span text:style-name="T1">Kẹt xe, 8h32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2.1028in" draw:caption-point-x="-0.2402in" draw:caption-point-y="0.5965in">
              <dc:date>2017-12-20T00:00:00</dc:date>
              <text:p text:style-name="P1"><text:span text:style-name="T1">Kẹt xe, 8h36 vào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12.0059in" svg:y="2.1031in" draw:caption-point-x="-0.2402in" draw:caption-point-y="0.5961in">
              <dc:date>2017-12-21T00:00:00</dc:date>
              <text:p text:style-name="P1"><text:span text:style-name="T1">Bận việc cá nhân, 8h47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1">
            <office:annotation draw:style-name="gr6" draw:text-style-name="P1" svg:width="1.1413in" svg:height="0.2634in" svg:x="13.8323in" svg:y="2.1035in" draw:caption-point-x="-0.2402in" draw:caption-point-y="0.5957in">
              <dc:date>2017-12-22T00:00:00</dc:date>
              <text:p text:style-name="P1"><text:span text:style-name="T1">Đi khám bệnh</text:span></text:p>
            </office:annotation>
            <text:p>1</text:p>
          </table:table-cell>
          <table:table-cell table:style-name="ce223" table:number-columns-repeated="6"/>
          <table:table-cell table:style-name="ce43" table:number-columns-repeated="952"/>
        </table:table-row>
        <table:table-row table:style-name="ro6">
          <table:table-cell table:style-name="ce71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219" table:formula="of:=SUM([.D13:.AH13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4.0157in" svg:y="2.3378in" draw:caption-point-x="-0.2402in" draw:caption-point-y="0.6091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3" draw:text-style-name="P1" svg:width="1.1413in" svg:height="0.7012in" svg:x="5.3854in" svg:y="2.3417in" draw:caption-point-x="-0.2402in" draw:caption-point-y="0.6051in">
              <dc:date>2017-12-07T00:00:00</dc:date>
              <text:p text:style-name="P1"><text:span text:style-name="T1">Khám viêm họng+ mua thuốc, 9h14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2.3465in" draw:caption-point-x="-0.2402in" draw:caption-point-y="0.6004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1">
            <text:p>11</text:p>
          </table:table-cell>
          <table:table-cell table:style-name="ce44" office:value-type="string">
            <text:p>HaiNM</text:p>
          </table:table-cell>
          <table:table-cell table:style-name="ce219" table:formula="of:=SUM([.D14:.AH14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4.0157in" svg:y="2.5854in" draw:caption-point-x="-0.2402in" draw:caption-point-y="0.6091in">
              <dc:date>2017-12-04T00:00:00</dc:date>
              <text:p text:style-name="P1"><text:span text:style-name="T1">Đi dạy ở trường, 9h16 đến cty</text:span></text:p>
            </office:annotation>
            <text:p>0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2" draw:text-style-name="P1" svg:width="1.1413in" svg:height="0.5457in" svg:x="7.3094in" svg:y="2.5949in" draw:caption-point-x="-0.2402in" draw:caption-point-y="0.5996in">
              <dc:date>2017-12-11T00:00:00</dc:date>
              <text:p text:style-name="P1"><text:span text:style-name="T1">Đi dạy ở trường, xin đi trễ, 9h55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7.7988in" svg:y="2.5921in" draw:caption-point-x="-0.2402in" draw:caption-point-y="0.6024in">
              <dc:date>2017-12-12T00:00:00</dc:date>
              <text:p text:style-name="P1"><text:span text:style-name="T1">Chở vợ đi làm, 8h38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8.7768in" svg:y="2.5933in" draw:caption-point-x="-0.2402in" draw:caption-point-y="0.6012in">
              <dc:date>2017-12-14T00:00:00</dc:date>
              <text:p text:style-name="P1"><text:span text:style-name="T1">Dạy bù ở trường, xin đi trễ , 9h27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2" draw:text-style-name="P1" svg:width="1.1413in" svg:height="0.5457in" svg:x="10.6358in" svg:y="2.5969in" draw:caption-point-x="-0.2402in" draw:caption-point-y="0.5976in">
              <dc:date>2017-12-18T00:00:00</dc:date>
              <text:p text:style-name="P1"><text:span text:style-name="T1">Đi day ở trường, xin đi trễ, 9h45 đến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11.0925in" svg:y="2.5972in" draw:caption-point-x="-0.2402in" draw:caption-point-y="0.5972in">
              <dc:date>2017-12-19T00:00:00</dc:date>
              <text:p text:style-name="P1"><text:span text:style-name="T1">Hqua release, xin đi trễ, 9h02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2">
            <text:p>12</text:p>
          </table:table-cell>
          <table:table-cell table:style-name="ce44" office:value-type="string">
            <text:p>HangDTT</text:p>
          </table:table-cell>
          <table:table-cell table:style-name="ce219" table:formula="of:=SUM([.D15:.AH15])" office:value-type="float" office:value="0.5">
            <text:p>0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.5">
            <office:annotation draw:style-name="gr4" draw:text-style-name="P1" svg:width="1.1413in" svg:height="0.3902in" svg:x="4.0157in" svg:y="2.8339in" draw:caption-point-x="-0.2402in" draw:caption-point-y="0.6083in">
              <dc:date>2017-12-04T00:00:00</dc:date>
              <text:p text:style-name="P1"><text:span text:style-name="T1">Nhổ răng khôn, xin off chiều</text:span></text:p>
            </office:annotation>
            <text:p>0.5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5.8421in" svg:y="2.8378in" draw:caption-point-x="-0.2402in" draw:caption-point-y="0.6043in">
              <dc:date>2017-12-08T00:00:00</dc:date>
              <text:p text:style-name="P1"><text:span text:style-name="T1">Đi tái khám, xin đi trễ, 8h47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19">
          <table:table-cell table:style-name="ce71" office:value-type="float" office:value="13">
            <text:p>13</text:p>
          </table:table-cell>
          <table:table-cell table:style-name="ce44" office:value-type="string">
            <text:p>HienNV</text:p>
          </table:table-cell>
          <table:table-cell table:style-name="ce219" table:formula="of:=SUM([.D16:.AH16])" office:value-type="float" office:value="5.5">
            <text:p>5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.5">
            <office:annotation draw:style-name="gr6" draw:text-style-name="P1" svg:width="1.1413in" svg:height="0.2634in" svg:x="4.0157in" svg:y="3.0819in" draw:caption-point-x="-0.2402in" draw:caption-point-y="0.6079in">
              <dc:date>2017-12-04T00:00:00</dc:date>
              <text:p text:style-name="P1"><text:span text:style-name="T1">10h52 đến cty</text:span></text:p>
            </office:annotation>
            <text:p>0.5</text:p>
          </table:table-cell>
          <table:table-cell table:style-name="ce223" office:value-type="float" office:value="0.5">
            <office:annotation draw:style-name="gr6" draw:text-style-name="P1" svg:width="1.1413in" svg:height="0.2634in" svg:x="4.472in" svg:y="3.0831in" draw:caption-point-x="-0.2402in" draw:caption-point-y="0.6067in">
              <dc:date>2017-12-05T00:00:00</dc:date>
              <text:p text:style-name="P1"><text:span text:style-name="T1">10h56 đến cty</text:span></text:p>
            </office:annotation>
            <text:p>0.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.5">
            <text:p>0.5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number-columns-repeated="3" table:style-name="ce223" office:value-type="float" office:value="1">
            <text:p>1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1">
            <text:p>1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4">
            <text:p>14</text:p>
          </table:table-cell>
          <table:table-cell table:style-name="ce44" office:value-type="string">
            <text:p>HiepNH</text:p>
          </table:table-cell>
          <table:table-cell table:style-name="ce219" table:formula="of:=SUM([.D17:.AH17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4.472in" svg:y="3.3374in" draw:caption-point-x="-0.2402in" draw:caption-point-y="0.6071in">
              <dc:date>2017-12-05T00:00:00</dc:date>
              <text:p text:style-name="P1"><text:span text:style-name="T1">Ghé mua thuốc, 8h35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7.7988in" svg:y="3.3421in" draw:caption-point-x="-0.2402in" draw:caption-point-y="0.6024in">
              <dc:date>2017-12-12T00:00:00</dc:date>
              <text:p text:style-name="P1"><text:span text:style-name="T1">Ra sân bay gặp bạn, 8h46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3.3441in" draw:caption-point-x="-0.2402in" draw:caption-point-y="0.6004in">
              <dc:date>2017-12-15T00:00:00</dc:date>
              <text:p text:style-name="P1"><text:span text:style-name="T1">Ngủ quên, 8h42 đến cty</text:span></text:p>
            </office:annotation>
            <text:p>0</text:p>
          </table:table-cell>
          <table:table-cell table:style-name="ce223" table:number-columns-repeated="2"/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0059in" svg:y="3.3484in" draw:caption-point-x="-0.2402in" draw:caption-point-y="0.5961in">
              <dc:date>2017-12-2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5">
            <text:p>15</text:p>
          </table:table-cell>
          <table:table-cell table:style-name="ce44" office:value-type="string">
            <text:p>HieuNKT</text:p>
          </table:table-cell>
          <table:table-cell table:style-name="ce219" table:formula="of:=SUM([.D18:.AH18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219" table:formula="of:=SUM([.D19:.AH19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4622in" svg:y="3.8441in" draw:caption-point-x="-0.2402in" draw:caption-point-y="0.5957in">
              <dc:date>2017-12-22T00:00:00</dc:date>
              <text:p text:style-name="P1"><text:span text:style-name="T1">Dậy muộn, xin đi trễ, 9h14 đến cty</text:span></text:p>
            </office:annotation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219" table:formula="of:=SUM([.D20:.AH20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219" table:formula="of:=SUM([.D21:.AH21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4.9287in" svg:y="4.3311in" draw:caption-point-x="-0.2402in" draw:caption-point-y="0.6043in">
              <dc:date>2017-12-06T00:00:00</dc:date>
              <text:p text:style-name="P1"><text:span text:style-name="T1">Lấy thuốc trật chân, xin đi trễ,9h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19">
            <text:p>19</text:p>
          </table:table-cell>
          <table:table-cell table:style-name="ce73" office:value-type="string">
            <text:p>HuyDH</text:p>
          </table:table-cell>
          <table:table-cell table:style-name="ce219" table:formula="of:=SUM([.D22:.AH22])" office:value-type="float" office:value="2">
            <text:p>2</text:p>
          </table:table-cell>
          <table:table-cell table:style-name="ce223" office:value-type="float" office:value="1">
            <office:annotation draw:style-name="gr4" draw:text-style-name="P1" svg:width="1.1413in" svg:height="0.3902in" svg:x="2.6457in" svg:y="4.5689in" draw:caption-point-x="-0.2402in" draw:caption-point-y="0.6142in">
              <dc:date>2017-11-27T00:00:00</dc:date>
              <text:p text:style-name="P1"><text:span text:style-name="T1">Chăm sóc gia đình</text:span></text:p>
            </office:annotation>
            <text:p>1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4.472in" svg:y="4.576in" draw:caption-point-x="-0.2402in" draw:caption-point-y="0.6071in">
              <dc:date>2017-12-05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7.3094in" svg:y="4.5791in" draw:caption-point-x="-0.2402in" draw:caption-point-y="0.6039in">
              <dc:date>2017-12-11T00:00:00</dc:date>
              <text:p text:style-name="P1"><text:span text:style-name="T1">Chờ thang máy, 8h35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7.7988in" svg:y="4.5807in" draw:caption-point-x="-0.2402in" draw:caption-point-y="0.6024in">
              <dc:date>2017-12-12T00:00:00</dc:date>
              <text:p text:style-name="P1"><text:span text:style-name="T1">Kẹt xe, 8h37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8.7768in" svg:y="4.5819in" draw:caption-point-x="-0.2402in" draw:caption-point-y="0.6012in">
              <dc:date>2017-12-14T00:00:00</dc:date>
              <text:p text:style-name="P1"><text:span text:style-name="T1">Không khỏe</text:span></text:p>
            </office:annotation>
            <text:p>1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4.5843in" draw:caption-point-x="-0.2402in" draw:caption-point-y="0.5988in">
              <dc:date>2017-12-18T00:00:00</dc:date>
              <text:p text:style-name="P1"><text:span text:style-name="T1">Kẹt xe, 8h34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4.5866in" draw:caption-point-x="-0.2402in" draw:caption-point-y="0.5965in">
              <dc:date>2017-12-20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0059in" svg:y="4.587in" draw:caption-point-x="-0.2402in" draw:caption-point-y="0.5961in">
              <dc:date>2017-12-21T00:00:00</dc:date>
              <text:p text:style-name="P1"><text:span text:style-name="T1">Dậy muộn, 9h08 đễ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4622in" svg:y="4.5874in" draw:caption-point-x="-0.2402in" draw:caption-point-y="0.5957in">
              <dc:date>2017-12-22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0">
            <text:p>20</text:p>
          </table:table-cell>
          <table:table-cell table:style-name="ce45" office:value-type="string">
            <text:p>HuyDNN</text:p>
          </table:table-cell>
          <table:table-cell table:style-name="ce219"/>
          <table:table-cell table:style-name="ce223" table:number-columns-repeated="3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219" table:formula="of:=SUM([.D24:.AH24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5.078in" draw:caption-point-x="-0.2402in" draw:caption-point-y="0.6004in">
              <dc:date>2017-12-15T00:00:00</dc:date>
              <text:p text:style-name="P1"><text:span text:style-name="T1">Ngủ quên, 8h34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2" draw:text-style-name="P1" svg:width="1.1413in" svg:height="0.5457in" svg:x="10.6358in" svg:y="5.0795in" draw:caption-point-x="-0.2402in" draw:caption-point-y="0.5988in">
              <dc:date>2017-12-18T00:00:00</dc:date>
              <text:p text:style-name="P1"><text:span text:style-name="T1">Đang tắm bị cúp nước, 8h34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12.0059in" svg:y="5.0823in" draw:caption-point-x="-0.2402in" draw:caption-point-y="0.5961in">
              <dc:date>2017-12-21T00:00:00</dc:date>
              <text:p text:style-name="P1"><text:span text:style-name="T1">Xe bị thủng lốp, xin đi trễ, 8h40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219" table:formula="of:=SUM([.D25:.AH25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19" table:formula="of:=SUM([.D26:.AH26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219" table:formula="of:=SUM([.D27:.AH27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7.7988in" svg:y="5.8189in" draw:caption-point-x="-0.2402in" draw:caption-point-y="0.6024in">
              <dc:date>2017-12-12T00:00:00</dc:date>
              <text:p text:style-name="P1"><text:span text:style-name="T1">Tập yoga, xin đi trễ, 8h42 vào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7768in" svg:y="5.8201in" draw:caption-point-x="-0.2402in" draw:caption-point-y="0.6012in">
              <dc:date>2017-12-14T00:00:00</dc:date>
              <text:p text:style-name="P1"><text:span text:style-name="T1">Tập yoga, xin đi trễ, 8h40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0059in" svg:y="5.8252in" draw:caption-point-x="-0.2402in" draw:caption-point-y="0.5961in">
              <dc:date>2017-12-21T00:00:00</dc:date>
              <text:p text:style-name="P1"><text:span text:style-name="T1">Tập yoga, xin đi trễ, 8h43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5">
            <text:p>25</text:p>
          </table:table-cell>
          <table:table-cell table:style-name="ce44" office:value-type="string">
            <text:p>KienTT</text:p>
          </table:table-cell>
          <table:table-cell table:style-name="ce219" table:formula="of:=SUM([.D28:.AH28])" office:value-type="float" office:value="0">
            <text:p>0</text:p>
          </table:table-cell>
          <table:table-cell table:style-name="ce223" table:number-columns-repeated="17"/>
          <table:table-cell table:number-columns-repeated="4" table:style-name="ce223" office:value-type="float" office:value="0">
            <text:p>0</text:p>
          </table:table-cell>
          <table:table-cell table:style-name="ce223" table:number-columns-repeated="10"/>
          <table:table-cell table:style-name="ce43" table:number-columns-repeated="952"/>
        </table:table-row>
        <table:table-row table:style-name="ro6">
          <table:table-cell table:style-name="ce71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19" table:formula="of:=SUM([.D29:.AH29])" office:value-type="float" office:value="0">
            <text:p>0</text:p>
          </table:table-cell>
          <table:table-cell table:style-name="ce223" office:value-type="float" office:value="0">
            <office:annotation draw:style-name="gr6" draw:text-style-name="P1" svg:width="1.1413in" svg:height="0.2634in" svg:x="2.6457in" svg:y="6.3067in" draw:caption-point-x="-0.2402in" draw:caption-point-y="0.6098in">
              <dc:date>2017-12-01T00:00:00</dc:date>
              <text:p text:style-name="P1"><text:span text:style-name="T1">8h46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8.2878in" svg:y="6.315in" draw:caption-point-x="-0.2402in" draw:caption-point-y="0.6016in">
              <dc:date>2017-12-13T00:00:00</dc:date>
              <text:p text:style-name="P1"><text:span text:style-name="T1">Xin về sớm chở vợ đi khám thai, 4h về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19" table:formula="of:=SUM([.D30:.AH30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28">
            <text:p>28</text:p>
          </table:table-cell>
          <table:table-cell table:style-name="ce44" office:value-type="string">
            <text:p>LyNV</text:p>
          </table:table-cell>
          <table:table-cell table:style-name="ce219" table:formula="of:=SUM([.D31:.AH31])" office:value-type="float" office:value="1">
            <text:p>1</text:p>
          </table:table-cell>
          <table:table-cell table:style-name="ce223" table:number-columns-repeated="17"/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1">
            <office:annotation draw:style-name="gr2" draw:text-style-name="P1" svg:width="1.1413in" svg:height="0.5457in" svg:x="12.0059in" svg:y="6.8161in" draw:caption-point-x="-0.2402in" draw:caption-point-y="0.5961in">
              <dc:date>2017-12-21T00:00:00</dc:date>
              <text:p text:style-name="P1"><text:span text:style-name="T1">Về quê giải quyết lệnh gọi NVQS</text:span></text:p>
            </office:annotation>
            <text:p>1</text:p>
          </table:table-cell>
          <table:table-cell table:style-name="ce223" table:number-columns-repeated="10"/>
          <table:table-cell table:style-name="ce43" table:number-columns-repeated="952"/>
        </table:table-row>
        <table:table-row table:style-name="ro6">
          <table:table-cell table:style-name="ce71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19" table:formula="of:=SUM([.D32:.AH32])" office:value-type="float" office:value="0.5">
            <text:p>0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.5">
            <office:annotation draw:style-name="gr4" draw:text-style-name="P1" svg:width="1.1413in" svg:height="0.3902in" svg:x="9.2661in" svg:y="7.0594in" draw:caption-point-x="-0.2402in" draw:caption-point-y="0.6004in">
              <dc:date>2017-12-14T00:00:00</dc:date>
              <text:p text:style-name="P1"><text:span text:style-name="T1">Tái khám, xin off sáng</text:span></text:p>
            </office:annotation>
            <text:p>0.5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0">
            <text:p>30</text:p>
          </table:table-cell>
          <table:table-cell table:style-name="ce174" office:value-type="string">
            <text:p>MaiNTT</text:p>
          </table:table-cell>
          <table:table-cell table:style-name="ce219" table:formula="of:=SUM([.D33:.AH33])" office:value-type="float" office:value="0">
            <text:p>0</text:p>
          </table:table-cell>
          <table:table-cell table:style-name="ce223" table:number-columns-repeated="31"/>
          <table:table-cell table:style-name="ce43" table:number-columns-repeated="952"/>
        </table:table-row>
        <table:table-row table:style-name="ro6">
          <table:table-cell table:style-name="ce71" office:value-type="float" office:value="31">
            <text:p>31</text:p>
          </table:table-cell>
          <table:table-cell table:style-name="ce44" office:value-type="string">
            <text:p>ManhNB</text:p>
          </table:table-cell>
          <table:table-cell table:style-name="ce219" table:formula="of:=SUM([.D34:.AH34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4.0157in" svg:y="7.5461in" draw:caption-point-x="-0.2402in" draw:caption-point-y="0.6091in">
              <dc:date>2017-12-04T00:00:00</dc:date>
              <text:p text:style-name="P1"><text:span text:style-name="T1">Dậy muộn. 8H45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5.3854in" svg:y="7.55in" draw:caption-point-x="-0.2402in" draw:caption-point-y="0.6051in">
              <dc:date>2017-12-07T00:00:00</dc:date>
              <text:p text:style-name="P1"><text:span text:style-name="T1">Chở chị Hà đi khám bệnh, 9h14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7.3094in" svg:y="7.5512in" draw:caption-point-x="-0.2402in" draw:caption-point-y="0.6039in">
              <dc:date>2017-12-11T00:00:00</dc:date>
              <text:p text:style-name="P1"><text:span text:style-name="T1">Mua đồ ăn sáng, 8h32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7768in" svg:y="7.5539in" draw:caption-point-x="-0.2402in" draw:caption-point-y="0.6012in">
              <dc:date>2017-12-14T00:00:00</dc:date>
              <text:p text:style-name="P1"><text:span text:style-name="T1">Mua đồ ăn sáng, 8h36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7.5547in" draw:caption-point-x="-0.2402in" draw:caption-point-y="0.6004in">
              <dc:date>2017-12-15T00:00:00</dc:date>
              <text:p text:style-name="P1"><text:span text:style-name="T1">Kẹt xe, xin đi trễ, 8h45 đến cty</text:span></text:p>
            </office:annotation>
            <text:p>0</text:p>
          </table:table-cell>
          <table:table-cell table:style-name="ce223" table:number-columns-repeated="2"/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0059in" svg:y="7.5591in" draw:caption-point-x="-0.2402in" draw:caption-point-y="0.5961in">
              <dc:date>2017-12-21T00:00:00</dc:date>
              <text:p text:style-name="P1"><text:span text:style-name="T1">Mua đồ ăn sáng, 8h33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219" table:formula="of:=SUM([.D35:.AH35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219" table:formula="of:=SUM([.D36:.AH36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2" draw:text-style-name="P1" svg:width="1.1413in" svg:height="0.5457in" svg:x="4.0157in" svg:y="8.0413in" draw:caption-point-x="-0.2402in" draw:caption-point-y="0.6091in">
              <dc:date>2017-12-04T00:00:00</dc:date>
              <text:p text:style-name="P1"><text:span text:style-name="T1">Qua ngân hàng, xin đi trễ, 8h50 đến cty</text:span></text:p>
            </office:annotation>
            <text:p>0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7.3094in" svg:y="8.0465in" draw:caption-point-x="-0.2402in" draw:caption-point-y="0.6039in">
              <dc:date>2017-12-11T00:00:00</dc:date>
              <text:p text:style-name="P1"><text:span text:style-name="T1">Dậy muộn, 8h32 đến cty</text:span></text:p>
            </office:annotation>
            <text:p>0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219" table:formula="of:=SUM([.D37:.AH37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219" table:formula="of:=SUM([.D38:.AH38])" office:value-type="float" office:value="5">
            <text:p>5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8.5358in" draw:caption-point-x="-0.2402in" draw:caption-point-y="0.6098in">
              <dc:date>2017-12-01T00:00:00</dc:date>
              <text:p text:style-name="P1"><text:span text:style-name="T1">Dậy muộn, 8h40 đến cty</text:span></text:p>
            </office:annotation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8421in" svg:y="8.5417in" draw:caption-point-x="-0.2402in" draw:caption-point-y="0.6039in">
              <dc:date>2017-12-08T00:00:00</dc:date>
              <text:p text:style-name="P1"><text:span text:style-name="T1">Về quê, xin về sớm, 4h37 về</text:span></text:p>
            </office:annotation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9.2661in" svg:y="8.5453in" draw:caption-point-x="-0.2402in" draw:caption-point-y="0.6004in">
              <dc:date>2017-12-15T00:00:00</dc:date>
              <text:p text:style-name="P1"><text:span text:style-name="T1">Bận việc riêng, xin đi trễ, 8h35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1">
            <office:annotation draw:style-name="gr4" draw:text-style-name="P1" svg:width="1.1413in" svg:height="0.3902in" svg:x="10.6358in" svg:y="8.5469in" draw:caption-point-x="-0.2402in" draw:caption-point-y="0.598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1.0925in" svg:y="8.5469in" draw:caption-point-x="-0.2402in" draw:caption-point-y="0.598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1.5492in" svg:y="8.5469in" draw:caption-point-x="-0.2402in" draw:caption-point-y="0.598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2.0059in" svg:y="8.5469in" draw:caption-point-x="-0.2402in" draw:caption-point-y="0.598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2.4622in" svg:y="8.5469in" draw:caption-point-x="-0.2402in" draw:caption-point-y="0.5988in">
              <dc:date>2017-12-18T00:00:00</dc:date>
              <text:p text:style-name="P1"><text:span text:style-name="T1">Đi hưởng tuần trăng mật </text:span></text:p>
            </office:annotation>
            <text:p>1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219" table:formula="of:=SUM([.D39:.AH39])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2.6457in" svg:y="8.7839in" draw:caption-point-x="-0.2402in" draw:caption-point-y="0.6098in">
              <dc:date>2017-12-01T00:00:00</dc:date>
              <text:p text:style-name="P1"><text:span text:style-name="T1">Dậy muộn, xin đi trễ,, 8h51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4.0157in" svg:y="8.7846in" draw:caption-point-x="-0.2402in" draw:caption-point-y="0.6091in">
              <dc:date>2017-12-04T00:00:00</dc:date>
              <text:p text:style-name="P1"><text:span text:style-name="T1">Dậy muộn, 8h44 đến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4.472in" svg:y="8.7866in" draw:caption-point-x="-0.2402in" draw:caption-point-y="0.6071in">
              <dc:date>2017-12-05T00:00:00</dc:date>
              <text:p text:style-name="P1"><text:span text:style-name="T1">Làm OT nên dậy muộn, 8h33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3854in" svg:y="8.7886in" draw:caption-point-x="-0.2402in" draw:caption-point-y="0.6051in">
              <dc:date>2017-12-07T00:00:00</dc:date>
              <text:p text:style-name="P1"><text:span text:style-name="T1">Dậy muộn, 8h43 đến cty</text:span></text:p>
            </office:annotation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8421in" svg:y="8.7894in" draw:caption-point-x="-0.2402in" draw:caption-point-y="0.6043in">
              <dc:date>2017-12-08T00:00:00</dc:date>
              <text:p text:style-name="P1"><text:span text:style-name="T1">Ngủ quên, 8h33 đến cty</text:span></text:p>
            </office:annotation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8.7933in" draw:caption-point-x="-0.2402in" draw:caption-point-y="0.6004in">
              <dc:date>2017-12-15T00:00:00</dc:date>
              <text:p text:style-name="P1"><text:span text:style-name="T1">Ngủ quên, 8h35 đễ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8.7949in" draw:caption-point-x="-0.2402in" draw:caption-point-y="0.5988in">
              <dc:date>2017-12-18T00:00:00</dc:date>
              <text:p text:style-name="P1"><text:span text:style-name="T1">Dậy muộn, 8h31 đến cty</text:span></text:p>
            </office:annotation>
            <text:p>0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219" table:formula="of:=SUM([.D40:.AH40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8421in" svg:y="9.037in" draw:caption-point-x="-0.2402in" draw:caption-point-y="0.6043in">
              <dc:date>2017-12-08T00:00:00</dc:date>
              <text:p text:style-name="P1"><text:span text:style-name="T1">Xe hư, xin đi trễ, 9h27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9.0453in" draw:caption-point-x="-0.2402in" draw:caption-point-y="0.5961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38">
            <text:p>38</text:p>
          </table:table-cell>
          <table:table-cell table:style-name="ce160" office:value-type="string">
            <text:p>PhatHDT</text:p>
          </table:table-cell>
          <table:table-cell table:style-name="ce219" table:formula="of:=SUM([.D41:.AH41])" office:value-type="float" office:value="7">
            <text:p>7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4.9287in" svg:y="9.2437in" draw:caption-point-x="-0.2402in" draw:caption-point-y="0.645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3" office:value-type="float" office:value="0.5">
            <office:annotation draw:style-name="gr6" draw:text-style-name="P1" svg:width="1.1413in" svg:height="0.2634in" svg:x="5.3854in" svg:y="9.2488in" draw:caption-point-x="-0.2402in" draw:caption-point-y="0.640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7.7988in" svg:y="9.287in" draw:caption-point-x="-0.2402in" draw:caption-point-y="0.602in">
              <dc:date>2017-12-12T00:00:00</dc:date>
              <text:p text:style-name="P1"><text:span text:style-name="T1">Không khỏe</text:span></text:p>
            </office:annotation>
            <text:p>1</text:p>
          </table:table-cell>
          <table:table-cell table:style-name="ce223" office:value-type="float" office:value="1">
            <office:annotation draw:style-name="gr6" draw:text-style-name="P1" svg:width="1.1413in" svg:height="0.2634in" svg:x="8.2878in" svg:y="9.2437in" draw:caption-point-x="-0.2402in" draw:caption-point-y="0.645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3" office:value-type="float" office:value="0.5">
            <office:annotation draw:style-name="gr6" draw:text-style-name="P1" svg:width="1.1413in" svg:height="0.2634in" svg:x="8.7768in" svg:y="9.2488in" draw:caption-point-x="-0.2402in" draw:caption-point-y="0.640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11.5492in" svg:y="9.2437in" draw:caption-point-x="-0.2402in" draw:caption-point-y="0.645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3" office:value-type="float" office:value="0.5">
            <office:annotation draw:style-name="gr6" draw:text-style-name="P1" svg:width="1.1413in" svg:height="0.2634in" svg:x="12.0059in" svg:y="9.2488in" draw:caption-point-x="-0.2402in" draw:caption-point-y="0.640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4"/>
          <table:table-cell table:style-name="ce223" office:value-type="float" office:value="1">
            <office:annotation draw:style-name="gr6" draw:text-style-name="P1" svg:width="1.1413in" svg:height="0.2634in" svg:x="14.7457in" svg:y="9.2437in" draw:caption-point-x="-0.2402in" draw:caption-point-y="0.6453in">
              <dc:date>2017-08-21T00:00:00</dc:date>
              <text:p text:style-name="P1"><text:span text:style-name="T1">Đi học</text:span></text:p>
            </office:annotation>
            <text:p>1</text:p>
          </table:table-cell>
          <table:table-cell table:style-name="ce223" office:value-type="float" office:value="0.5">
            <office:annotation draw:style-name="gr6" draw:text-style-name="P1" svg:width="1.1413in" svg:height="0.2634in" svg:x="15.202in" svg:y="9.2488in" draw:caption-point-x="-0.2402in" draw:caption-point-y="0.6402in">
              <dc:date>2017-09-05T00:00:00</dc:date>
              <text:p text:style-name="P1"><text:span text:style-name="T1">Đi học, off chiều</text:span></text:p>
            </office:annotation>
            <text:p>0.5</text:p>
          </table:table-cell>
          <table:table-cell table:style-name="ce223" table:number-columns-repeated="3"/>
          <table:table-cell table:style-name="ce43" table:number-columns-repeated="949"/>
          <table:table-cell table:number-columns-repeated="3"/>
        </table:table-row>
        <table:table-row table:style-name="ro6">
          <table:table-cell table:style-name="ce71" office:value-type="float" office:value="39">
            <text:p>39</text:p>
          </table:table-cell>
          <table:table-cell table:style-name="ce44" office:value-type="string">
            <text:p>PhuongPVH</text:p>
          </table:table-cell>
          <table:table-cell table:style-name="ce219"/>
          <table:table-cell table:style-name="ce223" table:number-columns-repeated="10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0">
            <text:p>40</text:p>
          </table:table-cell>
          <table:table-cell table:style-name="ce45" office:value-type="string">
            <text:p>PhongPT</text:p>
          </table:table-cell>
          <table:table-cell table:style-name="ce219" table:formula="of:=SUM([.D43:.AH43])" office:value-type="float" office:value="1.5">
            <text:p>1.5</text:p>
          </table:table-cell>
          <table:table-cell table:style-name="ce223" office:value-type="float" office:value="0.5">
            <office:annotation draw:style-name="gr2" draw:text-style-name="P1" svg:width="1.1413in" svg:height="0.5457in" svg:x="4.0028in" svg:y="9.8748in" draw:caption-point-x="-1.5972in" draw:caption-point-y="0.5094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23" table:number-columns-repeated="2"/>
          <table:table-cell table:style-name="ce223" office:value-type="float" office:value="0.5">
            <office:annotation draw:style-name="gr6" draw:text-style-name="P1" svg:width="1.1413in" svg:height="0.2634in" svg:x="4.0157in" svg:y="9.7724in" draw:caption-point-x="-0.2402in" draw:caption-point-y="0.6118in">
              <dc:date>2017-11-20T00:00:00</dc:date>
              <text:p text:style-name="P1"><text:span text:style-name="T1">Đi học, off chiều</text:span></text:p>
            </office:annotation>
            <text:p>0.5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3854in" svg:y="9.7791in" draw:caption-point-x="-0.2402in" draw:caption-point-y="0.6051in">
              <dc:date>2017-12-07T00:00:00</dc:date>
              <text:p text:style-name="P1"><text:span text:style-name="T1">Xe hư, 8h45 đến cty</text:span></text:p>
            </office:annotation>
            <text:p>0</text:p>
          </table:table-cell>
          <table:table-cell table:style-name="ce223" office:value-type="float" office:value="0.5">
            <office:annotation draw:style-name="gr2" draw:text-style-name="P1" svg:width="1.1413in" svg:height="0.5457in" svg:x="7.1992in" svg:y="9.874in" draw:caption-point-x="-1.5972in" draw:caption-point-y="0.5102in">
              <dc:date>2017-09-22T00:00:00</dc:date>
              <text:p text:style-name="P1"><text:span text:style-name="T1">Đi học, off 0.5 ngày, làm remote 0.5 ngày</text:span></text:p>
            </office:annotation>
            <text:p>0.5</text:p>
          </table:table-cell>
          <table:table-cell table:style-name="ce223" table:number-columns-repeated="2"/>
          <table:table-cell table:style-name="ce223" office:value-type="float" office:value="0">
            <office:annotation draw:style-name="gr2" draw:text-style-name="P1" svg:width="1.1413in" svg:height="0.5457in" svg:x="7.3094in" svg:y="9.7724in" draw:caption-point-x="-0.2402in" draw:caption-point-y="0.6118in">
              <dc:date>2017-12-11T00:00:00</dc:date>
              <text:p text:style-name="P1"><text:span text:style-name="T1">Đi học, off chiều</text:span></text:p>
              <text:p text:style-name="P1"><text:span text:style-name="T1">Kẹt xe, 8h33 đến cty</text:span></text:p>
            </office:annotation>
            <text:p>0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3" draw:text-style-name="P1" svg:width="1.1413in" svg:height="0.7012in" svg:x="10.6358in" svg:y="9.7724in" draw:caption-point-x="-0.2402in" draw:caption-point-y="0.6118in">
              <dc:date>2017-12-18T00:00:00</dc:date>
              <text:p text:style-name="P1"><text:span text:style-name="T1">Bận việc đột xuất, xin đi trễ, 9h15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9.7878in" draw:caption-point-x="-0.2402in" draw:caption-point-y="0.5965in">
              <dc:date>2017-12-20T00:00:00</dc:date>
              <text:p text:style-name="P1"><text:span text:style-name="T1">Kẹt xe, 8h38 vào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19" table:formula="of:=SUM([.D44:.AH44])" office:value-type="float" office:value="1.5">
            <text:p>1.5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4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8421in" svg:y="10.0276in" draw:caption-point-x="-0.2402in" draw:caption-point-y="0.6043in">
              <dc:date>2017-12-08T00:00:00</dc:date>
              <text:p text:style-name="P1"><text:span text:style-name="T1">Ngủ quên,9h10 <text:s/>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.5">
            <office:annotation draw:style-name="gr4" draw:text-style-name="P1" svg:width="1.1413in" svg:height="0.3902in" svg:x="7.3094in" svg:y="10.0287in" draw:caption-point-x="-0.2402in" draw:caption-point-y="0.6031in">
              <dc:date>2017-12-11T00:00:00</dc:date>
              <text:p text:style-name="P1"><text:span text:style-name="T1">Mệt trong người, xin off chiều</text:span></text:p>
            </office:annotation>
            <text:p>0.5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9.2661in" svg:y="10.0315in" draw:caption-point-x="-0.2402in" draw:caption-point-y="0.6004in">
              <dc:date>2017-12-15T00:00:00</dc:date>
              <text:p text:style-name="P1"><text:span text:style-name="T1">Ngủ quên, 8h31 đến cty</text:span></text:p>
            </office:annotation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10.0354in" draw:caption-point-x="-0.2402in" draw:caption-point-y="0.5965in">
              <dc:date>2017-12-20T00:00:00</dc:date>
              <text:p text:style-name="P1"><text:span text:style-name="T1">Xe hư, 9h27 vào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12.4622in" svg:y="10.037in" draw:caption-point-x="-0.2402in" draw:caption-point-y="0.5949in">
              <dc:date>2017-12-22T00:00:00</dc:date>
              <text:p text:style-name="P1"><text:span text:style-name="T1">Bị bệnh</text:span></text:p>
            </office:annotation>
            <text:p>1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2">
            <text:p>42</text:p>
          </table:table-cell>
          <table:table-cell table:style-name="ce44" office:value-type="string">
            <text:p>QuangVD</text:p>
          </table:table-cell>
          <table:table-cell table:style-name="ce219" table:formula="of:=SUM([.D45:.AH45])" office:value-type="float" office:value="0.5">
            <text:p>0.5</text:p>
          </table:table-cell>
          <table:table-cell table:style-name="ce223" office:value-type="float" office:value="0.5">
            <office:annotation draw:style-name="gr4" draw:text-style-name="P1" svg:width="1.1413in" svg:height="0.3902in" svg:x="2.6457in" svg:y="10.2701in" draw:caption-point-x="-0.2402in" draw:caption-point-y="0.6094in">
              <dc:date>2017-12-01T00:00:00</dc:date>
              <text:p text:style-name="P1"><text:span text:style-name="T1">Không khỏe, off chiều</text:span></text:p>
            </office:annotation>
            <text:p>0.5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3">
            <text:p>43</text:p>
          </table:table-cell>
          <table:table-cell table:style-name="ce44" office:value-type="string">
            <text:p>TienND</text:p>
          </table:table-cell>
          <table:table-cell table:style-name="ce219" table:formula="of:=SUM([.D46:.AH46])" office:value-type="float" office:value="1">
            <text:p>1</text:p>
          </table:table-cell>
          <table:table-cell table:style-name="ce223" office:value-type="float" office:value="0">
            <office:annotation draw:style-name="gr2" draw:text-style-name="P1" svg:width="1.1413in" svg:height="0.5457in" svg:x="2.6457in" svg:y="10.5181in" draw:caption-point-x="-0.2402in" draw:caption-point-y="0.6091in">
              <dc:date>2017-12-01T00:00:00</dc:date>
              <text:p text:style-name="P1"><text:span text:style-name="T1">Bị đau bụng, xin làm remote buổi sáng</text:span></text:p>
            </office:annotation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4.9287in" svg:y="10.5213in" draw:caption-point-x="-0.2402in" draw:caption-point-y="0.6059in">
              <dc:date>2017-12-06T00:00:00</dc:date>
              <text:p text:style-name="P1"><text:span text:style-name="T1">Kẹt xe, 8h33 đến cty</text:span></text:p>
            </office:annotation>
            <text:p>0</text:p>
          </table:table-cell>
          <table:table-cell table:style-name="ce223" office:value-type="float" office:value="1">
            <office:annotation draw:style-name="gr3" draw:text-style-name="P1" svg:width="1.1413in" svg:height="0.7012in" svg:x="5.3854in" svg:y="10.5165in" draw:caption-point-x="-0.2402in" draw:caption-point-y="0.6106in">
              <dc:date>2017-11-28T00:00:00</dc:date>
              <text:p text:style-name="P1"><text:span text:style-name="T1">chở vợ đi khám bệnh + đi chích ngừa + đi đám cưới</text:span></text:p>
            </office:annotation>
            <text:p>1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4">
            <text:p>44</text:p>
          </table:table-cell>
          <table:table-cell table:style-name="ce44" office:value-type="string">
            <text:p>ThaiNHQ</text:p>
          </table:table-cell>
          <table:table-cell table:style-name="ce219"/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219" table:formula="of:=SUM([.D48:.AH48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3" draw:text-style-name="P1" svg:width="1.1413in" svg:height="0.7012in" svg:x="4.9287in" svg:y="11.0197in" draw:caption-point-x="-0.2402in" draw:caption-point-y="0.6031in">
              <dc:date>2017-12-06T00:00:00</dc:date>
              <text:p text:style-name="P1"><text:span text:style-name="T1">Làm giấy tờ cty, xin đi trễ, 8h56 đến cty</text:span></text:p>
              <text:p text:style-name="P1"><text:span text:style-name="T1"/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3"/>
          <table:table-cell table:style-name="ce43" table:number-columns-repeated="952"/>
        </table:table-row>
        <table:table-row table:style-name="ro6">
          <table:table-cell table:style-name="ce71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219" table:formula="of:=SUM([.D49:.AH49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11.2689in" draw:caption-point-x="-0.2402in" draw:caption-point-y="0.6016in">
              <dc:date>2017-12-13T00:00:00</dc:date>
              <text:p text:style-name="P1"><text:span text:style-name="T1">Ketj xe, 8h32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7">
            <text:p>47</text:p>
          </table:table-cell>
          <table:table-cell table:style-name="ce44" office:value-type="string">
            <text:p>ThinhT</text:p>
          </table:table-cell>
          <table:table-cell table:style-name="ce219" table:formula="of:=SUM([.D50:.AH50])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6" draw:text-style-name="P1" svg:width="1.1413in" svg:height="0.2634in" svg:x="4.9287in" svg:y="11.5122in" draw:caption-point-x="-0.2402in" draw:caption-point-y="0.6059in">
              <dc:date>2017-12-06T00:00:00</dc:date>
              <text:p text:style-name="P1"><text:span text:style-name="T1">Đau bao tử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11.5165in" draw:caption-point-x="-0.2402in" draw:caption-point-y="0.6016in">
              <dc:date>2017-12-13T00:00:00</dc:date>
              <text:p text:style-name="P1"><text:span text:style-name="T1">Ketj xe, 8h36 đến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8.7768in" svg:y="11.5169in" draw:caption-point-x="-0.2402in" draw:caption-point-y="0.6012in">
              <dc:date>2017-12-14T00:00:00</dc:date>
              <text:p text:style-name="P1"><text:span text:style-name="T1">Ra bến xe, xin đi <text:s/>trễ, 9h31 đến cty</text:span></text:p>
            </office:annotation>
            <text:p>0</text:p>
          </table:table-cell>
          <table:table-cell table:style-name="ce223" office:value-type="float" office:value="1">
            <office:annotation draw:style-name="gr8" draw:text-style-name="P1" svg:width="1.1413in" svg:height="0.8567in" svg:x="9.2661in" svg:y="11.5177in" draw:caption-point-x="-0.2402in" draw:caption-point-y="0.6004in">
              <dc:date>2017-12-15T00:00:00</dc:date>
              <text:p text:style-name="P1"><text:span text:style-name="T1">Đi khám bệnh, off sáng. Chiều xin đi trễ do chờ kết quả xét nghiệm</text:span></text:p>
            </office:annotation>
            <text:p>1</text:p>
          </table:table-cell>
          <table:table-cell table:style-name="ce223" table:number-columns-repeated="2"/>
          <table:table-cell table:style-name="ce223" office:value-type="float" office:value="1">
            <office:annotation draw:style-name="gr6" draw:text-style-name="P1" svg:width="1.1413in" svg:height="0.2634in" svg:x="10.6358in" svg:y="11.5193in" draw:caption-point-x="-0.2402in" draw:caption-point-y="0.5988in">
              <dc:date>2017-12-18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8">
            <text:p>48</text:p>
          </table:table-cell>
          <table:table-cell table:style-name="ce44" office:value-type="string">
            <text:p>ThuyCNTA</text:p>
          </table:table-cell>
          <table:table-cell table:style-name="ce219" table:formula="of:=SUM([.D51:.AH51])" office:value-type="float" office:value="2">
            <text:p>2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1">
            <office:annotation draw:style-name="gr6" draw:text-style-name="P1" svg:width="1.1413in" svg:height="0.2634in" svg:x="4.472in" svg:y="11.7587in" draw:caption-point-x="-0.2402in" draw:caption-point-y="0.6071in">
              <dc:date>2017-12-05T00:00:00</dc:date>
              <text:p text:style-name="P1"><text:span text:style-name="T1">Không khỏe</text:span></text:p>
            </office:annotation>
            <text:p>1</text:p>
          </table:table-cell>
          <table:table-cell table:style-name="ce223" office:value-type="float" office:value="1">
            <office:annotation draw:style-name="gr6" draw:text-style-name="P1" svg:width="1.1413in" svg:height="0.2634in" svg:x="4.9287in" svg:y="11.7598in" draw:caption-point-x="-0.2402in" draw:caption-point-y="0.6059in">
              <dc:date>2017-12-06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7.7988in" svg:y="11.7634in" draw:caption-point-x="-0.2402in" draw:caption-point-y="0.6024in">
              <dc:date>2017-12-12T00:00:00</dc:date>
              <text:p text:style-name="P1"><text:span text:style-name="T1">Ra ngân hàng, xin đi trễ, 8h53 vào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office:annotation draw:style-name="gr4" draw:text-style-name="P1" svg:width="1.1413in" svg:height="0.3902in" svg:x="10.6358in" svg:y="11.7681in" draw:caption-point-x="-0.2402in" draw:caption-point-y="0.5976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2.4622in" svg:y="11.7681in" draw:caption-point-x="-0.2402in" draw:caption-point-y="0.5976in">
              <dc:date>2017-12-18T00:00:00</dc:date>
              <text:p text:style-name="P1"><text:span text:style-name="T1">Bận việc nhà xin về sớm, 3h20 về</text:span></text:p>
            </office:annotation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49">
            <text:p>49</text:p>
          </table:table-cell>
          <table:table-cell table:style-name="ce44" office:value-type="string">
            <text:p>ThuyLTT</text:p>
          </table:table-cell>
          <table:table-cell table:style-name="ce219" table:formula="of:=SUM([.D52:.AH52])" office:value-type="float" office:value="8">
            <text:p>8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12.0035in" draw:caption-point-x="-0.2402in" draw:caption-point-y="0.6098in">
              <dc:date>2017-12-01T00:00:00</dc:date>
              <text:p text:style-name="P1"><text:span text:style-name="T1">Mệt, 8h36 đến cty</text:span></text:p>
            </office:annotation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4.472in" svg:y="12.0063in" draw:caption-point-x="-0.2402in" draw:caption-point-y="0.6071in">
              <dc:date>2017-12-05T00:00:00</dc:date>
              <text:p text:style-name="P1"><text:span text:style-name="T1">Để quên đồ ở nhà, xin đi trễ, 9h59 đến cty</text:span></text:p>
            </office:annotation>
            <text:p>0</text:p>
          </table:table-cell>
          <table:table-cell table:style-name="ce223" office:value-type="float" office:value="0">
            <office:annotation draw:style-name="gr3" draw:text-style-name="P1" svg:width="1.1413in" svg:height="0.7012in" svg:x="4.9287in" svg:y="12.0118in" draw:caption-point-x="-0.2402in" draw:caption-point-y="0.6016in">
              <dc:date>2017-12-06T00:00:00</dc:date>
              <text:p text:style-name="P1"><text:span text:style-name="T1">Làm giấy tờ cty, xin đi trễ, 9h33 đến cty</text:span></text:p>
              <text:p text:style-name="P1"><text:span text:style-name="T1"/></text:p>
            </office:annotation>
            <text:p>0</text:p>
          </table:table-cell>
          <table:table-cell table:style-name="ce223" office:value-type="float" office:value="0.5">
            <office:annotation draw:style-name="gr4" draw:text-style-name="P1" svg:width="1.1413in" svg:height="0.3902in" svg:x="5.3854in" svg:y="12.0083in" draw:caption-point-x="-0.2402in" draw:caption-point-y="0.6051in">
              <dc:date>2017-12-07T00:00:00</dc:date>
              <text:p text:style-name="P1"><text:span text:style-name="T1">Dậy muộn, 10h35 đến cty</text:span></text:p>
            </office:annotation>
            <text:p>0.5</text:p>
          </table:table-cell>
          <table:table-cell table:style-name="ce223" office:value-type="float" office:value="0.5">
            <office:annotation draw:style-name="gr2" draw:text-style-name="P1" svg:width="1.1413in" svg:height="0.5457in" svg:x="5.8421in" svg:y="12.0091in" draw:caption-point-x="-0.2402in" draw:caption-point-y="0.6043in">
              <dc:date>2017-12-08T00:00:00</dc:date>
              <text:p text:style-name="P1"><text:span text:style-name="T1">Chở mẹ đi cv, xin đi trễ, 10h06 đến cty</text:span></text:p>
            </office:annotation>
            <text:p>0.5</text:p>
          </table:table-cell>
          <table:table-cell table:style-name="ce223" table:number-columns-repeated="2"/>
          <table:table-cell table:style-name="ce223" office:value-type="float" office:value="0.5">
            <office:annotation draw:style-name="gr6" draw:text-style-name="P1" svg:width="1.1413in" svg:height="0.2634in" svg:x="7.3094in" svg:y="12.0094in" draw:caption-point-x="-0.2402in" draw:caption-point-y="0.6039in">
              <dc:date>2017-12-11T00:00:00</dc:date>
              <text:p text:style-name="P1"><text:span text:style-name="T1">Đi khám bệnh</text:span></text:p>
            </office:annotation>
            <text:p>0.5</text:p>
          </table:table-cell>
          <table:table-cell table:style-name="ce223" office:value-type="float" office:value="1">
            <office:annotation draw:style-name="gr4" draw:text-style-name="P1" svg:width="1.1413in" svg:height="0.3902in" svg:x="7.7988in" svg:y="12.011in" draw:caption-point-x="-0.2402in" draw:caption-point-y="0.6024in">
              <dc:date>2017-12-12T00:00:00</dc:date>
              <text:p text:style-name="P1"><text:span text:style-name="T1">Chóng mặt</text:span></text:p>
              <text:p text:style-name="P1"><text:span text:style-name="T1"/></text:p>
            </office:annotation>
            <text:p>1</text:p>
          </table:table-cell>
          <table:table-cell table:style-name="ce223" office:value-type="float" office:value="0">
            <office:annotation draw:style-name="gr4" draw:text-style-name="P1" svg:width="1.1413in" svg:height="0.3902in" svg:x="8.2878in" svg:y="12.0118in" draw:caption-point-x="-0.2402in" draw:caption-point-y="0.6016in">
              <dc:date>2017-12-13T00:00:00</dc:date>
              <text:p text:style-name="P1"><text:span text:style-name="T1">Dậy muộn, 8h45 đến cty</text:span></text:p>
            </office:annotation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8.6051in" svg:y="11.9709in" draw:caption-point-x="-0.0685in" draw:caption-point-y="0.6425in">
              <dc:date>2017-12-14T00:00:00</dc:date>
              <text:p text:style-name="P1"><text:span text:style-name="T1">Confirm dịch vụ cưới, xin đi trễ, 9h59 đến cty</text:span></text:p>
            </office:annotation>
            <text:p>0</text:p>
          </table:table-cell>
          <table:table-cell table:style-name="ce223" office:value-type="float" office:value="0.5">
            <office:annotation draw:style-name="gr4" draw:text-style-name="P1" svg:width="1.1413in" svg:height="0.3902in" svg:x="9.2661in" svg:y="12.0142in" draw:caption-point-x="-0.2402in" draw:caption-point-y="0.5992in">
              <dc:date>2017-12-15T00:00:00</dc:date>
              <text:p text:style-name="P1"><text:span text:style-name="T1">Xin đi trễ, 11H15 đến cty</text:span></text:p>
            </office:annotation>
            <text:p>0.5</text:p>
          </table:table-cell>
          <table:table-cell table:style-name="ce223" table:number-columns-repeated="2"/>
          <table:table-cell table:style-name="ce223" office:value-type="float" office:value="1">
            <office:annotation draw:style-name="gr4" draw:text-style-name="P1" svg:width="1.1413in" svg:height="0.3902in" svg:x="10.6358in" svg:y="12.0146in" draw:caption-point-x="-0.2402in" draw:caption-point-y="0.598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1.0925in" svg:y="12.0146in" draw:caption-point-x="-0.2402in" draw:caption-point-y="0.598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1.5492in" svg:y="12.0146in" draw:caption-point-x="-0.2402in" draw:caption-point-y="0.598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2.0059in" svg:y="12.0146in" draw:caption-point-x="-0.2402in" draw:caption-point-y="0.598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3" office:value-type="float" office:value="1">
            <office:annotation draw:style-name="gr4" draw:text-style-name="P1" svg:width="1.1413in" svg:height="0.3902in" svg:x="12.4622in" svg:y="12.0146in" draw:caption-point-x="-0.2402in" draw:caption-point-y="0.5988in">
              <dc:date>2017-12-18T00:00:00</dc:date>
              <text:p text:style-name="P1"><text:span text:style-name="T1">Về quê chồng + đi du lịch</text:span></text:p>
            </office:annotation>
            <text:p>1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50">
            <text:p>50</text:p>
          </table:table-cell>
          <table:table-cell table:style-name="ce44" office:value-type="string">
            <text:p>ThuyenTTN</text:p>
          </table:table-cell>
          <table:table-cell table:style-name="ce219" table:formula="of:=SUM([.D53:.AH53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3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5.3854in" svg:y="12.2559in" draw:caption-point-x="-0.2402in" draw:caption-point-y="0.6051in">
              <dc:date>2017-12-07T00:00:00</dc:date>
              <text:p text:style-name="P1"><text:span text:style-name="T1">Xe hư, xin đi trễ, 8h40 đến cty</text:span></text:p>
            </office:annotation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2" draw:text-style-name="P1" svg:width="1.1413in" svg:height="0.5457in" svg:x="7.7988in" svg:y="12.2587in" draw:caption-point-x="-0.2402in" draw:caption-point-y="0.6024in">
              <dc:date>2017-12-12T00:00:00</dc:date>
              <text:p text:style-name="P1"><text:span text:style-name="T1">Xe thủng lốp, xin đi trễ, 8h37 vào cty</text:span></text:p>
            </office:annotation>
            <text:p>0</text:p>
          </table:table-cell>
          <table:table-cell table:number-columns-repeated="3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11.5492in" svg:y="12.265in" draw:caption-point-x="-0.2402in" draw:caption-point-y="0.5961in">
              <dc:date>2017-12-21T00:00:00</dc:date>
              <text:p text:style-name="P1"><text:span text:style-name="T1">Đi Seminar CNTT buổi sáng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51">
            <text:p>51</text:p>
          </table:table-cell>
          <table:table-cell table:style-name="ce73" office:value-type="string">
            <text:p>VietBA</text:p>
          </table:table-cell>
          <table:table-cell table:style-name="ce219" table:formula="of:=SUM([.D54:.AH54])" office:value-type="float" office:value="0.5">
            <text:p>0.5</text:p>
          </table:table-cell>
          <table:table-cell table:style-name="ce223" office:value-type="float" office:value="0">
            <office:annotation draw:style-name="gr4" draw:text-style-name="P1" svg:width="1.1413in" svg:height="0.3902in" svg:x="2.6457in" svg:y="12.4988in" draw:caption-point-x="-0.2402in" draw:caption-point-y="0.6098in">
              <dc:date>2017-12-01T00:00:00</dc:date>
              <text:p text:style-name="P1"><text:span text:style-name="T1">Chăm con, 8h32 đến cty</text:span></text:p>
            </office:annotation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style-name="ce223" office:value-type="float" office:value="0">
            <text:p>0</text:p>
          </table:table-cell>
          <table:table-cell table:style-name="ce223" office:value-type="float" office:value="0">
            <office:annotation draw:style-name="gr4" draw:text-style-name="P1" svg:width="1.1413in" svg:height="0.3902in" svg:x="7.7988in" svg:y="12.5071in" draw:caption-point-x="-0.2402in" draw:caption-point-y="0.6016in">
              <dc:date>2017-12-12T00:00:00</dc:date>
              <text:p text:style-name="P1"><text:span text:style-name="T1">Kẹt xe, 8h33 đến cty</text:span></text:p>
            </office:annotation>
            <text:p>0</text:p>
          </table:table-cell>
          <table:table-cell table:number-columns-repeated="2" table:style-name="ce223" office:value-type="float" office:value="0">
            <text:p>0</text:p>
          </table:table-cell>
          <table:table-cell table:style-name="ce223" office:value-type="float" office:value="0.5">
            <office:annotation draw:style-name="gr2" draw:text-style-name="P1" svg:width="1.1413in" svg:height="0.5457in" svg:x="9.2661in" svg:y="12.5091in" draw:caption-point-x="-0.2402in" draw:caption-point-y="0.5996in">
              <dc:date>2017-12-15T00:00:00</dc:date>
              <text:p text:style-name="P1"><text:span text:style-name="T1">Bận việc gia đình, xin off chiều</text:span></text:p>
            </office:annotation>
            <text:p>0.5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6">
          <table:table-cell table:style-name="ce71" office:value-type="float" office:value="52">
            <text:p>52</text:p>
          </table:table-cell>
          <table:table-cell table:style-name="ce44" office:value-type="string">
            <text:p>VinhP</text:p>
          </table:table-cell>
          <table:table-cell table:style-name="ce219" table:formula="of:=SUM([.D55:.AH55])" office:value-type="float" office:value="0">
            <text:p>0</text:p>
          </table:table-cell>
          <table:table-cell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2"/>
          <table:table-cell table:number-columns-repeated="5" table:style-name="ce223" office:value-type="float" office:value="0">
            <text:p>0</text:p>
          </table:table-cell>
          <table:table-cell table:style-name="ce223" table:number-columns-repeated="9"/>
          <table:table-cell table:style-name="ce43" table:number-columns-repeated="952"/>
        </table:table-row>
        <table:table-row table:style-name="ro2" table:number-rows-repeated="65355">
          <table:table-cell table:style-name="ce43" table:number-columns-repeated="3"/>
          <table:table-cell table:style-name="ce224" table:number-columns-repeated="31"/>
          <table:table-cell table:style-name="ce43" table:number-columns-repeated="952"/>
        </table:table-row>
        <table:table-row table:style-name="ro2" table:number-rows-repeated="49">
          <table:table-cell table:style-name="ce43" table:number-columns-repeated="3"/>
          <table:table-cell table:style-name="ce224"/>
          <table:table-cell table:number-columns-repeated="27"/>
          <table:table-cell table:style-name="ce224" table:number-columns-repeated="3"/>
          <table:table-cell table:style-name="ce43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N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12/22/2017</text:date>, <text:time>13:2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2-22">12/22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416</meta:editing-cycles>
    <meta:editing-duration>P8DT12H25M41S</meta:editing-duration>
    <meta:generator>OpenOffice/4.1.2$Win32 OpenOffice.org_project/412m3$Build-9782</meta:generator>
    <dc:date>2017-12-22T13:20:38.14</dc:date>
    <meta:print-date>2017-11-27T10:08:43.96</meta:print-date>
    <meta:document-statistic meta:table-count="15" meta:cell-count="14466" meta:object-count="0"/>
    <meta:user-defined meta:name="Info 1"/>
    <meta:user-defined meta:name="Info 2"/>
    <meta:user-defined meta:name="Info 3"/>
    <meta:user-defined meta:name="Info 4"/>
  </office:meta>
</office:document-meta>
</file>